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0.9937in"/>
    </style:style>
    <style:style style:name="co2" style:family="table-column">
      <style:table-column-properties fo:break-before="auto" style:column-width="0.8075in"/>
    </style:style>
    <style:style style:name="co3" style:family="table-column">
      <style:table-column-properties fo:break-before="auto" style:column-width="0.7866in"/>
    </style:style>
    <style:style style:name="co4" style:family="table-column">
      <style:table-column-properties fo:break-before="auto" style:column-width="0.6382in"/>
    </style:style>
    <style:style style:name="co5" style:family="table-column">
      <style:table-column-properties fo:break-before="auto" style:column-width="0.4035in"/>
    </style:style>
    <style:style style:name="co6" style:family="table-column">
      <style:table-column-properties fo:break-before="auto" style:column-width="0.3898in"/>
    </style:style>
    <style:style style:name="co7" style:family="table-column">
      <style:table-column-properties fo:break-before="auto" style:column-width="0.3071in"/>
    </style:style>
    <style:style style:name="co8" style:family="table-column">
      <style:table-column-properties fo:break-before="auto" style:column-width="0.5173in"/>
    </style:style>
    <style:style style:name="co9" style:family="table-column">
      <style:table-column-properties fo:break-before="auto" style:column-width="0.6835in"/>
    </style:style>
    <style:style style:name="co10" style:family="table-column">
      <style:table-column-properties fo:break-before="auto" style:column-width="0.6693in"/>
    </style:style>
    <style:style style:name="co11" style:family="table-column">
      <style:table-column-properties fo:break-before="auto" style:column-width="0.6008in"/>
    </style:style>
    <style:style style:name="co12" style:family="table-column">
      <style:table-column-properties fo:break-before="auto" style:column-width="0.472in"/>
    </style:style>
    <style:style style:name="co13" style:family="table-column">
      <style:table-column-properties fo:break-before="auto" style:column-width="0.1035in"/>
    </style:style>
    <style:style style:name="co14" style:family="table-column">
      <style:table-column-properties fo:break-before="auto" style:column-width="0.6417in"/>
    </style:style>
    <style:style style:name="co15" style:family="table-column">
      <style:table-column-properties fo:break-before="auto" style:column-width="0.6209in"/>
    </style:style>
    <style:style style:name="co16" style:family="table-column">
      <style:table-column-properties fo:break-before="auto" style:column-width="0.4661in"/>
    </style:style>
    <style:style style:name="co17" style:family="table-column">
      <style:table-column-properties fo:break-before="auto" style:column-width="0.5453in"/>
    </style:style>
    <style:style style:name="co18" style:family="table-column">
      <style:table-column-properties fo:break-before="auto" style:column-width="0.5591in"/>
    </style:style>
    <style:style style:name="co19" style:family="table-column">
      <style:table-column-properties fo:break-before="auto" style:column-width="0.4346in"/>
    </style:style>
    <style:style style:name="co20" style:family="table-column">
      <style:table-column-properties fo:break-before="auto" style:column-width="0.5902in"/>
    </style:style>
    <style:style style:name="co21" style:family="table-column">
      <style:table-column-properties fo:break-before="auto" style:column-width="0.628in"/>
    </style:style>
    <style:style style:name="co22" style:family="table-column">
      <style:table-column-properties fo:break-before="auto" style:column-width="0.5035in"/>
    </style:style>
    <style:style style:name="co23" style:family="table-column">
      <style:table-column-properties fo:break-before="auto" style:column-width="0.4209in"/>
    </style:style>
    <style:style style:name="co24" style:family="table-column">
      <style:table-column-properties fo:break-before="auto" style:column-width="0.9138in"/>
    </style:style>
    <style:style style:name="co25" style:family="table-column">
      <style:table-column-properties fo:break-before="auto" style:column-width="0.8925in"/>
    </style:style>
    <style:style style:name="ro1" style:family="table-row">
      <style:table-row-properties style:row-height="2.2484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auto" style:direction="ttb"/>
    </style:style>
    <style:style style:name="ce2" style:family="table-cell" style:parent-style-name="Default">
      <style:table-cell-properties style:glyph-orientation-vertical="auto" style:direction="ltr"/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able-cell-properties style:glyph-orientation-vertical="auto" style:direction="ltr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glyph-orientation-vertical="auto" style:direction="ltr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008in solid #000000" fo:border-left="none" fo:border-right="none" fo:border-top="0.0008in solid #000000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 style:data-style-name="N117">
      <style:table-cell-properties style:glyph-orientation-vertical="auto" style:direction="ltr"/>
      <style:text-properties fo:font-style="italic" fo:font-weight="normal" style:font-style-asian="italic" style:font-weight-asian="normal" style:font-style-complex="italic" style:font-weight-complex="normal"/>
    </style:style>
    <style:style style:name="ce7" style:family="table-cell" style:parent-style-name="Default" style:data-style-name="N117">
      <style:table-cell-properties style:glyph-orientation-vertical="auto" style:direction="ltr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glyph-orientation-vertical="auto" fo:background-color="#ffff00" style:direction="ltr"/>
    </style:style>
    <style:style style:name="ce9" style:family="table-cell" style:parent-style-name="Default">
      <style:table-cell-properties style:glyph-orientation-vertical="auto" style:direction="ltr"/>
    </style:style>
    <style:style style:name="ce10" style:family="table-cell" style:parent-style-name="Default">
      <style:table-cell-properties style:glyph-orientation-vertical="auto" fo:background-color="#cccccc" style:direction="ttb"/>
      <style:text-properties fo:font-style="normal" style:text-underline-style="none" style:font-style-asian="normal" style:font-style-complex="normal"/>
    </style:style>
    <style:style style:name="ce11" style:family="table-cell" style:parent-style-name="Default" style:data-style-name="N117">
      <style:table-cell-properties style:glyph-orientation-vertical="auto" fo:background-color="#cccccc" style:direction="ltr"/>
      <style:text-properties fo:font-style="italic" fo:font-weight="normal" style:font-style-asian="italic" style:font-weight-asian="normal" style:font-style-complex="italic" style:font-weight-complex="normal"/>
    </style:style>
    <style:style style:name="ce12" style:family="table-cell" style:parent-style-name="Default" style:data-style-name="N117">
      <style:table-cell-properties style:glyph-orientation-vertical="auto" fo:background-color="#cccccc" style:direction="ltr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cccccc"/>
    </style:style>
    <style:style style:name="ce14" style:family="table-cell" style:parent-style-name="Default">
      <style:table-cell-properties style:glyph-orientation-vertical="auto" fo:background-color="#cccccc" style:direction="ltr"/>
      <style:text-properties fo:font-style="normal" style:text-underline-style="none" style:font-style-asian="normal" style:font-style-complex="normal"/>
    </style:style>
    <style:style style:name="ce15" style:family="table-cell" style:parent-style-name="Default">
      <style:table-cell-properties fo:background-color="#cccccc"/>
      <style:text-properties fo:font-style="normal" style:text-underline-style="none" style:font-style-asian="normal" style:font-style-complex="normal"/>
    </style:style>
    <style:style style:name="ce16" style:family="table-cell" style:parent-style-name="Default">
      <style:table-cell-properties fo:border-bottom="0.0008in solid #000000" fo:background-color="#cccccc" fo:border-left="none" fo:border-right="none" fo:border-top="0.0008in solid #000000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17" style:family="table-cell" style:parent-style-name="Default" style:data-style-name="N117">
      <style:table-cell-properties style:glyph-orientation-vertical="auto" fo:background-color="transparent" style:direction="ltr"/>
      <style:text-properties fo:font-style="italic" fo:font-weight="normal" style:font-style-asian="italic" style:font-weight-asian="normal" style:font-style-complex="italic" style:font-weight-complex="normal"/>
    </style:style>
    <style:style style:name="ce18" style:family="table-cell" style:parent-style-name="Default">
      <style:table-cell-properties style:glyph-orientation-vertical="auto" fo:border-bottom="none" fo:border-left="0.0008in solid #000000" style:direction="ttb" fo:border-right="0.0008in solid #000000" fo:border-top="none"/>
    </style:style>
    <style:style style:name="ce19" style:family="table-cell" style:parent-style-name="Default" style:data-style-name="N117">
      <style:table-cell-properties style:glyph-orientation-vertical="auto" fo:border-bottom="none" fo:border-left="0.0008in solid #000000" style:direction="ltr" fo:border-right="0.0008in solid #000000" fo:border-top="none"/>
      <style:text-properties fo:font-style="italic" fo:font-weight="normal" style:font-style-asian="italic" style:font-weight-asian="normal" style:font-style-complex="italic" style:font-weight-complex="normal"/>
    </style:style>
    <style:style style:name="ce20" style:family="table-cell" style:parent-style-name="Default" style:data-style-name="N117">
      <style:table-cell-properties style:glyph-orientation-vertical="auto" fo:border-bottom="none" fo:border-left="0.0008in solid #000000" style:direction="ltr" fo:border-right="0.0008in solid #000000" fo:border-top="none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order-bottom="none" fo:border-left="0.0008in solid #000000" fo:border-right="0.0008in solid #000000" fo:border-top="none"/>
    </style:style>
    <style:style style:name="ce22" style:family="table-cell" style:parent-style-name="Default">
      <style:table-cell-properties style:glyph-orientation-vertical="auto" fo:border-bottom="none" fo:border-left="0.0008in solid #000000" style:direction="ltr" fo:border-right="0.0008in solid #000000" fo:border-top="none"/>
    </style:style>
    <style:style style:name="ce23" style:family="table-cell" style:parent-style-name="Default">
      <style:table-cell-properties fo:border="0.0008in solid #000000"/>
      <style:text-properties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style:glyph-orientation-vertical="auto" fo:border="none" style:direction="ttb"/>
    </style:style>
    <style:style style:name="ce25" style:family="table-cell" style:parent-style-name="Default">
      <style:table-cell-properties fo:background-color="#ffff00"/>
    </style:style>
    <style:style style:name="ce26" style:family="table-cell" style:parent-style-name="Default">
      <style:table-cell-properties style:glyph-orientation-vertical="auto" fo:border="none" style:direction="ltr"/>
    </style:style>
    <style:style style:name="ce27" style:family="table-cell" style:parent-style-name="Default" style:data-style-name="N117">
      <style:table-cell-properties style:glyph-orientation-vertical="auto" fo:border="none" style:direction="ltr"/>
      <style:text-properties fo:font-style="italic" fo:font-weight="normal" style:font-style-asian="italic" style:font-weight-asian="normal" style:font-style-complex="italic" style:font-weight-complex="normal"/>
    </style:style>
    <style:style style:name="ce28" style:family="table-cell" style:parent-style-name="Default" style:data-style-name="N117">
      <style:table-cell-properties style:glyph-orientation-vertical="auto" fo:border-bottom="0.0008in solid #000000" fo:border-left="none" style:direction="ltr" fo:border-right="none" fo:border-top="0.0008in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29" style:family="table-cell" style:parent-style-name="Default">
      <style:table-cell-properties fo:border="none"/>
    </style:style>
    <style:style style:name="ce30" style:family="table-cell" style:parent-style-name="Default">
      <style:table-cell-properties fo:border-bottom="0.0008in solid #000000" fo:border-left="none" fo:border-right="none" fo:border-top="0.0008in solid #000000"/>
    </style:style>
    <style:style style:name="ce31" style:family="table-cell" style:parent-style-name="Default" style:data-style-name="N119">
      <style:table-cell-properties style:glyph-orientation-vertical="auto" fo:background-color="#ffff00" style:direction="ltr"/>
      <style:text-properties fo:font-style="italic" fo:font-weight="normal" style:font-style-asian="italic" style:font-weight-asian="normal" style:font-style-complex="italic" style:font-weight-complex="normal"/>
    </style:style>
    <style:style style:name="ce32" style:family="table-cell" style:parent-style-name="Default" style:data-style-name="N119">
      <style:table-cell-properties style:glyph-orientation-vertical="auto" fo:background-color="transparent" style:direction="ltr"/>
      <style:text-properties fo:font-weight="normal" style:font-weight-asian="normal" style:font-weight-complex="normal"/>
    </style:style>
    <style:style style:name="ce33" style:family="table-cell" style:parent-style-name="Default" style:data-style-name="N119">
      <style:table-cell-properties style:glyph-orientation-vertical="auto" fo:background-color="#00ffff" style:direction="ltr"/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 style:data-style-name="N119"/>
    <style:style style:name="ce35" style:family="table-cell" style:parent-style-name="Default" style:data-style-name="N119">
      <style:table-cell-properties fo:border-bottom="0.0008in solid #000000" fo:border-left="none" fo:border-right="none" fo:border-top="0.0008in solid #000000"/>
    </style:style>
    <style:style style:name="ce36" style:family="table-cell" style:parent-style-name="Default" style:data-style-name="N2">
      <style:table-cell-properties style:glyph-orientation-vertical="auto" fo:background-color="#ffff00" style:direction="ltr"/>
      <style:text-properties fo:font-style="italic" fo:font-weight="normal" style:font-style-asian="italic" style:font-weight-asian="normal" style:font-style-complex="italic" style:font-weight-complex="normal"/>
    </style:style>
    <style:style style:name="ce37" style:family="table-cell" style:parent-style-name="Default" style:data-style-name="N2">
      <style:table-cell-properties style:glyph-orientation-vertical="auto" fo:background-color="transparent" style:direction="ltr"/>
      <style:text-properties fo:font-weight="normal" style:font-weight-asian="normal" style:font-weight-complex="normal"/>
    </style:style>
    <style:style style:name="ce38" style:family="table-cell" style:parent-style-name="Default" style:data-style-name="N117">
      <style:table-cell-properties style:glyph-orientation-vertical="auto" fo:background-color="#00ffff" style:direction="ltr"/>
      <style:text-properties fo:font-style="italic" fo:font-weight="normal" style:font-style-asian="italic" style:font-weight-asian="normal" style:font-style-complex="italic" style:font-weight-complex="normal"/>
    </style:style>
    <style:style style:name="ce39" style:family="table-cell" style:parent-style-name="Default" style:data-style-name="N119">
      <style:table-cell-properties style:glyph-orientation-vertical="auto" style:direction="ltr"/>
      <style:text-properties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 style:data-style-name="N119">
      <style:table-cell-properties style:glyph-orientation-vertical="auto" style:direction="ltr"/>
      <style:text-properties fo:font-weight="normal" style:font-weight-asian="normal" style:font-weight-complex="normal"/>
    </style:style>
    <style:style style:name="ce41" style:family="table-cell" style:parent-style-name="Default" style:data-style-name="N119">
      <style:table-cell-properties fo:border-bottom="0.0008in solid #000000" fo:border-left="none" fo:border-right="none" fo:border-top="0.0008in solid #000000"/>
      <style:text-properties fo:font-style="italic" fo:font-weight="bold" style:font-style-asian="italic" style:font-weight-asian="bold" style:font-style-complex="italic" style:font-weight-complex="bold"/>
    </style:style>
    <style:style style:name="ce42" style:family="table-cell" style:parent-style-name="Default" style:data-style-name="N2">
      <style:table-cell-properties style:glyph-orientation-vertical="auto" style:direction="ltr"/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15"/>
        <table:table-column table:style-name="co6" table:default-cell-style-name="Default"/>
        <table:table-column table:style-name="co7" table:number-columns-repeated="2" table:default-cell-style-name="Default"/>
        <table:table-column table:style-name="co4" table:number-columns-repeated="3" table:default-cell-style-name="Default"/>
        <table:table-column table:style-name="co8" table:default-cell-style-name="Default"/>
        <table:table-column table:style-name="co4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ce21"/>
        <table:table-column table:style-name="co14" table:default-cell-style-name="ce29"/>
        <table:table-column table:style-name="co15" table:default-cell-style-name="ce29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24" table:default-cell-style-name="Default"/>
        <table:table-row table:style-name="ro1">
          <table:table-cell table:style-name="ce1" office:value-type="string">
            <text:p>guid</text:p>
          </table:table-cell>
          <table:table-cell table:style-name="ce1" office:value-type="string">
            <text:p>total_duration</text:p>
          </table:table-cell>
          <table:table-cell table:style-name="ce1" office:value-type="string">
            <text:p>total_runtime</text:p>
          </table:table-cell>
          <table:table-cell table:style-name="ce1" office:value-type="string">
            <text:p>log_lines</text:p>
          </table:table-cell>
          <table:table-cell table:style-name="ce1" office:value-type="string">
            <text:p>sonar_cnt</text:p>
          </table:table-cell>
          <table:table-cell table:style-name="ce10" office:value-type="string">
            <text:p>sleep_sonar_cnt (SORT KEY)</text:p>
          </table:table-cell>
          <table:table-cell table:style-name="ce1" office:value-type="string">
            <text:p>sleep_timeout_cnt</text:p>
          </table:table-cell>
          <table:table-cell table:style-name="ce1" office:value-type="string">
            <text:p>false_sonar_cnt</text:p>
          </table:table-cell>
          <table:table-cell table:style-name="ce1" office:value-type="string">
            <text:p>false_timeout_cnt</text:p>
          </table:table-cell>
          <table:table-cell table:style-name="ce1" office:value-type="string">
            <text:p>sleep_sonar_len</text:p>
          </table:table-cell>
          <table:table-cell table:style-name="ce1" office:value-type="string">
            <text:p>sleep_timeout_len</text:p>
          </table:table-cell>
          <table:table-cell table:style-name="ce1" office:value-type="string">
            <text:p>sleep_total_len</text:p>
          </table:table-cell>
          <table:table-cell table:style-name="ce1" office:value-type="string">
            <text:p>sonar_timeout_ratio</text:p>
          </table:table-cell>
          <table:table-cell table:style-name="ce1" office:value-type="string">
            <text:p>active_len</text:p>
          </table:table-cell>
          <table:table-cell table:style-name="ce1" office:value-type="string">
            <text:p>passive_len</text:p>
          </table:table-cell>
          <table:table-cell table:style-name="ce1" office:value-type="string">
            <text:p>absent_len</text:p>
          </table:table-cell>
          <table:table-cell table:style-name="ce1" office:value-type="string">
            <text:p>active_passive_ratio</text:p>
          </table:table-cell>
          <table:table-cell table:style-name="ce1" office:value-type="string">
            <text:p>present_absent_ratio</text:p>
          </table:table-cell>
          <table:table-cell table:style-name="ce1" office:value-type="string">
            <text:p>sample_rate</text:p>
          </table:table-cell>
          <table:table-cell table:style-name="ce1" office:value-type="string">
            <text:p>ping_gain</text:p>
          </table:table-cell>
          <table:table-cell table:style-name="ce1" office:value-type="string">
            <text:p>displayTimeout</text:p>
          </table:table-cell>
          <table:table-cell table:style-name="ce18"/>
          <table:table-cell table:style-name="ce24" office:value-type="string">
            <text:p>runtime hours</text:p>
          </table:table-cell>
          <table:table-cell table:style-name="ce24" office:value-type="string">
            <text:p>user present hours</text:p>
          </table:table-cell>
          <table:table-cell table:style-name="ce1" office:value-type="string">
            <text:p>extra sonar sleep hours</text:p>
          </table:table-cell>
          <table:table-cell table:style-name="ce1" office:value-type="string">
            <text:p>extra sonar sleep/runtime</text:p>
          </table:table-cell>
          <table:table-cell table:style-name="ce1" office:value-type="string">
            <text:p>extra sonar sleep/total sleep</text:p>
          </table:table-cell>
          <table:table-cell table:style-name="ce1" office:value-type="string">
            <text:p>Xtra sonar sleep seconds/reading</text:p>
          </table:table-cell>
          <table:table-cell table:style-name="ce1" office:value-type="string">
            <text:p>false sonar sleep/total</text:p>
          </table:table-cell>
          <table:table-cell table:style-name="ce1" office:value-type="string">
            <text:p>false timeout sleep/total</text:p>
          </table:table-cell>
          <table:table-cell table:style-name="ce1" office:value-type="string">
            <text:p>false sonar sleep per present hour</text:p>
          </table:table-cell>
          <table:table-cell table:style-name="ce1" office:value-type="string">
            <text:p>false timeout sleep per present hour</text:p>
          </table:table-cell>
          <table:table-cell table:style-name="ce1" table:number-columns-repeated="224"/>
        </table:table-row>
        <table:table-row table:style-name="ro2">
          <table:table-cell table:style-name="ce2" office:value-type="string">
            <text:p>median</text:p>
          </table:table-cell>
          <table:table-cell table:style-name="ce6" table:formula="oooc:=MEDIAN([.B8:.B169])" office:value-type="float" office:value="336179">
            <text:p>336179.0</text:p>
          </table:table-cell>
          <table:table-cell table:style-name="ce6" table:formula="oooc:=MEDIAN([.C8:.C169])" office:value-type="float" office:value="21705">
            <text:p>21705.0</text:p>
          </table:table-cell>
          <table:table-cell table:style-name="ce6" table:formula="oooc:=MEDIAN([.D8:.D169])" office:value-type="float" office:value="7887">
            <text:p>7887.0</text:p>
          </table:table-cell>
          <table:table-cell table:style-name="ce6" table:formula="oooc:=MEDIAN([.E8:.E169])" office:value-type="float" office:value="5302.5">
            <text:p>5302.5</text:p>
          </table:table-cell>
          <table:table-cell table:style-name="ce11" table:formula="oooc:=MEDIAN([.F8:.F169])" office:value-type="float" office:value="4">
            <text:p>4.0</text:p>
          </table:table-cell>
          <table:table-cell table:style-name="ce6" table:formula="oooc:=MEDIAN([.G8:.G169])" office:value-type="float" office:value="3">
            <text:p>3.0</text:p>
          </table:table-cell>
          <table:table-cell table:style-name="ce6" table:formula="oooc:=MEDIAN([.H8:.H169])" office:value-type="float" office:value="2">
            <text:p>2.0</text:p>
          </table:table-cell>
          <table:table-cell table:style-name="ce6" table:formula="oooc:=MEDIAN([.I8:.I169])" office:value-type="float" office:value="0">
            <text:p>0.0</text:p>
          </table:table-cell>
          <table:table-cell table:style-name="ce6" table:formula="oooc:=MEDIAN([.J8:.J169])" office:value-type="float" office:value="3033">
            <text:p>3033.0</text:p>
          </table:table-cell>
          <table:table-cell table:style-name="ce6" table:formula="oooc:=MEDIAN([.K8:.K169])" office:value-type="float" office:value="5421.5">
            <text:p>5421.5</text:p>
          </table:table-cell>
          <table:table-cell table:style-name="ce6" table:formula="oooc:=MEDIAN([.L8:.L169])" office:value-type="float" office:value="6535">
            <text:p>6535.0</text:p>
          </table:table-cell>
          <table:table-cell table:style-name="ce6" table:formula="oooc:=MEDIAN([.M8:.M169])" office:value-type="float" office:value="0.788271">
            <text:p>0.8</text:p>
          </table:table-cell>
          <table:table-cell table:style-name="ce6" table:formula="oooc:=MEDIAN([.N8:.N169])" office:value-type="float" office:value="4136.5">
            <text:p>4136.5</text:p>
          </table:table-cell>
          <table:table-cell table:style-name="ce6" table:formula="oooc:=MEDIAN([.O8:.O169])" office:value-type="float" office:value="6377.5">
            <text:p>6377.5</text:p>
          </table:table-cell>
          <table:table-cell table:style-name="ce6" table:formula="oooc:=MEDIAN([.P8:.P169])" office:value-type="float" office:value="6535">
            <text:p>6535.0</text:p>
          </table:table-cell>
          <table:table-cell table:style-name="ce17" table:formula="oooc:=MEDIAN([.Q8:.Q169])" office:value-type="float" office:value="0.737329">
            <text:p>0.7</text:p>
          </table:table-cell>
          <table:table-cell table:style-name="ce6" table:formula="oooc:=MEDIAN([.R8:.R169])" office:value-type="float" office:value="1.8867655">
            <text:p>1.9</text:p>
          </table:table-cell>
          <table:table-cell table:style-name="ce6" table:formula="oooc:=MEDIAN([.S8:.S169])" office:value-type="float" office:value="96000">
            <text:p>96000.0</text:p>
          </table:table-cell>
          <table:table-cell table:style-name="ce6" table:formula="oooc:=MEDIAN([.T8:.T169])" office:value-type="float" office:value="1.0531865">
            <text:p>1.1</text:p>
          </table:table-cell>
          <table:table-cell table:style-name="ce6" table:formula="oooc:=MEDIAN([.U8:.U169])" office:value-type="float" office:value="300">
            <text:p>300.0</text:p>
          </table:table-cell>
          <table:table-cell table:style-name="ce19"/>
          <table:table-cell table:style-name="ce6" table:formula="oooc:=MEDIAN([.W8:.W169])" office:value-type="float" office:value="6.02916666666667">
            <text:p>6.0</text:p>
          </table:table-cell>
          <table:table-cell table:style-name="ce6" table:formula="oooc:=MEDIAN([.X8:.X169])" office:value-type="float" office:value="3.32722222222222">
            <text:p>3.3</text:p>
          </table:table-cell>
          <table:table-cell table:style-name="ce6" table:formula="oooc:=MEDIAN([.Y8:.Y169])" office:value-type="float" office:value="0.117361111111111">
            <text:p>0.1</text:p>
          </table:table-cell>
          <table:table-cell table:style-name="ce31" table:formula="oooc:=MEDIAN([.Z8:.Z169])" office:value-type="percentage" office:value="0.0195544034421578">
            <text:p>2.0%</text:p>
          </table:table-cell>
          <table:table-cell table:style-name="ce31" table:formula="oooc:=MEDIAN([.AA8:.AA169])" office:value-type="percentage" office:value="0.092180575367961">
            <text:p>9.2%</text:p>
          </table:table-cell>
          <table:table-cell table:style-name="ce36" table:formula="oooc:=MEDIAN([.AB8:.AB169])" office:value-type="float" office:value="0.0869665848116186">
            <text:p>0.09</text:p>
          </table:table-cell>
          <table:table-cell table:style-name="ce39" table:formula="oooc:=MEDIAN([.AC8:.AC169])" office:value-type="percentage" office:value="0.285714285714286">
            <text:p>28.6%</text:p>
          </table:table-cell>
          <table:table-cell table:style-name="ce39" table:formula="oooc:=MEDIAN([.AD8:.AD169])" office:value-type="percentage" office:value="0">
            <text:p>#DIV/0!</text:p>
          </table:table-cell>
          <table:table-cell table:style-name="ce36" table:formula="oooc:=MEDIAN([.AE8:.AE169])" office:value-type="float" office:value="0.666200785321876">
            <text:p>0.67</text:p>
          </table:table-cell>
          <table:table-cell table:style-name="ce36" table:formula="oooc:=MEDIAN([.AF8:.AF169])" office:value-type="float" office:value="0">
            <text:p>0.00</text:p>
          </table:table-cell>
          <table:table-cell table:style-name="ce2" table:number-columns-repeated="224"/>
        </table:table-row>
        <table:table-row table:style-name="ro2">
          <table:table-cell table:style-name="ce2" office:value-type="string">
            <text:p>mean</text:p>
          </table:table-cell>
          <table:table-cell table:style-name="ce6" table:formula="oooc:=AVERAGE([.B8:.B169])" office:value-type="float" office:value="446859.944444444">
            <text:p>446859.9</text:p>
          </table:table-cell>
          <table:table-cell table:style-name="ce6" table:formula="oooc:=AVERAGE([.C8:.C169])" office:value-type="float" office:value="62567.0617283951">
            <text:p>62567.1</text:p>
          </table:table-cell>
          <table:table-cell table:style-name="ce6" table:formula="oooc:=AVERAGE([.D8:.D169])" office:value-type="float" office:value="30511.0925925926">
            <text:p>30511.1</text:p>
          </table:table-cell>
          <table:table-cell table:style-name="ce6" table:formula="oooc:=AVERAGE([.E8:.E169])" office:value-type="float" office:value="11444.8518518519">
            <text:p>11444.9</text:p>
          </table:table-cell>
          <table:table-cell table:style-name="ce11" table:formula="oooc:=AVERAGE([.F8:.F169])" office:value-type="float" office:value="6.48765432098765">
            <text:p>6.5</text:p>
          </table:table-cell>
          <table:table-cell table:style-name="ce6" table:formula="oooc:=AVERAGE([.G8:.G169])" office:value-type="float" office:value="9.03086419753086">
            <text:p>9.0</text:p>
          </table:table-cell>
          <table:table-cell table:style-name="ce6" table:formula="oooc:=AVERAGE([.H8:.H169])" office:value-type="float" office:value="4.40123456790123">
            <text:p>4.4</text:p>
          </table:table-cell>
          <table:table-cell table:style-name="ce6" table:formula="oooc:=AVERAGE([.I8:.I169])" office:value-type="float" office:value="0.58641975308642">
            <text:p>0.6</text:p>
          </table:table-cell>
          <table:table-cell table:style-name="ce6" table:formula="oooc:=AVERAGE([.J8:.J169])" office:value-type="float" office:value="20265.1172839506">
            <text:p>20265.1</text:p>
          </table:table-cell>
          <table:table-cell table:style-name="ce6" table:formula="oooc:=AVERAGE([.K8:.K169])" office:value-type="float" office:value="36006.2592592593">
            <text:p>36006.3</text:p>
          </table:table-cell>
          <table:table-cell table:style-name="ce6" table:formula="oooc:=AVERAGE([.L8:.L169])" office:value-type="float" office:value="36920.524691358">
            <text:p>36920.5</text:p>
          </table:table-cell>
          <table:table-cell table:style-name="ce6" table:formula="oooc:=AVERAGE([.M8:.M169])" office:value-type="float" office:value="1.02817689795918">
            <text:p>1.0</text:p>
          </table:table-cell>
          <table:table-cell table:style-name="ce6" table:formula="oooc:=AVERAGE([.N8:.N169])" office:value-type="float" office:value="13630.7160493827">
            <text:p>13630.7</text:p>
          </table:table-cell>
          <table:table-cell table:style-name="ce6" table:formula="oooc:=AVERAGE([.O8:.O169])" office:value-type="float" office:value="14670.5308641975">
            <text:p>14670.5</text:p>
          </table:table-cell>
          <table:table-cell table:style-name="ce6" table:formula="oooc:=AVERAGE([.P8:.P169])" office:value-type="float" office:value="36920.524691358">
            <text:p>36920.5</text:p>
          </table:table-cell>
          <table:table-cell table:style-name="ce17" table:formula="oooc:=AVERAGE([.Q8:.Q169])" office:value-type="float" office:value="1.07190890123457">
            <text:p>1.1</text:p>
          </table:table-cell>
          <table:table-cell table:style-name="ce6" table:formula="oooc:=AVERAGE([.R8:.R169])" office:value-type="float" office:value="23.3042986666667">
            <text:p>23.3</text:p>
          </table:table-cell>
          <table:table-cell table:style-name="ce6" table:formula="oooc:=AVERAGE([.S8:.S169])" office:value-type="float" office:value="96000">
            <text:p>96000.0</text:p>
          </table:table-cell>
          <table:table-cell table:style-name="ce6" table:formula="oooc:=AVERAGE([.T8:.T169])" office:value-type="float" office:value="29999.7764621358">
            <text:p>29999.8</text:p>
          </table:table-cell>
          <table:table-cell table:style-name="ce6" table:formula="oooc:=AVERAGE([.U8:.U169])" office:value-type="float" office:value="518.888888888889">
            <text:p>518.9</text:p>
          </table:table-cell>
          <table:table-cell table:style-name="ce19"/>
          <table:table-cell table:style-name="ce6" table:formula="oooc:=AVERAGE([.W8:.W169])" office:value-type="float" office:value="17.3797393689986">
            <text:p>17.4</text:p>
          </table:table-cell>
          <table:table-cell table:style-name="ce6" table:formula="oooc:=AVERAGE([.X8:.X169])" office:value-type="float" office:value="7.86145747599451">
            <text:p>7.9</text:p>
          </table:table-cell>
          <table:table-cell table:style-name="ce6" table:formula="oooc:=AVERAGE([.Y8:.Y169])" office:value-type="float" office:value="0.253962620027435">
            <text:p>0.3</text:p>
          </table:table-cell>
          <table:table-cell table:style-name="ce31" table:formula="oooc:=AVERAGE([.Z8:.Z169])" office:value-type="percentage" office:value="0.0447583206699181">
            <text:p>4.5%</text:p>
          </table:table-cell>
          <table:table-cell table:style-name="ce31" table:formula="oooc:=AVERAGE([.AA8:.AA169])" office:value-type="percentage" office:value="0.236012132978978">
            <text:p>23.6%</text:p>
          </table:table-cell>
          <table:table-cell table:style-name="ce36" table:formula="oooc:=AVERAGE([.AB8:.AB169])" office:value-type="float" office:value="0.245606238163886">
            <text:p>0.25</text:p>
          </table:table-cell>
          <table:table-cell table:style-name="ce39" table:formula="oooc:=AVERAGE([.AC8:.AC169])" office:value-type="percentage" office:value="0.321759424810276">
            <text:p>32.2%</text:p>
          </table:table-cell>
          <table:table-cell table:style-name="ce39" table:formula="oooc:=AVERAGE([.AD8:.AD169])" office:value-type="percentage" office:value="0">
            <text:p>#DIV/0!</text:p>
          </table:table-cell>
          <table:table-cell table:style-name="ce36" table:formula="oooc:=AVERAGE([.AE8:.AE169])" office:value-type="float" office:value="1.39015643065942">
            <text:p>1.39</text:p>
          </table:table-cell>
          <table:table-cell table:style-name="ce36" table:formula="oooc:=AVERAGE([.AF8:.AF169])" office:value-type="float" office:value="0.159511849481737">
            <text:p>0.16</text:p>
          </table:table-cell>
          <table:table-cell table:style-name="ce2" table:number-columns-repeated="224"/>
        </table:table-row>
        <table:table-row table:style-name="ro2">
          <table:table-cell table:style-name="ce3" office:value-type="string">
            <text:p>standard deviation</text:p>
          </table:table-cell>
          <table:table-cell table:style-name="ce7" table:formula="oooc:=STDEV([.B8:.B169])" office:value-type="float" office:value="462998.99420557">
            <text:p>462999.0</text:p>
          </table:table-cell>
          <table:table-cell table:style-name="ce7" table:formula="oooc:=STDEV([.C8:.C169])" office:value-type="float" office:value="114412.920007009">
            <text:p>114412.9</text:p>
          </table:table-cell>
          <table:table-cell table:style-name="ce7" table:formula="oooc:=STDEV([.D8:.D169])" office:value-type="float" office:value="65909.1244316872">
            <text:p>65909.1</text:p>
          </table:table-cell>
          <table:table-cell table:style-name="ce7" table:formula="oooc:=STDEV([.E8:.E169])" office:value-type="float" office:value="17381.2011557794">
            <text:p>17381.2</text:p>
          </table:table-cell>
          <table:table-cell table:style-name="ce12" table:formula="oooc:=STDEV([.F8:.F169])" office:value-type="float" office:value="6.16767535691814">
            <text:p>6.2</text:p>
          </table:table-cell>
          <table:table-cell table:style-name="ce7" table:formula="oooc:=STDEV([.G8:.G169])" office:value-type="float" office:value="14.1633868109502">
            <text:p>14.2</text:p>
          </table:table-cell>
          <table:table-cell table:style-name="ce7" table:formula="oooc:=STDEV([.H8:.H169])" office:value-type="float" office:value="7.12572095212079">
            <text:p>7.1</text:p>
          </table:table-cell>
          <table:table-cell table:style-name="ce7" table:formula="oooc:=STDEV([.I8:.I169])" office:value-type="float" office:value="1.53891573400806">
            <text:p>1.5</text:p>
          </table:table-cell>
          <table:table-cell table:style-name="ce7" table:formula="oooc:=STDEV([.J8:.J169])" office:value-type="float" office:value="50018.8307510947">
            <text:p>50018.8</text:p>
          </table:table-cell>
          <table:table-cell table:style-name="ce7" table:formula="oooc:=STDEV([.K8:.K169])" office:value-type="float" office:value="89385.6542529644">
            <text:p>89385.7</text:p>
          </table:table-cell>
          <table:table-cell table:style-name="ce7" table:formula="oooc:=STDEV([.L8:.L169])" office:value-type="float" office:value="89520.6650561861">
            <text:p>89520.7</text:p>
          </table:table-cell>
          <table:table-cell table:style-name="ce7" table:formula="oooc:=STDEV([.M8:.M169])" office:value-type="float" office:value="1.67591715197847">
            <text:p>1.7</text:p>
          </table:table-cell>
          <table:table-cell table:style-name="ce7" table:formula="oooc:=STDEV([.N8:.N169])" office:value-type="float" office:value="38813.4256114462">
            <text:p>38813.4</text:p>
          </table:table-cell>
          <table:table-cell table:style-name="ce7" table:formula="oooc:=STDEV([.O8:.O169])" office:value-type="float" office:value="26799.8682589635">
            <text:p>26799.9</text:p>
          </table:table-cell>
          <table:table-cell table:style-name="ce7" table:formula="oooc:=STDEV([.P8:.P169])" office:value-type="float" office:value="89520.6650561861">
            <text:p>89520.7</text:p>
          </table:table-cell>
          <table:table-cell table:style-name="ce7" table:formula="oooc:=STDEV([.Q8:.Q169])" office:value-type="float" office:value="1.35106069973762">
            <text:p>1.4</text:p>
          </table:table-cell>
          <table:table-cell table:style-name="ce7" table:formula="oooc:=STDEV([.R8:.R169])" office:value-type="float" office:value="99.5830524618005">
            <text:p>99.6</text:p>
          </table:table-cell>
          <table:table-cell table:style-name="ce7" table:formula="oooc:=STDEV([.S8:.S169])" office:value-type="float" office:value="0">
            <text:p>0.0</text:p>
          </table:table-cell>
          <table:table-cell table:style-name="ce7" table:formula="oooc:=STDEV([.T8:.T169])" office:value-type="float" office:value="377048.655509584">
            <text:p>377048.7</text:p>
          </table:table-cell>
          <table:table-cell table:style-name="ce7" table:formula="oooc:=STDEV([.U8:.U169])" office:value-type="float" office:value="511.50368996198">
            <text:p>511.5</text:p>
          </table:table-cell>
          <table:table-cell table:style-name="ce20"/>
          <table:table-cell table:style-name="ce7" table:formula="oooc:=STDEV([.W8:.W169])" office:value-type="float" office:value="31.7813666686137">
            <text:p>31.8</text:p>
          </table:table-cell>
          <table:table-cell table:style-name="ce7" table:formula="oooc:=STDEV([.X8:.X169])" office:value-type="float" office:value="14.5670113956218">
            <text:p>14.6</text:p>
          </table:table-cell>
          <table:table-cell table:style-name="ce7" table:formula="oooc:=STDEV([.Y8:.Y169])" office:value-type="float" office:value="0.335529327252856">
            <text:p>0.3</text:p>
          </table:table-cell>
          <table:table-cell table:style-name="ce32" table:formula="oooc:=STDEV([.Z8:.Z169])" office:value-type="percentage" office:value="0.0575874315202519">
            <text:p>5.8%</text:p>
          </table:table-cell>
          <table:table-cell table:style-name="ce32" table:formula="oooc:=STDEV([.AA8:.AA169])" office:value-type="percentage" office:value="0.313783382637835">
            <text:p>31.4%</text:p>
          </table:table-cell>
          <table:table-cell table:style-name="ce37" table:formula="oooc:=STDEV([.AB8:.AB169])" office:value-type="float" office:value="0.493606323701767">
            <text:p>0.49</text:p>
          </table:table-cell>
          <table:table-cell table:style-name="ce40" table:formula="oooc:=STDEV([.AC8:.AC169])" office:value-type="percentage" office:value="0.231770895120492">
            <text:p>23.2%</text:p>
          </table:table-cell>
          <table:table-cell table:style-name="ce40" table:formula="oooc:=STDEV([.AD8:.AD169])" office:value-type="percentage" office:value="0.0116552220908223">
            <text:p>1.2%</text:p>
          </table:table-cell>
          <table:table-cell table:style-name="ce42" table:formula="oooc:=STDEV([.AE8:.AE169])" office:value-type="float" office:value="2.24808335390175">
            <text:p>2.25</text:p>
          </table:table-cell>
          <table:table-cell table:style-name="ce42" table:formula="oooc:=STDEV([.AF8:.AF169])" office:value-type="float" office:value="0.555874770334171">
            <text:p>0.56</text:p>
          </table:table-cell>
          <table:table-cell table:style-name="ce3" table:number-columns-repeated="224"/>
        </table:table-row>
        <table:table-row table:style-name="ro2">
          <table:table-cell office:value-type="string">
            <text:p>sum</text:p>
          </table:table-cell>
          <table:table-cell table:formula="oooc:=SUM([.B8:.B169])" office:value-type="float" office:value="72391311">
            <text:p>72391311</text:p>
          </table:table-cell>
          <table:table-cell table:formula="oooc:=SUM([.C8:.C169])" office:value-type="float" office:value="10135864">
            <text:p>10135864</text:p>
          </table:table-cell>
          <table:table-cell table:formula="oooc:=SUM([.D8:.D169])" office:value-type="float" office:value="4942797">
            <text:p>4942797</text:p>
          </table:table-cell>
          <table:table-cell table:formula="oooc:=SUM([.E8:.E169])" office:value-type="float" office:value="1854066">
            <text:p>1854066</text:p>
          </table:table-cell>
          <table:table-cell table:style-name="ce13" table:formula="oooc:=SUM([.F8:.F169])" office:value-type="float" office:value="1051">
            <text:p>1051</text:p>
          </table:table-cell>
          <table:table-cell table:formula="oooc:=SUM([.G8:.G169])" office:value-type="float" office:value="1463">
            <text:p>1463</text:p>
          </table:table-cell>
          <table:table-cell table:formula="oooc:=SUM([.H8:.H169])" office:value-type="float" office:value="713">
            <text:p>713</text:p>
          </table:table-cell>
          <table:table-cell table:formula="oooc:=SUM([.I8:.I169])" office:value-type="float" office:value="95">
            <text:p>95</text:p>
          </table:table-cell>
          <table:table-cell table:formula="oooc:=SUM([.J8:.J169])" office:value-type="float" office:value="3282949">
            <text:p>3282949</text:p>
          </table:table-cell>
          <table:table-cell table:formula="oooc:=SUM([.K8:.K169])" office:value-type="float" office:value="5833014">
            <text:p>5833014</text:p>
          </table:table-cell>
          <table:table-cell table:formula="oooc:=SUM([.L8:.L169])" office:value-type="float" office:value="5981125">
            <text:p>5981125</text:p>
          </table:table-cell>
          <table:table-cell/>
          <table:table-cell table:formula="oooc:=SUM([.N8:.N169])" office:value-type="float" office:value="2208176">
            <text:p>2208176</text:p>
          </table:table-cell>
          <table:table-cell table:formula="oooc:=SUM([.O8:.O169])" office:value-type="float" office:value="2376626">
            <text:p>2376626</text:p>
          </table:table-cell>
          <table:table-cell table:formula="oooc:=SUM([.P8:.P169])" office:value-type="float" office:value="5981125">
            <text:p>5981125</text:p>
          </table:table-cell>
          <table:table-cell table:number-columns-repeated="6"/>
          <table:table-cell table:style-name="ce25" table:formula="oooc:=SUM([.W8:.W169])" office:value-type="float" office:value="2815.51777777778">
            <text:p>2815.52</text:p>
          </table:table-cell>
          <table:table-cell table:style-name="ce25" table:formula="oooc:=SUM([.X8:.X169])" office:value-type="float" office:value="1273.55611111111">
            <text:p>1273.56</text:p>
          </table:table-cell>
          <table:table-cell table:formula="oooc:=SUM([.Y8:.Y169])" office:value-type="float" office:value="41.1419444444445">
            <text:p>41.14</text:p>
          </table:table-cell>
          <table:table-cell table:number-columns-repeated="231"/>
        </table:table-row>
        <table:table-row table:style-name="ro2">
          <table:table-cell office:value-type="string">
            <text:p>mean top 20</text:p>
          </table:table-cell>
          <table:table-cell table:style-name="ce6" table:formula="oooc:=AVERAGE([.B8:.B27])" office:value-type="float" office:value="551833.75">
            <text:p>551833.8</text:p>
          </table:table-cell>
          <table:table-cell table:style-name="ce6" table:formula="oooc:=AVERAGE([.C8:.C27])" office:value-type="float" office:value="140098.85">
            <text:p>140098.9</text:p>
          </table:table-cell>
          <table:table-cell table:style-name="ce6" table:formula="oooc:=AVERAGE([.D8:.D27])" office:value-type="float" office:value="67910.9">
            <text:p>67910.9</text:p>
          </table:table-cell>
          <table:table-cell table:style-name="ce6" table:formula="oooc:=AVERAGE([.E8:.E27])" office:value-type="float" office:value="24401">
            <text:p>24401.0</text:p>
          </table:table-cell>
          <table:table-cell table:style-name="ce11" table:formula="oooc:=AVERAGE([.F8:.F27])" office:value-type="float" office:value="19.9">
            <text:p>19.9</text:p>
          </table:table-cell>
          <table:table-cell table:style-name="ce6" table:formula="oooc:=AVERAGE([.G8:.G27])" office:value-type="float" office:value="23.95">
            <text:p>24.0</text:p>
          </table:table-cell>
          <table:table-cell table:style-name="ce6" table:formula="oooc:=AVERAGE([.H8:.H27])" office:value-type="float" office:value="10.05">
            <text:p>10.1</text:p>
          </table:table-cell>
          <table:table-cell table:style-name="ce6" table:formula="oooc:=AVERAGE([.I8:.I27])" office:value-type="float" office:value="0.5">
            <text:p>0.5</text:p>
          </table:table-cell>
          <table:table-cell table:style-name="ce6" table:formula="oooc:=AVERAGE([.J8:.J27])" office:value-type="float" office:value="50260.5">
            <text:p>50260.5</text:p>
          </table:table-cell>
          <table:table-cell table:style-name="ce6" table:formula="oooc:=AVERAGE([.K8:.K27])" office:value-type="float" office:value="93639.1">
            <text:p>93639.1</text:p>
          </table:table-cell>
          <table:table-cell table:style-name="ce6" table:formula="oooc:=AVERAGE([.L8:.L27])" office:value-type="float" office:value="96063.3">
            <text:p>96063.3</text:p>
          </table:table-cell>
          <table:table-cell table:style-name="ce6" table:formula="oooc:=AVERAGE([.M8:.M27])" office:value-type="float" office:value="0.831080526315789">
            <text:p>0.8</text:p>
          </table:table-cell>
          <table:table-cell table:style-name="ce6" table:formula="oooc:=AVERAGE([.N8:.N27])" office:value-type="float" office:value="22683.45">
            <text:p>22683.5</text:p>
          </table:table-cell>
          <table:table-cell table:style-name="ce6" table:formula="oooc:=AVERAGE([.O8:.O27])" office:value-type="float" office:value="29196.7">
            <text:p>29196.7</text:p>
          </table:table-cell>
          <table:table-cell table:style-name="ce6" table:formula="oooc:=AVERAGE([.P8:.P27])" office:value-type="float" office:value="96063.3">
            <text:p>96063.3</text:p>
          </table:table-cell>
          <table:table-cell table:style-name="ce6" table:formula="oooc:=AVERAGE([.Q8:.Q27])" office:value-type="float" office:value="1.11820335">
            <text:p>1.1</text:p>
          </table:table-cell>
          <table:table-cell table:style-name="ce6" table:formula="oooc:=AVERAGE([.R8:.R27])" office:value-type="float" office:value="1.68183505">
            <text:p>1.7</text:p>
          </table:table-cell>
          <table:table-cell table:style-name="ce6" table:formula="oooc:=AVERAGE([.S8:.S27])" office:value-type="float" office:value="96000">
            <text:p>96000.0</text:p>
          </table:table-cell>
          <table:table-cell table:style-name="ce6" table:formula="oooc:=AVERAGE([.T8:.T27])" office:value-type="float" office:value="8.5159653">
            <text:p>8.5</text:p>
          </table:table-cell>
          <table:table-cell table:style-name="ce6" table:formula="oooc:=AVERAGE([.U8:.U27])" office:value-type="float" office:value="504">
            <text:p>504.0</text:p>
          </table:table-cell>
          <table:table-cell table:style-name="ce19"/>
          <table:table-cell table:style-name="ce6" table:formula="oooc:=AVERAGE([.W8:.W27])" office:value-type="float" office:value="38.9163472222222">
            <text:p>38.9</text:p>
          </table:table-cell>
          <table:table-cell table:style-name="ce6" table:formula="oooc:=AVERAGE([.X8:.X27])" office:value-type="float" office:value="14.4111527777778">
            <text:p>14.4</text:p>
          </table:table-cell>
          <table:table-cell table:style-name="ce6" table:formula="oooc:=AVERAGE([.Y8:.Y27])" office:value-type="float" office:value="0.673388888888889">
            <text:p>0.7</text:p>
          </table:table-cell>
          <table:table-cell table:style-name="ce33" table:formula="oooc:=AVERAGE([.Z8:.Z27])" office:value-type="percentage" office:value="0.0522061397504511">
            <text:p>5.2%</text:p>
          </table:table-cell>
          <table:table-cell table:style-name="ce33" table:formula="oooc:=AVERAGE([.AA8:.AA27])" office:value-type="percentage" office:value="0.17549176962282">
            <text:p>17.5%</text:p>
          </table:table-cell>
          <table:table-cell table:style-name="ce38" table:formula="oooc:=AVERAGE([.AB8:.AB27])" office:value-type="float" office:value="0.310570862187855">
            <text:p>0.3</text:p>
          </table:table-cell>
          <table:table-cell table:style-name="ce39" table:formula="oooc:=AVERAGE([.AC8:.AC27])" office:value-type="percentage" office:value="0.285038705736852">
            <text:p>28.5%</text:p>
          </table:table-cell>
          <table:table-cell table:style-name="ce6" table:formula="oooc:=AVERAGE([.AD8:.AD27])" office:value-type="float" office:value="0">
            <text:p>#DIV/0!</text:p>
          </table:table-cell>
          <table:table-cell table:style-name="ce38" table:formula="oooc:=AVERAGE([.AE8:.AE27])" office:value-type="float" office:value="1.29394334972336">
            <text:p>1.3</text:p>
          </table:table-cell>
          <table:table-cell table:style-name="ce38" table:formula="oooc:=AVERAGE([.AF8:.AF27])" office:value-type="float" office:value="0.0173222053354726">
            <text:p>0.0</text:p>
          </table:table-cell>
          <table:table-cell table:number-columns-repeated="224"/>
        </table:table-row>
        <table:table-row table:style-name="ro2">
          <table:table-cell table:style-name="ce4" office:value-type="string">
            <text:p>user count:</text:p>
          </table:table-cell>
          <table:table-cell table:style-name="ce8" table:formula="oooc:=COUNT([.B8:.B169])" office:value-type="float" office:value="162">
            <text:p>162</text:p>
          </table:table-cell>
          <table:table-cell table:style-name="ce9" table:number-columns-repeated="3"/>
          <table:table-cell table:style-name="ce14"/>
          <table:table-cell table:style-name="ce9" table:number-columns-repeated="15"/>
          <table:table-cell table:style-name="ce22"/>
          <table:table-cell table:style-name="ce26" table:number-columns-repeated="2"/>
          <table:table-cell table:style-name="ce9" table:number-columns-repeated="232"/>
        </table:table-row>
        <table:table-row table:style-name="ro2">
          <table:table-cell office:value-type="string">
            <text:p>352e25dc-5cdf-4162-84a8-cf5ec5e01f81</text:p>
          </table:table-cell>
          <table:table-cell office:value-type="float" office:value="605392">
            <text:p>605392</text:p>
          </table:table-cell>
          <table:table-cell office:value-type="float" office:value="145354">
            <text:p>145354</text:p>
          </table:table-cell>
          <table:table-cell office:value-type="float" office:value="120043">
            <text:p>120043</text:p>
          </table:table-cell>
          <table:table-cell office:value-type="float" office:value="59490">
            <text:p>59490</text:p>
          </table:table-cell>
          <table:table-cell office:value-type="float" office:value="40">
            <text:p>40</text:p>
          </table:table-cell>
          <table:table-cell office:value-type="float" office:value="53">
            <text:p>53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42096">
            <text:p>42096</text:p>
          </table:table-cell>
          <table:table-cell office:value-type="float" office:value="83898">
            <text:p>83898</text:p>
          </table:table-cell>
          <table:table-cell office:value-type="float" office:value="85646">
            <text:p>85646</text:p>
          </table:table-cell>
          <table:table-cell office:value-type="float" office:value="0.501752">
            <text:p>0.5</text:p>
          </table:table-cell>
          <table:table-cell office:value-type="float" office:value="78889">
            <text:p>78889</text:p>
          </table:table-cell>
          <table:table-cell office:value-type="float" office:value="56359">
            <text:p>56359</text:p>
          </table:table-cell>
          <table:table-cell office:value-type="float" office:value="85646">
            <text:p>85646</text:p>
          </table:table-cell>
          <table:table-cell office:value-type="float" office:value="1.399759">
            <text:p>1.4</text:p>
          </table:table-cell>
          <table:table-cell office:value-type="float" office:value="1.579151">
            <text:p>1.58</text:p>
          </table:table-cell>
          <table:table-cell office:value-type="float" office:value="96000">
            <text:p>96000</text:p>
          </table:table-cell>
          <table:table-cell office:value-type="float" office:value="79.389504">
            <text:p>79.39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8]/3600" office:value-type="float" office:value="40.3761111111111">
            <text:p>40.4</text:p>
          </table:table-cell>
          <table:table-cell table:style-name="ce27" table:formula="oooc:=([.N8]+[.O8])/3600" office:value-type="float" office:value="37.5688888888889">
            <text:p>37.6</text:p>
          </table:table-cell>
          <table:table-cell table:formula="oooc:=([.L8]-[.K8])/3600" office:value-type="float" office:value="0.485555555555556">
            <text:p>0.49</text:p>
          </table:table-cell>
          <table:table-cell table:style-name="ce34" table:formula="oooc:=[.Y8]/[.W8]" office:value-type="percentage" office:value="0.0120258128431278">
            <text:p>1.2%</text:p>
          </table:table-cell>
          <table:table-cell table:style-name="ce34" table:formula="oooc:=[.Y8]/([.L8]/3600)" office:value-type="percentage" office:value="0.0204095929757373">
            <text:p>2.0%</text:p>
          </table:table-cell>
          <table:table-cell table:formula="oooc:=3600*[.Y8]/[.E8]" office:value-type="float" office:value="0.0293830895948899">
            <text:p>0.03</text:p>
          </table:table-cell>
          <table:table-cell table:style-name="ce34" table:formula="oooc:=[.H8]/([.H8]+[.F8])" office:value-type="percentage" office:value="0.393939393939394">
            <text:p>39.4%</text:p>
          </table:table-cell>
          <table:table-cell table:style-name="ce34" table:formula="oooc:=[.I8]/([.I8]+[.G8])" office:value-type="percentage" office:value="0">
            <text:p>0.0%</text:p>
          </table:table-cell>
          <table:table-cell table:formula="oooc:=[.H8]/([.X8])" office:value-type="float" office:value="0.692061989826097">
            <text:p>0.69</text:p>
          </table:table-cell>
          <table:table-cell table:formula="oooc:=[.I8]/([.X8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c278868a-2019-4b1b-9388-cb43a63d95e1</text:p>
          </table:table-cell>
          <table:table-cell office:value-type="float" office:value="153938">
            <text:p>153938</text:p>
          </table:table-cell>
          <table:table-cell office:value-type="float" office:value="37446">
            <text:p>37446</text:p>
          </table:table-cell>
          <table:table-cell office:value-type="float" office:value="24294">
            <text:p>24294</text:p>
          </table:table-cell>
          <table:table-cell office:value-type="float" office:value="10989">
            <text:p>10989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357">
            <text:p>12357</text:p>
          </table:table-cell>
          <table:table-cell office:value-type="float" office:value="20406">
            <text:p>20406</text:p>
          </table:table-cell>
          <table:table-cell office:value-type="float" office:value="23025">
            <text:p>23025</text:p>
          </table:table-cell>
          <table:table-cell office:value-type="float" office:value="0.605557">
            <text:p>0.61</text:p>
          </table:table-cell>
          <table:table-cell office:value-type="float" office:value="2729">
            <text:p>2729</text:p>
          </table:table-cell>
          <table:table-cell office:value-type="float" office:value="11692">
            <text:p>11692</text:p>
          </table:table-cell>
          <table:table-cell office:value-type="float" office:value="23025">
            <text:p>23025</text:p>
          </table:table-cell>
          <table:table-cell office:value-type="float" office:value="0.233407">
            <text:p>0.23</text:p>
          </table:table-cell>
          <table:table-cell office:value-type="float" office:value="0.626319">
            <text:p>0.63</text:p>
          </table:table-cell>
          <table:table-cell office:value-type="float" office:value="96000">
            <text:p>96000</text:p>
          </table:table-cell>
          <table:table-cell office:value-type="float" office:value="1.07168">
            <text:p>1.07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9]/3600" office:value-type="float" office:value="10.4016666666667">
            <text:p>10.4</text:p>
          </table:table-cell>
          <table:table-cell table:style-name="ce27" table:formula="oooc:=([.N9]+[.O9])/3600" office:value-type="float" office:value="4.00583333333333">
            <text:p>4.0</text:p>
          </table:table-cell>
          <table:table-cell table:formula="oooc:=([.L9]-[.K9])/3600" office:value-type="float" office:value="0.7275">
            <text:p>0.73</text:p>
          </table:table-cell>
          <table:table-cell table:style-name="ce34" table:formula="oooc:=[.Y9]/[.W9]" office:value-type="percentage" office:value="0.0699407146290659">
            <text:p>7.0%</text:p>
          </table:table-cell>
          <table:table-cell table:style-name="ce34" table:formula="oooc:=[.Y9]/([.L9]/3600)" office:value-type="percentage" office:value="0.113745928338762">
            <text:p>11.4%</text:p>
          </table:table-cell>
          <table:table-cell table:formula="oooc:=3600*[.Y9]/[.E9]" office:value-type="float" office:value="0.238329238329238">
            <text:p>0.24</text:p>
          </table:table-cell>
          <table:table-cell table:style-name="ce34" table:formula="oooc:=[.H9]/([.H9]+[.F9])" office:value-type="percentage" office:value="0.111111111111111">
            <text:p>11.1%</text:p>
          </table:table-cell>
          <table:table-cell table:style-name="ce34" table:formula="oooc:=[.I9]/([.I9]+[.G9])" office:value-type="percentage" office:value="0">
            <text:p>0.0%</text:p>
          </table:table-cell>
          <table:table-cell table:formula="oooc:=[.H9]/([.X9])" office:value-type="float" office:value="0.998543790305804">
            <text:p>1</text:p>
          </table:table-cell>
          <table:table-cell table:formula="oooc:=[.I9]/([.X9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57a32ac8-15f0-47a2-aee2-e2040634146b</text:p>
          </table:table-cell>
          <table:table-cell office:value-type="float" office:value="604772">
            <text:p>604772</text:p>
          </table:table-cell>
          <table:table-cell office:value-type="float" office:value="532807">
            <text:p>532807</text:p>
          </table:table-cell>
          <table:table-cell office:value-type="float" office:value="277538">
            <text:p>277538</text:p>
          </table:table-cell>
          <table:table-cell office:value-type="float" office:value="97740">
            <text:p>97740</text:p>
          </table:table-cell>
          <table:table-cell office:value-type="float" office:value="32">
            <text:p>32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283360">
            <text:p>283360</text:p>
          </table:table-cell>
          <table:table-cell office:value-type="float" office:value="397603">
            <text:p>397603</text:p>
          </table:table-cell>
          <table:table-cell office:value-type="float" office:value="403522">
            <text:p>403522</text:p>
          </table:table-cell>
          <table:table-cell office:value-type="float" office:value="0.712671">
            <text:p>0.71</text:p>
          </table:table-cell>
          <table:table-cell office:value-type="float" office:value="71591">
            <text:p>71591</text:p>
          </table:table-cell>
          <table:table-cell office:value-type="float" office:value="92006">
            <text:p>92006</text:p>
          </table:table-cell>
          <table:table-cell office:value-type="float" office:value="403522">
            <text:p>403522</text:p>
          </table:table-cell>
          <table:table-cell office:value-type="float" office:value="0.778112">
            <text:p>0.78</text:p>
          </table:table-cell>
          <table:table-cell office:value-type="float" office:value="0.405423">
            <text:p>0.41</text:p>
          </table:table-cell>
          <table:table-cell office:value-type="float" office:value="96000">
            <text:p>96000</text:p>
          </table:table-cell>
          <table:table-cell office:value-type="float" office:value="39.107088">
            <text:p>39.11</text:p>
          </table:table-cell>
          <table:table-cell office:value-type="float" office:value="1200">
            <text:p>1200</text:p>
          </table:table-cell>
          <table:table-cell/>
          <table:table-cell table:style-name="ce27" table:formula="oooc:=[.C10]/3600" office:value-type="float" office:value="148.001944444444">
            <text:p>148.0</text:p>
          </table:table-cell>
          <table:table-cell table:style-name="ce27" table:formula="oooc:=([.N10]+[.O10])/3600" office:value-type="float" office:value="45.4436111111111">
            <text:p>45.4</text:p>
          </table:table-cell>
          <table:table-cell table:formula="oooc:=([.L10]-[.K10])/3600" office:value-type="float" office:value="1.64416666666667">
            <text:p>1.64</text:p>
          </table:table-cell>
          <table:table-cell table:style-name="ce34" table:formula="oooc:=[.Y10]/[.W10]" office:value-type="percentage" office:value="0.0111090882814978">
            <text:p>1.1%</text:p>
          </table:table-cell>
          <table:table-cell table:style-name="ce34" table:formula="oooc:=[.Y10]/([.L10]/3600)" office:value-type="percentage" office:value="0.014668345220335">
            <text:p>1.5%</text:p>
          </table:table-cell>
          <table:table-cell table:formula="oooc:=3600*[.Y10]/[.E10]" office:value-type="float" office:value="0.0605586249232658">
            <text:p>0.06</text:p>
          </table:table-cell>
          <table:table-cell table:style-name="ce34" table:formula="oooc:=[.H10]/([.H10]+[.F10])" office:value-type="percentage" office:value="0.542857142857143">
            <text:p>54.3%</text:p>
          </table:table-cell>
          <table:table-cell table:style-name="ce34" table:formula="oooc:=[.I10]/([.I10]+[.G10])" office:value-type="percentage" office:value="0.0181818181818182">
            <text:p>1.8%</text:p>
          </table:table-cell>
          <table:table-cell table:formula="oooc:=[.H10]/([.X10])" office:value-type="float" office:value="0.836201152832876">
            <text:p>0.84</text:p>
          </table:table-cell>
          <table:table-cell table:formula="oooc:=[.I10]/([.X10])" office:value-type="float" office:value="0.022005293495602">
            <text:p>0.02</text:p>
          </table:table-cell>
          <table:table-cell table:number-columns-repeated="224"/>
        </table:table-row>
        <table:table-row table:style-name="ro2">
          <table:table-cell office:value-type="string">
            <text:p>b55c302a-e876-4bb2-b781-a47009e108b3</text:p>
          </table:table-cell>
          <table:table-cell office:value-type="float" office:value="674581">
            <text:p>674581</text:p>
          </table:table-cell>
          <table:table-cell office:value-type="float" office:value="159856">
            <text:p>159856</text:p>
          </table:table-cell>
          <table:table-cell office:value-type="float" office:value="127427">
            <text:p>127427</text:p>
          </table:table-cell>
          <table:table-cell office:value-type="float" office:value="10287">
            <text:p>10287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50709">
            <text:p>50709</text:p>
          </table:table-cell>
          <table:table-cell office:value-type="float" office:value="140432">
            <text:p>140432</text:p>
          </table:table-cell>
          <table:table-cell office:value-type="float" office:value="143521">
            <text:p>143521</text:p>
          </table:table-cell>
          <table:table-cell office:value-type="float" office:value="0.361093">
            <text:p>0.36</text:p>
          </table:table-cell>
          <table:table-cell office:value-type="float" office:value="18227">
            <text:p>18227</text:p>
          </table:table-cell>
          <table:table-cell office:value-type="float" office:value="10985">
            <text:p>10985</text:p>
          </table:table-cell>
          <table:table-cell office:value-type="float" office:value="143521">
            <text:p>143521</text:p>
          </table:table-cell>
          <table:table-cell office:value-type="float" office:value="1.659263">
            <text:p>1.66</text:p>
          </table:table-cell>
          <table:table-cell office:value-type="float" office:value="0.203538">
            <text:p>0.2</text:p>
          </table:table-cell>
          <table:table-cell office:value-type="float" office:value="96000">
            <text:p>96000</text:p>
          </table:table-cell>
          <table:table-cell office:value-type="float" office:value="1.419521">
            <text:p>1.42</text:p>
          </table:table-cell>
          <table:table-cell office:value-type="float" office:value="180">
            <text:p>180</text:p>
          </table:table-cell>
          <table:table-cell/>
          <table:table-cell table:style-name="ce27" table:formula="oooc:=[.C11]/3600" office:value-type="float" office:value="44.4044444444444">
            <text:p>44.4</text:p>
          </table:table-cell>
          <table:table-cell table:style-name="ce27" table:formula="oooc:=([.N11]+[.O11])/3600" office:value-type="float" office:value="8.11444444444444">
            <text:p>8.1</text:p>
          </table:table-cell>
          <table:table-cell table:formula="oooc:=([.L11]-[.K11])/3600" office:value-type="float" office:value="0.858055555555556">
            <text:p>0.86</text:p>
          </table:table-cell>
          <table:table-cell table:style-name="ce34" table:formula="oooc:=[.Y11]/[.W11]" office:value-type="percentage" office:value="0.0193236412771494">
            <text:p>1.9%</text:p>
          </table:table-cell>
          <table:table-cell table:style-name="ce34" table:formula="oooc:=[.Y11]/([.L11]/3600)" office:value-type="percentage" office:value="0.0215229826993959">
            <text:p>2.2%</text:p>
          </table:table-cell>
          <table:table-cell table:formula="oooc:=3600*[.Y11]/[.E11]" office:value-type="float" office:value="0.300281909205794">
            <text:p>0.3</text:p>
          </table:table-cell>
          <table:table-cell table:style-name="ce34" table:formula="oooc:=[.H11]/([.H11]+[.F11])" office:value-type="percentage" office:value="0.415094339622642">
            <text:p>41.5%</text:p>
          </table:table-cell>
          <table:table-cell table:style-name="ce34" table:formula="oooc:=[.I11]/([.I11]+[.G11])" office:value-type="percentage" office:value="0.0256410256410256">
            <text:p>2.6%</text:p>
          </table:table-cell>
          <table:table-cell table:formula="oooc:=[.H11]/([.X11])" office:value-type="float" office:value="2.71121456935506">
            <text:p>2.71</text:p>
          </table:table-cell>
          <table:table-cell table:formula="oooc:=[.I11]/([.X11])" office:value-type="float" office:value="0.123237025879775">
            <text:p>0.12</text:p>
          </table:table-cell>
          <table:table-cell table:number-columns-repeated="224"/>
        </table:table-row>
        <table:table-row table:style-name="ro2">
          <table:table-cell office:value-type="string">
            <text:p>5f97fcea-fa1b-48e0-b888-eeb0e1654966</text:p>
          </table:table-cell>
          <table:table-cell office:value-type="float" office:value="668748">
            <text:p>668748</text:p>
          </table:table-cell>
          <table:table-cell office:value-type="float" office:value="127142">
            <text:p>127142</text:p>
          </table:table-cell>
          <table:table-cell office:value-type="float" office:value="52840">
            <text:p>52840</text:p>
          </table:table-cell>
          <table:table-cell office:value-type="float" office:value="19249">
            <text:p>19249</text:p>
          </table:table-cell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8821">
            <text:p>38821</text:p>
          </table:table-cell>
          <table:table-cell office:value-type="float" office:value="62119">
            <text:p>62119</text:p>
          </table:table-cell>
          <table:table-cell office:value-type="float" office:value="63323">
            <text:p>63323</text:p>
          </table:table-cell>
          <table:table-cell office:value-type="float" office:value="0.624946">
            <text:p>0.62</text:p>
          </table:table-cell>
          <table:table-cell office:value-type="float" office:value="17031">
            <text:p>17031</text:p>
          </table:table-cell>
          <table:table-cell office:value-type="float" office:value="46788">
            <text:p>46788</text:p>
          </table:table-cell>
          <table:table-cell office:value-type="float" office:value="63323">
            <text:p>63323</text:p>
          </table:table-cell>
          <table:table-cell office:value-type="float" office:value="0.364004">
            <text:p>0.36</text:p>
          </table:table-cell>
          <table:table-cell office:value-type="float" office:value="1.007833">
            <text:p>1.01</text:p>
          </table:table-cell>
          <table:table-cell office:value-type="float" office:value="96000">
            <text:p>96000</text:p>
          </table:table-cell>
          <table:table-cell office:value-type="float" office:value="0.21948">
            <text:p>0.22</text:p>
          </table:table-cell>
          <table:table-cell office:value-type="float" office:value="180">
            <text:p>180</text:p>
          </table:table-cell>
          <table:table-cell/>
          <table:table-cell table:style-name="ce27" table:formula="oooc:=[.C12]/3600" office:value-type="float" office:value="35.3172222222222">
            <text:p>35.3</text:p>
          </table:table-cell>
          <table:table-cell table:style-name="ce27" table:formula="oooc:=([.N12]+[.O12])/3600" office:value-type="float" office:value="17.7275">
            <text:p>17.7</text:p>
          </table:table-cell>
          <table:table-cell table:formula="oooc:=([.L12]-[.K12])/3600" office:value-type="float" office:value="0.334444444444444">
            <text:p>0.33</text:p>
          </table:table-cell>
          <table:table-cell table:style-name="ce34" table:formula="oooc:=[.Y12]/[.W12]" office:value-type="percentage" office:value="0.00946972676220289">
            <text:p>0.9%</text:p>
          </table:table-cell>
          <table:table-cell table:style-name="ce34" table:formula="oooc:=[.Y12]/([.L12]/3600)" office:value-type="percentage" office:value="0.0190136285393933">
            <text:p>1.9%</text:p>
          </table:table-cell>
          <table:table-cell table:formula="oooc:=3600*[.Y12]/[.E12]" office:value-type="float" office:value="0.0625487038287703">
            <text:p>0.06</text:p>
          </table:table-cell>
          <table:table-cell table:style-name="ce34" table:formula="oooc:=[.H12]/([.H12]+[.F12])" office:value-type="percentage" office:value="0.241379310344828">
            <text:p>24.1%</text:p>
          </table:table-cell>
          <table:table-cell table:style-name="ce34" table:formula="oooc:=[.I12]/([.I12]+[.G12])" office:value-type="percentage" office:value="0.025">
            <text:p>2.5%</text:p>
          </table:table-cell>
          <table:table-cell table:formula="oooc:=[.H12]/([.X12])" office:value-type="float" office:value="0.394866732477789">
            <text:p>0.39</text:p>
          </table:table-cell>
          <table:table-cell table:formula="oooc:=[.I12]/([.X12])" office:value-type="float" office:value="0.0564095332111127">
            <text:p>0.06</text:p>
          </table:table-cell>
          <table:table-cell table:number-columns-repeated="224"/>
        </table:table-row>
        <table:table-row table:style-name="ro2">
          <table:table-cell office:value-type="string">
            <text:p>16c3303a-38eb-415b-b532-f6ad41e02695</text:p>
          </table:table-cell>
          <table:table-cell office:value-type="float" office:value="296294">
            <text:p>296294</text:p>
          </table:table-cell>
          <table:table-cell office:value-type="float" office:value="75479">
            <text:p>75479</text:p>
          </table:table-cell>
          <table:table-cell office:value-type="float" office:value="26027">
            <text:p>26027</text:p>
          </table:table-cell>
          <table:table-cell office:value-type="float" office:value="11624">
            <text:p>11624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448">
            <text:p>20448</text:p>
          </table:table-cell>
          <table:table-cell office:value-type="float" office:value="28639">
            <text:p>28639</text:p>
          </table:table-cell>
          <table:table-cell office:value-type="float" office:value="30506">
            <text:p>30506</text:p>
          </table:table-cell>
          <table:table-cell office:value-type="float" office:value="0.713991">
            <text:p>0.71</text:p>
          </table:table-cell>
          <table:table-cell office:value-type="float" office:value="9237">
            <text:p>9237</text:p>
          </table:table-cell>
          <table:table-cell office:value-type="float" office:value="35736">
            <text:p>35736</text:p>
          </table:table-cell>
          <table:table-cell office:value-type="float" office:value="30506">
            <text:p>30506</text:p>
          </table:table-cell>
          <table:table-cell office:value-type="float" office:value="0.258479">
            <text:p>0.26</text:p>
          </table:table-cell>
          <table:table-cell office:value-type="float" office:value="1.474235">
            <text:p>1.47</text:p>
          </table:table-cell>
          <table:table-cell office:value-type="float" office:value="96000">
            <text:p>96000</text:p>
          </table:table-cell>
          <table:table-cell office:value-type="float" office:value="1.245619">
            <text:p>1.25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3]/3600" office:value-type="float" office:value="20.9663888888889">
            <text:p>21.0</text:p>
          </table:table-cell>
          <table:table-cell table:style-name="ce27" table:formula="oooc:=([.N13]+[.O13])/3600" office:value-type="float" office:value="12.4925">
            <text:p>12.5</text:p>
          </table:table-cell>
          <table:table-cell table:formula="oooc:=([.L13]-[.K13])/3600" office:value-type="float" office:value="0.518611111111111">
            <text:p>0.52</text:p>
          </table:table-cell>
          <table:table-cell table:style-name="ce34" table:formula="oooc:=[.Y13]/[.W13]" office:value-type="percentage" office:value="0.0247353568542244">
            <text:p>2.5%</text:p>
          </table:table-cell>
          <table:table-cell table:style-name="ce34" table:formula="oooc:=[.Y13]/([.L13]/3600)" office:value-type="percentage" office:value="0.0612010751983217">
            <text:p>6.1%</text:p>
          </table:table-cell>
          <table:table-cell table:formula="oooc:=3600*[.Y13]/[.E13]" office:value-type="float" office:value="0.1606159669649">
            <text:p>0.16</text:p>
          </table:table-cell>
          <table:table-cell table:style-name="ce34" table:formula="oooc:=[.H13]/([.H13]+[.F13])" office:value-type="percentage" office:value="0.153846153846154">
            <text:p>15.4%</text:p>
          </table:table-cell>
          <table:table-cell table:style-name="ce34" table:formula="oooc:=[.I13]/([.I13]+[.G13])" office:value-type="percentage" office:value="0">
            <text:p>0.0%</text:p>
          </table:table-cell>
          <table:table-cell table:formula="oooc:=[.H13]/([.X13])" office:value-type="float" office:value="0.320192115269161">
            <text:p>0.32</text:p>
          </table:table-cell>
          <table:table-cell table:formula="oooc:=[.I13]/([.X13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5e609e5b-85c6-4f19-b9db-1846930f6a05</text:p>
          </table:table-cell>
          <table:table-cell office:value-type="float" office:value="1414820">
            <text:p>1414820</text:p>
          </table:table-cell>
          <table:table-cell office:value-type="float" office:value="76678">
            <text:p>76678</text:p>
          </table:table-cell>
          <table:table-cell office:value-type="float" office:value="3489">
            <text:p>3489</text:p>
          </table:table-cell>
          <table:table-cell office:value-type="float" office:value="3327">
            <text:p>3327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0219">
            <text:p>50219</text:p>
          </table:table-cell>
          <table:table-cell office:value-type="float" office:value="48365">
            <text:p>48365</text:p>
          </table:table-cell>
          <table:table-cell office:value-type="float" office:value="50233">
            <text:p>50233</text:p>
          </table:table-cell>
          <table:table-cell office:value-type="float" office:value="1.038334">
            <text:p>1.04</text:p>
          </table:table-cell>
          <table:table-cell office:value-type="float" office:value="8256">
            <text:p>8256</text:p>
          </table:table-cell>
          <table:table-cell office:value-type="float" office:value="20052">
            <text:p>20052</text:p>
          </table:table-cell>
          <table:table-cell office:value-type="float" office:value="50233">
            <text:p>50233</text:p>
          </table:table-cell>
          <table:table-cell office:value-type="float" office:value="0.41173">
            <text:p>0.41</text:p>
          </table:table-cell>
          <table:table-cell office:value-type="float" office:value="0.563534">
            <text:p>0.56</text:p>
          </table:table-cell>
          <table:table-cell office:value-type="float" office:value="96000">
            <text:p>96000</text:p>
          </table:table-cell>
          <table:table-cell office:value-type="float" office:value="20.417093">
            <text:p>20.42</text:p>
          </table:table-cell>
          <table:table-cell office:value-type="float" office:value="120">
            <text:p>120</text:p>
          </table:table-cell>
          <table:table-cell/>
          <table:table-cell table:style-name="ce27" table:formula="oooc:=[.C14]/3600" office:value-type="float" office:value="21.2994444444444">
            <text:p>21.3</text:p>
          </table:table-cell>
          <table:table-cell table:style-name="ce27" table:formula="oooc:=([.N14]+[.O14])/3600" office:value-type="float" office:value="7.86333333333333">
            <text:p>7.9</text:p>
          </table:table-cell>
          <table:table-cell table:formula="oooc:=([.L14]-[.K14])/3600" office:value-type="float" office:value="0.518888888888889">
            <text:p>0.52</text:p>
          </table:table-cell>
          <table:table-cell table:style-name="ce34" table:formula="oooc:=[.Y14]/[.W14]" office:value-type="percentage" office:value="0.024361616108923">
            <text:p>2.4%</text:p>
          </table:table-cell>
          <table:table-cell table:style-name="ce34" table:formula="oooc:=[.Y14]/([.L14]/3600)" office:value-type="percentage" office:value="0.0371867099317182">
            <text:p>3.7%</text:p>
          </table:table-cell>
          <table:table-cell table:formula="oooc:=3600*[.Y14]/[.E14]" office:value-type="float" office:value="0.561466786895101">
            <text:p>0.56</text:p>
          </table:table-cell>
          <table:table-cell table:style-name="ce34" table:formula="oooc:=[.H14]/([.H14]+[.F14])" office:value-type="percentage" office:value="0.296296296296296">
            <text:p>29.6%</text:p>
          </table:table-cell>
          <table:table-cell table:style-name="ce34" table:formula="oooc:=[.I14]/([.I14]+[.G14])" office:value-type="percentage" office:value="0">
            <text:p>0.0%</text:p>
          </table:table-cell>
          <table:table-cell table:formula="oooc:=[.H14]/([.X14])" office:value-type="float" office:value="1.01738024586689">
            <text:p>1.02</text:p>
          </table:table-cell>
          <table:table-cell table:formula="oooc:=[.I14]/([.X14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6851c420-6109-4d33-8172-2604530a9fe4</text:p>
          </table:table-cell>
          <table:table-cell office:value-type="float" office:value="1836209">
            <text:p>1836209</text:p>
          </table:table-cell>
          <table:table-cell office:value-type="float" office:value="35273">
            <text:p>35273</text:p>
          </table:table-cell>
          <table:table-cell office:value-type="float" office:value="5577">
            <text:p>5577</text:p>
          </table:table-cell>
          <table:table-cell office:value-type="float" office:value="5357">
            <text:p>5357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531">
            <text:p>20531</text:p>
          </table:table-cell>
          <table:table-cell office:value-type="float" office:value="18143">
            <text:p>18143</text:p>
          </table:table-cell>
          <table:table-cell office:value-type="float" office:value="20625">
            <text:p>20625</text:p>
          </table:table-cell>
          <table:table-cell office:value-type="float" office:value="1.131621">
            <text:p>1.13</text:p>
          </table:table-cell>
          <table:table-cell office:value-type="float" office:value="9952">
            <text:p>9952</text:p>
          </table:table-cell>
          <table:table-cell office:value-type="float" office:value="4696">
            <text:p>4696</text:p>
          </table:table-cell>
          <table:table-cell office:value-type="float" office:value="20625">
            <text:p>20625</text:p>
          </table:table-cell>
          <table:table-cell office:value-type="float" office:value="2.11925">
            <text:p>2.12</text:p>
          </table:table-cell>
          <table:table-cell office:value-type="float" office:value="0.710206">
            <text:p>0.71</text:p>
          </table:table-cell>
          <table:table-cell office:value-type="float" office:value="96000">
            <text:p>96000</text:p>
          </table:table-cell>
          <table:table-cell office:value-type="float" office:value="2.200364">
            <text:p>2.2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5]/3600" office:value-type="float" office:value="9.79805555555556">
            <text:p>9.8</text:p>
          </table:table-cell>
          <table:table-cell table:style-name="ce27" table:formula="oooc:=([.N15]+[.O15])/3600" office:value-type="float" office:value="4.06888888888889">
            <text:p>4.1</text:p>
          </table:table-cell>
          <table:table-cell table:formula="oooc:=([.L15]-[.K15])/3600" office:value-type="float" office:value="0.689444444444444">
            <text:p>0.69</text:p>
          </table:table-cell>
          <table:table-cell table:style-name="ce34" table:formula="oooc:=[.Y15]/[.W15]" office:value-type="percentage" office:value="0.0703654353187991">
            <text:p>7.0%</text:p>
          </table:table-cell>
          <table:table-cell table:style-name="ce34" table:formula="oooc:=[.Y15]/([.L15]/3600)" office:value-type="percentage" office:value="0.120339393939394">
            <text:p>12.0%</text:p>
          </table:table-cell>
          <table:table-cell table:formula="oooc:=3600*[.Y15]/[.E15]" office:value-type="float" office:value="0.463319021840582">
            <text:p>0.46</text:p>
          </table:table-cell>
          <table:table-cell table:style-name="ce34" table:formula="oooc:=[.H15]/([.H15]+[.F15])" office:value-type="percentage" office:value="0.208333333333333">
            <text:p>20.8%</text:p>
          </table:table-cell>
          <table:table-cell table:style-name="ce34" table:formula="oooc:=[.I15]/([.I15]+[.G15])" office:value-type="percentage" office:value="0">
            <text:p>0.0%</text:p>
          </table:table-cell>
          <table:table-cell table:formula="oooc:=[.H15]/([.X15])" office:value-type="float" office:value="1.22883670125614">
            <text:p>1.23</text:p>
          </table:table-cell>
          <table:table-cell table:formula="oooc:=[.I15]/([.X15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0b4a36cc-29f9-4057-837a-c044dbf3c819</text:p>
          </table:table-cell>
          <table:table-cell office:value-type="float" office:value="365240">
            <text:p>365240</text:p>
          </table:table-cell>
          <table:table-cell office:value-type="float" office:value="5320">
            <text:p>5320</text:p>
          </table:table-cell>
          <table:table-cell office:value-type="float" office:value="3945">
            <text:p>3945</text:p>
          </table:table-cell>
          <table:table-cell office:value-type="float" office:value="3778">
            <text:p>3778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56">
            <text:p>556</text:p>
          </table:table-cell>
          <table:table-cell office:value-type="float" office:value="0">
            <text:p>0</text:p>
          </table:table-cell>
          <table:table-cell office:value-type="float" office:value="556">
            <text:p>556</text:p>
          </table:table-cell>
          <table:table-cell office:value-type="string">
            <text:p>inf</text:p>
          </table:table-cell>
          <table:table-cell office:value-type="float" office:value="3150">
            <text:p>3150</text:p>
          </table:table-cell>
          <table:table-cell office:value-type="float" office:value="2962">
            <text:p>2962</text:p>
          </table:table-cell>
          <table:table-cell office:value-type="float" office:value="556">
            <text:p>556</text:p>
          </table:table-cell>
          <table:table-cell office:value-type="float" office:value="1.063471">
            <text:p>1.06</text:p>
          </table:table-cell>
          <table:table-cell office:value-type="float" office:value="10.992806">
            <text:p>10.99</text:p>
          </table:table-cell>
          <table:table-cell office:value-type="float" office:value="96000">
            <text:p>96000</text:p>
          </table:table-cell>
          <table:table-cell office:value-type="float" office:value="2.026457">
            <text:p>2.03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6]/3600" office:value-type="float" office:value="1.47777777777778">
            <text:p>1.5</text:p>
          </table:table-cell>
          <table:table-cell table:style-name="ce27" table:formula="oooc:=([.N16]+[.O16])/3600" office:value-type="float" office:value="1.69777777777778">
            <text:p>1.7</text:p>
          </table:table-cell>
          <table:table-cell table:formula="oooc:=([.L16]-[.K16])/3600" office:value-type="float" office:value="0.154444444444444">
            <text:p>0.15</text:p>
          </table:table-cell>
          <table:table-cell table:style-name="ce34" table:formula="oooc:=[.Y16]/[.W16]" office:value-type="percentage" office:value="0.104511278195489">
            <text:p>10.5%</text:p>
          </table:table-cell>
          <table:table-cell table:style-name="ce34" table:formula="oooc:=[.Y16]/([.L16]/3600)" office:value-type="percentage" office:value="1">
            <text:p>100.0%</text:p>
          </table:table-cell>
          <table:table-cell table:formula="oooc:=3600*[.Y16]/[.E16]" office:value-type="float" office:value="0.14716781365802">
            <text:p>0.15</text:p>
          </table:table-cell>
          <table:table-cell table:style-name="ce34" table:formula="oooc:=[.H16]/([.H16]+[.F16])" office:value-type="percentage" office:value="0.357142857142857">
            <text:p>35.7%</text:p>
          </table:table-cell>
          <table:table-cell table:style-name="ce34" table:formula="oooc:=[.I16]/([.I16]+[.G16])" office:value-type="percentage" office:value="0">
            <text:p>#DIV/0!</text:p>
          </table:table-cell>
          <table:table-cell table:formula="oooc:=[.H16]/([.X16])" office:value-type="float" office:value="5.89005235602094">
            <text:p>5.89</text:p>
          </table:table-cell>
          <table:table-cell table:formula="oooc:=[.I16]/([.X16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8c9a3edc-8aee-4423-b93c-3b5b3b404be9</text:p>
          </table:table-cell>
          <table:table-cell office:value-type="float" office:value="347211">
            <text:p>347211</text:p>
          </table:table-cell>
          <table:table-cell office:value-type="float" office:value="126071">
            <text:p>126071</text:p>
          </table:table-cell>
          <table:table-cell office:value-type="float" office:value="77595">
            <text:p>77595</text:p>
          </table:table-cell>
          <table:table-cell office:value-type="float" office:value="20242">
            <text:p>20242</text:p>
          </table:table-cell>
          <table:table-cell office:value-type="float" office:value="17">
            <text:p>17</text:p>
          </table:table-cell>
          <table:table-cell office:value-type="float" office:value="41">
            <text:p>4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2912">
            <text:p>32912</text:p>
          </table:table-cell>
          <table:table-cell office:value-type="float" office:value="72844">
            <text:p>72844</text:p>
          </table:table-cell>
          <table:table-cell office:value-type="float" office:value="73553">
            <text:p>73553</text:p>
          </table:table-cell>
          <table:table-cell office:value-type="float" office:value="0.451815">
            <text:p>0.45</text:p>
          </table:table-cell>
          <table:table-cell office:value-type="float" office:value="34362">
            <text:p>34362</text:p>
          </table:table-cell>
          <table:table-cell office:value-type="float" office:value="18925">
            <text:p>18925</text:p>
          </table:table-cell>
          <table:table-cell office:value-type="float" office:value="73553">
            <text:p>73553</text:p>
          </table:table-cell>
          <table:table-cell office:value-type="float" office:value="1.815694">
            <text:p>1.82</text:p>
          </table:table-cell>
          <table:table-cell office:value-type="float" office:value="0.724471">
            <text:p>0.72</text:p>
          </table:table-cell>
          <table:table-cell office:value-type="float" office:value="96000">
            <text:p>96000</text:p>
          </table:table-cell>
          <table:table-cell office:value-type="float" office:value="0.00018">
            <text:p>0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7]/3600" office:value-type="float" office:value="35.0197222222222">
            <text:p>35.0</text:p>
          </table:table-cell>
          <table:table-cell table:style-name="ce27" table:formula="oooc:=([.N17]+[.O17])/3600" office:value-type="float" office:value="14.8019444444444">
            <text:p>14.8</text:p>
          </table:table-cell>
          <table:table-cell table:formula="oooc:=([.L17]-[.K17])/3600" office:value-type="float" office:value="0.196944444444444">
            <text:p>0.2</text:p>
          </table:table-cell>
          <table:table-cell table:style-name="ce34" table:formula="oooc:=[.Y17]/[.W17]" office:value-type="percentage" office:value="0.00562381515177955">
            <text:p>0.6%</text:p>
          </table:table-cell>
          <table:table-cell table:style-name="ce34" table:formula="oooc:=[.Y17]/([.L17]/3600)" office:value-type="percentage" office:value="0.0096393077100866">
            <text:p>1.0%</text:p>
          </table:table-cell>
          <table:table-cell table:formula="oooc:=3600*[.Y17]/[.E17]" office:value-type="float" office:value="0.0350261831834799">
            <text:p>0.04</text:p>
          </table:table-cell>
          <table:table-cell table:style-name="ce34" table:formula="oooc:=[.H17]/([.H17]+[.F17])" office:value-type="percentage" office:value="0.227272727272727">
            <text:p>22.7%</text:p>
          </table:table-cell>
          <table:table-cell table:style-name="ce34" table:formula="oooc:=[.I17]/([.I17]+[.G17])" office:value-type="percentage" office:value="0">
            <text:p>0.0%</text:p>
          </table:table-cell>
          <table:table-cell table:formula="oooc:=[.H17]/([.X17])" office:value-type="float" office:value="0.337793458066695">
            <text:p>0.34</text:p>
          </table:table-cell>
          <table:table-cell table:formula="oooc:=[.I17]/([.X17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a26847e2-fc2e-4cce-b386-b808c2a02298</text:p>
          </table:table-cell>
          <table:table-cell office:value-type="float" office:value="395800">
            <text:p>395800</text:p>
          </table:table-cell>
          <table:table-cell office:value-type="float" office:value="22586">
            <text:p>22586</text:p>
          </table:table-cell>
          <table:table-cell office:value-type="float" office:value="6581">
            <text:p>6581</text:p>
          </table:table-cell>
          <table:table-cell office:value-type="float" office:value="6458">
            <text:p>6458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6902">
            <text:p>6902</text:p>
          </table:table-cell>
          <table:table-cell office:value-type="float" office:value="3906">
            <text:p>3906</text:p>
          </table:table-cell>
          <table:table-cell office:value-type="float" office:value="6902">
            <text:p>6902</text:p>
          </table:table-cell>
          <table:table-cell office:value-type="float" office:value="1.767025">
            <text:p>1.77</text:p>
          </table:table-cell>
          <table:table-cell office:value-type="float" office:value="8176">
            <text:p>8176</text:p>
          </table:table-cell>
          <table:table-cell office:value-type="float" office:value="7508">
            <text:p>7508</text:p>
          </table:table-cell>
          <table:table-cell office:value-type="float" office:value="6902">
            <text:p>6902</text:p>
          </table:table-cell>
          <table:table-cell office:value-type="float" office:value="1.088972">
            <text:p>1.09</text:p>
          </table:table-cell>
          <table:table-cell office:value-type="float" office:value="2.272385">
            <text:p>2.27</text:p>
          </table:table-cell>
          <table:table-cell office:value-type="float" office:value="96000">
            <text:p>96000</text:p>
          </table:table-cell>
          <table:table-cell office:value-type="float" office:value="0.733044">
            <text:p>0.73</text:p>
          </table:table-cell>
          <table:table-cell office:value-type="float" office:value="900">
            <text:p>900</text:p>
          </table:table-cell>
          <table:table-cell/>
          <table:table-cell table:style-name="ce27" table:formula="oooc:=[.C18]/3600" office:value-type="float" office:value="6.27388888888889">
            <text:p>6.3</text:p>
          </table:table-cell>
          <table:table-cell table:style-name="ce27" table:formula="oooc:=([.N18]+[.O18])/3600" office:value-type="float" office:value="4.35666666666667">
            <text:p>4.4</text:p>
          </table:table-cell>
          <table:table-cell table:formula="oooc:=([.L18]-[.K18])/3600" office:value-type="float" office:value="0.832222222222222">
            <text:p>0.83</text:p>
          </table:table-cell>
          <table:table-cell table:style-name="ce34" table:formula="oooc:=[.Y18]/[.W18]" office:value-type="percentage" office:value="0.132648543345435">
            <text:p>13.3%</text:p>
          </table:table-cell>
          <table:table-cell table:style-name="ce34" table:formula="oooc:=[.Y18]/([.L18]/3600)" office:value-type="percentage" office:value="0.434077079107505">
            <text:p>43.4%</text:p>
          </table:table-cell>
          <table:table-cell table:formula="oooc:=3600*[.Y18]/[.E18]" office:value-type="float" office:value="0.463920718488696">
            <text:p>0.46</text:p>
          </table:table-cell>
          <table:table-cell table:style-name="ce34" table:formula="oooc:=[.H18]/([.H18]+[.F18])" office:value-type="percentage" office:value="0.36">
            <text:p>36.0%</text:p>
          </table:table-cell>
          <table:table-cell table:style-name="ce34" table:formula="oooc:=[.I18]/([.I18]+[.G18])" office:value-type="percentage" office:value="0">
            <text:p>0.0%</text:p>
          </table:table-cell>
          <table:table-cell table:formula="oooc:=[.H18]/([.X18])" office:value-type="float" office:value="2.06579954093344">
            <text:p>2.07</text:p>
          </table:table-cell>
          <table:table-cell table:formula="oooc:=[.I18]/([.X18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e8d5a2c9-c3a2-46ef-b054-56bac7fc7b5d</text:p>
          </table:table-cell>
          <table:table-cell office:value-type="float" office:value="182691">
            <text:p>182691</text:p>
          </table:table-cell>
          <table:table-cell office:value-type="float" office:value="63413">
            <text:p>63413</text:p>
          </table:table-cell>
          <table:table-cell office:value-type="float" office:value="75390">
            <text:p>75390</text:p>
          </table:table-cell>
          <table:table-cell office:value-type="float" office:value="27688">
            <text:p>27688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688">
            <text:p>2688</text:p>
          </table:table-cell>
          <table:table-cell office:value-type="float" office:value="42471">
            <text:p>42471</text:p>
          </table:table-cell>
          <table:table-cell office:value-type="float" office:value="44715">
            <text:p>44715</text:p>
          </table:table-cell>
          <table:table-cell office:value-type="float" office:value="0.06329">
            <text:p>0.06</text:p>
          </table:table-cell>
          <table:table-cell office:value-type="float" office:value="16838">
            <text:p>16838</text:p>
          </table:table-cell>
          <table:table-cell office:value-type="float" office:value="30104">
            <text:p>30104</text:p>
          </table:table-cell>
          <table:table-cell office:value-type="float" office:value="44715">
            <text:p>44715</text:p>
          </table:table-cell>
          <table:table-cell office:value-type="float" office:value="0.559328">
            <text:p>0.56</text:p>
          </table:table-cell>
          <table:table-cell office:value-type="float" office:value="1.049804">
            <text:p>1.05</text:p>
          </table:table-cell>
          <table:table-cell office:value-type="float" office:value="96000">
            <text:p>96000</text:p>
          </table:table-cell>
          <table:table-cell office:value-type="float" office:value="2.15877">
            <text:p>2.16</text:p>
          </table:table-cell>
          <table:table-cell office:value-type="float" office:value="900">
            <text:p>900</text:p>
          </table:table-cell>
          <table:table-cell/>
          <table:table-cell table:style-name="ce27" table:formula="oooc:=[.C19]/3600" office:value-type="float" office:value="17.6147222222222">
            <text:p>17.6</text:p>
          </table:table-cell>
          <table:table-cell table:style-name="ce27" table:formula="oooc:=([.N19]+[.O19])/3600" office:value-type="float" office:value="13.0394444444444">
            <text:p>13.0</text:p>
          </table:table-cell>
          <table:table-cell table:formula="oooc:=([.L19]-[.K19])/3600" office:value-type="float" office:value="0.623333333333333">
            <text:p>0.62</text:p>
          </table:table-cell>
          <table:table-cell table:style-name="ce34" table:formula="oooc:=[.Y19]/[.W19]" office:value-type="percentage" office:value="0.0353870657436172">
            <text:p>3.5%</text:p>
          </table:table-cell>
          <table:table-cell table:style-name="ce34" table:formula="oooc:=[.Y19]/([.L19]/3600)" office:value-type="percentage" office:value="0.0501845018450184">
            <text:p>5.0%</text:p>
          </table:table-cell>
          <table:table-cell table:formula="oooc:=3600*[.Y19]/[.E19]" office:value-type="float" office:value="0.0810459404796302">
            <text:p>0.08</text:p>
          </table:table-cell>
          <table:table-cell table:style-name="ce34" table:formula="oooc:=[.H19]/([.H19]+[.F19])" office:value-type="percentage" office:value="0.272727272727273">
            <text:p>27.3%</text:p>
          </table:table-cell>
          <table:table-cell table:style-name="ce34" table:formula="oooc:=[.I19]/([.I19]+[.G19])" office:value-type="percentage" office:value="0">
            <text:p>0.0%</text:p>
          </table:table-cell>
          <table:table-cell table:formula="oooc:=[.H19]/([.X19])" office:value-type="float" office:value="0.460142303267862">
            <text:p>0.46</text:p>
          </table:table-cell>
          <table:table-cell table:formula="oooc:=[.I19]/([.X19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4ed6866b-00d9-41af-b128-c8bbe806d9f5</text:p>
          </table:table-cell>
          <table:table-cell office:value-type="float" office:value="443355">
            <text:p>443355</text:p>
          </table:table-cell>
          <table:table-cell office:value-type="float" office:value="21599">
            <text:p>21599</text:p>
          </table:table-cell>
          <table:table-cell office:value-type="float" office:value="8560">
            <text:p>8560</text:p>
          </table:table-cell>
          <table:table-cell office:value-type="float" office:value="2574">
            <text:p>2574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752">
            <text:p>9752</text:p>
          </table:table-cell>
          <table:table-cell office:value-type="float" office:value="10985">
            <text:p>10985</text:p>
          </table:table-cell>
          <table:table-cell office:value-type="float" office:value="14106">
            <text:p>14106</text:p>
          </table:table-cell>
          <table:table-cell office:value-type="float" office:value="0.887756">
            <text:p>0.89</text:p>
          </table:table-cell>
          <table:table-cell office:value-type="float" office:value="890">
            <text:p>890</text:p>
          </table:table-cell>
          <table:table-cell office:value-type="float" office:value="6603">
            <text:p>6603</text:p>
          </table:table-cell>
          <table:table-cell office:value-type="float" office:value="14106">
            <text:p>14106</text:p>
          </table:table-cell>
          <table:table-cell office:value-type="float" office:value="0.134787">
            <text:p>0.13</text:p>
          </table:table-cell>
          <table:table-cell office:value-type="float" office:value="0.531192">
            <text:p>0.53</text:p>
          </table:table-cell>
          <table:table-cell office:value-type="float" office:value="96000">
            <text:p>96000</text:p>
          </table:table-cell>
          <table:table-cell office:value-type="float" office:value="12.804982">
            <text:p>12.8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0]/3600" office:value-type="float" office:value="5.99972222222222">
            <text:p>6.0</text:p>
          </table:table-cell>
          <table:table-cell table:style-name="ce27" table:formula="oooc:=([.N20]+[.O20])/3600" office:value-type="float" office:value="2.08138888888889">
            <text:p>2.1</text:p>
          </table:table-cell>
          <table:table-cell table:formula="oooc:=([.L20]-[.K20])/3600" office:value-type="float" office:value="0.866944444444444">
            <text:p>0.87</text:p>
          </table:table-cell>
          <table:table-cell table:style-name="ce34" table:formula="oooc:=[.Y20]/[.W20]" office:value-type="percentage" office:value="0.144497430436594">
            <text:p>14.4%</text:p>
          </table:table-cell>
          <table:table-cell table:style-name="ce34" table:formula="oooc:=[.Y20]/([.L20]/3600)" office:value-type="percentage" office:value="0.221253367361406">
            <text:p>22.1%</text:p>
          </table:table-cell>
          <table:table-cell table:formula="oooc:=3600*[.Y20]/[.E20]" office:value-type="float" office:value="1.21250971250971">
            <text:p>1.21</text:p>
          </table:table-cell>
          <table:table-cell table:style-name="ce34" table:formula="oooc:=[.H20]/([.H20]+[.F20])" office:value-type="percentage" office:value="0.157894736842105">
            <text:p>15.8%</text:p>
          </table:table-cell>
          <table:table-cell table:style-name="ce34" table:formula="oooc:=[.I20]/([.I20]+[.G20])" office:value-type="percentage" office:value="0">
            <text:p>0.0%</text:p>
          </table:table-cell>
          <table:table-cell table:formula="oooc:=[.H20]/([.X20])" office:value-type="float" office:value="1.44134525557187">
            <text:p>1.44</text:p>
          </table:table-cell>
          <table:table-cell table:formula="oooc:=[.I20]/([.X20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f6b4f840-3036-4653-98d0-e8381b002fd9</text:p>
          </table:table-cell>
          <table:table-cell office:value-type="float" office:value="608264">
            <text:p>608264</text:p>
          </table:table-cell>
          <table:table-cell office:value-type="float" office:value="138955">
            <text:p>138955</text:p>
          </table:table-cell>
          <table:table-cell office:value-type="float" office:value="66054">
            <text:p>66054</text:p>
          </table:table-cell>
          <table:table-cell office:value-type="float" office:value="33262">
            <text:p>33262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39668">
            <text:p>39668</text:p>
          </table:table-cell>
          <table:table-cell office:value-type="float" office:value="58156">
            <text:p>58156</text:p>
          </table:table-cell>
          <table:table-cell office:value-type="float" office:value="61704">
            <text:p>61704</text:p>
          </table:table-cell>
          <table:table-cell office:value-type="float" office:value="0.682096">
            <text:p>0.68</text:p>
          </table:table-cell>
          <table:table-cell office:value-type="float" office:value="48310">
            <text:p>48310</text:p>
          </table:table-cell>
          <table:table-cell office:value-type="float" office:value="28957">
            <text:p>28957</text:p>
          </table:table-cell>
          <table:table-cell office:value-type="float" office:value="61704">
            <text:p>61704</text:p>
          </table:table-cell>
          <table:table-cell office:value-type="float" office:value="1.668336">
            <text:p>1.67</text:p>
          </table:table-cell>
          <table:table-cell office:value-type="float" office:value="1.25222">
            <text:p>1.25</text:p>
          </table:table-cell>
          <table:table-cell office:value-type="float" office:value="96000">
            <text:p>96000</text:p>
          </table:table-cell>
          <table:table-cell office:value-type="float" office:value="0.295196">
            <text:p>0.3</text:p>
          </table:table-cell>
          <table:table-cell office:value-type="float" office:value="600">
            <text:p>600</text:p>
          </table:table-cell>
          <table:table-cell/>
          <table:table-cell table:style-name="ce27" table:formula="oooc:=[.C21]/3600" office:value-type="float" office:value="38.5986111111111">
            <text:p>38.6</text:p>
          </table:table-cell>
          <table:table-cell table:style-name="ce27" table:formula="oooc:=([.N21]+[.O21])/3600" office:value-type="float" office:value="21.4630555555556">
            <text:p>21.5</text:p>
          </table:table-cell>
          <table:table-cell table:formula="oooc:=([.L21]-[.K21])/3600" office:value-type="float" office:value="0.985555555555555">
            <text:p>0.99</text:p>
          </table:table-cell>
          <table:table-cell table:style-name="ce34" table:formula="oooc:=[.Y21]/[.W21]" office:value-type="percentage" office:value="0.0255334460796661">
            <text:p>2.6%</text:p>
          </table:table-cell>
          <table:table-cell table:style-name="ce34" table:formula="oooc:=[.Y21]/([.L21]/3600)" office:value-type="percentage" office:value="0.0575003241280954">
            <text:p>5.8%</text:p>
          </table:table-cell>
          <table:table-cell table:formula="oooc:=3600*[.Y21]/[.E21]" office:value-type="float" office:value="0.10666827009801">
            <text:p>0.11</text:p>
          </table:table-cell>
          <table:table-cell table:style-name="ce34" table:formula="oooc:=[.H21]/([.H21]+[.F21])" office:value-type="percentage" office:value="0.615384615384615">
            <text:p>61.5%</text:p>
          </table:table-cell>
          <table:table-cell table:style-name="ce34" table:formula="oooc:=[.I21]/([.I21]+[.G21])" office:value-type="percentage" office:value="0.0416666666666667">
            <text:p>4.2%</text:p>
          </table:table-cell>
          <table:table-cell table:formula="oooc:=[.H21]/([.X21])" office:value-type="float" office:value="1.11820052545071">
            <text:p>1.12</text:p>
          </table:table-cell>
          <table:table-cell table:formula="oooc:=[.I21]/([.X21])" office:value-type="float" office:value="0.0465916885604463">
            <text:p>0.05</text:p>
          </table:table-cell>
          <table:table-cell table:number-columns-repeated="224"/>
        </table:table-row>
        <table:table-row table:style-name="ro2">
          <table:table-cell office:value-type="string">
            <text:p>59da08cc-2083-4854-a28f-1c02b22b01c1</text:p>
          </table:table-cell>
          <table:table-cell office:value-type="float" office:value="80600">
            <text:p>80600</text:p>
          </table:table-cell>
          <table:table-cell office:value-type="float" office:value="32101">
            <text:p>32101</text:p>
          </table:table-cell>
          <table:table-cell office:value-type="float" office:value="9476">
            <text:p>9476</text:p>
          </table:table-cell>
          <table:table-cell office:value-type="float" office:value="9226">
            <text:p>922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065">
            <text:p>7065</text:p>
          </table:table-cell>
          <table:table-cell office:value-type="float" office:value="2184">
            <text:p>2184</text:p>
          </table:table-cell>
          <table:table-cell office:value-type="float" office:value="7191">
            <text:p>7191</text:p>
          </table:table-cell>
          <table:table-cell office:value-type="float" office:value="3.23489">
            <text:p>3.23</text:p>
          </table:table-cell>
          <table:table-cell office:value-type="float" office:value="16076">
            <text:p>16076</text:p>
          </table:table-cell>
          <table:table-cell office:value-type="float" office:value="8834">
            <text:p>8834</text:p>
          </table:table-cell>
          <table:table-cell office:value-type="float" office:value="7191">
            <text:p>7191</text:p>
          </table:table-cell>
          <table:table-cell office:value-type="float" office:value="1.819787">
            <text:p>1.82</text:p>
          </table:table-cell>
          <table:table-cell office:value-type="float" office:value="3.464052">
            <text:p>3.46</text:p>
          </table:table-cell>
          <table:table-cell office:value-type="float" office:value="96000">
            <text:p>96000</text:p>
          </table:table-cell>
          <table:table-cell office:value-type="float" office:value="1.108446">
            <text:p>1.11</text:p>
          </table:table-cell>
          <table:table-cell office:value-type="float" office:value="1200">
            <text:p>1200</text:p>
          </table:table-cell>
          <table:table-cell/>
          <table:table-cell table:style-name="ce27" table:formula="oooc:=[.C22]/3600" office:value-type="float" office:value="8.91694444444445">
            <text:p>8.9</text:p>
          </table:table-cell>
          <table:table-cell table:style-name="ce27" table:formula="oooc:=([.N22]+[.O22])/3600" office:value-type="float" office:value="6.91944444444444">
            <text:p>6.9</text:p>
          </table:table-cell>
          <table:table-cell table:formula="oooc:=([.L22]-[.K22])/3600" office:value-type="float" office:value="1.39083333333333">
            <text:p>1.39</text:p>
          </table:table-cell>
          <table:table-cell table:style-name="ce34" table:formula="oooc:=[.Y22]/[.W22]" office:value-type="percentage" office:value="0.155976449331797">
            <text:p>15.6%</text:p>
          </table:table-cell>
          <table:table-cell table:style-name="ce34" table:formula="oooc:=[.Y22]/([.L22]/3600)" office:value-type="percentage" office:value="0.696287025448477">
            <text:p>69.6%</text:p>
          </table:table-cell>
          <table:table-cell table:formula="oooc:=3600*[.Y22]/[.E22]" office:value-type="float" office:value="0.542705397788858">
            <text:p>0.54</text:p>
          </table:table-cell>
          <table:table-cell table:style-name="ce34" table:formula="oooc:=[.H22]/([.H22]+[.F22])" office:value-type="percentage" office:value="0">
            <text:p>0.0%</text:p>
          </table:table-cell>
          <table:table-cell table:style-name="ce34" table:formula="oooc:=[.I22]/([.I22]+[.G22])" office:value-type="percentage" office:value="0">
            <text:p>0.0%</text:p>
          </table:table-cell>
          <table:table-cell table:formula="oooc:=[.H22]/([.X22])" office:value-type="float" office:value="0">
            <text:p>0</text:p>
          </table:table-cell>
          <table:table-cell table:formula="oooc:=[.I22]/([.X22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52779a6a-dcc6-47f7-ab37-f5132258ce6e</text:p>
          </table:table-cell>
          <table:table-cell office:value-type="float" office:value="610928">
            <text:p>610928</text:p>
          </table:table-cell>
          <table:table-cell office:value-type="float" office:value="488549">
            <text:p>488549</text:p>
          </table:table-cell>
          <table:table-cell office:value-type="float" office:value="136982">
            <text:p>136982</text:p>
          </table:table-cell>
          <table:table-cell office:value-type="float" office:value="15448">
            <text:p>15448</text:p>
          </table:table-cell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112883">
            <text:p>112883</text:p>
          </table:table-cell>
          <table:table-cell office:value-type="float" office:value="450909">
            <text:p>450909</text:p>
          </table:table-cell>
          <table:table-cell office:value-type="float" office:value="452558">
            <text:p>452558</text:p>
          </table:table-cell>
          <table:table-cell office:value-type="float" office:value="0.250345">
            <text:p>0.25</text:p>
          </table:table-cell>
          <table:table-cell office:value-type="float" office:value="1281">
            <text:p>1281</text:p>
          </table:table-cell>
          <table:table-cell office:value-type="float" office:value="36633">
            <text:p>36633</text:p>
          </table:table-cell>
          <table:table-cell office:value-type="float" office:value="452558">
            <text:p>452558</text:p>
          </table:table-cell>
          <table:table-cell office:value-type="float" office:value="0.034968">
            <text:p>0.03</text:p>
          </table:table-cell>
          <table:table-cell office:value-type="float" office:value="0.083777">
            <text:p>0.08</text:p>
          </table:table-cell>
          <table:table-cell office:value-type="float" office:value="96000">
            <text:p>96000</text:p>
          </table:table-cell>
          <table:table-cell office:value-type="float" office:value="0.002703">
            <text:p>0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3]/3600" office:value-type="float" office:value="135.708055555556">
            <text:p>135.7</text:p>
          </table:table-cell>
          <table:table-cell table:style-name="ce27" table:formula="oooc:=([.N23]+[.O23])/3600" office:value-type="float" office:value="10.5316666666667">
            <text:p>10.5</text:p>
          </table:table-cell>
          <table:table-cell table:formula="oooc:=([.L23]-[.K23])/3600" office:value-type="float" office:value="0.458055555555556">
            <text:p>0.46</text:p>
          </table:table-cell>
          <table:table-cell table:style-name="ce34" table:formula="oooc:=[.Y23]/[.W23]" office:value-type="percentage" office:value="0.00337530114686551">
            <text:p>0.3%</text:p>
          </table:table-cell>
          <table:table-cell table:style-name="ce34" table:formula="oooc:=[.Y23]/([.L23]/3600)" office:value-type="percentage" office:value="0.00364373185315473">
            <text:p>0.4%</text:p>
          </table:table-cell>
          <table:table-cell table:formula="oooc:=3600*[.Y23]/[.E23]" office:value-type="float" office:value="0.106745209735888">
            <text:p>0.11</text:p>
          </table:table-cell>
          <table:table-cell table:style-name="ce34" table:formula="oooc:=[.H23]/([.H23]+[.F23])" office:value-type="percentage" office:value="0">
            <text:p>0.0%</text:p>
          </table:table-cell>
          <table:table-cell table:style-name="ce34" table:formula="oooc:=[.I23]/([.I23]+[.G23])" office:value-type="percentage" office:value="0">
            <text:p>0.0%</text:p>
          </table:table-cell>
          <table:table-cell table:formula="oooc:=[.H23]/([.X23])" office:value-type="float" office:value="0">
            <text:p>0</text:p>
          </table:table-cell>
          <table:table-cell table:formula="oooc:=[.I23]/([.X23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7ce47c1d-ac31-4e34-aa54-9da4bc4728c8</text:p>
          </table:table-cell>
          <table:table-cell office:value-type="float" office:value="109512">
            <text:p>109512</text:p>
          </table:table-cell>
          <table:table-cell office:value-type="float" office:value="28885">
            <text:p>28885</text:p>
          </table:table-cell>
          <table:table-cell office:value-type="float" office:value="16170">
            <text:p>16170</text:p>
          </table:table-cell>
          <table:table-cell office:value-type="float" office:value="9009">
            <text:p>900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449">
            <text:p>4449</text:p>
          </table:table-cell>
          <table:table-cell office:value-type="float" office:value="7495">
            <text:p>7495</text:p>
          </table:table-cell>
          <table:table-cell office:value-type="float" office:value="9622">
            <text:p>9622</text:p>
          </table:table-cell>
          <table:table-cell office:value-type="float" office:value="0.593596">
            <text:p>0.59</text:p>
          </table:table-cell>
          <table:table-cell office:value-type="float" office:value="10655">
            <text:p>10655</text:p>
          </table:table-cell>
          <table:table-cell office:value-type="float" office:value="8608">
            <text:p>8608</text:p>
          </table:table-cell>
          <table:table-cell office:value-type="float" office:value="9622">
            <text:p>9622</text:p>
          </table:table-cell>
          <table:table-cell office:value-type="float" office:value="1.237802">
            <text:p>1.24</text:p>
          </table:table-cell>
          <table:table-cell office:value-type="float" office:value="2.001975">
            <text:p>2</text:p>
          </table:table-cell>
          <table:table-cell office:value-type="float" office:value="96000">
            <text:p>96000</text:p>
          </table:table-cell>
          <table:table-cell office:value-type="float" office:value="0.391128">
            <text:p>0.39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4]/3600" office:value-type="float" office:value="8.02361111111111">
            <text:p>8.0</text:p>
          </table:table-cell>
          <table:table-cell table:style-name="ce27" table:formula="oooc:=([.N24]+[.O24])/3600" office:value-type="float" office:value="5.35083333333333">
            <text:p>5.4</text:p>
          </table:table-cell>
          <table:table-cell table:formula="oooc:=([.L24]-[.K24])/3600" office:value-type="float" office:value="0.590833333333333">
            <text:p>0.59</text:p>
          </table:table-cell>
          <table:table-cell table:style-name="ce34" table:formula="oooc:=[.Y24]/[.W24]" office:value-type="percentage" office:value="0.0736368357278865">
            <text:p>7.4%</text:p>
          </table:table-cell>
          <table:table-cell table:style-name="ce34" table:formula="oooc:=[.Y24]/([.L24]/3600)" office:value-type="percentage" office:value="0.22105591353149">
            <text:p>22.1%</text:p>
          </table:table-cell>
          <table:table-cell table:formula="oooc:=3600*[.Y24]/[.E24]" office:value-type="float" office:value="0.236097236097236">
            <text:p>0.24</text:p>
          </table:table-cell>
          <table:table-cell table:style-name="ce34" table:formula="oooc:=[.H24]/([.H24]+[.F24])" office:value-type="percentage" office:value="0.391304347826087">
            <text:p>39.1%</text:p>
          </table:table-cell>
          <table:table-cell table:style-name="ce34" table:formula="oooc:=[.I24]/([.I24]+[.G24])" office:value-type="percentage" office:value="0">
            <text:p>0.0%</text:p>
          </table:table-cell>
          <table:table-cell table:formula="oooc:=[.H24]/([.X24])" office:value-type="float" office:value="1.68198099984426">
            <text:p>1.68</text:p>
          </table:table-cell>
          <table:table-cell table:formula="oooc:=[.I24]/([.X24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89ac0a79-61da-47f4-9bdc-5f814918d686</text:p>
          </table:table-cell>
          <table:table-cell office:value-type="float" office:value="313239">
            <text:p>313239</text:p>
          </table:table-cell>
          <table:table-cell office:value-type="float" office:value="28018">
            <text:p>28018</text:p>
          </table:table-cell>
          <table:table-cell office:value-type="float" office:value="15169">
            <text:p>15169</text:p>
          </table:table-cell>
          <table:table-cell office:value-type="float" office:value="9718">
            <text:p>9718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989">
            <text:p>1989</text:p>
          </table:table-cell>
          <table:table-cell office:value-type="float" office:value="3754">
            <text:p>3754</text:p>
          </table:table-cell>
          <table:table-cell office:value-type="float" office:value="5743">
            <text:p>5743</text:p>
          </table:table-cell>
          <table:table-cell office:value-type="float" office:value="0.529835">
            <text:p>0.53</text:p>
          </table:table-cell>
          <table:table-cell office:value-type="float" office:value="10996">
            <text:p>10996</text:p>
          </table:table-cell>
          <table:table-cell office:value-type="float" office:value="11279">
            <text:p>11279</text:p>
          </table:table-cell>
          <table:table-cell office:value-type="float" office:value="5743">
            <text:p>5743</text:p>
          </table:table-cell>
          <table:table-cell office:value-type="float" office:value="0.974909">
            <text:p>0.97</text:p>
          </table:table-cell>
          <table:table-cell office:value-type="float" office:value="3.878635">
            <text:p>3.88</text:p>
          </table:table-cell>
          <table:table-cell office:value-type="float" office:value="96000">
            <text:p>96000</text:p>
          </table:table-cell>
          <table:table-cell office:value-type="float" office:value="1.242825">
            <text:p>1.24</text:p>
          </table:table-cell>
          <table:table-cell office:value-type="float" office:value="900">
            <text:p>900</text:p>
          </table:table-cell>
          <table:table-cell/>
          <table:table-cell table:style-name="ce27" table:formula="oooc:=[.C25]/3600" office:value-type="float" office:value="7.78277777777778">
            <text:p>7.8</text:p>
          </table:table-cell>
          <table:table-cell table:style-name="ce27" table:formula="oooc:=([.N25]+[.O25])/3600" office:value-type="float" office:value="6.1875">
            <text:p>6.2</text:p>
          </table:table-cell>
          <table:table-cell table:formula="oooc:=([.L25]-[.K25])/3600" office:value-type="float" office:value="0.5525">
            <text:p>0.55</text:p>
          </table:table-cell>
          <table:table-cell table:style-name="ce34" table:formula="oooc:=[.Y25]/[.W25]" office:value-type="percentage" office:value="0.070990077807124">
            <text:p>7.1%</text:p>
          </table:table-cell>
          <table:table-cell table:style-name="ce34" table:formula="oooc:=[.Y25]/([.L25]/3600)" office:value-type="percentage" office:value="0.346334668291833">
            <text:p>34.6%</text:p>
          </table:table-cell>
          <table:table-cell table:formula="oooc:=3600*[.Y25]/[.E25]" office:value-type="float" office:value="0.204671743157028">
            <text:p>0.2</text:p>
          </table:table-cell>
          <table:table-cell table:style-name="ce34" table:formula="oooc:=[.H25]/([.H25]+[.F25])" office:value-type="percentage" office:value="0.333333333333333">
            <text:p>33.3%</text:p>
          </table:table-cell>
          <table:table-cell table:style-name="ce34" table:formula="oooc:=[.I25]/([.I25]+[.G25])" office:value-type="percentage" office:value="0">
            <text:p>0.0%</text:p>
          </table:table-cell>
          <table:table-cell table:formula="oooc:=[.H25]/([.X25])" office:value-type="float" office:value="1.13131313131313">
            <text:p>1.13</text:p>
          </table:table-cell>
          <table:table-cell table:formula="oooc:=[.I25]/([.X25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2c2e8858-7b37-4de0-a34e-5584390e29f1</text:p>
          </table:table-cell>
          <table:table-cell office:value-type="float" office:value="655455">
            <text:p>655455</text:p>
          </table:table-cell>
          <table:table-cell office:value-type="float" office:value="68878">
            <text:p>68878</text:p>
          </table:table-cell>
          <table:table-cell office:value-type="float" office:value="3032">
            <text:p>3032</text:p>
          </table:table-cell>
          <table:table-cell office:value-type="float" office:value="2886">
            <text:p>2886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56606">
            <text:p>56606</text:p>
          </table:table-cell>
          <table:table-cell office:value-type="float" office:value="53154">
            <text:p>53154</text:p>
          </table:table-cell>
          <table:table-cell office:value-type="float" office:value="56606">
            <text:p>56606</text:p>
          </table:table-cell>
          <table:table-cell office:value-type="float" office:value="1.064943">
            <text:p>1.06</text:p>
          </table:table-cell>
          <table:table-cell office:value-type="float" office:value="9913">
            <text:p>9913</text:p>
          </table:table-cell>
          <table:table-cell office:value-type="float" office:value="2359">
            <text:p>2359</text:p>
          </table:table-cell>
          <table:table-cell office:value-type="float" office:value="56606">
            <text:p>56606</text:p>
          </table:table-cell>
          <table:table-cell office:value-type="float" office:value="4.202204">
            <text:p>4.2</text:p>
          </table:table-cell>
          <table:table-cell office:value-type="float" office:value="0.216797">
            <text:p>0.22</text:p>
          </table:table-cell>
          <table:table-cell office:value-type="float" office:value="96000">
            <text:p>96000</text:p>
          </table:table-cell>
          <table:table-cell office:value-type="float" office:value="3.617939">
            <text:p>3.62</text:p>
          </table:table-cell>
          <table:table-cell office:value-type="float" office:value="900">
            <text:p>900</text:p>
          </table:table-cell>
          <table:table-cell/>
          <table:table-cell table:style-name="ce27" table:formula="oooc:=[.C26]/3600" office:value-type="float" office:value="19.1327777777778">
            <text:p>19.1</text:p>
          </table:table-cell>
          <table:table-cell table:style-name="ce27" table:formula="oooc:=([.N26]+[.O26])/3600" office:value-type="float" office:value="3.40888888888889">
            <text:p>3.4</text:p>
          </table:table-cell>
          <table:table-cell table:formula="oooc:=([.L26]-[.K26])/3600" office:value-type="float" office:value="0.958888888888889">
            <text:p>0.96</text:p>
          </table:table-cell>
          <table:table-cell table:style-name="ce34" table:formula="oooc:=[.Y26]/[.W26]" office:value-type="percentage" office:value="0.0501175992334272">
            <text:p>5.0%</text:p>
          </table:table-cell>
          <table:table-cell table:style-name="ce34" table:formula="oooc:=[.Y26]/([.L26]/3600)" office:value-type="percentage" office:value="0.0609829346712363">
            <text:p>6.1%</text:p>
          </table:table-cell>
          <table:table-cell table:formula="oooc:=3600*[.Y26]/[.E26]" office:value-type="float" office:value="1.1961191961192">
            <text:p>1.2</text:p>
          </table:table-cell>
          <table:table-cell table:style-name="ce34" table:formula="oooc:=[.H26]/([.H26]+[.F26])" office:value-type="percentage" office:value="0.48">
            <text:p>48.0%</text:p>
          </table:table-cell>
          <table:table-cell table:style-name="ce34" table:formula="oooc:=[.I26]/([.I26]+[.G26])" office:value-type="percentage" office:value="0">
            <text:p>0.0%</text:p>
          </table:table-cell>
          <table:table-cell table:formula="oooc:=[.H26]/([.X26])" office:value-type="float" office:value="3.52020860495437">
            <text:p>3.52</text:p>
          </table:table-cell>
          <table:table-cell table:formula="oooc:=[.I26]/([.X26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4f220a18-7691-4efc-82d1-344915984bfb</text:p>
          </table:table-cell>
          <table:table-cell office:value-type="float" office:value="669626">
            <text:p>669626</text:p>
          </table:table-cell>
          <table:table-cell office:value-type="float" office:value="587567">
            <text:p>587567</text:p>
          </table:table-cell>
          <table:table-cell office:value-type="float" office:value="302029">
            <text:p>302029</text:p>
          </table:table-cell>
          <table:table-cell office:value-type="float" office:value="129668">
            <text:p>129668</text:p>
          </table:table-cell>
          <table:table-cell office:value-type="float" office:value="12">
            <text:p>12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11199">
            <text:p>211199</text:p>
          </table:table-cell>
          <table:table-cell office:value-type="float" office:value="367319">
            <text:p>367319</text:p>
          </table:table-cell>
          <table:table-cell office:value-type="float" office:value="367609">
            <text:p>367609</text:p>
          </table:table-cell>
          <table:table-cell office:value-type="float" office:value="0.574974">
            <text:p>0.57</text:p>
          </table:table-cell>
          <table:table-cell office:value-type="float" office:value="77110">
            <text:p>77110</text:p>
          </table:table-cell>
          <table:table-cell office:value-type="float" office:value="142848">
            <text:p>142848</text:p>
          </table:table-cell>
          <table:table-cell office:value-type="float" office:value="367609">
            <text:p>367609</text:p>
          </table:table-cell>
          <table:table-cell office:value-type="float" office:value="0.539805">
            <text:p>0.54</text:p>
          </table:table-cell>
          <table:table-cell office:value-type="float" office:value="0.598348">
            <text:p>0.6</text:p>
          </table:table-cell>
          <table:table-cell office:value-type="float" office:value="96000">
            <text:p>96000</text:p>
          </table:table-cell>
          <table:table-cell office:value-type="float" office:value="0.867287">
            <text:p>0.87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7]/3600" office:value-type="float" office:value="163.213055555556">
            <text:p>163.2</text:p>
          </table:table-cell>
          <table:table-cell table:style-name="ce27" table:formula="oooc:=([.N27]+[.O27])/3600" office:value-type="float" office:value="61.0994444444444">
            <text:p>61.1</text:p>
          </table:table-cell>
          <table:table-cell table:formula="oooc:=([.L27]-[.K27])/3600" office:value-type="float" office:value="0.0805555555555556">
            <text:p>0.08</text:p>
          </table:table-cell>
          <table:table-cell table:style-name="ce34" table:formula="oooc:=[.Y27]/[.W27]" office:value-type="percentage" office:value="0.000493560734350295">
            <text:p>0.0%</text:p>
          </table:table-cell>
          <table:table-cell table:style-name="ce34" table:formula="oooc:=[.Y27]/([.L27]/3600)" office:value-type="percentage" office:value="0.000788881665029964">
            <text:p>0.1%</text:p>
          </table:table-cell>
          <table:table-cell table:formula="oooc:=3600*[.Y27]/[.E27]" office:value-type="float" office:value="0.00223648085880865">
            <text:p>0</text:p>
          </table:table-cell>
          <table:table-cell table:style-name="ce34" table:formula="oooc:=[.H27]/([.H27]+[.F27])" office:value-type="percentage" office:value="0.142857142857143">
            <text:p>14.3%</text:p>
          </table:table-cell>
          <table:table-cell table:style-name="ce34" table:formula="oooc:=[.I27]/([.I27]+[.G27])" office:value-type="percentage" office:value="0.1">
            <text:p>10.0%</text:p>
          </table:table-cell>
          <table:table-cell table:formula="oooc:=[.H27]/([.X27])" office:value-type="float" office:value="0.0327335218541722">
            <text:p>0.03</text:p>
          </table:table-cell>
          <table:table-cell table:formula="oooc:=[.I27]/([.X27])" office:value-type="float" office:value="0.0982005655625165">
            <text:p>0.1</text:p>
          </table:table-cell>
          <table:table-cell table:number-columns-repeated="224"/>
        </table:table-row>
        <table:table-row table:style-name="ro2">
          <table:table-cell office:value-type="string">
            <text:p>551d8cce-f9f2-40d1-9dfe-9faabaf5a8c9</text:p>
          </table:table-cell>
          <table:table-cell office:value-type="float" office:value="114351">
            <text:p>114351</text:p>
          </table:table-cell>
          <table:table-cell office:value-type="float" office:value="5556">
            <text:p>5556</text:p>
          </table:table-cell>
          <table:table-cell office:value-type="float" office:value="2920">
            <text:p>2920</text:p>
          </table:table-cell>
          <table:table-cell office:value-type="float" office:value="2774">
            <text:p>277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90">
            <text:p>890</text:p>
          </table:table-cell>
          <table:table-cell office:value-type="float" office:value="0">
            <text:p>0</text:p>
          </table:table-cell>
          <table:table-cell office:value-type="float" office:value="890">
            <text:p>890</text:p>
          </table:table-cell>
          <table:table-cell office:value-type="string">
            <text:p>inf</text:p>
          </table:table-cell>
          <table:table-cell office:value-type="float" office:value="2071">
            <text:p>2071</text:p>
          </table:table-cell>
          <table:table-cell office:value-type="float" office:value="2595">
            <text:p>2595</text:p>
          </table:table-cell>
          <table:table-cell office:value-type="float" office:value="890">
            <text:p>890</text:p>
          </table:table-cell>
          <table:table-cell office:value-type="float" office:value="0.798073">
            <text:p>0.8</text:p>
          </table:table-cell>
          <table:table-cell office:value-type="float" office:value="5.242697">
            <text:p>5.24</text:p>
          </table:table-cell>
          <table:table-cell office:value-type="float" office:value="96000">
            <text:p>96000</text:p>
          </table:table-cell>
          <table:table-cell office:value-type="float" office:value="0.98917">
            <text:p>0.99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8]/3600" office:value-type="float" office:value="1.54333333333333">
            <text:p>1.5</text:p>
          </table:table-cell>
          <table:table-cell table:style-name="ce27" table:formula="oooc:=([.N28]+[.O28])/3600" office:value-type="float" office:value="1.29611111111111">
            <text:p>1.3</text:p>
          </table:table-cell>
          <table:table-cell table:formula="oooc:=([.L28]-[.K28])/3600" office:value-type="float" office:value="0.247222222222222">
            <text:p>0.25</text:p>
          </table:table-cell>
          <table:table-cell table:style-name="ce34" table:formula="oooc:=[.Y28]/[.W28]" office:value-type="percentage" office:value="0.160187185025198">
            <text:p>16.0%</text:p>
          </table:table-cell>
          <table:table-cell table:style-name="ce34" table:formula="oooc:=[.Y28]/([.L28]/3600)" office:value-type="percentage" office:value="1">
            <text:p>100.0%</text:p>
          </table:table-cell>
          <table:table-cell table:formula="oooc:=3600*[.Y28]/[.E28]" office:value-type="float" office:value="0.32083633741889">
            <text:p>0.32</text:p>
          </table:table-cell>
          <table:table-cell table:style-name="ce34" table:formula="oooc:=[.H28]/([.H28]+[.F28])" office:value-type="percentage" office:value="0.2">
            <text:p>20.0%</text:p>
          </table:table-cell>
          <table:table-cell table:style-name="ce34" table:formula="oooc:=[.I28]/([.I28]+[.G28])" office:value-type="percentage" office:value="0">
            <text:p>#DIV/0!</text:p>
          </table:table-cell>
          <table:table-cell table:formula="oooc:=[.H28]/([.X28])" office:value-type="float" office:value="2.31461637376768">
            <text:p>2.31</text:p>
          </table:table-cell>
          <table:table-cell table:formula="oooc:=[.I28]/([.X28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5751789c-275b-433d-8018-7ee482b1e4f0</text:p>
          </table:table-cell>
          <table:table-cell office:value-type="float" office:value="438662">
            <text:p>438662</text:p>
          </table:table-cell>
          <table:table-cell office:value-type="float" office:value="37252">
            <text:p>37252</text:p>
          </table:table-cell>
          <table:table-cell office:value-type="float" office:value="18031">
            <text:p>18031</text:p>
          </table:table-cell>
          <table:table-cell office:value-type="float" office:value="11875">
            <text:p>11875</text:p>
          </table:table-cell>
          <table:table-cell table:number-columns-repeated="2"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338">
            <text:p>7338</text:p>
          </table:table-cell>
          <table:table-cell office:value-type="float" office:value="11178">
            <text:p>11178</text:p>
          </table:table-cell>
          <table:table-cell office:value-type="float" office:value="13161">
            <text:p>13161</text:p>
          </table:table-cell>
          <table:table-cell office:value-type="float" office:value="0.656468">
            <text:p>0.66</text:p>
          </table:table-cell>
          <table:table-cell office:value-type="float" office:value="12139">
            <text:p>12139</text:p>
          </table:table-cell>
          <table:table-cell office:value-type="float" office:value="11952">
            <text:p>11952</text:p>
          </table:table-cell>
          <table:table-cell office:value-type="float" office:value="13161">
            <text:p>13161</text:p>
          </table:table-cell>
          <table:table-cell office:value-type="float" office:value="1.015646">
            <text:p>1.02</text:p>
          </table:table-cell>
          <table:table-cell office:value-type="float" office:value="1.830484">
            <text:p>1.83</text:p>
          </table:table-cell>
          <table:table-cell office:value-type="float" office:value="96000">
            <text:p>96000</text:p>
          </table:table-cell>
          <table:table-cell office:value-type="float" office:value="2.693202">
            <text:p>2.69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9]/3600" office:value-type="float" office:value="10.3477777777778">
            <text:p>10.3</text:p>
          </table:table-cell>
          <table:table-cell table:style-name="ce27" table:formula="oooc:=([.N29]+[.O29])/3600" office:value-type="float" office:value="6.69194444444444">
            <text:p>6.7</text:p>
          </table:table-cell>
          <table:table-cell table:formula="oooc:=([.L29]-[.K29])/3600" office:value-type="float" office:value="0.550833333333333">
            <text:p>0.55</text:p>
          </table:table-cell>
          <table:table-cell table:style-name="ce34" table:formula="oooc:=[.Y29]/[.W29]" office:value-type="percentage" office:value="0.0532320412326855">
            <text:p>5.3%</text:p>
          </table:table-cell>
          <table:table-cell table:style-name="ce34" table:formula="oooc:=[.Y29]/([.L29]/3600)" office:value-type="percentage" office:value="0.150672441303852">
            <text:p>15.1%</text:p>
          </table:table-cell>
          <table:table-cell table:formula="oooc:=3600*[.Y29]/[.E29]" office:value-type="float" office:value="0.166989473684211">
            <text:p>0.17</text:p>
          </table:table-cell>
          <table:table-cell table:style-name="ce34" table:formula="oooc:=[.H29]/([.H29]+[.F29])" office:value-type="percentage" office:value="0.142857142857143">
            <text:p>14.3%</text:p>
          </table:table-cell>
          <table:table-cell table:style-name="ce34" table:formula="oooc:=[.I29]/([.I29]+[.G29])" office:value-type="percentage" office:value="0">
            <text:p>0.0%</text:p>
          </table:table-cell>
          <table:table-cell table:formula="oooc:=[.H29]/([.X29])" office:value-type="float" office:value="0.298866796729069">
            <text:p>0.3</text:p>
          </table:table-cell>
          <table:table-cell table:formula="oooc:=[.I29]/([.X29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7a8636e5-fe4e-4334-91a2-b01d1e803425</text:p>
          </table:table-cell>
          <table:table-cell office:value-type="float" office:value="337329">
            <text:p>337329</text:p>
          </table:table-cell>
          <table:table-cell office:value-type="float" office:value="14532">
            <text:p>14532</text:p>
          </table:table-cell>
          <table:table-cell office:value-type="float" office:value="9260">
            <text:p>9260</text:p>
          </table:table-cell>
          <table:table-cell office:value-type="float" office:value="9042">
            <text:p>904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935">
            <text:p>935</text:p>
          </table:table-cell>
          <table:table-cell office:value-type="float" office:value="385">
            <text:p>385</text:p>
          </table:table-cell>
          <table:table-cell office:value-type="float" office:value="935">
            <text:p>935</text:p>
          </table:table-cell>
          <table:table-cell office:value-type="float" office:value="2.428571">
            <text:p>2.43</text:p>
          </table:table-cell>
          <table:table-cell office:value-type="float" office:value="6004">
            <text:p>6004</text:p>
          </table:table-cell>
          <table:table-cell office:value-type="float" office:value="7845">
            <text:p>7845</text:p>
          </table:table-cell>
          <table:table-cell office:value-type="float" office:value="935">
            <text:p>935</text:p>
          </table:table-cell>
          <table:table-cell office:value-type="float" office:value="0.765328">
            <text:p>0.77</text:p>
          </table:table-cell>
          <table:table-cell office:value-type="float" office:value="14.811765">
            <text:p>14.81</text:p>
          </table:table-cell>
          <table:table-cell office:value-type="float" office:value="96000">
            <text:p>96000</text:p>
          </table:table-cell>
          <table:table-cell office:value-type="float" office:value="0.652223">
            <text:p>0.65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0]/3600" office:value-type="float" office:value="4.03666666666667">
            <text:p>4.0</text:p>
          </table:table-cell>
          <table:table-cell table:style-name="ce27" table:formula="oooc:=([.N30]+[.O30])/3600" office:value-type="float" office:value="3.84694444444444">
            <text:p>3.8</text:p>
          </table:table-cell>
          <table:table-cell table:formula="oooc:=([.L30]-[.K30])/3600" office:value-type="float" office:value="0.152777777777778">
            <text:p>0.15</text:p>
          </table:table-cell>
          <table:table-cell table:style-name="ce34" table:formula="oooc:=[.Y30]/[.W30]" office:value-type="percentage" office:value="0.0378475089457748">
            <text:p>3.8%</text:p>
          </table:table-cell>
          <table:table-cell table:style-name="ce34" table:formula="oooc:=[.Y30]/([.L30]/3600)" office:value-type="percentage" office:value="0.588235294117647">
            <text:p>58.8%</text:p>
          </table:table-cell>
          <table:table-cell table:formula="oooc:=3600*[.Y30]/[.E30]" office:value-type="float" office:value="0.0608272506082725">
            <text:p>0.06</text:p>
          </table:table-cell>
          <table:table-cell table:style-name="ce34" table:formula="oooc:=[.H30]/([.H30]+[.F30])" office:value-type="percentage" office:value="0.478260869565217">
            <text:p>47.8%</text:p>
          </table:table-cell>
          <table:table-cell table:style-name="ce34" table:formula="oooc:=[.I30]/([.I30]+[.G30])" office:value-type="percentage" office:value="0.5">
            <text:p>50.0%</text:p>
          </table:table-cell>
          <table:table-cell table:formula="oooc:=[.H30]/([.X30])" office:value-type="float" office:value="2.8594122319301">
            <text:p>2.86</text:p>
          </table:table-cell>
          <table:table-cell table:formula="oooc:=[.I30]/([.X30])" office:value-type="float" office:value="0.2599465665391">
            <text:p>0.26</text:p>
          </table:table-cell>
          <table:table-cell table:number-columns-repeated="224"/>
        </table:table-row>
        <table:table-row table:style-name="ro2">
          <table:table-cell office:value-type="string">
            <text:p>7acd0c06-043d-42d4-bbf6-17b621341747</text:p>
          </table:table-cell>
          <table:table-cell office:value-type="float" office:value="684208">
            <text:p>684208</text:p>
          </table:table-cell>
          <table:table-cell office:value-type="float" office:value="18172">
            <text:p>18172</text:p>
          </table:table-cell>
          <table:table-cell office:value-type="float" office:value="11647">
            <text:p>11647</text:p>
          </table:table-cell>
          <table:table-cell office:value-type="float" office:value="11538">
            <text:p>11538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143">
            <text:p>7143</text:p>
          </table:table-cell>
          <table:table-cell office:value-type="float" office:value="5486">
            <text:p>5486</text:p>
          </table:table-cell>
          <table:table-cell office:value-type="float" office:value="7143">
            <text:p>7143</text:p>
          </table:table-cell>
          <table:table-cell office:value-type="float" office:value="1.302042">
            <text:p>1.3</text:p>
          </table:table-cell>
          <table:table-cell office:value-type="float" office:value="2869">
            <text:p>2869</text:p>
          </table:table-cell>
          <table:table-cell office:value-type="float" office:value="8160">
            <text:p>8160</text:p>
          </table:table-cell>
          <table:table-cell office:value-type="float" office:value="7143">
            <text:p>7143</text:p>
          </table:table-cell>
          <table:table-cell office:value-type="float" office:value="0.351593">
            <text:p>0.35</text:p>
          </table:table-cell>
          <table:table-cell office:value-type="float" office:value="1.544029">
            <text:p>1.54</text:p>
          </table:table-cell>
          <table:table-cell office:value-type="float" office:value="96000">
            <text:p>96000</text:p>
          </table:table-cell>
          <table:table-cell office:value-type="float" office:value="0.103743">
            <text:p>0.1</text:p>
          </table:table-cell>
          <table:table-cell office:value-type="float" office:value="900">
            <text:p>900</text:p>
          </table:table-cell>
          <table:table-cell/>
          <table:table-cell table:style-name="ce27" table:formula="oooc:=[.C31]/3600" office:value-type="float" office:value="5.04777777777778">
            <text:p>5.0</text:p>
          </table:table-cell>
          <table:table-cell table:style-name="ce27" table:formula="oooc:=([.N31]+[.O31])/3600" office:value-type="float" office:value="3.06361111111111">
            <text:p>3.1</text:p>
          </table:table-cell>
          <table:table-cell table:formula="oooc:=([.L31]-[.K31])/3600" office:value-type="float" office:value="0.460277777777778">
            <text:p>0.46</text:p>
          </table:table-cell>
          <table:table-cell table:style-name="ce34" table:formula="oooc:=[.Y31]/[.W31]" office:value-type="percentage" office:value="0.0911842394893242">
            <text:p>9.1%</text:p>
          </table:table-cell>
          <table:table-cell table:style-name="ce34" table:formula="oooc:=[.Y31]/([.L31]/3600)" office:value-type="percentage" office:value="0.23197536049279">
            <text:p>23.2%</text:p>
          </table:table-cell>
          <table:table-cell table:formula="oooc:=3600*[.Y31]/[.E31]" office:value-type="float" office:value="0.143612411163113">
            <text:p>0.14</text:p>
          </table:table-cell>
          <table:table-cell table:style-name="ce34" table:formula="oooc:=[.H31]/([.H31]+[.F31])" office:value-type="percentage" office:value="0.266666666666667">
            <text:p>26.7%</text:p>
          </table:table-cell>
          <table:table-cell table:style-name="ce34" table:formula="oooc:=[.I31]/([.I31]+[.G31])" office:value-type="percentage" office:value="0">
            <text:p>0.0%</text:p>
          </table:table-cell>
          <table:table-cell table:formula="oooc:=[.H31]/([.X31])" office:value-type="float" office:value="1.30564874421978">
            <text:p>1.31</text:p>
          </table:table-cell>
          <table:table-cell table:formula="oooc:=[.I31]/([.X31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5154d150-d117-4cc7-b0cc-e1634adfbf21</text:p>
          </table:table-cell>
          <table:table-cell office:value-type="float" office:value="491376">
            <text:p>491376</text:p>
          </table:table-cell>
          <table:table-cell office:value-type="float" office:value="66084">
            <text:p>66084</text:p>
          </table:table-cell>
          <table:table-cell office:value-type="float" office:value="18188">
            <text:p>18188</text:p>
          </table:table-cell>
          <table:table-cell office:value-type="float" office:value="16753">
            <text:p>16753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618">
            <text:p>12618</text:p>
          </table:table-cell>
          <table:table-cell office:value-type="float" office:value="7372">
            <text:p>7372</text:p>
          </table:table-cell>
          <table:table-cell office:value-type="float" office:value="13578">
            <text:p>13578</text:p>
          </table:table-cell>
          <table:table-cell office:value-type="float" office:value="1.711612">
            <text:p>1.71</text:p>
          </table:table-cell>
          <table:table-cell office:value-type="float" office:value="87954">
            <text:p>87954</text:p>
          </table:table-cell>
          <table:table-cell office:value-type="float" office:value="41235">
            <text:p>41235</text:p>
          </table:table-cell>
          <table:table-cell office:value-type="float" office:value="13578">
            <text:p>13578</text:p>
          </table:table-cell>
          <table:table-cell office:value-type="float" office:value="2.132994">
            <text:p>2.13</text:p>
          </table:table-cell>
          <table:table-cell office:value-type="float" office:value="9.514582">
            <text:p>9.51</text:p>
          </table:table-cell>
          <table:table-cell office:value-type="float" office:value="96000">
            <text:p>96000</text:p>
          </table:table-cell>
          <table:table-cell office:value-type="float" office:value="0.005698">
            <text:p>0.01</text:p>
          </table:table-cell>
          <table:table-cell office:value-type="float" office:value="1200">
            <text:p>1200</text:p>
          </table:table-cell>
          <table:table-cell/>
          <table:table-cell table:style-name="ce27" table:formula="oooc:=[.C32]/3600" office:value-type="float" office:value="18.3566666666667">
            <text:p>18.4</text:p>
          </table:table-cell>
          <table:table-cell table:style-name="ce27" table:formula="oooc:=([.N32]+[.O32])/3600" office:value-type="float" office:value="35.8858333333333">
            <text:p>35.9</text:p>
          </table:table-cell>
          <table:table-cell table:formula="oooc:=([.L32]-[.K32])/3600" office:value-type="float" office:value="1.72388888888889">
            <text:p>1.72</text:p>
          </table:table-cell>
          <table:table-cell table:style-name="ce34" table:formula="oooc:=[.Y32]/[.W32]" office:value-type="percentage" office:value="0.0939107802191151">
            <text:p>9.4%</text:p>
          </table:table-cell>
          <table:table-cell table:style-name="ce34" table:formula="oooc:=[.Y32]/([.L32]/3600)" office:value-type="percentage" office:value="0.457062895860952">
            <text:p>45.7%</text:p>
          </table:table-cell>
          <table:table-cell table:formula="oooc:=3600*[.Y32]/[.E32]" office:value-type="float" office:value="0.370441115024175">
            <text:p>0.37</text:p>
          </table:table-cell>
          <table:table-cell table:style-name="ce34" table:formula="oooc:=[.H32]/([.H32]+[.F32])" office:value-type="percentage" office:value="0.285714285714286">
            <text:p>28.6%</text:p>
          </table:table-cell>
          <table:table-cell table:style-name="ce34" table:formula="oooc:=[.I32]/([.I32]+[.G32])" office:value-type="percentage" office:value="0">
            <text:p>0.0%</text:p>
          </table:table-cell>
          <table:table-cell table:formula="oooc:=[.H32]/([.X32])" office:value-type="float" office:value="0.111464598379119">
            <text:p>0.11</text:p>
          </table:table-cell>
          <table:table-cell table:formula="oooc:=[.I32]/([.X32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e4198ef1-71b5-4141-9376-fd405878ea5f</text:p>
          </table:table-cell>
          <table:table-cell office:value-type="float" office:value="676256">
            <text:p>676256</text:p>
          </table:table-cell>
          <table:table-cell office:value-type="float" office:value="27329">
            <text:p>27329</text:p>
          </table:table-cell>
          <table:table-cell office:value-type="float" office:value="10465">
            <text:p>10465</text:p>
          </table:table-cell>
          <table:table-cell office:value-type="float" office:value="10271">
            <text:p>1027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606">
            <text:p>2606</text:p>
          </table:table-cell>
          <table:table-cell office:value-type="float" office:value="1033">
            <text:p>1033</text:p>
          </table:table-cell>
          <table:table-cell office:value-type="float" office:value="2606">
            <text:p>2606</text:p>
          </table:table-cell>
          <table:table-cell office:value-type="float" office:value="2.522749">
            <text:p>2.52</text:p>
          </table:table-cell>
          <table:table-cell office:value-type="float" office:value="14142">
            <text:p>14142</text:p>
          </table:table-cell>
          <table:table-cell office:value-type="float" office:value="11067">
            <text:p>11067</text:p>
          </table:table-cell>
          <table:table-cell office:value-type="float" office:value="2606">
            <text:p>2606</text:p>
          </table:table-cell>
          <table:table-cell office:value-type="float" office:value="1.277853">
            <text:p>1.28</text:p>
          </table:table-cell>
          <table:table-cell office:value-type="float" office:value="9.673446">
            <text:p>9.67</text:p>
          </table:table-cell>
          <table:table-cell office:value-type="float" office:value="96000">
            <text:p>96000</text:p>
          </table:table-cell>
          <table:table-cell office:value-type="float" office:value="3.120052">
            <text:p>3.12</text:p>
          </table:table-cell>
          <table:table-cell office:value-type="float" office:value="900">
            <text:p>900</text:p>
          </table:table-cell>
          <table:table-cell/>
          <table:table-cell table:style-name="ce27" table:formula="oooc:=[.C33]/3600" office:value-type="float" office:value="7.59138888888889">
            <text:p>7.6</text:p>
          </table:table-cell>
          <table:table-cell table:style-name="ce27" table:formula="oooc:=([.N33]+[.O33])/3600" office:value-type="float" office:value="7.0025">
            <text:p>7.0</text:p>
          </table:table-cell>
          <table:table-cell table:formula="oooc:=([.L33]-[.K33])/3600" office:value-type="float" office:value="0.436944444444444">
            <text:p>0.44</text:p>
          </table:table-cell>
          <table:table-cell table:style-name="ce34" table:formula="oooc:=[.Y33]/[.W33]" office:value-type="percentage" office:value="0.0575579055216071">
            <text:p>5.8%</text:p>
          </table:table-cell>
          <table:table-cell table:style-name="ce34" table:formula="oooc:=[.Y33]/([.L33]/3600)" office:value-type="percentage" office:value="0.603607060629317">
            <text:p>60.4%</text:p>
          </table:table-cell>
          <table:table-cell table:formula="oooc:=3600*[.Y33]/[.E33]" office:value-type="float" office:value="0.153149644630513">
            <text:p>0.15</text:p>
          </table:table-cell>
          <table:table-cell table:style-name="ce34" table:formula="oooc:=[.H33]/([.H33]+[.F33])" office:value-type="percentage" office:value="0.523809523809524">
            <text:p>52.4%</text:p>
          </table:table-cell>
          <table:table-cell table:style-name="ce34" table:formula="oooc:=[.I33]/([.I33]+[.G33])" office:value-type="percentage" office:value="0">
            <text:p>0.0%</text:p>
          </table:table-cell>
          <table:table-cell table:formula="oooc:=[.H33]/([.X33])" office:value-type="float" office:value="1.57086754730453">
            <text:p>1.57</text:p>
          </table:table-cell>
          <table:table-cell table:formula="oooc:=[.I33]/([.X33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409f1957-bf3a-4e54-874c-11ae7332d0db</text:p>
          </table:table-cell>
          <table:table-cell office:value-type="float" office:value="118901">
            <text:p>118901</text:p>
          </table:table-cell>
          <table:table-cell office:value-type="float" office:value="7372">
            <text:p>7372</text:p>
          </table:table-cell>
          <table:table-cell office:value-type="float" office:value="1409">
            <text:p>1409</text:p>
          </table:table-cell>
          <table:table-cell office:value-type="float" office:value="1341">
            <text:p>1341</text:p>
          </table:table-cell>
          <table:table-cell office:value-type="float" office:value="9">
            <text:p>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81">
            <text:p>1481</text:p>
          </table:table-cell>
          <table:table-cell office:value-type="float" office:value="582">
            <text:p>582</text:p>
          </table:table-cell>
          <table:table-cell office:value-type="float" office:value="1481">
            <text:p>1481</text:p>
          </table:table-cell>
          <table:table-cell office:value-type="float" office:value="2.544674">
            <text:p>2.54</text:p>
          </table:table-cell>
          <table:table-cell office:value-type="float" office:value="4869">
            <text:p>4869</text:p>
          </table:table-cell>
          <table:table-cell office:value-type="float" office:value="1022">
            <text:p>1022</text:p>
          </table:table-cell>
          <table:table-cell office:value-type="float" office:value="1481">
            <text:p>1481</text:p>
          </table:table-cell>
          <table:table-cell office:value-type="float" office:value="4.764188">
            <text:p>4.76</text:p>
          </table:table-cell>
          <table:table-cell office:value-type="float" office:value="3.977718">
            <text:p>3.98</text:p>
          </table:table-cell>
          <table:table-cell office:value-type="float" office:value="96000">
            <text:p>96000</text:p>
          </table:table-cell>
          <table:table-cell office:value-type="float" office:value="1.498036">
            <text:p>1.5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4]/3600" office:value-type="float" office:value="2.04777777777778">
            <text:p>2.0</text:p>
          </table:table-cell>
          <table:table-cell table:style-name="ce27" table:formula="oooc:=([.N34]+[.O34])/3600" office:value-type="float" office:value="1.63638888888889">
            <text:p>1.6</text:p>
          </table:table-cell>
          <table:table-cell table:formula="oooc:=([.L34]-[.K34])/3600" office:value-type="float" office:value="0.249722222222222">
            <text:p>0.25</text:p>
          </table:table-cell>
          <table:table-cell table:style-name="ce34" table:formula="oooc:=[.Y34]/[.W34]" office:value-type="percentage" office:value="0.12194791101465">
            <text:p>12.2%</text:p>
          </table:table-cell>
          <table:table-cell table:style-name="ce34" table:formula="oooc:=[.Y34]/([.L34]/3600)" office:value-type="percentage" office:value="0.607022282241729">
            <text:p>60.7%</text:p>
          </table:table-cell>
          <table:table-cell table:formula="oooc:=3600*[.Y34]/[.E34]" office:value-type="float" office:value="0.670395227442207">
            <text:p>0.67</text:p>
          </table:table-cell>
          <table:table-cell table:style-name="ce34" table:formula="oooc:=[.H34]/([.H34]+[.F34])" office:value-type="percentage" office:value="0.181818181818182">
            <text:p>18.2%</text:p>
          </table:table-cell>
          <table:table-cell table:style-name="ce34" table:formula="oooc:=[.I34]/([.I34]+[.G34])" office:value-type="percentage" office:value="0">
            <text:p>0.0%</text:p>
          </table:table-cell>
          <table:table-cell table:formula="oooc:=[.H34]/([.X34])" office:value-type="float" office:value="1.22220336105924">
            <text:p>1.22</text:p>
          </table:table-cell>
          <table:table-cell table:formula="oooc:=[.I34]/([.X34])" office:value-type="float" office:value="0">
            <text:p>0</text:p>
          </table:table-cell>
          <table:table-cell table:number-columns-repeated="224"/>
        </table:table-row>
        <table:table-row table:style-name="ro3">
          <table:table-cell office:value-type="string">
            <text:p>878d0b11-ebdd-4160-bc1a-98c05c9ef5df</text:p>
          </table:table-cell>
          <table:table-cell office:value-type="float" office:value="633923">
            <text:p>633923</text:p>
          </table:table-cell>
          <table:table-cell office:value-type="float" office:value="252667">
            <text:p>252667</text:p>
          </table:table-cell>
          <table:table-cell office:value-type="float" office:value="2364">
            <text:p>2364</text:p>
          </table:table-cell>
          <table:table-cell office:value-type="float" office:value="2212">
            <text:p>221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588">
            <text:p>2588</text:p>
          </table:table-cell>
          <table:table-cell office:value-type="float" office:value="1583">
            <text:p>1583</text:p>
          </table:table-cell>
          <table:table-cell office:value-type="float" office:value="2588">
            <text:p>2588</text:p>
          </table:table-cell>
          <table:table-cell office:value-type="float" office:value="1.63487">
            <text:p>1.63</text:p>
          </table:table-cell>
          <table:table-cell office:value-type="float" office:value="685">
            <text:p>685</text:p>
          </table:table-cell>
          <table:table-cell office:value-type="float" office:value="249394">
            <text:p>249394</text:p>
          </table:table-cell>
          <table:table-cell office:value-type="float" office:value="2588">
            <text:p>2588</text:p>
          </table:table-cell>
          <table:table-cell office:value-type="float" office:value="0.002747">
            <text:p>0</text:p>
          </table:table-cell>
          <table:table-cell office:value-type="float" office:value="96.630216">
            <text:p>96.63</text:p>
          </table:table-cell>
          <table:table-cell office:value-type="float" office:value="96000">
            <text:p>96000</text:p>
          </table:table-cell>
          <table:table-cell office:value-type="float" office:value="0.822197">
            <text:p>0.82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5]/3600" office:value-type="float" office:value="70.1852777777778">
            <text:p>70.2</text:p>
          </table:table-cell>
          <table:table-cell table:style-name="ce27" table:formula="oooc:=([.N35]+[.O35])/3600" office:value-type="float" office:value="69.4663888888889">
            <text:p>69.5</text:p>
          </table:table-cell>
          <table:table-cell table:formula="oooc:=([.L35]-[.K35])/3600" office:value-type="float" office:value="0.279166666666667">
            <text:p>0.28</text:p>
          </table:table-cell>
          <table:table-cell table:style-name="ce34" table:formula="oooc:=[.Y35]/[.W35]" office:value-type="percentage" office:value="0.00397756731191647">
            <text:p>0.4%</text:p>
          </table:table-cell>
          <table:table-cell table:style-name="ce34" table:formula="oooc:=[.Y35]/([.L35]/3600)" office:value-type="percentage" office:value="0.388330757341576">
            <text:p>38.8%</text:p>
          </table:table-cell>
          <table:table-cell table:formula="oooc:=3600*[.Y35]/[.E35]" office:value-type="float" office:value="0.454339963833635">
            <text:p>0.45</text:p>
          </table:table-cell>
          <table:table-cell table:style-name="ce34" table:formula="oooc:=[.H35]/([.H35]+[.F35])" office:value-type="percentage" office:value="0.4">
            <text:p>40.0%</text:p>
          </table:table-cell>
          <table:table-cell table:style-name="ce34" table:formula="oooc:=[.I35]/([.I35]+[.G35])" office:value-type="percentage" office:value="0">
            <text:p>0.0%</text:p>
          </table:table-cell>
          <table:table-cell table:formula="oooc:=[.H35]/([.X35])" office:value-type="float" office:value="0.0863727062248329">
            <text:p>0.09</text:p>
          </table:table-cell>
          <table:table-cell table:formula="oooc:=[.I35]/([.X35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0895ca18-f6a2-4068-9486-d94429d0dcc5</text:p>
          </table:table-cell>
          <table:table-cell office:value-type="float" office:value="67635">
            <text:p>67635</text:p>
          </table:table-cell>
          <table:table-cell office:value-type="float" office:value="6086">
            <text:p>6086</text:p>
          </table:table-cell>
          <table:table-cell office:value-type="float" office:value="6001">
            <text:p>6001</text:p>
          </table:table-cell>
          <table:table-cell office:value-type="float" office:value="5404">
            <text:p>5404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30">
            <text:p>430</text:p>
          </table:table-cell>
          <table:table-cell office:value-type="float" office:value="455">
            <text:p>455</text:p>
          </table:table-cell>
          <table:table-cell office:value-type="float" office:value="771">
            <text:p>771</text:p>
          </table:table-cell>
          <table:table-cell office:value-type="float" office:value="0.945055">
            <text:p>0.95</text:p>
          </table:table-cell>
          <table:table-cell office:value-type="float" office:value="324">
            <text:p>324</text:p>
          </table:table-cell>
          <table:table-cell office:value-type="float" office:value="4991">
            <text:p>4991</text:p>
          </table:table-cell>
          <table:table-cell office:value-type="float" office:value="771">
            <text:p>771</text:p>
          </table:table-cell>
          <table:table-cell office:value-type="float" office:value="0.064917">
            <text:p>0.06</text:p>
          </table:table-cell>
          <table:table-cell office:value-type="float" office:value="6.893645">
            <text:p>6.89</text:p>
          </table:table-cell>
          <table:table-cell office:value-type="float" office:value="96000">
            <text:p>96000</text:p>
          </table:table-cell>
          <table:table-cell office:value-type="float" office:value="0.99474">
            <text:p>0.99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6]/3600" office:value-type="float" office:value="1.69055555555556">
            <text:p>1.7</text:p>
          </table:table-cell>
          <table:table-cell table:style-name="ce27" table:formula="oooc:=([.N36]+[.O36])/3600" office:value-type="float" office:value="1.47638888888889">
            <text:p>1.5</text:p>
          </table:table-cell>
          <table:table-cell table:formula="oooc:=([.L36]-[.K36])/3600" office:value-type="float" office:value="0.0877777777777778">
            <text:p>0.09</text:p>
          </table:table-cell>
          <table:table-cell table:style-name="ce34" table:formula="oooc:=[.Y36]/[.W36]" office:value-type="percentage" office:value="0.0519224449556359">
            <text:p>5.2%</text:p>
          </table:table-cell>
          <table:table-cell table:style-name="ce34" table:formula="oooc:=[.Y36]/([.L36]/3600)" office:value-type="percentage" office:value="0.409857328145266">
            <text:p>41.0%</text:p>
          </table:table-cell>
          <table:table-cell table:formula="oooc:=3600*[.Y36]/[.E36]" office:value-type="float" office:value="0.0584752035529238">
            <text:p>0.06</text:p>
          </table:table-cell>
          <table:table-cell table:style-name="ce34" table:formula="oooc:=[.H36]/([.H36]+[.F36])" office:value-type="percentage" office:value="0.307692307692308">
            <text:p>30.8%</text:p>
          </table:table-cell>
          <table:table-cell table:style-name="ce34" table:formula="oooc:=[.I36]/([.I36]+[.G36])" office:value-type="percentage" office:value="0">
            <text:p>0.0%</text:p>
          </table:table-cell>
          <table:table-cell table:formula="oooc:=[.H36]/([.X36])" office:value-type="float" office:value="2.70931326434619">
            <text:p>2.71</text:p>
          </table:table-cell>
          <table:table-cell table:formula="oooc:=[.I36]/([.X36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d494638e-254c-4c5e-980f-de4ff55e2786</text:p>
          </table:table-cell>
          <table:table-cell office:value-type="float" office:value="604782">
            <text:p>604782</text:p>
          </table:table-cell>
          <table:table-cell office:value-type="float" office:value="5719">
            <text:p>5719</text:p>
          </table:table-cell>
          <table:table-cell office:value-type="float" office:value="3421">
            <text:p>3421</text:p>
          </table:table-cell>
          <table:table-cell office:value-type="float" office:value="3377">
            <text:p>337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203">
            <text:p>2203</text:p>
          </table:table-cell>
          <table:table-cell office:value-type="float" office:value="1308">
            <text:p>1308</text:p>
          </table:table-cell>
          <table:table-cell office:value-type="float" office:value="2203">
            <text:p>2203</text:p>
          </table:table-cell>
          <table:table-cell office:value-type="float" office:value="1.684251">
            <text:p>1.68</text:p>
          </table:table-cell>
          <table:table-cell office:value-type="float" office:value="84">
            <text:p>84</text:p>
          </table:table-cell>
          <table:table-cell office:value-type="float" office:value="3432">
            <text:p>3432</text:p>
          </table:table-cell>
          <table:table-cell office:value-type="float" office:value="2203">
            <text:p>2203</text:p>
          </table:table-cell>
          <table:table-cell office:value-type="float" office:value="0.024476">
            <text:p>0.02</text:p>
          </table:table-cell>
          <table:table-cell office:value-type="float" office:value="1.596005">
            <text:p>1.6</text:p>
          </table:table-cell>
          <table:table-cell office:value-type="float" office:value="96000">
            <text:p>96000</text:p>
          </table:table-cell>
          <table:table-cell office:value-type="float" office:value="1.093764">
            <text:p>1.09</text:p>
          </table:table-cell>
          <table:table-cell office:value-type="float" office:value="600">
            <text:p>600</text:p>
          </table:table-cell>
          <table:table-cell/>
          <table:table-cell table:style-name="ce27" table:formula="oooc:=[.C37]/3600" office:value-type="float" office:value="1.58861111111111">
            <text:p>1.6</text:p>
          </table:table-cell>
          <table:table-cell table:style-name="ce27" table:formula="oooc:=([.N37]+[.O37])/3600" office:value-type="float" office:value="0.976666666666667">
            <text:p>1.0</text:p>
          </table:table-cell>
          <table:table-cell table:formula="oooc:=([.L37]-[.K37])/3600" office:value-type="float" office:value="0.248611111111111">
            <text:p>0.25</text:p>
          </table:table-cell>
          <table:table-cell table:style-name="ce34" table:formula="oooc:=[.Y37]/[.W37]" office:value-type="percentage" office:value="0.156495890890016">
            <text:p>15.6%</text:p>
          </table:table-cell>
          <table:table-cell table:style-name="ce34" table:formula="oooc:=[.Y37]/([.L37]/3600)" office:value-type="percentage" office:value="0.406264185201997">
            <text:p>40.6%</text:p>
          </table:table-cell>
          <table:table-cell table:formula="oooc:=3600*[.Y37]/[.E37]" office:value-type="float" office:value="0.265028131477643">
            <text:p>0.27</text:p>
          </table:table-cell>
          <table:table-cell table:style-name="ce34" table:formula="oooc:=[.H37]/([.H37]+[.F37])" office:value-type="percentage" office:value="0">
            <text:p>0.0%</text:p>
          </table:table-cell>
          <table:table-cell table:style-name="ce34" table:formula="oooc:=[.I37]/([.I37]+[.G37])" office:value-type="percentage" office:value="0">
            <text:p>0.0%</text:p>
          </table:table-cell>
          <table:table-cell table:formula="oooc:=[.H37]/([.X37])" office:value-type="float" office:value="0">
            <text:p>0</text:p>
          </table:table-cell>
          <table:table-cell table:formula="oooc:=[.I37]/([.X37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94d9269c-414b-455d-a11d-e65be1e22d7c</text:p>
          </table:table-cell>
          <table:table-cell office:value-type="float" office:value="660588">
            <text:p>660588</text:p>
          </table:table-cell>
          <table:table-cell office:value-type="float" office:value="430075">
            <text:p>430075</text:p>
          </table:table-cell>
          <table:table-cell office:value-type="float" office:value="226984">
            <text:p>226984</text:p>
          </table:table-cell>
          <table:table-cell office:value-type="float" office:value="15179">
            <text:p>15179</text:p>
          </table:table-cell>
          <table:table-cell office:value-type="float" office:value="9">
            <text:p>9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4645">
            <text:p>254645</text:p>
          </table:table-cell>
          <table:table-cell office:value-type="float" office:value="410309">
            <text:p>410309</text:p>
          </table:table-cell>
          <table:table-cell office:value-type="float" office:value="410814">
            <text:p>410814</text:p>
          </table:table-cell>
          <table:table-cell office:value-type="float" office:value="0.620618">
            <text:p>0.62</text:p>
          </table:table-cell>
          <table:table-cell office:value-type="float" office:value="5126">
            <text:p>5126</text:p>
          </table:table-cell>
          <table:table-cell office:value-type="float" office:value="14135">
            <text:p>14135</text:p>
          </table:table-cell>
          <table:table-cell office:value-type="float" office:value="410814">
            <text:p>410814</text:p>
          </table:table-cell>
          <table:table-cell office:value-type="float" office:value="0.362646">
            <text:p>0.36</text:p>
          </table:table-cell>
          <table:table-cell office:value-type="float" office:value="0.046885">
            <text:p>0.05</text:p>
          </table:table-cell>
          <table:table-cell office:value-type="float" office:value="96000">
            <text:p>96000</text:p>
          </table:table-cell>
          <table:table-cell office:value-type="float" office:value="0.950728">
            <text:p>0.95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8]/3600" office:value-type="float" office:value="119.465277777778">
            <text:p>119.5</text:p>
          </table:table-cell>
          <table:table-cell table:style-name="ce27" table:formula="oooc:=([.N38]+[.O38])/3600" office:value-type="float" office:value="5.35027777777778">
            <text:p>5.4</text:p>
          </table:table-cell>
          <table:table-cell table:formula="oooc:=([.L38]-[.K38])/3600" office:value-type="float" office:value="0.140277777777778">
            <text:p>0.14</text:p>
          </table:table-cell>
          <table:table-cell table:style-name="ce34" table:formula="oooc:=[.Y38]/[.W38]" office:value-type="percentage" office:value="0.00117421379991862">
            <text:p>0.1%</text:p>
          </table:table-cell>
          <table:table-cell table:style-name="ce34" table:formula="oooc:=[.Y38]/([.L38]/3600)" office:value-type="percentage" office:value="0.00122926677279742">
            <text:p>0.1%</text:p>
          </table:table-cell>
          <table:table-cell table:formula="oooc:=3600*[.Y38]/[.E38]" office:value-type="float" office:value="0.0332696488569734">
            <text:p>0.03</text:p>
          </table:table-cell>
          <table:table-cell table:style-name="ce34" table:formula="oooc:=[.H38]/([.H38]+[.F38])" office:value-type="percentage" office:value="0.181818181818182">
            <text:p>18.2%</text:p>
          </table:table-cell>
          <table:table-cell table:style-name="ce34" table:formula="oooc:=[.I38]/([.I38]+[.G38])" office:value-type="percentage" office:value="0">
            <text:p>0.0%</text:p>
          </table:table-cell>
          <table:table-cell table:formula="oooc:=[.H38]/([.X38])" office:value-type="float" office:value="0.37381236695914">
            <text:p>0.37</text:p>
          </table:table-cell>
          <table:table-cell table:formula="oooc:=[.I38]/([.X38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46877aa4-f17e-4d25-8bb0-491267a54fca</text:p>
          </table:table-cell>
          <table:table-cell office:value-type="float" office:value="808823">
            <text:p>808823</text:p>
          </table:table-cell>
          <table:table-cell office:value-type="float" office:value="21938">
            <text:p>21938</text:p>
          </table:table-cell>
          <table:table-cell office:value-type="float" office:value="10990">
            <text:p>10990</text:p>
          </table:table-cell>
          <table:table-cell office:value-type="float" office:value="4496">
            <text:p>4496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66">
            <text:p>5566</text:p>
          </table:table-cell>
          <table:table-cell office:value-type="float" office:value="9176">
            <text:p>9176</text:p>
          </table:table-cell>
          <table:table-cell office:value-type="float" office:value="10505">
            <text:p>10505</text:p>
          </table:table-cell>
          <table:table-cell office:value-type="float" office:value="0.606582">
            <text:p>0.61</text:p>
          </table:table-cell>
          <table:table-cell office:value-type="float" office:value="2465">
            <text:p>2465</text:p>
          </table:table-cell>
          <table:table-cell office:value-type="float" office:value="9071">
            <text:p>9071</text:p>
          </table:table-cell>
          <table:table-cell office:value-type="float" office:value="10505">
            <text:p>10505</text:p>
          </table:table-cell>
          <table:table-cell office:value-type="float" office:value="0.271745">
            <text:p>0.27</text:p>
          </table:table-cell>
          <table:table-cell office:value-type="float" office:value="1.098144">
            <text:p>1.1</text:p>
          </table:table-cell>
          <table:table-cell office:value-type="float" office:value="96000">
            <text:p>96000</text:p>
          </table:table-cell>
          <table:table-cell office:value-type="float" office:value="0.965195">
            <text:p>0.97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9]/3600" office:value-type="float" office:value="6.09388888888889">
            <text:p>6.1</text:p>
          </table:table-cell>
          <table:table-cell table:style-name="ce27" table:formula="oooc:=([.N39]+[.O39])/3600" office:value-type="float" office:value="3.20444444444444">
            <text:p>3.2</text:p>
          </table:table-cell>
          <table:table-cell table:formula="oooc:=([.L39]-[.K39])/3600" office:value-type="float" office:value="0.369166666666667">
            <text:p>0.37</text:p>
          </table:table-cell>
          <table:table-cell table:style-name="ce34" table:formula="oooc:=[.Y39]/[.W39]" office:value-type="percentage" office:value="0.0605798158446531">
            <text:p>6.1%</text:p>
          </table:table-cell>
          <table:table-cell table:style-name="ce34" table:formula="oooc:=[.Y39]/([.L39]/3600)" office:value-type="percentage" office:value="0.126511185149929">
            <text:p>12.7%</text:p>
          </table:table-cell>
          <table:table-cell table:formula="oooc:=3600*[.Y39]/[.E39]" office:value-type="float" office:value="0.295596085409253">
            <text:p>0.3</text:p>
          </table:table-cell>
          <table:table-cell table:style-name="ce34" table:formula="oooc:=[.H39]/([.H39]+[.F39])" office:value-type="percentage" office:value="0.1">
            <text:p>10.0%</text:p>
          </table:table-cell>
          <table:table-cell table:style-name="ce34" table:formula="oooc:=[.I39]/([.I39]+[.G39])" office:value-type="percentage" office:value="0">
            <text:p>0.0%</text:p>
          </table:table-cell>
          <table:table-cell table:formula="oooc:=[.H39]/([.X39])" office:value-type="float" office:value="0.312066574202497">
            <text:p>0.31</text:p>
          </table:table-cell>
          <table:table-cell table:formula="oooc:=[.I39]/([.X39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43f5c768-7549-4912-8f36-dabea933a351</text:p>
          </table:table-cell>
          <table:table-cell office:value-type="float" office:value="689379">
            <text:p>689379</text:p>
          </table:table-cell>
          <table:table-cell office:value-type="float" office:value="33798">
            <text:p>33798</text:p>
          </table:table-cell>
          <table:table-cell office:value-type="float" office:value="24608">
            <text:p>24608</text:p>
          </table:table-cell>
          <table:table-cell office:value-type="float" office:value="13746">
            <text:p>1374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236">
            <text:p>2236</text:p>
          </table:table-cell>
          <table:table-cell office:value-type="float" office:value="8206">
            <text:p>8206</text:p>
          </table:table-cell>
          <table:table-cell office:value-type="float" office:value="9106">
            <text:p>9106</text:p>
          </table:table-cell>
          <table:table-cell office:value-type="float" office:value="0.272484">
            <text:p>0.27</text:p>
          </table:table-cell>
          <table:table-cell office:value-type="float" office:value="9980">
            <text:p>9980</text:p>
          </table:table-cell>
          <table:table-cell office:value-type="float" office:value="15383">
            <text:p>15383</text:p>
          </table:table-cell>
          <table:table-cell office:value-type="float" office:value="9106">
            <text:p>9106</text:p>
          </table:table-cell>
          <table:table-cell office:value-type="float" office:value="0.648768">
            <text:p>0.65</text:p>
          </table:table-cell>
          <table:table-cell office:value-type="float" office:value="2.785306">
            <text:p>2.79</text:p>
          </table:table-cell>
          <table:table-cell office:value-type="float" office:value="96000">
            <text:p>96000</text:p>
          </table:table-cell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40]/3600" office:value-type="float" office:value="9.38833333333333">
            <text:p>9.4</text:p>
          </table:table-cell>
          <table:table-cell table:style-name="ce27" table:formula="oooc:=([.N40]+[.O40])/3600" office:value-type="float" office:value="7.04527777777778">
            <text:p>7.0</text:p>
          </table:table-cell>
          <table:table-cell table:formula="oooc:=([.L40]-[.K40])/3600" office:value-type="float" office:value="0.25">
            <text:p>0.25</text:p>
          </table:table-cell>
          <table:table-cell table:style-name="ce34" table:formula="oooc:=[.Y40]/[.W40]" office:value-type="percentage" office:value="0.026628794603231">
            <text:p>2.7%</text:p>
          </table:table-cell>
          <table:table-cell table:style-name="ce34" table:formula="oooc:=[.Y40]/([.L40]/3600)" office:value-type="percentage" office:value="0.0988359323522952">
            <text:p>9.9%</text:p>
          </table:table-cell>
          <table:table-cell table:formula="oooc:=3600*[.Y40]/[.E40]" office:value-type="float" office:value="0.0654735923177652">
            <text:p>0.07</text:p>
          </table:table-cell>
          <table:table-cell table:style-name="ce34" table:formula="oooc:=[.H40]/([.H40]+[.F40])" office:value-type="percentage" office:value="0.357142857142857">
            <text:p>35.7%</text:p>
          </table:table-cell>
          <table:table-cell table:style-name="ce34" table:formula="oooc:=[.I40]/([.I40]+[.G40])" office:value-type="percentage" office:value="0.0625">
            <text:p>6.3%</text:p>
          </table:table-cell>
          <table:table-cell table:formula="oooc:=[.H40]/([.X40])" office:value-type="float" office:value="0.709695225328234">
            <text:p>0.71</text:p>
          </table:table-cell>
          <table:table-cell table:formula="oooc:=[.I40]/([.X40])" office:value-type="float" office:value="0.141939045065647">
            <text:p>0.14</text:p>
          </table:table-cell>
          <table:table-cell table:number-columns-repeated="224"/>
        </table:table-row>
        <table:table-row table:style-name="ro2">
          <table:table-cell office:value-type="string">
            <text:p>94189ef8-2820-4fdd-a3d5-0d1b3ea9a5bc</text:p>
          </table:table-cell>
          <table:table-cell office:value-type="float" office:value="604770">
            <text:p>604770</text:p>
          </table:table-cell>
          <table:table-cell office:value-type="float" office:value="10657">
            <text:p>10657</text:p>
          </table:table-cell>
          <table:table-cell office:value-type="float" office:value="7300">
            <text:p>7300</text:p>
          </table:table-cell>
          <table:table-cell office:value-type="float" office:value="5782">
            <text:p>578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2">
            <text:p>202</text:p>
          </table:table-cell>
          <table:table-cell office:value-type="float" office:value="1030">
            <text:p>1030</text:p>
          </table:table-cell>
          <table:table-cell office:value-type="float" office:value="1232">
            <text:p>1232</text:p>
          </table:table-cell>
          <table:table-cell office:value-type="float" office:value="0.196117">
            <text:p>0.2</text:p>
          </table:table-cell>
          <table:table-cell office:value-type="float" office:value="3946">
            <text:p>3946</text:p>
          </table:table-cell>
          <table:table-cell office:value-type="float" office:value="5479">
            <text:p>5479</text:p>
          </table:table-cell>
          <table:table-cell office:value-type="float" office:value="1232">
            <text:p>1232</text:p>
          </table:table-cell>
          <table:table-cell office:value-type="float" office:value="0.720204">
            <text:p>0.72</text:p>
          </table:table-cell>
          <table:table-cell office:value-type="float" office:value="7.650162">
            <text:p>7.65</text:p>
          </table:table-cell>
          <table:table-cell office:value-type="float" office:value="96000">
            <text:p>96000</text:p>
          </table:table-cell>
          <table:table-cell office:value-type="float" office:value="1.092688">
            <text:p>1.09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41]/3600" office:value-type="float" office:value="2.96027777777778">
            <text:p>3.0</text:p>
          </table:table-cell>
          <table:table-cell table:style-name="ce27" table:formula="oooc:=([.N41]+[.O41])/3600" office:value-type="float" office:value="2.61805555555556">
            <text:p>2.6</text:p>
          </table:table-cell>
          <table:table-cell table:formula="oooc:=([.L41]-[.K41])/3600" office:value-type="float" office:value="0.0561111111111111">
            <text:p>0.06</text:p>
          </table:table-cell>
          <table:table-cell table:style-name="ce34" table:formula="oooc:=[.Y41]/[.W41]" office:value-type="percentage" office:value="0.0189546776766445">
            <text:p>1.9%</text:p>
          </table:table-cell>
          <table:table-cell table:style-name="ce34" table:formula="oooc:=[.Y41]/([.L41]/3600)" office:value-type="percentage" office:value="0.163961038961039">
            <text:p>16.4%</text:p>
          </table:table-cell>
          <table:table-cell table:formula="oooc:=3600*[.Y41]/[.E41]" office:value-type="float" office:value="0.0349360083016257">
            <text:p>0.03</text:p>
          </table:table-cell>
          <table:table-cell table:style-name="ce34" table:formula="oooc:=[.H41]/([.H41]+[.F41])" office:value-type="percentage" office:value="0.2">
            <text:p>20.0%</text:p>
          </table:table-cell>
          <table:table-cell table:style-name="ce34" table:formula="oooc:=[.I41]/([.I41]+[.G41])" office:value-type="percentage" office:value="0">
            <text:p>0.0%</text:p>
          </table:table-cell>
          <table:table-cell table:formula="oooc:=[.H41]/([.X41])" office:value-type="float" office:value="0.763925729442971">
            <text:p>0.76</text:p>
          </table:table-cell>
          <table:table-cell table:formula="oooc:=[.I41]/([.X41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bc84aa3d-39ea-4dca-928a-3644d5eebaac</text:p>
          </table:table-cell>
          <table:table-cell office:value-type="float" office:value="155310">
            <text:p>155310</text:p>
          </table:table-cell>
          <table:table-cell office:value-type="float" office:value="22550">
            <text:p>22550</text:p>
          </table:table-cell>
          <table:table-cell office:value-type="float" office:value="9876">
            <text:p>9876</text:p>
          </table:table-cell>
          <table:table-cell office:value-type="float" office:value="7257">
            <text:p>725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517">
            <text:p>5517</text:p>
          </table:table-cell>
          <table:table-cell office:value-type="float" office:value="5692">
            <text:p>5692</text:p>
          </table:table-cell>
          <table:table-cell office:value-type="float" office:value="7318">
            <text:p>7318</text:p>
          </table:table-cell>
          <table:table-cell office:value-type="float" office:value="0.969255">
            <text:p>0.97</text:p>
          </table:table-cell>
          <table:table-cell office:value-type="float" office:value="5844">
            <text:p>5844</text:p>
          </table:table-cell>
          <table:table-cell office:value-type="float" office:value="9388">
            <text:p>9388</text:p>
          </table:table-cell>
          <table:table-cell office:value-type="float" office:value="7318">
            <text:p>7318</text:p>
          </table:table-cell>
          <table:table-cell office:value-type="float" office:value="0.622497">
            <text:p>0.62</text:p>
          </table:table-cell>
          <table:table-cell office:value-type="float" office:value="2.081443">
            <text:p>2.08</text:p>
          </table:table-cell>
          <table:table-cell office:value-type="float" office:value="96000">
            <text:p>96000</text:p>
          </table:table-cell>
          <table:table-cell office:value-type="float" office:value="1.357316">
            <text:p>1.36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42]/3600" office:value-type="float" office:value="6.26388888888889">
            <text:p>6.3</text:p>
          </table:table-cell>
          <table:table-cell table:style-name="ce27" table:formula="oooc:=([.N42]+[.O42])/3600" office:value-type="float" office:value="4.23111111111111">
            <text:p>4.2</text:p>
          </table:table-cell>
          <table:table-cell table:formula="oooc:=([.L42]-[.K42])/3600" office:value-type="float" office:value="0.451666666666667">
            <text:p>0.45</text:p>
          </table:table-cell>
          <table:table-cell table:style-name="ce34" table:formula="oooc:=[.Y42]/[.W42]" office:value-type="percentage" office:value="0.0721064301552106">
            <text:p>7.2%</text:p>
          </table:table-cell>
          <table:table-cell table:style-name="ce34" table:formula="oooc:=[.Y42]/([.L42]/3600)" office:value-type="percentage" office:value="0.222191855698278">
            <text:p>22.2%</text:p>
          </table:table-cell>
          <table:table-cell table:formula="oooc:=3600*[.Y42]/[.E42]" office:value-type="float" office:value="0.22405952873088">
            <text:p>0.22</text:p>
          </table:table-cell>
          <table:table-cell table:style-name="ce34" table:formula="oooc:=[.H42]/([.H42]+[.F42])" office:value-type="percentage" office:value="0.272727272727273">
            <text:p>27.3%</text:p>
          </table:table-cell>
          <table:table-cell table:style-name="ce34" table:formula="oooc:=[.I42]/([.I42]+[.G42])" office:value-type="percentage" office:value="0">
            <text:p>0.0%</text:p>
          </table:table-cell>
          <table:table-cell table:formula="oooc:=[.H42]/([.X42])" office:value-type="float" office:value="0.709033613445378">
            <text:p>0.71</text:p>
          </table:table-cell>
          <table:table-cell table:formula="oooc:=[.I42]/([.X42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87ec3298-26e8-4d2a-ac16-7a72b1dde19a</text:p>
          </table:table-cell>
          <table:table-cell office:value-type="float" office:value="358302">
            <text:p>358302</text:p>
          </table:table-cell>
          <table:table-cell office:value-type="float" office:value="115898">
            <text:p>115898</text:p>
          </table:table-cell>
          <table:table-cell office:value-type="float" office:value="72081">
            <text:p>72081</text:p>
          </table:table-cell>
          <table:table-cell office:value-type="float" office:value="71894">
            <text:p>71894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122">
            <text:p>122</text:p>
          </table:table-cell>
          <table:table-cell office:value-type="float" office:value="165">
            <text:p>165</text:p>
          </table:table-cell>
          <table:table-cell office:value-type="float" office:value="1.180328">
            <text:p>1.18</text:p>
          </table:table-cell>
          <table:table-cell office:value-type="float" office:value="9604">
            <text:p>9604</text:p>
          </table:table-cell>
          <table:table-cell office:value-type="float" office:value="106137">
            <text:p>106137</text:p>
          </table:table-cell>
          <table:table-cell office:value-type="float" office:value="165">
            <text:p>165</text:p>
          </table:table-cell>
          <table:table-cell office:value-type="float" office:value="0.090487">
            <text:p>0.09</text:p>
          </table:table-cell>
          <table:table-cell office:value-type="float" office:value="701.460606">
            <text:p>701.46</text:p>
          </table:table-cell>
          <table:table-cell office:value-type="float" office:value="96000">
            <text:p>96000</text:p>
          </table:table-cell>
          <table:table-cell office:value-type="float" office:value="1.041057">
            <text:p>1.04</text:p>
          </table:table-cell>
          <table:table-cell office:value-type="float" office:value="600">
            <text:p>600</text:p>
          </table:table-cell>
          <table:table-cell/>
          <table:table-cell table:style-name="ce27" table:formula="oooc:=[.C43]/3600" office:value-type="float" office:value="32.1938888888889">
            <text:p>32.2</text:p>
          </table:table-cell>
          <table:table-cell table:style-name="ce27" table:formula="oooc:=([.N43]+[.O43])/3600" office:value-type="float" office:value="32.1502777777778">
            <text:p>32.2</text:p>
          </table:table-cell>
          <table:table-cell table:formula="oooc:=([.L43]-[.K43])/3600" office:value-type="float" office:value="0.0119444444444444">
            <text:p>0.01</text:p>
          </table:table-cell>
          <table:table-cell table:style-name="ce34" table:formula="oooc:=[.Y43]/[.W43]" office:value-type="percentage" office:value="0.000371015893285475">
            <text:p>0.0%</text:p>
          </table:table-cell>
          <table:table-cell table:style-name="ce34" table:formula="oooc:=[.Y43]/([.L43]/3600)" office:value-type="percentage" office:value="0.260606060606061">
            <text:p>26.1%</text:p>
          </table:table-cell>
          <table:table-cell table:formula="oooc:=3600*[.Y43]/[.E43]" office:value-type="float" office:value="0.0005981027624002">
            <text:p>0</text:p>
          </table:table-cell>
          <table:table-cell table:style-name="ce34" table:formula="oooc:=[.H43]/([.H43]+[.F43])" office:value-type="percentage" office:value="0.272727272727273">
            <text:p>27.3%</text:p>
          </table:table-cell>
          <table:table-cell table:style-name="ce34" table:formula="oooc:=[.I43]/([.I43]+[.G43])" office:value-type="percentage" office:value="0">
            <text:p>0.0%</text:p>
          </table:table-cell>
          <table:table-cell table:formula="oooc:=[.H43]/([.X43])" office:value-type="float" office:value="0.0933117909815882">
            <text:p>0.09</text:p>
          </table:table-cell>
          <table:table-cell table:formula="oooc:=[.I43]/([.X43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2dee0634-fe4a-4a02-b534-1e2fc4fc7439</text:p>
          </table:table-cell>
          <table:table-cell office:value-type="float" office:value="1328443">
            <text:p>1328443</text:p>
          </table:table-cell>
          <table:table-cell office:value-type="float" office:value="113881">
            <text:p>113881</text:p>
          </table:table-cell>
          <table:table-cell office:value-type="float" office:value="75491">
            <text:p>75491</text:p>
          </table:table-cell>
          <table:table-cell office:value-type="float" office:value="17266">
            <text:p>17266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5095">
            <text:p>35095</text:p>
          </table:table-cell>
          <table:table-cell office:value-type="float" office:value="78328">
            <text:p>78328</text:p>
          </table:table-cell>
          <table:table-cell office:value-type="float" office:value="81025">
            <text:p>81025</text:p>
          </table:table-cell>
          <table:table-cell office:value-type="float" office:value="0.448052">
            <text:p>0.45</text:p>
          </table:table-cell>
          <table:table-cell office:value-type="float" office:value="14046">
            <text:p>14046</text:p>
          </table:table-cell>
          <table:table-cell office:value-type="float" office:value="20260">
            <text:p>20260</text:p>
          </table:table-cell>
          <table:table-cell office:value-type="float" office:value="81025">
            <text:p>81025</text:p>
          </table:table-cell>
          <table:table-cell office:value-type="float" office:value="0.693287">
            <text:p>0.69</text:p>
          </table:table-cell>
          <table:table-cell office:value-type="float" office:value="0.4234">
            <text:p>0.42</text:p>
          </table:table-cell>
          <table:table-cell office:value-type="float" office:value="96000">
            <text:p>96000</text:p>
          </table:table-cell>
          <table:table-cell office:value-type="float" office:value="1.2605">
            <text:p>1.26</text:p>
          </table:table-cell>
          <table:table-cell office:value-type="float" office:value="600">
            <text:p>600</text:p>
          </table:table-cell>
          <table:table-cell/>
          <table:table-cell table:style-name="ce27" table:formula="oooc:=[.C44]/3600" office:value-type="float" office:value="31.6336111111111">
            <text:p>31.6</text:p>
          </table:table-cell>
          <table:table-cell table:style-name="ce27" table:formula="oooc:=([.N44]+[.O44])/3600" office:value-type="float" office:value="9.52944444444444">
            <text:p>9.5</text:p>
          </table:table-cell>
          <table:table-cell table:formula="oooc:=([.L44]-[.K44])/3600" office:value-type="float" office:value="0.749166666666667">
            <text:p>0.75</text:p>
          </table:table-cell>
          <table:table-cell table:style-name="ce34" table:formula="oooc:=[.Y44]/[.W44]" office:value-type="percentage" office:value="0.0236826160641371">
            <text:p>2.4%</text:p>
          </table:table-cell>
          <table:table-cell table:style-name="ce34" table:formula="oooc:=[.Y44]/([.L44]/3600)" office:value-type="percentage" office:value="0.0332860228324591">
            <text:p>3.3%</text:p>
          </table:table-cell>
          <table:table-cell table:formula="oooc:=3600*[.Y44]/[.E44]" office:value-type="float" office:value="0.15620294219854">
            <text:p>0.16</text:p>
          </table:table-cell>
          <table:table-cell table:style-name="ce34" table:formula="oooc:=[.H44]/([.H44]+[.F44])" office:value-type="percentage" office:value="0.5">
            <text:p>50.0%</text:p>
          </table:table-cell>
          <table:table-cell table:style-name="ce34" table:formula="oooc:=[.I44]/([.I44]+[.G44])" office:value-type="percentage" office:value="0">
            <text:p>0.0%</text:p>
          </table:table-cell>
          <table:table-cell table:formula="oooc:=[.H44]/([.X44])" office:value-type="float" office:value="0.839503293884452">
            <text:p>0.84</text:p>
          </table:table-cell>
          <table:table-cell table:formula="oooc:=[.I44]/([.X44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a0935282-f072-4d56-bf6d-68b437e56b9b</text:p>
          </table:table-cell>
          <table:table-cell office:value-type="float" office:value="524532">
            <text:p>524532</text:p>
          </table:table-cell>
          <table:table-cell office:value-type="float" office:value="62034">
            <text:p>62034</text:p>
          </table:table-cell>
          <table:table-cell office:value-type="float" office:value="9655">
            <text:p>9655</text:p>
          </table:table-cell>
          <table:table-cell office:value-type="float" office:value="3938">
            <text:p>3938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799">
            <text:p>25799</text:p>
          </table:table-cell>
          <table:table-cell office:value-type="float" office:value="28583">
            <text:p>28583</text:p>
          </table:table-cell>
          <table:table-cell office:value-type="float" office:value="29620">
            <text:p>29620</text:p>
          </table:table-cell>
          <table:table-cell office:value-type="float" office:value="0.902599">
            <text:p>0.9</text:p>
          </table:table-cell>
          <table:table-cell office:value-type="float" office:value="2822">
            <text:p>2822</text:p>
          </table:table-cell>
          <table:table-cell office:value-type="float" office:value="31641">
            <text:p>31641</text:p>
          </table:table-cell>
          <table:table-cell office:value-type="float" office:value="29620">
            <text:p>29620</text:p>
          </table:table-cell>
          <table:table-cell office:value-type="float" office:value="0.089188">
            <text:p>0.09</text:p>
          </table:table-cell>
          <table:table-cell office:value-type="float" office:value="1.163504">
            <text:p>1.16</text:p>
          </table:table-cell>
          <table:table-cell office:value-type="float" office:value="96000">
            <text:p>96000</text:p>
          </table:table-cell>
          <table:table-cell office:value-type="float" office:value="0.997201">
            <text:p>1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45]/3600" office:value-type="float" office:value="17.2316666666667">
            <text:p>17.2</text:p>
          </table:table-cell>
          <table:table-cell table:style-name="ce27" table:formula="oooc:=([.N45]+[.O45])/3600" office:value-type="float" office:value="9.57305555555556">
            <text:p>9.6</text:p>
          </table:table-cell>
          <table:table-cell table:formula="oooc:=([.L45]-[.K45])/3600" office:value-type="float" office:value="0.288055555555556">
            <text:p>0.29</text:p>
          </table:table-cell>
          <table:table-cell table:style-name="ce34" table:formula="oooc:=[.Y45]/[.W45]" office:value-type="percentage" office:value="0.01671663926234">
            <text:p>1.7%</text:p>
          </table:table-cell>
          <table:table-cell table:style-name="ce34" table:formula="oooc:=[.Y45]/([.L45]/3600)" office:value-type="percentage" office:value="0.0350101282916948">
            <text:p>3.5%</text:p>
          </table:table-cell>
          <table:table-cell table:formula="oooc:=3600*[.Y45]/[.E45]" office:value-type="float" office:value="0.263331640426612">
            <text:p>0.26</text:p>
          </table:table-cell>
          <table:table-cell table:style-name="ce34" table:formula="oooc:=[.H45]/([.H45]+[.F45])" office:value-type="percentage" office:value="0.111111111111111">
            <text:p>11.1%</text:p>
          </table:table-cell>
          <table:table-cell table:style-name="ce34" table:formula="oooc:=[.I45]/([.I45]+[.G45])" office:value-type="percentage" office:value="0">
            <text:p>0.0%</text:p>
          </table:table-cell>
          <table:table-cell table:formula="oooc:=[.H45]/([.X45])" office:value-type="float" office:value="0.1044598554972">
            <text:p>0.1</text:p>
          </table:table-cell>
          <table:table-cell table:formula="oooc:=[.I45]/([.X45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6f507149-514c-4e4b-9a2f-c9ba6fffe6b1</text:p>
          </table:table-cell>
          <table:table-cell office:value-type="float" office:value="191155">
            <text:p>191155</text:p>
          </table:table-cell>
          <table:table-cell office:value-type="float" office:value="7657">
            <text:p>7657</text:p>
          </table:table-cell>
          <table:table-cell office:value-type="float" office:value="3050">
            <text:p>3050</text:p>
          </table:table-cell>
          <table:table-cell office:value-type="float" office:value="2975">
            <text:p>297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257">
            <text:p>2257</text:p>
          </table:table-cell>
          <table:table-cell office:value-type="float" office:value="1157">
            <text:p>1157</text:p>
          </table:table-cell>
          <table:table-cell office:value-type="float" office:value="2257">
            <text:p>2257</text:p>
          </table:table-cell>
          <table:table-cell office:value-type="float" office:value="1.950735">
            <text:p>1.95</text:p>
          </table:table-cell>
          <table:table-cell office:value-type="float" office:value="2403">
            <text:p>2403</text:p>
          </table:table-cell>
          <table:table-cell office:value-type="float" office:value="2997">
            <text:p>2997</text:p>
          </table:table-cell>
          <table:table-cell office:value-type="float" office:value="2257">
            <text:p>2257</text:p>
          </table:table-cell>
          <table:table-cell office:value-type="float" office:value="0.801802">
            <text:p>0.8</text:p>
          </table:table-cell>
          <table:table-cell office:value-type="float" office:value="2.392556">
            <text:p>2.39</text:p>
          </table:table-cell>
          <table:table-cell office:value-type="float" office:value="96000">
            <text:p>96000</text:p>
          </table:table-cell>
          <table:table-cell office:value-type="float" office:value="1.180589">
            <text:p>1.18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46]/3600" office:value-type="float" office:value="2.12694444444444">
            <text:p>2.1</text:p>
          </table:table-cell>
          <table:table-cell table:style-name="ce27" table:formula="oooc:=([.N46]+[.O46])/3600" office:value-type="float" office:value="1.5">
            <text:p>1.5</text:p>
          </table:table-cell>
          <table:table-cell table:formula="oooc:=([.L46]-[.K46])/3600" office:value-type="float" office:value="0.305555555555556">
            <text:p>0.31</text:p>
          </table:table-cell>
          <table:table-cell table:style-name="ce34" table:formula="oooc:=[.Y46]/[.W46]" office:value-type="percentage" office:value="0.143659396630534">
            <text:p>14.4%</text:p>
          </table:table-cell>
          <table:table-cell table:style-name="ce34" table:formula="oooc:=[.Y46]/([.L46]/3600)" office:value-type="percentage" office:value="0.48737261852016">
            <text:p>48.7%</text:p>
          </table:table-cell>
          <table:table-cell table:formula="oooc:=3600*[.Y46]/[.E46]" office:value-type="float" office:value="0.369747899159664">
            <text:p>0.37</text:p>
          </table:table-cell>
          <table:table-cell table:style-name="ce34" table:formula="oooc:=[.H46]/([.H46]+[.F46])" office:value-type="percentage" office:value="0.2">
            <text:p>20.0%</text:p>
          </table:table-cell>
          <table:table-cell table:style-name="ce34" table:formula="oooc:=[.I46]/([.I46]+[.G46])" office:value-type="percentage" office:value="0">
            <text:p>0.0%</text:p>
          </table:table-cell>
          <table:table-cell table:formula="oooc:=[.H46]/([.X46])" office:value-type="float" office:value="1.33333333333333">
            <text:p>1.33</text:p>
          </table:table-cell>
          <table:table-cell table:formula="oooc:=[.I46]/([.X46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3f0f1008-4465-42d2-b9ab-e6b519f546ff</text:p>
          </table:table-cell>
          <table:table-cell office:value-type="float" office:value="605480">
            <text:p>605480</text:p>
          </table:table-cell>
          <table:table-cell office:value-type="float" office:value="149665">
            <text:p>149665</text:p>
          </table:table-cell>
          <table:table-cell office:value-type="float" office:value="71342">
            <text:p>71342</text:p>
          </table:table-cell>
          <table:table-cell office:value-type="float" office:value="18545">
            <text:p>18545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2335">
            <text:p>72335</text:p>
          </table:table-cell>
          <table:table-cell office:value-type="float" office:value="110747">
            <text:p>110747</text:p>
          </table:table-cell>
          <table:table-cell office:value-type="float" office:value="111056">
            <text:p>111056</text:p>
          </table:table-cell>
          <table:table-cell office:value-type="float" office:value="0.653155">
            <text:p>0.65</text:p>
          </table:table-cell>
          <table:table-cell office:value-type="float" office:value="18116">
            <text:p>18116</text:p>
          </table:table-cell>
          <table:table-cell office:value-type="float" office:value="20493">
            <text:p>20493</text:p>
          </table:table-cell>
          <table:table-cell office:value-type="float" office:value="111056">
            <text:p>111056</text:p>
          </table:table-cell>
          <table:table-cell office:value-type="float" office:value="0.884009">
            <text:p>0.88</text:p>
          </table:table-cell>
          <table:table-cell office:value-type="float" office:value="0.347653">
            <text:p>0.35</text:p>
          </table:table-cell>
          <table:table-cell office:value-type="float" office:value="96000">
            <text:p>96000</text:p>
          </table:table-cell>
          <table:table-cell office:value-type="float" office:value="1.259503">
            <text:p>1.26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47]/3600" office:value-type="float" office:value="41.5736111111111">
            <text:p>41.6</text:p>
          </table:table-cell>
          <table:table-cell table:style-name="ce27" table:formula="oooc:=([.N47]+[.O47])/3600" office:value-type="float" office:value="10.7247222222222">
            <text:p>10.7</text:p>
          </table:table-cell>
          <table:table-cell table:formula="oooc:=([.L47]-[.K47])/3600" office:value-type="float" office:value="0.0858333333333333">
            <text:p>0.09</text:p>
          </table:table-cell>
          <table:table-cell table:style-name="ce34" table:formula="oooc:=[.Y47]/[.W47]" office:value-type="percentage" office:value="0.00206461096448735">
            <text:p>0.2%</text:p>
          </table:table-cell>
          <table:table-cell table:style-name="ce34" table:formula="oooc:=[.Y47]/([.L47]/3600)" office:value-type="percentage" office:value="0.00278238006051001">
            <text:p>0.3%</text:p>
          </table:table-cell>
          <table:table-cell table:formula="oooc:=3600*[.Y47]/[.E47]" office:value-type="float" office:value="0.0166621730924778">
            <text:p>0.02</text:p>
          </table:table-cell>
          <table:table-cell table:style-name="ce34" table:formula="oooc:=[.H47]/([.H47]+[.F47])" office:value-type="percentage" office:value="0.2">
            <text:p>20.0%</text:p>
          </table:table-cell>
          <table:table-cell table:style-name="ce34" table:formula="oooc:=[.I47]/([.I47]+[.G47])" office:value-type="percentage" office:value="0.0285714285714286">
            <text:p>2.9%</text:p>
          </table:table-cell>
          <table:table-cell table:formula="oooc:=[.H47]/([.X47])" office:value-type="float" office:value="0.186485016446942">
            <text:p>0.19</text:p>
          </table:table-cell>
          <table:table-cell table:formula="oooc:=[.I47]/([.X47])" office:value-type="float" office:value="0.0932425082234712">
            <text:p>0.09</text:p>
          </table:table-cell>
          <table:table-cell table:number-columns-repeated="224"/>
        </table:table-row>
        <table:table-row table:style-name="ro2">
          <table:table-cell office:value-type="string">
            <text:p>6af56647-e3d0-4ba8-a7cb-84fe9eca358a</text:p>
          </table:table-cell>
          <table:table-cell office:value-type="float" office:value="746439">
            <text:p>746439</text:p>
          </table:table-cell>
          <table:table-cell office:value-type="float" office:value="91596">
            <text:p>91596</text:p>
          </table:table-cell>
          <table:table-cell office:value-type="float" office:value="23706">
            <text:p>23706</text:p>
          </table:table-cell>
          <table:table-cell office:value-type="float" office:value="22192">
            <text:p>2219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53864">
            <text:p>53864</text:p>
          </table:table-cell>
          <table:table-cell office:value-type="float" office:value="53815">
            <text:p>53815</text:p>
          </table:table-cell>
          <table:table-cell office:value-type="float" office:value="54722">
            <text:p>54722</text:p>
          </table:table-cell>
          <table:table-cell office:value-type="float" office:value="1.000911">
            <text:p>1</text:p>
          </table:table-cell>
          <table:table-cell office:value-type="float" office:value="13507">
            <text:p>13507</text:p>
          </table:table-cell>
          <table:table-cell office:value-type="float" office:value="23367">
            <text:p>23367</text:p>
          </table:table-cell>
          <table:table-cell office:value-type="float" office:value="54722">
            <text:p>54722</text:p>
          </table:table-cell>
          <table:table-cell office:value-type="float" office:value="0.578037">
            <text:p>0.58</text:p>
          </table:table-cell>
          <table:table-cell office:value-type="float" office:value="0.673842">
            <text:p>0.67</text:p>
          </table:table-cell>
          <table:table-cell office:value-type="float" office:value="96000">
            <text:p>96000</text:p>
          </table:table-cell>
          <table:table-cell office:value-type="float" office:value="4799295.536854">
            <text:p>4799295.54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48]/3600" office:value-type="float" office:value="25.4433333333333">
            <text:p>25.4</text:p>
          </table:table-cell>
          <table:table-cell table:style-name="ce27" table:formula="oooc:=([.N48]+[.O48])/3600" office:value-type="float" office:value="10.2427777777778">
            <text:p>10.2</text:p>
          </table:table-cell>
          <table:table-cell table:formula="oooc:=([.L48]-[.K48])/3600" office:value-type="float" office:value="0.251944444444444">
            <text:p>0.25</text:p>
          </table:table-cell>
          <table:table-cell table:style-name="ce34" table:formula="oooc:=[.Y48]/[.W48]" office:value-type="percentage" office:value="0.00990217913446002">
            <text:p>1.0%</text:p>
          </table:table-cell>
          <table:table-cell table:style-name="ce34" table:formula="oooc:=[.Y48]/([.L48]/3600)" office:value-type="percentage" office:value="0.0165746865977121">
            <text:p>1.7%</text:p>
          </table:table-cell>
          <table:table-cell table:formula="oooc:=3600*[.Y48]/[.E48]" office:value-type="float" office:value="0.0408705839942322">
            <text:p>0.04</text:p>
          </table:table-cell>
          <table:table-cell table:style-name="ce34" table:formula="oooc:=[.H48]/([.H48]+[.F48])" office:value-type="percentage" office:value="0.885714285714286">
            <text:p>88.6%</text:p>
          </table:table-cell>
          <table:table-cell table:style-name="ce34" table:formula="oooc:=[.I48]/([.I48]+[.G48])" office:value-type="percentage" office:value="0">
            <text:p>0.0%</text:p>
          </table:table-cell>
          <table:table-cell table:formula="oooc:=[.H48]/([.X48])" office:value-type="float" office:value="6.05304550631882">
            <text:p>6.05</text:p>
          </table:table-cell>
          <table:table-cell table:formula="oooc:=[.I48]/([.X48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77894ddc-48c5-41f3-9a3e-052983a8c088</text:p>
          </table:table-cell>
          <table:table-cell office:value-type="float" office:value="52358">
            <text:p>52358</text:p>
          </table:table-cell>
          <table:table-cell office:value-type="float" office:value="8191">
            <text:p>8191</text:p>
          </table:table-cell>
          <table:table-cell office:value-type="float" office:value="3529">
            <text:p>3529</text:p>
          </table:table-cell>
          <table:table-cell office:value-type="float" office:value="3386">
            <text:p>338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86">
            <text:p>286</text:p>
          </table:table-cell>
          <table:table-cell office:value-type="float" office:value="24">
            <text:p>24</text:p>
          </table:table-cell>
          <table:table-cell office:value-type="float" office:value="310">
            <text:p>310</text:p>
          </table:table-cell>
          <table:table-cell office:value-type="float" office:value="11.916667">
            <text:p>11.92</text:p>
          </table:table-cell>
          <table:table-cell office:value-type="float" office:value="4918">
            <text:p>4918</text:p>
          </table:table-cell>
          <table:table-cell office:value-type="float" office:value="2963">
            <text:p>2963</text:p>
          </table:table-cell>
          <table:table-cell office:value-type="float" office:value="310">
            <text:p>310</text:p>
          </table:table-cell>
          <table:table-cell office:value-type="float" office:value="1.659804">
            <text:p>1.66</text:p>
          </table:table-cell>
          <table:table-cell office:value-type="float" office:value="25.422581">
            <text:p>25.42</text:p>
          </table:table-cell>
          <table:table-cell office:value-type="float" office:value="96000">
            <text:p>96000</text:p>
          </table:table-cell>
          <table:table-cell office:value-type="float" office:value="9898.856254">
            <text:p>9898.86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49]/3600" office:value-type="float" office:value="2.27527777777778">
            <text:p>2.3</text:p>
          </table:table-cell>
          <table:table-cell table:style-name="ce27" table:formula="oooc:=([.N49]+[.O49])/3600" office:value-type="float" office:value="2.18916666666667">
            <text:p>2.2</text:p>
          </table:table-cell>
          <table:table-cell table:formula="oooc:=([.L49]-[.K49])/3600" office:value-type="float" office:value="0.0794444444444444">
            <text:p>0.08</text:p>
          </table:table-cell>
          <table:table-cell table:style-name="ce34" table:formula="oooc:=[.Y49]/[.W49]" office:value-type="percentage" office:value="0.0349163716273959">
            <text:p>3.5%</text:p>
          </table:table-cell>
          <table:table-cell table:style-name="ce34" table:formula="oooc:=[.Y49]/([.L49]/3600)" office:value-type="percentage" office:value="0.92258064516129">
            <text:p>92.3%</text:p>
          </table:table-cell>
          <table:table-cell table:formula="oooc:=3600*[.Y49]/[.E49]" office:value-type="float" office:value="0.0844654459539279">
            <text:p>0.08</text:p>
          </table:table-cell>
          <table:table-cell table:style-name="ce34" table:formula="oooc:=[.H49]/([.H49]+[.F49])" office:value-type="percentage" office:value="0.733333333333333">
            <text:p>73.3%</text:p>
          </table:table-cell>
          <table:table-cell table:style-name="ce34" table:formula="oooc:=[.I49]/([.I49]+[.G49])" office:value-type="percentage" office:value="0">
            <text:p>0.0%</text:p>
          </table:table-cell>
          <table:table-cell table:formula="oooc:=[.H49]/([.X49])" office:value-type="float" office:value="10.0494861058241">
            <text:p>10.05</text:p>
          </table:table-cell>
          <table:table-cell table:formula="oooc:=[.I49]/([.X49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a0260529-4a3c-41ad-8ae8-c64a26782ead</text:p>
          </table:table-cell>
          <table:table-cell office:value-type="float" office:value="371068">
            <text:p>371068</text:p>
          </table:table-cell>
          <table:table-cell office:value-type="float" office:value="92807">
            <text:p>92807</text:p>
          </table:table-cell>
          <table:table-cell office:value-type="float" office:value="30475">
            <text:p>30475</text:p>
          </table:table-cell>
          <table:table-cell office:value-type="float" office:value="26042">
            <text:p>26042</text:p>
          </table:table-cell>
          <table:table-cell table:number-columns-repeated="2"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5602">
            <text:p>15602</text:p>
          </table:table-cell>
          <table:table-cell office:value-type="float" office:value="18180">
            <text:p>18180</text:p>
          </table:table-cell>
          <table:table-cell office:value-type="float" office:value="19119">
            <text:p>19119</text:p>
          </table:table-cell>
          <table:table-cell office:value-type="float" office:value="0.858196">
            <text:p>0.86</text:p>
          </table:table-cell>
          <table:table-cell office:value-type="float" office:value="40877">
            <text:p>40877</text:p>
          </table:table-cell>
          <table:table-cell office:value-type="float" office:value="32811">
            <text:p>32811</text:p>
          </table:table-cell>
          <table:table-cell office:value-type="float" office:value="19119">
            <text:p>19119</text:p>
          </table:table-cell>
          <table:table-cell office:value-type="float" office:value="1.245832">
            <text:p>1.25</text:p>
          </table:table-cell>
          <table:table-cell office:value-type="float" office:value="3.854176">
            <text:p>3.85</text:p>
          </table:table-cell>
          <table:table-cell office:value-type="float" office:value="96000">
            <text:p>96000</text:p>
          </table:table-cell>
          <table:table-cell office:value-type="float" office:value="0.650873">
            <text:p>0.65</text:p>
          </table:table-cell>
          <table:table-cell office:value-type="float" office:value="600">
            <text:p>600</text:p>
          </table:table-cell>
          <table:table-cell/>
          <table:table-cell table:style-name="ce27" table:formula="oooc:=[.C50]/3600" office:value-type="float" office:value="25.7797222222222">
            <text:p>25.8</text:p>
          </table:table-cell>
          <table:table-cell table:style-name="ce27" table:formula="oooc:=([.N50]+[.O50])/3600" office:value-type="float" office:value="20.4688888888889">
            <text:p>20.5</text:p>
          </table:table-cell>
          <table:table-cell table:formula="oooc:=([.L50]-[.K50])/3600" office:value-type="float" office:value="0.260833333333333">
            <text:p>0.26</text:p>
          </table:table-cell>
          <table:table-cell table:style-name="ce34" table:formula="oooc:=[.Y50]/[.W50]" office:value-type="percentage" office:value="0.0101177712888036">
            <text:p>1.0%</text:p>
          </table:table-cell>
          <table:table-cell table:style-name="ce34" table:formula="oooc:=[.Y50]/([.L50]/3600)" office:value-type="percentage" office:value="0.0491134473560333">
            <text:p>4.9%</text:p>
          </table:table-cell>
          <table:table-cell table:formula="oooc:=3600*[.Y50]/[.E50]" office:value-type="float" office:value="0.0360571384686276">
            <text:p>0.04</text:p>
          </table:table-cell>
          <table:table-cell table:style-name="ce34" table:formula="oooc:=[.H50]/([.H50]+[.F50])" office:value-type="percentage" office:value="0.384615384615385">
            <text:p>38.5%</text:p>
          </table:table-cell>
          <table:table-cell table:style-name="ce34" table:formula="oooc:=[.I50]/([.I50]+[.G50])" office:value-type="percentage" office:value="0.333333333333333">
            <text:p>33.3%</text:p>
          </table:table-cell>
          <table:table-cell table:formula="oooc:=[.H50]/([.X50])" office:value-type="float" office:value="0.244273151666486">
            <text:p>0.24</text:p>
          </table:table-cell>
          <table:table-cell table:formula="oooc:=[.I50]/([.X50])" office:value-type="float" office:value="0.195418521333189">
            <text:p>0.2</text:p>
          </table:table-cell>
          <table:table-cell table:number-columns-repeated="224"/>
        </table:table-row>
        <table:table-row table:style-name="ro2">
          <table:table-cell office:value-type="string">
            <text:p>12291ec4-2e00-4ac6-bd33-e247a50845ec</text:p>
          </table:table-cell>
          <table:table-cell office:value-type="float" office:value="18623">
            <text:p>18623</text:p>
          </table:table-cell>
          <table:table-cell office:value-type="float" office:value="18527">
            <text:p>18527</text:p>
          </table:table-cell>
          <table:table-cell office:value-type="float" office:value="9824">
            <text:p>9824</text:p>
          </table:table-cell>
          <table:table-cell office:value-type="float" office:value="6492">
            <text:p>6492</text:p>
          </table:table-cell>
          <table:table-cell table:number-columns-repeated="2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560">
            <text:p>7560</text:p>
          </table:table-cell>
          <table:table-cell office:value-type="float" office:value="8504">
            <text:p>8504</text:p>
          </table:table-cell>
          <table:table-cell office:value-type="float" office:value="10314">
            <text:p>10314</text:p>
          </table:table-cell>
          <table:table-cell office:value-type="float" office:value="0.888993">
            <text:p>0.89</text:p>
          </table:table-cell>
          <table:table-cell office:value-type="float" office:value="2062">
            <text:p>2062</text:p>
          </table:table-cell>
          <table:table-cell office:value-type="float" office:value="6151">
            <text:p>6151</text:p>
          </table:table-cell>
          <table:table-cell office:value-type="float" office:value="10314">
            <text:p>10314</text:p>
          </table:table-cell>
          <table:table-cell office:value-type="float" office:value="0.33523">
            <text:p>0.34</text:p>
          </table:table-cell>
          <table:table-cell office:value-type="float" office:value="0.796296">
            <text:p>0.8</text:p>
          </table:table-cell>
          <table:table-cell office:value-type="float" office:value="96000">
            <text:p>96000</text:p>
          </table:table-cell>
          <table:table-cell office:value-type="float" office:value="1.11671">
            <text:p>1.12</text:p>
          </table:table-cell>
          <table:table-cell office:value-type="float" office:value="900">
            <text:p>900</text:p>
          </table:table-cell>
          <table:table-cell/>
          <table:table-cell table:style-name="ce27" table:formula="oooc:=[.C51]/3600" office:value-type="float" office:value="5.14638888888889">
            <text:p>5.1</text:p>
          </table:table-cell>
          <table:table-cell table:style-name="ce27" table:formula="oooc:=([.N51]+[.O51])/3600" office:value-type="float" office:value="2.28138888888889">
            <text:p>2.3</text:p>
          </table:table-cell>
          <table:table-cell table:formula="oooc:=([.L51]-[.K51])/3600" office:value-type="float" office:value="0.502777777777778">
            <text:p>0.5</text:p>
          </table:table-cell>
          <table:table-cell table:style-name="ce34" table:formula="oooc:=[.Y51]/[.W51]" office:value-type="percentage" office:value="0.0976952555729476">
            <text:p>9.8%</text:p>
          </table:table-cell>
          <table:table-cell table:style-name="ce34" table:formula="oooc:=[.Y51]/([.L51]/3600)" office:value-type="percentage" office:value="0.175489625751406">
            <text:p>17.5%</text:p>
          </table:table-cell>
          <table:table-cell table:formula="oooc:=3600*[.Y51]/[.E51]" office:value-type="float" office:value="0.278804682686383">
            <text:p>0.28</text:p>
          </table:table-cell>
          <table:table-cell table:style-name="ce34" table:formula="oooc:=[.H51]/([.H51]+[.F51])" office:value-type="percentage" office:value="0.222222222222222">
            <text:p>22.2%</text:p>
          </table:table-cell>
          <table:table-cell table:style-name="ce34" table:formula="oooc:=[.I51]/([.I51]+[.G51])" office:value-type="percentage" office:value="0.125">
            <text:p>12.5%</text:p>
          </table:table-cell>
          <table:table-cell table:formula="oooc:=[.H51]/([.X51])" office:value-type="float" office:value="0.876658955314745">
            <text:p>0.88</text:p>
          </table:table-cell>
          <table:table-cell table:formula="oooc:=[.I51]/([.X51])" office:value-type="float" office:value="0.438329477657373">
            <text:p>0.44</text:p>
          </table:table-cell>
          <table:table-cell table:number-columns-repeated="224"/>
        </table:table-row>
        <table:table-row table:style-name="ro2">
          <table:table-cell office:value-type="string">
            <text:p>454f4833-004f-4967-a8f1-2d6cde185c44</text:p>
          </table:table-cell>
          <table:table-cell office:value-type="float" office:value="2272433">
            <text:p>2272433</text:p>
          </table:table-cell>
          <table:table-cell office:value-type="float" office:value="11822">
            <text:p>11822</text:p>
          </table:table-cell>
          <table:table-cell office:value-type="float" office:value="4511">
            <text:p>4511</text:p>
          </table:table-cell>
          <table:table-cell office:value-type="float" office:value="2521">
            <text:p>252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432">
            <text:p>4432</text:p>
          </table:table-cell>
          <table:table-cell office:value-type="float" office:value="4588">
            <text:p>4588</text:p>
          </table:table-cell>
          <table:table-cell office:value-type="float" office:value="5861">
            <text:p>5861</text:p>
          </table:table-cell>
          <table:table-cell office:value-type="float" office:value="0.965998">
            <text:p>0.97</text:p>
          </table:table-cell>
          <table:table-cell office:value-type="float" office:value="3345">
            <text:p>3345</text:p>
          </table:table-cell>
          <table:table-cell office:value-type="float" office:value="2616">
            <text:p>2616</text:p>
          </table:table-cell>
          <table:table-cell office:value-type="float" office:value="5861">
            <text:p>5861</text:p>
          </table:table-cell>
          <table:table-cell office:value-type="float" office:value="1.27867">
            <text:p>1.28</text:p>
          </table:table-cell>
          <table:table-cell office:value-type="float" office:value="1.017062">
            <text:p>1.02</text:p>
          </table:table-cell>
          <table:table-cell office:value-type="float" office:value="96000">
            <text:p>96000</text:p>
          </table:table-cell>
          <table:table-cell office:value-type="float" office:value="0.733042">
            <text:p>0.73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52]/3600" office:value-type="float" office:value="3.28388888888889">
            <text:p>3.3</text:p>
          </table:table-cell>
          <table:table-cell table:style-name="ce27" table:formula="oooc:=([.N52]+[.O52])/3600" office:value-type="float" office:value="1.65583333333333">
            <text:p>1.7</text:p>
          </table:table-cell>
          <table:table-cell table:formula="oooc:=([.L52]-[.K52])/3600" office:value-type="float" office:value="0.353611111111111">
            <text:p>0.35</text:p>
          </table:table-cell>
          <table:table-cell table:style-name="ce34" table:formula="oooc:=[.Y52]/[.W52]" office:value-type="percentage" office:value="0.107680595499915">
            <text:p>10.8%</text:p>
          </table:table-cell>
          <table:table-cell table:style-name="ce34" table:formula="oooc:=[.Y52]/([.L52]/3600)" office:value-type="percentage" office:value="0.217198430301996">
            <text:p>21.7%</text:p>
          </table:table-cell>
          <table:table-cell table:formula="oooc:=3600*[.Y52]/[.E52]" office:value-type="float" office:value="0.504958349861166">
            <text:p>0.5</text:p>
          </table:table-cell>
          <table:table-cell table:style-name="ce34" table:formula="oooc:=[.H52]/([.H52]+[.F52])" office:value-type="percentage" office:value="0.125">
            <text:p>12.5%</text:p>
          </table:table-cell>
          <table:table-cell table:style-name="ce34" table:formula="oooc:=[.I52]/([.I52]+[.G52])" office:value-type="percentage" office:value="0">
            <text:p>0.0%</text:p>
          </table:table-cell>
          <table:table-cell table:formula="oooc:=[.H52]/([.X52])" office:value-type="float" office:value="0.603925515853045">
            <text:p>0.6</text:p>
          </table:table-cell>
          <table:table-cell table:formula="oooc:=[.I52]/([.X52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8087dadd-6c5f-401c-aa72-1fea26175bf8</text:p>
          </table:table-cell>
          <table:table-cell office:value-type="float" office:value="326637">
            <text:p>326637</text:p>
          </table:table-cell>
          <table:table-cell office:value-type="float" office:value="49867">
            <text:p>49867</text:p>
          </table:table-cell>
          <table:table-cell office:value-type="float" office:value="27643">
            <text:p>27643</text:p>
          </table:table-cell>
          <table:table-cell office:value-type="float" office:value="19675">
            <text:p>1967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660">
            <text:p>9660</text:p>
          </table:table-cell>
          <table:table-cell office:value-type="float" office:value="13236">
            <text:p>13236</text:p>
          </table:table-cell>
          <table:table-cell office:value-type="float" office:value="15264">
            <text:p>15264</text:p>
          </table:table-cell>
          <table:table-cell office:value-type="float" office:value="0.729828">
            <text:p>0.73</text:p>
          </table:table-cell>
          <table:table-cell office:value-type="float" office:value="15302">
            <text:p>15302</text:p>
          </table:table-cell>
          <table:table-cell office:value-type="float" office:value="19301">
            <text:p>19301</text:p>
          </table:table-cell>
          <table:table-cell office:value-type="float" office:value="15264">
            <text:p>15264</text:p>
          </table:table-cell>
          <table:table-cell office:value-type="float" office:value="0.792809">
            <text:p>0.79</text:p>
          </table:table-cell>
          <table:table-cell office:value-type="float" office:value="2.266968">
            <text:p>2.27</text:p>
          </table:table-cell>
          <table:table-cell office:value-type="float" office:value="96000">
            <text:p>96000</text:p>
          </table:table-cell>
          <table:table-cell office:value-type="float" office:value="0.90377">
            <text:p>0.9</text:p>
          </table:table-cell>
          <table:table-cell office:value-type="float" office:value="600">
            <text:p>600</text:p>
          </table:table-cell>
          <table:table-cell/>
          <table:table-cell table:style-name="ce27" table:formula="oooc:=[.C53]/3600" office:value-type="float" office:value="13.8519444444444">
            <text:p>13.9</text:p>
          </table:table-cell>
          <table:table-cell table:style-name="ce27" table:formula="oooc:=([.N53]+[.O53])/3600" office:value-type="float" office:value="9.61194444444445">
            <text:p>9.6</text:p>
          </table:table-cell>
          <table:table-cell table:formula="oooc:=([.L53]-[.K53])/3600" office:value-type="float" office:value="0.563333333333333">
            <text:p>0.56</text:p>
          </table:table-cell>
          <table:table-cell table:style-name="ce34" table:formula="oooc:=[.Y53]/[.W53]" office:value-type="percentage" office:value="0.0406681773517557">
            <text:p>4.1%</text:p>
          </table:table-cell>
          <table:table-cell table:style-name="ce34" table:formula="oooc:=[.Y53]/([.L53]/3600)" office:value-type="percentage" office:value="0.132861635220126">
            <text:p>13.3%</text:p>
          </table:table-cell>
          <table:table-cell table:formula="oooc:=3600*[.Y53]/[.E53]" office:value-type="float" office:value="0.103074968233799">
            <text:p>0.1</text:p>
          </table:table-cell>
          <table:table-cell table:style-name="ce34" table:formula="oooc:=[.H53]/([.H53]+[.F53])" office:value-type="percentage" office:value="0.222222222222222">
            <text:p>22.2%</text:p>
          </table:table-cell>
          <table:table-cell table:style-name="ce34" table:formula="oooc:=[.I53]/([.I53]+[.G53])" office:value-type="percentage" office:value="0.0909090909090909">
            <text:p>9.1%</text:p>
          </table:table-cell>
          <table:table-cell table:formula="oooc:=[.H53]/([.X53])" office:value-type="float" office:value="0.208074444412334">
            <text:p>0.21</text:p>
          </table:table-cell>
          <table:table-cell table:formula="oooc:=[.I53]/([.X53])" office:value-type="float" office:value="0.104037222206167">
            <text:p>0.1</text:p>
          </table:table-cell>
          <table:table-cell table:number-columns-repeated="224"/>
        </table:table-row>
        <table:table-row table:style-name="ro2">
          <table:table-cell office:value-type="string">
            <text:p>8e0c2aab-f6e0-4cdd-8c0f-c8c7bf8de4ba</text:p>
          </table:table-cell>
          <table:table-cell office:value-type="float" office:value="140668">
            <text:p>140668</text:p>
          </table:table-cell>
          <table:table-cell office:value-type="float" office:value="140458">
            <text:p>140458</text:p>
          </table:table-cell>
          <table:table-cell office:value-type="float" office:value="10065">
            <text:p>10065</text:p>
          </table:table-cell>
          <table:table-cell office:value-type="float" office:value="5356">
            <text:p>535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31380">
            <text:p>131380</text:p>
          </table:table-cell>
          <table:table-cell office:value-type="float" office:value="132716">
            <text:p>132716</text:p>
          </table:table-cell>
          <table:table-cell office:value-type="float" office:value="134748">
            <text:p>134748</text:p>
          </table:table-cell>
          <table:table-cell office:value-type="float" office:value="0.989933">
            <text:p>0.99</text:p>
          </table:table-cell>
          <table:table-cell office:value-type="float" office:value="858">
            <text:p>858</text:p>
          </table:table-cell>
          <table:table-cell office:value-type="float" office:value="4852">
            <text:p>4852</text:p>
          </table:table-cell>
          <table:table-cell office:value-type="float" office:value="134748">
            <text:p>134748</text:p>
          </table:table-cell>
          <table:table-cell office:value-type="float" office:value="0.176834">
            <text:p>0.18</text:p>
          </table:table-cell>
          <table:table-cell office:value-type="float" office:value="0.042375">
            <text:p>0.04</text:p>
          </table:table-cell>
          <table:table-cell office:value-type="float" office:value="96000">
            <text:p>96000</text:p>
          </table:table-cell>
          <table:table-cell office:value-type="float" office:value="1.291172">
            <text:p>1.29</text:p>
          </table:table-cell>
          <table:table-cell office:value-type="float" office:value="1200">
            <text:p>1200</text:p>
          </table:table-cell>
          <table:table-cell/>
          <table:table-cell table:style-name="ce27" table:formula="oooc:=[.C54]/3600" office:value-type="float" office:value="39.0161111111111">
            <text:p>39.0</text:p>
          </table:table-cell>
          <table:table-cell table:style-name="ce27" table:formula="oooc:=([.N54]+[.O54])/3600" office:value-type="float" office:value="1.58611111111111">
            <text:p>1.6</text:p>
          </table:table-cell>
          <table:table-cell table:formula="oooc:=([.L54]-[.K54])/3600" office:value-type="float" office:value="0.564444444444444">
            <text:p>0.56</text:p>
          </table:table-cell>
          <table:table-cell table:style-name="ce34" table:formula="oooc:=[.Y54]/[.W54]" office:value-type="percentage" office:value="0.0144669580942346">
            <text:p>1.4%</text:p>
          </table:table-cell>
          <table:table-cell table:style-name="ce34" table:formula="oooc:=[.Y54]/([.L54]/3600)" office:value-type="percentage" office:value="0.0150800011874017">
            <text:p>1.5%</text:p>
          </table:table-cell>
          <table:table-cell table:formula="oooc:=3600*[.Y54]/[.E54]" office:value-type="float" office:value="0.379387602688574">
            <text:p>0.38</text:p>
          </table:table-cell>
          <table:table-cell table:style-name="ce34" table:formula="oooc:=[.H54]/([.H54]+[.F54])" office:value-type="percentage" office:value="0">
            <text:p>0.0%</text:p>
          </table:table-cell>
          <table:table-cell table:style-name="ce34" table:formula="oooc:=[.I54]/([.I54]+[.G54])" office:value-type="percentage" office:value="0">
            <text:p>0.0%</text:p>
          </table:table-cell>
          <table:table-cell table:formula="oooc:=[.H54]/([.X54])" office:value-type="float" office:value="0">
            <text:p>0</text:p>
          </table:table-cell>
          <table:table-cell table:formula="oooc:=[.I54]/([.X54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13d34d06-39fe-4620-8640-b2b84dcec066</text:p>
          </table:table-cell>
          <table:table-cell office:value-type="float" office:value="42435">
            <text:p>42435</text:p>
          </table:table-cell>
          <table:table-cell office:value-type="float" office:value="25576">
            <text:p>25576</text:p>
          </table:table-cell>
          <table:table-cell office:value-type="float" office:value="9610">
            <text:p>9610</text:p>
          </table:table-cell>
          <table:table-cell office:value-type="float" office:value="9557">
            <text:p>955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72">
            <text:p>5572</text:p>
          </table:table-cell>
          <table:table-cell office:value-type="float" office:value="2546">
            <text:p>2546</text:p>
          </table:table-cell>
          <table:table-cell office:value-type="float" office:value="5572">
            <text:p>5572</text:p>
          </table:table-cell>
          <table:table-cell office:value-type="float" office:value="2.188531">
            <text:p>2.19</text:p>
          </table:table-cell>
          <table:table-cell office:value-type="float" office:value="10630">
            <text:p>10630</text:p>
          </table:table-cell>
          <table:table-cell office:value-type="float" office:value="9374">
            <text:p>9374</text:p>
          </table:table-cell>
          <table:table-cell office:value-type="float" office:value="5572">
            <text:p>5572</text:p>
          </table:table-cell>
          <table:table-cell office:value-type="float" office:value="1.133988">
            <text:p>1.13</text:p>
          </table:table-cell>
          <table:table-cell office:value-type="float" office:value="3.590093">
            <text:p>3.59</text:p>
          </table:table-cell>
          <table:table-cell office:value-type="float" office:value="96000">
            <text:p>96000</text:p>
          </table:table-cell>
          <table:table-cell office:value-type="float" office:value="1.514096">
            <text:p>1.51</text:p>
          </table:table-cell>
          <table:table-cell office:value-type="float" office:value="1200">
            <text:p>1200</text:p>
          </table:table-cell>
          <table:table-cell/>
          <table:table-cell table:style-name="ce27" table:formula="oooc:=[.C55]/3600" office:value-type="float" office:value="7.10444444444445">
            <text:p>7.1</text:p>
          </table:table-cell>
          <table:table-cell table:style-name="ce27" table:formula="oooc:=([.N55]+[.O55])/3600" office:value-type="float" office:value="5.55666666666667">
            <text:p>5.6</text:p>
          </table:table-cell>
          <table:table-cell table:formula="oooc:=([.L55]-[.K55])/3600" office:value-type="float" office:value="0.840555555555556">
            <text:p>0.84</text:p>
          </table:table-cell>
          <table:table-cell table:style-name="ce34" table:formula="oooc:=[.Y55]/[.W55]" office:value-type="percentage" office:value="0.118314044416641">
            <text:p>11.8%</text:p>
          </table:table-cell>
          <table:table-cell table:style-name="ce34" table:formula="oooc:=[.Y55]/([.L55]/3600)" office:value-type="percentage" office:value="0.543072505384063">
            <text:p>54.3%</text:p>
          </table:table-cell>
          <table:table-cell table:formula="oooc:=3600*[.Y55]/[.E55]" office:value-type="float" office:value="0.316626556450769">
            <text:p>0.32</text:p>
          </table:table-cell>
          <table:table-cell table:style-name="ce34" table:formula="oooc:=[.H55]/([.H55]+[.F55])" office:value-type="percentage" office:value="0.125">
            <text:p>12.5%</text:p>
          </table:table-cell>
          <table:table-cell table:style-name="ce34" table:formula="oooc:=[.I55]/([.I55]+[.G55])" office:value-type="percentage" office:value="0">
            <text:p>0.0%</text:p>
          </table:table-cell>
          <table:table-cell table:formula="oooc:=[.H55]/([.X55])" office:value-type="float" office:value="0.17996400719856">
            <text:p>0.18</text:p>
          </table:table-cell>
          <table:table-cell table:formula="oooc:=[.I55]/([.X55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f1eb7982-4327-48fd-b580-ff1c556df9ef</text:p>
          </table:table-cell>
          <table:table-cell office:value-type="float" office:value="498439">
            <text:p>498439</text:p>
          </table:table-cell>
          <table:table-cell office:value-type="float" office:value="38757">
            <text:p>38757</text:p>
          </table:table-cell>
          <table:table-cell office:value-type="float" office:value="20250">
            <text:p>20250</text:p>
          </table:table-cell>
          <table:table-cell office:value-type="float" office:value="12966">
            <text:p>12966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318">
            <text:p>2318</text:p>
          </table:table-cell>
          <table:table-cell office:value-type="float" office:value="7979">
            <text:p>7979</text:p>
          </table:table-cell>
          <table:table-cell office:value-type="float" office:value="8766">
            <text:p>8766</text:p>
          </table:table-cell>
          <table:table-cell office:value-type="float" office:value="0.290513">
            <text:p>0.29</text:p>
          </table:table-cell>
          <table:table-cell office:value-type="float" office:value="10401">
            <text:p>10401</text:p>
          </table:table-cell>
          <table:table-cell office:value-type="float" office:value="19629">
            <text:p>19629</text:p>
          </table:table-cell>
          <table:table-cell office:value-type="float" office:value="8766">
            <text:p>8766</text:p>
          </table:table-cell>
          <table:table-cell office:value-type="float" office:value="0.529879">
            <text:p>0.53</text:p>
          </table:table-cell>
          <table:table-cell office:value-type="float" office:value="3.425736">
            <text:p>3.43</text:p>
          </table:table-cell>
          <table:table-cell office:value-type="float" office:value="96000">
            <text:p>96000</text:p>
          </table:table-cell>
          <table:table-cell office:value-type="float" office:value="1.010947">
            <text:p>1.01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56]/3600" office:value-type="float" office:value="10.7658333333333">
            <text:p>10.8</text:p>
          </table:table-cell>
          <table:table-cell table:style-name="ce27" table:formula="oooc:=([.N56]+[.O56])/3600" office:value-type="float" office:value="8.34166666666667">
            <text:p>8.3</text:p>
          </table:table-cell>
          <table:table-cell table:formula="oooc:=([.L56]-[.K56])/3600" office:value-type="float" office:value="0.218611111111111">
            <text:p>0.22</text:p>
          </table:table-cell>
          <table:table-cell table:style-name="ce34" table:formula="oooc:=[.Y56]/[.W56]" office:value-type="percentage" office:value="0.020306009237041">
            <text:p>2.0%</text:p>
          </table:table-cell>
          <table:table-cell table:style-name="ce34" table:formula="oooc:=[.Y56]/([.L56]/3600)" office:value-type="percentage" office:value="0.0897786903947068">
            <text:p>9.0%</text:p>
          </table:table-cell>
          <table:table-cell table:formula="oooc:=3600*[.Y56]/[.E56]" office:value-type="float" office:value="0.0606972080826778">
            <text:p>0.06</text:p>
          </table:table-cell>
          <table:table-cell table:style-name="ce34" table:formula="oooc:=[.H56]/([.H56]+[.F56])" office:value-type="percentage" office:value="0.363636363636364">
            <text:p>36.4%</text:p>
          </table:table-cell>
          <table:table-cell table:style-name="ce34" table:formula="oooc:=[.I56]/([.I56]+[.G56])" office:value-type="percentage" office:value="0.0625">
            <text:p>6.3%</text:p>
          </table:table-cell>
          <table:table-cell table:formula="oooc:=[.H56]/([.X56])" office:value-type="float" office:value="0.479520479520479">
            <text:p>0.48</text:p>
          </table:table-cell>
          <table:table-cell table:formula="oooc:=[.I56]/([.X56])" office:value-type="float" office:value="0.11988011988012">
            <text:p>0.12</text:p>
          </table:table-cell>
          <table:table-cell table:number-columns-repeated="224"/>
        </table:table-row>
        <table:table-row table:style-name="ro2">
          <table:table-cell office:value-type="string">
            <text:p>58278889-0854-492d-a649-0e61dde55ae9</text:p>
          </table:table-cell>
          <table:table-cell office:value-type="float" office:value="82476">
            <text:p>82476</text:p>
          </table:table-cell>
          <table:table-cell office:value-type="float" office:value="25140">
            <text:p>25140</text:p>
          </table:table-cell>
          <table:table-cell office:value-type="float" office:value="9824">
            <text:p>9824</text:p>
          </table:table-cell>
          <table:table-cell office:value-type="float" office:value="7353">
            <text:p>735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132">
            <text:p>2132</text:p>
          </table:table-cell>
          <table:table-cell office:value-type="float" office:value="3769">
            <text:p>3769</text:p>
          </table:table-cell>
          <table:table-cell office:value-type="float" office:value="3843">
            <text:p>3843</text:p>
          </table:table-cell>
          <table:table-cell office:value-type="float" office:value="0.565667">
            <text:p>0.57</text:p>
          </table:table-cell>
          <table:table-cell office:value-type="float" office:value="15636">
            <text:p>15636</text:p>
          </table:table-cell>
          <table:table-cell office:value-type="float" office:value="5661">
            <text:p>5661</text:p>
          </table:table-cell>
          <table:table-cell office:value-type="float" office:value="3843">
            <text:p>3843</text:p>
          </table:table-cell>
          <table:table-cell office:value-type="float" office:value="2.762056">
            <text:p>2.76</text:p>
          </table:table-cell>
          <table:table-cell office:value-type="float" office:value="5.541764">
            <text:p>5.54</text:p>
          </table:table-cell>
          <table:table-cell office:value-type="float" office:value="96000">
            <text:p>96000</text:p>
          </table:table-cell>
          <table:table-cell office:value-type="float" office:value="0.008029">
            <text:p>0.01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57]/3600" office:value-type="float" office:value="6.98333333333333">
            <text:p>7.0</text:p>
          </table:table-cell>
          <table:table-cell table:style-name="ce27" table:formula="oooc:=([.N57]+[.O57])/3600" office:value-type="float" office:value="5.91583333333333">
            <text:p>5.9</text:p>
          </table:table-cell>
          <table:table-cell table:formula="oooc:=([.L57]-[.K57])/3600" office:value-type="float" office:value="0.0205555555555556">
            <text:p>0.02</text:p>
          </table:table-cell>
          <table:table-cell table:style-name="ce34" table:formula="oooc:=[.Y57]/[.W57]" office:value-type="percentage" office:value="0.00294351630867144">
            <text:p>0.3%</text:p>
          </table:table-cell>
          <table:table-cell table:style-name="ce34" table:formula="oooc:=[.Y57]/([.L57]/3600)" office:value-type="percentage" office:value="0.019255789747593">
            <text:p>1.9%</text:p>
          </table:table-cell>
          <table:table-cell table:formula="oooc:=3600*[.Y57]/[.E57]" office:value-type="float" office:value="0.0100639194886441">
            <text:p>0.01</text:p>
          </table:table-cell>
          <table:table-cell table:style-name="ce34" table:formula="oooc:=[.H57]/([.H57]+[.F57])" office:value-type="percentage" office:value="0.4">
            <text:p>40.0%</text:p>
          </table:table-cell>
          <table:table-cell table:style-name="ce34" table:formula="oooc:=[.I57]/([.I57]+[.G57])" office:value-type="percentage" office:value="0">
            <text:p>0.0%</text:p>
          </table:table-cell>
          <table:table-cell table:formula="oooc:=[.H57]/([.X57])" office:value-type="float" office:value="0.676151570643753">
            <text:p>0.68</text:p>
          </table:table-cell>
          <table:table-cell table:formula="oooc:=[.I57]/([.X57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d960b449-031d-4a51-825e-836a5e80864d</text:p>
          </table:table-cell>
          <table:table-cell office:value-type="float" office:value="2036933">
            <text:p>2036933</text:p>
          </table:table-cell>
          <table:table-cell office:value-type="float" office:value="75548">
            <text:p>75548</text:p>
          </table:table-cell>
          <table:table-cell office:value-type="float" office:value="4738">
            <text:p>4738</text:p>
          </table:table-cell>
          <table:table-cell office:value-type="float" office:value="4633">
            <text:p>463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9006">
            <text:p>69006</text:p>
          </table:table-cell>
          <table:table-cell office:value-type="float" office:value="67962">
            <text:p>67962</text:p>
          </table:table-cell>
          <table:table-cell office:value-type="float" office:value="69006">
            <text:p>69006</text:p>
          </table:table-cell>
          <table:table-cell office:value-type="float" office:value="1.015362">
            <text:p>1.02</text:p>
          </table:table-cell>
          <table:table-cell office:value-type="float" office:value="2407">
            <text:p>2407</text:p>
          </table:table-cell>
          <table:table-cell office:value-type="float" office:value="4135">
            <text:p>4135</text:p>
          </table:table-cell>
          <table:table-cell office:value-type="float" office:value="69006">
            <text:p>69006</text:p>
          </table:table-cell>
          <table:table-cell office:value-type="float" office:value="0.582104">
            <text:p>0.58</text:p>
          </table:table-cell>
          <table:table-cell office:value-type="float" office:value="0.094803">
            <text:p>0.09</text:p>
          </table:table-cell>
          <table:table-cell office:value-type="float" office:value="96000">
            <text:p>96000</text:p>
          </table:table-cell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58]/3600" office:value-type="float" office:value="20.9855555555556">
            <text:p>21.0</text:p>
          </table:table-cell>
          <table:table-cell table:style-name="ce27" table:formula="oooc:=([.N58]+[.O58])/3600" office:value-type="float" office:value="1.81722222222222">
            <text:p>1.8</text:p>
          </table:table-cell>
          <table:table-cell table:formula="oooc:=([.L58]-[.K58])/3600" office:value-type="float" office:value="0.29">
            <text:p>0.29</text:p>
          </table:table-cell>
          <table:table-cell table:style-name="ce34" table:formula="oooc:=[.Y58]/[.W58]" office:value-type="percentage" office:value="0.0138190289617197">
            <text:p>1.4%</text:p>
          </table:table-cell>
          <table:table-cell table:style-name="ce34" table:formula="oooc:=[.Y58]/([.L58]/3600)" office:value-type="percentage" office:value="0.0151291192070255">
            <text:p>1.5%</text:p>
          </table:table-cell>
          <table:table-cell table:formula="oooc:=3600*[.Y58]/[.E58]" office:value-type="float" office:value="0.225339952514569">
            <text:p>0.23</text:p>
          </table:table-cell>
          <table:table-cell table:style-name="ce34" table:formula="oooc:=[.H58]/([.H58]+[.F58])" office:value-type="percentage" office:value="0.454545454545455">
            <text:p>45.5%</text:p>
          </table:table-cell>
          <table:table-cell table:style-name="ce34" table:formula="oooc:=[.I58]/([.I58]+[.G58])" office:value-type="percentage" office:value="0">
            <text:p>0.0%</text:p>
          </table:table-cell>
          <table:table-cell table:formula="oooc:=[.H58]/([.X58])" office:value-type="float" office:value="2.75145215530419">
            <text:p>2.75</text:p>
          </table:table-cell>
          <table:table-cell table:formula="oooc:=[.I58]/([.X58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5c444f1d-09a3-4c70-ac64-4f947c23ac2d</text:p>
          </table:table-cell>
          <table:table-cell office:value-type="float" office:value="2124714">
            <text:p>2124714</text:p>
          </table:table-cell>
          <table:table-cell office:value-type="float" office:value="78419">
            <text:p>78419</text:p>
          </table:table-cell>
          <table:table-cell office:value-type="float" office:value="18663">
            <text:p>18663</text:p>
          </table:table-cell>
          <table:table-cell office:value-type="float" office:value="7314">
            <text:p>7314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255">
            <text:p>56255</text:p>
          </table:table-cell>
          <table:table-cell office:value-type="float" office:value="63174">
            <text:p>63174</text:p>
          </table:table-cell>
          <table:table-cell office:value-type="float" office:value="64285">
            <text:p>64285</text:p>
          </table:table-cell>
          <table:table-cell office:value-type="float" office:value="0.890477">
            <text:p>0.89</text:p>
          </table:table-cell>
          <table:table-cell office:value-type="float" office:value="7352">
            <text:p>7352</text:p>
          </table:table-cell>
          <table:table-cell office:value-type="float" office:value="6782">
            <text:p>6782</text:p>
          </table:table-cell>
          <table:table-cell office:value-type="float" office:value="64285">
            <text:p>64285</text:p>
          </table:table-cell>
          <table:table-cell office:value-type="float" office:value="1.084046">
            <text:p>1.08</text:p>
          </table:table-cell>
          <table:table-cell office:value-type="float" office:value="0.219865">
            <text:p>0.22</text:p>
          </table:table-cell>
          <table:table-cell office:value-type="float" office:value="96000">
            <text:p>96000</text:p>
          </table:table-cell>
          <table:table-cell office:value-type="float" office:value="1.023341">
            <text:p>1.02</text:p>
          </table:table-cell>
          <table:table-cell office:value-type="float" office:value="900">
            <text:p>900</text:p>
          </table:table-cell>
          <table:table-cell/>
          <table:table-cell table:style-name="ce27" table:formula="oooc:=[.C59]/3600" office:value-type="float" office:value="21.7830555555556">
            <text:p>21.8</text:p>
          </table:table-cell>
          <table:table-cell table:style-name="ce27" table:formula="oooc:=([.N59]+[.O59])/3600" office:value-type="float" office:value="3.92611111111111">
            <text:p>3.9</text:p>
          </table:table-cell>
          <table:table-cell table:formula="oooc:=([.L59]-[.K59])/3600" office:value-type="float" office:value="0.308611111111111">
            <text:p>0.31</text:p>
          </table:table-cell>
          <table:table-cell table:style-name="ce34" table:formula="oooc:=[.Y59]/[.W59]" office:value-type="percentage" office:value="0.0141674849207462">
            <text:p>1.4%</text:p>
          </table:table-cell>
          <table:table-cell table:style-name="ce34" table:formula="oooc:=[.Y59]/([.L59]/3600)" office:value-type="percentage" office:value="0.0172824142490472">
            <text:p>1.7%</text:p>
          </table:table-cell>
          <table:table-cell table:formula="oooc:=3600*[.Y59]/[.E59]" office:value-type="float" office:value="0.151900464861909">
            <text:p>0.15</text:p>
          </table:table-cell>
          <table:table-cell table:style-name="ce34" table:formula="oooc:=[.H59]/([.H59]+[.F59])" office:value-type="percentage" office:value="0.142857142857143">
            <text:p>14.3%</text:p>
          </table:table-cell>
          <table:table-cell table:style-name="ce34" table:formula="oooc:=[.I59]/([.I59]+[.G59])" office:value-type="percentage" office:value="0">
            <text:p>0.0%</text:p>
          </table:table-cell>
          <table:table-cell table:formula="oooc:=[.H59]/([.X59])" office:value-type="float" office:value="0.254704966746852">
            <text:p>0.25</text:p>
          </table:table-cell>
          <table:table-cell table:formula="oooc:=[.I59]/([.X59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9df516a9-0382-4d34-b9cc-e3d551aa7bbf</text:p>
          </table:table-cell>
          <table:table-cell office:value-type="float" office:value="83268">
            <text:p>83268</text:p>
          </table:table-cell>
          <table:table-cell office:value-type="float" office:value="5199">
            <text:p>5199</text:p>
          </table:table-cell>
          <table:table-cell office:value-type="float" office:value="1437">
            <text:p>1437</text:p>
          </table:table-cell>
          <table:table-cell office:value-type="float" office:value="1384">
            <text:p>138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61">
            <text:p>1161</text:p>
          </table:table-cell>
          <table:table-cell office:value-type="float" office:value="307">
            <text:p>307</text:p>
          </table:table-cell>
          <table:table-cell office:value-type="float" office:value="1179">
            <text:p>1179</text:p>
          </table:table-cell>
          <table:table-cell office:value-type="float" office:value="3.781759">
            <text:p>3.78</text:p>
          </table:table-cell>
          <table:table-cell office:value-type="float" office:value="2866">
            <text:p>2866</text:p>
          </table:table-cell>
          <table:table-cell office:value-type="float" office:value="1154">
            <text:p>1154</text:p>
          </table:table-cell>
          <table:table-cell office:value-type="float" office:value="1179">
            <text:p>1179</text:p>
          </table:table-cell>
          <table:table-cell office:value-type="float" office:value="2.483536">
            <text:p>2.48</text:p>
          </table:table-cell>
          <table:table-cell office:value-type="float" office:value="3.409669">
            <text:p>3.41</text:p>
          </table:table-cell>
          <table:table-cell office:value-type="float" office:value="96000">
            <text:p>96000</text:p>
          </table:table-cell>
          <table:table-cell office:value-type="float" office:value="7.167941">
            <text:p>7.17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60]/3600" office:value-type="float" office:value="1.44416666666667">
            <text:p>1.4</text:p>
          </table:table-cell>
          <table:table-cell table:style-name="ce27" table:formula="oooc:=([.N60]+[.O60])/3600" office:value-type="float" office:value="1.11666666666667">
            <text:p>1.1</text:p>
          </table:table-cell>
          <table:table-cell table:formula="oooc:=([.L60]-[.K60])/3600" office:value-type="float" office:value="0.242222222222222">
            <text:p>0.24</text:p>
          </table:table-cell>
          <table:table-cell table:style-name="ce34" table:formula="oooc:=[.Y60]/[.W60]" office:value-type="percentage" office:value="0.167724562415849">
            <text:p>16.8%</text:p>
          </table:table-cell>
          <table:table-cell table:style-name="ce34" table:formula="oooc:=[.Y60]/([.L60]/3600)" office:value-type="percentage" office:value="0.73960983884648">
            <text:p>74.0%</text:p>
          </table:table-cell>
          <table:table-cell table:formula="oooc:=3600*[.Y60]/[.E60]" office:value-type="float" office:value="0.630057803468208">
            <text:p>0.63</text:p>
          </table:table-cell>
          <table:table-cell table:style-name="ce34" table:formula="oooc:=[.H60]/([.H60]+[.F60])" office:value-type="percentage" office:value="0.142857142857143">
            <text:p>14.3%</text:p>
          </table:table-cell>
          <table:table-cell table:style-name="ce34" table:formula="oooc:=[.I60]/([.I60]+[.G60])" office:value-type="percentage" office:value="0">
            <text:p>0.0%</text:p>
          </table:table-cell>
          <table:table-cell table:formula="oooc:=[.H60]/([.X60])" office:value-type="float" office:value="0.895522388059701">
            <text:p>0.9</text:p>
          </table:table-cell>
          <table:table-cell table:formula="oooc:=[.I60]/([.X60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327b6014-f917-496c-be19-48eabee15d0d</text:p>
          </table:table-cell>
          <table:table-cell office:value-type="float" office:value="654069">
            <text:p>654069</text:p>
          </table:table-cell>
          <table:table-cell office:value-type="float" office:value="26799">
            <text:p>26799</text:p>
          </table:table-cell>
          <table:table-cell office:value-type="float" office:value="3223">
            <text:p>3223</text:p>
          </table:table-cell>
          <table:table-cell office:value-type="float" office:value="3091">
            <text:p>309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9528">
            <text:p>19528</text:p>
          </table:table-cell>
          <table:table-cell office:value-type="float" office:value="18201">
            <text:p>18201</text:p>
          </table:table-cell>
          <table:table-cell office:value-type="float" office:value="19528">
            <text:p>19528</text:p>
          </table:table-cell>
          <table:table-cell office:value-type="float" office:value="1.072908">
            <text:p>1.07</text:p>
          </table:table-cell>
          <table:table-cell office:value-type="float" office:value="3010">
            <text:p>3010</text:p>
          </table:table-cell>
          <table:table-cell office:value-type="float" office:value="4261">
            <text:p>4261</text:p>
          </table:table-cell>
          <table:table-cell office:value-type="float" office:value="19528">
            <text:p>19528</text:p>
          </table:table-cell>
          <table:table-cell office:value-type="float" office:value="0.706407">
            <text:p>0.71</text:p>
          </table:table-cell>
          <table:table-cell office:value-type="float" office:value="0.372337">
            <text:p>0.37</text:p>
          </table:table-cell>
          <table:table-cell office:value-type="float" office:value="96000">
            <text:p>96000</text:p>
          </table:table-cell>
          <table:table-cell office:value-type="float" office:value="0.999209">
            <text:p>1</text:p>
          </table:table-cell>
          <table:table-cell office:value-type="float" office:value="600">
            <text:p>600</text:p>
          </table:table-cell>
          <table:table-cell/>
          <table:table-cell table:style-name="ce27" table:formula="oooc:=[.C61]/3600" office:value-type="float" office:value="7.44416666666667">
            <text:p>7.4</text:p>
          </table:table-cell>
          <table:table-cell table:style-name="ce27" table:formula="oooc:=([.N61]+[.O61])/3600" office:value-type="float" office:value="2.01972222222222">
            <text:p>2.0</text:p>
          </table:table-cell>
          <table:table-cell table:formula="oooc:=([.L61]-[.K61])/3600" office:value-type="float" office:value="0.368611111111111">
            <text:p>0.37</text:p>
          </table:table-cell>
          <table:table-cell table:style-name="ce34" table:formula="oooc:=[.Y61]/[.W61]" office:value-type="percentage" office:value="0.0495167730139184">
            <text:p>5.0%</text:p>
          </table:table-cell>
          <table:table-cell table:style-name="ce34" table:formula="oooc:=[.Y61]/([.L61]/3600)" office:value-type="percentage" office:value="0.0679537074969275">
            <text:p>6.8%</text:p>
          </table:table-cell>
          <table:table-cell table:formula="oooc:=3600*[.Y61]/[.E61]" office:value-type="float" office:value="0.429310902620511">
            <text:p>0.43</text:p>
          </table:table-cell>
          <table:table-cell table:style-name="ce34" table:formula="oooc:=[.H61]/([.H61]+[.F61])" office:value-type="percentage" office:value="0.6">
            <text:p>60.0%</text:p>
          </table:table-cell>
          <table:table-cell table:style-name="ce34" table:formula="oooc:=[.I61]/([.I61]+[.G61])" office:value-type="percentage" office:value="0">
            <text:p>0.0%</text:p>
          </table:table-cell>
          <table:table-cell table:formula="oooc:=[.H61]/([.X61])" office:value-type="float" office:value="4.45605831384954">
            <text:p>4.46</text:p>
          </table:table-cell>
          <table:table-cell table:formula="oooc:=[.I61]/([.X61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2b43986f-0a57-494b-b393-74c19df33053</text:p>
          </table:table-cell>
          <table:table-cell office:value-type="float" office:value="684521">
            <text:p>684521</text:p>
          </table:table-cell>
          <table:table-cell office:value-type="float" office:value="54556">
            <text:p>54556</text:p>
          </table:table-cell>
          <table:table-cell office:value-type="float" office:value="22664">
            <text:p>22664</text:p>
          </table:table-cell>
          <table:table-cell office:value-type="float" office:value="6732">
            <text:p>673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2995">
            <text:p>22995</text:p>
          </table:table-cell>
          <table:table-cell office:value-type="float" office:value="34325">
            <text:p>34325</text:p>
          </table:table-cell>
          <table:table-cell office:value-type="float" office:value="34498">
            <text:p>34498</text:p>
          </table:table-cell>
          <table:table-cell office:value-type="float" office:value="0.66992">
            <text:p>0.67</text:p>
          </table:table-cell>
          <table:table-cell office:value-type="float" office:value="7098">
            <text:p>7098</text:p>
          </table:table-cell>
          <table:table-cell office:value-type="float" office:value="12960">
            <text:p>12960</text:p>
          </table:table-cell>
          <table:table-cell office:value-type="float" office:value="34498">
            <text:p>34498</text:p>
          </table:table-cell>
          <table:table-cell office:value-type="float" office:value="0.547685">
            <text:p>0.55</text:p>
          </table:table-cell>
          <table:table-cell office:value-type="float" office:value="0.581425">
            <text:p>0.58</text:p>
          </table:table-cell>
          <table:table-cell office:value-type="float" office:value="96000">
            <text:p>96000</text:p>
          </table:table-cell>
          <table:table-cell office:value-type="float" office:value="1.075159">
            <text:p>1.08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62]/3600" office:value-type="float" office:value="15.1544444444444">
            <text:p>15.2</text:p>
          </table:table-cell>
          <table:table-cell table:style-name="ce27" table:formula="oooc:=([.N62]+[.O62])/3600" office:value-type="float" office:value="5.57166666666667">
            <text:p>5.6</text:p>
          </table:table-cell>
          <table:table-cell table:formula="oooc:=([.L62]-[.K62])/3600" office:value-type="float" office:value="0.0480555555555556">
            <text:p>0.05</text:p>
          </table:table-cell>
          <table:table-cell table:style-name="ce34" table:formula="oooc:=[.Y62]/[.W62]" office:value-type="percentage" office:value="0.00317105359630471">
            <text:p>0.3%</text:p>
          </table:table-cell>
          <table:table-cell table:style-name="ce34" table:formula="oooc:=[.Y62]/([.L62]/3600)" office:value-type="percentage" office:value="0.00501478346570816">
            <text:p>0.5%</text:p>
          </table:table-cell>
          <table:table-cell table:formula="oooc:=3600*[.Y62]/[.E62]" office:value-type="float" office:value="0.0256981580510992">
            <text:p>0.03</text:p>
          </table:table-cell>
          <table:table-cell table:style-name="ce34" table:formula="oooc:=[.H62]/([.H62]+[.F62])" office:value-type="percentage" office:value="0.6">
            <text:p>60.0%</text:p>
          </table:table-cell>
          <table:table-cell table:style-name="ce34" table:formula="oooc:=[.I62]/([.I62]+[.G62])" office:value-type="percentage" office:value="0">
            <text:p>0.0%</text:p>
          </table:table-cell>
          <table:table-cell table:formula="oooc:=[.H62]/([.X62])" office:value-type="float" office:value="1.61531558480407">
            <text:p>1.62</text:p>
          </table:table-cell>
          <table:table-cell table:formula="oooc:=[.I62]/([.X62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6878f122-62ae-444d-9ed7-52099db3d14c</text:p>
          </table:table-cell>
          <table:table-cell office:value-type="float" office:value="141783">
            <text:p>141783</text:p>
          </table:table-cell>
          <table:table-cell office:value-type="float" office:value="28523">
            <text:p>28523</text:p>
          </table:table-cell>
          <table:table-cell office:value-type="float" office:value="21725">
            <text:p>21725</text:p>
          </table:table-cell>
          <table:table-cell office:value-type="float" office:value="14620">
            <text:p>1462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565">
            <text:p>2565</text:p>
          </table:table-cell>
          <table:table-cell office:value-type="float" office:value="7089">
            <text:p>7089</text:p>
          </table:table-cell>
          <table:table-cell office:value-type="float" office:value="7661">
            <text:p>7661</text:p>
          </table:table-cell>
          <table:table-cell office:value-type="float" office:value="0.361828">
            <text:p>0.36</text:p>
          </table:table-cell>
          <table:table-cell office:value-type="float" office:value="6495">
            <text:p>6495</text:p>
          </table:table-cell>
          <table:table-cell office:value-type="float" office:value="14367">
            <text:p>14367</text:p>
          </table:table-cell>
          <table:table-cell office:value-type="float" office:value="7661">
            <text:p>7661</text:p>
          </table:table-cell>
          <table:table-cell office:value-type="float" office:value="0.452078">
            <text:p>0.45</text:p>
          </table:table-cell>
          <table:table-cell office:value-type="float" office:value="2.723143">
            <text:p>2.72</text:p>
          </table:table-cell>
          <table:table-cell office:value-type="float" office:value="96000">
            <text:p>96000</text:p>
          </table:table-cell>
          <table:table-cell office:value-type="float" office:value="0.026452">
            <text:p>0.03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63]/3600" office:value-type="float" office:value="7.92305555555556">
            <text:p>7.9</text:p>
          </table:table-cell>
          <table:table-cell table:style-name="ce27" table:formula="oooc:=([.N63]+[.O63])/3600" office:value-type="float" office:value="5.795">
            <text:p>5.8</text:p>
          </table:table-cell>
          <table:table-cell table:formula="oooc:=([.L63]-[.K63])/3600" office:value-type="float" office:value="0.158888888888889">
            <text:p>0.16</text:p>
          </table:table-cell>
          <table:table-cell table:style-name="ce34" table:formula="oooc:=[.Y63]/[.W63]" office:value-type="percentage" office:value="0.020053991515619">
            <text:p>2.0%</text:p>
          </table:table-cell>
          <table:table-cell table:style-name="ce34" table:formula="oooc:=[.Y63]/([.L63]/3600)" office:value-type="percentage" office:value="0.0746638819997389">
            <text:p>7.5%</text:p>
          </table:table-cell>
          <table:table-cell table:formula="oooc:=3600*[.Y63]/[.E63]" office:value-type="float" office:value="0.039124487004104">
            <text:p>0.04</text:p>
          </table:table-cell>
          <table:table-cell table:style-name="ce34" table:formula="oooc:=[.H63]/([.H63]+[.F63])" office:value-type="percentage" office:value="0.647058823529412">
            <text:p>64.7%</text:p>
          </table:table-cell>
          <table:table-cell table:style-name="ce34" table:formula="oooc:=[.I63]/([.I63]+[.G63])" office:value-type="percentage" office:value="0.529411764705882">
            <text:p>52.9%</text:p>
          </table:table-cell>
          <table:table-cell table:formula="oooc:=[.H63]/([.X63])" office:value-type="float" office:value="1.89818809318378">
            <text:p>1.9</text:p>
          </table:table-cell>
          <table:table-cell table:formula="oooc:=[.I63]/([.X63])" office:value-type="float" office:value="1.55306298533218">
            <text:p>1.55</text:p>
          </table:table-cell>
          <table:table-cell table:number-columns-repeated="224"/>
        </table:table-row>
        <table:table-row table:style-name="ro2">
          <table:table-cell office:value-type="string">
            <text:p>0e457bfe-4246-4dc0-9cf8-6f36e80f08b9</text:p>
          </table:table-cell>
          <table:table-cell office:value-type="float" office:value="405174">
            <text:p>405174</text:p>
          </table:table-cell>
          <table:table-cell office:value-type="float" office:value="5732">
            <text:p>5732</text:p>
          </table:table-cell>
          <table:table-cell office:value-type="float" office:value="3430">
            <text:p>3430</text:p>
          </table:table-cell>
          <table:table-cell office:value-type="float" office:value="3303">
            <text:p>3303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string">
            <text:p>inf</text:p>
          </table:table-cell>
          <table:table-cell office:value-type="float" office:value="2396">
            <text:p>2396</text:p>
          </table:table-cell>
          <table:table-cell office:value-type="float" office:value="3229">
            <text:p>3229</text:p>
          </table:table-cell>
          <table:table-cell office:value-type="float" office:value="107">
            <text:p>107</text:p>
          </table:table-cell>
          <table:table-cell office:value-type="float" office:value="0.742025">
            <text:p>0.74</text:p>
          </table:table-cell>
          <table:table-cell office:value-type="float" office:value="52.570093">
            <text:p>52.57</text:p>
          </table:table-cell>
          <table:table-cell office:value-type="float" office:value="96000">
            <text:p>96000</text:p>
          </table:table-cell>
          <table:table-cell office:value-type="float" office:value="3.000298">
            <text:p>3</text:p>
          </table:table-cell>
          <table:table-cell office:value-type="float" office:value="900">
            <text:p>900</text:p>
          </table:table-cell>
          <table:table-cell/>
          <table:table-cell table:style-name="ce27" table:formula="oooc:=[.C64]/3600" office:value-type="float" office:value="1.59222222222222">
            <text:p>1.6</text:p>
          </table:table-cell>
          <table:table-cell table:style-name="ce27" table:formula="oooc:=([.N64]+[.O64])/3600" office:value-type="float" office:value="1.5625">
            <text:p>1.6</text:p>
          </table:table-cell>
          <table:table-cell table:formula="oooc:=([.L64]-[.K64])/3600" office:value-type="float" office:value="0.0297222222222222">
            <text:p>0.03</text:p>
          </table:table-cell>
          <table:table-cell table:style-name="ce34" table:formula="oooc:=[.Y64]/[.W64]" office:value-type="percentage" office:value="0.0186671318911375">
            <text:p>1.9%</text:p>
          </table:table-cell>
          <table:table-cell table:style-name="ce34" table:formula="oooc:=[.Y64]/([.L64]/3600)" office:value-type="percentage" office:value="1">
            <text:p>100.0%</text:p>
          </table:table-cell>
          <table:table-cell table:formula="oooc:=3600*[.Y64]/[.E64]" office:value-type="float" office:value="0.0323947926127763">
            <text:p>0.03</text:p>
          </table:table-cell>
          <table:table-cell table:style-name="ce34" table:formula="oooc:=[.H64]/([.H64]+[.F64])" office:value-type="percentage" office:value="0">
            <text:p>0.0%</text:p>
          </table:table-cell>
          <table:table-cell table:style-name="ce34" table:formula="oooc:=[.I64]/([.I64]+[.G64])" office:value-type="percentage" office:value="0">
            <text:p>#DIV/0!</text:p>
          </table:table-cell>
          <table:table-cell table:formula="oooc:=[.H64]/([.X64])" office:value-type="float" office:value="0">
            <text:p>0</text:p>
          </table:table-cell>
          <table:table-cell table:formula="oooc:=[.I64]/([.X64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df5f58fa-fdf5-42bc-982c-0cd0c589f787</text:p>
          </table:table-cell>
          <table:table-cell office:value-type="float" office:value="612251">
            <text:p>612251</text:p>
          </table:table-cell>
          <table:table-cell office:value-type="float" office:value="27161">
            <text:p>27161</text:p>
          </table:table-cell>
          <table:table-cell office:value-type="float" office:value="8486">
            <text:p>8486</text:p>
          </table:table-cell>
          <table:table-cell office:value-type="float" office:value="5249">
            <text:p>5249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12504">
            <text:p>12504</text:p>
          </table:table-cell>
          <table:table-cell office:value-type="float" office:value="13343">
            <text:p>13343</text:p>
          </table:table-cell>
          <table:table-cell office:value-type="float" office:value="14638">
            <text:p>14638</text:p>
          </table:table-cell>
          <table:table-cell office:value-type="float" office:value="0.937121">
            <text:p>0.94</text:p>
          </table:table-cell>
          <table:table-cell office:value-type="float" office:value="3617">
            <text:p>3617</text:p>
          </table:table-cell>
          <table:table-cell office:value-type="float" office:value="8906">
            <text:p>8906</text:p>
          </table:table-cell>
          <table:table-cell office:value-type="float" office:value="14638">
            <text:p>14638</text:p>
          </table:table-cell>
          <table:table-cell office:value-type="float" office:value="0.406131">
            <text:p>0.41</text:p>
          </table:table-cell>
          <table:table-cell office:value-type="float" office:value="0.855513">
            <text:p>0.86</text:p>
          </table:table-cell>
          <table:table-cell office:value-type="float" office:value="96000">
            <text:p>96000</text:p>
          </table:table-cell>
          <table:table-cell office:value-type="float" office:value="1.001118">
            <text:p>1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65]/3600" office:value-type="float" office:value="7.54472222222222">
            <text:p>7.5</text:p>
          </table:table-cell>
          <table:table-cell table:style-name="ce27" table:formula="oooc:=([.N65]+[.O65])/3600" office:value-type="float" office:value="3.47861111111111">
            <text:p>3.5</text:p>
          </table:table-cell>
          <table:table-cell table:formula="oooc:=([.L65]-[.K65])/3600" office:value-type="float" office:value="0.359722222222222">
            <text:p>0.36</text:p>
          </table:table-cell>
          <table:table-cell table:style-name="ce34" table:formula="oooc:=[.Y65]/[.W65]" office:value-type="percentage" office:value="0.0476786568977578">
            <text:p>4.8%</text:p>
          </table:table-cell>
          <table:table-cell table:style-name="ce34" table:formula="oooc:=[.Y65]/([.L65]/3600)" office:value-type="percentage" office:value="0.0884683699959011">
            <text:p>8.8%</text:p>
          </table:table-cell>
          <table:table-cell table:formula="oooc:=3600*[.Y65]/[.E65]" office:value-type="float" office:value="0.246713659744713">
            <text:p>0.25</text:p>
          </table:table-cell>
          <table:table-cell table:style-name="ce34" table:formula="oooc:=[.H65]/([.H65]+[.F65])" office:value-type="percentage" office:value="0.142857142857143">
            <text:p>14.3%</text:p>
          </table:table-cell>
          <table:table-cell table:style-name="ce34" table:formula="oooc:=[.I65]/([.I65]+[.G65])" office:value-type="percentage" office:value="0.0909090909090909">
            <text:p>9.1%</text:p>
          </table:table-cell>
          <table:table-cell table:formula="oooc:=[.H65]/([.X65])" office:value-type="float" office:value="0.287471053261998">
            <text:p>0.29</text:p>
          </table:table-cell>
          <table:table-cell table:formula="oooc:=[.I65]/([.X65])" office:value-type="float" office:value="0.287471053261998">
            <text:p>0.29</text:p>
          </table:table-cell>
          <table:table-cell table:number-columns-repeated="224"/>
        </table:table-row>
        <table:table-row table:style-name="ro2">
          <table:table-cell office:value-type="string">
            <text:p>85a6724c-f351-45e6-8738-a3bc61d2d7e0</text:p>
          </table:table-cell>
          <table:table-cell office:value-type="float" office:value="88041">
            <text:p>88041</text:p>
          </table:table-cell>
          <table:table-cell office:value-type="float" office:value="6129">
            <text:p>6129</text:p>
          </table:table-cell>
          <table:table-cell office:value-type="float" office:value="1593">
            <text:p>1593</text:p>
          </table:table-cell>
          <table:table-cell office:value-type="float" office:value="1536">
            <text:p>153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695">
            <text:p>3695</text:p>
          </table:table-cell>
          <table:table-cell office:value-type="float" office:value="3272">
            <text:p>3272</text:p>
          </table:table-cell>
          <table:table-cell office:value-type="float" office:value="3695">
            <text:p>3695</text:p>
          </table:table-cell>
          <table:table-cell office:value-type="float" office:value="1.129279">
            <text:p>1.13</text:p>
          </table:table-cell>
          <table:table-cell office:value-type="float" office:value="3172">
            <text:p>3172</text:p>
          </table:table-cell>
          <table:table-cell office:value-type="float" office:value="1979">
            <text:p>1979</text:p>
          </table:table-cell>
          <table:table-cell office:value-type="float" office:value="3695">
            <text:p>3695</text:p>
          </table:table-cell>
          <table:table-cell office:value-type="float" office:value="1.60283">
            <text:p>1.6</text:p>
          </table:table-cell>
          <table:table-cell office:value-type="float" office:value="1.394046">
            <text:p>1.39</text:p>
          </table:table-cell>
          <table:table-cell office:value-type="float" office:value="96000">
            <text:p>96000</text:p>
          </table:table-cell>
          <table:table-cell office:value-type="float" office:value="0.787695">
            <text:p>0.79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66]/3600" office:value-type="float" office:value="1.7025">
            <text:p>1.7</text:p>
          </table:table-cell>
          <table:table-cell table:style-name="ce27" table:formula="oooc:=([.N66]+[.O66])/3600" office:value-type="float" office:value="1.43083333333333">
            <text:p>1.4</text:p>
          </table:table-cell>
          <table:table-cell table:formula="oooc:=([.L66]-[.K66])/3600" office:value-type="float" office:value="0.1175">
            <text:p>0.12</text:p>
          </table:table-cell>
          <table:table-cell table:style-name="ce34" table:formula="oooc:=[.Y66]/[.W66]" office:value-type="percentage" office:value="0.0690161527165932">
            <text:p>6.9%</text:p>
          </table:table-cell>
          <table:table-cell table:style-name="ce34" table:formula="oooc:=[.Y66]/([.L66]/3600)" office:value-type="percentage" office:value="0.114479025710419">
            <text:p>11.4%</text:p>
          </table:table-cell>
          <table:table-cell table:formula="oooc:=3600*[.Y66]/[.E66]" office:value-type="float" office:value="0.275390625">
            <text:p>0.28</text:p>
          </table:table-cell>
          <table:table-cell table:style-name="ce34" table:formula="oooc:=[.H66]/([.H66]+[.F66])" office:value-type="percentage" office:value="0.25">
            <text:p>25.0%</text:p>
          </table:table-cell>
          <table:table-cell table:style-name="ce34" table:formula="oooc:=[.I66]/([.I66]+[.G66])" office:value-type="percentage" office:value="0">
            <text:p>0.0%</text:p>
          </table:table-cell>
          <table:table-cell table:formula="oooc:=[.H66]/([.X66])" office:value-type="float" office:value="1.39778683750728">
            <text:p>1.4</text:p>
          </table:table-cell>
          <table:table-cell table:formula="oooc:=[.I66]/([.X66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06001682-6e2e-426b-b6aa-88104b221436</text:p>
          </table:table-cell>
          <table:table-cell office:value-type="float" office:value="609588">
            <text:p>609588</text:p>
          </table:table-cell>
          <table:table-cell office:value-type="float" office:value="67480">
            <text:p>67480</text:p>
          </table:table-cell>
          <table:table-cell office:value-type="float" office:value="42205">
            <text:p>42205</text:p>
          </table:table-cell>
          <table:table-cell office:value-type="float" office:value="25565">
            <text:p>25565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6663">
            <text:p>16663</text:p>
          </table:table-cell>
          <table:table-cell office:value-type="float" office:value="27520">
            <text:p>27520</text:p>
          </table:table-cell>
          <table:table-cell office:value-type="float" office:value="29080">
            <text:p>29080</text:p>
          </table:table-cell>
          <table:table-cell office:value-type="float" office:value="0.605487">
            <text:p>0.61</text:p>
          </table:table-cell>
          <table:table-cell office:value-type="float" office:value="13702">
            <text:p>13702</text:p>
          </table:table-cell>
          <table:table-cell office:value-type="float" office:value="24698">
            <text:p>24698</text:p>
          </table:table-cell>
          <table:table-cell office:value-type="float" office:value="29080">
            <text:p>29080</text:p>
          </table:table-cell>
          <table:table-cell office:value-type="float" office:value="0.554782">
            <text:p>0.55</text:p>
          </table:table-cell>
          <table:table-cell office:value-type="float" office:value="1.320495">
            <text:p>1.32</text:p>
          </table:table-cell>
          <table:table-cell office:value-type="float" office:value="96000">
            <text:p>96000</text:p>
          </table:table-cell>
          <table:table-cell office:value-type="float" office:value="0.449135">
            <text:p>0.45</text:p>
          </table:table-cell>
          <table:table-cell office:value-type="float" office:value="600">
            <text:p>600</text:p>
          </table:table-cell>
          <table:table-cell/>
          <table:table-cell table:style-name="ce27" table:formula="oooc:=[.C67]/3600" office:value-type="float" office:value="18.7444444444444">
            <text:p>18.7</text:p>
          </table:table-cell>
          <table:table-cell table:style-name="ce27" table:formula="oooc:=([.N67]+[.O67])/3600" office:value-type="float" office:value="10.6666666666667">
            <text:p>10.7</text:p>
          </table:table-cell>
          <table:table-cell table:formula="oooc:=([.L67]-[.K67])/3600" office:value-type="float" office:value="0.433333333333333">
            <text:p>0.43</text:p>
          </table:table-cell>
          <table:table-cell table:style-name="ce34" table:formula="oooc:=[.Y67]/[.W67]" office:value-type="percentage" office:value="0.023117960877297">
            <text:p>2.3%</text:p>
          </table:table-cell>
          <table:table-cell table:style-name="ce34" table:formula="oooc:=[.Y67]/([.L67]/3600)" office:value-type="percentage" office:value="0.0536451169188446">
            <text:p>5.4%</text:p>
          </table:table-cell>
          <table:table-cell table:formula="oooc:=3600*[.Y67]/[.E67]" office:value-type="float" office:value="0.0610209270486994">
            <text:p>0.06</text:p>
          </table:table-cell>
          <table:table-cell table:style-name="ce34" table:formula="oooc:=[.H67]/([.H67]+[.F67])" office:value-type="percentage" office:value="0.538461538461538">
            <text:p>53.8%</text:p>
          </table:table-cell>
          <table:table-cell table:style-name="ce34" table:formula="oooc:=[.I67]/([.I67]+[.G67])" office:value-type="percentage" office:value="0">
            <text:p>0.0%</text:p>
          </table:table-cell>
          <table:table-cell table:formula="oooc:=[.H67]/([.X67])" office:value-type="float" office:value="0.65625">
            <text:p>0.66</text:p>
          </table:table-cell>
          <table:table-cell table:formula="oooc:=[.I67]/([.X67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43574791-6bbb-49c0-81c2-4d26eb911a72</text:p>
          </table:table-cell>
          <table:table-cell office:value-type="float" office:value="8964">
            <text:p>8964</text:p>
          </table:table-cell>
          <table:table-cell office:value-type="float" office:value="7363">
            <text:p>7363</text:p>
          </table:table-cell>
          <table:table-cell office:value-type="float" office:value="1523">
            <text:p>1523</text:p>
          </table:table-cell>
          <table:table-cell office:value-type="float" office:value="1471">
            <text:p>147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806">
            <text:p>4806</text:p>
          </table:table-cell>
          <table:table-cell office:value-type="float" office:value="3971">
            <text:p>3971</text:p>
          </table:table-cell>
          <table:table-cell office:value-type="float" office:value="4828">
            <text:p>4828</text:p>
          </table:table-cell>
          <table:table-cell office:value-type="float" office:value="1.210274">
            <text:p>1.21</text:p>
          </table:table-cell>
          <table:table-cell office:value-type="float" office:value="1066">
            <text:p>1066</text:p>
          </table:table-cell>
          <table:table-cell office:value-type="float" office:value="1469">
            <text:p>1469</text:p>
          </table:table-cell>
          <table:table-cell office:value-type="float" office:value="4828">
            <text:p>4828</text:p>
          </table:table-cell>
          <table:table-cell office:value-type="float" office:value="0.725664">
            <text:p>0.73</text:p>
          </table:table-cell>
          <table:table-cell office:value-type="float" office:value="0.525062">
            <text:p>0.53</text:p>
          </table:table-cell>
          <table:table-cell office:value-type="float" office:value="96000">
            <text:p>96000</text:p>
          </table:table-cell>
          <table:table-cell office:value-type="float" office:value="140.824083">
            <text:p>140.82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68]/3600" office:value-type="float" office:value="2.04527777777778">
            <text:p>2.0</text:p>
          </table:table-cell>
          <table:table-cell table:style-name="ce27" table:formula="oooc:=([.N68]+[.O68])/3600" office:value-type="float" office:value="0.704166666666667">
            <text:p>0.7</text:p>
          </table:table-cell>
          <table:table-cell table:formula="oooc:=([.L68]-[.K68])/3600" office:value-type="float" office:value="0.238055555555556">
            <text:p>0.24</text:p>
          </table:table-cell>
          <table:table-cell table:style-name="ce34" table:formula="oooc:=[.Y68]/[.W68]" office:value-type="percentage" office:value="0.116392774684232">
            <text:p>11.6%</text:p>
          </table:table-cell>
          <table:table-cell table:style-name="ce34" table:formula="oooc:=[.Y68]/([.L68]/3600)" office:value-type="percentage" office:value="0.177506213753107">
            <text:p>17.8%</text:p>
          </table:table-cell>
          <table:table-cell table:formula="oooc:=3600*[.Y68]/[.E68]" office:value-type="float" office:value="0.582596872875595">
            <text:p>0.58</text:p>
          </table:table-cell>
          <table:table-cell table:style-name="ce34" table:formula="oooc:=[.H68]/([.H68]+[.F68])" office:value-type="percentage" office:value="0.25">
            <text:p>25.0%</text:p>
          </table:table-cell>
          <table:table-cell table:style-name="ce34" table:formula="oooc:=[.I68]/([.I68]+[.G68])" office:value-type="percentage" office:value="0.25">
            <text:p>25.0%</text:p>
          </table:table-cell>
          <table:table-cell table:formula="oooc:=[.H68]/([.X68])" office:value-type="float" office:value="2.84023668639053">
            <text:p>2.84</text:p>
          </table:table-cell>
          <table:table-cell table:formula="oooc:=[.I68]/([.X68])" office:value-type="float" office:value="1.42011834319527">
            <text:p>1.42</text:p>
          </table:table-cell>
          <table:table-cell table:number-columns-repeated="224"/>
        </table:table-row>
        <table:table-row table:style-name="ro2">
          <table:table-cell office:value-type="string">
            <text:p>976133f9-25df-49df-a607-032cf8dddf0a</text:p>
          </table:table-cell>
          <table:table-cell office:value-type="float" office:value="112463">
            <text:p>112463</text:p>
          </table:table-cell>
          <table:table-cell office:value-type="float" office:value="58499">
            <text:p>58499</text:p>
          </table:table-cell>
          <table:table-cell office:value-type="float" office:value="35983">
            <text:p>35983</text:p>
          </table:table-cell>
          <table:table-cell office:value-type="float" office:value="27855">
            <text:p>2785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427">
            <text:p>7427</text:p>
          </table:table-cell>
          <table:table-cell office:value-type="float" office:value="13197">
            <text:p>13197</text:p>
          </table:table-cell>
          <table:table-cell office:value-type="float" office:value="13864">
            <text:p>13864</text:p>
          </table:table-cell>
          <table:table-cell office:value-type="float" office:value="0.562779">
            <text:p>0.56</text:p>
          </table:table-cell>
          <table:table-cell office:value-type="float" office:value="16121">
            <text:p>16121</text:p>
          </table:table-cell>
          <table:table-cell office:value-type="float" office:value="28514">
            <text:p>28514</text:p>
          </table:table-cell>
          <table:table-cell office:value-type="float" office:value="13864">
            <text:p>13864</text:p>
          </table:table-cell>
          <table:table-cell office:value-type="float" office:value="0.565371">
            <text:p>0.57</text:p>
          </table:table-cell>
          <table:table-cell office:value-type="float" office:value="3.219489">
            <text:p>3.22</text:p>
          </table:table-cell>
          <table:table-cell office:value-type="float" office:value="96000">
            <text:p>96000</text:p>
          </table:table-cell>
          <table:table-cell office:value-type="float" office:value="0.000193">
            <text:p>0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69]/3600" office:value-type="float" office:value="16.2497222222222">
            <text:p>16.2</text:p>
          </table:table-cell>
          <table:table-cell table:style-name="ce27" table:formula="oooc:=([.N69]+[.O69])/3600" office:value-type="float" office:value="12.3986111111111">
            <text:p>12.4</text:p>
          </table:table-cell>
          <table:table-cell table:formula="oooc:=([.L69]-[.K69])/3600" office:value-type="float" office:value="0.185277777777778">
            <text:p>0.19</text:p>
          </table:table-cell>
          <table:table-cell table:style-name="ce34" table:formula="oooc:=[.Y69]/[.W69]" office:value-type="percentage" office:value="0.0114019043060565">
            <text:p>1.1%</text:p>
          </table:table-cell>
          <table:table-cell table:style-name="ce34" table:formula="oooc:=[.Y69]/([.L69]/3600)" office:value-type="percentage" office:value="0.0481102135025967">
            <text:p>4.8%</text:p>
          </table:table-cell>
          <table:table-cell table:formula="oooc:=3600*[.Y69]/[.E69]" office:value-type="float" office:value="0.0239454316998743">
            <text:p>0.02</text:p>
          </table:table-cell>
          <table:table-cell table:style-name="ce34" table:formula="oooc:=[.H69]/([.H69]+[.F69])" office:value-type="percentage" office:value="0.25">
            <text:p>25.0%</text:p>
          </table:table-cell>
          <table:table-cell table:style-name="ce34" table:formula="oooc:=[.I69]/([.I69]+[.G69])" office:value-type="percentage" office:value="0.0833333333333333">
            <text:p>8.3%</text:p>
          </table:table-cell>
          <table:table-cell table:formula="oooc:=[.H69]/([.X69])" office:value-type="float" office:value="0.161308390276689">
            <text:p>0.16</text:p>
          </table:table-cell>
          <table:table-cell table:formula="oooc:=[.I69]/([.X69])" office:value-type="float" office:value="0.0806541951383444">
            <text:p>0.08</text:p>
          </table:table-cell>
          <table:table-cell table:number-columns-repeated="224"/>
        </table:table-row>
        <table:table-row table:style-name="ro2">
          <table:table-cell office:value-type="string">
            <text:p>3ffe4e26-f19f-45e7-b4c6-f1113904f636</text:p>
          </table:table-cell>
          <table:table-cell office:value-type="float" office:value="1390378">
            <text:p>1390378</text:p>
          </table:table-cell>
          <table:table-cell office:value-type="float" office:value="19712">
            <text:p>19712</text:p>
          </table:table-cell>
          <table:table-cell office:value-type="float" office:value="6418">
            <text:p>6418</text:p>
          </table:table-cell>
          <table:table-cell office:value-type="float" office:value="6340">
            <text:p>634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954">
            <text:p>2954</text:p>
          </table:table-cell>
          <table:table-cell office:value-type="float" office:value="1658">
            <text:p>1658</text:p>
          </table:table-cell>
          <table:table-cell office:value-type="float" office:value="2954">
            <text:p>2954</text:p>
          </table:table-cell>
          <table:table-cell office:value-type="float" office:value="1.781665">
            <text:p>1.78</text:p>
          </table:table-cell>
          <table:table-cell office:value-type="float" office:value="9519">
            <text:p>9519</text:p>
          </table:table-cell>
          <table:table-cell office:value-type="float" office:value="7239">
            <text:p>7239</text:p>
          </table:table-cell>
          <table:table-cell office:value-type="float" office:value="2954">
            <text:p>2954</text:p>
          </table:table-cell>
          <table:table-cell office:value-type="float" office:value="1.314961">
            <text:p>1.31</text:p>
          </table:table-cell>
          <table:table-cell office:value-type="float" office:value="5.672986">
            <text:p>5.67</text:p>
          </table:table-cell>
          <table:table-cell office:value-type="float" office:value="96000">
            <text:p>96000</text:p>
          </table:table-cell>
          <table:table-cell office:value-type="float" office:value="0.015616">
            <text:p>0.02</text:p>
          </table:table-cell>
          <table:table-cell office:value-type="float" office:value="900">
            <text:p>900</text:p>
          </table:table-cell>
          <table:table-cell/>
          <table:table-cell table:style-name="ce27" table:formula="oooc:=[.C70]/3600" office:value-type="float" office:value="5.47555555555556">
            <text:p>5.5</text:p>
          </table:table-cell>
          <table:table-cell table:style-name="ce27" table:formula="oooc:=([.N70]+[.O70])/3600" office:value-type="float" office:value="4.655">
            <text:p>4.7</text:p>
          </table:table-cell>
          <table:table-cell table:formula="oooc:=([.L70]-[.K70])/3600" office:value-type="float" office:value="0.36">
            <text:p>0.36</text:p>
          </table:table-cell>
          <table:table-cell table:style-name="ce34" table:formula="oooc:=[.Y70]/[.W70]" office:value-type="percentage" office:value="0.0657467532467533">
            <text:p>6.6%</text:p>
          </table:table-cell>
          <table:table-cell table:style-name="ce34" table:formula="oooc:=[.Y70]/([.L70]/3600)" office:value-type="percentage" office:value="0.438727149627624">
            <text:p>43.9%</text:p>
          </table:table-cell>
          <table:table-cell table:formula="oooc:=3600*[.Y70]/[.E70]" office:value-type="float" office:value="0.204416403785489">
            <text:p>0.2</text:p>
          </table:table-cell>
          <table:table-cell table:style-name="ce34" table:formula="oooc:=[.H70]/([.H70]+[.F70])" office:value-type="percentage" office:value="0.333333333333333">
            <text:p>33.3%</text:p>
          </table:table-cell>
          <table:table-cell table:style-name="ce34" table:formula="oooc:=[.I70]/([.I70]+[.G70])" office:value-type="percentage" office:value="0">
            <text:p>0.0%</text:p>
          </table:table-cell>
          <table:table-cell table:formula="oooc:=[.H70]/([.X70])" office:value-type="float" office:value="0.644468313641246">
            <text:p>0.64</text:p>
          </table:table-cell>
          <table:table-cell table:formula="oooc:=[.I70]/([.X70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c78b5a8b-9704-447a-bee5-46e9b489c199</text:p>
          </table:table-cell>
          <table:table-cell office:value-type="float" office:value="615337">
            <text:p>615337</text:p>
          </table:table-cell>
          <table:table-cell office:value-type="float" office:value="615273">
            <text:p>615273</text:p>
          </table:table-cell>
          <table:table-cell office:value-type="float" office:value="323510">
            <text:p>323510</text:p>
          </table:table-cell>
          <table:table-cell office:value-type="float" office:value="54036">
            <text:p>54036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12227">
            <text:p>312227</text:p>
          </table:table-cell>
          <table:table-cell office:value-type="float" office:value="522939">
            <text:p>522939</text:p>
          </table:table-cell>
          <table:table-cell office:value-type="float" office:value="523158">
            <text:p>523158</text:p>
          </table:table-cell>
          <table:table-cell office:value-type="float" office:value="0.597062">
            <text:p>0.6</text:p>
          </table:table-cell>
          <table:table-cell office:value-type="float" office:value="39515">
            <text:p>39515</text:p>
          </table:table-cell>
          <table:table-cell office:value-type="float" office:value="52618">
            <text:p>52618</text:p>
          </table:table-cell>
          <table:table-cell office:value-type="float" office:value="523158">
            <text:p>523158</text:p>
          </table:table-cell>
          <table:table-cell office:value-type="float" office:value="0.750979">
            <text:p>0.75</text:p>
          </table:table-cell>
          <table:table-cell office:value-type="float" office:value="0.176109">
            <text:p>0.18</text:p>
          </table:table-cell>
          <table:table-cell office:value-type="float" office:value="96000">
            <text:p>96000</text:p>
          </table:table-cell>
          <table:table-cell office:value-type="float" office:value="0.195427">
            <text:p>0.2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71]/3600" office:value-type="float" office:value="170.909166666667">
            <text:p>170.9</text:p>
          </table:table-cell>
          <table:table-cell table:style-name="ce27" table:formula="oooc:=([.N71]+[.O71])/3600" office:value-type="float" office:value="25.5925">
            <text:p>25.6</text:p>
          </table:table-cell>
          <table:table-cell table:formula="oooc:=([.L71]-[.K71])/3600" office:value-type="float" office:value="0.0608333333333333">
            <text:p>0.06</text:p>
          </table:table-cell>
          <table:table-cell table:style-name="ce34" table:formula="oooc:=[.Y71]/[.W71]" office:value-type="percentage" office:value="0.00035593955853743">
            <text:p>0.0%</text:p>
          </table:table-cell>
          <table:table-cell table:style-name="ce34" table:formula="oooc:=[.Y71]/([.L71]/3600)" office:value-type="percentage" office:value="0.000418611585792438">
            <text:p>0.0%</text:p>
          </table:table-cell>
          <table:table-cell table:formula="oooc:=3600*[.Y71]/[.E71]" office:value-type="float" office:value="0.00405285365312014">
            <text:p>0</text:p>
          </table:table-cell>
          <table:table-cell table:style-name="ce34" table:formula="oooc:=[.H71]/([.H71]+[.F71])" office:value-type="percentage" office:value="0.285714285714286">
            <text:p>28.6%</text:p>
          </table:table-cell>
          <table:table-cell table:style-name="ce34" table:formula="oooc:=[.I71]/([.I71]+[.G71])" office:value-type="percentage" office:value="0">
            <text:p>0.0%</text:p>
          </table:table-cell>
          <table:table-cell table:formula="oooc:=[.H71]/([.X71])" office:value-type="float" office:value="0.0781478948910814">
            <text:p>0.08</text:p>
          </table:table-cell>
          <table:table-cell table:formula="oooc:=[.I71]/([.X71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cb375f60-8b97-4388-aa38-749bd4e879e8</text:p>
          </table:table-cell>
          <table:table-cell office:value-type="float" office:value="519616">
            <text:p>519616</text:p>
          </table:table-cell>
          <table:table-cell office:value-type="float" office:value="67720">
            <text:p>67720</text:p>
          </table:table-cell>
          <table:table-cell office:value-type="float" office:value="55026">
            <text:p>55026</text:p>
          </table:table-cell>
          <table:table-cell office:value-type="float" office:value="10903">
            <text:p>1090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365">
            <text:p>10365</text:p>
          </table:table-cell>
          <table:table-cell office:value-type="float" office:value="41456">
            <text:p>41456</text:p>
          </table:table-cell>
          <table:table-cell office:value-type="float" office:value="41717">
            <text:p>41717</text:p>
          </table:table-cell>
          <table:table-cell office:value-type="float" office:value="0.250024">
            <text:p>0.25</text:p>
          </table:table-cell>
          <table:table-cell office:value-type="float" office:value="15734">
            <text:p>15734</text:p>
          </table:table-cell>
          <table:table-cell office:value-type="float" office:value="10269">
            <text:p>10269</text:p>
          </table:table-cell>
          <table:table-cell office:value-type="float" office:value="41717">
            <text:p>41717</text:p>
          </table:table-cell>
          <table:table-cell office:value-type="float" office:value="1.532184">
            <text:p>1.53</text:p>
          </table:table-cell>
          <table:table-cell office:value-type="float" office:value="0.623319">
            <text:p>0.62</text:p>
          </table:table-cell>
          <table:table-cell office:value-type="float" office:value="96000">
            <text:p>96000</text:p>
          </table:table-cell>
          <table:table-cell office:value-type="float" office:value="0.298942">
            <text:p>0.3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72]/3600" office:value-type="float" office:value="18.8111111111111">
            <text:p>18.8</text:p>
          </table:table-cell>
          <table:table-cell table:style-name="ce27" table:formula="oooc:=([.N72]+[.O72])/3600" office:value-type="float" office:value="7.22305555555556">
            <text:p>7.2</text:p>
          </table:table-cell>
          <table:table-cell table:formula="oooc:=([.L72]-[.K72])/3600" office:value-type="float" office:value="0.0725">
            <text:p>0.07</text:p>
          </table:table-cell>
          <table:table-cell table:style-name="ce34" table:formula="oooc:=[.Y72]/[.W72]" office:value-type="percentage" office:value="0.00385410513880685">
            <text:p>0.4%</text:p>
          </table:table-cell>
          <table:table-cell table:style-name="ce34" table:formula="oooc:=[.Y72]/([.L72]/3600)" office:value-type="percentage" office:value="0.0062564422178009">
            <text:p>0.6%</text:p>
          </table:table-cell>
          <table:table-cell table:formula="oooc:=3600*[.Y72]/[.E72]" office:value-type="float" office:value="0.023938365587453">
            <text:p>0.02</text:p>
          </table:table-cell>
          <table:table-cell table:style-name="ce34" table:formula="oooc:=[.H72]/([.H72]+[.F72])" office:value-type="percentage" office:value="0.166666666666667">
            <text:p>16.7%</text:p>
          </table:table-cell>
          <table:table-cell table:style-name="ce34" table:formula="oooc:=[.I72]/([.I72]+[.G72])" office:value-type="percentage" office:value="0">
            <text:p>0.0%</text:p>
          </table:table-cell>
          <table:table-cell table:formula="oooc:=[.H72]/([.X72])" office:value-type="float" office:value="0.138445563973388">
            <text:p>0.14</text:p>
          </table:table-cell>
          <table:table-cell table:formula="oooc:=[.I72]/([.X72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2bb65258-c7ea-428c-aed9-e58bc431372c</text:p>
          </table:table-cell>
          <table:table-cell office:value-type="float" office:value="234789">
            <text:p>234789</text:p>
          </table:table-cell>
          <table:table-cell office:value-type="float" office:value="3835">
            <text:p>3835</text:p>
          </table:table-cell>
          <table:table-cell office:value-type="float" office:value="3401">
            <text:p>3401</text:p>
          </table:table-cell>
          <table:table-cell office:value-type="float" office:value="3262">
            <text:p>326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string">
            <text:p>inf</text:p>
          </table:table-cell>
          <table:table-cell office:value-type="float" office:value="1035">
            <text:p>1035</text:p>
          </table:table-cell>
          <table:table-cell office:value-type="float" office:value="2829">
            <text:p>2829</text:p>
          </table:table-cell>
          <table:table-cell office:value-type="float" office:value="104">
            <text:p>104</text:p>
          </table:table-cell>
          <table:table-cell office:value-type="float" office:value="0.365854">
            <text:p>0.37</text:p>
          </table:table-cell>
          <table:table-cell office:value-type="float" office:value="37.153846">
            <text:p>37.15</text:p>
          </table:table-cell>
          <table:table-cell office:value-type="float" office:value="96000">
            <text:p>96000</text:p>
          </table:table-cell>
          <table:table-cell office:value-type="float" office:value="1.33782">
            <text:p>1.34</text:p>
          </table:table-cell>
          <table:table-cell office:value-type="float" office:value="3600">
            <text:p>3600</text:p>
          </table:table-cell>
          <table:table-cell/>
          <table:table-cell table:style-name="ce27" table:formula="oooc:=[.C73]/3600" office:value-type="float" office:value="1.06527777777778">
            <text:p>1.1</text:p>
          </table:table-cell>
          <table:table-cell table:style-name="ce27" table:formula="oooc:=([.N73]+[.O73])/3600" office:value-type="float" office:value="1.07333333333333">
            <text:p>1.1</text:p>
          </table:table-cell>
          <table:table-cell table:formula="oooc:=([.L73]-[.K73])/3600" office:value-type="float" office:value="0.0288888888888889">
            <text:p>0.03</text:p>
          </table:table-cell>
          <table:table-cell table:style-name="ce34" table:formula="oooc:=[.Y73]/[.W73]" office:value-type="percentage" office:value="0.0271186440677966">
            <text:p>2.7%</text:p>
          </table:table-cell>
          <table:table-cell table:style-name="ce34" table:formula="oooc:=[.Y73]/([.L73]/3600)" office:value-type="percentage" office:value="1">
            <text:p>100.0%</text:p>
          </table:table-cell>
          <table:table-cell table:formula="oooc:=3600*[.Y73]/[.E73]" office:value-type="float" office:value="0.0318822808093194">
            <text:p>0.03</text:p>
          </table:table-cell>
          <table:table-cell table:style-name="ce34" table:formula="oooc:=[.H73]/([.H73]+[.F73])" office:value-type="percentage" office:value="0.761904761904762">
            <text:p>76.2%</text:p>
          </table:table-cell>
          <table:table-cell table:style-name="ce34" table:formula="oooc:=[.I73]/([.I73]+[.G73])" office:value-type="percentage" office:value="0">
            <text:p>#DIV/0!</text:p>
          </table:table-cell>
          <table:table-cell table:formula="oooc:=[.H73]/([.X73])" office:value-type="float" office:value="14.9068322981366">
            <text:p>14.91</text:p>
          </table:table-cell>
          <table:table-cell table:formula="oooc:=[.I73]/([.X73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106438dc-5555-4971-aed3-31223a991c35</text:p>
          </table:table-cell>
          <table:table-cell office:value-type="float" office:value="71976">
            <text:p>71976</text:p>
          </table:table-cell>
          <table:table-cell office:value-type="float" office:value="71931">
            <text:p>71931</text:p>
          </table:table-cell>
          <table:table-cell office:value-type="float" office:value="2001">
            <text:p>2001</text:p>
          </table:table-cell>
          <table:table-cell office:value-type="float" office:value="1970">
            <text:p>1970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9265">
            <text:p>69265</text:p>
          </table:table-cell>
          <table:table-cell office:value-type="float" office:value="62025">
            <text:p>62025</text:p>
          </table:table-cell>
          <table:table-cell office:value-type="float" office:value="69265">
            <text:p>69265</text:p>
          </table:table-cell>
          <table:table-cell office:value-type="float" office:value="1.116727">
            <text:p>1.12</text:p>
          </table:table-cell>
          <table:table-cell office:value-type="float" office:value="790">
            <text:p>790</text:p>
          </table:table-cell>
          <table:table-cell office:value-type="float" office:value="1876">
            <text:p>1876</text:p>
          </table:table-cell>
          <table:table-cell office:value-type="float" office:value="69265">
            <text:p>69265</text:p>
          </table:table-cell>
          <table:table-cell office:value-type="float" office:value="0.421109">
            <text:p>0.42</text:p>
          </table:table-cell>
          <table:table-cell office:value-type="float" office:value="0.03849">
            <text:p>0.04</text:p>
          </table:table-cell>
          <table:table-cell office:value-type="float" office:value="96000">
            <text:p>96000</text:p>
          </table:table-cell>
          <table:table-cell office:value-type="float" office:value="7.103989">
            <text:p>7.1</text:p>
          </table:table-cell>
          <table:table-cell office:value-type="float" office:value="3600">
            <text:p>3600</text:p>
          </table:table-cell>
          <table:table-cell/>
          <table:table-cell table:style-name="ce27" table:formula="oooc:=[.C74]/3600" office:value-type="float" office:value="19.9808333333333">
            <text:p>20.0</text:p>
          </table:table-cell>
          <table:table-cell table:style-name="ce27" table:formula="oooc:=([.N74]+[.O74])/3600" office:value-type="float" office:value="0.740555555555556">
            <text:p>0.7</text:p>
          </table:table-cell>
          <table:table-cell table:formula="oooc:=([.L74]-[.K74])/3600" office:value-type="float" office:value="2.01111111111111">
            <text:p>2.01</text:p>
          </table:table-cell>
          <table:table-cell table:style-name="ce34" table:formula="oooc:=[.Y74]/[.W74]" office:value-type="percentage" office:value="0.100652013735385">
            <text:p>10.1%</text:p>
          </table:table-cell>
          <table:table-cell table:style-name="ce34" table:formula="oooc:=[.Y74]/([.L74]/3600)" office:value-type="percentage" office:value="0.104526095430593">
            <text:p>10.5%</text:p>
          </table:table-cell>
          <table:table-cell table:formula="oooc:=3600*[.Y74]/[.E74]" office:value-type="float" office:value="3.6751269035533">
            <text:p>3.68</text:p>
          </table:table-cell>
          <table:table-cell table:style-name="ce34" table:formula="oooc:=[.H74]/([.H74]+[.F74])" office:value-type="percentage" office:value="0.285714285714286">
            <text:p>28.6%</text:p>
          </table:table-cell>
          <table:table-cell table:style-name="ce34" table:formula="oooc:=[.I74]/([.I74]+[.G74])" office:value-type="percentage" office:value="0">
            <text:p>0.0%</text:p>
          </table:table-cell>
          <table:table-cell table:formula="oooc:=[.H74]/([.X74])" office:value-type="float" office:value="2.7006751687922">
            <text:p>2.7</text:p>
          </table:table-cell>
          <table:table-cell table:formula="oooc:=[.I74]/([.X74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8cd2a437-abd3-412b-a4d4-b114eee9033b</text:p>
          </table:table-cell>
          <table:table-cell office:value-type="float" office:value="413523">
            <text:p>413523</text:p>
          </table:table-cell>
          <table:table-cell office:value-type="float" office:value="15898">
            <text:p>15898</text:p>
          </table:table-cell>
          <table:table-cell office:value-type="float" office:value="13029">
            <text:p>13029</text:p>
          </table:table-cell>
          <table:table-cell office:value-type="float" office:value="5999">
            <text:p>599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866">
            <text:p>3866</text:p>
          </table:table-cell>
          <table:table-cell office:value-type="float" office:value="7264">
            <text:p>7264</text:p>
          </table:table-cell>
          <table:table-cell office:value-type="float" office:value="8808">
            <text:p>8808</text:p>
          </table:table-cell>
          <table:table-cell office:value-type="float" office:value="0.532214">
            <text:p>0.53</text:p>
          </table:table-cell>
          <table:table-cell office:value-type="float" office:value="920">
            <text:p>920</text:p>
          </table:table-cell>
          <table:table-cell office:value-type="float" office:value="6170">
            <text:p>6170</text:p>
          </table:table-cell>
          <table:table-cell office:value-type="float" office:value="8808">
            <text:p>8808</text:p>
          </table:table-cell>
          <table:table-cell office:value-type="float" office:value="0.149109">
            <text:p>0.15</text:p>
          </table:table-cell>
          <table:table-cell office:value-type="float" office:value="0.80495">
            <text:p>0.8</text:p>
          </table:table-cell>
          <table:table-cell office:value-type="float" office:value="96000">
            <text:p>96000</text:p>
          </table:table-cell>
          <table:table-cell office:value-type="float" office:value="0.693863">
            <text:p>0.69</text:p>
          </table:table-cell>
          <table:table-cell office:value-type="float" office:value="900">
            <text:p>900</text:p>
          </table:table-cell>
          <table:table-cell/>
          <table:table-cell table:style-name="ce27" table:formula="oooc:=[.C75]/3600" office:value-type="float" office:value="4.41611111111111">
            <text:p>4.4</text:p>
          </table:table-cell>
          <table:table-cell table:style-name="ce27" table:formula="oooc:=([.N75]+[.O75])/3600" office:value-type="float" office:value="1.96944444444444">
            <text:p>2.0</text:p>
          </table:table-cell>
          <table:table-cell table:formula="oooc:=([.L75]-[.K75])/3600" office:value-type="float" office:value="0.428888888888889">
            <text:p>0.43</text:p>
          </table:table-cell>
          <table:table-cell table:style-name="ce34" table:formula="oooc:=[.Y75]/[.W75]" office:value-type="percentage" office:value="0.0971191344823248">
            <text:p>9.7%</text:p>
          </table:table-cell>
          <table:table-cell table:style-name="ce34" table:formula="oooc:=[.Y75]/([.L75]/3600)" office:value-type="percentage" office:value="0.175295186194369">
            <text:p>17.5%</text:p>
          </table:table-cell>
          <table:table-cell table:formula="oooc:=3600*[.Y75]/[.E75]" office:value-type="float" office:value="0.257376229371562">
            <text:p>0.26</text:p>
          </table:table-cell>
          <table:table-cell table:style-name="ce34" table:formula="oooc:=[.H75]/([.H75]+[.F75])" office:value-type="percentage" office:value="0.285714285714286">
            <text:p>28.6%</text:p>
          </table:table-cell>
          <table:table-cell table:style-name="ce34" table:formula="oooc:=[.I75]/([.I75]+[.G75])" office:value-type="percentage" office:value="0">
            <text:p>0.0%</text:p>
          </table:table-cell>
          <table:table-cell table:formula="oooc:=[.H75]/([.X75])" office:value-type="float" office:value="1.01551480959097">
            <text:p>1.02</text:p>
          </table:table-cell>
          <table:table-cell table:formula="oooc:=[.I75]/([.X75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081da558-cd55-48b4-9893-3e5d53f1e3cd</text:p>
          </table:table-cell>
          <table:table-cell office:value-type="float" office:value="847630">
            <text:p>847630</text:p>
          </table:table-cell>
          <table:table-cell office:value-type="float" office:value="9774">
            <text:p>9774</text:p>
          </table:table-cell>
          <table:table-cell office:value-type="float" office:value="4501">
            <text:p>4501</text:p>
          </table:table-cell>
          <table:table-cell office:value-type="float" office:value="4060">
            <text:p>406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330">
            <text:p>2330</text:p>
          </table:table-cell>
          <table:table-cell office:value-type="float" office:value="2010">
            <text:p>2010</text:p>
          </table:table-cell>
          <table:table-cell office:value-type="float" office:value="2586">
            <text:p>2586</text:p>
          </table:table-cell>
          <table:table-cell office:value-type="float" office:value="1.159204">
            <text:p>1.16</text:p>
          </table:table-cell>
          <table:table-cell office:value-type="float" office:value="2916">
            <text:p>2916</text:p>
          </table:table-cell>
          <table:table-cell office:value-type="float" office:value="4272">
            <text:p>4272</text:p>
          </table:table-cell>
          <table:table-cell office:value-type="float" office:value="2586">
            <text:p>2586</text:p>
          </table:table-cell>
          <table:table-cell office:value-type="float" office:value="0.682584">
            <text:p>0.68</text:p>
          </table:table-cell>
          <table:table-cell office:value-type="float" office:value="2.779582">
            <text:p>2.78</text:p>
          </table:table-cell>
          <table:table-cell office:value-type="float" office:value="96000">
            <text:p>96000</text:p>
          </table:table-cell>
          <table:table-cell office:value-type="float" office:value="1.691093">
            <text:p>1.69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76]/3600" office:value-type="float" office:value="2.715">
            <text:p>2.7</text:p>
          </table:table-cell>
          <table:table-cell table:style-name="ce27" table:formula="oooc:=([.N76]+[.O76])/3600" office:value-type="float" office:value="1.99666666666667">
            <text:p>2.0</text:p>
          </table:table-cell>
          <table:table-cell table:formula="oooc:=([.L76]-[.K76])/3600" office:value-type="float" office:value="0.16">
            <text:p>0.16</text:p>
          </table:table-cell>
          <table:table-cell table:style-name="ce34" table:formula="oooc:=[.Y76]/[.W76]" office:value-type="percentage" office:value="0.0589318600368324">
            <text:p>5.9%</text:p>
          </table:table-cell>
          <table:table-cell table:style-name="ce34" table:formula="oooc:=[.Y76]/([.L76]/3600)" office:value-type="percentage" office:value="0.222737819025522">
            <text:p>22.3%</text:p>
          </table:table-cell>
          <table:table-cell table:formula="oooc:=3600*[.Y76]/[.E76]" office:value-type="float" office:value="0.141871921182266">
            <text:p>0.14</text:p>
          </table:table-cell>
          <table:table-cell table:style-name="ce34" table:formula="oooc:=[.H76]/([.H76]+[.F76])" office:value-type="percentage" office:value="0.642857142857143">
            <text:p>64.3%</text:p>
          </table:table-cell>
          <table:table-cell table:style-name="ce34" table:formula="oooc:=[.I76]/([.I76]+[.G76])" office:value-type="percentage" office:value="0">
            <text:p>0.0%</text:p>
          </table:table-cell>
          <table:table-cell table:formula="oooc:=[.H76]/([.X76])" office:value-type="float" office:value="4.50751252086811">
            <text:p>4.51</text:p>
          </table:table-cell>
          <table:table-cell table:formula="oooc:=[.I76]/([.X76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f9575650-940e-4df2-b861-38fae96bd487</text:p>
          </table:table-cell>
          <table:table-cell office:value-type="float" office:value="413537">
            <text:p>413537</text:p>
          </table:table-cell>
          <table:table-cell office:value-type="float" office:value="5534">
            <text:p>5534</text:p>
          </table:table-cell>
          <table:table-cell office:value-type="float" office:value="795">
            <text:p>795</text:p>
          </table:table-cell>
          <table:table-cell office:value-type="float" office:value="744">
            <text:p>74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772">
            <text:p>3772</text:p>
          </table:table-cell>
          <table:table-cell office:value-type="float" office:value="3458">
            <text:p>3458</text:p>
          </table:table-cell>
          <table:table-cell office:value-type="float" office:value="3772">
            <text:p>3772</text:p>
          </table:table-cell>
          <table:table-cell office:value-type="float" office:value="1.090804">
            <text:p>1.09</text:p>
          </table:table-cell>
          <table:table-cell office:value-type="float" office:value="425">
            <text:p>425</text:p>
          </table:table-cell>
          <table:table-cell office:value-type="float" office:value="1779">
            <text:p>1779</text:p>
          </table:table-cell>
          <table:table-cell office:value-type="float" office:value="3772">
            <text:p>3772</text:p>
          </table:table-cell>
          <table:table-cell office:value-type="float" office:value="0.238898">
            <text:p>0.24</text:p>
          </table:table-cell>
          <table:table-cell office:value-type="float" office:value="0.584305">
            <text:p>0.58</text:p>
          </table:table-cell>
          <table:table-cell office:value-type="float" office:value="96000">
            <text:p>96000</text:p>
          </table:table-cell>
          <table:table-cell office:value-type="float" office:value="1.202511">
            <text:p>1.2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77]/3600" office:value-type="float" office:value="1.53722222222222">
            <text:p>1.5</text:p>
          </table:table-cell>
          <table:table-cell table:style-name="ce27" table:formula="oooc:=([.N77]+[.O77])/3600" office:value-type="float" office:value="0.612222222222222">
            <text:p>0.6</text:p>
          </table:table-cell>
          <table:table-cell table:formula="oooc:=([.L77]-[.K77])/3600" office:value-type="float" office:value="0.0872222222222222">
            <text:p>0.09</text:p>
          </table:table-cell>
          <table:table-cell table:style-name="ce34" table:formula="oooc:=[.Y77]/[.W77]" office:value-type="percentage" office:value="0.0567401517889411">
            <text:p>5.7%</text:p>
          </table:table-cell>
          <table:table-cell table:style-name="ce34" table:formula="oooc:=[.Y77]/([.L77]/3600)" office:value-type="percentage" office:value="0.0832449628844115">
            <text:p>8.3%</text:p>
          </table:table-cell>
          <table:table-cell table:formula="oooc:=3600*[.Y77]/[.E77]" office:value-type="float" office:value="0.422043010752688">
            <text:p>0.42</text:p>
          </table:table-cell>
          <table:table-cell table:style-name="ce34" table:formula="oooc:=[.H77]/([.H77]+[.F77])" office:value-type="percentage" office:value="0">
            <text:p>0.0%</text:p>
          </table:table-cell>
          <table:table-cell table:style-name="ce34" table:formula="oooc:=[.I77]/([.I77]+[.G77])" office:value-type="percentage" office:value="0">
            <text:p>0.0%</text:p>
          </table:table-cell>
          <table:table-cell table:formula="oooc:=[.H77]/([.X77])" office:value-type="float" office:value="0">
            <text:p>0</text:p>
          </table:table-cell>
          <table:table-cell table:formula="oooc:=[.I77]/([.X77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f7d622ef-a961-4a4a-b4ad-091ebc7d047e</text:p>
          </table:table-cell>
          <table:table-cell office:value-type="float" office:value="368735">
            <text:p>368735</text:p>
          </table:table-cell>
          <table:table-cell office:value-type="float" office:value="350868">
            <text:p>350868</text:p>
          </table:table-cell>
          <table:table-cell office:value-type="float" office:value="353576">
            <text:p>353576</text:p>
          </table:table-cell>
          <table:table-cell office:value-type="float" office:value="19884">
            <text:p>19884</text:p>
          </table:table-cell>
          <table:table-cell office:value-type="float" office:value="5">
            <text:p>5</text:p>
          </table:table-cell>
          <table:table-cell office:value-type="float" office:value="78">
            <text:p>7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0012">
            <text:p>60012</text:p>
          </table:table-cell>
          <table:table-cell office:value-type="float" office:value="283649">
            <text:p>283649</text:p>
          </table:table-cell>
          <table:table-cell office:value-type="float" office:value="283692">
            <text:p>283692</text:p>
          </table:table-cell>
          <table:table-cell office:value-type="float" office:value="0.211571">
            <text:p>0.21</text:p>
          </table:table-cell>
          <table:table-cell office:value-type="float" office:value="66814">
            <text:p>66814</text:p>
          </table:table-cell>
          <table:table-cell office:value-type="float" office:value="16990">
            <text:p>16990</text:p>
          </table:table-cell>
          <table:table-cell office:value-type="float" office:value="283692">
            <text:p>283692</text:p>
          </table:table-cell>
          <table:table-cell office:value-type="float" office:value="3.932549">
            <text:p>3.93</text:p>
          </table:table-cell>
          <table:table-cell office:value-type="float" office:value="0.295405">
            <text:p>0.3</text:p>
          </table:table-cell>
          <table:table-cell office:value-type="float" office:value="96000">
            <text:p>96000</text:p>
          </table:table-cell>
          <table:table-cell office:value-type="float" office:value="0.960981">
            <text:p>0.96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78]/3600" office:value-type="float" office:value="97.4633333333333">
            <text:p>97.5</text:p>
          </table:table-cell>
          <table:table-cell table:style-name="ce27" table:formula="oooc:=([.N78]+[.O78])/3600" office:value-type="float" office:value="23.2788888888889">
            <text:p>23.3</text:p>
          </table:table-cell>
          <table:table-cell table:formula="oooc:=([.L78]-[.K78])/3600" office:value-type="float" office:value="0.0119444444444444">
            <text:p>0.01</text:p>
          </table:table-cell>
          <table:table-cell table:style-name="ce34" table:formula="oooc:=[.Y78]/[.W78]" office:value-type="percentage" office:value="0.000122553210894125">
            <text:p>0.0%</text:p>
          </table:table-cell>
          <table:table-cell table:style-name="ce34" table:formula="oooc:=[.Y78]/([.L78]/3600)" office:value-type="percentage" office:value="0.000151572832508495">
            <text:p>0.0%</text:p>
          </table:table-cell>
          <table:table-cell table:formula="oooc:=3600*[.Y78]/[.E78]" office:value-type="float" office:value="0.00216254274793804">
            <text:p>0</text:p>
          </table:table-cell>
          <table:table-cell table:style-name="ce34" table:formula="oooc:=[.H78]/([.H78]+[.F78])" office:value-type="percentage" office:value="0.444444444444444">
            <text:p>44.4%</text:p>
          </table:table-cell>
          <table:table-cell table:style-name="ce34" table:formula="oooc:=[.I78]/([.I78]+[.G78])" office:value-type="percentage" office:value="0.0126582278481013">
            <text:p>1.3%</text:p>
          </table:table-cell>
          <table:table-cell table:formula="oooc:=[.H78]/([.X78])" office:value-type="float" office:value="0.171829506944776">
            <text:p>0.17</text:p>
          </table:table-cell>
          <table:table-cell table:formula="oooc:=[.I78]/([.X78])" office:value-type="float" office:value="0.042957376736194">
            <text:p>0.04</text:p>
          </table:table-cell>
          <table:table-cell table:number-columns-repeated="224"/>
        </table:table-row>
        <table:table-row table:style-name="ro2">
          <table:table-cell office:value-type="string">
            <text:p>750da0b0-b43f-4c3a-a972-4f7639bee10a</text:p>
          </table:table-cell>
          <table:table-cell office:value-type="float" office:value="604784">
            <text:p>604784</text:p>
          </table:table-cell>
          <table:table-cell office:value-type="float" office:value="604524">
            <text:p>604524</text:p>
          </table:table-cell>
          <table:table-cell office:value-type="float" office:value="239998">
            <text:p>239998</text:p>
          </table:table-cell>
          <table:table-cell office:value-type="float" office:value="68477">
            <text:p>68477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88638">
            <text:p>288638</text:p>
          </table:table-cell>
          <table:table-cell office:value-type="float" office:value="463634">
            <text:p>463634</text:p>
          </table:table-cell>
          <table:table-cell office:value-type="float" office:value="463873">
            <text:p>463873</text:p>
          </table:table-cell>
          <table:table-cell office:value-type="float" office:value="0.622556">
            <text:p>0.62</text:p>
          </table:table-cell>
          <table:table-cell office:value-type="float" office:value="76761">
            <text:p>76761</text:p>
          </table:table-cell>
          <table:table-cell office:value-type="float" office:value="63890">
            <text:p>63890</text:p>
          </table:table-cell>
          <table:table-cell office:value-type="float" office:value="463873">
            <text:p>463873</text:p>
          </table:table-cell>
          <table:table-cell office:value-type="float" office:value="1.201456">
            <text:p>1.2</text:p>
          </table:table-cell>
          <table:table-cell office:value-type="float" office:value="0.30321">
            <text:p>0.3</text:p>
          </table:table-cell>
          <table:table-cell office:value-type="float" office:value="96000">
            <text:p>96000</text:p>
          </table:table-cell>
          <table:table-cell office:value-type="float" office:value="0.972452">
            <text:p>0.97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79]/3600" office:value-type="float" office:value="167.923333333333">
            <text:p>167.9</text:p>
          </table:table-cell>
          <table:table-cell table:style-name="ce27" table:formula="oooc:=([.N79]+[.O79])/3600" office:value-type="float" office:value="39.0697222222222">
            <text:p>39.1</text:p>
          </table:table-cell>
          <table:table-cell table:formula="oooc:=([.L79]-[.K79])/3600" office:value-type="float" office:value="0.0663888888888889">
            <text:p>0.07</text:p>
          </table:table-cell>
          <table:table-cell table:style-name="ce34" table:formula="oooc:=[.Y79]/[.W79]" office:value-type="percentage" office:value="0.000395352376415163">
            <text:p>0.0%</text:p>
          </table:table-cell>
          <table:table-cell table:style-name="ce34" table:formula="oooc:=[.Y79]/([.L79]/3600)" office:value-type="percentage" office:value="0.000515227228142185">
            <text:p>0.1%</text:p>
          </table:table-cell>
          <table:table-cell table:formula="oooc:=3600*[.Y79]/[.E79]" office:value-type="float" office:value="0.00349022299458212">
            <text:p>0</text:p>
          </table:table-cell>
          <table:table-cell table:style-name="ce34" table:formula="oooc:=[.H79]/([.H79]+[.F79])" office:value-type="percentage" office:value="0.285714285714286">
            <text:p>28.6%</text:p>
          </table:table-cell>
          <table:table-cell table:style-name="ce34" table:formula="oooc:=[.I79]/([.I79]+[.G79])" office:value-type="percentage" office:value="0.027027027027027">
            <text:p>2.7%</text:p>
          </table:table-cell>
          <table:table-cell table:formula="oooc:=[.H79]/([.X79])" office:value-type="float" office:value="0.0511905354387811">
            <text:p>0.05</text:p>
          </table:table-cell>
          <table:table-cell table:formula="oooc:=[.I79]/([.X79])" office:value-type="float" office:value="0.0255952677193905">
            <text:p>0.03</text:p>
          </table:table-cell>
          <table:table-cell table:number-columns-repeated="224"/>
        </table:table-row>
        <table:table-row table:style-name="ro2">
          <table:table-cell office:value-type="string">
            <text:p>2a57c337-3f20-4d49-a8ad-9258e6bf7241</text:p>
          </table:table-cell>
          <table:table-cell office:value-type="float" office:value="46687">
            <text:p>46687</text:p>
          </table:table-cell>
          <table:table-cell office:value-type="float" office:value="46531">
            <text:p>46531</text:p>
          </table:table-cell>
          <table:table-cell office:value-type="float" office:value="1151">
            <text:p>1151</text:p>
          </table:table-cell>
          <table:table-cell office:value-type="float" office:value="1076">
            <text:p>107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5226">
            <text:p>45226</text:p>
          </table:table-cell>
          <table:table-cell office:value-type="float" office:value="44886">
            <text:p>44886</text:p>
          </table:table-cell>
          <table:table-cell office:value-type="float" office:value="45233">
            <text:p>45233</text:p>
          </table:table-cell>
          <table:table-cell office:value-type="float" office:value="1.007575">
            <text:p>1.01</text:p>
          </table:table-cell>
          <table:table-cell office:value-type="float" office:value="459">
            <text:p>459</text:p>
          </table:table-cell>
          <table:table-cell office:value-type="float" office:value="839">
            <text:p>839</text:p>
          </table:table-cell>
          <table:table-cell office:value-type="float" office:value="45233">
            <text:p>45233</text:p>
          </table:table-cell>
          <table:table-cell office:value-type="float" office:value="0.54708">
            <text:p>0.55</text:p>
          </table:table-cell>
          <table:table-cell office:value-type="float" office:value="0.028696">
            <text:p>0.03</text:p>
          </table:table-cell>
          <table:table-cell office:value-type="float" office:value="96000">
            <text:p>96000</text:p>
          </table:table-cell>
          <table:table-cell office:value-type="float" office:value="2.735145">
            <text:p>2.74</text:p>
          </table:table-cell>
          <table:table-cell office:value-type="float" office:value="120">
            <text:p>120</text:p>
          </table:table-cell>
          <table:table-cell/>
          <table:table-cell table:style-name="ce27" table:formula="oooc:=[.C80]/3600" office:value-type="float" office:value="12.9252777777778">
            <text:p>12.9</text:p>
          </table:table-cell>
          <table:table-cell table:style-name="ce27" table:formula="oooc:=([.N80]+[.O80])/3600" office:value-type="float" office:value="0.360555555555556">
            <text:p>0.4</text:p>
          </table:table-cell>
          <table:table-cell table:formula="oooc:=([.L80]-[.K80])/3600" office:value-type="float" office:value="0.0963888888888889">
            <text:p>0.1</text:p>
          </table:table-cell>
          <table:table-cell table:style-name="ce34" table:formula="oooc:=[.Y80]/[.W80]" office:value-type="percentage" office:value="0.00745739399540092">
            <text:p>0.7%</text:p>
          </table:table-cell>
          <table:table-cell table:style-name="ce34" table:formula="oooc:=[.Y80]/([.L80]/3600)" office:value-type="percentage" office:value="0.00767139035659806">
            <text:p>0.8%</text:p>
          </table:table-cell>
          <table:table-cell table:formula="oooc:=3600*[.Y80]/[.E80]" office:value-type="float" office:value="0.322490706319703">
            <text:p>0.32</text:p>
          </table:table-cell>
          <table:table-cell table:style-name="ce34" table:formula="oooc:=[.H80]/([.H80]+[.F80])" office:value-type="percentage" office:value="0.5">
            <text:p>50.0%</text:p>
          </table:table-cell>
          <table:table-cell table:style-name="ce34" table:formula="oooc:=[.I80]/([.I80]+[.G80])" office:value-type="percentage" office:value="0.2">
            <text:p>20.0%</text:p>
          </table:table-cell>
          <table:table-cell table:formula="oooc:=[.H80]/([.X80])" office:value-type="float" office:value="13.8674884437596">
            <text:p>13.87</text:p>
          </table:table-cell>
          <table:table-cell table:formula="oooc:=[.I80]/([.X80])" office:value-type="float" office:value="2.77349768875193">
            <text:p>2.77</text:p>
          </table:table-cell>
          <table:table-cell table:number-columns-repeated="224"/>
        </table:table-row>
        <table:table-row table:style-name="ro2">
          <table:table-cell office:value-type="string">
            <text:p>a7814ace-c155-47b7-af36-1826a5efe7d4</text:p>
          </table:table-cell>
          <table:table-cell office:value-type="float" office:value="604793">
            <text:p>604793</text:p>
          </table:table-cell>
          <table:table-cell office:value-type="float" office:value="40467">
            <text:p>40467</text:p>
          </table:table-cell>
          <table:table-cell office:value-type="float" office:value="29117">
            <text:p>29117</text:p>
          </table:table-cell>
          <table:table-cell office:value-type="float" office:value="13240">
            <text:p>1324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79">
            <text:p>179</text:p>
          </table:table-cell>
          <table:table-cell office:value-type="float" office:value="10661">
            <text:p>10661</text:p>
          </table:table-cell>
          <table:table-cell office:value-type="float" office:value="10737">
            <text:p>10737</text:p>
          </table:table-cell>
          <table:table-cell office:value-type="float" office:value="0.01679">
            <text:p>0.02</text:p>
          </table:table-cell>
          <table:table-cell office:value-type="float" office:value="15319">
            <text:p>15319</text:p>
          </table:table-cell>
          <table:table-cell office:value-type="float" office:value="14411">
            <text:p>14411</text:p>
          </table:table-cell>
          <table:table-cell office:value-type="float" office:value="10737">
            <text:p>10737</text:p>
          </table:table-cell>
          <table:table-cell office:value-type="float" office:value="1.063007">
            <text:p>1.06</text:p>
          </table:table-cell>
          <table:table-cell office:value-type="float" office:value="2.76893">
            <text:p>2.77</text:p>
          </table:table-cell>
          <table:table-cell office:value-type="float" office:value="96000">
            <text:p>96000</text:p>
          </table:table-cell>
          <table:table-cell office:value-type="float" office:value="1.009203">
            <text:p>1.01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81]/3600" office:value-type="float" office:value="11.2408333333333">
            <text:p>11.2</text:p>
          </table:table-cell>
          <table:table-cell table:style-name="ce27" table:formula="oooc:=([.N81]+[.O81])/3600" office:value-type="float" office:value="8.25833333333333">
            <text:p>8.3</text:p>
          </table:table-cell>
          <table:table-cell table:formula="oooc:=([.L81]-[.K81])/3600" office:value-type="float" office:value="0.0211111111111111">
            <text:p>0.02</text:p>
          </table:table-cell>
          <table:table-cell table:style-name="ce34" table:formula="oooc:=[.Y81]/[.W81]" office:value-type="percentage" office:value="0.00187807349198112">
            <text:p>0.2%</text:p>
          </table:table-cell>
          <table:table-cell table:style-name="ce34" table:formula="oooc:=[.Y81]/([.L81]/3600)" office:value-type="percentage" office:value="0.00707832727950079">
            <text:p>0.7%</text:p>
          </table:table-cell>
          <table:table-cell table:formula="oooc:=3600*[.Y81]/[.E81]" office:value-type="float" office:value="0.00574018126888218">
            <text:p>0.01</text:p>
          </table:table-cell>
          <table:table-cell table:style-name="ce34" table:formula="oooc:=[.H81]/([.H81]+[.F81])" office:value-type="percentage" office:value="0.545454545454545">
            <text:p>54.5%</text:p>
          </table:table-cell>
          <table:table-cell table:style-name="ce34" table:formula="oooc:=[.I81]/([.I81]+[.G81])" office:value-type="percentage" office:value="0">
            <text:p>0.0%</text:p>
          </table:table-cell>
          <table:table-cell table:formula="oooc:=[.H81]/([.X81])" office:value-type="float" office:value="0.726538849646822">
            <text:p>0.73</text:p>
          </table:table-cell>
          <table:table-cell table:formula="oooc:=[.I81]/([.X81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fedc219e-e908-43f2-b687-76b3e15dbd52</text:p>
          </table:table-cell>
          <table:table-cell office:value-type="float" office:value="760697">
            <text:p>760697</text:p>
          </table:table-cell>
          <table:table-cell office:value-type="float" office:value="46430">
            <text:p>46430</text:p>
          </table:table-cell>
          <table:table-cell office:value-type="float" office:value="22706">
            <text:p>22706</text:p>
          </table:table-cell>
          <table:table-cell office:value-type="float" office:value="20646">
            <text:p>2064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164">
            <text:p>164</text:p>
          </table:table-cell>
          <table:table-cell office:value-type="float" office:value="1340">
            <text:p>1340</text:p>
          </table:table-cell>
          <table:table-cell office:value-type="float" office:value="1504">
            <text:p>1504</text:p>
          </table:table-cell>
          <table:table-cell office:value-type="float" office:value="0.122388">
            <text:p>0.12</text:p>
          </table:table-cell>
          <table:table-cell office:value-type="float" office:value="23869">
            <text:p>23869</text:p>
          </table:table-cell>
          <table:table-cell office:value-type="float" office:value="21057">
            <text:p>21057</text:p>
          </table:table-cell>
          <table:table-cell office:value-type="float" office:value="1504">
            <text:p>1504</text:p>
          </table:table-cell>
          <table:table-cell office:value-type="float" office:value="1.133542">
            <text:p>1.13</text:p>
          </table:table-cell>
          <table:table-cell office:value-type="float" office:value="29.871011">
            <text:p>29.87</text:p>
          </table:table-cell>
          <table:table-cell office:value-type="float" office:value="96000">
            <text:p>96000</text:p>
          </table:table-cell>
          <table:table-cell office:value-type="float" office:value="53.489368">
            <text:p>53.49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82]/3600" office:value-type="float" office:value="12.8972222222222">
            <text:p>12.9</text:p>
          </table:table-cell>
          <table:table-cell table:style-name="ce27" table:formula="oooc:=([.N82]+[.O82])/3600" office:value-type="float" office:value="12.4794444444444">
            <text:p>12.5</text:p>
          </table:table-cell>
          <table:table-cell table:formula="oooc:=([.L82]-[.K82])/3600" office:value-type="float" office:value="0.0455555555555556">
            <text:p>0.05</text:p>
          </table:table-cell>
          <table:table-cell table:style-name="ce34" table:formula="oooc:=[.Y82]/[.W82]" office:value-type="percentage" office:value="0.00353219900926125">
            <text:p>0.4%</text:p>
          </table:table-cell>
          <table:table-cell table:style-name="ce34" table:formula="oooc:=[.Y82]/([.L82]/3600)" office:value-type="percentage" office:value="0.109042553191489">
            <text:p>10.9%</text:p>
          </table:table-cell>
          <table:table-cell table:formula="oooc:=3600*[.Y82]/[.E82]" office:value-type="float" office:value="0.00794342729826601">
            <text:p>0.01</text:p>
          </table:table-cell>
          <table:table-cell table:style-name="ce34" table:formula="oooc:=[.H82]/([.H82]+[.F82])" office:value-type="percentage" office:value="0.821428571428571">
            <text:p>82.1%</text:p>
          </table:table-cell>
          <table:table-cell table:style-name="ce34" table:formula="oooc:=[.I82]/([.I82]+[.G82])" office:value-type="percentage" office:value="0.2">
            <text:p>20.0%</text:p>
          </table:table-cell>
          <table:table-cell table:formula="oooc:=[.H82]/([.X82])" office:value-type="float" office:value="1.84303076169701">
            <text:p>1.84</text:p>
          </table:table-cell>
          <table:table-cell table:formula="oooc:=[.I82]/([.X82])" office:value-type="float" office:value="0.0801317722476962">
            <text:p>0.08</text:p>
          </table:table-cell>
          <table:table-cell table:number-columns-repeated="224"/>
        </table:table-row>
        <table:table-row table:style-name="ro2">
          <table:table-cell office:value-type="string">
            <text:p>0a989ae6-0e6c-4dbb-a9e7-148bed3efb96</text:p>
          </table:table-cell>
          <table:table-cell office:value-type="float" office:value="6367">
            <text:p>6367</text:p>
          </table:table-cell>
          <table:table-cell office:value-type="float" office:value="5527">
            <text:p>5527</text:p>
          </table:table-cell>
          <table:table-cell office:value-type="float" office:value="567">
            <text:p>567</text:p>
          </table:table-cell>
          <table:table-cell office:value-type="float" office:value="535">
            <text:p>535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623">
            <text:p>4623</text:p>
          </table:table-cell>
          <table:table-cell office:value-type="float" office:value="3291">
            <text:p>3291</text:p>
          </table:table-cell>
          <table:table-cell office:value-type="float" office:value="4623">
            <text:p>4623</text:p>
          </table:table-cell>
          <table:table-cell office:value-type="float" office:value="1.40474">
            <text:p>1.4</text:p>
          </table:table-cell>
          <table:table-cell office:value-type="float" office:value="403">
            <text:p>403</text:p>
          </table:table-cell>
          <table:table-cell office:value-type="float" office:value="501">
            <text:p>501</text:p>
          </table:table-cell>
          <table:table-cell office:value-type="float" office:value="4623">
            <text:p>4623</text:p>
          </table:table-cell>
          <table:table-cell office:value-type="float" office:value="0.804391">
            <text:p>0.8</text:p>
          </table:table-cell>
          <table:table-cell office:value-type="float" office:value="0.195544">
            <text:p>0.2</text:p>
          </table:table-cell>
          <table:table-cell office:value-type="float" office:value="96000">
            <text:p>96000</text:p>
          </table:table-cell>
          <table:table-cell office:value-type="float" office:value="1.333083">
            <text:p>1.33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83]/3600" office:value-type="float" office:value="1.53527777777778">
            <text:p>1.5</text:p>
          </table:table-cell>
          <table:table-cell table:style-name="ce27" table:formula="oooc:=([.N83]+[.O83])/3600" office:value-type="float" office:value="0.251111111111111">
            <text:p>0.3</text:p>
          </table:table-cell>
          <table:table-cell table:formula="oooc:=([.L83]-[.K83])/3600" office:value-type="float" office:value="0.37">
            <text:p>0.37</text:p>
          </table:table-cell>
          <table:table-cell table:style-name="ce34" table:formula="oooc:=[.Y83]/[.W83]" office:value-type="percentage" office:value="0.240998733490139">
            <text:p>24.1%</text:p>
          </table:table-cell>
          <table:table-cell table:style-name="ce34" table:formula="oooc:=[.Y83]/([.L83]/3600)" office:value-type="percentage" office:value="0.288124594419208">
            <text:p>28.8%</text:p>
          </table:table-cell>
          <table:table-cell table:formula="oooc:=3600*[.Y83]/[.E83]" office:value-type="float" office:value="2.48971962616822">
            <text:p>2.49</text:p>
          </table:table-cell>
          <table:table-cell table:style-name="ce34" table:formula="oooc:=[.H83]/([.H83]+[.F83])" office:value-type="percentage" office:value="0.285714285714286">
            <text:p>28.6%</text:p>
          </table:table-cell>
          <table:table-cell table:style-name="ce34" table:formula="oooc:=[.I83]/([.I83]+[.G83])" office:value-type="percentage" office:value="0">
            <text:p>0.0%</text:p>
          </table:table-cell>
          <table:table-cell table:formula="oooc:=[.H83]/([.X83])" office:value-type="float" office:value="7.9646017699115">
            <text:p>7.96</text:p>
          </table:table-cell>
          <table:table-cell table:formula="oooc:=[.I83]/([.X83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0589e4ee-5b8c-466f-988d-f26113c15c68</text:p>
          </table:table-cell>
          <table:table-cell office:value-type="float" office:value="19137">
            <text:p>19137</text:p>
          </table:table-cell>
          <table:table-cell office:value-type="float" office:value="19085">
            <text:p>19085</text:p>
          </table:table-cell>
          <table:table-cell office:value-type="float" office:value="10659">
            <text:p>10659</text:p>
          </table:table-cell>
          <table:table-cell office:value-type="float" office:value="10619">
            <text:p>10619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235">
            <text:p>5235</text:p>
          </table:table-cell>
          <table:table-cell office:value-type="float" office:value="2086">
            <text:p>2086</text:p>
          </table:table-cell>
          <table:table-cell office:value-type="float" office:value="5235">
            <text:p>5235</text:p>
          </table:table-cell>
          <table:table-cell office:value-type="float" office:value="2.509588">
            <text:p>2.51</text:p>
          </table:table-cell>
          <table:table-cell office:value-type="float" office:value="3873">
            <text:p>3873</text:p>
          </table:table-cell>
          <table:table-cell office:value-type="float" office:value="9977">
            <text:p>9977</text:p>
          </table:table-cell>
          <table:table-cell office:value-type="float" office:value="5235">
            <text:p>5235</text:p>
          </table:table-cell>
          <table:table-cell office:value-type="float" office:value="0.388193">
            <text:p>0.39</text:p>
          </table:table-cell>
          <table:table-cell office:value-type="float" office:value="2.645654">
            <text:p>2.65</text:p>
          </table:table-cell>
          <table:table-cell office:value-type="float" office:value="96000">
            <text:p>96000</text:p>
          </table:table-cell>
          <table:table-cell office:value-type="float" office:value="1.153025">
            <text:p>1.15</text:p>
          </table:table-cell>
          <table:table-cell office:value-type="float" office:value="900">
            <text:p>900</text:p>
          </table:table-cell>
          <table:table-cell/>
          <table:table-cell table:style-name="ce27" table:formula="oooc:=[.C84]/3600" office:value-type="float" office:value="5.30138888888889">
            <text:p>5.3</text:p>
          </table:table-cell>
          <table:table-cell table:style-name="ce27" table:formula="oooc:=([.N84]+[.O84])/3600" office:value-type="float" office:value="3.84722222222222">
            <text:p>3.8</text:p>
          </table:table-cell>
          <table:table-cell table:formula="oooc:=([.L84]-[.K84])/3600" office:value-type="float" office:value="0.874722222222222">
            <text:p>0.87</text:p>
          </table:table-cell>
          <table:table-cell table:style-name="ce34" table:formula="oooc:=[.Y84]/[.W84]" office:value-type="percentage" office:value="0.164998690070736">
            <text:p>16.5%</text:p>
          </table:table-cell>
          <table:table-cell table:style-name="ce34" table:formula="oooc:=[.Y84]/([.L84]/3600)" office:value-type="percentage" office:value="0.60152817574021">
            <text:p>60.2%</text:p>
          </table:table-cell>
          <table:table-cell table:formula="oooc:=3600*[.Y84]/[.E84]" office:value-type="float" office:value="0.296543930690272">
            <text:p>0.3</text:p>
          </table:table-cell>
          <table:table-cell table:style-name="ce34" table:formula="oooc:=[.H84]/([.H84]+[.F84])" office:value-type="percentage" office:value="0.285714285714286">
            <text:p>28.6%</text:p>
          </table:table-cell>
          <table:table-cell table:style-name="ce34" table:formula="oooc:=[.I84]/([.I84]+[.G84])" office:value-type="percentage" office:value="0">
            <text:p>0.0%</text:p>
          </table:table-cell>
          <table:table-cell table:formula="oooc:=[.H84]/([.X84])" office:value-type="float" office:value="0.51985559566787">
            <text:p>0.52</text:p>
          </table:table-cell>
          <table:table-cell table:formula="oooc:=[.I84]/([.X84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7b8f9b86-03ac-4578-8b2e-0c0bb28c7e50</text:p>
          </table:table-cell>
          <table:table-cell office:value-type="float" office:value="247708">
            <text:p>247708</text:p>
          </table:table-cell>
          <table:table-cell office:value-type="float" office:value="3742">
            <text:p>3742</text:p>
          </table:table-cell>
          <table:table-cell office:value-type="float" office:value="455">
            <text:p>455</text:p>
          </table:table-cell>
          <table:table-cell office:value-type="float" office:value="403">
            <text:p>403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352">
            <text:p>1352</text:p>
          </table:table-cell>
          <table:table-cell office:value-type="float" office:value="0">
            <text:p>0</text:p>
          </table:table-cell>
          <table:table-cell office:value-type="float" office:value="1352">
            <text:p>1352</text:p>
          </table:table-cell>
          <table:table-cell office:value-type="string">
            <text:p>inf</text:p>
          </table:table-cell>
          <table:table-cell office:value-type="float" office:value="119">
            <text:p>119</text:p>
          </table:table-cell>
          <table:table-cell office:value-type="float" office:value="2508">
            <text:p>2508</text:p>
          </table:table-cell>
          <table:table-cell office:value-type="float" office:value="1352">
            <text:p>1352</text:p>
          </table:table-cell>
          <table:table-cell office:value-type="float" office:value="0.047448">
            <text:p>0.05</text:p>
          </table:table-cell>
          <table:table-cell office:value-type="float" office:value="1.943047">
            <text:p>1.94</text:p>
          </table:table-cell>
          <table:table-cell office:value-type="float" office:value="96000">
            <text:p>96000</text:p>
          </table:table-cell>
          <table:table-cell office:value-type="float" office:value="9719.309439">
            <text:p>9719.31</text:p>
          </table:table-cell>
          <table:table-cell office:value-type="float" office:value="900">
            <text:p>900</text:p>
          </table:table-cell>
          <table:table-cell/>
          <table:table-cell table:style-name="ce27" table:formula="oooc:=[.C85]/3600" office:value-type="float" office:value="1.03944444444444">
            <text:p>1.0</text:p>
          </table:table-cell>
          <table:table-cell table:style-name="ce27" table:formula="oooc:=([.N85]+[.O85])/3600" office:value-type="float" office:value="0.729722222222222">
            <text:p>0.7</text:p>
          </table:table-cell>
          <table:table-cell table:formula="oooc:=([.L85]-[.K85])/3600" office:value-type="float" office:value="0.375555555555555">
            <text:p>0.38</text:p>
          </table:table-cell>
          <table:table-cell table:style-name="ce34" table:formula="oooc:=[.Y85]/[.W85]" office:value-type="percentage" office:value="0.361304115446285">
            <text:p>36.1%</text:p>
          </table:table-cell>
          <table:table-cell table:style-name="ce34" table:formula="oooc:=[.Y85]/([.L85]/3600)" office:value-type="percentage" office:value="1">
            <text:p>100.0%</text:p>
          </table:table-cell>
          <table:table-cell table:formula="oooc:=3600*[.Y85]/[.E85]" office:value-type="float" office:value="3.35483870967742">
            <text:p>3.35</text:p>
          </table:table-cell>
          <table:table-cell table:style-name="ce34" table:formula="oooc:=[.H85]/([.H85]+[.F85])" office:value-type="percentage" office:value="0">
            <text:p>0.0%</text:p>
          </table:table-cell>
          <table:table-cell table:style-name="ce34" table:formula="oooc:=[.I85]/([.I85]+[.G85])" office:value-type="percentage" office:value="0">
            <text:p>#DIV/0!</text:p>
          </table:table-cell>
          <table:table-cell table:formula="oooc:=[.H85]/([.X85])" office:value-type="float" office:value="0">
            <text:p>0</text:p>
          </table:table-cell>
          <table:table-cell table:formula="oooc:=[.I85]/([.X85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b50ccd7d-053f-4e74-9dbe-35403da7e093</text:p>
          </table:table-cell>
          <table:table-cell office:value-type="float" office:value="17608">
            <text:p>17608</text:p>
          </table:table-cell>
          <table:table-cell office:value-type="float" office:value="17315">
            <text:p>17315</text:p>
          </table:table-cell>
          <table:table-cell office:value-type="float" office:value="13245">
            <text:p>13245</text:p>
          </table:table-cell>
          <table:table-cell office:value-type="float" office:value="9760">
            <text:p>976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2972">
            <text:p>2972</text:p>
          </table:table-cell>
          <table:table-cell office:value-type="float" office:value="3108">
            <text:p>3108</text:p>
          </table:table-cell>
          <table:table-cell office:value-type="float" office:value="0.04576">
            <text:p>0.05</text:p>
          </table:table-cell>
          <table:table-cell office:value-type="float" office:value="4200">
            <text:p>4200</text:p>
          </table:table-cell>
          <table:table-cell office:value-type="float" office:value="10007">
            <text:p>10007</text:p>
          </table:table-cell>
          <table:table-cell office:value-type="float" office:value="3108">
            <text:p>3108</text:p>
          </table:table-cell>
          <table:table-cell office:value-type="float" office:value="0.419706">
            <text:p>0.42</text:p>
          </table:table-cell>
          <table:table-cell office:value-type="float" office:value="4.571107">
            <text:p>4.57</text:p>
          </table:table-cell>
          <table:table-cell office:value-type="float" office:value="96000">
            <text:p>96000</text:p>
          </table:table-cell>
          <table:table-cell office:value-type="float" office:value="2.860403">
            <text:p>2.86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86]/3600" office:value-type="float" office:value="4.80972222222222">
            <text:p>4.8</text:p>
          </table:table-cell>
          <table:table-cell table:style-name="ce27" table:formula="oooc:=([.N86]+[.O86])/3600" office:value-type="float" office:value="3.94638888888889">
            <text:p>3.9</text:p>
          </table:table-cell>
          <table:table-cell table:formula="oooc:=([.L86]-[.K86])/3600" office:value-type="float" office:value="0.0377777777777778">
            <text:p>0.04</text:p>
          </table:table-cell>
          <table:table-cell table:style-name="ce34" table:formula="oooc:=[.Y86]/[.W86]" office:value-type="percentage" office:value="0.00785446144961017">
            <text:p>0.8%</text:p>
          </table:table-cell>
          <table:table-cell table:style-name="ce34" table:formula="oooc:=[.Y86]/([.L86]/3600)" office:value-type="percentage" office:value="0.0437580437580438">
            <text:p>4.4%</text:p>
          </table:table-cell>
          <table:table-cell table:formula="oooc:=3600*[.Y86]/[.E86]" office:value-type="float" office:value="0.0139344262295082">
            <text:p>0.01</text:p>
          </table:table-cell>
          <table:table-cell table:style-name="ce34" table:formula="oooc:=[.H86]/([.H86]+[.F86])" office:value-type="percentage" office:value="0.75">
            <text:p>75.0%</text:p>
          </table:table-cell>
          <table:table-cell table:style-name="ce34" table:formula="oooc:=[.I86]/([.I86]+[.G86])" office:value-type="percentage" office:value="0">
            <text:p>0.0%</text:p>
          </table:table-cell>
          <table:table-cell table:formula="oooc:=[.H86]/([.X86])" office:value-type="float" office:value="3.04075455761244">
            <text:p>3.04</text:p>
          </table:table-cell>
          <table:table-cell table:formula="oooc:=[.I86]/([.X86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e25c71dd-311a-4aa2-a02d-ffb3966889f4</text:p>
          </table:table-cell>
          <table:table-cell office:value-type="float" office:value="444197">
            <text:p>444197</text:p>
          </table:table-cell>
          <table:table-cell office:value-type="float" office:value="36160">
            <text:p>36160</text:p>
          </table:table-cell>
          <table:table-cell office:value-type="float" office:value="18051">
            <text:p>18051</text:p>
          </table:table-cell>
          <table:table-cell office:value-type="float" office:value="17980">
            <text:p>1798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618">
            <text:p>5618</text:p>
          </table:table-cell>
          <table:table-cell office:value-type="float" office:value="1373">
            <text:p>1373</text:p>
          </table:table-cell>
          <table:table-cell office:value-type="float" office:value="5618">
            <text:p>5618</text:p>
          </table:table-cell>
          <table:table-cell office:value-type="float" office:value="4.09177">
            <text:p>4.09</text:p>
          </table:table-cell>
          <table:table-cell office:value-type="float" office:value="13542">
            <text:p>13542</text:p>
          </table:table-cell>
          <table:table-cell office:value-type="float" office:value="17000">
            <text:p>17000</text:p>
          </table:table-cell>
          <table:table-cell office:value-type="float" office:value="5618">
            <text:p>5618</text:p>
          </table:table-cell>
          <table:table-cell office:value-type="float" office:value="0.796588">
            <text:p>0.8</text:p>
          </table:table-cell>
          <table:table-cell office:value-type="float" office:value="5.436454">
            <text:p>5.44</text:p>
          </table:table-cell>
          <table:table-cell office:value-type="float" office:value="96000">
            <text:p>96000</text:p>
          </table:table-cell>
          <table:table-cell office:value-type="float" office:value="0.437423">
            <text:p>0.44</text:p>
          </table:table-cell>
          <table:table-cell office:value-type="float" office:value="2700">
            <text:p>2700</text:p>
          </table:table-cell>
          <table:table-cell/>
          <table:table-cell table:style-name="ce27" table:formula="oooc:=[.C87]/3600" office:value-type="float" office:value="10.0444444444444">
            <text:p>10.0</text:p>
          </table:table-cell>
          <table:table-cell table:style-name="ce27" table:formula="oooc:=([.N87]+[.O87])/3600" office:value-type="float" office:value="8.48388888888889">
            <text:p>8.5</text:p>
          </table:table-cell>
          <table:table-cell table:formula="oooc:=([.L87]-[.K87])/3600" office:value-type="float" office:value="1.17916666666667">
            <text:p>1.18</text:p>
          </table:table-cell>
          <table:table-cell table:style-name="ce34" table:formula="oooc:=[.Y87]/[.W87]" office:value-type="percentage" office:value="0.117394911504425">
            <text:p>11.7%</text:p>
          </table:table-cell>
          <table:table-cell table:style-name="ce34" table:formula="oooc:=[.Y87]/([.L87]/3600)" office:value-type="percentage" office:value="0.75560697757209">
            <text:p>75.6%</text:p>
          </table:table-cell>
          <table:table-cell table:formula="oooc:=3600*[.Y87]/[.E87]" office:value-type="float" office:value="0.236095661846496">
            <text:p>0.24</text:p>
          </table:table-cell>
          <table:table-cell table:style-name="ce34" table:formula="oooc:=[.H87]/([.H87]+[.F87])" office:value-type="percentage" office:value="0.428571428571429">
            <text:p>42.9%</text:p>
          </table:table-cell>
          <table:table-cell table:style-name="ce34" table:formula="oooc:=[.I87]/([.I87]+[.G87])" office:value-type="percentage" office:value="0">
            <text:p>0.0%</text:p>
          </table:table-cell>
          <table:table-cell table:formula="oooc:=[.H87]/([.X87])" office:value-type="float" office:value="0.353611420339205">
            <text:p>0.35</text:p>
          </table:table-cell>
          <table:table-cell table:formula="oooc:=[.I87]/([.X87])" office:value-type="float" office:value="0">
            <text:p>0</text:p>
          </table:table-cell>
          <table:table-cell table:number-columns-repeated="224"/>
        </table:table-row>
        <table:table-row table:style-name="ro3">
          <table:table-cell office:value-type="string">
            <text:p>64cfbad1-aa4b-41af-afeb-d0bd793a30d0</text:p>
          </table:table-cell>
          <table:table-cell office:value-type="float" office:value="1128579">
            <text:p>1128579</text:p>
          </table:table-cell>
          <table:table-cell office:value-type="float" office:value="3821">
            <text:p>3821</text:p>
          </table:table-cell>
          <table:table-cell office:value-type="float" office:value="7392">
            <text:p>7392</text:p>
          </table:table-cell>
          <table:table-cell office:value-type="float" office:value="4080">
            <text:p>408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838">
            <text:p>2838</text:p>
          </table:table-cell>
          <table:table-cell office:value-type="float" office:value="4791">
            <text:p>4791</text:p>
          </table:table-cell>
          <table:table-cell office:value-type="float" office:value="5184">
            <text:p>5184</text:p>
          </table:table-cell>
          <table:table-cell office:value-type="float" office:value="0.592361">
            <text:p>0.59</text:p>
          </table:table-cell>
          <table:table-cell office:value-type="float" office:value="4576">
            <text:p>4576</text:p>
          </table:table-cell>
          <table:table-cell office:value-type="float" office:value="4057">
            <text:p>4057</text:p>
          </table:table-cell>
          <table:table-cell office:value-type="float" office:value="5184">
            <text:p>5184</text:p>
          </table:table-cell>
          <table:table-cell office:value-type="float" office:value="1.127927">
            <text:p>1.13</text:p>
          </table:table-cell>
          <table:table-cell office:value-type="float" office:value="1.665316">
            <text:p>1.67</text:p>
          </table:table-cell>
          <table:table-cell office:value-type="float" office:value="96000">
            <text:p>96000</text:p>
          </table:table-cell>
          <table:table-cell office:value-type="float" office:value="1053.353988">
            <text:p>1053.35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88]/3600" office:value-type="float" office:value="1.06138888888889">
            <text:p>1.1</text:p>
          </table:table-cell>
          <table:table-cell table:style-name="ce27" table:formula="oooc:=([.N88]+[.O88])/3600" office:value-type="float" office:value="2.39805555555556">
            <text:p>2.4</text:p>
          </table:table-cell>
          <table:table-cell table:formula="oooc:=([.L88]-[.K88])/3600" office:value-type="float" office:value="0.109166666666667">
            <text:p>0.11</text:p>
          </table:table-cell>
          <table:table-cell table:style-name="ce34" table:formula="oooc:=[.Y88]/[.W88]" office:value-type="percentage" office:value="0.102852656372677">
            <text:p>10.3%</text:p>
          </table:table-cell>
          <table:table-cell table:style-name="ce34" table:formula="oooc:=[.Y88]/([.L88]/3600)" office:value-type="percentage" office:value="0.0758101851851852">
            <text:p>7.6%</text:p>
          </table:table-cell>
          <table:table-cell table:formula="oooc:=3600*[.Y88]/[.E88]" office:value-type="float" office:value="0.0963235294117647">
            <text:p>0.1</text:p>
          </table:table-cell>
          <table:table-cell table:style-name="ce34" table:formula="oooc:=[.H88]/([.H88]+[.F88])" office:value-type="percentage" office:value="0.555555555555556">
            <text:p>55.6%</text:p>
          </table:table-cell>
          <table:table-cell table:style-name="ce34" table:formula="oooc:=[.I88]/([.I88]+[.G88])" office:value-type="percentage" office:value="0">
            <text:p>0.0%</text:p>
          </table:table-cell>
          <table:table-cell table:formula="oooc:=[.H88]/([.X88])" office:value-type="float" office:value="2.0850225877447">
            <text:p>2.09</text:p>
          </table:table-cell>
          <table:table-cell table:formula="oooc:=[.I88]/([.X88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96cda246-d524-4bf9-b705-4a75d98e8f2c</text:p>
          </table:table-cell>
          <table:table-cell office:value-type="float" office:value="49154">
            <text:p>49154</text:p>
          </table:table-cell>
          <table:table-cell office:value-type="float" office:value="19114">
            <text:p>19114</text:p>
          </table:table-cell>
          <table:table-cell office:value-type="float" office:value="4448">
            <text:p>4448</text:p>
          </table:table-cell>
          <table:table-cell office:value-type="float" office:value="4030">
            <text:p>4030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391">
            <text:p>5391</text:p>
          </table:table-cell>
          <table:table-cell office:value-type="float" office:value="5357">
            <text:p>5357</text:p>
          </table:table-cell>
          <table:table-cell office:value-type="float" office:value="5730">
            <text:p>5730</text:p>
          </table:table-cell>
          <table:table-cell office:value-type="float" office:value="1.006347">
            <text:p>1.01</text:p>
          </table:table-cell>
          <table:table-cell office:value-type="float" office:value="9611">
            <text:p>9611</text:p>
          </table:table-cell>
          <table:table-cell office:value-type="float" office:value="3773">
            <text:p>3773</text:p>
          </table:table-cell>
          <table:table-cell office:value-type="float" office:value="5730">
            <text:p>5730</text:p>
          </table:table-cell>
          <table:table-cell office:value-type="float" office:value="2.54731">
            <text:p>2.55</text:p>
          </table:table-cell>
          <table:table-cell office:value-type="float" office:value="2.335777">
            <text:p>2.34</text:p>
          </table:table-cell>
          <table:table-cell office:value-type="float" office:value="96000">
            <text:p>96000</text:p>
          </table:table-cell>
          <table:table-cell office:value-type="float" office:value="0.593409">
            <text:p>0.59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89]/3600" office:value-type="float" office:value="5.30944444444445">
            <text:p>5.3</text:p>
          </table:table-cell>
          <table:table-cell table:style-name="ce27" table:formula="oooc:=([.N89]+[.O89])/3600" office:value-type="float" office:value="3.71777777777778">
            <text:p>3.7</text:p>
          </table:table-cell>
          <table:table-cell table:formula="oooc:=([.L89]-[.K89])/3600" office:value-type="float" office:value="0.103611111111111">
            <text:p>0.1</text:p>
          </table:table-cell>
          <table:table-cell table:style-name="ce34" table:formula="oooc:=[.Y89]/[.W89]" office:value-type="percentage" office:value="0.019514491995396">
            <text:p>2.0%</text:p>
          </table:table-cell>
          <table:table-cell table:style-name="ce34" table:formula="oooc:=[.Y89]/([.L89]/3600)" office:value-type="percentage" office:value="0.0650959860383944">
            <text:p>6.5%</text:p>
          </table:table-cell>
          <table:table-cell table:formula="oooc:=3600*[.Y89]/[.E89]" office:value-type="float" office:value="0.0925558312655087">
            <text:p>0.09</text:p>
          </table:table-cell>
          <table:table-cell table:style-name="ce34" table:formula="oooc:=[.H89]/([.H89]+[.F89])" office:value-type="percentage" office:value="0.428571428571429">
            <text:p>42.9%</text:p>
          </table:table-cell>
          <table:table-cell table:style-name="ce34" table:formula="oooc:=[.I89]/([.I89]+[.G89])" office:value-type="percentage" office:value="0">
            <text:p>0.0%</text:p>
          </table:table-cell>
          <table:table-cell table:formula="oooc:=[.H89]/([.X89])" office:value-type="float" office:value="0.806933652121937">
            <text:p>0.81</text:p>
          </table:table-cell>
          <table:table-cell table:formula="oooc:=[.I89]/([.X89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ce7e6dea-47a6-4a1a-981f-71c5a841fcd1</text:p>
          </table:table-cell>
          <table:table-cell office:value-type="float" office:value="13339">
            <text:p>13339</text:p>
          </table:table-cell>
          <table:table-cell office:value-type="float" office:value="13242">
            <text:p>13242</text:p>
          </table:table-cell>
          <table:table-cell office:value-type="float" office:value="2690">
            <text:p>2690</text:p>
          </table:table-cell>
          <table:table-cell office:value-type="float" office:value="1942">
            <text:p>194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0707">
            <text:p>10707</text:p>
          </table:table-cell>
          <table:table-cell office:value-type="float" office:value="8895">
            <text:p>8895</text:p>
          </table:table-cell>
          <table:table-cell office:value-type="float" office:value="11237">
            <text:p>11237</text:p>
          </table:table-cell>
          <table:table-cell office:value-type="float" office:value="1.20371">
            <text:p>1.2</text:p>
          </table:table-cell>
          <table:table-cell office:value-type="float" office:value="155">
            <text:p>155</text:p>
          </table:table-cell>
          <table:table-cell office:value-type="float" office:value="1850">
            <text:p>1850</text:p>
          </table:table-cell>
          <table:table-cell office:value-type="float" office:value="11237">
            <text:p>11237</text:p>
          </table:table-cell>
          <table:table-cell office:value-type="float" office:value="0.083784">
            <text:p>0.08</text:p>
          </table:table-cell>
          <table:table-cell office:value-type="float" office:value="0.178428">
            <text:p>0.18</text:p>
          </table:table-cell>
          <table:table-cell office:value-type="float" office:value="96000">
            <text:p>96000</text:p>
          </table:table-cell>
          <table:table-cell office:value-type="float" office:value="0.711181">
            <text:p>0.71</text:p>
          </table:table-cell>
          <table:table-cell office:value-type="float" office:value="1200">
            <text:p>1200</text:p>
          </table:table-cell>
          <table:table-cell/>
          <table:table-cell table:style-name="ce27" table:formula="oooc:=[.C90]/3600" office:value-type="float" office:value="3.67833333333333">
            <text:p>3.7</text:p>
          </table:table-cell>
          <table:table-cell table:style-name="ce27" table:formula="oooc:=([.N90]+[.O90])/3600" office:value-type="float" office:value="0.556944444444444">
            <text:p>0.6</text:p>
          </table:table-cell>
          <table:table-cell table:formula="oooc:=([.L90]-[.K90])/3600" office:value-type="float" office:value="0.650555555555556">
            <text:p>0.65</text:p>
          </table:table-cell>
          <table:table-cell table:style-name="ce34" table:formula="oooc:=[.Y90]/[.W90]" office:value-type="percentage" office:value="0.176861501283794">
            <text:p>17.7%</text:p>
          </table:table-cell>
          <table:table-cell table:style-name="ce34" table:formula="oooc:=[.Y90]/([.L90]/3600)" office:value-type="percentage" office:value="0.208418617068613">
            <text:p>20.8%</text:p>
          </table:table-cell>
          <table:table-cell table:formula="oooc:=3600*[.Y90]/[.E90]" office:value-type="float" office:value="1.20597322348095">
            <text:p>1.21</text:p>
          </table:table-cell>
          <table:table-cell table:style-name="ce34" table:formula="oooc:=[.H90]/([.H90]+[.F90])" office:value-type="percentage" office:value="0">
            <text:p>0.0%</text:p>
          </table:table-cell>
          <table:table-cell table:style-name="ce34" table:formula="oooc:=[.I90]/([.I90]+[.G90])" office:value-type="percentage" office:value="0">
            <text:p>0.0%</text:p>
          </table:table-cell>
          <table:table-cell table:formula="oooc:=[.H90]/([.X90])" office:value-type="float" office:value="0">
            <text:p>0</text:p>
          </table:table-cell>
          <table:table-cell table:formula="oooc:=[.I90]/([.X90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5930a482-ad5a-4a9e-b851-c35d2f8e5da5</text:p>
          </table:table-cell>
          <table:table-cell office:value-type="float" office:value="62476">
            <text:p>62476</text:p>
          </table:table-cell>
          <table:table-cell office:value-type="float" office:value="62045">
            <text:p>62045</text:p>
          </table:table-cell>
          <table:table-cell office:value-type="float" office:value="1149">
            <text:p>1149</text:p>
          </table:table-cell>
          <table:table-cell office:value-type="float" office:value="1021">
            <text:p>102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117">
            <text:p>57117</text:p>
          </table:table-cell>
          <table:table-cell office:value-type="float" office:value="56762">
            <text:p>56762</text:p>
          </table:table-cell>
          <table:table-cell office:value-type="float" office:value="57117">
            <text:p>57117</text:p>
          </table:table-cell>
          <table:table-cell office:value-type="float" office:value="1.006254">
            <text:p>1.01</text:p>
          </table:table-cell>
          <table:table-cell office:value-type="float" office:value="3681">
            <text:p>3681</text:p>
          </table:table-cell>
          <table:table-cell office:value-type="float" office:value="1247">
            <text:p>1247</text:p>
          </table:table-cell>
          <table:table-cell office:value-type="float" office:value="57117">
            <text:p>57117</text:p>
          </table:table-cell>
          <table:table-cell office:value-type="float" office:value="2.951885">
            <text:p>2.95</text:p>
          </table:table-cell>
          <table:table-cell office:value-type="float" office:value="0.086279">
            <text:p>0.09</text:p>
          </table:table-cell>
          <table:table-cell office:value-type="float" office:value="96000">
            <text:p>96000</text:p>
          </table:table-cell>
          <table:table-cell office:value-type="float" office:value="1.255398">
            <text:p>1.26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91]/3600" office:value-type="float" office:value="17.2347222222222">
            <text:p>17.2</text:p>
          </table:table-cell>
          <table:table-cell table:style-name="ce27" table:formula="oooc:=([.N91]+[.O91])/3600" office:value-type="float" office:value="1.36888888888889">
            <text:p>1.4</text:p>
          </table:table-cell>
          <table:table-cell table:formula="oooc:=([.L91]-[.K91])/3600" office:value-type="float" office:value="0.0986111111111111">
            <text:p>0.1</text:p>
          </table:table-cell>
          <table:table-cell table:style-name="ce34" table:formula="oooc:=[.Y91]/[.W91]" office:value-type="percentage" office:value="0.00572165363848819">
            <text:p>0.6%</text:p>
          </table:table-cell>
          <table:table-cell table:style-name="ce34" table:formula="oooc:=[.Y91]/([.L91]/3600)" office:value-type="percentage" office:value="0.00621531242887407">
            <text:p>0.6%</text:p>
          </table:table-cell>
          <table:table-cell table:formula="oooc:=3600*[.Y91]/[.E91]" office:value-type="float" office:value="0.34769833496572">
            <text:p>0.35</text:p>
          </table:table-cell>
          <table:table-cell table:style-name="ce34" table:formula="oooc:=[.H91]/([.H91]+[.F91])" office:value-type="percentage" office:value="0.2">
            <text:p>20.0%</text:p>
          </table:table-cell>
          <table:table-cell table:style-name="ce34" table:formula="oooc:=[.I91]/([.I91]+[.G91])" office:value-type="percentage" office:value="0">
            <text:p>0.0%</text:p>
          </table:table-cell>
          <table:table-cell table:formula="oooc:=[.H91]/([.X91])" office:value-type="float" office:value="0.730519480519481">
            <text:p>0.73</text:p>
          </table:table-cell>
          <table:table-cell table:formula="oooc:=[.I91]/([.X91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e0bbed6b-a7af-4564-b86f-7ff150d12ae7</text:p>
          </table:table-cell>
          <table:table-cell office:value-type="float" office:value="202249">
            <text:p>202249</text:p>
          </table:table-cell>
          <table:table-cell office:value-type="float" office:value="5788">
            <text:p>5788</text:p>
          </table:table-cell>
          <table:table-cell office:value-type="float" office:value="1048">
            <text:p>1048</text:p>
          </table:table-cell>
          <table:table-cell office:value-type="float" office:value="986">
            <text:p>98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868">
            <text:p>1868</text:p>
          </table:table-cell>
          <table:table-cell office:value-type="float" office:value="1551">
            <text:p>1551</text:p>
          </table:table-cell>
          <table:table-cell office:value-type="float" office:value="1868">
            <text:p>1868</text:p>
          </table:table-cell>
          <table:table-cell office:value-type="float" office:value="1.204384">
            <text:p>1.2</text:p>
          </table:table-cell>
          <table:table-cell office:value-type="float" office:value="2121">
            <text:p>2121</text:p>
          </table:table-cell>
          <table:table-cell office:value-type="float" office:value="1799">
            <text:p>1799</text:p>
          </table:table-cell>
          <table:table-cell office:value-type="float" office:value="1868">
            <text:p>1868</text:p>
          </table:table-cell>
          <table:table-cell office:value-type="float" office:value="1.178988">
            <text:p>1.18</text:p>
          </table:table-cell>
          <table:table-cell office:value-type="float" office:value="2.098501">
            <text:p>2.1</text:p>
          </table:table-cell>
          <table:table-cell office:value-type="float" office:value="96000">
            <text:p>96000</text:p>
          </table:table-cell>
          <table:table-cell office:value-type="float" office:value="1.005792">
            <text:p>1.01</text:p>
          </table:table-cell>
          <table:table-cell office:value-type="float" office:value="180">
            <text:p>180</text:p>
          </table:table-cell>
          <table:table-cell/>
          <table:table-cell table:style-name="ce27" table:formula="oooc:=[.C92]/3600" office:value-type="float" office:value="1.60777777777778">
            <text:p>1.6</text:p>
          </table:table-cell>
          <table:table-cell table:style-name="ce27" table:formula="oooc:=([.N92]+[.O92])/3600" office:value-type="float" office:value="1.08888888888889">
            <text:p>1.1</text:p>
          </table:table-cell>
          <table:table-cell table:formula="oooc:=([.L92]-[.K92])/3600" office:value-type="float" office:value="0.0880555555555556">
            <text:p>0.09</text:p>
          </table:table-cell>
          <table:table-cell table:style-name="ce34" table:formula="oooc:=[.Y92]/[.W92]" office:value-type="percentage" office:value="0.0547684865238424">
            <text:p>5.5%</text:p>
          </table:table-cell>
          <table:table-cell table:style-name="ce34" table:formula="oooc:=[.Y92]/([.L92]/3600)" office:value-type="percentage" office:value="0.169700214132762">
            <text:p>17.0%</text:p>
          </table:table-cell>
          <table:table-cell table:formula="oooc:=3600*[.Y92]/[.E92]" office:value-type="float" office:value="0.321501014198783">
            <text:p>0.32</text:p>
          </table:table-cell>
          <table:table-cell table:style-name="ce34" table:formula="oooc:=[.H92]/([.H92]+[.F92])" office:value-type="percentage" office:value="0.555555555555556">
            <text:p>55.6%</text:p>
          </table:table-cell>
          <table:table-cell table:style-name="ce34" table:formula="oooc:=[.I92]/([.I92]+[.G92])" office:value-type="percentage" office:value="0">
            <text:p>0.0%</text:p>
          </table:table-cell>
          <table:table-cell table:formula="oooc:=[.H92]/([.X92])" office:value-type="float" office:value="4.59183673469388">
            <text:p>4.59</text:p>
          </table:table-cell>
          <table:table-cell table:formula="oooc:=[.I92]/([.X92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ff6a7d53-39be-4f8c-8dbc-8a396316714a</text:p>
          </table:table-cell>
          <table:table-cell office:value-type="float" office:value="55168">
            <text:p>55168</text:p>
          </table:table-cell>
          <table:table-cell office:value-type="float" office:value="21811">
            <text:p>21811</text:p>
          </table:table-cell>
          <table:table-cell office:value-type="float" office:value="7461">
            <text:p>7461</text:p>
          </table:table-cell>
          <table:table-cell office:value-type="float" office:value="7023">
            <text:p>702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500">
            <text:p>7500</text:p>
          </table:table-cell>
          <table:table-cell office:value-type="float" office:value="7342">
            <text:p>7342</text:p>
          </table:table-cell>
          <table:table-cell office:value-type="float" office:value="7761">
            <text:p>7761</text:p>
          </table:table-cell>
          <table:table-cell office:value-type="float" office:value="1.02152">
            <text:p>1.02</text:p>
          </table:table-cell>
          <table:table-cell office:value-type="float" office:value="7544">
            <text:p>7544</text:p>
          </table:table-cell>
          <table:table-cell office:value-type="float" office:value="6506">
            <text:p>6506</text:p>
          </table:table-cell>
          <table:table-cell office:value-type="float" office:value="7761">
            <text:p>7761</text:p>
          </table:table-cell>
          <table:table-cell office:value-type="float" office:value="1.159545">
            <text:p>1.16</text:p>
          </table:table-cell>
          <table:table-cell office:value-type="float" office:value="1.810334">
            <text:p>1.81</text:p>
          </table:table-cell>
          <table:table-cell office:value-type="float" office:value="96000">
            <text:p>96000</text:p>
          </table:table-cell>
          <table:table-cell office:value-type="float" office:value="1.000357">
            <text:p>1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93]/3600" office:value-type="float" office:value="6.05861111111111">
            <text:p>6.1</text:p>
          </table:table-cell>
          <table:table-cell table:style-name="ce27" table:formula="oooc:=([.N93]+[.O93])/3600" office:value-type="float" office:value="3.90277777777778">
            <text:p>3.9</text:p>
          </table:table-cell>
          <table:table-cell table:formula="oooc:=([.L93]-[.K93])/3600" office:value-type="float" office:value="0.116388888888889">
            <text:p>0.12</text:p>
          </table:table-cell>
          <table:table-cell table:style-name="ce34" table:formula="oooc:=[.Y93]/[.W93]" office:value-type="percentage" office:value="0.0192104901196644">
            <text:p>1.9%</text:p>
          </table:table-cell>
          <table:table-cell table:style-name="ce34" table:formula="oooc:=[.Y93]/([.L93]/3600)" office:value-type="percentage" office:value="0.0539878881587424">
            <text:p>5.4%</text:p>
          </table:table-cell>
          <table:table-cell table:formula="oooc:=3600*[.Y93]/[.E93]" office:value-type="float" office:value="0.059661113484266">
            <text:p>0.06</text:p>
          </table:table-cell>
          <table:table-cell table:style-name="ce34" table:formula="oooc:=[.H93]/([.H93]+[.F93])" office:value-type="percentage" office:value="0.555555555555556">
            <text:p>55.6%</text:p>
          </table:table-cell>
          <table:table-cell table:style-name="ce34" table:formula="oooc:=[.I93]/([.I93]+[.G93])" office:value-type="percentage" office:value="0.4">
            <text:p>40.0%</text:p>
          </table:table-cell>
          <table:table-cell table:formula="oooc:=[.H93]/([.X93])" office:value-type="float" office:value="1.28113879003559">
            <text:p>1.28</text:p>
          </table:table-cell>
          <table:table-cell table:formula="oooc:=[.I93]/([.X93])" office:value-type="float" office:value="0.512455516014235">
            <text:p>0.51</text:p>
          </table:table-cell>
          <table:table-cell table:number-columns-repeated="224"/>
        </table:table-row>
        <table:table-row table:style-name="ro2">
          <table:table-cell office:value-type="string">
            <text:p>8113972e-7c29-4bb5-a48a-fd9bd3ea6a39</text:p>
          </table:table-cell>
          <table:table-cell office:value-type="float" office:value="658581">
            <text:p>658581</text:p>
          </table:table-cell>
          <table:table-cell office:value-type="float" office:value="14391">
            <text:p>14391</text:p>
          </table:table-cell>
          <table:table-cell office:value-type="float" office:value="6754">
            <text:p>6754</text:p>
          </table:table-cell>
          <table:table-cell office:value-type="float" office:value="4631">
            <text:p>463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78">
            <text:p>478</text:p>
          </table:table-cell>
          <table:table-cell office:value-type="float" office:value="1858">
            <text:p>1858</text:p>
          </table:table-cell>
          <table:table-cell office:value-type="float" office:value="1940">
            <text:p>1940</text:p>
          </table:table-cell>
          <table:table-cell office:value-type="float" office:value="0.257266">
            <text:p>0.26</text:p>
          </table:table-cell>
          <table:table-cell office:value-type="float" office:value="6367">
            <text:p>6367</text:p>
          </table:table-cell>
          <table:table-cell office:value-type="float" office:value="6084">
            <text:p>6084</text:p>
          </table:table-cell>
          <table:table-cell office:value-type="float" office:value="1940">
            <text:p>1940</text:p>
          </table:table-cell>
          <table:table-cell office:value-type="float" office:value="1.046515">
            <text:p>1.05</text:p>
          </table:table-cell>
          <table:table-cell office:value-type="float" office:value="6.418041">
            <text:p>6.42</text:p>
          </table:table-cell>
          <table:table-cell office:value-type="float" office:value="96000">
            <text:p>96000</text:p>
          </table:table-cell>
          <table:table-cell office:value-type="float" office:value="0.946725">
            <text:p>0.95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94]/3600" office:value-type="float" office:value="3.9975">
            <text:p>4.0</text:p>
          </table:table-cell>
          <table:table-cell table:style-name="ce27" table:formula="oooc:=([.N94]+[.O94])/3600" office:value-type="float" office:value="3.45861111111111">
            <text:p>3.5</text:p>
          </table:table-cell>
          <table:table-cell table:formula="oooc:=([.L94]-[.K94])/3600" office:value-type="float" office:value="0.0227777777777778">
            <text:p>0.02</text:p>
          </table:table-cell>
          <table:table-cell table:style-name="ce34" table:formula="oooc:=[.Y94]/[.W94]" office:value-type="percentage" office:value="0.0056980056980057">
            <text:p>0.6%</text:p>
          </table:table-cell>
          <table:table-cell table:style-name="ce34" table:formula="oooc:=[.Y94]/([.L94]/3600)" office:value-type="percentage" office:value="0.0422680412371134">
            <text:p>4.2%</text:p>
          </table:table-cell>
          <table:table-cell table:formula="oooc:=3600*[.Y94]/[.E94]" office:value-type="float" office:value="0.0177067587993954">
            <text:p>0.02</text:p>
          </table:table-cell>
          <table:table-cell table:style-name="ce34" table:formula="oooc:=[.H94]/([.H94]+[.F94])" office:value-type="percentage" office:value="0.333333333333333">
            <text:p>33.3%</text:p>
          </table:table-cell>
          <table:table-cell table:style-name="ce34" table:formula="oooc:=[.I94]/([.I94]+[.G94])" office:value-type="percentage" office:value="0">
            <text:p>0.0%</text:p>
          </table:table-cell>
          <table:table-cell table:formula="oooc:=[.H94]/([.X94])" office:value-type="float" office:value="0.578266805879046">
            <text:p>0.58</text:p>
          </table:table-cell>
          <table:table-cell table:formula="oooc:=[.I94]/([.X94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2e8c66aa-25de-40a8-898d-bd4218fd3473</text:p>
          </table:table-cell>
          <table:table-cell office:value-type="float" office:value="260465">
            <text:p>260465</text:p>
          </table:table-cell>
          <table:table-cell office:value-type="float" office:value="5775">
            <text:p>5775</text:p>
          </table:table-cell>
          <table:table-cell office:value-type="float" office:value="5402">
            <text:p>5402</text:p>
          </table:table-cell>
          <table:table-cell office:value-type="float" office:value="4725">
            <text:p>472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42">
            <text:p>142</text:p>
          </table:table-cell>
          <table:table-cell office:value-type="float" office:value="389">
            <text:p>389</text:p>
          </table:table-cell>
          <table:table-cell office:value-type="float" office:value="531">
            <text:p>531</text:p>
          </table:table-cell>
          <table:table-cell office:value-type="float" office:value="0.365039">
            <text:p>0.37</text:p>
          </table:table-cell>
          <table:table-cell office:value-type="float" office:value="388">
            <text:p>388</text:p>
          </table:table-cell>
          <table:table-cell office:value-type="float" office:value="4953">
            <text:p>4953</text:p>
          </table:table-cell>
          <table:table-cell office:value-type="float" office:value="531">
            <text:p>531</text:p>
          </table:table-cell>
          <table:table-cell office:value-type="float" office:value="0.078336">
            <text:p>0.08</text:p>
          </table:table-cell>
          <table:table-cell office:value-type="float" office:value="10.05838">
            <text:p>10.06</text:p>
          </table:table-cell>
          <table:table-cell office:value-type="float" office:value="96000">
            <text:p>96000</text:p>
          </table:table-cell>
          <table:table-cell office:value-type="float" office:value="0.160668">
            <text:p>0.16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95]/3600" office:value-type="float" office:value="1.60416666666667">
            <text:p>1.6</text:p>
          </table:table-cell>
          <table:table-cell table:style-name="ce27" table:formula="oooc:=([.N95]+[.O95])/3600" office:value-type="float" office:value="1.48361111111111">
            <text:p>1.5</text:p>
          </table:table-cell>
          <table:table-cell table:formula="oooc:=([.L95]-[.K95])/3600" office:value-type="float" office:value="0.0394444444444444">
            <text:p>0.04</text:p>
          </table:table-cell>
          <table:table-cell table:style-name="ce34" table:formula="oooc:=[.Y95]/[.W95]" office:value-type="percentage" office:value="0.0245887445887446">
            <text:p>2.5%</text:p>
          </table:table-cell>
          <table:table-cell table:style-name="ce34" table:formula="oooc:=[.Y95]/([.L95]/3600)" office:value-type="percentage" office:value="0.267419962335217">
            <text:p>26.7%</text:p>
          </table:table-cell>
          <table:table-cell table:formula="oooc:=3600*[.Y95]/[.E95]" office:value-type="float" office:value="0.0300529100529101">
            <text:p>0.03</text:p>
          </table:table-cell>
          <table:table-cell table:style-name="ce34" table:formula="oooc:=[.H95]/([.H95]+[.F95])" office:value-type="percentage" office:value="0.555555555555556">
            <text:p>55.6%</text:p>
          </table:table-cell>
          <table:table-cell table:style-name="ce34" table:formula="oooc:=[.I95]/([.I95]+[.G95])" office:value-type="percentage" office:value="0.5">
            <text:p>50.0%</text:p>
          </table:table-cell>
          <table:table-cell table:formula="oooc:=[.H95]/([.X95])" office:value-type="float" office:value="3.37015540161019">
            <text:p>3.37</text:p>
          </table:table-cell>
          <table:table-cell table:formula="oooc:=[.I95]/([.X95])" office:value-type="float" office:value="2.02209324096611">
            <text:p>2.02</text:p>
          </table:table-cell>
          <table:table-cell table:number-columns-repeated="224"/>
        </table:table-row>
        <table:table-row table:style-name="ro3">
          <table:table-cell office:value-type="string">
            <text:p>9b3e961e-5141-4d09-adeb-6bab9cca9212</text:p>
          </table:table-cell>
          <table:table-cell office:value-type="float" office:value="9332">
            <text:p>9332</text:p>
          </table:table-cell>
          <table:table-cell office:value-type="float" office:value="9267">
            <text:p>9267</text:p>
          </table:table-cell>
          <table:table-cell office:value-type="float" office:value="1749">
            <text:p>1749</text:p>
          </table:table-cell>
          <table:table-cell office:value-type="float" office:value="1720">
            <text:p>17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103">
            <text:p>7103</text:p>
          </table:table-cell>
          <table:table-cell office:value-type="float" office:value="5250">
            <text:p>5250</text:p>
          </table:table-cell>
          <table:table-cell office:value-type="float" office:value="7103">
            <text:p>7103</text:p>
          </table:table-cell>
          <table:table-cell office:value-type="float" office:value="1.352952">
            <text:p>1.35</text:p>
          </table:table-cell>
          <table:table-cell office:value-type="float" office:value="407">
            <text:p>407</text:p>
          </table:table-cell>
          <table:table-cell office:value-type="float" office:value="1757">
            <text:p>1757</text:p>
          </table:table-cell>
          <table:table-cell office:value-type="float" office:value="7103">
            <text:p>7103</text:p>
          </table:table-cell>
          <table:table-cell office:value-type="float" office:value="0.231645">
            <text:p>0.23</text:p>
          </table:table-cell>
          <table:table-cell office:value-type="float" office:value="0.30466">
            <text:p>0.3</text:p>
          </table:table-cell>
          <table:table-cell office:value-type="float" office:value="96000">
            <text:p>96000</text:p>
          </table:table-cell>
          <table:table-cell office:value-type="float" office:value="1.138874">
            <text:p>1.14</text:p>
          </table:table-cell>
          <table:table-cell office:value-type="float" office:value="1800">
            <text:p>1800</text:p>
          </table:table-cell>
          <table:table-cell/>
          <table:table-cell table:style-name="ce27" table:formula="oooc:=[.C96]/3600" office:value-type="float" office:value="2.57416666666667">
            <text:p>2.6</text:p>
          </table:table-cell>
          <table:table-cell table:style-name="ce27" table:formula="oooc:=([.N96]+[.O96])/3600" office:value-type="float" office:value="0.601111111111111">
            <text:p>0.6</text:p>
          </table:table-cell>
          <table:table-cell table:formula="oooc:=([.L96]-[.K96])/3600" office:value-type="float" office:value="0.514722222222222">
            <text:p>0.51</text:p>
          </table:table-cell>
          <table:table-cell table:style-name="ce34" table:formula="oooc:=[.Y96]/[.W96]" office:value-type="percentage" office:value="0.199956836085033">
            <text:p>20.0%</text:p>
          </table:table-cell>
          <table:table-cell table:style-name="ce34" table:formula="oooc:=[.Y96]/([.L96]/3600)" office:value-type="percentage" office:value="0.26087568632972">
            <text:p>26.1%</text:p>
          </table:table-cell>
          <table:table-cell table:formula="oooc:=3600*[.Y96]/[.E96]" office:value-type="float" office:value="1.07732558139535">
            <text:p>1.08</text:p>
          </table:table-cell>
          <table:table-cell table:style-name="ce34" table:formula="oooc:=[.H96]/([.H96]+[.F96])" office:value-type="percentage" office:value="0.5">
            <text:p>50.0%</text:p>
          </table:table-cell>
          <table:table-cell table:style-name="ce34" table:formula="oooc:=[.I96]/([.I96]+[.G96])" office:value-type="percentage" office:value="0">
            <text:p>0.0%</text:p>
          </table:table-cell>
          <table:table-cell table:formula="oooc:=[.H96]/([.X96])" office:value-type="float" office:value="6.6543438077634">
            <text:p>6.65</text:p>
          </table:table-cell>
          <table:table-cell table:formula="oooc:=[.I96]/([.X96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71b266b1-b538-4a0d-a692-7f99075414f0</text:p>
          </table:table-cell>
          <table:table-cell office:value-type="float" office:value="75937">
            <text:p>75937</text:p>
          </table:table-cell>
          <table:table-cell office:value-type="float" office:value="17489">
            <text:p>17489</text:p>
          </table:table-cell>
          <table:table-cell office:value-type="float" office:value="1302">
            <text:p>1302</text:p>
          </table:table-cell>
          <table:table-cell office:value-type="float" office:value="428">
            <text:p>42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183">
            <text:p>16183</text:p>
          </table:table-cell>
          <table:table-cell office:value-type="float" office:value="16736">
            <text:p>16736</text:p>
          </table:table-cell>
          <table:table-cell office:value-type="float" office:value="16788">
            <text:p>16788</text:p>
          </table:table-cell>
          <table:table-cell office:value-type="float" office:value="0.966957">
            <text:p>0.97</text:p>
          </table:table-cell>
          <table:table-cell office:value-type="float" office:value="69">
            <text:p>69</text:p>
          </table:table-cell>
          <table:table-cell office:value-type="float" office:value="632">
            <text:p>632</text:p>
          </table:table-cell>
          <table:table-cell office:value-type="float" office:value="16788">
            <text:p>16788</text:p>
          </table:table-cell>
          <table:table-cell office:value-type="float" office:value="0.109177">
            <text:p>0.11</text:p>
          </table:table-cell>
          <table:table-cell office:value-type="float" office:value="0.041756">
            <text:p>0.04</text:p>
          </table:table-cell>
          <table:table-cell office:value-type="float" office:value="96000">
            <text:p>96000</text:p>
          </table:table-cell>
          <table:table-cell office:value-type="float" office:value="2.892678">
            <text:p>2.89</text:p>
          </table:table-cell>
          <table:table-cell office:value-type="float" office:value="180">
            <text:p>180</text:p>
          </table:table-cell>
          <table:table-cell/>
          <table:table-cell table:style-name="ce27" table:formula="oooc:=[.C97]/3600" office:value-type="float" office:value="4.85805555555556">
            <text:p>4.9</text:p>
          </table:table-cell>
          <table:table-cell table:style-name="ce27" table:formula="oooc:=([.N97]+[.O97])/3600" office:value-type="float" office:value="0.194722222222222">
            <text:p>0.2</text:p>
          </table:table-cell>
          <table:table-cell table:formula="oooc:=([.L97]-[.K97])/3600" office:value-type="float" office:value="0.0144444444444444">
            <text:p>0.01</text:p>
          </table:table-cell>
          <table:table-cell table:style-name="ce34" table:formula="oooc:=[.Y97]/[.W97]" office:value-type="percentage" office:value="0.00297329750128652">
            <text:p>0.3%</text:p>
          </table:table-cell>
          <table:table-cell table:style-name="ce34" table:formula="oooc:=[.Y97]/([.L97]/3600)" office:value-type="percentage" office:value="0.00309745055992376">
            <text:p>0.3%</text:p>
          </table:table-cell>
          <table:table-cell table:formula="oooc:=3600*[.Y97]/[.E97]" office:value-type="float" office:value="0.121495327102804">
            <text:p>0.12</text:p>
          </table:table-cell>
          <table:table-cell table:style-name="ce34" table:formula="oooc:=[.H97]/([.H97]+[.F97])" office:value-type="percentage" office:value="0.2">
            <text:p>20.0%</text:p>
          </table:table-cell>
          <table:table-cell table:style-name="ce34" table:formula="oooc:=[.I97]/([.I97]+[.G97])" office:value-type="percentage" office:value="0">
            <text:p>0.0%</text:p>
          </table:table-cell>
          <table:table-cell table:formula="oooc:=[.H97]/([.X97])" office:value-type="float" office:value="5.13552068473609">
            <text:p>5.14</text:p>
          </table:table-cell>
          <table:table-cell table:formula="oooc:=[.I97]/([.X97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2576fe98-c013-47c4-a22e-5bedaea93c2c</text:p>
          </table:table-cell>
          <table:table-cell office:value-type="float" office:value="7845">
            <text:p>7845</text:p>
          </table:table-cell>
          <table:table-cell office:value-type="float" office:value="7785">
            <text:p>7785</text:p>
          </table:table-cell>
          <table:table-cell office:value-type="float" office:value="3574">
            <text:p>3574</text:p>
          </table:table-cell>
          <table:table-cell office:value-type="float" office:value="1910">
            <text:p>1910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94">
            <text:p>394</text:p>
          </table:table-cell>
          <table:table-cell office:value-type="float" office:value="1219">
            <text:p>1219</text:p>
          </table:table-cell>
          <table:table-cell office:value-type="float" office:value="1605">
            <text:p>1605</text:p>
          </table:table-cell>
          <table:table-cell office:value-type="float" office:value="0.323216">
            <text:p>0.32</text:p>
          </table:table-cell>
          <table:table-cell office:value-type="float" office:value="4189">
            <text:p>4189</text:p>
          </table:table-cell>
          <table:table-cell office:value-type="float" office:value="1991">
            <text:p>1991</text:p>
          </table:table-cell>
          <table:table-cell office:value-type="float" office:value="1605">
            <text:p>1605</text:p>
          </table:table-cell>
          <table:table-cell office:value-type="float" office:value="2.103968">
            <text:p>2.1</text:p>
          </table:table-cell>
          <table:table-cell office:value-type="float" office:value="3.850467">
            <text:p>3.85</text:p>
          </table:table-cell>
          <table:table-cell office:value-type="float" office:value="96000">
            <text:p>96000</text:p>
          </table:table-cell>
          <table:table-cell office:value-type="float" office:value="0.987185">
            <text:p>0.99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98]/3600" office:value-type="float" office:value="2.1625">
            <text:p>2.2</text:p>
          </table:table-cell>
          <table:table-cell table:style-name="ce27" table:formula="oooc:=([.N98]+[.O98])/3600" office:value-type="float" office:value="1.71666666666667">
            <text:p>1.7</text:p>
          </table:table-cell>
          <table:table-cell table:formula="oooc:=([.L98]-[.K98])/3600" office:value-type="float" office:value="0.107222222222222">
            <text:p>0.11</text:p>
          </table:table-cell>
          <table:table-cell table:style-name="ce34" table:formula="oooc:=[.Y98]/[.W98]" office:value-type="percentage" office:value="0.049582530507386">
            <text:p>5.0%</text:p>
          </table:table-cell>
          <table:table-cell table:style-name="ce34" table:formula="oooc:=[.Y98]/([.L98]/3600)" office:value-type="percentage" office:value="0.240498442367601">
            <text:p>24.0%</text:p>
          </table:table-cell>
          <table:table-cell table:formula="oooc:=3600*[.Y98]/[.E98]" office:value-type="float" office:value="0.202094240837696">
            <text:p>0.2</text:p>
          </table:table-cell>
          <table:table-cell table:style-name="ce34" table:formula="oooc:=[.H98]/([.H98]+[.F98])" office:value-type="percentage" office:value="0.333333333333333">
            <text:p>33.3%</text:p>
          </table:table-cell>
          <table:table-cell table:style-name="ce34" table:formula="oooc:=[.I98]/([.I98]+[.G98])" office:value-type="percentage" office:value="0">
            <text:p>0.0%</text:p>
          </table:table-cell>
          <table:table-cell table:formula="oooc:=[.H98]/([.X98])" office:value-type="float" office:value="1.16504854368932">
            <text:p>1.17</text:p>
          </table:table-cell>
          <table:table-cell table:formula="oooc:=[.I98]/([.X98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5d04ae8d-8723-4b06-b120-04578964289d</text:p>
          </table:table-cell>
          <table:table-cell office:value-type="float" office:value="607234">
            <text:p>607234</text:p>
          </table:table-cell>
          <table:table-cell office:value-type="float" office:value="357815">
            <text:p>357815</text:p>
          </table:table-cell>
          <table:table-cell office:value-type="float" office:value="424718">
            <text:p>424718</text:p>
          </table:table-cell>
          <table:table-cell office:value-type="float" office:value="43545">
            <text:p>43545</text:p>
          </table:table-cell>
          <table:table-cell office:value-type="float" office:value="4">
            <text:p>4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073">
            <text:p>8073</text:p>
          </table:table-cell>
          <table:table-cell office:value-type="float" office:value="293844">
            <text:p>293844</text:p>
          </table:table-cell>
          <table:table-cell office:value-type="float" office:value="294457">
            <text:p>294457</text:p>
          </table:table-cell>
          <table:table-cell office:value-type="float" office:value="0.027474">
            <text:p>0.03</text:p>
          </table:table-cell>
          <table:table-cell office:value-type="float" office:value="19616">
            <text:p>19616</text:p>
          </table:table-cell>
          <table:table-cell office:value-type="float" office:value="43742">
            <text:p>43742</text:p>
          </table:table-cell>
          <table:table-cell office:value-type="float" office:value="294457">
            <text:p>294457</text:p>
          </table:table-cell>
          <table:table-cell office:value-type="float" office:value="0.448448">
            <text:p>0.45</text:p>
          </table:table-cell>
          <table:table-cell office:value-type="float" office:value="0.215169">
            <text:p>0.22</text:p>
          </table:table-cell>
          <table:table-cell office:value-type="float" office:value="96000">
            <text:p>96000</text:p>
          </table:table-cell>
          <table:table-cell office:value-type="float" office:value="31592.272005">
            <text:p>31592.27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99]/3600" office:value-type="float" office:value="99.3930555555555">
            <text:p>99.4</text:p>
          </table:table-cell>
          <table:table-cell table:style-name="ce27" table:formula="oooc:=([.N99]+[.O99])/3600" office:value-type="float" office:value="17.5994444444444">
            <text:p>17.6</text:p>
          </table:table-cell>
          <table:table-cell table:formula="oooc:=([.L99]-[.K99])/3600" office:value-type="float" office:value="0.170277777777778">
            <text:p>0.17</text:p>
          </table:table-cell>
          <table:table-cell table:style-name="ce34" table:formula="oooc:=[.Y99]/[.W99]" office:value-type="percentage" office:value="0.00171317580313849">
            <text:p>0.2%</text:p>
          </table:table-cell>
          <table:table-cell table:style-name="ce34" table:formula="oooc:=[.Y99]/([.L99]/3600)" office:value-type="percentage" office:value="0.00208179802144286">
            <text:p>0.2%</text:p>
          </table:table-cell>
          <table:table-cell table:formula="oooc:=3600*[.Y99]/[.E99]" office:value-type="float" office:value="0.0140773912045011">
            <text:p>0.01</text:p>
          </table:table-cell>
          <table:table-cell table:style-name="ce34" table:formula="oooc:=[.H99]/([.H99]+[.F99])" office:value-type="percentage" office:value="0.5">
            <text:p>50.0%</text:p>
          </table:table-cell>
          <table:table-cell table:style-name="ce34" table:formula="oooc:=[.I99]/([.I99]+[.G99])" office:value-type="percentage" office:value="0.0212765957446808">
            <text:p>2.1%</text:p>
          </table:table-cell>
          <table:table-cell table:formula="oooc:=[.H99]/([.X99])" office:value-type="float" office:value="0.227279901512043">
            <text:p>0.23</text:p>
          </table:table-cell>
          <table:table-cell table:formula="oooc:=[.I99]/([.X99])" office:value-type="float" office:value="0.0568199753780107">
            <text:p>0.06</text:p>
          </table:table-cell>
          <table:table-cell table:number-columns-repeated="224"/>
        </table:table-row>
        <table:table-row table:style-name="ro2">
          <table:table-cell office:value-type="string">
            <text:p>e2409ba0-0da6-44ae-8f1b-744375885e6e</text:p>
          </table:table-cell>
          <table:table-cell office:value-type="float" office:value="537222">
            <text:p>537222</text:p>
          </table:table-cell>
          <table:table-cell office:value-type="float" office:value="10255">
            <text:p>10255</text:p>
          </table:table-cell>
          <table:table-cell office:value-type="float" office:value="9853">
            <text:p>9853</text:p>
          </table:table-cell>
          <table:table-cell office:value-type="float" office:value="5029">
            <text:p>502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412">
            <text:p>3412</text:p>
          </table:table-cell>
          <table:table-cell office:value-type="float" office:value="6050">
            <text:p>6050</text:p>
          </table:table-cell>
          <table:table-cell office:value-type="float" office:value="6682">
            <text:p>6682</text:p>
          </table:table-cell>
          <table:table-cell office:value-type="float" office:value="0.563967">
            <text:p>0.56</text:p>
          </table:table-cell>
          <table:table-cell office:value-type="float" office:value="1950">
            <text:p>1950</text:p>
          </table:table-cell>
          <table:table-cell office:value-type="float" office:value="4438">
            <text:p>4438</text:p>
          </table:table-cell>
          <table:table-cell office:value-type="float" office:value="6682">
            <text:p>6682</text:p>
          </table:table-cell>
          <table:table-cell office:value-type="float" office:value="0.439387">
            <text:p>0.44</text:p>
          </table:table-cell>
          <table:table-cell office:value-type="float" office:value="0.956001">
            <text:p>0.96</text:p>
          </table:table-cell>
          <table:table-cell office:value-type="float" office:value="96000">
            <text:p>96000</text:p>
          </table:table-cell>
          <table:table-cell office:value-type="float" office:value="1.021803">
            <text:p>1.02</text:p>
          </table:table-cell>
          <table:table-cell office:value-type="float" office:value="1200">
            <text:p>1200</text:p>
          </table:table-cell>
          <table:table-cell/>
          <table:table-cell table:style-name="ce27" table:formula="oooc:=[.C100]/3600" office:value-type="float" office:value="2.84861111111111">
            <text:p>2.8</text:p>
          </table:table-cell>
          <table:table-cell table:style-name="ce27" table:formula="oooc:=([.N100]+[.O100])/3600" office:value-type="float" office:value="1.77444444444444">
            <text:p>1.8</text:p>
          </table:table-cell>
          <table:table-cell table:formula="oooc:=([.L100]-[.K100])/3600" office:value-type="float" office:value="0.175555555555556">
            <text:p>0.18</text:p>
          </table:table-cell>
          <table:table-cell table:style-name="ce34" table:formula="oooc:=[.Y100]/[.W100]" office:value-type="percentage" office:value="0.0616284739151633">
            <text:p>6.2%</text:p>
          </table:table-cell>
          <table:table-cell table:style-name="ce34" table:formula="oooc:=[.Y100]/([.L100]/3600)" office:value-type="percentage" office:value="0.0945824603412152">
            <text:p>9.5%</text:p>
          </table:table-cell>
          <table:table-cell table:formula="oooc:=3600*[.Y100]/[.E100]" office:value-type="float" office:value="0.125671107576059">
            <text:p>0.13</text:p>
          </table:table-cell>
          <table:table-cell table:style-name="ce34" table:formula="oooc:=[.H100]/([.H100]+[.F100])" office:value-type="percentage" office:value="0">
            <text:p>0.0%</text:p>
          </table:table-cell>
          <table:table-cell table:style-name="ce34" table:formula="oooc:=[.I100]/([.I100]+[.G100])" office:value-type="percentage" office:value="0">
            <text:p>0.0%</text:p>
          </table:table-cell>
          <table:table-cell table:formula="oooc:=[.H100]/([.X100])" office:value-type="float" office:value="0">
            <text:p>0</text:p>
          </table:table-cell>
          <table:table-cell table:formula="oooc:=[.I100]/([.X100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b498b566-4bfc-4ed8-94c9-d17883003f5e</text:p>
          </table:table-cell>
          <table:table-cell office:value-type="float" office:value="155070">
            <text:p>155070</text:p>
          </table:table-cell>
          <table:table-cell office:value-type="float" office:value="5959">
            <text:p>5959</text:p>
          </table:table-cell>
          <table:table-cell office:value-type="float" office:value="1418">
            <text:p>1418</text:p>
          </table:table-cell>
          <table:table-cell office:value-type="float" office:value="1328">
            <text:p>132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13">
            <text:p>413</text:p>
          </table:table-cell>
          <table:table-cell office:value-type="float" office:value="0">
            <text:p>0</text:p>
          </table:table-cell>
          <table:table-cell office:value-type="float" office:value="413">
            <text:p>413</text:p>
          </table:table-cell>
          <table:table-cell office:value-type="string">
            <text:p>inf</text:p>
          </table:table-cell>
          <table:table-cell office:value-type="float" office:value="4084">
            <text:p>4084</text:p>
          </table:table-cell>
          <table:table-cell office:value-type="float" office:value="1462">
            <text:p>1462</text:p>
          </table:table-cell>
          <table:table-cell office:value-type="float" office:value="413">
            <text:p>413</text:p>
          </table:table-cell>
          <table:table-cell office:value-type="float" office:value="2.793434">
            <text:p>2.79</text:p>
          </table:table-cell>
          <table:table-cell office:value-type="float" office:value="13.428571">
            <text:p>13.43</text:p>
          </table:table-cell>
          <table:table-cell office:value-type="float" office:value="96000">
            <text:p>96000</text:p>
          </table:table-cell>
          <table:table-cell office:value-type="float" office:value="225.2603">
            <text:p>225.26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01]/3600" office:value-type="float" office:value="1.65527777777778">
            <text:p>1.7</text:p>
          </table:table-cell>
          <table:table-cell table:style-name="ce27" table:formula="oooc:=([.N101]+[.O101])/3600" office:value-type="float" office:value="1.54055555555556">
            <text:p>1.5</text:p>
          </table:table-cell>
          <table:table-cell table:formula="oooc:=([.L101]-[.K101])/3600" office:value-type="float" office:value="0.114722222222222">
            <text:p>0.11</text:p>
          </table:table-cell>
          <table:table-cell table:style-name="ce34" table:formula="oooc:=[.Y101]/[.W101]" office:value-type="percentage" office:value="0.0693069306930693">
            <text:p>6.9%</text:p>
          </table:table-cell>
          <table:table-cell table:style-name="ce34" table:formula="oooc:=[.Y101]/([.L101]/3600)" office:value-type="percentage" office:value="1">
            <text:p>100.0%</text:p>
          </table:table-cell>
          <table:table-cell table:formula="oooc:=3600*[.Y101]/[.E101]" office:value-type="float" office:value="0.310993975903614">
            <text:p>0.31</text:p>
          </table:table-cell>
          <table:table-cell table:style-name="ce34" table:formula="oooc:=[.H101]/([.H101]+[.F101])" office:value-type="percentage" office:value="0.428571428571429">
            <text:p>42.9%</text:p>
          </table:table-cell>
          <table:table-cell table:style-name="ce34" table:formula="oooc:=[.I101]/([.I101]+[.G101])" office:value-type="percentage" office:value="0">
            <text:p>#DIV/0!</text:p>
          </table:table-cell>
          <table:table-cell table:formula="oooc:=[.H101]/([.X101])" office:value-type="float" office:value="1.94734944103859">
            <text:p>1.95</text:p>
          </table:table-cell>
          <table:table-cell table:formula="oooc:=[.I101]/([.X101])" office:value-type="float" office:value="0">
            <text:p>0</text:p>
          </table:table-cell>
          <table:table-cell table:number-columns-repeated="224"/>
        </table:table-row>
        <table:table-row table:style-name="ro3">
          <table:table-cell office:value-type="string">
            <text:p>274d990b-31c9-4f11-abba-24ce11d58b4f</text:p>
          </table:table-cell>
          <table:table-cell office:value-type="float" office:value="162581">
            <text:p>162581</text:p>
          </table:table-cell>
          <table:table-cell office:value-type="float" office:value="50180">
            <text:p>50180</text:p>
          </table:table-cell>
          <table:table-cell office:value-type="float" office:value="47992">
            <text:p>47992</text:p>
          </table:table-cell>
          <table:table-cell office:value-type="float" office:value="6971">
            <text:p>6971</text:p>
          </table:table-cell>
          <table:table-cell office:value-type="float" office:value="4">
            <text:p>4</text:p>
          </table:table-cell>
          <table:table-cell office:value-type="float" office:value="47">
            <text:p>4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523">
            <text:p>1523</text:p>
          </table:table-cell>
          <table:table-cell office:value-type="float" office:value="30244">
            <text:p>30244</text:p>
          </table:table-cell>
          <table:table-cell office:value-type="float" office:value="30316">
            <text:p>30316</text:p>
          </table:table-cell>
          <table:table-cell office:value-type="float" office:value="0.050357">
            <text:p>0.05</text:p>
          </table:table-cell>
          <table:table-cell office:value-type="float" office:value="9665">
            <text:p>9665</text:p>
          </table:table-cell>
          <table:table-cell office:value-type="float" office:value="10199">
            <text:p>10199</text:p>
          </table:table-cell>
          <table:table-cell office:value-type="float" office:value="30316">
            <text:p>30316</text:p>
          </table:table-cell>
          <table:table-cell office:value-type="float" office:value="0.947642">
            <text:p>0.95</text:p>
          </table:table-cell>
          <table:table-cell office:value-type="float" office:value="0.655232">
            <text:p>0.66</text:p>
          </table:table-cell>
          <table:table-cell office:value-type="float" office:value="96000">
            <text:p>96000</text:p>
          </table:table-cell>
          <table:table-cell office:value-type="float" office:value="0.58167">
            <text:p>0.58</text:p>
          </table:table-cell>
          <table:table-cell office:value-type="float" office:value="60">
            <text:p>60</text:p>
          </table:table-cell>
          <table:table-cell/>
          <table:table-cell table:style-name="ce27" table:formula="oooc:=[.C102]/3600" office:value-type="float" office:value="13.9388888888889">
            <text:p>13.9</text:p>
          </table:table-cell>
          <table:table-cell table:style-name="ce27" table:formula="oooc:=([.N102]+[.O102])/3600" office:value-type="float" office:value="5.51777777777778">
            <text:p>5.5</text:p>
          </table:table-cell>
          <table:table-cell table:formula="oooc:=([.L102]-[.K102])/3600" office:value-type="float" office:value="0.02">
            <text:p>0.02</text:p>
          </table:table-cell>
          <table:table-cell table:style-name="ce34" table:formula="oooc:=[.Y102]/[.W102]" office:value-type="percentage" office:value="0.00143483459545636">
            <text:p>0.1%</text:p>
          </table:table-cell>
          <table:table-cell table:style-name="ce34" table:formula="oooc:=[.Y102]/([.L102]/3600)" office:value-type="percentage" office:value="0.00237498350705898">
            <text:p>0.2%</text:p>
          </table:table-cell>
          <table:table-cell table:formula="oooc:=3600*[.Y102]/[.E102]" office:value-type="float" office:value="0.0103285038014632">
            <text:p>0.01</text:p>
          </table:table-cell>
          <table:table-cell table:style-name="ce34" table:formula="oooc:=[.H102]/([.H102]+[.F102])" office:value-type="percentage" office:value="0.666666666666667">
            <text:p>66.7%</text:p>
          </table:table-cell>
          <table:table-cell table:style-name="ce34" table:formula="oooc:=[.I102]/([.I102]+[.G102])" office:value-type="percentage" office:value="0.12962962962963">
            <text:p>13.0%</text:p>
          </table:table-cell>
          <table:table-cell table:formula="oooc:=[.H102]/([.X102])" office:value-type="float" office:value="1.44985904148208">
            <text:p>1.45</text:p>
          </table:table-cell>
          <table:table-cell table:formula="oooc:=[.I102]/([.X102])" office:value-type="float" office:value="1.26862666129682">
            <text:p>1.27</text:p>
          </table:table-cell>
          <table:table-cell table:number-columns-repeated="224"/>
        </table:table-row>
        <table:table-row table:style-name="ro3">
          <table:table-cell office:value-type="string">
            <text:p>8a2d069e-ecbb-49ac-b7d2-4ed60b15334d</text:p>
          </table:table-cell>
          <table:table-cell office:value-type="float" office:value="1755116">
            <text:p>1755116</text:p>
          </table:table-cell>
          <table:table-cell office:value-type="float" office:value="119143">
            <text:p>119143</text:p>
          </table:table-cell>
          <table:table-cell office:value-type="float" office:value="82118">
            <text:p>82118</text:p>
          </table:table-cell>
          <table:table-cell office:value-type="float" office:value="14849">
            <text:p>14849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565">
            <text:p>3565</text:p>
          </table:table-cell>
          <table:table-cell office:value-type="float" office:value="73732">
            <text:p>73732</text:p>
          </table:table-cell>
          <table:table-cell office:value-type="float" office:value="73861">
            <text:p>73861</text:p>
          </table:table-cell>
          <table:table-cell office:value-type="float" office:value="0.048351">
            <text:p>0.05</text:p>
          </table:table-cell>
          <table:table-cell office:value-type="float" office:value="31574">
            <text:p>31574</text:p>
          </table:table-cell>
          <table:table-cell office:value-type="float" office:value="13708">
            <text:p>13708</text:p>
          </table:table-cell>
          <table:table-cell office:value-type="float" office:value="73861">
            <text:p>73861</text:p>
          </table:table-cell>
          <table:table-cell office:value-type="float" office:value="2.303327">
            <text:p>2.3</text:p>
          </table:table-cell>
          <table:table-cell office:value-type="float" office:value="0.61307">
            <text:p>0.61</text:p>
          </table:table-cell>
          <table:table-cell office:value-type="float" office:value="96000">
            <text:p>96000</text:p>
          </table:table-cell>
          <table:table-cell office:value-type="float" office:value="2.188225">
            <text:p>2.19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03]/3600" office:value-type="float" office:value="33.0952777777778">
            <text:p>33.1</text:p>
          </table:table-cell>
          <table:table-cell table:style-name="ce27" table:formula="oooc:=([.N103]+[.O103])/3600" office:value-type="float" office:value="12.5783333333333">
            <text:p>12.6</text:p>
          </table:table-cell>
          <table:table-cell table:formula="oooc:=([.L103]-[.K103])/3600" office:value-type="float" office:value="0.0358333333333333">
            <text:p>0.04</text:p>
          </table:table-cell>
          <table:table-cell table:style-name="ce34" table:formula="oooc:=[.Y103]/[.W103]" office:value-type="percentage" office:value="0.00108273251470922">
            <text:p>0.1%</text:p>
          </table:table-cell>
          <table:table-cell table:style-name="ce34" table:formula="oooc:=[.Y103]/([.L103]/3600)" office:value-type="percentage" office:value="0.00174652387592911">
            <text:p>0.2%</text:p>
          </table:table-cell>
          <table:table-cell table:formula="oooc:=3600*[.Y103]/[.E103]" office:value-type="float" office:value="0.0086874537005859">
            <text:p>0.01</text:p>
          </table:table-cell>
          <table:table-cell table:style-name="ce34" table:formula="oooc:=[.H103]/([.H103]+[.F103])" office:value-type="percentage" office:value="0.5">
            <text:p>50.0%</text:p>
          </table:table-cell>
          <table:table-cell table:style-name="ce34" table:formula="oooc:=[.I103]/([.I103]+[.G103])" office:value-type="percentage" office:value="0.0833333333333333">
            <text:p>8.3%</text:p>
          </table:table-cell>
          <table:table-cell table:formula="oooc:=[.H103]/([.X103])" office:value-type="float" office:value="0.318007155160991">
            <text:p>0.32</text:p>
          </table:table-cell>
          <table:table-cell table:formula="oooc:=[.I103]/([.X103])" office:value-type="float" office:value="0.0795017887902478">
            <text:p>0.08</text:p>
          </table:table-cell>
          <table:table-cell table:number-columns-repeated="224"/>
        </table:table-row>
        <table:table-row table:style-name="ro2">
          <table:table-cell office:value-type="string">
            <text:p>70e582e4-2df7-410b-809c-f014e422886e</text:p>
          </table:table-cell>
          <table:table-cell office:value-type="float" office:value="4665">
            <text:p>4665</text:p>
          </table:table-cell>
          <table:table-cell office:value-type="float" office:value="4379">
            <text:p>4379</text:p>
          </table:table-cell>
          <table:table-cell office:value-type="float" office:value="1966">
            <text:p>1966</text:p>
          </table:table-cell>
          <table:table-cell office:value-type="float" office:value="1924">
            <text:p>192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string">
            <text:p>inf</text:p>
          </table:table-cell>
          <table:table-cell office:value-type="float" office:value="2631">
            <text:p>2631</text:p>
          </table:table-cell>
          <table:table-cell office:value-type="float" office:value="1692">
            <text:p>1692</text:p>
          </table:table-cell>
          <table:table-cell office:value-type="float" office:value="56">
            <text:p>56</text:p>
          </table:table-cell>
          <table:table-cell office:value-type="float" office:value="1.554965">
            <text:p>1.55</text:p>
          </table:table-cell>
          <table:table-cell office:value-type="float" office:value="77.196429">
            <text:p>77.2</text:p>
          </table:table-cell>
          <table:table-cell office:value-type="float" office:value="96000">
            <text:p>96000</text:p>
          </table:table-cell>
          <table:table-cell office:value-type="float" office:value="14.880531">
            <text:p>14.88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04]/3600" office:value-type="float" office:value="1.21638888888889">
            <text:p>1.2</text:p>
          </table:table-cell>
          <table:table-cell table:style-name="ce27" table:formula="oooc:=([.N104]+[.O104])/3600" office:value-type="float" office:value="1.20083333333333">
            <text:p>1.2</text:p>
          </table:table-cell>
          <table:table-cell table:formula="oooc:=([.L104]-[.K104])/3600" office:value-type="float" office:value="0.0155555555555556">
            <text:p>0.02</text:p>
          </table:table-cell>
          <table:table-cell table:style-name="ce34" table:formula="oooc:=[.Y104]/[.W104]" office:value-type="percentage" office:value="0.0127883078328385">
            <text:p>1.3%</text:p>
          </table:table-cell>
          <table:table-cell table:style-name="ce34" table:formula="oooc:=[.Y104]/([.L104]/3600)" office:value-type="percentage" office:value="1">
            <text:p>100.0%</text:p>
          </table:table-cell>
          <table:table-cell table:formula="oooc:=3600*[.Y104]/[.E104]" office:value-type="float" office:value="0.0291060291060291">
            <text:p>0.03</text:p>
          </table:table-cell>
          <table:table-cell table:style-name="ce34" table:formula="oooc:=[.H104]/([.H104]+[.F104])" office:value-type="percentage" office:value="0.2">
            <text:p>20.0%</text:p>
          </table:table-cell>
          <table:table-cell table:style-name="ce34" table:formula="oooc:=[.I104]/([.I104]+[.G104])" office:value-type="percentage" office:value="0">
            <text:p>#DIV/0!</text:p>
          </table:table-cell>
          <table:table-cell table:formula="oooc:=[.H104]/([.X104])" office:value-type="float" office:value="0.832755031228314">
            <text:p>0.83</text:p>
          </table:table-cell>
          <table:table-cell table:formula="oooc:=[.I104]/([.X104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7792ae38-954b-4e48-9e85-c2d8907ae8f5</text:p>
          </table:table-cell>
          <table:table-cell office:value-type="float" office:value="40066">
            <text:p>40066</text:p>
          </table:table-cell>
          <table:table-cell office:value-type="float" office:value="33704">
            <text:p>33704</text:p>
          </table:table-cell>
          <table:table-cell office:value-type="float" office:value="3680">
            <text:p>3680</text:p>
          </table:table-cell>
          <table:table-cell office:value-type="float" office:value="2317">
            <text:p>231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9037">
            <text:p>29037</text:p>
          </table:table-cell>
          <table:table-cell office:value-type="float" office:value="29340">
            <text:p>29340</text:p>
          </table:table-cell>
          <table:table-cell office:value-type="float" office:value="29965">
            <text:p>29965</text:p>
          </table:table-cell>
          <table:table-cell office:value-type="float" office:value="0.989673">
            <text:p>0.99</text:p>
          </table:table-cell>
          <table:table-cell office:value-type="float" office:value="1440">
            <text:p>1440</text:p>
          </table:table-cell>
          <table:table-cell office:value-type="float" office:value="2299">
            <text:p>2299</text:p>
          </table:table-cell>
          <table:table-cell office:value-type="float" office:value="29965">
            <text:p>29965</text:p>
          </table:table-cell>
          <table:table-cell office:value-type="float" office:value="0.626359">
            <text:p>0.63</text:p>
          </table:table-cell>
          <table:table-cell office:value-type="float" office:value="0.124779">
            <text:p>0.12</text:p>
          </table:table-cell>
          <table:table-cell office:value-type="float" office:value="96000">
            <text:p>96000</text:p>
          </table:table-cell>
          <table:table-cell office:value-type="float" office:value="101.155445">
            <text:p>101.16</text:p>
          </table:table-cell>
          <table:table-cell office:value-type="float" office:value="600">
            <text:p>600</text:p>
          </table:table-cell>
          <table:table-cell/>
          <table:table-cell table:style-name="ce27" table:formula="oooc:=[.C105]/3600" office:value-type="float" office:value="9.36222222222222">
            <text:p>9.4</text:p>
          </table:table-cell>
          <table:table-cell table:style-name="ce27" table:formula="oooc:=([.N105]+[.O105])/3600" office:value-type="float" office:value="1.03861111111111">
            <text:p>1.0</text:p>
          </table:table-cell>
          <table:table-cell table:formula="oooc:=([.L105]-[.K105])/3600" office:value-type="float" office:value="0.173611111111111">
            <text:p>0.17</text:p>
          </table:table-cell>
          <table:table-cell table:style-name="ce34" table:formula="oooc:=[.Y105]/[.W105]" office:value-type="percentage" office:value="0.0185437930215998">
            <text:p>1.9%</text:p>
          </table:table-cell>
          <table:table-cell table:style-name="ce34" table:formula="oooc:=[.Y105]/([.L105]/3600)" office:value-type="percentage" office:value="0.0208576672784916">
            <text:p>2.1%</text:p>
          </table:table-cell>
          <table:table-cell table:formula="oooc:=3600*[.Y105]/[.E105]" office:value-type="float" office:value="0.269745360379801">
            <text:p>0.27</text:p>
          </table:table-cell>
          <table:table-cell table:style-name="ce34" table:formula="oooc:=[.H105]/([.H105]+[.F105])" office:value-type="percentage" office:value="0.555555555555556">
            <text:p>55.6%</text:p>
          </table:table-cell>
          <table:table-cell table:style-name="ce34" table:formula="oooc:=[.I105]/([.I105]+[.G105])" office:value-type="percentage" office:value="0.333333333333333">
            <text:p>33.3%</text:p>
          </table:table-cell>
          <table:table-cell table:formula="oooc:=[.H105]/([.X105])" office:value-type="float" office:value="4.81412142284033">
            <text:p>4.81</text:p>
          </table:table-cell>
          <table:table-cell table:formula="oooc:=[.I105]/([.X105])" office:value-type="float" office:value="0.962824284568066">
            <text:p>0.96</text:p>
          </table:table-cell>
          <table:table-cell table:number-columns-repeated="224"/>
        </table:table-row>
        <table:table-row table:style-name="ro2">
          <table:table-cell office:value-type="string">
            <text:p>b5b310de-7f19-418e-8809-fae5029147bb</text:p>
          </table:table-cell>
          <table:table-cell office:value-type="float" office:value="71194">
            <text:p>71194</text:p>
          </table:table-cell>
          <table:table-cell office:value-type="float" office:value="70719">
            <text:p>70719</text:p>
          </table:table-cell>
          <table:table-cell office:value-type="float" office:value="7497">
            <text:p>7497</text:p>
          </table:table-cell>
          <table:table-cell office:value-type="float" office:value="4913">
            <text:p>491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998">
            <text:p>57998</text:p>
          </table:table-cell>
          <table:table-cell office:value-type="float" office:value="59592">
            <text:p>59592</text:p>
          </table:table-cell>
          <table:table-cell office:value-type="float" office:value="59837">
            <text:p>59837</text:p>
          </table:table-cell>
          <table:table-cell office:value-type="float" office:value="0.973251">
            <text:p>0.97</text:p>
          </table:table-cell>
          <table:table-cell office:value-type="float" office:value="6570">
            <text:p>6570</text:p>
          </table:table-cell>
          <table:table-cell office:value-type="float" office:value="4312">
            <text:p>4312</text:p>
          </table:table-cell>
          <table:table-cell office:value-type="float" office:value="59837">
            <text:p>59837</text:p>
          </table:table-cell>
          <table:table-cell office:value-type="float" office:value="1.523655">
            <text:p>1.52</text:p>
          </table:table-cell>
          <table:table-cell office:value-type="float" office:value="0.181861">
            <text:p>0.18</text:p>
          </table:table-cell>
          <table:table-cell office:value-type="float" office:value="96000">
            <text:p>96000</text:p>
          </table:table-cell>
          <table:table-cell office:value-type="float" office:value="4.28494">
            <text:p>4.28</text:p>
          </table:table-cell>
          <table:table-cell office:value-type="float" office:value="120">
            <text:p>120</text:p>
          </table:table-cell>
          <table:table-cell/>
          <table:table-cell table:style-name="ce27" table:formula="oooc:=[.C106]/3600" office:value-type="float" office:value="19.6441666666667">
            <text:p>19.6</text:p>
          </table:table-cell>
          <table:table-cell table:style-name="ce27" table:formula="oooc:=([.N106]+[.O106])/3600" office:value-type="float" office:value="3.02277777777778">
            <text:p>3.0</text:p>
          </table:table-cell>
          <table:table-cell table:formula="oooc:=([.L106]-[.K106])/3600" office:value-type="float" office:value="0.0680555555555555">
            <text:p>0.07</text:p>
          </table:table-cell>
          <table:table-cell table:style-name="ce34" table:formula="oooc:=[.Y106]/[.W106]" office:value-type="percentage" office:value="0.00346441550361289">
            <text:p>0.3%</text:p>
          </table:table-cell>
          <table:table-cell table:style-name="ce34" table:formula="oooc:=[.Y106]/([.L106]/3600)" office:value-type="percentage" office:value="0.004094456607116">
            <text:p>0.4%</text:p>
          </table:table-cell>
          <table:table-cell table:formula="oooc:=3600*[.Y106]/[.E106]" office:value-type="float" office:value="0.0498676979442296">
            <text:p>0.05</text:p>
          </table:table-cell>
          <table:table-cell table:style-name="ce34" table:formula="oooc:=[.H106]/([.H106]+[.F106])" office:value-type="percentage" office:value="0">
            <text:p>0.0%</text:p>
          </table:table-cell>
          <table:table-cell table:style-name="ce34" table:formula="oooc:=[.I106]/([.I106]+[.G106])" office:value-type="percentage" office:value="0.142857142857143">
            <text:p>14.3%</text:p>
          </table:table-cell>
          <table:table-cell table:formula="oooc:=[.H106]/([.X106])" office:value-type="float" office:value="0">
            <text:p>0</text:p>
          </table:table-cell>
          <table:table-cell table:formula="oooc:=[.I106]/([.X106])" office:value-type="float" office:value="0.330821540158059">
            <text:p>0.33</text:p>
          </table:table-cell>
          <table:table-cell table:number-columns-repeated="224"/>
        </table:table-row>
        <table:table-row table:style-name="ro2">
          <table:table-cell office:value-type="string">
            <text:p>57f2a007-8eee-4cb2-ba01-edae7a181ce0</text:p>
          </table:table-cell>
          <table:table-cell office:value-type="float" office:value="256613">
            <text:p>256613</text:p>
          </table:table-cell>
          <table:table-cell office:value-type="float" office:value="13714">
            <text:p>13714</text:p>
          </table:table-cell>
          <table:table-cell office:value-type="float" office:value="15516">
            <text:p>15516</text:p>
          </table:table-cell>
          <table:table-cell office:value-type="float" office:value="2979">
            <text:p>297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136">
            <text:p>1136</text:p>
          </table:table-cell>
          <table:table-cell office:value-type="float" office:value="9409">
            <text:p>9409</text:p>
          </table:table-cell>
          <table:table-cell office:value-type="float" office:value="10035">
            <text:p>10035</text:p>
          </table:table-cell>
          <table:table-cell office:value-type="float" office:value="0.120735">
            <text:p>0.12</text:p>
          </table:table-cell>
          <table:table-cell office:value-type="float" office:value="837">
            <text:p>837</text:p>
          </table:table-cell>
          <table:table-cell office:value-type="float" office:value="3499">
            <text:p>3499</text:p>
          </table:table-cell>
          <table:table-cell office:value-type="float" office:value="10035">
            <text:p>10035</text:p>
          </table:table-cell>
          <table:table-cell office:value-type="float" office:value="0.239211">
            <text:p>0.24</text:p>
          </table:table-cell>
          <table:table-cell office:value-type="float" office:value="0.432088">
            <text:p>0.43</text:p>
          </table:table-cell>
          <table:table-cell office:value-type="float" office:value="96000">
            <text:p>96000</text:p>
          </table:table-cell>
          <table:table-cell office:value-type="float" office:value="1.129366">
            <text:p>1.13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07]/3600" office:value-type="float" office:value="3.80944444444444">
            <text:p>3.8</text:p>
          </table:table-cell>
          <table:table-cell table:style-name="ce27" table:formula="oooc:=([.N107]+[.O107])/3600" office:value-type="float" office:value="1.20444444444444">
            <text:p>1.2</text:p>
          </table:table-cell>
          <table:table-cell table:formula="oooc:=([.L107]-[.K107])/3600" office:value-type="float" office:value="0.173888888888889">
            <text:p>0.17</text:p>
          </table:table-cell>
          <table:table-cell table:style-name="ce34" table:formula="oooc:=[.Y107]/[.W107]" office:value-type="percentage" office:value="0.0456467843080064">
            <text:p>4.6%</text:p>
          </table:table-cell>
          <table:table-cell table:style-name="ce34" table:formula="oooc:=[.Y107]/([.L107]/3600)" office:value-type="percentage" office:value="0.0623816641753862">
            <text:p>6.2%</text:p>
          </table:table-cell>
          <table:table-cell table:formula="oooc:=3600*[.Y107]/[.E107]" office:value-type="float" office:value="0.210137630077207">
            <text:p>0.21</text:p>
          </table:table-cell>
          <table:table-cell table:style-name="ce34" table:formula="oooc:=[.H107]/([.H107]+[.F107])" office:value-type="percentage" office:value="0">
            <text:p>0.0%</text:p>
          </table:table-cell>
          <table:table-cell table:style-name="ce34" table:formula="oooc:=[.I107]/([.I107]+[.G107])" office:value-type="percentage" office:value="0">
            <text:p>0.0%</text:p>
          </table:table-cell>
          <table:table-cell table:formula="oooc:=[.H107]/([.X107])" office:value-type="float" office:value="0">
            <text:p>0</text:p>
          </table:table-cell>
          <table:table-cell table:formula="oooc:=[.I107]/([.X107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b5aeef3a-f060-4b1b-8f54-ad9fbeff3216</text:p>
          </table:table-cell>
          <table:table-cell office:value-type="float" office:value="1543617">
            <text:p>1543617</text:p>
          </table:table-cell>
          <table:table-cell office:value-type="float" office:value="7742">
            <text:p>7742</text:p>
          </table:table-cell>
          <table:table-cell office:value-type="float" office:value="6857">
            <text:p>6857</text:p>
          </table:table-cell>
          <table:table-cell office:value-type="float" office:value="6737">
            <text:p>673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string">
            <text:p>inf</text:p>
          </table:table-cell>
          <table:table-cell office:value-type="float" office:value="1717">
            <text:p>1717</text:p>
          </table:table-cell>
          <table:table-cell office:value-type="float" office:value="6505">
            <text:p>6505</text:p>
          </table:table-cell>
          <table:table-cell office:value-type="float" office:value="152">
            <text:p>152</text:p>
          </table:table-cell>
          <table:table-cell office:value-type="float" office:value="0.263951">
            <text:p>0.26</text:p>
          </table:table-cell>
          <table:table-cell office:value-type="float" office:value="54.092105">
            <text:p>54.09</text:p>
          </table:table-cell>
          <table:table-cell office:value-type="float" office:value="96000">
            <text:p>96000</text:p>
          </table:table-cell>
          <table:table-cell office:value-type="float" office:value="0.976352">
            <text:p>0.98</text:p>
          </table:table-cell>
          <table:table-cell office:value-type="float" office:value="1200">
            <text:p>1200</text:p>
          </table:table-cell>
          <table:table-cell/>
          <table:table-cell table:style-name="ce27" table:formula="oooc:=[.C108]/3600" office:value-type="float" office:value="2.15055555555556">
            <text:p>2.2</text:p>
          </table:table-cell>
          <table:table-cell table:style-name="ce27" table:formula="oooc:=([.N108]+[.O108])/3600" office:value-type="float" office:value="2.28388888888889">
            <text:p>2.3</text:p>
          </table:table-cell>
          <table:table-cell table:formula="oooc:=([.L108]-[.K108])/3600" office:value-type="float" office:value="0.0422222222222222">
            <text:p>0.04</text:p>
          </table:table-cell>
          <table:table-cell table:style-name="ce34" table:formula="oooc:=[.Y108]/[.W108]" office:value-type="percentage" office:value="0.0196331697235856">
            <text:p>2.0%</text:p>
          </table:table-cell>
          <table:table-cell table:style-name="ce34" table:formula="oooc:=[.Y108]/([.L108]/3600)" office:value-type="percentage" office:value="1">
            <text:p>100.0%</text:p>
          </table:table-cell>
          <table:table-cell table:formula="oooc:=3600*[.Y108]/[.E108]" office:value-type="float" office:value="0.0225619712037999">
            <text:p>0.02</text:p>
          </table:table-cell>
          <table:table-cell table:style-name="ce34" table:formula="oooc:=[.H108]/([.H108]+[.F108])" office:value-type="percentage" office:value="0.25">
            <text:p>25.0%</text:p>
          </table:table-cell>
          <table:table-cell table:style-name="ce34" table:formula="oooc:=[.I108]/([.I108]+[.G108])" office:value-type="percentage" office:value="0">
            <text:p>#DIV/0!</text:p>
          </table:table-cell>
          <table:table-cell table:formula="oooc:=[.H108]/([.X108])" office:value-type="float" office:value="0.437849671612746">
            <text:p>0.44</text:p>
          </table:table-cell>
          <table:table-cell table:formula="oooc:=[.I108]/([.X108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d8bacce2-9356-41b4-a9a2-aa0ea6fcb294</text:p>
          </table:table-cell>
          <table:table-cell office:value-type="float" office:value="361420">
            <text:p>361420</text:p>
          </table:table-cell>
          <table:table-cell office:value-type="float" office:value="76691">
            <text:p>76691</text:p>
          </table:table-cell>
          <table:table-cell office:value-type="float" office:value="52101">
            <text:p>52101</text:p>
          </table:table-cell>
          <table:table-cell office:value-type="float" office:value="19921">
            <text:p>19921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6010">
            <text:p>26010</text:p>
          </table:table-cell>
          <table:table-cell table:number-columns-repeated="2" office:value-type="float" office:value="48712">
            <text:p>48712</text:p>
          </table:table-cell>
          <table:table-cell office:value-type="float" office:value="0.533955">
            <text:p>0.53</text:p>
          </table:table-cell>
          <table:table-cell office:value-type="float" office:value="7960">
            <text:p>7960</text:p>
          </table:table-cell>
          <table:table-cell office:value-type="float" office:value="20019">
            <text:p>20019</text:p>
          </table:table-cell>
          <table:table-cell office:value-type="float" office:value="48712">
            <text:p>48712</text:p>
          </table:table-cell>
          <table:table-cell office:value-type="float" office:value="0.397622">
            <text:p>0.4</text:p>
          </table:table-cell>
          <table:table-cell office:value-type="float" office:value="0.574376">
            <text:p>0.57</text:p>
          </table:table-cell>
          <table:table-cell office:value-type="float" office:value="96000">
            <text:p>96000</text:p>
          </table:table-cell>
          <table:table-cell office:value-type="float" office:value="0.283894">
            <text:p>0.28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09]/3600" office:value-type="float" office:value="21.3030555555556">
            <text:p>21.3</text:p>
          </table:table-cell>
          <table:table-cell table:style-name="ce27" table:formula="oooc:=([.N109]+[.O109])/3600" office:value-type="float" office:value="7.77194444444444">
            <text:p>7.8</text:p>
          </table:table-cell>
          <table:table-cell table:formula="oooc:=([.L109]-[.K109])/3600" office:value-type="float" office:value="0">
            <text:p>0</text:p>
          </table:table-cell>
          <table:table-cell table:style-name="ce34" table:formula="oooc:=[.Y109]/[.W109]" office:value-type="percentage" office:value="0">
            <text:p>0.0%</text:p>
          </table:table-cell>
          <table:table-cell table:style-name="ce34" table:formula="oooc:=[.Y109]/([.L109]/3600)" office:value-type="percentage" office:value="0">
            <text:p>0.0%</text:p>
          </table:table-cell>
          <table:table-cell table:formula="oooc:=3600*[.Y109]/[.E109]" office:value-type="float" office:value="0">
            <text:p>0</text:p>
          </table:table-cell>
          <table:table-cell table:style-name="ce34" table:formula="oooc:=[.H109]/([.H109]+[.F109])" office:value-type="percentage" office:value="0.5">
            <text:p>50.0%</text:p>
          </table:table-cell>
          <table:table-cell table:style-name="ce34" table:formula="oooc:=[.I109]/([.I109]+[.G109])" office:value-type="percentage" office:value="0.0714285714285714">
            <text:p>7.1%</text:p>
          </table:table-cell>
          <table:table-cell table:formula="oooc:=[.H109]/([.X109])" office:value-type="float" office:value="0.386003788555702">
            <text:p>0.39</text:p>
          </table:table-cell>
          <table:table-cell table:formula="oooc:=[.I109]/([.X109])" office:value-type="float" office:value="0.128667929518568">
            <text:p>0.13</text:p>
          </table:table-cell>
          <table:table-cell table:number-columns-repeated="224"/>
        </table:table-row>
        <table:table-row table:style-name="ro2">
          <table:table-cell office:value-type="string">
            <text:p>af413126-1270-4c79-a380-46223faf97ee</text:p>
          </table:table-cell>
          <table:table-cell office:value-type="float" office:value="429456">
            <text:p>429456</text:p>
          </table:table-cell>
          <table:table-cell office:value-type="float" office:value="13254">
            <text:p>13254</text:p>
          </table:table-cell>
          <table:table-cell office:value-type="float" office:value="6748">
            <text:p>6748</text:p>
          </table:table-cell>
          <table:table-cell office:value-type="float" office:value="5805">
            <text:p>580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624">
            <text:p>624</text:p>
          </table:table-cell>
          <table:table-cell office:value-type="float" office:value="662">
            <text:p>662</text:p>
          </table:table-cell>
          <table:table-cell office:value-type="float" office:value="0.060897">
            <text:p>0.06</text:p>
          </table:table-cell>
          <table:table-cell office:value-type="float" office:value="6342">
            <text:p>6342</text:p>
          </table:table-cell>
          <table:table-cell office:value-type="float" office:value="6250">
            <text:p>6250</text:p>
          </table:table-cell>
          <table:table-cell office:value-type="float" office:value="662">
            <text:p>662</text:p>
          </table:table-cell>
          <table:table-cell office:value-type="float" office:value="1.01472">
            <text:p>1.01</text:p>
          </table:table-cell>
          <table:table-cell office:value-type="float" office:value="19.021148">
            <text:p>19.02</text:p>
          </table:table-cell>
          <table:table-cell office:value-type="float" office:value="96000">
            <text:p>96000</text:p>
          </table:table-cell>
          <table:table-cell office:value-type="float" office:value="0.655384">
            <text:p>0.66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10]/3600" office:value-type="float" office:value="3.68166666666667">
            <text:p>3.7</text:p>
          </table:table-cell>
          <table:table-cell table:style-name="ce27" table:formula="oooc:=([.N110]+[.O110])/3600" office:value-type="float" office:value="3.49777777777778">
            <text:p>3.5</text:p>
          </table:table-cell>
          <table:table-cell table:formula="oooc:=([.L110]-[.K110])/3600" office:value-type="float" office:value="0.0105555555555556">
            <text:p>0.01</text:p>
          </table:table-cell>
          <table:table-cell table:style-name="ce34" table:formula="oooc:=[.Y110]/[.W110]" office:value-type="percentage" office:value="0.00286705900105629">
            <text:p>0.3%</text:p>
          </table:table-cell>
          <table:table-cell table:style-name="ce34" table:formula="oooc:=[.Y110]/([.L110]/3600)" office:value-type="percentage" office:value="0.0574018126888218">
            <text:p>5.7%</text:p>
          </table:table-cell>
          <table:table-cell table:formula="oooc:=3600*[.Y110]/[.E110]" office:value-type="float" office:value="0.00654608096468562">
            <text:p>0.01</text:p>
          </table:table-cell>
          <table:table-cell table:style-name="ce34" table:formula="oooc:=[.H110]/([.H110]+[.F110])" office:value-type="percentage" office:value="0.25">
            <text:p>25.0%</text:p>
          </table:table-cell>
          <table:table-cell table:style-name="ce34" table:formula="oooc:=[.I110]/([.I110]+[.G110])" office:value-type="percentage" office:value="0">
            <text:p>0.0%</text:p>
          </table:table-cell>
          <table:table-cell table:formula="oooc:=[.H110]/([.X110])" office:value-type="float" office:value="0.285895806861499">
            <text:p>0.29</text:p>
          </table:table-cell>
          <table:table-cell table:formula="oooc:=[.I110]/([.X110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5a13797b-ee62-433f-9f0c-6f896cecdf6f</text:p>
          </table:table-cell>
          <table:table-cell office:value-type="float" office:value="1015922">
            <text:p>1015922</text:p>
          </table:table-cell>
          <table:table-cell office:value-type="float" office:value="56350">
            <text:p>56350</text:p>
          </table:table-cell>
          <table:table-cell office:value-type="float" office:value="19008">
            <text:p>19008</text:p>
          </table:table-cell>
          <table:table-cell office:value-type="float" office:value="18562">
            <text:p>1856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9">
            <text:p>259</text:p>
          </table:table-cell>
          <table:table-cell office:value-type="float" office:value="210">
            <text:p>210</text:p>
          </table:table-cell>
          <table:table-cell office:value-type="float" office:value="469">
            <text:p>469</text:p>
          </table:table-cell>
          <table:table-cell office:value-type="float" office:value="1.233333">
            <text:p>1.23</text:p>
          </table:table-cell>
          <table:table-cell office:value-type="float" office:value="39222">
            <text:p>39222</text:p>
          </table:table-cell>
          <table:table-cell office:value-type="float" office:value="16687">
            <text:p>16687</text:p>
          </table:table-cell>
          <table:table-cell office:value-type="float" office:value="469">
            <text:p>469</text:p>
          </table:table-cell>
          <table:table-cell office:value-type="float" office:value="2.350452">
            <text:p>2.35</text:p>
          </table:table-cell>
          <table:table-cell office:value-type="float" office:value="119.208955">
            <text:p>119.21</text:p>
          </table:table-cell>
          <table:table-cell office:value-type="float" office:value="96000">
            <text:p>96000</text:p>
          </table:table-cell>
          <table:table-cell office:value-type="float" office:value="6615.033682">
            <text:p>6615.03</text:p>
          </table:table-cell>
          <table:table-cell office:value-type="float" office:value="600">
            <text:p>600</text:p>
          </table:table-cell>
          <table:table-cell/>
          <table:table-cell table:style-name="ce27" table:formula="oooc:=[.C111]/3600" office:value-type="float" office:value="15.6527777777778">
            <text:p>15.7</text:p>
          </table:table-cell>
          <table:table-cell table:style-name="ce27" table:formula="oooc:=([.N111]+[.O111])/3600" office:value-type="float" office:value="15.5302777777778">
            <text:p>15.5</text:p>
          </table:table-cell>
          <table:table-cell table:formula="oooc:=([.L111]-[.K111])/3600" office:value-type="float" office:value="0.0719444444444444">
            <text:p>0.07</text:p>
          </table:table-cell>
          <table:table-cell table:style-name="ce34" table:formula="oooc:=[.Y111]/[.W111]" office:value-type="percentage" office:value="0.00459627329192547">
            <text:p>0.5%</text:p>
          </table:table-cell>
          <table:table-cell table:style-name="ce34" table:formula="oooc:=[.Y111]/([.L111]/3600)" office:value-type="percentage" office:value="0.552238805970149">
            <text:p>55.2%</text:p>
          </table:table-cell>
          <table:table-cell table:formula="oooc:=3600*[.Y111]/[.E111]" office:value-type="float" office:value="0.0139532377976511">
            <text:p>0.01</text:p>
          </table:table-cell>
          <table:table-cell table:style-name="ce34" table:formula="oooc:=[.H111]/([.H111]+[.F111])" office:value-type="percentage" office:value="0.571428571428571">
            <text:p>57.1%</text:p>
          </table:table-cell>
          <table:table-cell table:style-name="ce34" table:formula="oooc:=[.I111]/([.I111]+[.G111])" office:value-type="percentage" office:value="0">
            <text:p>0.0%</text:p>
          </table:table-cell>
          <table:table-cell table:formula="oooc:=[.H111]/([.X111])" office:value-type="float" office:value="0.257561394408771">
            <text:p>0.26</text:p>
          </table:table-cell>
          <table:table-cell table:formula="oooc:=[.I111]/([.X111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197c592c-00be-4ca6-a9f1-641d7c0e13ed</text:p>
          </table:table-cell>
          <table:table-cell office:value-type="float" office:value="284418">
            <text:p>284418</text:p>
          </table:table-cell>
          <table:table-cell office:value-type="float" office:value="19725">
            <text:p>19725</text:p>
          </table:table-cell>
          <table:table-cell office:value-type="float" office:value="517">
            <text:p>517</text:p>
          </table:table-cell>
          <table:table-cell office:value-type="float" office:value="424">
            <text:p>42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61">
            <text:p>61</text:p>
          </table:table-cell>
          <table:table-cell office:value-type="float" office:value="0.386364">
            <text:p>0.39</text:p>
          </table:table-cell>
          <table:table-cell office:value-type="float" office:value="65">
            <text:p>65</text:p>
          </table:table-cell>
          <table:table-cell office:value-type="float" office:value="19599">
            <text:p>19599</text:p>
          </table:table-cell>
          <table:table-cell office:value-type="float" office:value="61">
            <text:p>61</text:p>
          </table:table-cell>
          <table:table-cell office:value-type="float" office:value="0.003316">
            <text:p>0</text:p>
          </table:table-cell>
          <table:table-cell office:value-type="float" office:value="322.360656">
            <text:p>322.36</text:p>
          </table:table-cell>
          <table:table-cell office:value-type="float" office:value="96000">
            <text:p>96000</text:p>
          </table:table-cell>
          <table:table-cell office:value-type="float" office:value="0.963169">
            <text:p>0.96</text:p>
          </table:table-cell>
          <table:table-cell office:value-type="float" office:value="180">
            <text:p>180</text:p>
          </table:table-cell>
          <table:table-cell/>
          <table:table-cell table:style-name="ce27" table:formula="oooc:=[.C112]/3600" office:value-type="float" office:value="5.47916666666667">
            <text:p>5.5</text:p>
          </table:table-cell>
          <table:table-cell table:style-name="ce27" table:formula="oooc:=([.N112]+[.O112])/3600" office:value-type="float" office:value="5.46222222222222">
            <text:p>5.5</text:p>
          </table:table-cell>
          <table:table-cell table:formula="oooc:=([.L112]-[.K112])/3600" office:value-type="float" office:value="0.00472222222222222">
            <text:p>0</text:p>
          </table:table-cell>
          <table:table-cell table:style-name="ce34" table:formula="oooc:=[.Y112]/[.W112]" office:value-type="percentage" office:value="0.000861850443599493">
            <text:p>0.1%</text:p>
          </table:table-cell>
          <table:table-cell table:style-name="ce34" table:formula="oooc:=[.Y112]/([.L112]/3600)" office:value-type="percentage" office:value="0.278688524590164">
            <text:p>27.9%</text:p>
          </table:table-cell>
          <table:table-cell table:formula="oooc:=3600*[.Y112]/[.E112]" office:value-type="float" office:value="0.0400943396226415">
            <text:p>0.04</text:p>
          </table:table-cell>
          <table:table-cell table:style-name="ce34" table:formula="oooc:=[.H112]/([.H112]+[.F112])" office:value-type="percentage" office:value="0.25">
            <text:p>25.0%</text:p>
          </table:table-cell>
          <table:table-cell table:style-name="ce34" table:formula="oooc:=[.I112]/([.I112]+[.G112])" office:value-type="percentage" office:value="0">
            <text:p>0.0%</text:p>
          </table:table-cell>
          <table:table-cell table:formula="oooc:=[.H112]/([.X112])" office:value-type="float" office:value="0.183075671277461">
            <text:p>0.18</text:p>
          </table:table-cell>
          <table:table-cell table:formula="oooc:=[.I112]/([.X112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59cc3c14-f0e1-4ddc-84a5-ba911e900d1d</text:p>
          </table:table-cell>
          <table:table-cell office:value-type="float" office:value="1294543">
            <text:p>1294543</text:p>
          </table:table-cell>
          <table:table-cell office:value-type="float" office:value="87204">
            <text:p>87204</text:p>
          </table:table-cell>
          <table:table-cell office:value-type="float" office:value="8277">
            <text:p>8277</text:p>
          </table:table-cell>
          <table:table-cell office:value-type="float" office:value="2933">
            <text:p>293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8744">
            <text:p>78744</text:p>
          </table:table-cell>
          <table:table-cell office:value-type="float" office:value="81853">
            <text:p>81853</text:p>
          </table:table-cell>
          <table:table-cell office:value-type="float" office:value="82570">
            <text:p>82570</text:p>
          </table:table-cell>
          <table:table-cell office:value-type="float" office:value="0.962017">
            <text:p>0.96</text:p>
          </table:table-cell>
          <table:table-cell office:value-type="float" office:value="1567">
            <text:p>1567</text:p>
          </table:table-cell>
          <table:table-cell office:value-type="float" office:value="3067">
            <text:p>3067</text:p>
          </table:table-cell>
          <table:table-cell office:value-type="float" office:value="82570">
            <text:p>82570</text:p>
          </table:table-cell>
          <table:table-cell office:value-type="float" office:value="0.510923">
            <text:p>0.51</text:p>
          </table:table-cell>
          <table:table-cell office:value-type="float" office:value="0.056122">
            <text:p>0.06</text:p>
          </table:table-cell>
          <table:table-cell office:value-type="float" office:value="96000">
            <text:p>96000</text:p>
          </table:table-cell>
          <table:table-cell office:value-type="float" office:value="0.551526">
            <text:p>0.55</text:p>
          </table:table-cell>
          <table:table-cell office:value-type="float" office:value="600">
            <text:p>600</text:p>
          </table:table-cell>
          <table:table-cell/>
          <table:table-cell table:style-name="ce27" table:formula="oooc:=[.C113]/3600" office:value-type="float" office:value="24.2233333333333">
            <text:p>24.2</text:p>
          </table:table-cell>
          <table:table-cell table:style-name="ce27" table:formula="oooc:=([.N113]+[.O113])/3600" office:value-type="float" office:value="1.28722222222222">
            <text:p>1.3</text:p>
          </table:table-cell>
          <table:table-cell table:formula="oooc:=([.L113]-[.K113])/3600" office:value-type="float" office:value="0.199166666666667">
            <text:p>0.2</text:p>
          </table:table-cell>
          <table:table-cell table:style-name="ce34" table:formula="oooc:=[.Y113]/[.W113]" office:value-type="percentage" office:value="0.00822209990367414">
            <text:p>0.8%</text:p>
          </table:table-cell>
          <table:table-cell table:style-name="ce34" table:formula="oooc:=[.Y113]/([.L113]/3600)" office:value-type="percentage" office:value="0.00868354123773768">
            <text:p>0.9%</text:p>
          </table:table-cell>
          <table:table-cell table:formula="oooc:=3600*[.Y113]/[.E113]" office:value-type="float" office:value="0.244459597681555">
            <text:p>0.24</text:p>
          </table:table-cell>
          <table:table-cell table:style-name="ce34" table:formula="oooc:=[.H113]/([.H113]+[.F113])" office:value-type="percentage" office:value="0.25">
            <text:p>25.0%</text:p>
          </table:table-cell>
          <table:table-cell table:style-name="ce34" table:formula="oooc:=[.I113]/([.I113]+[.G113])" office:value-type="percentage" office:value="0">
            <text:p>0.0%</text:p>
          </table:table-cell>
          <table:table-cell table:formula="oooc:=[.H113]/([.X113])" office:value-type="float" office:value="0.776866637893828">
            <text:p>0.78</text:p>
          </table:table-cell>
          <table:table-cell table:formula="oooc:=[.I113]/([.X113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7483711d-b0cf-4c90-a680-e10bd5e42e80</text:p>
          </table:table-cell>
          <table:table-cell office:value-type="float" office:value="1010790">
            <text:p>1010790</text:p>
          </table:table-cell>
          <table:table-cell office:value-type="float" office:value="18377">
            <text:p>18377</text:p>
          </table:table-cell>
          <table:table-cell office:value-type="float" office:value="11762">
            <text:p>11762</text:p>
          </table:table-cell>
          <table:table-cell office:value-type="float" office:value="10054">
            <text:p>10054</text:p>
          </table:table-cell>
          <table:table-cell table:number-columns-repeated="2"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639">
            <text:p>639</text:p>
          </table:table-cell>
          <table:table-cell office:value-type="float" office:value="1471">
            <text:p>1471</text:p>
          </table:table-cell>
          <table:table-cell office:value-type="float" office:value="1851">
            <text:p>1851</text:p>
          </table:table-cell>
          <table:table-cell office:value-type="float" office:value="0.434398">
            <text:p>0.43</text:p>
          </table:table-cell>
          <table:table-cell office:value-type="float" office:value="6079">
            <text:p>6079</text:p>
          </table:table-cell>
          <table:table-cell office:value-type="float" office:value="10447">
            <text:p>10447</text:p>
          </table:table-cell>
          <table:table-cell office:value-type="float" office:value="1851">
            <text:p>1851</text:p>
          </table:table-cell>
          <table:table-cell office:value-type="float" office:value="0.58189">
            <text:p>0.58</text:p>
          </table:table-cell>
          <table:table-cell office:value-type="float" office:value="8.928147">
            <text:p>8.93</text:p>
          </table:table-cell>
          <table:table-cell office:value-type="float" office:value="96000">
            <text:p>96000</text:p>
          </table:table-cell>
          <table:table-cell office:value-type="float" office:value="1.879462">
            <text:p>1.88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14]/3600" office:value-type="float" office:value="5.10472222222222">
            <text:p>5.1</text:p>
          </table:table-cell>
          <table:table-cell table:style-name="ce27" table:formula="oooc:=([.N114]+[.O114])/3600" office:value-type="float" office:value="4.59055555555556">
            <text:p>4.6</text:p>
          </table:table-cell>
          <table:table-cell table:formula="oooc:=([.L114]-[.K114])/3600" office:value-type="float" office:value="0.105555555555556">
            <text:p>0.11</text:p>
          </table:table-cell>
          <table:table-cell table:style-name="ce34" table:formula="oooc:=[.Y114]/[.W114]" office:value-type="percentage" office:value="0.0206780214398433">
            <text:p>2.1%</text:p>
          </table:table-cell>
          <table:table-cell table:style-name="ce34" table:formula="oooc:=[.Y114]/([.L114]/3600)" office:value-type="percentage" office:value="0.205294435440303">
            <text:p>20.5%</text:p>
          </table:table-cell>
          <table:table-cell table:formula="oooc:=3600*[.Y114]/[.E114]" office:value-type="float" office:value="0.0377959021285061">
            <text:p>0.04</text:p>
          </table:table-cell>
          <table:table-cell table:style-name="ce34" table:formula="oooc:=[.H114]/([.H114]+[.F114])" office:value-type="percentage" office:value="0.8125">
            <text:p>81.3%</text:p>
          </table:table-cell>
          <table:table-cell table:style-name="ce34" table:formula="oooc:=[.I114]/([.I114]+[.G114])" office:value-type="percentage" office:value="0">
            <text:p>0.0%</text:p>
          </table:table-cell>
          <table:table-cell table:formula="oooc:=[.H114]/([.X114])" office:value-type="float" office:value="2.83190124652063">
            <text:p>2.83</text:p>
          </table:table-cell>
          <table:table-cell table:formula="oooc:=[.I114]/([.X114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ee219236-5bb0-4429-95f4-46929d054d92</text:p>
          </table:table-cell>
          <table:table-cell office:value-type="float" office:value="267891">
            <text:p>267891</text:p>
          </table:table-cell>
          <table:table-cell office:value-type="float" office:value="54408">
            <text:p>54408</text:p>
          </table:table-cell>
          <table:table-cell office:value-type="float" office:value="50356">
            <text:p>50356</text:p>
          </table:table-cell>
          <table:table-cell office:value-type="float" office:value="18627">
            <text:p>18627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7480">
            <text:p>57480</text:p>
          </table:table-cell>
          <table:table-cell office:value-type="float" office:value="78902">
            <text:p>78902</text:p>
          </table:table-cell>
          <table:table-cell office:value-type="float" office:value="79039">
            <text:p>79039</text:p>
          </table:table-cell>
          <table:table-cell office:value-type="float" office:value="0.728499">
            <text:p>0.73</text:p>
          </table:table-cell>
          <table:table-cell office:value-type="float" office:value="11184">
            <text:p>11184</text:p>
          </table:table-cell>
          <table:table-cell office:value-type="float" office:value="21404">
            <text:p>21404</text:p>
          </table:table-cell>
          <table:table-cell office:value-type="float" office:value="79039">
            <text:p>79039</text:p>
          </table:table-cell>
          <table:table-cell office:value-type="float" office:value="0.522519">
            <text:p>0.52</text:p>
          </table:table-cell>
          <table:table-cell office:value-type="float" office:value="0.412303">
            <text:p>0.41</text:p>
          </table:table-cell>
          <table:table-cell office:value-type="float" office:value="96000">
            <text:p>96000</text:p>
          </table:table-cell>
          <table:table-cell office:value-type="float" office:value="0.620759">
            <text:p>0.62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15]/3600" office:value-type="float" office:value="15.1133333333333">
            <text:p>15.1</text:p>
          </table:table-cell>
          <table:table-cell table:style-name="ce27" table:formula="oooc:=([.N115]+[.O115])/3600" office:value-type="float" office:value="9.05222222222222">
            <text:p>9.1</text:p>
          </table:table-cell>
          <table:table-cell table:formula="oooc:=([.L115]-[.K115])/3600" office:value-type="float" office:value="0.0380555555555556">
            <text:p>0.04</text:p>
          </table:table-cell>
          <table:table-cell table:style-name="ce34" table:formula="oooc:=[.Y115]/[.W115]" office:value-type="percentage" office:value="0.00251801205705043">
            <text:p>0.3%</text:p>
          </table:table-cell>
          <table:table-cell table:style-name="ce34" table:formula="oooc:=[.Y115]/([.L115]/3600)" office:value-type="percentage" office:value="0.00173332152481686">
            <text:p>0.2%</text:p>
          </table:table-cell>
          <table:table-cell table:formula="oooc:=3600*[.Y115]/[.E115]" office:value-type="float" office:value="0.0073549149084662">
            <text:p>0.01</text:p>
          </table:table-cell>
          <table:table-cell table:style-name="ce34" table:formula="oooc:=[.H115]/([.H115]+[.F115])" office:value-type="percentage" office:value="0.5">
            <text:p>50.0%</text:p>
          </table:table-cell>
          <table:table-cell table:style-name="ce34" table:formula="oooc:=[.I115]/([.I115]+[.G115])" office:value-type="percentage" office:value="0.0810810810810811">
            <text:p>8.1%</text:p>
          </table:table-cell>
          <table:table-cell table:formula="oooc:=[.H115]/([.X115])" office:value-type="float" office:value="0.331410335092672">
            <text:p>0.33</text:p>
          </table:table-cell>
          <table:table-cell table:formula="oooc:=[.I115]/([.X115])" office:value-type="float" office:value="0.662820670185344">
            <text:p>0.66</text:p>
          </table:table-cell>
          <table:table-cell table:number-columns-repeated="224"/>
        </table:table-row>
        <table:table-row table:style-name="ro2">
          <table:table-cell office:value-type="string">
            <text:p>7bfb89ba-da5f-422a-b396-f7cf88b4be0e</text:p>
          </table:table-cell>
          <table:table-cell office:value-type="float" office:value="263530">
            <text:p>263530</text:p>
          </table:table-cell>
          <table:table-cell office:value-type="float" office:value="15589">
            <text:p>15589</text:p>
          </table:table-cell>
          <table:table-cell office:value-type="float" office:value="12073">
            <text:p>12073</text:p>
          </table:table-cell>
          <table:table-cell office:value-type="float" office:value="3710">
            <text:p>371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8136">
            <text:p>8136</text:p>
          </table:table-cell>
          <table:table-cell office:value-type="float" office:value="8217">
            <text:p>8217</text:p>
          </table:table-cell>
          <table:table-cell office:value-type="float" office:value="0.009956">
            <text:p>0.01</text:p>
          </table:table-cell>
          <table:table-cell office:value-type="float" office:value="3522">
            <text:p>3522</text:p>
          </table:table-cell>
          <table:table-cell office:value-type="float" office:value="3850">
            <text:p>3850</text:p>
          </table:table-cell>
          <table:table-cell office:value-type="float" office:value="8217">
            <text:p>8217</text:p>
          </table:table-cell>
          <table:table-cell office:value-type="float" office:value="0.914805">
            <text:p>0.91</text:p>
          </table:table-cell>
          <table:table-cell office:value-type="float" office:value="0.897164">
            <text:p>0.9</text:p>
          </table:table-cell>
          <table:table-cell office:value-type="float" office:value="96000">
            <text:p>96000</text:p>
          </table:table-cell>
          <table:table-cell office:value-type="float" office:value="0.095042">
            <text:p>0.1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16]/3600" office:value-type="float" office:value="4.33027777777778">
            <text:p>4.3</text:p>
          </table:table-cell>
          <table:table-cell table:style-name="ce27" table:formula="oooc:=([.N116]+[.O116])/3600" office:value-type="float" office:value="2.04777777777778">
            <text:p>2.0</text:p>
          </table:table-cell>
          <table:table-cell table:formula="oooc:=([.L116]-[.K116])/3600" office:value-type="float" office:value="0.0225">
            <text:p>0.02</text:p>
          </table:table-cell>
          <table:table-cell table:style-name="ce34" table:formula="oooc:=[.Y116]/[.W116]" office:value-type="percentage" office:value="0.00519597151837834">
            <text:p>0.5%</text:p>
          </table:table-cell>
          <table:table-cell table:style-name="ce34" table:formula="oooc:=[.Y116]/([.L116]/3600)" office:value-type="percentage" office:value="0.00985761226725082">
            <text:p>1.0%</text:p>
          </table:table-cell>
          <table:table-cell table:formula="oooc:=3600*[.Y116]/[.E116]" office:value-type="float" office:value="0.021832884097035">
            <text:p>0.02</text:p>
          </table:table-cell>
          <table:table-cell table:style-name="ce34" table:formula="oooc:=[.H116]/([.H116]+[.F116])" office:value-type="percentage" office:value="0">
            <text:p>0.0%</text:p>
          </table:table-cell>
          <table:table-cell table:style-name="ce34" table:formula="oooc:=[.I116]/([.I116]+[.G116])" office:value-type="percentage" office:value="0">
            <text:p>0.0%</text:p>
          </table:table-cell>
          <table:table-cell table:formula="oooc:=[.H116]/([.X116])" office:value-type="float" office:value="0">
            <text:p>0</text:p>
          </table:table-cell>
          <table:table-cell table:formula="oooc:=[.I116]/([.X116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f700830d-2e03-4525-85a8-632e35344c65</text:p>
          </table:table-cell>
          <table:table-cell office:value-type="float" office:value="72980">
            <text:p>72980</text:p>
          </table:table-cell>
          <table:table-cell office:value-type="float" office:value="54269">
            <text:p>54269</text:p>
          </table:table-cell>
          <table:table-cell office:value-type="float" office:value="17990">
            <text:p>17990</text:p>
          </table:table-cell>
          <table:table-cell office:value-type="float" office:value="13499">
            <text:p>1349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4189">
            <text:p>4189</text:p>
          </table:table-cell>
          <table:table-cell office:value-type="float" office:value="7715">
            <text:p>7715</text:p>
          </table:table-cell>
          <table:table-cell office:value-type="float" office:value="7867">
            <text:p>7867</text:p>
          </table:table-cell>
          <table:table-cell office:value-type="float" office:value="0.542968">
            <text:p>0.54</text:p>
          </table:table-cell>
          <table:table-cell office:value-type="float" office:value="39417">
            <text:p>39417</text:p>
          </table:table-cell>
          <table:table-cell office:value-type="float" office:value="11183">
            <text:p>11183</text:p>
          </table:table-cell>
          <table:table-cell office:value-type="float" office:value="7867">
            <text:p>7867</text:p>
          </table:table-cell>
          <table:table-cell office:value-type="float" office:value="3.524725">
            <text:p>3.52</text:p>
          </table:table-cell>
          <table:table-cell office:value-type="float" office:value="6.431931">
            <text:p>6.43</text:p>
          </table:table-cell>
          <table:table-cell office:value-type="float" office:value="96000">
            <text:p>96000</text:p>
          </table:table-cell>
          <table:table-cell office:value-type="float" office:value="13.486401">
            <text:p>13.49</text:p>
          </table:table-cell>
          <table:table-cell office:value-type="float" office:value="180">
            <text:p>180</text:p>
          </table:table-cell>
          <table:table-cell/>
          <table:table-cell table:style-name="ce27" table:formula="oooc:=[.C117]/3600" office:value-type="float" office:value="15.0747222222222">
            <text:p>15.1</text:p>
          </table:table-cell>
          <table:table-cell table:style-name="ce27" table:formula="oooc:=([.N117]+[.O117])/3600" office:value-type="float" office:value="14.0555555555556">
            <text:p>14.1</text:p>
          </table:table-cell>
          <table:table-cell table:formula="oooc:=([.L117]-[.K117])/3600" office:value-type="float" office:value="0.0422222222222222">
            <text:p>0.04</text:p>
          </table:table-cell>
          <table:table-cell table:style-name="ce34" table:formula="oooc:=[.Y117]/[.W117]" office:value-type="percentage" office:value="0.00280086237078258">
            <text:p>0.3%</text:p>
          </table:table-cell>
          <table:table-cell table:style-name="ce34" table:formula="oooc:=[.Y117]/([.L117]/3600)" office:value-type="percentage" office:value="0.0193212152027456">
            <text:p>1.9%</text:p>
          </table:table-cell>
          <table:table-cell table:formula="oooc:=3600*[.Y117]/[.E117]" office:value-type="float" office:value="0.0112600933402474">
            <text:p>0.01</text:p>
          </table:table-cell>
          <table:table-cell table:style-name="ce34" table:formula="oooc:=[.H117]/([.H117]+[.F117])" office:value-type="percentage" office:value="0">
            <text:p>0.0%</text:p>
          </table:table-cell>
          <table:table-cell table:style-name="ce34" table:formula="oooc:=[.I117]/([.I117]+[.G117])" office:value-type="percentage" office:value="0">
            <text:p>0.0%</text:p>
          </table:table-cell>
          <table:table-cell table:formula="oooc:=[.H117]/([.X117])" office:value-type="float" office:value="0">
            <text:p>0</text:p>
          </table:table-cell>
          <table:table-cell table:formula="oooc:=[.I117]/([.X117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efbba3b0-83ab-4caa-9d98-1250197ee593</text:p>
          </table:table-cell>
          <table:table-cell office:value-type="float" office:value="960225">
            <text:p>960225</text:p>
          </table:table-cell>
          <table:table-cell office:value-type="float" office:value="9215">
            <text:p>9215</text:p>
          </table:table-cell>
          <table:table-cell office:value-type="float" office:value="1711">
            <text:p>1711</text:p>
          </table:table-cell>
          <table:table-cell office:value-type="float" office:value="1315">
            <text:p>1315</text:p>
          </table:table-cell>
          <table:table-cell table:number-columns-repeated="3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496">
            <text:p>7496</text:p>
          </table:table-cell>
          <table:table-cell office:value-type="float" office:value="7747">
            <text:p>7747</text:p>
          </table:table-cell>
          <table:table-cell office:value-type="float" office:value="7761">
            <text:p>7761</text:p>
          </table:table-cell>
          <table:table-cell office:value-type="float" office:value="0.9676">
            <text:p>0.97</text:p>
          </table:table-cell>
          <table:table-cell office:value-type="float" office:value="178">
            <text:p>178</text:p>
          </table:table-cell>
          <table:table-cell office:value-type="float" office:value="1276">
            <text:p>1276</text:p>
          </table:table-cell>
          <table:table-cell office:value-type="float" office:value="7761">
            <text:p>7761</text:p>
          </table:table-cell>
          <table:table-cell office:value-type="float" office:value="0.139498">
            <text:p>0.14</text:p>
          </table:table-cell>
          <table:table-cell office:value-type="float" office:value="0.187347">
            <text:p>0.19</text:p>
          </table:table-cell>
          <table:table-cell office:value-type="float" office:value="96000">
            <text:p>96000</text:p>
          </table:table-cell>
          <table:table-cell office:value-type="float" office:value="0.343483">
            <text:p>0.34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18]/3600" office:value-type="float" office:value="2.55972222222222">
            <text:p>2.6</text:p>
          </table:table-cell>
          <table:table-cell table:style-name="ce27" table:formula="oooc:=([.N118]+[.O118])/3600" office:value-type="float" office:value="0.403888888888889">
            <text:p>0.4</text:p>
          </table:table-cell>
          <table:table-cell table:formula="oooc:=([.L118]-[.K118])/3600" office:value-type="float" office:value="0.00388888888888889">
            <text:p>0</text:p>
          </table:table-cell>
          <table:table-cell table:style-name="ce34" table:formula="oooc:=[.Y118]/[.W118]" office:value-type="percentage" office:value="0.00151926207270754">
            <text:p>0.2%</text:p>
          </table:table-cell>
          <table:table-cell table:style-name="ce34" table:formula="oooc:=[.Y118]/([.L118]/3600)" office:value-type="percentage" office:value="0.00180389125112743">
            <text:p>0.2%</text:p>
          </table:table-cell>
          <table:table-cell table:formula="oooc:=3600*[.Y118]/[.E118]" office:value-type="float" office:value="0.0106463878326996">
            <text:p>0.01</text:p>
          </table:table-cell>
          <table:table-cell table:style-name="ce34" table:formula="oooc:=[.H118]/([.H118]+[.F118])" office:value-type="percentage" office:value="0.5">
            <text:p>50.0%</text:p>
          </table:table-cell>
          <table:table-cell table:style-name="ce34" table:formula="oooc:=[.I118]/([.I118]+[.G118])" office:value-type="percentage" office:value="0">
            <text:p>0.0%</text:p>
          </table:table-cell>
          <table:table-cell table:formula="oooc:=[.H118]/([.X118])" office:value-type="float" office:value="7.42778541953232">
            <text:p>7.43</text:p>
          </table:table-cell>
          <table:table-cell table:formula="oooc:=[.I118]/([.X118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96d888a2-e28d-4660-9650-30c73fc9d4e3</text:p>
          </table:table-cell>
          <table:table-cell office:value-type="float" office:value="675433">
            <text:p>675433</text:p>
          </table:table-cell>
          <table:table-cell office:value-type="float" office:value="70150">
            <text:p>70150</text:p>
          </table:table-cell>
          <table:table-cell office:value-type="float" office:value="60606">
            <text:p>60606</text:p>
          </table:table-cell>
          <table:table-cell office:value-type="float" office:value="50172">
            <text:p>50172</text:p>
          </table:table-cell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6964">
            <text:p>6964</text:p>
          </table:table-cell>
          <table:table-cell office:value-type="float" office:value="7009">
            <text:p>7009</text:p>
          </table:table-cell>
          <table:table-cell office:value-type="float" office:value="0.006462">
            <text:p>0.01</text:p>
          </table:table-cell>
          <table:table-cell office:value-type="float" office:value="20343">
            <text:p>20343</text:p>
          </table:table-cell>
          <table:table-cell office:value-type="float" office:value="47415">
            <text:p>47415</text:p>
          </table:table-cell>
          <table:table-cell office:value-type="float" office:value="7009">
            <text:p>7009</text:p>
          </table:table-cell>
          <table:table-cell office:value-type="float" office:value="0.429041">
            <text:p>0.43</text:p>
          </table:table-cell>
          <table:table-cell office:value-type="float" office:value="9.667285">
            <text:p>9.67</text:p>
          </table:table-cell>
          <table:table-cell office:value-type="float" office:value="96000">
            <text:p>96000</text:p>
          </table:table-cell>
          <table:table-cell office:value-type="float" office:value="0.875904">
            <text:p>0.88</text:p>
          </table:table-cell>
          <table:table-cell office:value-type="float" office:value="600">
            <text:p>600</text:p>
          </table:table-cell>
          <table:table-cell/>
          <table:table-cell table:style-name="ce27" table:formula="oooc:=[.C119]/3600" office:value-type="float" office:value="19.4861111111111">
            <text:p>19.5</text:p>
          </table:table-cell>
          <table:table-cell table:style-name="ce27" table:formula="oooc:=([.N119]+[.O119])/3600" office:value-type="float" office:value="18.8216666666667">
            <text:p>18.8</text:p>
          </table:table-cell>
          <table:table-cell table:formula="oooc:=([.L119]-[.K119])/3600" office:value-type="float" office:value="0.0125">
            <text:p>0.01</text:p>
          </table:table-cell>
          <table:table-cell table:style-name="ce34" table:formula="oooc:=[.Y119]/[.W119]" office:value-type="percentage" office:value="0.000641482537419815">
            <text:p>0.1%</text:p>
          </table:table-cell>
          <table:table-cell table:style-name="ce34" table:formula="oooc:=[.Y119]/([.L119]/3600)" office:value-type="percentage" office:value="0.00642031673562563">
            <text:p>0.6%</text:p>
          </table:table-cell>
          <table:table-cell table:formula="oooc:=3600*[.Y119]/[.E119]" office:value-type="float" office:value="0.000896914613728773">
            <text:p>0</text:p>
          </table:table-cell>
          <table:table-cell table:style-name="ce34" table:formula="oooc:=[.H119]/([.H119]+[.F119])" office:value-type="percentage" office:value="0.7">
            <text:p>70.0%</text:p>
          </table:table-cell>
          <table:table-cell table:style-name="ce34" table:formula="oooc:=[.I119]/([.I119]+[.G119])" office:value-type="percentage" office:value="0.125">
            <text:p>12.5%</text:p>
          </table:table-cell>
          <table:table-cell table:formula="oooc:=[.H119]/([.X119])" office:value-type="float" office:value="0.371911803772248">
            <text:p>0.37</text:p>
          </table:table-cell>
          <table:table-cell table:formula="oooc:=[.I119]/([.X119])" office:value-type="float" office:value="0.0531302576817498">
            <text:p>0.05</text:p>
          </table:table-cell>
          <table:table-cell table:number-columns-repeated="224"/>
        </table:table-row>
        <table:table-row table:style-name="ro2">
          <table:table-cell office:value-type="string">
            <text:p>8436959d-266a-448e-8ae2-2b20951d7f4b</text:p>
          </table:table-cell>
          <table:table-cell office:value-type="float" office:value="606487">
            <text:p>606487</text:p>
          </table:table-cell>
          <table:table-cell office:value-type="float" office:value="103393">
            <text:p>103393</text:p>
          </table:table-cell>
          <table:table-cell office:value-type="float" office:value="44572">
            <text:p>44572</text:p>
          </table:table-cell>
          <table:table-cell office:value-type="float" office:value="35803">
            <text:p>35803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67">
            <text:p>367</text:p>
          </table:table-cell>
          <table:table-cell office:value-type="float" office:value="9918">
            <text:p>9918</text:p>
          </table:table-cell>
          <table:table-cell office:value-type="float" office:value="9974">
            <text:p>9974</text:p>
          </table:table-cell>
          <table:table-cell office:value-type="float" office:value="0.037003">
            <text:p>0.04</text:p>
          </table:table-cell>
          <table:table-cell office:value-type="float" office:value="73807">
            <text:p>73807</text:p>
          </table:table-cell>
          <table:table-cell office:value-type="float" office:value="32286">
            <text:p>32286</text:p>
          </table:table-cell>
          <table:table-cell office:value-type="float" office:value="9974">
            <text:p>9974</text:p>
          </table:table-cell>
          <table:table-cell office:value-type="float" office:value="2.286037">
            <text:p>2.29</text:p>
          </table:table-cell>
          <table:table-cell office:value-type="float" office:value="10.636956">
            <text:p>10.64</text:p>
          </table:table-cell>
          <table:table-cell office:value-type="float" office:value="96000">
            <text:p>96000</text:p>
          </table:table-cell>
          <table:table-cell office:value-type="float" office:value="0.27375">
            <text:p>0.27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20]/3600" office:value-type="float" office:value="28.7202777777778">
            <text:p>28.7</text:p>
          </table:table-cell>
          <table:table-cell table:style-name="ce27" table:formula="oooc:=([.N120]+[.O120])/3600" office:value-type="float" office:value="29.4702777777778">
            <text:p>29.5</text:p>
          </table:table-cell>
          <table:table-cell table:formula="oooc:=([.L120]-[.K120])/3600" office:value-type="float" office:value="0.0155555555555556">
            <text:p>0.02</text:p>
          </table:table-cell>
          <table:table-cell table:style-name="ce34" table:formula="oooc:=[.Y120]/[.W120]" office:value-type="percentage" office:value="0.00054162274041763">
            <text:p>0.1%</text:p>
          </table:table-cell>
          <table:table-cell table:style-name="ce34" table:formula="oooc:=[.Y120]/([.L120]/3600)" office:value-type="percentage" office:value="0.00561459795468217">
            <text:p>0.6%</text:p>
          </table:table-cell>
          <table:table-cell table:formula="oooc:=3600*[.Y120]/[.E120]" office:value-type="float" office:value="0.00156411473898835">
            <text:p>0</text:p>
          </table:table-cell>
          <table:table-cell table:style-name="ce34" table:formula="oooc:=[.H120]/([.H120]+[.F120])" office:value-type="percentage" office:value="0.25">
            <text:p>25.0%</text:p>
          </table:table-cell>
          <table:table-cell table:style-name="ce34" table:formula="oooc:=[.I120]/([.I120]+[.G120])" office:value-type="percentage" office:value="0">
            <text:p>0.0%</text:p>
          </table:table-cell>
          <table:table-cell table:formula="oooc:=[.H120]/([.X120])" office:value-type="float" office:value="0.0339324931899371">
            <text:p>0.03</text:p>
          </table:table-cell>
          <table:table-cell table:formula="oooc:=[.I120]/([.X120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ecfb3c3c-6e79-4dbe-a979-a6a5aa237d39</text:p>
          </table:table-cell>
          <table:table-cell office:value-type="float" office:value="3897">
            <text:p>3897</text:p>
          </table:table-cell>
          <table:table-cell office:value-type="float" office:value="3772">
            <text:p>3772</text:p>
          </table:table-cell>
          <table:table-cell office:value-type="float" office:value="2860">
            <text:p>2860</text:p>
          </table:table-cell>
          <table:table-cell office:value-type="float" office:value="2024">
            <text:p>202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584">
            <text:p>584</text:p>
          </table:table-cell>
          <table:table-cell office:value-type="float" office:value="657">
            <text:p>657</text:p>
          </table:table-cell>
          <table:table-cell office:value-type="float" office:value="0.125">
            <text:p>0.13</text:p>
          </table:table-cell>
          <table:table-cell office:value-type="float" office:value="1285">
            <text:p>1285</text:p>
          </table:table-cell>
          <table:table-cell office:value-type="float" office:value="1830">
            <text:p>1830</text:p>
          </table:table-cell>
          <table:table-cell office:value-type="float" office:value="657">
            <text:p>657</text:p>
          </table:table-cell>
          <table:table-cell office:value-type="float" office:value="0.702186">
            <text:p>0.7</text:p>
          </table:table-cell>
          <table:table-cell office:value-type="float" office:value="4.741248">
            <text:p>4.74</text:p>
          </table:table-cell>
          <table:table-cell office:value-type="float" office:value="96000">
            <text:p>96000</text:p>
          </table:table-cell>
          <table:table-cell office:value-type="float" office:value="1.016607">
            <text:p>1.02</text:p>
          </table:table-cell>
          <table:table-cell office:value-type="float" office:value="600">
            <text:p>600</text:p>
          </table:table-cell>
          <table:table-cell/>
          <table:table-cell table:style-name="ce27" table:formula="oooc:=[.C121]/3600" office:value-type="float" office:value="1.04777777777778">
            <text:p>1.0</text:p>
          </table:table-cell>
          <table:table-cell table:style-name="ce27" table:formula="oooc:=([.N121]+[.O121])/3600" office:value-type="float" office:value="0.865277777777778">
            <text:p>0.9</text:p>
          </table:table-cell>
          <table:table-cell table:formula="oooc:=([.L121]-[.K121])/3600" office:value-type="float" office:value="0.0202777777777778">
            <text:p>0.02</text:p>
          </table:table-cell>
          <table:table-cell table:style-name="ce34" table:formula="oooc:=[.Y121]/[.W121]" office:value-type="percentage" office:value="0.0193531283138918">
            <text:p>1.9%</text:p>
          </table:table-cell>
          <table:table-cell table:style-name="ce34" table:formula="oooc:=[.Y121]/([.L121]/3600)" office:value-type="percentage" office:value="0.111111111111111">
            <text:p>11.1%</text:p>
          </table:table-cell>
          <table:table-cell table:formula="oooc:=3600*[.Y121]/[.E121]" office:value-type="float" office:value="0.0360671936758893">
            <text:p>0.04</text:p>
          </table:table-cell>
          <table:table-cell table:style-name="ce34" table:formula="oooc:=[.H121]/([.H121]+[.F121])" office:value-type="percentage" office:value="0.5">
            <text:p>50.0%</text:p>
          </table:table-cell>
          <table:table-cell table:style-name="ce34" table:formula="oooc:=[.I121]/([.I121]+[.G121])" office:value-type="percentage" office:value="0">
            <text:p>0.0%</text:p>
          </table:table-cell>
          <table:table-cell table:formula="oooc:=[.H121]/([.X121])" office:value-type="float" office:value="3.46709470304976">
            <text:p>3.47</text:p>
          </table:table-cell>
          <table:table-cell table:formula="oooc:=[.I121]/([.X121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e3103fab-06ae-441a-ac9d-001adb91e5ce</text:p>
          </table:table-cell>
          <table:table-cell office:value-type="float" office:value="319099">
            <text:p>319099</text:p>
          </table:table-cell>
          <table:table-cell office:value-type="float" office:value="4396">
            <text:p>4396</text:p>
          </table:table-cell>
          <table:table-cell office:value-type="float" office:value="346">
            <text:p>346</text:p>
          </table:table-cell>
          <table:table-cell office:value-type="float" office:value="319">
            <text:p>31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90">
            <text:p>3090</text:p>
          </table:table-cell>
          <table:table-cell office:value-type="float" office:value="2461">
            <text:p>2461</text:p>
          </table:table-cell>
          <table:table-cell office:value-type="float" office:value="3090">
            <text:p>3090</text:p>
          </table:table-cell>
          <table:table-cell office:value-type="float" office:value="1.255587">
            <text:p>1.26</text:p>
          </table:table-cell>
          <table:table-cell office:value-type="float" office:value="980">
            <text:p>980</text:p>
          </table:table-cell>
          <table:table-cell office:value-type="float" office:value="326">
            <text:p>326</text:p>
          </table:table-cell>
          <table:table-cell office:value-type="float" office:value="3090">
            <text:p>3090</text:p>
          </table:table-cell>
          <table:table-cell office:value-type="float" office:value="3.006135">
            <text:p>3.01</text:p>
          </table:table-cell>
          <table:table-cell office:value-type="float" office:value="0.422654">
            <text:p>0.42</text:p>
          </table:table-cell>
          <table:table-cell office:value-type="float" office:value="96000">
            <text:p>96000</text:p>
          </table:table-cell>
          <table:table-cell office:value-type="float" office:value="1.334272">
            <text:p>1.33</text:p>
          </table:table-cell>
          <table:table-cell office:value-type="float" office:value="600">
            <text:p>600</text:p>
          </table:table-cell>
          <table:table-cell/>
          <table:table-cell table:style-name="ce27" table:formula="oooc:=[.C122]/3600" office:value-type="float" office:value="1.22111111111111">
            <text:p>1.2</text:p>
          </table:table-cell>
          <table:table-cell table:style-name="ce27" table:formula="oooc:=([.N122]+[.O122])/3600" office:value-type="float" office:value="0.362777777777778">
            <text:p>0.4</text:p>
          </table:table-cell>
          <table:table-cell table:formula="oooc:=([.L122]-[.K122])/3600" office:value-type="float" office:value="0.174722222222222">
            <text:p>0.17</text:p>
          </table:table-cell>
          <table:table-cell table:style-name="ce34" table:formula="oooc:=[.Y122]/[.W122]" office:value-type="percentage" office:value="0.143084622383985">
            <text:p>14.3%</text:p>
          </table:table-cell>
          <table:table-cell table:style-name="ce34" table:formula="oooc:=[.Y122]/([.L122]/3600)" office:value-type="percentage" office:value="0.203559870550162">
            <text:p>20.4%</text:p>
          </table:table-cell>
          <table:table-cell table:formula="oooc:=3600*[.Y122]/[.E122]" office:value-type="float" office:value="1.9717868338558">
            <text:p>1.97</text:p>
          </table:table-cell>
          <table:table-cell table:style-name="ce34" table:formula="oooc:=[.H122]/([.H122]+[.F122])" office:value-type="percentage" office:value="0.25">
            <text:p>25.0%</text:p>
          </table:table-cell>
          <table:table-cell table:style-name="ce34" table:formula="oooc:=[.I122]/([.I122]+[.G122])" office:value-type="percentage" office:value="0">
            <text:p>0.0%</text:p>
          </table:table-cell>
          <table:table-cell table:formula="oooc:=[.H122]/([.X122])" office:value-type="float" office:value="2.75650842266462">
            <text:p>2.76</text:p>
          </table:table-cell>
          <table:table-cell table:formula="oooc:=[.I122]/([.X122])" office:value-type="float" office:value="0">
            <text:p>0</text:p>
          </table:table-cell>
          <table:table-cell table:number-columns-repeated="224"/>
        </table:table-row>
        <table:table-row table:style-name="ro3">
          <table:table-cell office:value-type="string">
            <text:p>532e06be-9f3c-4f1e-bbfa-553ee9d10f97</text:p>
          </table:table-cell>
          <table:table-cell office:value-type="float" office:value="12149">
            <text:p>12149</text:p>
          </table:table-cell>
          <table:table-cell office:value-type="float" office:value="10889">
            <text:p>10889</text:p>
          </table:table-cell>
          <table:table-cell office:value-type="float" office:value="7321">
            <text:p>7321</text:p>
          </table:table-cell>
          <table:table-cell office:value-type="float" office:value="7284">
            <text:p>728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190">
            <text:p>1190</text:p>
          </table:table-cell>
          <table:table-cell office:value-type="float" office:value="0">
            <text:p>0</text:p>
          </table:table-cell>
          <table:table-cell office:value-type="float" office:value="1190">
            <text:p>1190</text:p>
          </table:table-cell>
          <table:table-cell office:value-type="string">
            <text:p>inf</text:p>
          </table:table-cell>
          <table:table-cell office:value-type="float" office:value="2840">
            <text:p>2840</text:p>
          </table:table-cell>
          <table:table-cell office:value-type="float" office:value="6859">
            <text:p>6859</text:p>
          </table:table-cell>
          <table:table-cell office:value-type="float" office:value="1190">
            <text:p>1190</text:p>
          </table:table-cell>
          <table:table-cell office:value-type="float" office:value="0.414055">
            <text:p>0.41</text:p>
          </table:table-cell>
          <table:table-cell office:value-type="float" office:value="8.15042">
            <text:p>8.15</text:p>
          </table:table-cell>
          <table:table-cell office:value-type="float" office:value="96000">
            <text:p>96000</text:p>
          </table:table-cell>
          <table:table-cell office:value-type="float" office:value="1.181735">
            <text:p>1.18</text:p>
          </table:table-cell>
          <table:table-cell office:value-type="float" office:value="1200">
            <text:p>1200</text:p>
          </table:table-cell>
          <table:table-cell/>
          <table:table-cell table:style-name="ce27" table:formula="oooc:=[.C123]/3600" office:value-type="float" office:value="3.02472222222222">
            <text:p>3.0</text:p>
          </table:table-cell>
          <table:table-cell table:style-name="ce27" table:formula="oooc:=([.N123]+[.O123])/3600" office:value-type="float" office:value="2.69416666666667">
            <text:p>2.7</text:p>
          </table:table-cell>
          <table:table-cell table:formula="oooc:=([.L123]-[.K123])/3600" office:value-type="float" office:value="0.330555555555556">
            <text:p>0.33</text:p>
          </table:table-cell>
          <table:table-cell table:style-name="ce34" table:formula="oooc:=[.Y123]/[.W123]" office:value-type="percentage" office:value="0.109284599136743">
            <text:p>10.9%</text:p>
          </table:table-cell>
          <table:table-cell table:style-name="ce34" table:formula="oooc:=[.Y123]/([.L123]/3600)" office:value-type="percentage" office:value="1">
            <text:p>100.0%</text:p>
          </table:table-cell>
          <table:table-cell table:formula="oooc:=3600*[.Y123]/[.E123]" office:value-type="float" office:value="0.163371773750686">
            <text:p>0.16</text:p>
          </table:table-cell>
          <table:table-cell table:style-name="ce34" table:formula="oooc:=[.H123]/([.H123]+[.F123])" office:value-type="percentage" office:value="0.5">
            <text:p>50.0%</text:p>
          </table:table-cell>
          <table:table-cell table:style-name="ce34" table:formula="oooc:=[.I123]/([.I123]+[.G123])" office:value-type="percentage" office:value="0">
            <text:p>#DIV/0!</text:p>
          </table:table-cell>
          <table:table-cell table:formula="oooc:=[.H123]/([.X123])" office:value-type="float" office:value="1.11351685740798">
            <text:p>1.11</text:p>
          </table:table-cell>
          <table:table-cell table:formula="oooc:=[.I123]/([.X123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09ace4ea-fb54-46d9-9e30-e5a1572a615c</text:p>
          </table:table-cell>
          <table:table-cell office:value-type="float" office:value="88968">
            <text:p>88968</text:p>
          </table:table-cell>
          <table:table-cell office:value-type="float" office:value="3911">
            <text:p>3911</text:p>
          </table:table-cell>
          <table:table-cell office:value-type="float" office:value="1611">
            <text:p>1611</text:p>
          </table:table-cell>
          <table:table-cell office:value-type="float" office:value="1572">
            <text:p>157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8">
            <text:p>208</text:p>
          </table:table-cell>
          <table:table-cell office:value-type="float" office:value="0">
            <text:p>0</text:p>
          </table:table-cell>
          <table:table-cell office:value-type="float" office:value="208">
            <text:p>208</text:p>
          </table:table-cell>
          <table:table-cell office:value-type="string">
            <text:p>inf</text:p>
          </table:table-cell>
          <table:table-cell office:value-type="float" office:value="2248">
            <text:p>2248</text:p>
          </table:table-cell>
          <table:table-cell office:value-type="float" office:value="1455">
            <text:p>1455</text:p>
          </table:table-cell>
          <table:table-cell office:value-type="float" office:value="208">
            <text:p>208</text:p>
          </table:table-cell>
          <table:table-cell office:value-type="float" office:value="1.545017">
            <text:p>1.55</text:p>
          </table:table-cell>
          <table:table-cell office:value-type="float" office:value="17.802885">
            <text:p>17.8</text:p>
          </table:table-cell>
          <table:table-cell office:value-type="float" office:value="96000">
            <text:p>96000</text:p>
          </table:table-cell>
          <table:table-cell office:value-type="float" office:value="38.0679">
            <text:p>38.07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24]/3600" office:value-type="float" office:value="1.08638888888889">
            <text:p>1.1</text:p>
          </table:table-cell>
          <table:table-cell table:style-name="ce27" table:formula="oooc:=([.N124]+[.O124])/3600" office:value-type="float" office:value="1.02861111111111">
            <text:p>1.0</text:p>
          </table:table-cell>
          <table:table-cell table:formula="oooc:=([.L124]-[.K124])/3600" office:value-type="float" office:value="0.0577777777777778">
            <text:p>0.06</text:p>
          </table:table-cell>
          <table:table-cell table:style-name="ce34" table:formula="oooc:=[.Y124]/[.W124]" office:value-type="percentage" office:value="0.0531833290718486">
            <text:p>5.3%</text:p>
          </table:table-cell>
          <table:table-cell table:style-name="ce34" table:formula="oooc:=[.Y124]/([.L124]/3600)" office:value-type="percentage" office:value="1">
            <text:p>100.0%</text:p>
          </table:table-cell>
          <table:table-cell table:formula="oooc:=3600*[.Y124]/[.E124]" office:value-type="float" office:value="0.132315521628499">
            <text:p>0.13</text:p>
          </table:table-cell>
          <table:table-cell table:style-name="ce34" table:formula="oooc:=[.H124]/([.H124]+[.F124])" office:value-type="percentage" office:value="0.25">
            <text:p>25.0%</text:p>
          </table:table-cell>
          <table:table-cell table:style-name="ce34" table:formula="oooc:=[.I124]/([.I124]+[.G124])" office:value-type="percentage" office:value="0">
            <text:p>#DIV/0!</text:p>
          </table:table-cell>
          <table:table-cell table:formula="oooc:=[.H124]/([.X124])" office:value-type="float" office:value="0.972184715095868">
            <text:p>0.97</text:p>
          </table:table-cell>
          <table:table-cell table:formula="oooc:=[.I124]/([.X124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4fe8ba0b-1c67-4541-b82b-59d6efe40bc2</text:p>
          </table:table-cell>
          <table:table-cell office:value-type="float" office:value="702068">
            <text:p>702068</text:p>
          </table:table-cell>
          <table:table-cell office:value-type="float" office:value="12305">
            <text:p>12305</text:p>
          </table:table-cell>
          <table:table-cell office:value-type="float" office:value="4389">
            <text:p>4389</text:p>
          </table:table-cell>
          <table:table-cell office:value-type="float" office:value="2468">
            <text:p>246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055">
            <text:p>5055</text:p>
          </table:table-cell>
          <table:table-cell table:number-columns-repeated="2" office:value-type="float" office:value="6369">
            <text:p>6369</text:p>
          </table:table-cell>
          <table:table-cell office:value-type="float" office:value="0.793688">
            <text:p>0.79</text:p>
          </table:table-cell>
          <table:table-cell office:value-type="float" office:value="2510">
            <text:p>2510</text:p>
          </table:table-cell>
          <table:table-cell office:value-type="float" office:value="3426">
            <text:p>3426</text:p>
          </table:table-cell>
          <table:table-cell office:value-type="float" office:value="6369">
            <text:p>6369</text:p>
          </table:table-cell>
          <table:table-cell office:value-type="float" office:value="0.732633">
            <text:p>0.73</text:p>
          </table:table-cell>
          <table:table-cell office:value-type="float" office:value="0.932014">
            <text:p>0.93</text:p>
          </table:table-cell>
          <table:table-cell office:value-type="float" office:value="96000">
            <text:p>96000</text:p>
          </table:table-cell>
          <table:table-cell office:value-type="float" office:value="1.136722">
            <text:p>1.14</text:p>
          </table:table-cell>
          <table:table-cell office:value-type="float" office:value="60">
            <text:p>60</text:p>
          </table:table-cell>
          <table:table-cell/>
          <table:table-cell table:style-name="ce27" table:formula="oooc:=[.C125]/3600" office:value-type="float" office:value="3.41805555555556">
            <text:p>3.4</text:p>
          </table:table-cell>
          <table:table-cell table:style-name="ce27" table:formula="oooc:=([.N125]+[.O125])/3600" office:value-type="float" office:value="1.64888888888889">
            <text:p>1.6</text:p>
          </table:table-cell>
          <table:table-cell table:formula="oooc:=([.L125]-[.K125])/3600" office:value-type="float" office:value="0">
            <text:p>0</text:p>
          </table:table-cell>
          <table:table-cell table:style-name="ce34" table:formula="oooc:=[.Y125]/[.W125]" office:value-type="percentage" office:value="0">
            <text:p>0.0%</text:p>
          </table:table-cell>
          <table:table-cell table:style-name="ce34" table:formula="oooc:=[.Y125]/([.L125]/3600)" office:value-type="percentage" office:value="0">
            <text:p>0.0%</text:p>
          </table:table-cell>
          <table:table-cell table:formula="oooc:=3600*[.Y125]/[.E125]" office:value-type="float" office:value="0">
            <text:p>0</text:p>
          </table:table-cell>
          <table:table-cell table:style-name="ce34" table:formula="oooc:=[.H125]/([.H125]+[.F125])" office:value-type="percentage" office:value="0.25">
            <text:p>25.0%</text:p>
          </table:table-cell>
          <table:table-cell table:style-name="ce34" table:formula="oooc:=[.I125]/([.I125]+[.G125])" office:value-type="percentage" office:value="0.571428571428571">
            <text:p>57.1%</text:p>
          </table:table-cell>
          <table:table-cell table:formula="oooc:=[.H125]/([.X125])" office:value-type="float" office:value="0.606469002695418">
            <text:p>0.61</text:p>
          </table:table-cell>
          <table:table-cell table:formula="oooc:=[.I125]/([.X125])" office:value-type="float" office:value="4.85175202156334">
            <text:p>4.85</text:p>
          </table:table-cell>
          <table:table-cell table:number-columns-repeated="224"/>
        </table:table-row>
        <table:table-row table:style-name="ro2">
          <table:table-cell office:value-type="string">
            <text:p>3565a580-22f9-4b5a-9f39-0da2f173116d</text:p>
          </table:table-cell>
          <table:table-cell office:value-type="float" office:value="39421">
            <text:p>39421</text:p>
          </table:table-cell>
          <table:table-cell office:value-type="float" office:value="24683">
            <text:p>24683</text:p>
          </table:table-cell>
          <table:table-cell office:value-type="float" office:value="17919">
            <text:p>17919</text:p>
          </table:table-cell>
          <table:table-cell office:value-type="float" office:value="13804">
            <text:p>13804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11">
            <text:p>411</text:p>
          </table:table-cell>
          <table:table-cell office:value-type="float" office:value="2849">
            <text:p>2849</text:p>
          </table:table-cell>
          <table:table-cell office:value-type="float" office:value="3260">
            <text:p>3260</text:p>
          </table:table-cell>
          <table:table-cell office:value-type="float" office:value="0.144261">
            <text:p>0.14</text:p>
          </table:table-cell>
          <table:table-cell office:value-type="float" office:value="12266">
            <text:p>12266</text:p>
          </table:table-cell>
          <table:table-cell office:value-type="float" office:value="12515">
            <text:p>12515</text:p>
          </table:table-cell>
          <table:table-cell office:value-type="float" office:value="3260">
            <text:p>3260</text:p>
          </table:table-cell>
          <table:table-cell office:value-type="float" office:value="0.980104">
            <text:p>0.98</text:p>
          </table:table-cell>
          <table:table-cell office:value-type="float" office:value="7.601534">
            <text:p>7.6</text:p>
          </table:table-cell>
          <table:table-cell office:value-type="float" office:value="96000">
            <text:p>96000</text:p>
          </table:table-cell>
          <table:table-cell office:value-type="float" office:value="1.041243">
            <text:p>1.04</text:p>
          </table:table-cell>
          <table:table-cell office:value-type="float" office:value="600">
            <text:p>600</text:p>
          </table:table-cell>
          <table:table-cell/>
          <table:table-cell table:style-name="ce27" table:formula="oooc:=[.C126]/3600" office:value-type="float" office:value="6.85638888888889">
            <text:p>6.9</text:p>
          </table:table-cell>
          <table:table-cell table:style-name="ce27" table:formula="oooc:=([.N126]+[.O126])/3600" office:value-type="float" office:value="6.88361111111111">
            <text:p>6.9</text:p>
          </table:table-cell>
          <table:table-cell table:formula="oooc:=([.L126]-[.K126])/3600" office:value-type="float" office:value="0.114166666666667">
            <text:p>0.11</text:p>
          </table:table-cell>
          <table:table-cell table:style-name="ce34" table:formula="oooc:=[.Y126]/[.W126]" office:value-type="percentage" office:value="0.0166511364096747">
            <text:p>1.7%</text:p>
          </table:table-cell>
          <table:table-cell table:style-name="ce34" table:formula="oooc:=[.Y126]/([.L126]/3600)" office:value-type="percentage" office:value="0.126073619631902">
            <text:p>12.6%</text:p>
          </table:table-cell>
          <table:table-cell table:formula="oooc:=3600*[.Y126]/[.E126]" office:value-type="float" office:value="0.02977397855694">
            <text:p>0.03</text:p>
          </table:table-cell>
          <table:table-cell table:style-name="ce34" table:formula="oooc:=[.H126]/([.H126]+[.F126])" office:value-type="percentage" office:value="0.75">
            <text:p>75.0%</text:p>
          </table:table-cell>
          <table:table-cell table:style-name="ce34" table:formula="oooc:=[.I126]/([.I126]+[.G126])" office:value-type="percentage" office:value="0">
            <text:p>0.0%</text:p>
          </table:table-cell>
          <table:table-cell table:formula="oooc:=[.H126]/([.X126])" office:value-type="float" office:value="1.30745329082765">
            <text:p>1.31</text:p>
          </table:table-cell>
          <table:table-cell table:formula="oooc:=[.I126]/([.X126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56edcdbe-e78d-4a56-b68c-c69d9527f432</text:p>
          </table:table-cell>
          <table:table-cell office:value-type="float" office:value="106424">
            <text:p>106424</text:p>
          </table:table-cell>
          <table:table-cell office:value-type="float" office:value="3713">
            <text:p>3713</text:p>
          </table:table-cell>
          <table:table-cell office:value-type="float" office:value="463">
            <text:p>463</text:p>
          </table:table-cell>
          <table:table-cell office:value-type="float" office:value="428">
            <text:p>42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3">
            <text:p>1703</text:p>
          </table:table-cell>
          <table:table-cell office:value-type="float" office:value="1609">
            <text:p>1609</text:p>
          </table:table-cell>
          <table:table-cell office:value-type="float" office:value="1703">
            <text:p>1703</text:p>
          </table:table-cell>
          <table:table-cell office:value-type="float" office:value="1.058421">
            <text:p>1.06</text:p>
          </table:table-cell>
          <table:table-cell office:value-type="float" office:value="589">
            <text:p>589</text:p>
          </table:table-cell>
          <table:table-cell office:value-type="float" office:value="1421">
            <text:p>1421</text:p>
          </table:table-cell>
          <table:table-cell office:value-type="float" office:value="1703">
            <text:p>1703</text:p>
          </table:table-cell>
          <table:table-cell office:value-type="float" office:value="0.414497">
            <text:p>0.41</text:p>
          </table:table-cell>
          <table:table-cell office:value-type="float" office:value="1.18027">
            <text:p>1.18</text:p>
          </table:table-cell>
          <table:table-cell office:value-type="float" office:value="96000">
            <text:p>96000</text:p>
          </table:table-cell>
          <table:table-cell office:value-type="float" office:value="0.403319">
            <text:p>0.4</text:p>
          </table:table-cell>
          <table:table-cell office:value-type="float" office:value="60">
            <text:p>60</text:p>
          </table:table-cell>
          <table:table-cell/>
          <table:table-cell table:style-name="ce27" table:formula="oooc:=[.C127]/3600" office:value-type="float" office:value="1.03138888888889">
            <text:p>1.0</text:p>
          </table:table-cell>
          <table:table-cell table:style-name="ce27" table:formula="oooc:=([.N127]+[.O127])/3600" office:value-type="float" office:value="0.558333333333333">
            <text:p>0.6</text:p>
          </table:table-cell>
          <table:table-cell table:formula="oooc:=([.L127]-[.K127])/3600" office:value-type="float" office:value="0.0261111111111111">
            <text:p>0.03</text:p>
          </table:table-cell>
          <table:table-cell table:style-name="ce34" table:formula="oooc:=[.Y127]/[.W127]" office:value-type="percentage" office:value="0.0253164556962025">
            <text:p>2.5%</text:p>
          </table:table-cell>
          <table:table-cell table:style-name="ce34" table:formula="oooc:=[.Y127]/([.L127]/3600)" office:value-type="percentage" office:value="0.0551967116852613">
            <text:p>5.5%</text:p>
          </table:table-cell>
          <table:table-cell table:formula="oooc:=3600*[.Y127]/[.E127]" office:value-type="float" office:value="0.219626168224299">
            <text:p>0.22</text:p>
          </table:table-cell>
          <table:table-cell table:style-name="ce34" table:formula="oooc:=[.H127]/([.H127]+[.F127])" office:value-type="percentage" office:value="0.25">
            <text:p>25.0%</text:p>
          </table:table-cell>
          <table:table-cell table:style-name="ce34" table:formula="oooc:=[.I127]/([.I127]+[.G127])" office:value-type="percentage" office:value="0">
            <text:p>0.0%</text:p>
          </table:table-cell>
          <table:table-cell table:formula="oooc:=[.H127]/([.X127])" office:value-type="float" office:value="1.7910447761194">
            <text:p>1.79</text:p>
          </table:table-cell>
          <table:table-cell table:formula="oooc:=[.I127]/([.X127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fbfc3d9f-4873-47bd-b4f1-cab21bf4ff35</text:p>
          </table:table-cell>
          <table:table-cell office:value-type="float" office:value="1721988">
            <text:p>1721988</text:p>
          </table:table-cell>
          <table:table-cell office:value-type="float" office:value="9371">
            <text:p>9371</text:p>
          </table:table-cell>
          <table:table-cell office:value-type="float" office:value="3549">
            <text:p>3549</text:p>
          </table:table-cell>
          <table:table-cell office:value-type="float" office:value="3299">
            <text:p>329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110">
            <text:p>110</text:p>
          </table:table-cell>
          <table:table-cell office:value-type="float" office:value="335">
            <text:p>335</text:p>
          </table:table-cell>
          <table:table-cell office:value-type="float" office:value="2.045455">
            <text:p>2.05</text:p>
          </table:table-cell>
          <table:table-cell office:value-type="float" office:value="5896">
            <text:p>5896</text:p>
          </table:table-cell>
          <table:table-cell office:value-type="float" office:value="3140">
            <text:p>3140</text:p>
          </table:table-cell>
          <table:table-cell office:value-type="float" office:value="335">
            <text:p>335</text:p>
          </table:table-cell>
          <table:table-cell office:value-type="float" office:value="1.877707">
            <text:p>1.88</text:p>
          </table:table-cell>
          <table:table-cell office:value-type="float" office:value="26.973134">
            <text:p>26.97</text:p>
          </table:table-cell>
          <table:table-cell office:value-type="float" office:value="96000">
            <text:p>96000</text:p>
          </table:table-cell>
          <table:table-cell office:value-type="float" office:value="1.179886">
            <text:p>1.18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28]/3600" office:value-type="float" office:value="2.60305555555556">
            <text:p>2.6</text:p>
          </table:table-cell>
          <table:table-cell table:style-name="ce27" table:formula="oooc:=([.N128]+[.O128])/3600" office:value-type="float" office:value="2.51">
            <text:p>2.5</text:p>
          </table:table-cell>
          <table:table-cell table:formula="oooc:=([.L128]-[.K128])/3600" office:value-type="float" office:value="0.0625">
            <text:p>0.06</text:p>
          </table:table-cell>
          <table:table-cell table:style-name="ce34" table:formula="oooc:=[.Y128]/[.W128]" office:value-type="percentage" office:value="0.0240102443709316">
            <text:p>2.4%</text:p>
          </table:table-cell>
          <table:table-cell table:style-name="ce34" table:formula="oooc:=[.Y128]/([.L128]/3600)" office:value-type="percentage" office:value="0.671641791044776">
            <text:p>67.2%</text:p>
          </table:table-cell>
          <table:table-cell table:formula="oooc:=3600*[.Y128]/[.E128]" office:value-type="float" office:value="0.0682024856016975">
            <text:p>0.07</text:p>
          </table:table-cell>
          <table:table-cell table:style-name="ce34" table:formula="oooc:=[.H128]/([.H128]+[.F128])" office:value-type="percentage" office:value="0.7">
            <text:p>70.0%</text:p>
          </table:table-cell>
          <table:table-cell table:style-name="ce34" table:formula="oooc:=[.I128]/([.I128]+[.G128])" office:value-type="percentage" office:value="0">
            <text:p>0.0%</text:p>
          </table:table-cell>
          <table:table-cell table:formula="oooc:=[.H128]/([.X128])" office:value-type="float" office:value="2.78884462151394">
            <text:p>2.79</text:p>
          </table:table-cell>
          <table:table-cell table:formula="oooc:=[.I128]/([.X128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00adf2d3-560b-4b87-a90b-0775d5fed431</text:p>
          </table:table-cell>
          <table:table-cell office:value-type="float" office:value="4439">
            <text:p>4439</text:p>
          </table:table-cell>
          <table:table-cell office:value-type="float" office:value="4396">
            <text:p>4396</text:p>
          </table:table-cell>
          <table:table-cell office:value-type="float" office:value="2056">
            <text:p>2056</text:p>
          </table:table-cell>
          <table:table-cell office:value-type="float" office:value="2037">
            <text:p>203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611">
            <text:p>611</text:p>
          </table:table-cell>
          <table:table-cell office:value-type="float" office:value="1024">
            <text:p>1024</text:p>
          </table:table-cell>
          <table:table-cell office:value-type="float" office:value="1.675941">
            <text:p>1.68</text:p>
          </table:table-cell>
          <table:table-cell office:value-type="float" office:value="1464">
            <text:p>1464</text:p>
          </table:table-cell>
          <table:table-cell office:value-type="float" office:value="1908">
            <text:p>1908</text:p>
          </table:table-cell>
          <table:table-cell office:value-type="float" office:value="1024">
            <text:p>1024</text:p>
          </table:table-cell>
          <table:table-cell office:value-type="float" office:value="0.767296">
            <text:p>0.77</text:p>
          </table:table-cell>
          <table:table-cell office:value-type="float" office:value="3.292969">
            <text:p>3.29</text:p>
          </table:table-cell>
          <table:table-cell office:value-type="float" office:value="96000">
            <text:p>96000</text:p>
          </table:table-cell>
          <table:table-cell office:value-type="float" office:value="5.688825">
            <text:p>5.69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29]/3600" office:value-type="float" office:value="1.22111111111111">
            <text:p>1.2</text:p>
          </table:table-cell>
          <table:table-cell table:style-name="ce27" table:formula="oooc:=([.N129]+[.O129])/3600" office:value-type="float" office:value="0.936666666666667">
            <text:p>0.9</text:p>
          </table:table-cell>
          <table:table-cell table:formula="oooc:=([.L129]-[.K129])/3600" office:value-type="float" office:value="0.114722222222222">
            <text:p>0.11</text:p>
          </table:table-cell>
          <table:table-cell table:style-name="ce34" table:formula="oooc:=[.Y129]/[.W129]" office:value-type="percentage" office:value="0.0939490445859873">
            <text:p>9.4%</text:p>
          </table:table-cell>
          <table:table-cell table:style-name="ce34" table:formula="oooc:=[.Y129]/([.L129]/3600)" office:value-type="percentage" office:value="0.4033203125">
            <text:p>40.3%</text:p>
          </table:table-cell>
          <table:table-cell table:formula="oooc:=3600*[.Y129]/[.E129]" office:value-type="float" office:value="0.202749140893471">
            <text:p>0.2</text:p>
          </table:table-cell>
          <table:table-cell table:style-name="ce34" table:formula="oooc:=[.H129]/([.H129]+[.F129])" office:value-type="percentage" office:value="0">
            <text:p>0.0%</text:p>
          </table:table-cell>
          <table:table-cell table:style-name="ce34" table:formula="oooc:=[.I129]/([.I129]+[.G129])" office:value-type="percentage" office:value="0">
            <text:p>0.0%</text:p>
          </table:table-cell>
          <table:table-cell table:formula="oooc:=[.H129]/([.X129])" office:value-type="float" office:value="0">
            <text:p>0</text:p>
          </table:table-cell>
          <table:table-cell table:formula="oooc:=[.I129]/([.X129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linux1255686110</text:p>
          </table:table-cell>
          <table:table-cell office:value-type="float" office:value="7238">
            <text:p>7238</text:p>
          </table:table-cell>
          <table:table-cell office:value-type="float" office:value="7208">
            <text:p>7208</text:p>
          </table:table-cell>
          <table:table-cell office:value-type="float" office:value="2672">
            <text:p>2672</text:p>
          </table:table-cell>
          <table:table-cell office:value-type="float" office:value="2636">
            <text:p>263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428">
            <text:p>2428</text:p>
          </table:table-cell>
          <table:table-cell office:value-type="float" office:value="1871">
            <text:p>1871</text:p>
          </table:table-cell>
          <table:table-cell office:value-type="float" office:value="2428">
            <text:p>2428</text:p>
          </table:table-cell>
          <table:table-cell office:value-type="float" office:value="1.297702">
            <text:p>1.3</text:p>
          </table:table-cell>
          <table:table-cell office:value-type="float" office:value="2776">
            <text:p>2776</text:p>
          </table:table-cell>
          <table:table-cell office:value-type="float" office:value="2004">
            <text:p>2004</text:p>
          </table:table-cell>
          <table:table-cell office:value-type="float" office:value="2428">
            <text:p>2428</text:p>
          </table:table-cell>
          <table:table-cell office:value-type="float" office:value="1.38523">
            <text:p>1.39</text:p>
          </table:table-cell>
          <table:table-cell office:value-type="float" office:value="1.968699">
            <text:p>1.97</text:p>
          </table:table-cell>
          <table:table-cell office:value-type="float" office:value="96000">
            <text:p>96000</text:p>
          </table:table-cell>
          <table:table-cell office:value-type="float" office:value="0.995985">
            <text:p>1</text:p>
          </table:table-cell>
          <table:table-cell office:value-type="float" office:value="600">
            <text:p>600</text:p>
          </table:table-cell>
          <table:table-cell/>
          <table:table-cell table:style-name="ce27" table:formula="oooc:=[.C130]/3600" office:value-type="float" office:value="2.00222222222222">
            <text:p>2.0</text:p>
          </table:table-cell>
          <table:table-cell table:style-name="ce27" table:formula="oooc:=([.N130]+[.O130])/3600" office:value-type="float" office:value="1.32777777777778">
            <text:p>1.3</text:p>
          </table:table-cell>
          <table:table-cell table:formula="oooc:=([.L130]-[.K130])/3600" office:value-type="float" office:value="0.154722222222222">
            <text:p>0.15</text:p>
          </table:table-cell>
          <table:table-cell table:style-name="ce34" table:formula="oooc:=[.Y130]/[.W130]" office:value-type="percentage" office:value="0.0772752497225305">
            <text:p>7.7%</text:p>
          </table:table-cell>
          <table:table-cell table:style-name="ce34" table:formula="oooc:=[.Y130]/([.L130]/3600)" office:value-type="percentage" office:value="0.229406919275124">
            <text:p>22.9%</text:p>
          </table:table-cell>
          <table:table-cell table:formula="oooc:=3600*[.Y130]/[.E130]" office:value-type="float" office:value="0.211305007587253">
            <text:p>0.21</text:p>
          </table:table-cell>
          <table:table-cell table:style-name="ce34" table:formula="oooc:=[.H130]/([.H130]+[.F130])" office:value-type="percentage" office:value="0.666666666666667">
            <text:p>66.7%</text:p>
          </table:table-cell>
          <table:table-cell table:style-name="ce34" table:formula="oooc:=[.I130]/([.I130]+[.G130])" office:value-type="percentage" office:value="0">
            <text:p>0.0%</text:p>
          </table:table-cell>
          <table:table-cell table:formula="oooc:=[.H130]/([.X130])" office:value-type="float" office:value="4.51882845188285">
            <text:p>4.52</text:p>
          </table:table-cell>
          <table:table-cell table:formula="oooc:=[.I130]/([.X130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018e8ff6-791e-4df2-afc0-18805ad2fa75</text:p>
          </table:table-cell>
          <table:table-cell office:value-type="float" office:value="7390">
            <text:p>7390</text:p>
          </table:table-cell>
          <table:table-cell office:value-type="float" office:value="7348">
            <text:p>7348</text:p>
          </table:table-cell>
          <table:table-cell office:value-type="float" office:value="2971">
            <text:p>2971</text:p>
          </table:table-cell>
          <table:table-cell office:value-type="float" office:value="2943">
            <text:p>2943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string">
            <text:p>inf</text:p>
          </table:table-cell>
          <table:table-cell office:value-type="float" office:value="4147">
            <text:p>4147</text:p>
          </table:table-cell>
          <table:table-cell office:value-type="float" office:value="2953">
            <text:p>2953</text:p>
          </table:table-cell>
          <table:table-cell office:value-type="float" office:value="248">
            <text:p>248</text:p>
          </table:table-cell>
          <table:table-cell office:value-type="float" office:value="1.404335">
            <text:p>1.4</text:p>
          </table:table-cell>
          <table:table-cell office:value-type="float" office:value="28.629032">
            <text:p>28.63</text:p>
          </table:table-cell>
          <table:table-cell office:value-type="float" office:value="96000">
            <text:p>96000</text:p>
          </table:table-cell>
          <table:table-cell office:value-type="float" office:value="1.06513">
            <text:p>1.07</text:p>
          </table:table-cell>
          <table:table-cell office:value-type="float" office:value="900">
            <text:p>900</text:p>
          </table:table-cell>
          <table:table-cell/>
          <table:table-cell table:style-name="ce27" table:formula="oooc:=[.C131]/3600" office:value-type="float" office:value="2.04111111111111">
            <text:p>2.0</text:p>
          </table:table-cell>
          <table:table-cell table:style-name="ce27" table:formula="oooc:=([.N131]+[.O131])/3600" office:value-type="float" office:value="1.97222222222222">
            <text:p>2.0</text:p>
          </table:table-cell>
          <table:table-cell table:formula="oooc:=([.L131]-[.K131])/3600" office:value-type="float" office:value="0.0688888888888889">
            <text:p>0.07</text:p>
          </table:table-cell>
          <table:table-cell table:style-name="ce34" table:formula="oooc:=[.Y131]/[.W131]" office:value-type="percentage" office:value="0.0337506804572673">
            <text:p>3.4%</text:p>
          </table:table-cell>
          <table:table-cell table:style-name="ce34" table:formula="oooc:=[.Y131]/([.L131]/3600)" office:value-type="percentage" office:value="1">
            <text:p>100.0%</text:p>
          </table:table-cell>
          <table:table-cell table:formula="oooc:=3600*[.Y131]/[.E131]" office:value-type="float" office:value="0.0842677539925246">
            <text:p>0.08</text:p>
          </table:table-cell>
          <table:table-cell table:style-name="ce34" table:formula="oooc:=[.H131]/([.H131]+[.F131])" office:value-type="percentage" office:value="0">
            <text:p>0.0%</text:p>
          </table:table-cell>
          <table:table-cell table:style-name="ce34" table:formula="oooc:=[.I131]/([.I131]+[.G131])" office:value-type="percentage" office:value="0">
            <text:p>#DIV/0!</text:p>
          </table:table-cell>
          <table:table-cell table:formula="oooc:=[.H131]/([.X131])" office:value-type="float" office:value="0">
            <text:p>0</text:p>
          </table:table-cell>
          <table:table-cell table:formula="oooc:=[.I131]/([.X131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b6978d2d-058a-44b1-ab21-1440596cf887</text:p>
          </table:table-cell>
          <table:table-cell office:value-type="float" office:value="562277">
            <text:p>562277</text:p>
          </table:table-cell>
          <table:table-cell office:value-type="float" office:value="35698">
            <text:p>35698</text:p>
          </table:table-cell>
          <table:table-cell office:value-type="float" office:value="6961">
            <text:p>6961</text:p>
          </table:table-cell>
          <table:table-cell office:value-type="float" office:value="3441">
            <text:p>344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9492">
            <text:p>29492</text:p>
          </table:table-cell>
          <table:table-cell office:value-type="float" office:value="31804">
            <text:p>31804</text:p>
          </table:table-cell>
          <table:table-cell office:value-type="float" office:value="31866">
            <text:p>31866</text:p>
          </table:table-cell>
          <table:table-cell office:value-type="float" office:value="0.927305">
            <text:p>0.93</text:p>
          </table:table-cell>
          <table:table-cell office:value-type="float" office:value="771">
            <text:p>771</text:p>
          </table:table-cell>
          <table:table-cell office:value-type="float" office:value="3061">
            <text:p>3061</text:p>
          </table:table-cell>
          <table:table-cell office:value-type="float" office:value="31866">
            <text:p>31866</text:p>
          </table:table-cell>
          <table:table-cell office:value-type="float" office:value="0.251878">
            <text:p>0.25</text:p>
          </table:table-cell>
          <table:table-cell office:value-type="float" office:value="0.120254">
            <text:p>0.12</text:p>
          </table:table-cell>
          <table:table-cell office:value-type="float" office:value="96000">
            <text:p>96000</text:p>
          </table:table-cell>
          <table:table-cell office:value-type="float" office:value="0.847681">
            <text:p>0.85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32]/3600" office:value-type="float" office:value="9.91611111111111">
            <text:p>9.9</text:p>
          </table:table-cell>
          <table:table-cell table:style-name="ce27" table:formula="oooc:=([.N132]+[.O132])/3600" office:value-type="float" office:value="1.06444444444444">
            <text:p>1.1</text:p>
          </table:table-cell>
          <table:table-cell table:formula="oooc:=([.L132]-[.K132])/3600" office:value-type="float" office:value="0.0172222222222222">
            <text:p>0.02</text:p>
          </table:table-cell>
          <table:table-cell table:style-name="ce34" table:formula="oooc:=[.Y132]/[.W132]" office:value-type="percentage" office:value="0.00173679197714158">
            <text:p>0.2%</text:p>
          </table:table-cell>
          <table:table-cell table:style-name="ce34" table:formula="oooc:=[.Y132]/([.L132]/3600)" office:value-type="percentage" office:value="0.00194564739848114">
            <text:p>0.2%</text:p>
          </table:table-cell>
          <table:table-cell table:formula="oooc:=3600*[.Y132]/[.E132]" office:value-type="float" office:value="0.018018018018018">
            <text:p>0.02</text:p>
          </table:table-cell>
          <table:table-cell table:style-name="ce34" table:formula="oooc:=[.H132]/([.H132]+[.F132])" office:value-type="percentage" office:value="0">
            <text:p>0.0%</text:p>
          </table:table-cell>
          <table:table-cell table:style-name="ce34" table:formula="oooc:=[.I132]/([.I132]+[.G132])" office:value-type="percentage" office:value="0">
            <text:p>0.0%</text:p>
          </table:table-cell>
          <table:table-cell table:formula="oooc:=[.H132]/([.X132])" office:value-type="float" office:value="0">
            <text:p>0</text:p>
          </table:table-cell>
          <table:table-cell table:formula="oooc:=[.I132]/([.X132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826b25fa-d88c-4970-a22b-0c7d95839c25</text:p>
          </table:table-cell>
          <table:table-cell office:value-type="float" office:value="239095">
            <text:p>239095</text:p>
          </table:table-cell>
          <table:table-cell office:value-type="float" office:value="18253">
            <text:p>18253</text:p>
          </table:table-cell>
          <table:table-cell office:value-type="float" office:value="19219">
            <text:p>19219</text:p>
          </table:table-cell>
          <table:table-cell office:value-type="float" office:value="2565">
            <text:p>256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81">
            <text:p>2281</text:p>
          </table:table-cell>
          <table:table-cell office:value-type="float" office:value="13926">
            <text:p>13926</text:p>
          </table:table-cell>
          <table:table-cell office:value-type="float" office:value="14656">
            <text:p>14656</text:p>
          </table:table-cell>
          <table:table-cell office:value-type="float" office:value="0.163794">
            <text:p>0.16</text:p>
          </table:table-cell>
          <table:table-cell office:value-type="float" office:value="1020">
            <text:p>1020</text:p>
          </table:table-cell>
          <table:table-cell office:value-type="float" office:value="2577">
            <text:p>2577</text:p>
          </table:table-cell>
          <table:table-cell office:value-type="float" office:value="14656">
            <text:p>14656</text:p>
          </table:table-cell>
          <table:table-cell office:value-type="float" office:value="0.395809">
            <text:p>0.4</text:p>
          </table:table-cell>
          <table:table-cell office:value-type="float" office:value="0.245428">
            <text:p>0.25</text:p>
          </table:table-cell>
          <table:table-cell office:value-type="float" office:value="96000">
            <text:p>96000</text:p>
          </table:table-cell>
          <table:table-cell office:value-type="float" office:value="16.32287">
            <text:p>16.32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33]/3600" office:value-type="float" office:value="5.07027777777778">
            <text:p>5.1</text:p>
          </table:table-cell>
          <table:table-cell table:style-name="ce27" table:formula="oooc:=([.N133]+[.O133])/3600" office:value-type="float" office:value="0.999166666666667">
            <text:p>1.0</text:p>
          </table:table-cell>
          <table:table-cell table:formula="oooc:=([.L133]-[.K133])/3600" office:value-type="float" office:value="0.202777777777778">
            <text:p>0.2</text:p>
          </table:table-cell>
          <table:table-cell table:style-name="ce34" table:formula="oooc:=[.Y133]/[.W133]" office:value-type="percentage" office:value="0.0399934257382348">
            <text:p>4.0%</text:p>
          </table:table-cell>
          <table:table-cell table:style-name="ce34" table:formula="oooc:=[.Y133]/([.L133]/3600)" office:value-type="percentage" office:value="0.0498089519650655">
            <text:p>5.0%</text:p>
          </table:table-cell>
          <table:table-cell table:formula="oooc:=3600*[.Y133]/[.E133]" office:value-type="float" office:value="0.284600389863548">
            <text:p>0.28</text:p>
          </table:table-cell>
          <table:table-cell table:style-name="ce34" table:formula="oooc:=[.H133]/([.H133]+[.F133])" office:value-type="percentage" office:value="0.25">
            <text:p>25.0%</text:p>
          </table:table-cell>
          <table:table-cell table:style-name="ce34" table:formula="oooc:=[.I133]/([.I133]+[.G133])" office:value-type="percentage" office:value="0">
            <text:p>0.0%</text:p>
          </table:table-cell>
          <table:table-cell table:formula="oooc:=[.H133]/([.X133])" office:value-type="float" office:value="1.00083402835696">
            <text:p>1</text:p>
          </table:table-cell>
          <table:table-cell table:formula="oooc:=[.I133]/([.X133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55366d22-442b-46fb-94da-ed3c9939c0b5</text:p>
          </table:table-cell>
          <table:table-cell office:value-type="float" office:value="75814">
            <text:p>75814</text:p>
          </table:table-cell>
          <table:table-cell office:value-type="float" office:value="5615">
            <text:p>5615</text:p>
          </table:table-cell>
          <table:table-cell office:value-type="float" office:value="948">
            <text:p>948</text:p>
          </table:table-cell>
          <table:table-cell office:value-type="float" office:value="883">
            <text:p>88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string">
            <text:p>inf</text:p>
          </table:table-cell>
          <table:table-cell office:value-type="float" office:value="4850">
            <text:p>4850</text:p>
          </table:table-cell>
          <table:table-cell office:value-type="float" office:value="842">
            <text:p>842</text:p>
          </table:table-cell>
          <table:table-cell office:value-type="float" office:value="79">
            <text:p>79</text:p>
          </table:table-cell>
          <table:table-cell office:value-type="float" office:value="5.760095">
            <text:p>5.76</text:p>
          </table:table-cell>
          <table:table-cell office:value-type="float" office:value="72.050633">
            <text:p>72.05</text:p>
          </table:table-cell>
          <table:table-cell office:value-type="float" office:value="96000">
            <text:p>96000</text:p>
          </table:table-cell>
          <table:table-cell office:value-type="float" office:value="743.685297">
            <text:p>743.69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34]/3600" office:value-type="float" office:value="1.55972222222222">
            <text:p>1.6</text:p>
          </table:table-cell>
          <table:table-cell table:style-name="ce27" table:formula="oooc:=([.N134]+[.O134])/3600" office:value-type="float" office:value="1.58111111111111">
            <text:p>1.6</text:p>
          </table:table-cell>
          <table:table-cell table:formula="oooc:=([.L134]-[.K134])/3600" office:value-type="float" office:value="0.0219444444444444">
            <text:p>0.02</text:p>
          </table:table-cell>
          <table:table-cell table:style-name="ce34" table:formula="oooc:=[.Y134]/[.W134]" office:value-type="percentage" office:value="0.0140694568121104">
            <text:p>1.4%</text:p>
          </table:table-cell>
          <table:table-cell table:style-name="ce34" table:formula="oooc:=[.Y134]/([.L134]/3600)" office:value-type="percentage" office:value="1">
            <text:p>100.0%</text:p>
          </table:table-cell>
          <table:table-cell table:formula="oooc:=3600*[.Y134]/[.E134]" office:value-type="float" office:value="0.0894677236693092">
            <text:p>0.09</text:p>
          </table:table-cell>
          <table:table-cell table:style-name="ce34" table:formula="oooc:=[.H134]/([.H134]+[.F134])" office:value-type="percentage" office:value="0.4">
            <text:p>40.0%</text:p>
          </table:table-cell>
          <table:table-cell table:style-name="ce34" table:formula="oooc:=[.I134]/([.I134]+[.G134])" office:value-type="percentage" office:value="0">
            <text:p>#DIV/0!</text:p>
          </table:table-cell>
          <table:table-cell table:formula="oooc:=[.H134]/([.X134])" office:value-type="float" office:value="1.26493323963457">
            <text:p>1.26</text:p>
          </table:table-cell>
          <table:table-cell table:formula="oooc:=[.I134]/([.X134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ca18ae88-e4ae-4834-95a8-8d742c810f7d</text:p>
          </table:table-cell>
          <table:table-cell office:value-type="float" office:value="18076">
            <text:p>18076</text:p>
          </table:table-cell>
          <table:table-cell office:value-type="float" office:value="18020">
            <text:p>18020</text:p>
          </table:table-cell>
          <table:table-cell office:value-type="float" office:value="7063">
            <text:p>7063</text:p>
          </table:table-cell>
          <table:table-cell office:value-type="float" office:value="7025">
            <text:p>702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87">
            <text:p>1487</text:p>
          </table:table-cell>
          <table:table-cell office:value-type="float" office:value="0">
            <text:p>0</text:p>
          </table:table-cell>
          <table:table-cell office:value-type="float" office:value="1487">
            <text:p>1487</text:p>
          </table:table-cell>
          <table:table-cell office:value-type="string">
            <text:p>inf</text:p>
          </table:table-cell>
          <table:table-cell office:value-type="float" office:value="8203">
            <text:p>8203</text:p>
          </table:table-cell>
          <table:table-cell office:value-type="float" office:value="8330">
            <text:p>8330</text:p>
          </table:table-cell>
          <table:table-cell office:value-type="float" office:value="1487">
            <text:p>1487</text:p>
          </table:table-cell>
          <table:table-cell office:value-type="float" office:value="0.984754">
            <text:p>0.98</text:p>
          </table:table-cell>
          <table:table-cell office:value-type="float" office:value="11.118359">
            <text:p>11.12</text:p>
          </table:table-cell>
          <table:table-cell office:value-type="float" office:value="96000">
            <text:p>96000</text:p>
          </table:table-cell>
          <table:table-cell office:value-type="float" office:value="0.987631">
            <text:p>0.99</text:p>
          </table:table-cell>
          <table:table-cell office:value-type="float" office:value="1800">
            <text:p>1800</text:p>
          </table:table-cell>
          <table:table-cell/>
          <table:table-cell table:style-name="ce27" table:formula="oooc:=[.C135]/3600" office:value-type="float" office:value="5.00555555555556">
            <text:p>5.0</text:p>
          </table:table-cell>
          <table:table-cell table:style-name="ce27" table:formula="oooc:=([.N135]+[.O135])/3600" office:value-type="float" office:value="4.5925">
            <text:p>4.6</text:p>
          </table:table-cell>
          <table:table-cell table:formula="oooc:=([.L135]-[.K135])/3600" office:value-type="float" office:value="0.413055555555556">
            <text:p>0.41</text:p>
          </table:table-cell>
          <table:table-cell table:style-name="ce34" table:formula="oooc:=[.Y135]/[.W135]" office:value-type="percentage" office:value="0.082519422863485">
            <text:p>8.3%</text:p>
          </table:table-cell>
          <table:table-cell table:style-name="ce34" table:formula="oooc:=[.Y135]/([.L135]/3600)" office:value-type="percentage" office:value="1">
            <text:p>100.0%</text:p>
          </table:table-cell>
          <table:table-cell table:formula="oooc:=3600*[.Y135]/[.E135]" office:value-type="float" office:value="0.211672597864769">
            <text:p>0.21</text:p>
          </table:table-cell>
          <table:table-cell table:style-name="ce34" table:formula="oooc:=[.H135]/([.H135]+[.F135])" office:value-type="percentage" office:value="0.4">
            <text:p>40.0%</text:p>
          </table:table-cell>
          <table:table-cell table:style-name="ce34" table:formula="oooc:=[.I135]/([.I135]+[.G135])" office:value-type="percentage" office:value="0">
            <text:p>#DIV/0!</text:p>
          </table:table-cell>
          <table:table-cell table:formula="oooc:=[.H135]/([.X135])" office:value-type="float" office:value="0.435492651061513">
            <text:p>0.44</text:p>
          </table:table-cell>
          <table:table-cell table:formula="oooc:=[.I135]/([.X135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a9381cfd-dcf1-4887-be80-19c7d7859937</text:p>
          </table:table-cell>
          <table:table-cell office:value-type="float" office:value="14763">
            <text:p>14763</text:p>
          </table:table-cell>
          <table:table-cell office:value-type="float" office:value="4034">
            <text:p>4034</text:p>
          </table:table-cell>
          <table:table-cell office:value-type="float" office:value="2428">
            <text:p>2428</text:p>
          </table:table-cell>
          <table:table-cell office:value-type="float" office:value="2406">
            <text:p>2406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619">
            <text:p>619</text:p>
          </table:table-cell>
          <table:table-cell office:value-type="float" office:value="0">
            <text:p>0</text:p>
          </table:table-cell>
          <table:table-cell office:value-type="float" office:value="619">
            <text:p>619</text:p>
          </table:table-cell>
          <table:table-cell office:value-type="string">
            <text:p>inf</text:p>
          </table:table-cell>
          <table:table-cell office:value-type="float" office:value="666">
            <text:p>666</text:p>
          </table:table-cell>
          <table:table-cell office:value-type="float" office:value="2749">
            <text:p>2749</text:p>
          </table:table-cell>
          <table:table-cell office:value-type="float" office:value="619">
            <text:p>619</text:p>
          </table:table-cell>
          <table:table-cell office:value-type="float" office:value="0.24227">
            <text:p>0.24</text:p>
          </table:table-cell>
          <table:table-cell office:value-type="float" office:value="5.516963">
            <text:p>5.52</text:p>
          </table:table-cell>
          <table:table-cell office:value-type="float" office:value="96000">
            <text:p>96000</text:p>
          </table:table-cell>
          <table:table-cell office:value-type="float" office:value="3.786027">
            <text:p>3.79</text:p>
          </table:table-cell>
          <table:table-cell office:value-type="float" office:value="900">
            <text:p>900</text:p>
          </table:table-cell>
          <table:table-cell/>
          <table:table-cell table:style-name="ce27" table:formula="oooc:=[.C136]/3600" office:value-type="float" office:value="1.12055555555556">
            <text:p>1.1</text:p>
          </table:table-cell>
          <table:table-cell table:style-name="ce27" table:formula="oooc:=([.N136]+[.O136])/3600" office:value-type="float" office:value="0.948611111111111">
            <text:p>0.9</text:p>
          </table:table-cell>
          <table:table-cell table:formula="oooc:=([.L136]-[.K136])/3600" office:value-type="float" office:value="0.171944444444444">
            <text:p>0.17</text:p>
          </table:table-cell>
          <table:table-cell table:style-name="ce34" table:formula="oooc:=[.Y136]/[.W136]" office:value-type="percentage" office:value="0.153445711452652">
            <text:p>15.3%</text:p>
          </table:table-cell>
          <table:table-cell table:style-name="ce34" table:formula="oooc:=[.Y136]/([.L136]/3600)" office:value-type="percentage" office:value="1">
            <text:p>100.0%</text:p>
          </table:table-cell>
          <table:table-cell table:formula="oooc:=3600*[.Y136]/[.E136]" office:value-type="float" office:value="0.257273482959268">
            <text:p>0.26</text:p>
          </table:table-cell>
          <table:table-cell table:style-name="ce34" table:formula="oooc:=[.H136]/([.H136]+[.F136])" office:value-type="percentage" office:value="0">
            <text:p>0.0%</text:p>
          </table:table-cell>
          <table:table-cell table:style-name="ce34" table:formula="oooc:=[.I136]/([.I136]+[.G136])" office:value-type="percentage" office:value="0">
            <text:p>#DIV/0!</text:p>
          </table:table-cell>
          <table:table-cell table:formula="oooc:=[.H136]/([.X136])" office:value-type="float" office:value="0">
            <text:p>0</text:p>
          </table:table-cell>
          <table:table-cell table:formula="oooc:=[.I136]/([.X136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4fe5a877-17e1-43aa-8dc9-faa6aca5aa74</text:p>
          </table:table-cell>
          <table:table-cell office:value-type="float" office:value="38813">
            <text:p>38813</text:p>
          </table:table-cell>
          <table:table-cell office:value-type="float" office:value="13211">
            <text:p>13211</text:p>
          </table:table-cell>
          <table:table-cell office:value-type="float" office:value="6093">
            <text:p>6093</text:p>
          </table:table-cell>
          <table:table-cell office:value-type="float" office:value="3125">
            <text:p>3125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55">
            <text:p>2055</text:p>
          </table:table-cell>
          <table:table-cell office:value-type="float" office:value="7848">
            <text:p>7848</text:p>
          </table:table-cell>
          <table:table-cell office:value-type="float" office:value="9711">
            <text:p>9711</text:p>
          </table:table-cell>
          <table:table-cell office:value-type="float" office:value="0.26185">
            <text:p>0.26</text:p>
          </table:table-cell>
          <table:table-cell office:value-type="float" office:value="680">
            <text:p>680</text:p>
          </table:table-cell>
          <table:table-cell office:value-type="float" office:value="2820">
            <text:p>2820</text:p>
          </table:table-cell>
          <table:table-cell office:value-type="float" office:value="9711">
            <text:p>9711</text:p>
          </table:table-cell>
          <table:table-cell office:value-type="float" office:value="0.241135">
            <text:p>0.24</text:p>
          </table:table-cell>
          <table:table-cell office:value-type="float" office:value="0.360416">
            <text:p>0.36</text:p>
          </table:table-cell>
          <table:table-cell office:value-type="float" office:value="96000">
            <text:p>96000</text:p>
          </table:table-cell>
          <table:table-cell office:value-type="float" office:value="1.167485">
            <text:p>1.17</text:p>
          </table:table-cell>
          <table:table-cell office:value-type="float" office:value="1200">
            <text:p>1200</text:p>
          </table:table-cell>
          <table:table-cell/>
          <table:table-cell table:style-name="ce27" table:formula="oooc:=[.C137]/3600" office:value-type="float" office:value="3.66972222222222">
            <text:p>3.7</text:p>
          </table:table-cell>
          <table:table-cell table:style-name="ce27" table:formula="oooc:=([.N137]+[.O137])/3600" office:value-type="float" office:value="0.972222222222222">
            <text:p>1.0</text:p>
          </table:table-cell>
          <table:table-cell table:formula="oooc:=([.L137]-[.K137])/3600" office:value-type="float" office:value="0.5175">
            <text:p>0.52</text:p>
          </table:table-cell>
          <table:table-cell table:style-name="ce34" table:formula="oooc:=[.Y137]/[.W137]" office:value-type="percentage" office:value="0.141018847929756">
            <text:p>14.1%</text:p>
          </table:table-cell>
          <table:table-cell table:style-name="ce34" table:formula="oooc:=[.Y137]/([.L137]/3600)" office:value-type="percentage" office:value="0.191844300278035">
            <text:p>19.2%</text:p>
          </table:table-cell>
          <table:table-cell table:formula="oooc:=3600*[.Y137]/[.E137]" office:value-type="float" office:value="0.59616">
            <text:p>0.6</text:p>
          </table:table-cell>
          <table:table-cell table:style-name="ce34" table:formula="oooc:=[.H137]/([.H137]+[.F137])" office:value-type="percentage" office:value="0.25">
            <text:p>25.0%</text:p>
          </table:table-cell>
          <table:table-cell table:style-name="ce34" table:formula="oooc:=[.I137]/([.I137]+[.G137])" office:value-type="percentage" office:value="0">
            <text:p>0.0%</text:p>
          </table:table-cell>
          <table:table-cell table:formula="oooc:=[.H137]/([.X137])" office:value-type="float" office:value="1.02857142857143">
            <text:p>1.03</text:p>
          </table:table-cell>
          <table:table-cell table:formula="oooc:=[.I137]/([.X137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f5905fd2-66bf-488d-8c3b-105102cc7e2e</text:p>
          </table:table-cell>
          <table:table-cell office:value-type="float" office:value="291055">
            <text:p>291055</text:p>
          </table:table-cell>
          <table:table-cell office:value-type="float" office:value="35683">
            <text:p>35683</text:p>
          </table:table-cell>
          <table:table-cell office:value-type="float" office:value="31890">
            <text:p>31890</text:p>
          </table:table-cell>
          <table:table-cell office:value-type="float" office:value="21675">
            <text:p>2167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645">
            <text:p>2645</text:p>
          </table:table-cell>
          <table:table-cell office:value-type="float" office:value="9543">
            <text:p>9543</text:p>
          </table:table-cell>
          <table:table-cell office:value-type="float" office:value="10094">
            <text:p>10094</text:p>
          </table:table-cell>
          <table:table-cell office:value-type="float" office:value="0.277167">
            <text:p>0.28</text:p>
          </table:table-cell>
          <table:table-cell office:value-type="float" office:value="18011">
            <text:p>18011</text:p>
          </table:table-cell>
          <table:table-cell office:value-type="float" office:value="23789">
            <text:p>23789</text:p>
          </table:table-cell>
          <table:table-cell office:value-type="float" office:value="10094">
            <text:p>10094</text:p>
          </table:table-cell>
          <table:table-cell office:value-type="float" office:value="0.757115">
            <text:p>0.76</text:p>
          </table:table-cell>
          <table:table-cell office:value-type="float" office:value="4.141074">
            <text:p>4.14</text:p>
          </table:table-cell>
          <table:table-cell office:value-type="float" office:value="96000">
            <text:p>96000</text:p>
          </table:table-cell>
          <table:table-cell office:value-type="float" office:value="2.826563">
            <text:p>2.83</text:p>
          </table:table-cell>
          <table:table-cell office:value-type="float" office:value="1200">
            <text:p>1200</text:p>
          </table:table-cell>
          <table:table-cell/>
          <table:table-cell table:style-name="ce27" table:formula="oooc:=[.C138]/3600" office:value-type="float" office:value="9.91194444444444">
            <text:p>9.9</text:p>
          </table:table-cell>
          <table:table-cell table:style-name="ce27" table:formula="oooc:=([.N138]+[.O138])/3600" office:value-type="float" office:value="11.6111111111111">
            <text:p>11.6</text:p>
          </table:table-cell>
          <table:table-cell table:formula="oooc:=([.L138]-[.K138])/3600" office:value-type="float" office:value="0.153055555555556">
            <text:p>0.15</text:p>
          </table:table-cell>
          <table:table-cell table:style-name="ce34" table:formula="oooc:=[.Y138]/[.W138]" office:value-type="percentage" office:value="0.0154415267774571">
            <text:p>1.5%</text:p>
          </table:table-cell>
          <table:table-cell table:style-name="ce34" table:formula="oooc:=[.Y138]/([.L138]/3600)" office:value-type="percentage" office:value="0.0545868832970081">
            <text:p>5.5%</text:p>
          </table:table-cell>
          <table:table-cell table:formula="oooc:=3600*[.Y138]/[.E138]" office:value-type="float" office:value="0.0254209919261822">
            <text:p>0.03</text:p>
          </table:table-cell>
          <table:table-cell table:style-name="ce34" table:formula="oooc:=[.H138]/([.H138]+[.F138])" office:value-type="percentage" office:value="0.6">
            <text:p>60.0%</text:p>
          </table:table-cell>
          <table:table-cell table:style-name="ce34" table:formula="oooc:=[.I138]/([.I138]+[.G138])" office:value-type="percentage" office:value="0">
            <text:p>0.0%</text:p>
          </table:table-cell>
          <table:table-cell table:formula="oooc:=[.H138]/([.X138])" office:value-type="float" office:value="0.258373205741627">
            <text:p>0.26</text:p>
          </table:table-cell>
          <table:table-cell table:formula="oooc:=[.I138]/([.X138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25f9195c-36bb-4193-9723-8dc87417a61d</text:p>
          </table:table-cell>
          <table:table-cell office:value-type="float" office:value="189588">
            <text:p>189588</text:p>
          </table:table-cell>
          <table:table-cell office:value-type="float" office:value="119273">
            <text:p>119273</text:p>
          </table:table-cell>
          <table:table-cell office:value-type="float" office:value="61937">
            <text:p>61937</text:p>
          </table:table-cell>
          <table:table-cell office:value-type="float" office:value="59248">
            <text:p>5924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76">
            <text:p>676</text:p>
          </table:table-cell>
          <table:table-cell office:value-type="float" office:value="1813">
            <text:p>1813</text:p>
          </table:table-cell>
          <table:table-cell office:value-type="float" office:value="2489">
            <text:p>2489</text:p>
          </table:table-cell>
          <table:table-cell office:value-type="float" office:value="0.372863">
            <text:p>0.37</text:p>
          </table:table-cell>
          <table:table-cell office:value-type="float" office:value="42423">
            <text:p>42423</text:p>
          </table:table-cell>
          <table:table-cell office:value-type="float" office:value="74361">
            <text:p>74361</text:p>
          </table:table-cell>
          <table:table-cell office:value-type="float" office:value="2489">
            <text:p>2489</text:p>
          </table:table-cell>
          <table:table-cell office:value-type="float" office:value="0.570501">
            <text:p>0.57</text:p>
          </table:table-cell>
          <table:table-cell office:value-type="float" office:value="46.920048">
            <text:p>46.92</text:p>
          </table:table-cell>
          <table:table-cell office:value-type="float" office:value="96000">
            <text:p>96000</text:p>
          </table:table-cell>
          <table:table-cell office:value-type="float" office:value="0.946877">
            <text:p>0.95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39]/3600" office:value-type="float" office:value="33.1313888888889">
            <text:p>33.1</text:p>
          </table:table-cell>
          <table:table-cell table:style-name="ce27" table:formula="oooc:=([.N139]+[.O139])/3600" office:value-type="float" office:value="32.44">
            <text:p>32.4</text:p>
          </table:table-cell>
          <table:table-cell table:formula="oooc:=([.L139]-[.K139])/3600" office:value-type="float" office:value="0.187777777777778">
            <text:p>0.19</text:p>
          </table:table-cell>
          <table:table-cell table:style-name="ce34" table:formula="oooc:=[.Y139]/[.W139]" office:value-type="percentage" office:value="0.00566766996721806">
            <text:p>0.6%</text:p>
          </table:table-cell>
          <table:table-cell table:style-name="ce34" table:formula="oooc:=[.Y139]/([.L139]/3600)" office:value-type="percentage" office:value="0.27159501807955">
            <text:p>27.2%</text:p>
          </table:table-cell>
          <table:table-cell table:formula="oooc:=3600*[.Y139]/[.E139]" office:value-type="float" office:value="0.011409667836889">
            <text:p>0.01</text:p>
          </table:table-cell>
          <table:table-cell table:style-name="ce34" table:formula="oooc:=[.H139]/([.H139]+[.F139])" office:value-type="percentage" office:value="0.5">
            <text:p>50.0%</text:p>
          </table:table-cell>
          <table:table-cell table:style-name="ce34" table:formula="oooc:=[.I139]/([.I139]+[.G139])" office:value-type="percentage" office:value="0.333333333333333">
            <text:p>33.3%</text:p>
          </table:table-cell>
          <table:table-cell table:formula="oooc:=[.H139]/([.X139])" office:value-type="float" office:value="0.061652281134402">
            <text:p>0.06</text:p>
          </table:table-cell>
          <table:table-cell table:formula="oooc:=[.I139]/([.X139])" office:value-type="float" office:value="0.092478421701603">
            <text:p>0.09</text:p>
          </table:table-cell>
          <table:table-cell table:number-columns-repeated="224"/>
        </table:table-row>
        <table:table-row table:style-name="ro2">
          <table:table-cell office:value-type="string">
            <text:p>0af2c36b-6b75-4ce8-879a-a75f995dcd0e</text:p>
          </table:table-cell>
          <table:table-cell office:value-type="float" office:value="248815">
            <text:p>248815</text:p>
          </table:table-cell>
          <table:table-cell office:value-type="float" office:value="28385">
            <text:p>28385</text:p>
          </table:table-cell>
          <table:table-cell office:value-type="float" office:value="24961">
            <text:p>24961</text:p>
          </table:table-cell>
          <table:table-cell office:value-type="float" office:value="12529">
            <text:p>1252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3624">
            <text:p>13624</text:p>
          </table:table-cell>
          <table:table-cell table:number-columns-repeated="2" office:value-type="float" office:value="22580">
            <text:p>22580</text:p>
          </table:table-cell>
          <table:table-cell office:value-type="float" office:value="0.603366">
            <text:p>0.6</text:p>
          </table:table-cell>
          <table:table-cell office:value-type="float" office:value="1725">
            <text:p>1725</text:p>
          </table:table-cell>
          <table:table-cell office:value-type="float" office:value="7639">
            <text:p>7639</text:p>
          </table:table-cell>
          <table:table-cell office:value-type="float" office:value="22580">
            <text:p>22580</text:p>
          </table:table-cell>
          <table:table-cell office:value-type="float" office:value="0.225815">
            <text:p>0.23</text:p>
          </table:table-cell>
          <table:table-cell office:value-type="float" office:value="0.414703">
            <text:p>0.41</text:p>
          </table:table-cell>
          <table:table-cell office:value-type="float" office:value="96000">
            <text:p>96000</text:p>
          </table:table-cell>
          <table:table-cell office:value-type="float" office:value="0.491823">
            <text:p>0.49</text:p>
          </table:table-cell>
          <table:table-cell office:value-type="float" office:value="60">
            <text:p>60</text:p>
          </table:table-cell>
          <table:table-cell/>
          <table:table-cell table:style-name="ce27" table:formula="oooc:=[.C140]/3600" office:value-type="float" office:value="7.88472222222222">
            <text:p>7.9</text:p>
          </table:table-cell>
          <table:table-cell table:style-name="ce27" table:formula="oooc:=([.N140]+[.O140])/3600" office:value-type="float" office:value="2.60111111111111">
            <text:p>2.6</text:p>
          </table:table-cell>
          <table:table-cell table:formula="oooc:=([.L140]-[.K140])/3600" office:value-type="float" office:value="0">
            <text:p>0</text:p>
          </table:table-cell>
          <table:table-cell table:style-name="ce34" table:formula="oooc:=[.Y140]/[.W140]" office:value-type="percentage" office:value="0">
            <text:p>0.0%</text:p>
          </table:table-cell>
          <table:table-cell table:style-name="ce34" table:formula="oooc:=[.Y140]/([.L140]/3600)" office:value-type="percentage" office:value="0">
            <text:p>0.0%</text:p>
          </table:table-cell>
          <table:table-cell table:formula="oooc:=3600*[.Y140]/[.E140]" office:value-type="float" office:value="0">
            <text:p>0</text:p>
          </table:table-cell>
          <table:table-cell table:style-name="ce34" table:formula="oooc:=[.H140]/([.H140]+[.F140])" office:value-type="percentage" office:value="0">
            <text:p>0.0%</text:p>
          </table:table-cell>
          <table:table-cell table:style-name="ce34" table:formula="oooc:=[.I140]/([.I140]+[.G140])" office:value-type="percentage" office:value="0">
            <text:p>0.0%</text:p>
          </table:table-cell>
          <table:table-cell table:formula="oooc:=[.H140]/([.X140])" office:value-type="float" office:value="0">
            <text:p>0</text:p>
          </table:table-cell>
          <table:table-cell table:formula="oooc:=[.I140]/([.X140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3d432ecd-0404-4050-9545-1dca8e136fef</text:p>
          </table:table-cell>
          <table:table-cell office:value-type="float" office:value="614018">
            <text:p>614018</text:p>
          </table:table-cell>
          <table:table-cell office:value-type="float" office:value="93397">
            <text:p>93397</text:p>
          </table:table-cell>
          <table:table-cell office:value-type="float" office:value="69732">
            <text:p>69732</text:p>
          </table:table-cell>
          <table:table-cell office:value-type="float" office:value="19474">
            <text:p>19474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3027">
            <text:p>13027</text:p>
          </table:table-cell>
          <table:table-cell office:value-type="float" office:value="52457">
            <text:p>52457</text:p>
          </table:table-cell>
          <table:table-cell office:value-type="float" office:value="52650">
            <text:p>52650</text:p>
          </table:table-cell>
          <table:table-cell office:value-type="float" office:value="0.248337">
            <text:p>0.25</text:p>
          </table:table-cell>
          <table:table-cell office:value-type="float" office:value="20439">
            <text:p>20439</text:p>
          </table:table-cell>
          <table:table-cell office:value-type="float" office:value="20308">
            <text:p>20308</text:p>
          </table:table-cell>
          <table:table-cell office:value-type="float" office:value="52650">
            <text:p>52650</text:p>
          </table:table-cell>
          <table:table-cell office:value-type="float" office:value="1.006451">
            <text:p>1.01</text:p>
          </table:table-cell>
          <table:table-cell office:value-type="float" office:value="0.773922">
            <text:p>0.77</text:p>
          </table:table-cell>
          <table:table-cell office:value-type="float" office:value="96000">
            <text:p>96000</text:p>
          </table:table-cell>
          <table:table-cell office:value-type="float" office:value="0.918203">
            <text:p>0.92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41]/3600" office:value-type="float" office:value="25.9436111111111">
            <text:p>25.9</text:p>
          </table:table-cell>
          <table:table-cell table:style-name="ce27" table:formula="oooc:=([.N141]+[.O141])/3600" office:value-type="float" office:value="11.3186111111111">
            <text:p>11.3</text:p>
          </table:table-cell>
          <table:table-cell table:formula="oooc:=([.L141]-[.K141])/3600" office:value-type="float" office:value="0.0536111111111111">
            <text:p>0.05</text:p>
          </table:table-cell>
          <table:table-cell table:style-name="ce34" table:formula="oooc:=[.Y141]/[.W141]" office:value-type="percentage" office:value="0.0020664475304346">
            <text:p>0.2%</text:p>
          </table:table-cell>
          <table:table-cell table:style-name="ce34" table:formula="oooc:=[.Y141]/([.L141]/3600)" office:value-type="percentage" office:value="0.00366571699905033">
            <text:p>0.4%</text:p>
          </table:table-cell>
          <table:table-cell table:formula="oooc:=3600*[.Y141]/[.E141]" office:value-type="float" office:value="0.00991065009756598">
            <text:p>0.01</text:p>
          </table:table-cell>
          <table:table-cell table:style-name="ce34" table:formula="oooc:=[.H141]/([.H141]+[.F141])" office:value-type="percentage" office:value="0.333333333333333">
            <text:p>33.3%</text:p>
          </table:table-cell>
          <table:table-cell table:style-name="ce34" table:formula="oooc:=[.I141]/([.I141]+[.G141])" office:value-type="percentage" office:value="0.117647058823529">
            <text:p>11.8%</text:p>
          </table:table-cell>
          <table:table-cell table:formula="oooc:=[.H141]/([.X141])" office:value-type="float" office:value="0.0883500625812943">
            <text:p>0.09</text:p>
          </table:table-cell>
          <table:table-cell table:formula="oooc:=[.I141]/([.X141])" office:value-type="float" office:value="0.176700125162589">
            <text:p>0.18</text:p>
          </table:table-cell>
          <table:table-cell table:number-columns-repeated="224"/>
        </table:table-row>
        <table:table-row table:style-name="ro2">
          <table:table-cell office:value-type="string">
            <text:p>7775db2c-0853-4c58-bdf5-7389f6da194d</text:p>
          </table:table-cell>
          <table:table-cell office:value-type="float" office:value="344810">
            <text:p>344810</text:p>
          </table:table-cell>
          <table:table-cell office:value-type="float" office:value="6138">
            <text:p>6138</text:p>
          </table:table-cell>
          <table:table-cell office:value-type="float" office:value="840">
            <text:p>840</text:p>
          </table:table-cell>
          <table:table-cell office:value-type="float" office:value="786">
            <text:p>78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753">
            <text:p>1753</text:p>
          </table:table-cell>
          <table:table-cell office:value-type="float" office:value="1659">
            <text:p>1659</text:p>
          </table:table-cell>
          <table:table-cell office:value-type="float" office:value="1753">
            <text:p>1753</text:p>
          </table:table-cell>
          <table:table-cell office:value-type="float" office:value="1.056661">
            <text:p>1.06</text:p>
          </table:table-cell>
          <table:table-cell office:value-type="float" office:value="465">
            <text:p>465</text:p>
          </table:table-cell>
          <table:table-cell office:value-type="float" office:value="3920">
            <text:p>3920</text:p>
          </table:table-cell>
          <table:table-cell office:value-type="float" office:value="1753">
            <text:p>1753</text:p>
          </table:table-cell>
          <table:table-cell office:value-type="float" office:value="0.118622">
            <text:p>0.12</text:p>
          </table:table-cell>
          <table:table-cell office:value-type="float" office:value="2.501426">
            <text:p>2.5</text:p>
          </table:table-cell>
          <table:table-cell office:value-type="float" office:value="96000">
            <text:p>96000</text:p>
          </table:table-cell>
          <table:table-cell office:value-type="float" office:value="1.225696">
            <text:p>1.23</text:p>
          </table:table-cell>
          <table:table-cell office:value-type="float" office:value="180">
            <text:p>180</text:p>
          </table:table-cell>
          <table:table-cell/>
          <table:table-cell table:style-name="ce27" table:formula="oooc:=[.C142]/3600" office:value-type="float" office:value="1.705">
            <text:p>1.7</text:p>
          </table:table-cell>
          <table:table-cell table:style-name="ce27" table:formula="oooc:=([.N142]+[.O142])/3600" office:value-type="float" office:value="1.21805555555556">
            <text:p>1.2</text:p>
          </table:table-cell>
          <table:table-cell table:formula="oooc:=([.L142]-[.K142])/3600" office:value-type="float" office:value="0.0261111111111111">
            <text:p>0.03</text:p>
          </table:table-cell>
          <table:table-cell table:style-name="ce34" table:formula="oooc:=[.Y142]/[.W142]" office:value-type="percentage" office:value="0.0153144346692734">
            <text:p>1.5%</text:p>
          </table:table-cell>
          <table:table-cell table:style-name="ce34" table:formula="oooc:=[.Y142]/([.L142]/3600)" office:value-type="percentage" office:value="0.0536223616657159">
            <text:p>5.4%</text:p>
          </table:table-cell>
          <table:table-cell table:formula="oooc:=3600*[.Y142]/[.E142]" office:value-type="float" office:value="0.119592875318066">
            <text:p>0.12</text:p>
          </table:table-cell>
          <table:table-cell table:style-name="ce34" table:formula="oooc:=[.H142]/([.H142]+[.F142])" office:value-type="percentage" office:value="0">
            <text:p>0.0%</text:p>
          </table:table-cell>
          <table:table-cell table:style-name="ce34" table:formula="oooc:=[.I142]/([.I142]+[.G142])" office:value-type="percentage" office:value="0">
            <text:p>0.0%</text:p>
          </table:table-cell>
          <table:table-cell table:formula="oooc:=[.H142]/([.X142])" office:value-type="float" office:value="0">
            <text:p>0</text:p>
          </table:table-cell>
          <table:table-cell table:formula="oooc:=[.I142]/([.X142])" office:value-type="float" office:value="0">
            <text:p>0</text:p>
          </table:table-cell>
          <table:table-cell table:number-columns-repeated="224"/>
        </table:table-row>
        <table:table-row table:style-name="ro3">
          <table:table-cell office:value-type="string">
            <text:p>40a5036b-f656-4b03-acba-3bc01c449c09</text:p>
          </table:table-cell>
          <table:table-cell office:value-type="float" office:value="604788">
            <text:p>604788</text:p>
          </table:table-cell>
          <table:table-cell office:value-type="float" office:value="216038">
            <text:p>216038</text:p>
          </table:table-cell>
          <table:table-cell office:value-type="float" office:value="156877">
            <text:p>156877</text:p>
          </table:table-cell>
          <table:table-cell office:value-type="float" office:value="27237">
            <text:p>27237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74407">
            <text:p>174407</text:p>
          </table:table-cell>
          <table:table-cell office:value-type="float" office:value="174442">
            <text:p>174442</text:p>
          </table:table-cell>
          <table:table-cell office:value-type="float" office:value="0.000201">
            <text:p>0</text:p>
          </table:table-cell>
          <table:table-cell office:value-type="float" office:value="18492">
            <text:p>18492</text:p>
          </table:table-cell>
          <table:table-cell office:value-type="float" office:value="23104">
            <text:p>23104</text:p>
          </table:table-cell>
          <table:table-cell office:value-type="float" office:value="174442">
            <text:p>174442</text:p>
          </table:table-cell>
          <table:table-cell office:value-type="float" office:value="0.800381">
            <text:p>0.8</text:p>
          </table:table-cell>
          <table:table-cell office:value-type="float" office:value="0.238452">
            <text:p>0.24</text:p>
          </table:table-cell>
          <table:table-cell office:value-type="float" office:value="96000">
            <text:p>96000</text:p>
          </table:table-cell>
          <table:table-cell office:value-type="float" office:value="2.271687">
            <text:p>2.27</text:p>
          </table:table-cell>
          <table:table-cell office:value-type="float" office:value="900">
            <text:p>900</text:p>
          </table:table-cell>
          <table:table-cell/>
          <table:table-cell table:style-name="ce27" table:formula="oooc:=[.C143]/3600" office:value-type="float" office:value="60.0105555555556">
            <text:p>60.0</text:p>
          </table:table-cell>
          <table:table-cell table:style-name="ce27" table:formula="oooc:=([.N143]+[.O143])/3600" office:value-type="float" office:value="11.5544444444444">
            <text:p>11.6</text:p>
          </table:table-cell>
          <table:table-cell table:formula="oooc:=([.L143]-[.K143])/3600" office:value-type="float" office:value="0.00972222222222222">
            <text:p>0.01</text:p>
          </table:table-cell>
          <table:table-cell table:style-name="ce34" table:formula="oooc:=[.Y143]/[.W143]" office:value-type="percentage" office:value="0.000162008535535415">
            <text:p>0.0%</text:p>
          </table:table-cell>
          <table:table-cell table:style-name="ce34" table:formula="oooc:=[.Y143]/([.L143]/3600)" office:value-type="percentage" office:value="0.000200639754187638">
            <text:p>0.0%</text:p>
          </table:table-cell>
          <table:table-cell table:formula="oooc:=3600*[.Y143]/[.E143]" office:value-type="float" office:value="0.00128501670521717">
            <text:p>0</text:p>
          </table:table-cell>
          <table:table-cell table:style-name="ce34" table:formula="oooc:=[.H143]/([.H143]+[.F143])" office:value-type="percentage" office:value="0">
            <text:p>0.0%</text:p>
          </table:table-cell>
          <table:table-cell table:style-name="ce34" table:formula="oooc:=[.I143]/([.I143]+[.G143])" office:value-type="percentage" office:value="0.037037037037037">
            <text:p>3.7%</text:p>
          </table:table-cell>
          <table:table-cell table:formula="oooc:=[.H143]/([.X143])" office:value-type="float" office:value="0">
            <text:p>0</text:p>
          </table:table-cell>
          <table:table-cell table:formula="oooc:=[.I143]/([.X143])" office:value-type="float" office:value="0.0865467833445524">
            <text:p>0.09</text:p>
          </table:table-cell>
          <table:table-cell table:number-columns-repeated="224"/>
        </table:table-row>
        <table:table-row table:style-name="ro2">
          <table:table-cell office:value-type="string">
            <text:p>b406e524-df96-4199-b1da-c6b676682f59</text:p>
          </table:table-cell>
          <table:table-cell office:value-type="float" office:value="364625">
            <text:p>364625</text:p>
          </table:table-cell>
          <table:table-cell office:value-type="float" office:value="51608">
            <text:p>51608</text:p>
          </table:table-cell>
          <table:table-cell office:value-type="float" office:value="360">
            <text:p>360</text:p>
          </table:table-cell>
          <table:table-cell office:value-type="float" office:value="328">
            <text:p>32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0659">
            <text:p>50659</text:p>
          </table:table-cell>
          <table:table-cell office:value-type="float" office:value="50485">
            <text:p>50485</text:p>
          </table:table-cell>
          <table:table-cell office:value-type="float" office:value="50659">
            <text:p>50659</text:p>
          </table:table-cell>
          <table:table-cell office:value-type="float" office:value="1.003447">
            <text:p>1</text:p>
          </table:table-cell>
          <table:table-cell office:value-type="float" office:value="331">
            <text:p>331</text:p>
          </table:table-cell>
          <table:table-cell office:value-type="float" office:value="618">
            <text:p>618</text:p>
          </table:table-cell>
          <table:table-cell office:value-type="float" office:value="50659">
            <text:p>50659</text:p>
          </table:table-cell>
          <table:table-cell office:value-type="float" office:value="0.535599">
            <text:p>0.54</text:p>
          </table:table-cell>
          <table:table-cell office:value-type="float" office:value="0.018733">
            <text:p>0.02</text:p>
          </table:table-cell>
          <table:table-cell office:value-type="float" office:value="96000">
            <text:p>96000</text:p>
          </table:table-cell>
          <table:table-cell office:value-type="float" office:value="7.907598">
            <text:p>7.91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44]/3600" office:value-type="float" office:value="14.3355555555556">
            <text:p>14.3</text:p>
          </table:table-cell>
          <table:table-cell table:style-name="ce27" table:formula="oooc:=([.N144]+[.O144])/3600" office:value-type="float" office:value="0.263611111111111">
            <text:p>0.3</text:p>
          </table:table-cell>
          <table:table-cell table:formula="oooc:=([.L144]-[.K144])/3600" office:value-type="float" office:value="0.0483333333333333">
            <text:p>0.05</text:p>
          </table:table-cell>
          <table:table-cell table:style-name="ce34" table:formula="oooc:=[.Y144]/[.W144]" office:value-type="percentage" office:value="0.00337157029917842">
            <text:p>0.3%</text:p>
          </table:table-cell>
          <table:table-cell table:style-name="ce34" table:formula="oooc:=[.Y144]/([.L144]/3600)" office:value-type="percentage" office:value="0.00343473025523599">
            <text:p>0.3%</text:p>
          </table:table-cell>
          <table:table-cell table:formula="oooc:=3600*[.Y144]/[.E144]" office:value-type="float" office:value="0.530487804878049">
            <text:p>0.53</text:p>
          </table:table-cell>
          <table:table-cell table:style-name="ce34" table:formula="oooc:=[.H144]/([.H144]+[.F144])" office:value-type="percentage" office:value="0">
            <text:p>0.0%</text:p>
          </table:table-cell>
          <table:table-cell table:style-name="ce34" table:formula="oooc:=[.I144]/([.I144]+[.G144])" office:value-type="percentage" office:value="0">
            <text:p>0.0%</text:p>
          </table:table-cell>
          <table:table-cell table:formula="oooc:=[.H144]/([.X144])" office:value-type="float" office:value="0">
            <text:p>0</text:p>
          </table:table-cell>
          <table:table-cell table:formula="oooc:=[.I144]/([.X144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488bc4f9-5a87-451a-8291-334d9b1559c1</text:p>
          </table:table-cell>
          <table:table-cell office:value-type="float" office:value="1790203">
            <text:p>1790203</text:p>
          </table:table-cell>
          <table:table-cell office:value-type="float" office:value="20316">
            <text:p>20316</text:p>
          </table:table-cell>
          <table:table-cell office:value-type="float" office:value="22057">
            <text:p>22057</text:p>
          </table:table-cell>
          <table:table-cell office:value-type="float" office:value="3276">
            <text:p>327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976">
            <text:p>2976</text:p>
          </table:table-cell>
          <table:table-cell office:value-type="float" office:value="15738">
            <text:p>15738</text:p>
          </table:table-cell>
          <table:table-cell office:value-type="float" office:value="16255">
            <text:p>16255</text:p>
          </table:table-cell>
          <table:table-cell office:value-type="float" office:value="0.189096">
            <text:p>0.19</text:p>
          </table:table-cell>
          <table:table-cell office:value-type="float" office:value="948">
            <text:p>948</text:p>
          </table:table-cell>
          <table:table-cell office:value-type="float" office:value="3113">
            <text:p>3113</text:p>
          </table:table-cell>
          <table:table-cell office:value-type="float" office:value="16255">
            <text:p>16255</text:p>
          </table:table-cell>
          <table:table-cell office:value-type="float" office:value="0.304529">
            <text:p>0.3</text:p>
          </table:table-cell>
          <table:table-cell office:value-type="float" office:value="0.249831">
            <text:p>0.25</text:p>
          </table:table-cell>
          <table:table-cell office:value-type="float" office:value="96000">
            <text:p>96000</text:p>
          </table:table-cell>
          <table:table-cell office:value-type="float" office:value="0.954009">
            <text:p>0.95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45]/3600" office:value-type="float" office:value="5.64333333333333">
            <text:p>5.6</text:p>
          </table:table-cell>
          <table:table-cell table:style-name="ce27" table:formula="oooc:=([.N145]+[.O145])/3600" office:value-type="float" office:value="1.12805555555556">
            <text:p>1.1</text:p>
          </table:table-cell>
          <table:table-cell table:formula="oooc:=([.L145]-[.K145])/3600" office:value-type="float" office:value="0.143611111111111">
            <text:p>0.14</text:p>
          </table:table-cell>
          <table:table-cell table:style-name="ce34" table:formula="oooc:=[.Y145]/[.W145]" office:value-type="percentage" office:value="0.0254479228194526">
            <text:p>2.5%</text:p>
          </table:table-cell>
          <table:table-cell table:style-name="ce34" table:formula="oooc:=[.Y145]/([.L145]/3600)" office:value-type="percentage" office:value="0.0318055982774531">
            <text:p>3.2%</text:p>
          </table:table-cell>
          <table:table-cell table:formula="oooc:=3600*[.Y145]/[.E145]" office:value-type="float" office:value="0.157814407814408">
            <text:p>0.16</text:p>
          </table:table-cell>
          <table:table-cell table:style-name="ce34" table:formula="oooc:=[.H145]/([.H145]+[.F145])" office:value-type="percentage" office:value="0">
            <text:p>0.0%</text:p>
          </table:table-cell>
          <table:table-cell table:style-name="ce34" table:formula="oooc:=[.I145]/([.I145]+[.G145])" office:value-type="percentage" office:value="0.222222222222222">
            <text:p>22.2%</text:p>
          </table:table-cell>
          <table:table-cell table:formula="oooc:=[.H145]/([.X145])" office:value-type="float" office:value="0">
            <text:p>0</text:p>
          </table:table-cell>
          <table:table-cell table:formula="oooc:=[.I145]/([.X145])" office:value-type="float" office:value="1.7729623245506">
            <text:p>1.77</text:p>
          </table:table-cell>
          <table:table-cell table:number-columns-repeated="224"/>
        </table:table-row>
        <table:table-row table:style-name="ro2">
          <table:table-cell office:value-type="string">
            <text:p>46e541f7-4443-4716-91b7-458dac96fd82</text:p>
          </table:table-cell>
          <table:table-cell office:value-type="float" office:value="202171">
            <text:p>202171</text:p>
          </table:table-cell>
          <table:table-cell office:value-type="float" office:value="15186">
            <text:p>15186</text:p>
          </table:table-cell>
          <table:table-cell office:value-type="float" office:value="14351">
            <text:p>14351</text:p>
          </table:table-cell>
          <table:table-cell office:value-type="float" office:value="14284">
            <text:p>142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inf</text:p>
          </table:table-cell>
          <table:table-cell office:value-type="float" office:value="1324">
            <text:p>1324</text:p>
          </table:table-cell>
          <table:table-cell office:value-type="float" office:value="13846">
            <text:p>13846</text:p>
          </table:table-cell>
          <table:table-cell office:value-type="float" office:value="16">
            <text:p>16</text:p>
          </table:table-cell>
          <table:table-cell office:value-type="float" office:value="0.095623">
            <text:p>0.1</text:p>
          </table:table-cell>
          <table:table-cell office:value-type="float" office:value="948.125">
            <text:p>948.13</text:p>
          </table:table-cell>
          <table:table-cell office:value-type="float" office:value="96000">
            <text:p>96000</text:p>
          </table:table-cell>
          <table:table-cell office:value-type="float" office:value="1.001955">
            <text:p>1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46]/3600" office:value-type="float" office:value="4.21833333333333">
            <text:p>4.2</text:p>
          </table:table-cell>
          <table:table-cell table:style-name="ce27" table:formula="oooc:=([.N146]+[.O146])/3600" office:value-type="float" office:value="4.21388888888889">
            <text:p>4.2</text:p>
          </table:table-cell>
          <table:table-cell table:formula="oooc:=([.L146]-[.K146])/3600" office:value-type="float" office:value="0.00444444444444444">
            <text:p>0</text:p>
          </table:table-cell>
          <table:table-cell table:style-name="ce34" table:formula="oooc:=[.Y146]/[.W146]" office:value-type="percentage" office:value="0.0010536020018438">
            <text:p>0.1%</text:p>
          </table:table-cell>
          <table:table-cell table:style-name="ce34" table:formula="oooc:=[.Y146]/([.L146]/3600)" office:value-type="percentage" office:value="1">
            <text:p>100.0%</text:p>
          </table:table-cell>
          <table:table-cell table:formula="oooc:=3600*[.Y146]/[.E146]" office:value-type="float" office:value="0.00112013441612994">
            <text:p>0</text:p>
          </table:table-cell>
          <table:table-cell table:style-name="ce34" table:formula="oooc:=[.H146]/([.H146]+[.F146])" office:value-type="percentage" office:value="0.6">
            <text:p>60.0%</text:p>
          </table:table-cell>
          <table:table-cell table:style-name="ce34" table:formula="oooc:=[.I146]/([.I146]+[.G146])" office:value-type="percentage" office:value="1">
            <text:p>100.0%</text:p>
          </table:table-cell>
          <table:table-cell table:formula="oooc:=[.H146]/([.X146])" office:value-type="float" office:value="0.711931443638761">
            <text:p>0.71</text:p>
          </table:table-cell>
          <table:table-cell table:formula="oooc:=[.I146]/([.X146])" office:value-type="float" office:value="0.711931443638761">
            <text:p>0.71</text:p>
          </table:table-cell>
          <table:table-cell table:number-columns-repeated="224"/>
        </table:table-row>
        <table:table-row table:style-name="ro2">
          <table:table-cell office:value-type="string">
            <text:p>277b6062-2859-46b9-8d9b-6bafa1f4a950</text:p>
          </table:table-cell>
          <table:table-cell office:value-type="float" office:value="687418">
            <text:p>687418</text:p>
          </table:table-cell>
          <table:table-cell office:value-type="float" office:value="5089">
            <text:p>5089</text:p>
          </table:table-cell>
          <table:table-cell office:value-type="float" office:value="1167">
            <text:p>1167</text:p>
          </table:table-cell>
          <table:table-cell office:value-type="float" office:value="1047">
            <text:p>104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15">
            <text:p>1315</text:p>
          </table:table-cell>
          <table:table-cell office:value-type="float" office:value="1338">
            <text:p>1338</text:p>
          </table:table-cell>
          <table:table-cell office:value-type="float" office:value="1348">
            <text:p>1348</text:p>
          </table:table-cell>
          <table:table-cell office:value-type="float" office:value="0.98281">
            <text:p>0.98</text:p>
          </table:table-cell>
          <table:table-cell office:value-type="float" office:value="2533">
            <text:p>2533</text:p>
          </table:table-cell>
          <table:table-cell office:value-type="float" office:value="1208">
            <text:p>1208</text:p>
          </table:table-cell>
          <table:table-cell office:value-type="float" office:value="1348">
            <text:p>1348</text:p>
          </table:table-cell>
          <table:table-cell office:value-type="float" office:value="2.096854">
            <text:p>2.1</text:p>
          </table:table-cell>
          <table:table-cell office:value-type="float" office:value="2.775223">
            <text:p>2.78</text:p>
          </table:table-cell>
          <table:table-cell office:value-type="float" office:value="96000">
            <text:p>96000</text:p>
          </table:table-cell>
          <table:table-cell office:value-type="float" office:value="1.094739">
            <text:p>1.09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47]/3600" office:value-type="float" office:value="1.41361111111111">
            <text:p>1.4</text:p>
          </table:table-cell>
          <table:table-cell table:style-name="ce27" table:formula="oooc:=([.N147]+[.O147])/3600" office:value-type="float" office:value="1.03916666666667">
            <text:p>1.0</text:p>
          </table:table-cell>
          <table:table-cell table:formula="oooc:=([.L147]-[.K147])/3600" office:value-type="float" office:value="0.00277777777777778">
            <text:p>0</text:p>
          </table:table-cell>
          <table:table-cell table:style-name="ce34" table:formula="oooc:=[.Y147]/[.W147]" office:value-type="percentage" office:value="0.00196502259775987">
            <text:p>0.2%</text:p>
          </table:table-cell>
          <table:table-cell table:style-name="ce34" table:formula="oooc:=[.Y147]/([.L147]/3600)" office:value-type="percentage" office:value="0.00741839762611276">
            <text:p>0.7%</text:p>
          </table:table-cell>
          <table:table-cell table:formula="oooc:=3600*[.Y147]/[.E147]" office:value-type="float" office:value="0.00955109837631328">
            <text:p>0.01</text:p>
          </table:table-cell>
          <table:table-cell table:style-name="ce34" table:formula="oooc:=[.H147]/([.H147]+[.F147])" office:value-type="percentage" office:value="0.333333333333333">
            <text:p>33.3%</text:p>
          </table:table-cell>
          <table:table-cell table:style-name="ce34" table:formula="oooc:=[.I147]/([.I147]+[.G147])" office:value-type="percentage" office:value="0">
            <text:p>0.0%</text:p>
          </table:table-cell>
          <table:table-cell table:formula="oooc:=[.H147]/([.X147])" office:value-type="float" office:value="0.962309542902967">
            <text:p>0.96</text:p>
          </table:table-cell>
          <table:table-cell table:formula="oooc:=[.I147]/([.X147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0d8a55c5-83b9-4e05-8151-c5495df3bbc3</text:p>
          </table:table-cell>
          <table:table-cell office:value-type="float" office:value="58844">
            <text:p>58844</text:p>
          </table:table-cell>
          <table:table-cell office:value-type="float" office:value="4896">
            <text:p>4896</text:p>
          </table:table-cell>
          <table:table-cell office:value-type="float" office:value="3671">
            <text:p>3671</text:p>
          </table:table-cell>
          <table:table-cell office:value-type="float" office:value="2847">
            <text:p>284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569">
            <text:p>569</text:p>
          </table:table-cell>
          <table:table-cell office:value-type="float" office:value="586">
            <text:p>586</text:p>
          </table:table-cell>
          <table:table-cell office:value-type="float" office:value="0.029877">
            <text:p>0.03</text:p>
          </table:table-cell>
          <table:table-cell office:value-type="float" office:value="1749">
            <text:p>1749</text:p>
          </table:table-cell>
          <table:table-cell office:value-type="float" office:value="2561">
            <text:p>2561</text:p>
          </table:table-cell>
          <table:table-cell office:value-type="float" office:value="586">
            <text:p>586</text:p>
          </table:table-cell>
          <table:table-cell office:value-type="float" office:value="0.682936">
            <text:p>0.68</text:p>
          </table:table-cell>
          <table:table-cell office:value-type="float" office:value="7.354949">
            <text:p>7.35</text:p>
          </table:table-cell>
          <table:table-cell office:value-type="float" office:value="96000">
            <text:p>96000</text:p>
          </table:table-cell>
          <table:table-cell office:value-type="float" office:value="0.244498">
            <text:p>0.24</text:p>
          </table:table-cell>
          <table:table-cell office:value-type="float" office:value="600">
            <text:p>600</text:p>
          </table:table-cell>
          <table:table-cell/>
          <table:table-cell table:style-name="ce27" table:formula="oooc:=[.C148]/3600" office:value-type="float" office:value="1.36">
            <text:p>1.4</text:p>
          </table:table-cell>
          <table:table-cell table:style-name="ce27" table:formula="oooc:=([.N148]+[.O148])/3600" office:value-type="float" office:value="1.19722222222222">
            <text:p>1.2</text:p>
          </table:table-cell>
          <table:table-cell table:formula="oooc:=([.L148]-[.K148])/3600" office:value-type="float" office:value="0.00472222222222222">
            <text:p>0</text:p>
          </table:table-cell>
          <table:table-cell table:style-name="ce34" table:formula="oooc:=[.Y148]/[.W148]" office:value-type="percentage" office:value="0.00347222222222222">
            <text:p>0.3%</text:p>
          </table:table-cell>
          <table:table-cell table:style-name="ce34" table:formula="oooc:=[.Y148]/([.L148]/3600)" office:value-type="percentage" office:value="0.0290102389078498">
            <text:p>2.9%</text:p>
          </table:table-cell>
          <table:table-cell table:formula="oooc:=3600*[.Y148]/[.E148]" office:value-type="float" office:value="0.00597119775201967">
            <text:p>0.01</text:p>
          </table:table-cell>
          <table:table-cell table:style-name="ce34" table:formula="oooc:=[.H148]/([.H148]+[.F148])" office:value-type="percentage" office:value="0">
            <text:p>0.0%</text:p>
          </table:table-cell>
          <table:table-cell table:style-name="ce34" table:formula="oooc:=[.I148]/([.I148]+[.G148])" office:value-type="percentage" office:value="0">
            <text:p>0.0%</text:p>
          </table:table-cell>
          <table:table-cell table:formula="oooc:=[.H148]/([.X148])" office:value-type="float" office:value="0">
            <text:p>0</text:p>
          </table:table-cell>
          <table:table-cell table:formula="oooc:=[.I148]/([.X148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31d395c0-6076-4087-a37d-2dbb63595244</text:p>
          </table:table-cell>
          <table:table-cell office:value-type="float" office:value="255705">
            <text:p>255705</text:p>
          </table:table-cell>
          <table:table-cell office:value-type="float" office:value="5629">
            <text:p>5629</text:p>
          </table:table-cell>
          <table:table-cell office:value-type="float" office:value="1672">
            <text:p>1672</text:p>
          </table:table-cell>
          <table:table-cell office:value-type="float" office:value="1018">
            <text:p>10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697">
            <text:p>3697</text:p>
          </table:table-cell>
          <table:table-cell office:value-type="float" office:value="4153">
            <text:p>4153</text:p>
          </table:table-cell>
          <table:table-cell office:value-type="float" office:value="4214">
            <text:p>4214</text:p>
          </table:table-cell>
          <table:table-cell office:value-type="float" office:value="0.8902">
            <text:p>0.89</text:p>
          </table:table-cell>
          <table:table-cell office:value-type="float" office:value="472">
            <text:p>472</text:p>
          </table:table-cell>
          <table:table-cell office:value-type="float" office:value="943">
            <text:p>943</text:p>
          </table:table-cell>
          <table:table-cell office:value-type="float" office:value="4214">
            <text:p>4214</text:p>
          </table:table-cell>
          <table:table-cell office:value-type="float" office:value="0.50053">
            <text:p>0.5</text:p>
          </table:table-cell>
          <table:table-cell office:value-type="float" office:value="0.335785">
            <text:p>0.34</text:p>
          </table:table-cell>
          <table:table-cell office:value-type="float" office:value="96000">
            <text:p>96000</text:p>
          </table:table-cell>
          <table:table-cell office:value-type="float" office:value="1.012421">
            <text:p>1.01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49]/3600" office:value-type="float" office:value="1.56361111111111">
            <text:p>1.6</text:p>
          </table:table-cell>
          <table:table-cell table:style-name="ce27" table:formula="oooc:=([.N149]+[.O149])/3600" office:value-type="float" office:value="0.393055555555556">
            <text:p>0.4</text:p>
          </table:table-cell>
          <table:table-cell table:formula="oooc:=([.L149]-[.K149])/3600" office:value-type="float" office:value="0.0169444444444444">
            <text:p>0.02</text:p>
          </table:table-cell>
          <table:table-cell table:style-name="ce34" table:formula="oooc:=[.Y149]/[.W149]" office:value-type="percentage" office:value="0.0108367383194173">
            <text:p>1.1%</text:p>
          </table:table-cell>
          <table:table-cell table:style-name="ce34" table:formula="oooc:=[.Y149]/([.L149]/3600)" office:value-type="percentage" office:value="0.0144755576649264">
            <text:p>1.4%</text:p>
          </table:table-cell>
          <table:table-cell table:formula="oooc:=3600*[.Y149]/[.E149]" office:value-type="float" office:value="0.0599214145383104">
            <text:p>0.06</text:p>
          </table:table-cell>
          <table:table-cell table:style-name="ce34" table:formula="oooc:=[.H149]/([.H149]+[.F149])" office:value-type="percentage" office:value="0">
            <text:p>0.0%</text:p>
          </table:table-cell>
          <table:table-cell table:style-name="ce34" table:formula="oooc:=[.I149]/([.I149]+[.G149])" office:value-type="percentage" office:value="0">
            <text:p>0.0%</text:p>
          </table:table-cell>
          <table:table-cell table:formula="oooc:=[.H149]/([.X149])" office:value-type="float" office:value="0">
            <text:p>0</text:p>
          </table:table-cell>
          <table:table-cell table:formula="oooc:=[.I149]/([.X149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2a06b45b-8b0a-4bf1-9204-e5d527af85e7</text:p>
          </table:table-cell>
          <table:table-cell office:value-type="float" office:value="211675">
            <text:p>211675</text:p>
          </table:table-cell>
          <table:table-cell office:value-type="float" office:value="4431">
            <text:p>4431</text:p>
          </table:table-cell>
          <table:table-cell office:value-type="float" office:value="1612">
            <text:p>1612</text:p>
          </table:table-cell>
          <table:table-cell office:value-type="float" office:value="1554">
            <text:p>155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11">
            <text:p>711</text:p>
          </table:table-cell>
          <table:table-cell office:value-type="float" office:value="336">
            <text:p>336</text:p>
          </table:table-cell>
          <table:table-cell office:value-type="float" office:value="711">
            <text:p>711</text:p>
          </table:table-cell>
          <table:table-cell office:value-type="float" office:value="2.116071">
            <text:p>2.12</text:p>
          </table:table-cell>
          <table:table-cell office:value-type="float" office:value="1719">
            <text:p>1719</text:p>
          </table:table-cell>
          <table:table-cell office:value-type="float" office:value="2001">
            <text:p>2001</text:p>
          </table:table-cell>
          <table:table-cell office:value-type="float" office:value="711">
            <text:p>711</text:p>
          </table:table-cell>
          <table:table-cell office:value-type="float" office:value="0.85907">
            <text:p>0.86</text:p>
          </table:table-cell>
          <table:table-cell office:value-type="float" office:value="5.232068">
            <text:p>5.23</text:p>
          </table:table-cell>
          <table:table-cell office:value-type="float" office:value="96000">
            <text:p>96000</text:p>
          </table:table-cell>
          <table:table-cell office:value-type="float" office:value="3.10524">
            <text:p>3.11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50]/3600" office:value-type="float" office:value="1.23083333333333">
            <text:p>1.2</text:p>
          </table:table-cell>
          <table:table-cell table:style-name="ce27" table:formula="oooc:=([.N150]+[.O150])/3600" office:value-type="float" office:value="1.03333333333333">
            <text:p>1.0</text:p>
          </table:table-cell>
          <table:table-cell table:formula="oooc:=([.L150]-[.K150])/3600" office:value-type="float" office:value="0.104166666666667">
            <text:p>0.1</text:p>
          </table:table-cell>
          <table:table-cell table:style-name="ce34" table:formula="oooc:=[.Y150]/[.W150]" office:value-type="percentage" office:value="0.0846310088016249">
            <text:p>8.5%</text:p>
          </table:table-cell>
          <table:table-cell table:style-name="ce34" table:formula="oooc:=[.Y150]/([.L150]/3600)" office:value-type="percentage" office:value="0.527426160337553">
            <text:p>52.7%</text:p>
          </table:table-cell>
          <table:table-cell table:formula="oooc:=3600*[.Y150]/[.E150]" office:value-type="float" office:value="0.241312741312741">
            <text:p>0.24</text:p>
          </table:table-cell>
          <table:table-cell table:style-name="ce34" table:formula="oooc:=[.H150]/([.H150]+[.F150])" office:value-type="percentage" office:value="0.333333333333333">
            <text:p>33.3%</text:p>
          </table:table-cell>
          <table:table-cell table:style-name="ce34" table:formula="oooc:=[.I150]/([.I150]+[.G150])" office:value-type="percentage" office:value="0">
            <text:p>0.0%</text:p>
          </table:table-cell>
          <table:table-cell table:formula="oooc:=[.H150]/([.X150])" office:value-type="float" office:value="0.967741935483871">
            <text:p>0.97</text:p>
          </table:table-cell>
          <table:table-cell table:formula="oooc:=[.I150]/([.X150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1f7ec285-114e-412e-a2a7-cbb3440d39e3</text:p>
          </table:table-cell>
          <table:table-cell office:value-type="float" office:value="57689">
            <text:p>57689</text:p>
          </table:table-cell>
          <table:table-cell office:value-type="float" office:value="4350">
            <text:p>4350</text:p>
          </table:table-cell>
          <table:table-cell office:value-type="float" office:value="2814">
            <text:p>2814</text:p>
          </table:table-cell>
          <table:table-cell office:value-type="float" office:value="2632">
            <text:p>263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15">
            <text:p>115</text:p>
          </table:table-cell>
          <table:table-cell office:value-type="float" office:value="136">
            <text:p>136</text:p>
          </table:table-cell>
          <table:table-cell office:value-type="float" office:value="0.182609">
            <text:p>0.18</text:p>
          </table:table-cell>
          <table:table-cell office:value-type="float" office:value="1642">
            <text:p>1642</text:p>
          </table:table-cell>
          <table:table-cell office:value-type="float" office:value="2572">
            <text:p>2572</text:p>
          </table:table-cell>
          <table:table-cell office:value-type="float" office:value="136">
            <text:p>136</text:p>
          </table:table-cell>
          <table:table-cell office:value-type="float" office:value="0.638414">
            <text:p>0.64</text:p>
          </table:table-cell>
          <table:table-cell office:value-type="float" office:value="30.985294">
            <text:p>30.99</text:p>
          </table:table-cell>
          <table:table-cell office:value-type="float" office:value="96000">
            <text:p>96000</text:p>
          </table:table-cell>
          <table:table-cell office:value-type="float" office:value="1.024305">
            <text:p>1.02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51]/3600" office:value-type="float" office:value="1.20833333333333">
            <text:p>1.2</text:p>
          </table:table-cell>
          <table:table-cell table:style-name="ce27" table:formula="oooc:=([.N151]+[.O151])/3600" office:value-type="float" office:value="1.17055555555556">
            <text:p>1.2</text:p>
          </table:table-cell>
          <table:table-cell table:formula="oooc:=([.L151]-[.K151])/3600" office:value-type="float" office:value="0.00583333333333333">
            <text:p>0.01</text:p>
          </table:table-cell>
          <table:table-cell table:style-name="ce34" table:formula="oooc:=[.Y151]/[.W151]" office:value-type="percentage" office:value="0.00482758620689655">
            <text:p>0.5%</text:p>
          </table:table-cell>
          <table:table-cell table:style-name="ce34" table:formula="oooc:=[.Y151]/([.L151]/3600)" office:value-type="percentage" office:value="0.154411764705882">
            <text:p>15.4%</text:p>
          </table:table-cell>
          <table:table-cell table:formula="oooc:=3600*[.Y151]/[.E151]" office:value-type="float" office:value="0.00797872340425532">
            <text:p>0.01</text:p>
          </table:table-cell>
          <table:table-cell table:style-name="ce34" table:formula="oooc:=[.H151]/([.H151]+[.F151])" office:value-type="percentage" office:value="0">
            <text:p>0.0%</text:p>
          </table:table-cell>
          <table:table-cell table:style-name="ce34" table:formula="oooc:=[.I151]/([.I151]+[.G151])" office:value-type="percentage" office:value="0">
            <text:p>0.0%</text:p>
          </table:table-cell>
          <table:table-cell table:formula="oooc:=[.H151]/([.X151])" office:value-type="float" office:value="0">
            <text:p>0</text:p>
          </table:table-cell>
          <table:table-cell table:formula="oooc:=[.I151]/([.X151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9a2ec470-6b6f-4605-b2ed-61e7954f57b3</text:p>
          </table:table-cell>
          <table:table-cell office:value-type="float" office:value="263502">
            <text:p>263502</text:p>
          </table:table-cell>
          <table:table-cell office:value-type="float" office:value="30128">
            <text:p>30128</text:p>
          </table:table-cell>
          <table:table-cell office:value-type="float" office:value="15495">
            <text:p>15495</text:p>
          </table:table-cell>
          <table:table-cell office:value-type="float" office:value="13569">
            <text:p>1356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414">
            <text:p>3414</text:p>
          </table:table-cell>
          <table:table-cell office:value-type="float" office:value="4331">
            <text:p>4331</text:p>
          </table:table-cell>
          <table:table-cell office:value-type="float" office:value="4862">
            <text:p>4862</text:p>
          </table:table-cell>
          <table:table-cell office:value-type="float" office:value="0.788271">
            <text:p>0.79</text:p>
          </table:table-cell>
          <table:table-cell office:value-type="float" office:value="10533">
            <text:p>10533</text:p>
          </table:table-cell>
          <table:table-cell office:value-type="float" office:value="14733">
            <text:p>14733</text:p>
          </table:table-cell>
          <table:table-cell office:value-type="float" office:value="4862">
            <text:p>4862</text:p>
          </table:table-cell>
          <table:table-cell office:value-type="float" office:value="0.714926">
            <text:p>0.71</text:p>
          </table:table-cell>
          <table:table-cell office:value-type="float" office:value="5.196627">
            <text:p>5.2</text:p>
          </table:table-cell>
          <table:table-cell office:value-type="float" office:value="96000">
            <text:p>96000</text:p>
          </table:table-cell>
          <table:table-cell office:value-type="float" office:value="2.645916">
            <text:p>2.65</text:p>
          </table:table-cell>
          <table:table-cell office:value-type="float" office:value="600">
            <text:p>600</text:p>
          </table:table-cell>
          <table:table-cell/>
          <table:table-cell table:style-name="ce27" table:formula="oooc:=[.C152]/3600" office:value-type="float" office:value="8.36888888888889">
            <text:p>8.4</text:p>
          </table:table-cell>
          <table:table-cell table:style-name="ce27" table:formula="oooc:=([.N152]+[.O152])/3600" office:value-type="float" office:value="7.01833333333333">
            <text:p>7.0</text:p>
          </table:table-cell>
          <table:table-cell table:formula="oooc:=([.L152]-[.K152])/3600" office:value-type="float" office:value="0.1475">
            <text:p>0.15</text:p>
          </table:table-cell>
          <table:table-cell table:style-name="ce34" table:formula="oooc:=[.Y152]/[.W152]" office:value-type="percentage" office:value="0.0176248008497079">
            <text:p>1.8%</text:p>
          </table:table-cell>
          <table:table-cell table:style-name="ce34" table:formula="oooc:=[.Y152]/([.L152]/3600)" office:value-type="percentage" office:value="0.109214315096668">
            <text:p>10.9%</text:p>
          </table:table-cell>
          <table:table-cell table:formula="oooc:=3600*[.Y152]/[.E152]" office:value-type="float" office:value="0.0391333185938536">
            <text:p>0.04</text:p>
          </table:table-cell>
          <table:table-cell table:style-name="ce34" table:formula="oooc:=[.H152]/([.H152]+[.F152])" office:value-type="percentage" office:value="0.333333333333333">
            <text:p>33.3%</text:p>
          </table:table-cell>
          <table:table-cell table:style-name="ce34" table:formula="oooc:=[.I152]/([.I152]+[.G152])" office:value-type="percentage" office:value="0">
            <text:p>0.0%</text:p>
          </table:table-cell>
          <table:table-cell table:formula="oooc:=[.H152]/([.X152])" office:value-type="float" office:value="0.142483970553313">
            <text:p>0.14</text:p>
          </table:table-cell>
          <table:table-cell table:formula="oooc:=[.I152]/([.X152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9e6c706c-7c07-4e23-bba1-ed369734b141</text:p>
          </table:table-cell>
          <table:table-cell office:value-type="float" office:value="162910">
            <text:p>162910</text:p>
          </table:table-cell>
          <table:table-cell office:value-type="float" office:value="20815">
            <text:p>20815</text:p>
          </table:table-cell>
          <table:table-cell office:value-type="float" office:value="13474">
            <text:p>13474</text:p>
          </table:table-cell>
          <table:table-cell office:value-type="float" office:value="11802">
            <text:p>1180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482">
            <text:p>1482</text:p>
          </table:table-cell>
          <table:table-cell office:value-type="float" office:value="1510">
            <text:p>1510</text:p>
          </table:table-cell>
          <table:table-cell office:value-type="float" office:value="0.018893">
            <text:p>0.02</text:p>
          </table:table-cell>
          <table:table-cell office:value-type="float" office:value="9332">
            <text:p>9332</text:p>
          </table:table-cell>
          <table:table-cell office:value-type="float" office:value="9973">
            <text:p>9973</text:p>
          </table:table-cell>
          <table:table-cell office:value-type="float" office:value="1510">
            <text:p>1510</text:p>
          </table:table-cell>
          <table:table-cell office:value-type="float" office:value="0.935726">
            <text:p>0.94</text:p>
          </table:table-cell>
          <table:table-cell office:value-type="float" office:value="12.784768">
            <text:p>12.78</text:p>
          </table:table-cell>
          <table:table-cell office:value-type="float" office:value="96000">
            <text:p>96000</text:p>
          </table:table-cell>
          <table:table-cell office:value-type="float" office:value="1.039088">
            <text:p>1.04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53]/3600" office:value-type="float" office:value="5.78194444444444">
            <text:p>5.8</text:p>
          </table:table-cell>
          <table:table-cell table:style-name="ce27" table:formula="oooc:=([.N153]+[.O153])/3600" office:value-type="float" office:value="5.3625">
            <text:p>5.4</text:p>
          </table:table-cell>
          <table:table-cell table:formula="oooc:=([.L153]-[.K153])/3600" office:value-type="float" office:value="0.00777777777777778">
            <text:p>0.01</text:p>
          </table:table-cell>
          <table:table-cell table:style-name="ce34" table:formula="oooc:=[.Y153]/[.W153]" office:value-type="percentage" office:value="0.00134518376171031">
            <text:p>0.1%</text:p>
          </table:table-cell>
          <table:table-cell table:style-name="ce34" table:formula="oooc:=[.Y153]/([.L153]/3600)" office:value-type="percentage" office:value="0.0185430463576159">
            <text:p>1.9%</text:p>
          </table:table-cell>
          <table:table-cell table:formula="oooc:=3600*[.Y153]/[.E153]" office:value-type="float" office:value="0.00237247924080664">
            <text:p>0</text:p>
          </table:table-cell>
          <table:table-cell table:style-name="ce34" table:formula="oooc:=[.H153]/([.H153]+[.F153])" office:value-type="percentage" office:value="0">
            <text:p>0.0%</text:p>
          </table:table-cell>
          <table:table-cell table:style-name="ce34" table:formula="oooc:=[.I153]/([.I153]+[.G153])" office:value-type="percentage" office:value="0">
            <text:p>0.0%</text:p>
          </table:table-cell>
          <table:table-cell table:formula="oooc:=[.H153]/([.X153])" office:value-type="float" office:value="0">
            <text:p>0</text:p>
          </table:table-cell>
          <table:table-cell table:formula="oooc:=[.I153]/([.X153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1456027e-19ec-4bf9-8a8a-d51da40efdeb</text:p>
          </table:table-cell>
          <table:table-cell office:value-type="float" office:value="335029">
            <text:p>335029</text:p>
          </table:table-cell>
          <table:table-cell office:value-type="float" office:value="62205">
            <text:p>62205</text:p>
          </table:table-cell>
          <table:table-cell office:value-type="float" office:value="27842">
            <text:p>27842</text:p>
          </table:table-cell>
          <table:table-cell office:value-type="float" office:value="21609">
            <text:p>21609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4216">
            <text:p>4216</text:p>
          </table:table-cell>
          <table:table-cell office:value-type="float" office:value="4265">
            <text:p>4265</text:p>
          </table:table-cell>
          <table:table-cell office:value-type="float" office:value="0.011622">
            <text:p>0.01</text:p>
          </table:table-cell>
          <table:table-cell office:value-type="float" office:value="42424">
            <text:p>42424</text:p>
          </table:table-cell>
          <table:table-cell office:value-type="float" office:value="22345">
            <text:p>22345</text:p>
          </table:table-cell>
          <table:table-cell office:value-type="float" office:value="4265">
            <text:p>4265</text:p>
          </table:table-cell>
          <table:table-cell office:value-type="float" office:value="1.89859">
            <text:p>1.9</text:p>
          </table:table-cell>
          <table:table-cell office:value-type="float" office:value="15.186166">
            <text:p>15.19</text:p>
          </table:table-cell>
          <table:table-cell office:value-type="float" office:value="96000">
            <text:p>96000</text:p>
          </table:table-cell>
          <table:table-cell office:value-type="float" office:value="1.117366">
            <text:p>1.12</text:p>
          </table:table-cell>
          <table:table-cell office:value-type="float" office:value="600">
            <text:p>600</text:p>
          </table:table-cell>
          <table:table-cell/>
          <table:table-cell table:style-name="ce27" table:formula="oooc:=[.C154]/3600" office:value-type="float" office:value="17.2791666666667">
            <text:p>17.3</text:p>
          </table:table-cell>
          <table:table-cell table:style-name="ce27" table:formula="oooc:=([.N154]+[.O154])/3600" office:value-type="float" office:value="17.9913888888889">
            <text:p>18.0</text:p>
          </table:table-cell>
          <table:table-cell table:formula="oooc:=([.L154]-[.K154])/3600" office:value-type="float" office:value="0.0136111111111111">
            <text:p>0.01</text:p>
          </table:table-cell>
          <table:table-cell table:style-name="ce34" table:formula="oooc:=[.Y154]/[.W154]" office:value-type="percentage" office:value="0.00078771802909734">
            <text:p>0.1%</text:p>
          </table:table-cell>
          <table:table-cell table:style-name="ce34" table:formula="oooc:=[.Y154]/([.L154]/3600)" office:value-type="percentage" office:value="0.0114888628370457">
            <text:p>1.1%</text:p>
          </table:table-cell>
          <table:table-cell table:formula="oooc:=3600*[.Y154]/[.E154]" office:value-type="float" office:value="0.00226757369614512">
            <text:p>0</text:p>
          </table:table-cell>
          <table:table-cell table:style-name="ce34" table:formula="oooc:=[.H154]/([.H154]+[.F154])" office:value-type="percentage" office:value="0.5">
            <text:p>50.0%</text:p>
          </table:table-cell>
          <table:table-cell table:style-name="ce34" table:formula="oooc:=[.I154]/([.I154]+[.G154])" office:value-type="percentage" office:value="0.0769230769230769">
            <text:p>7.7%</text:p>
          </table:table-cell>
          <table:table-cell table:formula="oooc:=[.H154]/([.X154])" office:value-type="float" office:value="0.111164291559234">
            <text:p>0.11</text:p>
          </table:table-cell>
          <table:table-cell table:formula="oooc:=[.I154]/([.X154])" office:value-type="float" office:value="0.0555821457796168">
            <text:p>0.06</text:p>
          </table:table-cell>
          <table:table-cell table:number-columns-repeated="224"/>
        </table:table-row>
        <table:table-row table:style-name="ro2">
          <table:table-cell office:value-type="string">
            <text:p>e63c53f8-960f-42ff-9926-f280173accbb</text:p>
          </table:table-cell>
          <table:table-cell office:value-type="float" office:value="1101720">
            <text:p>1101720</text:p>
          </table:table-cell>
          <table:table-cell office:value-type="float" office:value="7247">
            <text:p>7247</text:p>
          </table:table-cell>
          <table:table-cell office:value-type="float" office:value="3133">
            <text:p>3133</text:p>
          </table:table-cell>
          <table:table-cell office:value-type="float" office:value="2115">
            <text:p>2115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919">
            <text:p>1919</text:p>
          </table:table-cell>
          <table:table-cell office:value-type="float" office:value="2421">
            <text:p>2421</text:p>
          </table:table-cell>
          <table:table-cell office:value-type="float" office:value="2563">
            <text:p>2563</text:p>
          </table:table-cell>
          <table:table-cell office:value-type="float" office:value="0.792648">
            <text:p>0.79</text:p>
          </table:table-cell>
          <table:table-cell office:value-type="float" office:value="2247">
            <text:p>2247</text:p>
          </table:table-cell>
          <table:table-cell office:value-type="float" office:value="2437">
            <text:p>2437</text:p>
          </table:table-cell>
          <table:table-cell office:value-type="float" office:value="2563">
            <text:p>2563</text:p>
          </table:table-cell>
          <table:table-cell office:value-type="float" office:value="0.922035">
            <text:p>0.92</text:p>
          </table:table-cell>
          <table:table-cell office:value-type="float" office:value="1.827546">
            <text:p>1.83</text:p>
          </table:table-cell>
          <table:table-cell office:value-type="float" office:value="96000">
            <text:p>96000</text:p>
          </table:table-cell>
          <table:table-cell office:value-type="float" office:value="0.907497">
            <text:p>0.91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55]/3600" office:value-type="float" office:value="2.01305555555556">
            <text:p>2.0</text:p>
          </table:table-cell>
          <table:table-cell table:style-name="ce27" table:formula="oooc:=([.N155]+[.O155])/3600" office:value-type="float" office:value="1.30111111111111">
            <text:p>1.3</text:p>
          </table:table-cell>
          <table:table-cell table:formula="oooc:=([.L155]-[.K155])/3600" office:value-type="float" office:value="0.0394444444444444">
            <text:p>0.04</text:p>
          </table:table-cell>
          <table:table-cell table:style-name="ce34" table:formula="oooc:=[.Y155]/[.W155]" office:value-type="percentage" office:value="0.0195943148889196">
            <text:p>2.0%</text:p>
          </table:table-cell>
          <table:table-cell table:style-name="ce34" table:formula="oooc:=[.Y155]/([.L155]/3600)" office:value-type="percentage" office:value="0.055403823644167">
            <text:p>5.5%</text:p>
          </table:table-cell>
          <table:table-cell table:formula="oooc:=3600*[.Y155]/[.E155]" office:value-type="float" office:value="0.0671394799054374">
            <text:p>0.07</text:p>
          </table:table-cell>
          <table:table-cell table:style-name="ce34" table:formula="oooc:=[.H155]/([.H155]+[.F155])" office:value-type="percentage" office:value="0">
            <text:p>0.0%</text:p>
          </table:table-cell>
          <table:table-cell table:style-name="ce34" table:formula="oooc:=[.I155]/([.I155]+[.G155])" office:value-type="percentage" office:value="0">
            <text:p>0.0%</text:p>
          </table:table-cell>
          <table:table-cell table:formula="oooc:=[.H155]/([.X155])" office:value-type="float" office:value="0">
            <text:p>0</text:p>
          </table:table-cell>
          <table:table-cell table:formula="oooc:=[.I155]/([.X155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415b999c-e3fb-425c-867f-18da82a1fc4d</text:p>
          </table:table-cell>
          <table:table-cell office:value-type="float" office:value="12249">
            <text:p>12249</text:p>
          </table:table-cell>
          <table:table-cell office:value-type="float" office:value="8635">
            <text:p>8635</text:p>
          </table:table-cell>
          <table:table-cell office:value-type="float" office:value="4681">
            <text:p>4681</text:p>
          </table:table-cell>
          <table:table-cell office:value-type="float" office:value="4598">
            <text:p>459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office:value-type="float" office:value="15.666667">
            <text:p>15.67</text:p>
          </table:table-cell>
          <table:table-cell office:value-type="float" office:value="4227">
            <text:p>4227</text:p>
          </table:table-cell>
          <table:table-cell office:value-type="float" office:value="4308">
            <text:p>4308</text:p>
          </table:table-cell>
          <table:table-cell office:value-type="float" office:value="100">
            <text:p>100</text:p>
          </table:table-cell>
          <table:table-cell office:value-type="float" office:value="0.981198">
            <text:p>0.98</text:p>
          </table:table-cell>
          <table:table-cell office:value-type="float" office:value="85.35">
            <text:p>85.35</text:p>
          </table:table-cell>
          <table:table-cell office:value-type="float" office:value="96000">
            <text:p>96000</text:p>
          </table:table-cell>
          <table:table-cell office:value-type="float" office:value="1.029975">
            <text:p>1.03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56]/3600" office:value-type="float" office:value="2.39861111111111">
            <text:p>2.4</text:p>
          </table:table-cell>
          <table:table-cell table:style-name="ce27" table:formula="oooc:=([.N156]+[.O156])/3600" office:value-type="float" office:value="2.37083333333333">
            <text:p>2.4</text:p>
          </table:table-cell>
          <table:table-cell table:formula="oooc:=([.L156]-[.K156])/3600" office:value-type="float" office:value="0.0261111111111111">
            <text:p>0.03</text:p>
          </table:table-cell>
          <table:table-cell table:style-name="ce34" table:formula="oooc:=[.Y156]/[.W156]" office:value-type="percentage" office:value="0.0108859293572669">
            <text:p>1.1%</text:p>
          </table:table-cell>
          <table:table-cell table:style-name="ce34" table:formula="oooc:=[.Y156]/([.L156]/3600)" office:value-type="percentage" office:value="0.94">
            <text:p>94.0%</text:p>
          </table:table-cell>
          <table:table-cell table:formula="oooc:=3600*[.Y156]/[.E156]" office:value-type="float" office:value="0.0204436711613745">
            <text:p>0.02</text:p>
          </table:table-cell>
          <table:table-cell table:style-name="ce34" table:formula="oooc:=[.H156]/([.H156]+[.F156])" office:value-type="percentage" office:value="0.777777777777778">
            <text:p>77.8%</text:p>
          </table:table-cell>
          <table:table-cell table:style-name="ce34" table:formula="oooc:=[.I156]/([.I156]+[.G156])" office:value-type="percentage" office:value="0">
            <text:p>0.0%</text:p>
          </table:table-cell>
          <table:table-cell table:formula="oooc:=[.H156]/([.X156])" office:value-type="float" office:value="2.95254833040422">
            <text:p>2.95</text:p>
          </table:table-cell>
          <table:table-cell table:formula="oooc:=[.I156]/([.X156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bc784076-6a64-4fa9-a00c-c8375980f1ab</text:p>
          </table:table-cell>
          <table:table-cell office:value-type="float" office:value="86696">
            <text:p>86696</text:p>
          </table:table-cell>
          <table:table-cell office:value-type="float" office:value="11825">
            <text:p>11825</text:p>
          </table:table-cell>
          <table:table-cell office:value-type="float" office:value="6202">
            <text:p>6202</text:p>
          </table:table-cell>
          <table:table-cell office:value-type="float" office:value="5946">
            <text:p>5946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98">
            <text:p>98</text:p>
          </table:table-cell>
          <table:table-cell office:value-type="float" office:value="141">
            <text:p>141</text:p>
          </table:table-cell>
          <table:table-cell office:value-type="float" office:value="0.438776">
            <text:p>0.44</text:p>
          </table:table-cell>
          <table:table-cell office:value-type="float" office:value="5800">
            <text:p>5800</text:p>
          </table:table-cell>
          <table:table-cell office:value-type="float" office:value="5884">
            <text:p>5884</text:p>
          </table:table-cell>
          <table:table-cell office:value-type="float" office:value="141">
            <text:p>141</text:p>
          </table:table-cell>
          <table:table-cell office:value-type="float" office:value="0.985724">
            <text:p>0.99</text:p>
          </table:table-cell>
          <table:table-cell office:value-type="float" office:value="82.865248">
            <text:p>82.87</text:p>
          </table:table-cell>
          <table:table-cell office:value-type="float" office:value="96000">
            <text:p>96000</text:p>
          </table:table-cell>
          <table:table-cell office:value-type="float" office:value="2.030149">
            <text:p>2.03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57]/3600" office:value-type="float" office:value="3.28472222222222">
            <text:p>3.3</text:p>
          </table:table-cell>
          <table:table-cell table:style-name="ce27" table:formula="oooc:=([.N157]+[.O157])/3600" office:value-type="float" office:value="3.24555555555556">
            <text:p>3.2</text:p>
          </table:table-cell>
          <table:table-cell table:formula="oooc:=([.L157]-[.K157])/3600" office:value-type="float" office:value="0.0119444444444444">
            <text:p>0.01</text:p>
          </table:table-cell>
          <table:table-cell table:style-name="ce34" table:formula="oooc:=[.Y157]/[.W157]" office:value-type="percentage" office:value="0.00363636363636364">
            <text:p>0.4%</text:p>
          </table:table-cell>
          <table:table-cell table:style-name="ce34" table:formula="oooc:=[.Y157]/([.L157]/3600)" office:value-type="percentage" office:value="0.304964539007092">
            <text:p>30.5%</text:p>
          </table:table-cell>
          <table:table-cell table:formula="oooc:=3600*[.Y157]/[.E157]" office:value-type="float" office:value="0.00723175243861419">
            <text:p>0.01</text:p>
          </table:table-cell>
          <table:table-cell table:style-name="ce34" table:formula="oooc:=[.H157]/([.H157]+[.F157])" office:value-type="percentage" office:value="0.6">
            <text:p>60.0%</text:p>
          </table:table-cell>
          <table:table-cell table:style-name="ce34" table:formula="oooc:=[.I157]/([.I157]+[.G157])" office:value-type="percentage" office:value="0.333333333333333">
            <text:p>33.3%</text:p>
          </table:table-cell>
          <table:table-cell table:formula="oooc:=[.H157]/([.X157])" office:value-type="float" office:value="0.924340979116741">
            <text:p>0.92</text:p>
          </table:table-cell>
          <table:table-cell table:formula="oooc:=[.I157]/([.X157])" office:value-type="float" office:value="0.30811365970558">
            <text:p>0.31</text:p>
          </table:table-cell>
          <table:table-cell table:number-columns-repeated="224"/>
        </table:table-row>
        <table:table-row table:style-name="ro2">
          <table:table-cell office:value-type="string">
            <text:p>52afc87c-2ab4-45ce-90fa-60a1820cd9b0</text:p>
          </table:table-cell>
          <table:table-cell office:value-type="float" office:value="770564">
            <text:p>770564</text:p>
          </table:table-cell>
          <table:table-cell office:value-type="float" office:value="40748">
            <text:p>40748</text:p>
          </table:table-cell>
          <table:table-cell office:value-type="float" office:value="342">
            <text:p>342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number-columns-repeated="2" office:value-type="float" office:value="135">
            <text:p>135</text:p>
          </table:table-cell>
          <table:table-cell office:value-type="float" office:value="0.140741">
            <text:p>0.14</text:p>
          </table:table-cell>
          <table:table-cell office:value-type="float" office:value="225">
            <text:p>225</text:p>
          </table:table-cell>
          <table:table-cell office:value-type="float" office:value="40538">
            <text:p>40538</text:p>
          </table:table-cell>
          <table:table-cell office:value-type="float" office:value="135">
            <text:p>135</text:p>
          </table:table-cell>
          <table:table-cell office:value-type="float" office:value="0.00555">
            <text:p>0.01</text:p>
          </table:table-cell>
          <table:table-cell office:value-type="float" office:value="301.948148">
            <text:p>301.95</text:p>
          </table:table-cell>
          <table:table-cell office:value-type="float" office:value="96000">
            <text:p>96000</text:p>
          </table:table-cell>
          <table:table-cell office:value-type="float" office:value="59.748959">
            <text:p>59.75</text:p>
          </table:table-cell>
          <table:table-cell office:value-type="float" office:value="0">
            <text:p>0</text:p>
          </table:table-cell>
          <table:table-cell/>
          <table:table-cell table:style-name="ce27" table:formula="oooc:=[.C158]/3600" office:value-type="float" office:value="11.3188888888889">
            <text:p>11.3</text:p>
          </table:table-cell>
          <table:table-cell table:style-name="ce27" table:formula="oooc:=([.N158]+[.O158])/3600" office:value-type="float" office:value="11.3230555555556">
            <text:p>11.3</text:p>
          </table:table-cell>
          <table:table-cell table:formula="oooc:=([.L158]-[.K158])/3600" office:value-type="float" office:value="0">
            <text:p>0</text:p>
          </table:table-cell>
          <table:table-cell table:style-name="ce34" table:formula="oooc:=[.Y158]/[.W158]" office:value-type="percentage" office:value="0">
            <text:p>0.0%</text:p>
          </table:table-cell>
          <table:table-cell table:style-name="ce34" table:formula="oooc:=[.Y158]/([.L158]/3600)" office:value-type="percentage" office:value="0">
            <text:p>0.0%</text:p>
          </table:table-cell>
          <table:table-cell table:formula="oooc:=3600*[.Y158]/[.E158]" office:value-type="float" office:value="0">
            <text:p>0</text:p>
          </table:table-cell>
          <table:table-cell table:style-name="ce34" table:formula="oooc:=[.H158]/([.H158]+[.F158])" office:value-type="percentage" office:value="0">
            <text:p>0.0%</text:p>
          </table:table-cell>
          <table:table-cell table:style-name="ce34" table:formula="oooc:=[.I158]/([.I158]+[.G158])" office:value-type="percentage" office:value="0.666666666666667">
            <text:p>66.7%</text:p>
          </table:table-cell>
          <table:table-cell table:formula="oooc:=[.H158]/([.X158])" office:value-type="float" office:value="0">
            <text:p>0</text:p>
          </table:table-cell>
          <table:table-cell table:formula="oooc:=[.I158]/([.X158])" office:value-type="float" office:value="0.706523072394083">
            <text:p>0.71</text:p>
          </table:table-cell>
          <table:table-cell table:number-columns-repeated="224"/>
        </table:table-row>
        <table:table-row table:style-name="ro2">
          <table:table-cell office:value-type="string">
            <text:p>1c701f8d-3c4c-4308-a1b1-9fe0ca4f7b38</text:p>
          </table:table-cell>
          <table:table-cell office:value-type="float" office:value="540381">
            <text:p>540381</text:p>
          </table:table-cell>
          <table:table-cell office:value-type="float" office:value="8253">
            <text:p>8253</text:p>
          </table:table-cell>
          <table:table-cell office:value-type="float" office:value="5538">
            <text:p>5538</text:p>
          </table:table-cell>
          <table:table-cell office:value-type="float" office:value="5184">
            <text:p>518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77">
            <text:p>377</text:p>
          </table:table-cell>
          <table:table-cell office:value-type="float" office:value="194">
            <text:p>194</text:p>
          </table:table-cell>
          <table:table-cell office:value-type="float" office:value="567">
            <text:p>567</text:p>
          </table:table-cell>
          <table:table-cell office:value-type="float" office:value="1.943299">
            <text:p>1.94</text:p>
          </table:table-cell>
          <table:table-cell office:value-type="float" office:value="2439">
            <text:p>2439</text:p>
          </table:table-cell>
          <table:table-cell office:value-type="float" office:value="5247">
            <text:p>5247</text:p>
          </table:table-cell>
          <table:table-cell office:value-type="float" office:value="567">
            <text:p>567</text:p>
          </table:table-cell>
          <table:table-cell office:value-type="float" office:value="0.464837">
            <text:p>0.46</text:p>
          </table:table-cell>
          <table:table-cell office:value-type="float" office:value="13.555556">
            <text:p>13.56</text:p>
          </table:table-cell>
          <table:table-cell office:value-type="float" office:value="96000">
            <text:p>96000</text:p>
          </table:table-cell>
          <table:table-cell office:value-type="float" office:value="0.509437">
            <text:p>0.51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59]/3600" office:value-type="float" office:value="2.2925">
            <text:p>2.3</text:p>
          </table:table-cell>
          <table:table-cell table:style-name="ce27" table:formula="oooc:=([.N159]+[.O159])/3600" office:value-type="float" office:value="2.135">
            <text:p>2.1</text:p>
          </table:table-cell>
          <table:table-cell table:formula="oooc:=([.L159]-[.K159])/3600" office:value-type="float" office:value="0.103611111111111">
            <text:p>0.1</text:p>
          </table:table-cell>
          <table:table-cell table:style-name="ce34" table:formula="oooc:=[.Y159]/[.W159]" office:value-type="percentage" office:value="0.0451956864170605">
            <text:p>4.5%</text:p>
          </table:table-cell>
          <table:table-cell table:style-name="ce34" table:formula="oooc:=[.Y159]/([.L159]/3600)" office:value-type="percentage" office:value="0.657848324514991">
            <text:p>65.8%</text:p>
          </table:table-cell>
          <table:table-cell table:formula="oooc:=3600*[.Y159]/[.E159]" office:value-type="float" office:value="0.0719521604938272">
            <text:p>0.07</text:p>
          </table:table-cell>
          <table:table-cell table:style-name="ce34" table:formula="oooc:=[.H159]/([.H159]+[.F159])" office:value-type="percentage" office:value="0.666666666666667">
            <text:p>66.7%</text:p>
          </table:table-cell>
          <table:table-cell table:style-name="ce34" table:formula="oooc:=[.I159]/([.I159]+[.G159])" office:value-type="percentage" office:value="0.714285714285714">
            <text:p>71.4%</text:p>
          </table:table-cell>
          <table:table-cell table:formula="oooc:=[.H159]/([.X159])" office:value-type="float" office:value="1.87353629976581">
            <text:p>1.87</text:p>
          </table:table-cell>
          <table:table-cell table:formula="oooc:=[.I159]/([.X159])" office:value-type="float" office:value="2.34192037470726">
            <text:p>2.34</text:p>
          </table:table-cell>
          <table:table-cell table:number-columns-repeated="224"/>
        </table:table-row>
        <table:table-row table:style-name="ro2">
          <table:table-cell office:value-type="string">
            <text:p>d27e1797-23f4-4fdd-a387-8ef6c711d293</text:p>
          </table:table-cell>
          <table:table-cell office:value-type="float" office:value="748068">
            <text:p>748068</text:p>
          </table:table-cell>
          <table:table-cell office:value-type="float" office:value="63494">
            <text:p>63494</text:p>
          </table:table-cell>
          <table:table-cell office:value-type="float" office:value="18234">
            <text:p>18234</text:p>
          </table:table-cell>
          <table:table-cell office:value-type="float" office:value="16005">
            <text:p>1600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12">
            <text:p>312</text:p>
          </table:table-cell>
          <table:table-cell office:value-type="float" office:value="1496">
            <text:p>1496</text:p>
          </table:table-cell>
          <table:table-cell office:value-type="float" office:value="1808">
            <text:p>1808</text:p>
          </table:table-cell>
          <table:table-cell office:value-type="float" office:value="0.208556">
            <text:p>0.21</text:p>
          </table:table-cell>
          <table:table-cell office:value-type="float" office:value="45647">
            <text:p>45647</text:p>
          </table:table-cell>
          <table:table-cell office:value-type="float" office:value="16039">
            <text:p>16039</text:p>
          </table:table-cell>
          <table:table-cell office:value-type="float" office:value="1808">
            <text:p>1808</text:p>
          </table:table-cell>
          <table:table-cell office:value-type="float" office:value="2.846">
            <text:p>2.85</text:p>
          </table:table-cell>
          <table:table-cell office:value-type="float" office:value="34.118363">
            <text:p>34.12</text:p>
          </table:table-cell>
          <table:table-cell office:value-type="float" office:value="96000">
            <text:p>96000</text:p>
          </table:table-cell>
          <table:table-cell office:value-type="float" office:value="0.598029">
            <text:p>0.6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60]/3600" office:value-type="float" office:value="17.6372222222222">
            <text:p>17.6</text:p>
          </table:table-cell>
          <table:table-cell table:style-name="ce27" table:formula="oooc:=([.N160]+[.O160])/3600" office:value-type="float" office:value="17.135">
            <text:p>17.1</text:p>
          </table:table-cell>
          <table:table-cell table:formula="oooc:=([.L160]-[.K160])/3600" office:value-type="float" office:value="0.0866666666666667">
            <text:p>0.09</text:p>
          </table:table-cell>
          <table:table-cell table:style-name="ce34" table:formula="oooc:=[.Y160]/[.W160]" office:value-type="percentage" office:value="0.00491385012757111">
            <text:p>0.5%</text:p>
          </table:table-cell>
          <table:table-cell table:style-name="ce34" table:formula="oooc:=[.Y160]/([.L160]/3600)" office:value-type="percentage" office:value="0.172566371681416">
            <text:p>17.3%</text:p>
          </table:table-cell>
          <table:table-cell table:formula="oooc:=3600*[.Y160]/[.E160]" office:value-type="float" office:value="0.019493908153702">
            <text:p>0.02</text:p>
          </table:table-cell>
          <table:table-cell table:style-name="ce34" table:formula="oooc:=[.H160]/([.H160]+[.F160])" office:value-type="percentage" office:value="0.714285714285714">
            <text:p>71.4%</text:p>
          </table:table-cell>
          <table:table-cell table:style-name="ce34" table:formula="oooc:=[.I160]/([.I160]+[.G160])" office:value-type="percentage" office:value="0">
            <text:p>0.0%</text:p>
          </table:table-cell>
          <table:table-cell table:formula="oooc:=[.H160]/([.X160])" office:value-type="float" office:value="0.291800408520572">
            <text:p>0.29</text:p>
          </table:table-cell>
          <table:table-cell table:formula="oooc:=[.I160]/([.X160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2b541e96-18da-4f72-a15f-4edc85a6b841</text:p>
          </table:table-cell>
          <table:table-cell office:value-type="float" office:value="14648">
            <text:p>14648</text:p>
          </table:table-cell>
          <table:table-cell office:value-type="float" office:value="14610">
            <text:p>14610</text:p>
          </table:table-cell>
          <table:table-cell office:value-type="float" office:value="3994">
            <text:p>3994</text:p>
          </table:table-cell>
          <table:table-cell office:value-type="float" office:value="2407">
            <text:p>240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072">
            <text:p>10072</text:p>
          </table:table-cell>
          <table:table-cell office:value-type="float" office:value="10794">
            <text:p>10794</text:p>
          </table:table-cell>
          <table:table-cell office:value-type="float" office:value="11174">
            <text:p>11174</text:p>
          </table:table-cell>
          <table:table-cell office:value-type="float" office:value="0.933111">
            <text:p>0.93</text:p>
          </table:table-cell>
          <table:table-cell office:value-type="float" office:value="1220">
            <text:p>1220</text:p>
          </table:table-cell>
          <table:table-cell office:value-type="float" office:value="2216">
            <text:p>2216</text:p>
          </table:table-cell>
          <table:table-cell office:value-type="float" office:value="11174">
            <text:p>11174</text:p>
          </table:table-cell>
          <table:table-cell office:value-type="float" office:value="0.550542">
            <text:p>0.55</text:p>
          </table:table-cell>
          <table:table-cell office:value-type="float" office:value="0.3075">
            <text:p>0.31</text:p>
          </table:table-cell>
          <table:table-cell office:value-type="float" office:value="96000">
            <text:p>96000</text:p>
          </table:table-cell>
          <table:table-cell office:value-type="float" office:value="1.096825">
            <text:p>1.1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61]/3600" office:value-type="float" office:value="4.05833333333333">
            <text:p>4.1</text:p>
          </table:table-cell>
          <table:table-cell table:style-name="ce27" table:formula="oooc:=([.N161]+[.O161])/3600" office:value-type="float" office:value="0.954444444444444">
            <text:p>1.0</text:p>
          </table:table-cell>
          <table:table-cell table:formula="oooc:=([.L161]-[.K161])/3600" office:value-type="float" office:value="0.105555555555556">
            <text:p>0.11</text:p>
          </table:table-cell>
          <table:table-cell table:style-name="ce34" table:formula="oooc:=[.Y161]/[.W161]" office:value-type="percentage" office:value="0.026009582477755">
            <text:p>2.6%</text:p>
          </table:table-cell>
          <table:table-cell table:style-name="ce34" table:formula="oooc:=[.Y161]/([.L161]/3600)" office:value-type="percentage" office:value="0.0340075174512261">
            <text:p>3.4%</text:p>
          </table:table-cell>
          <table:table-cell table:formula="oooc:=3600*[.Y161]/[.E161]" office:value-type="float" office:value="0.157872870793519">
            <text:p>0.16</text:p>
          </table:table-cell>
          <table:table-cell table:style-name="ce34" table:formula="oooc:=[.H161]/([.H161]+[.F161])" office:value-type="percentage" office:value="0.5">
            <text:p>50.0%</text:p>
          </table:table-cell>
          <table:table-cell table:style-name="ce34" table:formula="oooc:=[.I161]/([.I161]+[.G161])" office:value-type="percentage" office:value="0">
            <text:p>0.0%</text:p>
          </table:table-cell>
          <table:table-cell table:formula="oooc:=[.H161]/([.X161])" office:value-type="float" office:value="2.09545983701979">
            <text:p>2.1</text:p>
          </table:table-cell>
          <table:table-cell table:formula="oooc:=[.I161]/([.X161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3c7fef20-8df5-40b4-804b-88d39a8ac3b0</text:p>
          </table:table-cell>
          <table:table-cell office:value-type="float" office:value="233866">
            <text:p>233866</text:p>
          </table:table-cell>
          <table:table-cell office:value-type="float" office:value="11384">
            <text:p>11384</text:p>
          </table:table-cell>
          <table:table-cell office:value-type="float" office:value="9493">
            <text:p>9493</text:p>
          </table:table-cell>
          <table:table-cell office:value-type="float" office:value="1841">
            <text:p>184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27">
            <text:p>527</text:p>
          </table:table-cell>
          <table:table-cell office:value-type="float" office:value="5562">
            <text:p>5562</text:p>
          </table:table-cell>
          <table:table-cell office:value-type="float" office:value="5679">
            <text:p>5679</text:p>
          </table:table-cell>
          <table:table-cell office:value-type="float" office:value="0.09475">
            <text:p>0.09</text:p>
          </table:table-cell>
          <table:table-cell office:value-type="float" office:value="4126">
            <text:p>4126</text:p>
          </table:table-cell>
          <table:table-cell office:value-type="float" office:value="1579">
            <text:p>1579</text:p>
          </table:table-cell>
          <table:table-cell office:value-type="float" office:value="5679">
            <text:p>5679</text:p>
          </table:table-cell>
          <table:table-cell office:value-type="float" office:value="2.613046">
            <text:p>2.61</text:p>
          </table:table-cell>
          <table:table-cell office:value-type="float" office:value="1.004578">
            <text:p>1</text:p>
          </table:table-cell>
          <table:table-cell office:value-type="float" office:value="96000">
            <text:p>96000</text:p>
          </table:table-cell>
          <table:table-cell office:value-type="float" office:value="39.751412">
            <text:p>39.75</text:p>
          </table:table-cell>
          <table:table-cell office:value-type="float" office:value="120">
            <text:p>120</text:p>
          </table:table-cell>
          <table:table-cell/>
          <table:table-cell table:style-name="ce27" table:formula="oooc:=[.C162]/3600" office:value-type="float" office:value="3.16222222222222">
            <text:p>3.2</text:p>
          </table:table-cell>
          <table:table-cell table:style-name="ce27" table:formula="oooc:=([.N162]+[.O162])/3600" office:value-type="float" office:value="1.58472222222222">
            <text:p>1.6</text:p>
          </table:table-cell>
          <table:table-cell table:formula="oooc:=([.L162]-[.K162])/3600" office:value-type="float" office:value="0.0325">
            <text:p>0.03</text:p>
          </table:table-cell>
          <table:table-cell table:style-name="ce34" table:formula="oooc:=[.Y162]/[.W162]" office:value-type="percentage" office:value="0.0102775825720309">
            <text:p>1.0%</text:p>
          </table:table-cell>
          <table:table-cell table:style-name="ce34" table:formula="oooc:=[.Y162]/([.L162]/3600)" office:value-type="percentage" office:value="0.0206022187004754">
            <text:p>2.1%</text:p>
          </table:table-cell>
          <table:table-cell table:formula="oooc:=3600*[.Y162]/[.E162]" office:value-type="float" office:value="0.0635524171645845">
            <text:p>0.06</text:p>
          </table:table-cell>
          <table:table-cell table:style-name="ce34" table:formula="oooc:=[.H162]/([.H162]+[.F162])" office:value-type="percentage" office:value="0.5">
            <text:p>50.0%</text:p>
          </table:table-cell>
          <table:table-cell table:style-name="ce34" table:formula="oooc:=[.I162]/([.I162]+[.G162])" office:value-type="percentage" office:value="0">
            <text:p>0.0%</text:p>
          </table:table-cell>
          <table:table-cell table:formula="oooc:=[.H162]/([.X162])" office:value-type="float" office:value="1.26205083260298">
            <text:p>1.26</text:p>
          </table:table-cell>
          <table:table-cell table:formula="oooc:=[.I162]/([.X162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cac5243f-38cf-4b1e-aa90-69d1e0849b9e</text:p>
          </table:table-cell>
          <table:table-cell office:value-type="float" office:value="1375251">
            <text:p>1375251</text:p>
          </table:table-cell>
          <table:table-cell office:value-type="float" office:value="3839">
            <text:p>3839</text:p>
          </table:table-cell>
          <table:table-cell office:value-type="float" office:value="1125">
            <text:p>1125</text:p>
          </table:table-cell>
          <table:table-cell office:value-type="float" office:value="1059">
            <text:p>105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084">
            <text:p>2084</text:p>
          </table:table-cell>
          <table:table-cell office:value-type="float" office:value="1639">
            <text:p>1639</text:p>
          </table:table-cell>
          <table:table-cell office:value-type="float" office:value="2084">
            <text:p>2084</text:p>
          </table:table-cell>
          <table:table-cell office:value-type="float" office:value="1.271507">
            <text:p>1.27</text:p>
          </table:table-cell>
          <table:table-cell office:value-type="float" office:value="1132">
            <text:p>1132</text:p>
          </table:table-cell>
          <table:table-cell office:value-type="float" office:value="882">
            <text:p>882</text:p>
          </table:table-cell>
          <table:table-cell office:value-type="float" office:value="2084">
            <text:p>2084</text:p>
          </table:table-cell>
          <table:table-cell office:value-type="float" office:value="1.283447">
            <text:p>1.28</text:p>
          </table:table-cell>
          <table:table-cell office:value-type="float" office:value="0.966411">
            <text:p>0.97</text:p>
          </table:table-cell>
          <table:table-cell office:value-type="float" office:value="96000">
            <text:p>96000</text:p>
          </table:table-cell>
          <table:table-cell office:value-type="float" office:value="0.997576">
            <text:p>1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63]/3600" office:value-type="float" office:value="1.06638888888889">
            <text:p>1.1</text:p>
          </table:table-cell>
          <table:table-cell table:style-name="ce27" table:formula="oooc:=([.N163]+[.O163])/3600" office:value-type="float" office:value="0.559444444444444">
            <text:p>0.6</text:p>
          </table:table-cell>
          <table:table-cell table:formula="oooc:=([.L163]-[.K163])/3600" office:value-type="float" office:value="0.123611111111111">
            <text:p>0.12</text:p>
          </table:table-cell>
          <table:table-cell table:style-name="ce34" table:formula="oooc:=[.Y163]/[.W163]" office:value-type="percentage" office:value="0.11591560302162">
            <text:p>11.6%</text:p>
          </table:table-cell>
          <table:table-cell table:style-name="ce34" table:formula="oooc:=[.Y163]/([.L163]/3600)" office:value-type="percentage" office:value="0.213531669865643">
            <text:p>21.4%</text:p>
          </table:table-cell>
          <table:table-cell table:formula="oooc:=3600*[.Y163]/[.E163]" office:value-type="float" office:value="0.420207743153919">
            <text:p>0.42</text:p>
          </table:table-cell>
          <table:table-cell table:style-name="ce34" table:formula="oooc:=[.H163]/([.H163]+[.F163])" office:value-type="percentage" office:value="0">
            <text:p>0.0%</text:p>
          </table:table-cell>
          <table:table-cell table:style-name="ce34" table:formula="oooc:=[.I163]/([.I163]+[.G163])" office:value-type="percentage" office:value="0">
            <text:p>0.0%</text:p>
          </table:table-cell>
          <table:table-cell table:formula="oooc:=[.H163]/([.X163])" office:value-type="float" office:value="0">
            <text:p>0</text:p>
          </table:table-cell>
          <table:table-cell table:formula="oooc:=[.I163]/([.X163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7c9d2174-c046-4592-b2fe-560e03689c49</text:p>
          </table:table-cell>
          <table:table-cell office:value-type="float" office:value="7090">
            <text:p>7090</text:p>
          </table:table-cell>
          <table:table-cell office:value-type="float" office:value="7048">
            <text:p>7048</text:p>
          </table:table-cell>
          <table:table-cell office:value-type="float" office:value="4223">
            <text:p>4223</text:p>
          </table:table-cell>
          <table:table-cell office:value-type="float" office:value="516">
            <text:p>51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780">
            <text:p>3780</text:p>
          </table:table-cell>
          <table:table-cell office:value-type="float" office:value="6111">
            <text:p>6111</text:p>
          </table:table-cell>
          <table:table-cell office:value-type="float" office:value="6388">
            <text:p>6388</text:p>
          </table:table-cell>
          <table:table-cell office:value-type="float" office:value="0.618557">
            <text:p>0.62</text:p>
          </table:table-cell>
          <table:table-cell office:value-type="float" office:value="67">
            <text:p>67</text:p>
          </table:table-cell>
          <table:table-cell office:value-type="float" office:value="593">
            <text:p>593</text:p>
          </table:table-cell>
          <table:table-cell office:value-type="float" office:value="6388">
            <text:p>6388</text:p>
          </table:table-cell>
          <table:table-cell office:value-type="float" office:value="0.112985">
            <text:p>0.11</text:p>
          </table:table-cell>
          <table:table-cell office:value-type="float" office:value="0.103319">
            <text:p>0.1</text:p>
          </table:table-cell>
          <table:table-cell office:value-type="float" office:value="96000">
            <text:p>96000</text:p>
          </table:table-cell>
          <table:table-cell office:value-type="float" office:value="12.348622">
            <text:p>12.35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64]/3600" office:value-type="float" office:value="1.95777777777778">
            <text:p>2.0</text:p>
          </table:table-cell>
          <table:table-cell table:style-name="ce27" table:formula="oooc:=([.N164]+[.O164])/3600" office:value-type="float" office:value="0.183333333333333">
            <text:p>0.2</text:p>
          </table:table-cell>
          <table:table-cell table:formula="oooc:=([.L164]-[.K164])/3600" office:value-type="float" office:value="0.0769444444444444">
            <text:p>0.08</text:p>
          </table:table-cell>
          <table:table-cell table:style-name="ce34" table:formula="oooc:=[.Y164]/[.W164]" office:value-type="percentage" office:value="0.0393019296254256">
            <text:p>3.9%</text:p>
          </table:table-cell>
          <table:table-cell table:style-name="ce34" table:formula="oooc:=[.Y164]/([.L164]/3600)" office:value-type="percentage" office:value="0.0433625547902317">
            <text:p>4.3%</text:p>
          </table:table-cell>
          <table:table-cell table:formula="oooc:=3600*[.Y164]/[.E164]" office:value-type="float" office:value="0.536821705426357">
            <text:p>0.54</text:p>
          </table:table-cell>
          <table:table-cell table:style-name="ce34" table:formula="oooc:=[.H164]/([.H164]+[.F164])" office:value-type="percentage" office:value="0.333333333333333">
            <text:p>33.3%</text:p>
          </table:table-cell>
          <table:table-cell table:style-name="ce34" table:formula="oooc:=[.I164]/([.I164]+[.G164])" office:value-type="percentage" office:value="0">
            <text:p>0.0%</text:p>
          </table:table-cell>
          <table:table-cell table:formula="oooc:=[.H164]/([.X164])" office:value-type="float" office:value="5.45454545454546">
            <text:p>5.45</text:p>
          </table:table-cell>
          <table:table-cell table:formula="oooc:=[.I164]/([.X164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linux1255665232</text:p>
          </table:table-cell>
          <table:table-cell office:value-type="float" office:value="518242">
            <text:p>518242</text:p>
          </table:table-cell>
          <table:table-cell office:value-type="float" office:value="444888">
            <text:p>444888</text:p>
          </table:table-cell>
          <table:table-cell office:value-type="float" office:value="37484">
            <text:p>37484</text:p>
          </table:table-cell>
          <table:table-cell office:value-type="float" office:value="36673">
            <text:p>3667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422">
            <text:p>422</text:p>
          </table:table-cell>
          <table:table-cell office:value-type="float" office:value="2316">
            <text:p>2316</text:p>
          </table:table-cell>
          <table:table-cell office:value-type="float" office:value="2738">
            <text:p>2738</text:p>
          </table:table-cell>
          <table:table-cell office:value-type="float" office:value="0.182211">
            <text:p>0.18</text:p>
          </table:table-cell>
          <table:table-cell office:value-type="float" office:value="453923">
            <text:p>453923</text:p>
          </table:table-cell>
          <table:table-cell office:value-type="float" office:value="33945">
            <text:p>33945</text:p>
          </table:table-cell>
          <table:table-cell office:value-type="float" office:value="2738">
            <text:p>2738</text:p>
          </table:table-cell>
          <table:table-cell office:value-type="float" office:value="13.372308">
            <text:p>13.37</text:p>
          </table:table-cell>
          <table:table-cell office:value-type="float" office:value="178.184076">
            <text:p>178.18</text:p>
          </table:table-cell>
          <table:table-cell office:value-type="float" office:value="96000">
            <text:p>96000</text:p>
          </table:table-cell>
          <table:table-cell office:value-type="float" office:value="1.155415">
            <text:p>1.16</text:p>
          </table:table-cell>
          <table:table-cell office:value-type="float" office:value="600">
            <text:p>600</text:p>
          </table:table-cell>
          <table:table-cell/>
          <table:table-cell table:style-name="ce27" table:formula="oooc:=[.C165]/3600" office:value-type="float" office:value="123.58">
            <text:p>123.6</text:p>
          </table:table-cell>
          <table:table-cell table:style-name="ce27" table:formula="oooc:=([.N165]+[.O165])/3600" office:value-type="float" office:value="135.518888888889">
            <text:p>135.5</text:p>
          </table:table-cell>
          <table:table-cell table:formula="oooc:=([.L165]-[.K165])/3600" office:value-type="float" office:value="0.117222222222222">
            <text:p>0.12</text:p>
          </table:table-cell>
          <table:table-cell table:style-name="ce34" table:formula="oooc:=[.Y165]/[.W165]" office:value-type="percentage" office:value="0.000948553343762925">
            <text:p>0.1%</text:p>
          </table:table-cell>
          <table:table-cell table:style-name="ce34" table:formula="oooc:=[.Y165]/([.L165]/3600)" office:value-type="percentage" office:value="0.154127100073046">
            <text:p>15.4%</text:p>
          </table:table-cell>
          <table:table-cell table:formula="oooc:=3600*[.Y165]/[.E165]" office:value-type="float" office:value="0.0115071033185177">
            <text:p>0.01</text:p>
          </table:table-cell>
          <table:table-cell table:style-name="ce34" table:formula="oooc:=[.H165]/([.H165]+[.F165])" office:value-type="percentage" office:value="0.875">
            <text:p>87.5%</text:p>
          </table:table-cell>
          <table:table-cell table:style-name="ce34" table:formula="oooc:=[.I165]/([.I165]+[.G165])" office:value-type="percentage" office:value="0">
            <text:p>0.0%</text:p>
          </table:table-cell>
          <table:table-cell table:formula="oooc:=[.H165]/([.X165])" office:value-type="float" office:value="0.103306632121803">
            <text:p>0.1</text:p>
          </table:table-cell>
          <table:table-cell table:formula="oooc:=[.I165]/([.X165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c95edf4f-7653-4d3b-8063-2d5688076b87</text:p>
          </table:table-cell>
          <table:table-cell office:value-type="float" office:value="4362">
            <text:p>4362</text:p>
          </table:table-cell>
          <table:table-cell office:value-type="float" office:value="4322">
            <text:p>4322</text:p>
          </table:table-cell>
          <table:table-cell office:value-type="float" office:value="846">
            <text:p>846</text:p>
          </table:table-cell>
          <table:table-cell office:value-type="float" office:value="827">
            <text:p>8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599">
            <text:p>3599</text:p>
          </table:table-cell>
          <table:table-cell office:value-type="float" office:value="2654">
            <text:p>2654</text:p>
          </table:table-cell>
          <table:table-cell office:value-type="float" office:value="3599">
            <text:p>3599</text:p>
          </table:table-cell>
          <table:table-cell office:value-type="float" office:value="1.356066">
            <text:p>1.36</text:p>
          </table:table-cell>
          <table:table-cell office:value-type="float" office:value="9">
            <text:p>9</text:p>
          </table:table-cell>
          <table:table-cell office:value-type="float" office:value="714">
            <text:p>714</text:p>
          </table:table-cell>
          <table:table-cell office:value-type="float" office:value="3599">
            <text:p>3599</text:p>
          </table:table-cell>
          <table:table-cell office:value-type="float" office:value="0.012605">
            <text:p>0.01</text:p>
          </table:table-cell>
          <table:table-cell office:value-type="float" office:value="0.200889">
            <text:p>0.2</text:p>
          </table:table-cell>
          <table:table-cell office:value-type="float" office:value="96000">
            <text:p>96000</text:p>
          </table:table-cell>
          <table:table-cell office:value-type="float" office:value="0.53149">
            <text:p>0.53</text:p>
          </table:table-cell>
          <table:table-cell office:value-type="float" office:value="1200">
            <text:p>1200</text:p>
          </table:table-cell>
          <table:table-cell/>
          <table:table-cell table:style-name="ce27" table:formula="oooc:=[.C166]/3600" office:value-type="float" office:value="1.20055555555556">
            <text:p>1.2</text:p>
          </table:table-cell>
          <table:table-cell table:style-name="ce27" table:formula="oooc:=([.N166]+[.O166])/3600" office:value-type="float" office:value="0.200833333333333">
            <text:p>0.2</text:p>
          </table:table-cell>
          <table:table-cell table:formula="oooc:=([.L166]-[.K166])/3600" office:value-type="float" office:value="0.2625">
            <text:p>0.26</text:p>
          </table:table-cell>
          <table:table-cell table:style-name="ce34" table:formula="oooc:=[.Y166]/[.W166]" office:value-type="percentage" office:value="0.218648773715872">
            <text:p>21.9%</text:p>
          </table:table-cell>
          <table:table-cell table:style-name="ce34" table:formula="oooc:=[.Y166]/([.L166]/3600)" office:value-type="percentage" office:value="0.262572936926924">
            <text:p>26.3%</text:p>
          </table:table-cell>
          <table:table-cell table:formula="oooc:=3600*[.Y166]/[.E166]" office:value-type="float" office:value="1.14268440145103">
            <text:p>1.14</text:p>
          </table:table-cell>
          <table:table-cell table:style-name="ce34" table:formula="oooc:=[.H166]/([.H166]+[.F166])" office:value-type="percentage" office:value="0">
            <text:p>0.0%</text:p>
          </table:table-cell>
          <table:table-cell table:style-name="ce34" table:formula="oooc:=[.I166]/([.I166]+[.G166])" office:value-type="percentage" office:value="0">
            <text:p>0.0%</text:p>
          </table:table-cell>
          <table:table-cell table:formula="oooc:=[.H166]/([.X166])" office:value-type="float" office:value="0">
            <text:p>0</text:p>
          </table:table-cell>
          <table:table-cell table:formula="oooc:=[.I166]/([.X166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1d594609-8668-4d15-acc1-beced0e9a4bd</text:p>
          </table:table-cell>
          <table:table-cell office:value-type="float" office:value="72115">
            <text:p>72115</text:p>
          </table:table-cell>
          <table:table-cell office:value-type="float" office:value="4324">
            <text:p>4324</text:p>
          </table:table-cell>
          <table:table-cell office:value-type="float" office:value="2342">
            <text:p>2342</text:p>
          </table:table-cell>
          <table:table-cell office:value-type="float" office:value="2219">
            <text:p>2219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659">
            <text:p>659</text:p>
          </table:table-cell>
          <table:table-cell table:number-columns-repeated="2" office:value-type="float" office:value="716">
            <text:p>716</text:p>
          </table:table-cell>
          <table:table-cell office:value-type="float" office:value="0.920391">
            <text:p>0.92</text:p>
          </table:table-cell>
          <table:table-cell office:value-type="float" office:value="1995">
            <text:p>1995</text:p>
          </table:table-cell>
          <table:table-cell office:value-type="float" office:value="1613">
            <text:p>1613</text:p>
          </table:table-cell>
          <table:table-cell office:value-type="float" office:value="716">
            <text:p>716</text:p>
          </table:table-cell>
          <table:table-cell office:value-type="float" office:value="1.236826">
            <text:p>1.24</text:p>
          </table:table-cell>
          <table:table-cell office:value-type="float" office:value="5.039106">
            <text:p>5.04</text:p>
          </table:table-cell>
          <table:table-cell office:value-type="float" office:value="96000">
            <text:p>96000</text:p>
          </table:table-cell>
          <table:table-cell office:value-type="float" office:value="0.111793">
            <text:p>0.11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67]/3600" office:value-type="float" office:value="1.20111111111111">
            <text:p>1.2</text:p>
          </table:table-cell>
          <table:table-cell table:style-name="ce27" table:formula="oooc:=([.N167]+[.O167])/3600" office:value-type="float" office:value="1.00222222222222">
            <text:p>1.0</text:p>
          </table:table-cell>
          <table:table-cell table:formula="oooc:=([.L167]-[.K167])/3600" office:value-type="float" office:value="0">
            <text:p>0</text:p>
          </table:table-cell>
          <table:table-cell table:style-name="ce34" table:formula="oooc:=[.Y167]/[.W167]" office:value-type="percentage" office:value="0">
            <text:p>0.0%</text:p>
          </table:table-cell>
          <table:table-cell table:style-name="ce34" table:formula="oooc:=[.Y167]/([.L167]/3600)" office:value-type="percentage" office:value="0">
            <text:p>0.0%</text:p>
          </table:table-cell>
          <table:table-cell table:formula="oooc:=3600*[.Y167]/[.E167]" office:value-type="float" office:value="0">
            <text:p>0</text:p>
          </table:table-cell>
          <table:table-cell table:style-name="ce34" table:formula="oooc:=[.H167]/([.H167]+[.F167])" office:value-type="percentage" office:value="0">
            <text:p>0.0%</text:p>
          </table:table-cell>
          <table:table-cell table:style-name="ce34" table:formula="oooc:=[.I167]/([.I167]+[.G167])" office:value-type="percentage" office:value="0">
            <text:p>0.0%</text:p>
          </table:table-cell>
          <table:table-cell table:formula="oooc:=[.H167]/([.X167])" office:value-type="float" office:value="0">
            <text:p>0</text:p>
          </table:table-cell>
          <table:table-cell table:formula="oooc:=[.I167]/([.X167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304a9446-f7ae-4c02-8b6f-0f054bce6424</text:p>
          </table:table-cell>
          <table:table-cell office:value-type="float" office:value="477063">
            <text:p>477063</text:p>
          </table:table-cell>
          <table:table-cell office:value-type="float" office:value="20398">
            <text:p>20398</text:p>
          </table:table-cell>
          <table:table-cell office:value-type="float" office:value="6939">
            <text:p>6939</text:p>
          </table:table-cell>
          <table:table-cell office:value-type="float" office:value="4129">
            <text:p>412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375">
            <text:p>8375</text:p>
          </table:table-cell>
          <table:table-cell office:value-type="float" office:value="9979">
            <text:p>9979</text:p>
          </table:table-cell>
          <table:table-cell office:value-type="float" office:value="10007">
            <text:p>10007</text:p>
          </table:table-cell>
          <table:table-cell office:value-type="float" office:value="0.839262">
            <text:p>0.84</text:p>
          </table:table-cell>
          <table:table-cell office:value-type="float" office:value="2708">
            <text:p>2708</text:p>
          </table:table-cell>
          <table:table-cell office:value-type="float" office:value="9765">
            <text:p>9765</text:p>
          </table:table-cell>
          <table:table-cell office:value-type="float" office:value="10007">
            <text:p>10007</text:p>
          </table:table-cell>
          <table:table-cell office:value-type="float" office:value="0.277317">
            <text:p>0.28</text:p>
          </table:table-cell>
          <table:table-cell office:value-type="float" office:value="1.246428">
            <text:p>1.25</text:p>
          </table:table-cell>
          <table:table-cell office:value-type="float" office:value="96000">
            <text:p>96000</text:p>
          </table:table-cell>
          <table:table-cell office:value-type="float" office:value="0.982065">
            <text:p>0.98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68]/3600" office:value-type="float" office:value="5.66611111111111">
            <text:p>5.7</text:p>
          </table:table-cell>
          <table:table-cell table:style-name="ce27" table:formula="oooc:=([.N168]+[.O168])/3600" office:value-type="float" office:value="3.46472222222222">
            <text:p>3.5</text:p>
          </table:table-cell>
          <table:table-cell table:formula="oooc:=([.L168]-[.K168])/3600" office:value-type="float" office:value="0.00777777777777778">
            <text:p>0.01</text:p>
          </table:table-cell>
          <table:table-cell table:style-name="ce34" table:formula="oooc:=[.Y168]/[.W168]" office:value-type="percentage" office:value="0.00137268359643102">
            <text:p>0.1%</text:p>
          </table:table-cell>
          <table:table-cell table:style-name="ce34" table:formula="oooc:=[.Y168]/([.L168]/3600)" office:value-type="percentage" office:value="0.00279804137104027">
            <text:p>0.3%</text:p>
          </table:table-cell>
          <table:table-cell table:formula="oooc:=3600*[.Y168]/[.E168]" office:value-type="float" office:value="0.00678130297892952">
            <text:p>0.01</text:p>
          </table:table-cell>
          <table:table-cell table:style-name="ce34" table:formula="oooc:=[.H168]/([.H168]+[.F168])" office:value-type="percentage" office:value="0.333333333333333">
            <text:p>33.3%</text:p>
          </table:table-cell>
          <table:table-cell table:style-name="ce34" table:formula="oooc:=[.I168]/([.I168]+[.G168])" office:value-type="percentage" office:value="0">
            <text:p>0.0%</text:p>
          </table:table-cell>
          <table:table-cell table:formula="oooc:=[.H168]/([.X168])" office:value-type="float" office:value="0.288623426601459">
            <text:p>0.29</text:p>
          </table:table-cell>
          <table:table-cell table:formula="oooc:=[.I168]/([.X168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abcd63e5-e74e-4b59-9ca3-c80817688201</text:p>
          </table:table-cell>
          <table:table-cell office:value-type="float" office:value="12910">
            <text:p>12910</text:p>
          </table:table-cell>
          <table:table-cell office:value-type="float" office:value="6322">
            <text:p>6322</text:p>
          </table:table-cell>
          <table:table-cell office:value-type="float" office:value="1681">
            <text:p>1681</text:p>
          </table:table-cell>
          <table:table-cell office:value-type="float" office:value="1525">
            <text:p>152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63">
            <text:p>1063</text:p>
          </table:table-cell>
          <table:table-cell office:value-type="float" office:value="1038">
            <text:p>1038</text:p>
          </table:table-cell>
          <table:table-cell office:value-type="float" office:value="1149">
            <text:p>1149</text:p>
          </table:table-cell>
          <table:table-cell office:value-type="float" office:value="1.024085">
            <text:p>1.02</text:p>
          </table:table-cell>
          <table:table-cell office:value-type="float" office:value="3567">
            <text:p>3567</text:p>
          </table:table-cell>
          <table:table-cell office:value-type="float" office:value="1606">
            <text:p>1606</text:p>
          </table:table-cell>
          <table:table-cell office:value-type="float" office:value="1149">
            <text:p>1149</text:p>
          </table:table-cell>
          <table:table-cell office:value-type="float" office:value="2.221046">
            <text:p>2.22</text:p>
          </table:table-cell>
          <table:table-cell office:value-type="float" office:value="4.502176">
            <text:p>4.5</text:p>
          </table:table-cell>
          <table:table-cell office:value-type="float" office:value="96000">
            <text:p>96000</text:p>
          </table:table-cell>
          <table:table-cell office:value-type="float" office:value="2.218613">
            <text:p>2.22</text:p>
          </table:table-cell>
          <table:table-cell office:value-type="float" office:value="180">
            <text:p>180</text:p>
          </table:table-cell>
          <table:table-cell/>
          <table:table-cell table:style-name="ce27" table:formula="oooc:=[.C169]/3600" office:value-type="float" office:value="1.75611111111111">
            <text:p>1.8</text:p>
          </table:table-cell>
          <table:table-cell table:style-name="ce27" table:formula="oooc:=([.N169]+[.O169])/3600" office:value-type="float" office:value="1.43694444444444">
            <text:p>1.4</text:p>
          </table:table-cell>
          <table:table-cell table:formula="oooc:=([.L169]-[.K169])/3600" office:value-type="float" office:value="0.0308333333333333">
            <text:p>0.03</text:p>
          </table:table-cell>
          <table:table-cell table:style-name="ce34" table:formula="oooc:=[.Y169]/[.W169]" office:value-type="percentage" office:value="0.0175577348940209">
            <text:p>1.8%</text:p>
          </table:table-cell>
          <table:table-cell table:style-name="ce34" table:formula="oooc:=[.Y169]/([.L169]/3600)" office:value-type="percentage" office:value="0.0966057441253264">
            <text:p>9.7%</text:p>
          </table:table-cell>
          <table:table-cell table:formula="oooc:=3600*[.Y169]/[.E169]" office:value-type="float" office:value="0.0727868852459016">
            <text:p>0.07</text:p>
          </table:table-cell>
          <table:table-cell table:style-name="ce34" table:formula="oooc:=[.H169]/([.H169]+[.F169])" office:value-type="percentage" office:value="0.5">
            <text:p>50.0%</text:p>
          </table:table-cell>
          <table:table-cell table:style-name="ce34" table:formula="oooc:=[.I169]/([.I169]+[.G169])" office:value-type="percentage" office:value="0.25">
            <text:p>25.0%</text:p>
          </table:table-cell>
          <table:table-cell table:formula="oooc:=[.H169]/([.X169])" office:value-type="float" office:value="1.39184225787744">
            <text:p>1.39</text:p>
          </table:table-cell>
          <table:table-cell table:formula="oooc:=[.I169]/([.X169])" office:value-type="float" office:value="0.69592112893872">
            <text:p>0.7</text:p>
          </table:table-cell>
          <table:table-cell table:number-columns-repeated="224"/>
        </table:table-row>
        <table:table-row table:style-name="ro2">
          <table:table-cell table:style-name="ce5" office:value-type="string">
            <text:p>ignore rows with less than two sleep sonar events</text:p>
          </table:table-cell>
          <table:table-cell table:style-name="ce5" table:number-columns-repeated="4"/>
          <table:table-cell table:style-name="ce16"/>
          <table:table-cell table:style-name="ce5" table:number-columns-repeated="15"/>
          <table:table-cell table:style-name="ce23"/>
          <table:table-cell table:style-name="ce28" table:number-columns-repeated="2"/>
          <table:table-cell table:style-name="ce30"/>
          <table:table-cell table:style-name="ce35" table:number-columns-repeated="2"/>
          <table:table-cell table:style-name="ce5"/>
          <table:table-cell table:style-name="ce41" table:number-columns-repeated="2"/>
          <table:table-cell table:style-name="ce5" table:number-columns-repeated="226"/>
        </table:table-row>
        <table:table-row table:style-name="ro2">
          <table:table-cell office:value-type="string">
            <text:p>6546f2fb-2e21-4734-b6cb-9b36ca7f18d8</text:p>
          </table:table-cell>
          <table:table-cell office:value-type="float" office:value="1300615">
            <text:p>1300615</text:p>
          </table:table-cell>
          <table:table-cell office:value-type="float" office:value="44162">
            <text:p>44162</text:p>
          </table:table-cell>
          <table:table-cell office:value-type="float" office:value="34978">
            <text:p>34978</text:p>
          </table:table-cell>
          <table:table-cell office:value-type="float" office:value="2608">
            <text:p>260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411">
            <text:p>15411</text:p>
          </table:table-cell>
          <table:table-cell table:number-columns-repeated="2" office:value-type="float" office:value="38496">
            <text:p>38496</text:p>
          </table:table-cell>
          <table:table-cell office:value-type="float" office:value="0.400327">
            <text:p>0.4</text:p>
          </table:table-cell>
          <table:table-cell office:value-type="float" office:value="3159">
            <text:p>3159</text:p>
          </table:table-cell>
          <table:table-cell office:value-type="float" office:value="2507">
            <text:p>2507</text:p>
          </table:table-cell>
          <table:table-cell office:value-type="float" office:value="38496">
            <text:p>38496</text:p>
          </table:table-cell>
          <table:table-cell office:value-type="float" office:value="1.260072">
            <text:p>1.26</text:p>
          </table:table-cell>
          <table:table-cell office:value-type="float" office:value="0.147184">
            <text:p>0.15</text:p>
          </table:table-cell>
          <table:table-cell office:value-type="float" office:value="96000">
            <text:p>96000</text:p>
          </table:table-cell>
          <table:table-cell office:value-type="float" office:value="0.9449">
            <text:p>0.94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71]/3600" office:value-type="float" office:value="12.2672222222222">
            <text:p>12.3</text:p>
          </table:table-cell>
          <table:table-cell table:style-name="ce27" table:formula="oooc:=([.N171]+[.O171])/3600" office:value-type="float" office:value="1.57388888888889">
            <text:p>1.6</text:p>
          </table:table-cell>
          <table:table-cell table:formula="oooc:=([.L171]-[.K171])/3600" office:value-type="float" office:value="0">
            <text:p>0</text:p>
          </table:table-cell>
          <table:table-cell table:style-name="ce34" table:formula="oooc:=[.Y171]/[.W171]" office:value-type="percentage" office:value="0">
            <text:p>0.0%</text:p>
          </table:table-cell>
          <table:table-cell table:style-name="ce34" table:formula="oooc:=[.Y171]/([.L171]/3600)" office:value-type="percentage" office:value="0">
            <text:p>0.0%</text:p>
          </table:table-cell>
          <table:table-cell table:formula="oooc:=3600*[.Y171]/[.E171]" office:value-type="float" office:value="0">
            <text:p>0</text:p>
          </table:table-cell>
          <table:table-cell table:style-name="ce34" table:formula="oooc:=[.H171]/([.H171]+[.F171])" office:value-type="percentage" office:value="0">
            <text:p>0.0%</text:p>
          </table:table-cell>
          <table:table-cell table:style-name="ce34" table:formula="oooc:=[.I171]/([.I171]+[.G171])" office:value-type="percentage" office:value="0">
            <text:p>0.0%</text:p>
          </table:table-cell>
          <table:table-cell table:formula="oooc:=[.H171]/([.X171])" office:value-type="float" office:value="0">
            <text:p>0</text:p>
          </table:table-cell>
          <table:table-cell table:formula="oooc:=[.I171]/([.X171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bbf46f2c-931b-454b-9219-bb977fd96237</text:p>
          </table:table-cell>
          <table:table-cell office:value-type="float" office:value="172854">
            <text:p>172854</text:p>
          </table:table-cell>
          <table:table-cell office:value-type="float" office:value="28571">
            <text:p>28571</text:p>
          </table:table-cell>
          <table:table-cell office:value-type="float" office:value="8418">
            <text:p>8418</text:p>
          </table:table-cell>
          <table:table-cell office:value-type="float" office:value="8351">
            <text:p>8351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inf</text:p>
          </table:table-cell>
          <table:table-cell office:value-type="float" office:value="21723">
            <text:p>21723</text:p>
          </table:table-cell>
          <table:table-cell office:value-type="float" office:value="6840">
            <text:p>6840</text:p>
          </table:table-cell>
          <table:table-cell office:value-type="float" office:value="8">
            <text:p>8</text:p>
          </table:table-cell>
          <table:table-cell office:value-type="float" office:value="3.175877">
            <text:p>3.18</text:p>
          </table:table-cell>
          <table:table-cell office:value-type="float" office:value="3570.375">
            <text:p>3570.38</text:p>
          </table:table-cell>
          <table:table-cell office:value-type="float" office:value="96000">
            <text:p>96000</text:p>
          </table:table-cell>
          <table:table-cell office:value-type="float" office:value="0.057503">
            <text:p>0.06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72]/3600" office:value-type="float" office:value="7.93638888888889">
            <text:p>7.9</text:p>
          </table:table-cell>
          <table:table-cell table:style-name="ce27" table:formula="oooc:=([.N172]+[.O172])/3600" office:value-type="float" office:value="7.93416666666667">
            <text:p>7.9</text:p>
          </table:table-cell>
          <table:table-cell table:formula="oooc:=([.L172]-[.K172])/3600" office:value-type="float" office:value="0.00222222222222222">
            <text:p>0</text:p>
          </table:table-cell>
          <table:table-cell table:style-name="ce34" table:formula="oooc:=[.Y172]/[.W172]" office:value-type="percentage" office:value="0.000280004200063001">
            <text:p>0.0%</text:p>
          </table:table-cell>
          <table:table-cell table:style-name="ce34" table:formula="oooc:=[.Y172]/([.L172]/3600)" office:value-type="percentage" office:value="1">
            <text:p>100.0%</text:p>
          </table:table-cell>
          <table:table-cell table:formula="oooc:=3600*[.Y172]/[.E172]" office:value-type="float" office:value="0.000957969105496348">
            <text:p>0</text:p>
          </table:table-cell>
          <table:table-cell table:style-name="ce34" table:formula="oooc:=[.H172]/([.H172]+[.F172])" office:value-type="percentage" office:value="0.666666666666667">
            <text:p>66.7%</text:p>
          </table:table-cell>
          <table:table-cell table:style-name="ce34" table:formula="oooc:=[.I172]/([.I172]+[.G172])" office:value-type="percentage" office:value="0">
            <text:p>0.0%</text:p>
          </table:table-cell>
          <table:table-cell table:formula="oooc:=[.H172]/([.X172])" office:value-type="float" office:value="0.252074361936771">
            <text:p>0.25</text:p>
          </table:table-cell>
          <table:table-cell table:formula="oooc:=[.I172]/([.X172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49b5481f-fbf4-40a9-b9b0-ea948a858d89</text:p>
          </table:table-cell>
          <table:table-cell office:value-type="float" office:value="944674">
            <text:p>944674</text:p>
          </table:table-cell>
          <table:table-cell office:value-type="float" office:value="10588">
            <text:p>10588</text:p>
          </table:table-cell>
          <table:table-cell office:value-type="float" office:value="3971">
            <text:p>3971</text:p>
          </table:table-cell>
          <table:table-cell office:value-type="float" office:value="3820">
            <text:p>382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1">
            <text:p>61</text:p>
          </table:table-cell>
          <table:table-cell office:value-type="float" office:value="71">
            <text:p>71</text:p>
          </table:table-cell>
          <table:table-cell office:value-type="float" office:value="0.163934">
            <text:p>0.16</text:p>
          </table:table-cell>
          <table:table-cell office:value-type="float" office:value="6646">
            <text:p>6646</text:p>
          </table:table-cell>
          <table:table-cell office:value-type="float" office:value="3871">
            <text:p>3871</text:p>
          </table:table-cell>
          <table:table-cell office:value-type="float" office:value="71">
            <text:p>71</text:p>
          </table:table-cell>
          <table:table-cell office:value-type="float" office:value="1.716869">
            <text:p>1.72</text:p>
          </table:table-cell>
          <table:table-cell office:value-type="float" office:value="148.126761">
            <text:p>148.13</text:p>
          </table:table-cell>
          <table:table-cell office:value-type="float" office:value="96000">
            <text:p>96000</text:p>
          </table:table-cell>
          <table:table-cell office:value-type="float" office:value="8.028829">
            <text:p>8.03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73]/3600" office:value-type="float" office:value="2.94111111111111">
            <text:p>2.9</text:p>
          </table:table-cell>
          <table:table-cell table:style-name="ce27" table:formula="oooc:=([.N173]+[.O173])/3600" office:value-type="float" office:value="2.92138888888889">
            <text:p>2.9</text:p>
          </table:table-cell>
          <table:table-cell table:formula="oooc:=([.L173]-[.K173])/3600" office:value-type="float" office:value="0.00277777777777778">
            <text:p>0</text:p>
          </table:table-cell>
          <table:table-cell table:style-name="ce34" table:formula="oooc:=[.Y173]/[.W173]" office:value-type="percentage" office:value="0.000944465432565168">
            <text:p>0.1%</text:p>
          </table:table-cell>
          <table:table-cell table:style-name="ce34" table:formula="oooc:=[.Y173]/([.L173]/3600)" office:value-type="percentage" office:value="0.140845070422535">
            <text:p>14.1%</text:p>
          </table:table-cell>
          <table:table-cell table:formula="oooc:=3600*[.Y173]/[.E173]" office:value-type="float" office:value="0.00261780104712042">
            <text:p>0</text:p>
          </table:table-cell>
          <table:table-cell table:style-name="ce34" table:formula="oooc:=[.H173]/([.H173]+[.F173])" office:value-type="percentage" office:value="0.75">
            <text:p>75.0%</text:p>
          </table:table-cell>
          <table:table-cell table:style-name="ce34" table:formula="oooc:=[.I173]/([.I173]+[.G173])" office:value-type="percentage" office:value="0">
            <text:p>0.0%</text:p>
          </table:table-cell>
          <table:table-cell table:formula="oooc:=[.H173]/([.X173])" office:value-type="float" office:value="1.02690881430066">
            <text:p>1.03</text:p>
          </table:table-cell>
          <table:table-cell table:formula="oooc:=[.I173]/([.X173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eb9df7f4-48cd-4c6f-83ea-5680f3d80872</text:p>
          </table:table-cell>
          <table:table-cell office:value-type="float" office:value="60860">
            <text:p>60860</text:p>
          </table:table-cell>
          <table:table-cell office:value-type="float" office:value="8729">
            <text:p>8729</text:p>
          </table:table-cell>
          <table:table-cell office:value-type="float" office:value="2384">
            <text:p>2384</text:p>
          </table:table-cell>
          <table:table-cell office:value-type="float" office:value="2288">
            <text:p>228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4">
            <text:p>764</text:p>
          </table:table-cell>
          <table:table-cell office:value-type="float" office:value="0">
            <text:p>0</text:p>
          </table:table-cell>
          <table:table-cell office:value-type="float" office:value="764">
            <text:p>764</text:p>
          </table:table-cell>
          <table:table-cell office:value-type="string">
            <text:p>inf</text:p>
          </table:table-cell>
          <table:table-cell office:value-type="float" office:value="4643">
            <text:p>4643</text:p>
          </table:table-cell>
          <table:table-cell office:value-type="float" office:value="3322">
            <text:p>3322</text:p>
          </table:table-cell>
          <table:table-cell office:value-type="float" office:value="764">
            <text:p>764</text:p>
          </table:table-cell>
          <table:table-cell office:value-type="float" office:value="1.397652">
            <text:p>1.4</text:p>
          </table:table-cell>
          <table:table-cell office:value-type="float" office:value="10.425393">
            <text:p>10.43</text:p>
          </table:table-cell>
          <table:table-cell office:value-type="float" office:value="96000">
            <text:p>96000</text:p>
          </table:table-cell>
          <table:table-cell office:value-type="float" office:value="0.615328">
            <text:p>0.62</text:p>
          </table:table-cell>
          <table:table-cell office:value-type="float" office:value="900">
            <text:p>900</text:p>
          </table:table-cell>
          <table:table-cell/>
          <table:table-cell table:style-name="ce27" table:formula="oooc:=[.C174]/3600" office:value-type="float" office:value="2.42472222222222">
            <text:p>2.4</text:p>
          </table:table-cell>
          <table:table-cell table:style-name="ce27" table:formula="oooc:=([.N174]+[.O174])/3600" office:value-type="float" office:value="2.2125">
            <text:p>2.2</text:p>
          </table:table-cell>
          <table:table-cell table:formula="oooc:=([.L174]-[.K174])/3600" office:value-type="float" office:value="0.212222222222222">
            <text:p>0.21</text:p>
          </table:table-cell>
          <table:table-cell table:style-name="ce34" table:formula="oooc:=[.Y174]/[.W174]" office:value-type="percentage" office:value="0.0875243441402223">
            <text:p>8.8%</text:p>
          </table:table-cell>
          <table:table-cell table:style-name="ce34" table:formula="oooc:=[.Y174]/([.L174]/3600)" office:value-type="percentage" office:value="1">
            <text:p>100.0%</text:p>
          </table:table-cell>
          <table:table-cell table:formula="oooc:=3600*[.Y174]/[.E174]" office:value-type="float" office:value="0.333916083916084">
            <text:p>0.33</text:p>
          </table:table-cell>
          <table:table-cell table:style-name="ce34" table:formula="oooc:=[.H174]/([.H174]+[.F174])" office:value-type="percentage" office:value="0">
            <text:p>0.0%</text:p>
          </table:table-cell>
          <table:table-cell table:style-name="ce34" table:formula="oooc:=[.I174]/([.I174]+[.G174])" office:value-type="percentage" office:value="0">
            <text:p>#DIV/0!</text:p>
          </table:table-cell>
          <table:table-cell table:formula="oooc:=[.H174]/([.X174])" office:value-type="float" office:value="0">
            <text:p>0</text:p>
          </table:table-cell>
          <table:table-cell table:formula="oooc:=[.I174]/([.X174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ee76e599-4bfd-4ba5-a4a2-11a42c572d42</text:p>
          </table:table-cell>
          <table:table-cell office:value-type="float" office:value="1226948">
            <text:p>1226948</text:p>
          </table:table-cell>
          <table:table-cell office:value-type="float" office:value="115036">
            <text:p>115036</text:p>
          </table:table-cell>
          <table:table-cell office:value-type="float" office:value="36044">
            <text:p>36044</text:p>
          </table:table-cell>
          <table:table-cell office:value-type="float" office:value="16907">
            <text:p>16907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9280">
            <text:p>49280</text:p>
          </table:table-cell>
          <table:table-cell table:number-columns-repeated="2" office:value-type="float" office:value="63664">
            <text:p>63664</text:p>
          </table:table-cell>
          <table:table-cell office:value-type="float" office:value="0.774064">
            <text:p>0.77</text:p>
          </table:table-cell>
          <table:table-cell office:value-type="float" office:value="36031">
            <text:p>36031</text:p>
          </table:table-cell>
          <table:table-cell office:value-type="float" office:value="15341">
            <text:p>15341</text:p>
          </table:table-cell>
          <table:table-cell office:value-type="float" office:value="63664">
            <text:p>63664</text:p>
          </table:table-cell>
          <table:table-cell office:value-type="float" office:value="2.348673">
            <text:p>2.35</text:p>
          </table:table-cell>
          <table:table-cell office:value-type="float" office:value="0.806924">
            <text:p>0.81</text:p>
          </table:table-cell>
          <table:table-cell office:value-type="float" office:value="96000">
            <text:p>96000</text:p>
          </table:table-cell>
          <table:table-cell office:value-type="float" office:value="0.731138">
            <text:p>0.73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75]/3600" office:value-type="float" office:value="31.9544444444444">
            <text:p>32.0</text:p>
          </table:table-cell>
          <table:table-cell table:style-name="ce27" table:formula="oooc:=([.N175]+[.O175])/3600" office:value-type="float" office:value="14.27">
            <text:p>14.3</text:p>
          </table:table-cell>
          <table:table-cell table:formula="oooc:=([.L175]-[.K175])/3600" office:value-type="float" office:value="0">
            <text:p>0</text:p>
          </table:table-cell>
          <table:table-cell table:style-name="ce34" table:formula="oooc:=[.Y175]/[.W175]" office:value-type="percentage" office:value="0">
            <text:p>0.0%</text:p>
          </table:table-cell>
          <table:table-cell table:style-name="ce34" table:formula="oooc:=[.Y175]/([.L175]/3600)" office:value-type="percentage" office:value="0">
            <text:p>0.0%</text:p>
          </table:table-cell>
          <table:table-cell table:formula="oooc:=3600*[.Y175]/[.E175]" office:value-type="float" office:value="0">
            <text:p>0</text:p>
          </table:table-cell>
          <table:table-cell table:style-name="ce34" table:formula="oooc:=[.H175]/([.H175]+[.F175])" office:value-type="percentage" office:value="0.5">
            <text:p>50.0%</text:p>
          </table:table-cell>
          <table:table-cell table:style-name="ce34" table:formula="oooc:=[.I175]/([.I175]+[.G175])" office:value-type="percentage" office:value="0">
            <text:p>0.0%</text:p>
          </table:table-cell>
          <table:table-cell table:formula="oooc:=[.H175]/([.X175])" office:value-type="float" office:value="0.0700770847932726">
            <text:p>0.07</text:p>
          </table:table-cell>
          <table:table-cell table:formula="oooc:=[.I175]/([.X175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c81c0bc5-901d-4528-82bc-05468e1c75e3</text:p>
          </table:table-cell>
          <table:table-cell office:value-type="float" office:value="10655">
            <text:p>10655</text:p>
          </table:table-cell>
          <table:table-cell office:value-type="float" office:value="10551">
            <text:p>10551</text:p>
          </table:table-cell>
          <table:table-cell office:value-type="float" office:value="4637">
            <text:p>4637</text:p>
          </table:table-cell>
          <table:table-cell office:value-type="float" office:value="4318">
            <text:p>4318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97">
            <text:p>197</text:p>
          </table:table-cell>
          <table:table-cell office:value-type="float" office:value="226">
            <text:p>226</text:p>
          </table:table-cell>
          <table:table-cell office:value-type="float" office:value="0.147208">
            <text:p>0.15</text:p>
          </table:table-cell>
          <table:table-cell office:value-type="float" office:value="6430">
            <text:p>6430</text:p>
          </table:table-cell>
          <table:table-cell office:value-type="float" office:value="3895">
            <text:p>3895</text:p>
          </table:table-cell>
          <table:table-cell office:value-type="float" office:value="226">
            <text:p>226</text:p>
          </table:table-cell>
          <table:table-cell office:value-type="float" office:value="1.650834">
            <text:p>1.65</text:p>
          </table:table-cell>
          <table:table-cell office:value-type="float" office:value="45.685841">
            <text:p>45.69</text:p>
          </table:table-cell>
          <table:table-cell office:value-type="float" office:value="96000">
            <text:p>96000</text:p>
          </table:table-cell>
          <table:table-cell office:value-type="float" office:value="87.853614">
            <text:p>87.85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76]/3600" office:value-type="float" office:value="2.93083333333333">
            <text:p>2.9</text:p>
          </table:table-cell>
          <table:table-cell table:style-name="ce27" table:formula="oooc:=([.N176]+[.O176])/3600" office:value-type="float" office:value="2.86805555555556">
            <text:p>2.9</text:p>
          </table:table-cell>
          <table:table-cell table:formula="oooc:=([.L176]-[.K176])/3600" office:value-type="float" office:value="0.00805555555555556">
            <text:p>0.01</text:p>
          </table:table-cell>
          <table:table-cell table:style-name="ce34" table:formula="oooc:=[.Y176]/[.W176]" office:value-type="percentage" office:value="0.00274855463937068">
            <text:p>0.3%</text:p>
          </table:table-cell>
          <table:table-cell table:style-name="ce34" table:formula="oooc:=[.Y176]/([.L176]/3600)" office:value-type="percentage" office:value="0.128318584070796">
            <text:p>12.8%</text:p>
          </table:table-cell>
          <table:table-cell table:formula="oooc:=3600*[.Y176]/[.E176]" office:value-type="float" office:value="0.00671607225567392">
            <text:p>0.01</text:p>
          </table:table-cell>
          <table:table-cell table:style-name="ce34" table:formula="oooc:=[.H176]/([.H176]+[.F176])" office:value-type="percentage" office:value="0.666666666666667">
            <text:p>66.7%</text:p>
          </table:table-cell>
          <table:table-cell table:style-name="ce34" table:formula="oooc:=[.I176]/([.I176]+[.G176])" office:value-type="percentage" office:value="0">
            <text:p>0.0%</text:p>
          </table:table-cell>
          <table:table-cell table:formula="oooc:=[.H176]/([.X176])" office:value-type="float" office:value="0.697336561743341">
            <text:p>0.7</text:p>
          </table:table-cell>
          <table:table-cell table:formula="oooc:=[.I176]/([.X176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7670a9ef-891b-4b42-b2e9-fed19f6b8932</text:p>
          </table:table-cell>
          <table:table-cell office:value-type="float" office:value="918776">
            <text:p>918776</text:p>
          </table:table-cell>
          <table:table-cell office:value-type="float" office:value="13966">
            <text:p>13966</text:p>
          </table:table-cell>
          <table:table-cell office:value-type="float" office:value="4495">
            <text:p>4495</text:p>
          </table:table-cell>
          <table:table-cell office:value-type="float" office:value="3562">
            <text:p>356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605">
            <text:p>605</text:p>
          </table:table-cell>
          <table:table-cell office:value-type="float" office:value="615">
            <text:p>615</text:p>
          </table:table-cell>
          <table:table-cell office:value-type="float" office:value="0.016529">
            <text:p>0.02</text:p>
          </table:table-cell>
          <table:table-cell office:value-type="float" office:value="10396">
            <text:p>10396</text:p>
          </table:table-cell>
          <table:table-cell office:value-type="float" office:value="2955">
            <text:p>2955</text:p>
          </table:table-cell>
          <table:table-cell office:value-type="float" office:value="615">
            <text:p>615</text:p>
          </table:table-cell>
          <table:table-cell office:value-type="float" office:value="3.518105">
            <text:p>3.52</text:p>
          </table:table-cell>
          <table:table-cell office:value-type="float" office:value="21.708943">
            <text:p>21.71</text:p>
          </table:table-cell>
          <table:table-cell office:value-type="float" office:value="96000">
            <text:p>96000</text:p>
          </table:table-cell>
          <table:table-cell office:value-type="float" office:value="22.96412">
            <text:p>22.96</text:p>
          </table:table-cell>
          <table:table-cell office:value-type="float" office:value="180">
            <text:p>180</text:p>
          </table:table-cell>
          <table:table-cell/>
          <table:table-cell table:style-name="ce27" table:formula="oooc:=[.C177]/3600" office:value-type="float" office:value="3.87944444444444">
            <text:p>3.9</text:p>
          </table:table-cell>
          <table:table-cell table:style-name="ce27" table:formula="oooc:=([.N177]+[.O177])/3600" office:value-type="float" office:value="3.70861111111111">
            <text:p>3.7</text:p>
          </table:table-cell>
          <table:table-cell table:formula="oooc:=([.L177]-[.K177])/3600" office:value-type="float" office:value="0.00277777777777778">
            <text:p>0</text:p>
          </table:table-cell>
          <table:table-cell table:style-name="ce34" table:formula="oooc:=[.Y177]/[.W177]" office:value-type="percentage" office:value="0.000716024631247315">
            <text:p>0.1%</text:p>
          </table:table-cell>
          <table:table-cell table:style-name="ce34" table:formula="oooc:=[.Y177]/([.L177]/3600)" office:value-type="percentage" office:value="0.016260162601626">
            <text:p>1.6%</text:p>
          </table:table-cell>
          <table:table-cell table:formula="oooc:=3600*[.Y177]/[.E177]" office:value-type="float" office:value="0.00280741156653565">
            <text:p>0</text:p>
          </table:table-cell>
          <table:table-cell table:style-name="ce34" table:formula="oooc:=[.H177]/([.H177]+[.F177])" office:value-type="percentage" office:value="0.75">
            <text:p>75.0%</text:p>
          </table:table-cell>
          <table:table-cell table:style-name="ce34" table:formula="oooc:=[.I177]/([.I177]+[.G177])" office:value-type="percentage" office:value="0.5">
            <text:p>50.0%</text:p>
          </table:table-cell>
          <table:table-cell table:formula="oooc:=[.H177]/([.X177])" office:value-type="float" office:value="0.808928170174519">
            <text:p>0.81</text:p>
          </table:table-cell>
          <table:table-cell table:formula="oooc:=[.I177]/([.X177])" office:value-type="float" office:value="0.269642723391506">
            <text:p>0.27</text:p>
          </table:table-cell>
          <table:table-cell table:number-columns-repeated="224"/>
        </table:table-row>
        <table:table-row table:style-name="ro2">
          <table:table-cell office:value-type="string">
            <text:p>481168d2-829b-47a0-8bb2-5d67f626c7fc</text:p>
          </table:table-cell>
          <table:table-cell office:value-type="float" office:value="13980">
            <text:p>13980</text:p>
          </table:table-cell>
          <table:table-cell office:value-type="float" office:value="8190">
            <text:p>8190</text:p>
          </table:table-cell>
          <table:table-cell office:value-type="float" office:value="4939">
            <text:p>4939</text:p>
          </table:table-cell>
          <table:table-cell office:value-type="float" office:value="1892">
            <text:p>189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05">
            <text:p>305</text:p>
          </table:table-cell>
          <table:table-cell table:number-columns-repeated="2" office:value-type="float" office:value="2442">
            <text:p>2442</text:p>
          </table:table-cell>
          <table:table-cell office:value-type="float" office:value="0.124898">
            <text:p>0.12</text:p>
          </table:table-cell>
          <table:table-cell office:value-type="float" office:value="4110">
            <text:p>4110</text:p>
          </table:table-cell>
          <table:table-cell office:value-type="float" office:value="1638">
            <text:p>1638</text:p>
          </table:table-cell>
          <table:table-cell office:value-type="float" office:value="2442">
            <text:p>2442</text:p>
          </table:table-cell>
          <table:table-cell office:value-type="float" office:value="2.509158">
            <text:p>2.51</text:p>
          </table:table-cell>
          <table:table-cell office:value-type="float" office:value="2.353808">
            <text:p>2.35</text:p>
          </table:table-cell>
          <table:table-cell office:value-type="float" office:value="96000">
            <text:p>96000</text:p>
          </table:table-cell>
          <table:table-cell office:value-type="float" office:value="1.141481">
            <text:p>1.14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78]/3600" office:value-type="float" office:value="2.275">
            <text:p>2.3</text:p>
          </table:table-cell>
          <table:table-cell table:style-name="ce27" table:formula="oooc:=([.N178]+[.O178])/3600" office:value-type="float" office:value="1.59666666666667">
            <text:p>1.6</text:p>
          </table:table-cell>
          <table:table-cell table:formula="oooc:=([.L178]-[.K178])/3600" office:value-type="float" office:value="0">
            <text:p>0</text:p>
          </table:table-cell>
          <table:table-cell table:style-name="ce34" table:formula="oooc:=[.Y178]/[.W178]" office:value-type="percentage" office:value="0">
            <text:p>0.0%</text:p>
          </table:table-cell>
          <table:table-cell table:style-name="ce34" table:formula="oooc:=[.Y178]/([.L178]/3600)" office:value-type="percentage" office:value="0">
            <text:p>0.0%</text:p>
          </table:table-cell>
          <table:table-cell table:formula="oooc:=3600*[.Y178]/[.E178]" office:value-type="float" office:value="0">
            <text:p>0</text:p>
          </table:table-cell>
          <table:table-cell table:style-name="ce34" table:formula="oooc:=[.H178]/([.H178]+[.F178])" office:value-type="percentage" office:value="0">
            <text:p>0.0%</text:p>
          </table:table-cell>
          <table:table-cell table:style-name="ce34" table:formula="oooc:=[.I178]/([.I178]+[.G178])" office:value-type="percentage" office:value="0">
            <text:p>0.0%</text:p>
          </table:table-cell>
          <table:table-cell table:formula="oooc:=[.H178]/([.X178])" office:value-type="float" office:value="0">
            <text:p>0</text:p>
          </table:table-cell>
          <table:table-cell table:formula="oooc:=[.I178]/([.X178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fa5dc9d0-6d06-4a8b-9863-712e0a4febbe</text:p>
          </table:table-cell>
          <table:table-cell office:value-type="float" office:value="251430">
            <text:p>251430</text:p>
          </table:table-cell>
          <table:table-cell office:value-type="float" office:value="7059">
            <text:p>7059</text:p>
          </table:table-cell>
          <table:table-cell office:value-type="float" office:value="3394">
            <text:p>3394</text:p>
          </table:table-cell>
          <table:table-cell office:value-type="float" office:value="3342">
            <text:p>33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inf</text:p>
          </table:table-cell>
          <table:table-cell office:value-type="float" office:value="2922">
            <text:p>2922</text:p>
          </table:table-cell>
          <table:table-cell office:value-type="float" office:value="4127">
            <text:p>4127</text:p>
          </table:table-cell>
          <table:table-cell office:value-type="float" office:value="10">
            <text:p>10</text:p>
          </table:table-cell>
          <table:table-cell office:value-type="float" office:value="0.70802">
            <text:p>0.71</text:p>
          </table:table-cell>
          <table:table-cell office:value-type="float" office:value="704.9">
            <text:p>704.9</text:p>
          </table:table-cell>
          <table:table-cell office:value-type="float" office:value="96000">
            <text:p>96000</text:p>
          </table:table-cell>
          <table:table-cell office:value-type="float" office:value="1.268212">
            <text:p>1.27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79]/3600" office:value-type="float" office:value="1.96083333333333">
            <text:p>2.0</text:p>
          </table:table-cell>
          <table:table-cell table:style-name="ce27" table:formula="oooc:=([.N179]+[.O179])/3600" office:value-type="float" office:value="1.95805555555556">
            <text:p>2.0</text:p>
          </table:table-cell>
          <table:table-cell table:formula="oooc:=([.L179]-[.K179])/3600" office:value-type="float" office:value="0.00277777777777778">
            <text:p>0</text:p>
          </table:table-cell>
          <table:table-cell table:style-name="ce34" table:formula="oooc:=[.Y179]/[.W179]" office:value-type="percentage" office:value="0.00141663125088539">
            <text:p>0.1%</text:p>
          </table:table-cell>
          <table:table-cell table:style-name="ce34" table:formula="oooc:=[.Y179]/([.L179]/3600)" office:value-type="percentage" office:value="1">
            <text:p>100.0%</text:p>
          </table:table-cell>
          <table:table-cell table:formula="oooc:=3600*[.Y179]/[.E179]" office:value-type="float" office:value="0.00299222022740874">
            <text:p>0</text:p>
          </table:table-cell>
          <table:table-cell table:style-name="ce34" table:formula="oooc:=[.H179]/([.H179]+[.F179])" office:value-type="percentage" office:value="0.833333333333333">
            <text:p>83.3%</text:p>
          </table:table-cell>
          <table:table-cell table:style-name="ce34" table:formula="oooc:=[.I179]/([.I179]+[.G179])" office:value-type="percentage" office:value="0">
            <text:p>#DIV/0!</text:p>
          </table:table-cell>
          <table:table-cell table:formula="oooc:=[.H179]/([.X179])" office:value-type="float" office:value="2.55355369555965">
            <text:p>2.55</text:p>
          </table:table-cell>
          <table:table-cell table:formula="oooc:=[.I179]/([.X179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85ce499f-3a7e-49fd-8ad2-629f9acf9023</text:p>
          </table:table-cell>
          <table:table-cell office:value-type="float" office:value="271844">
            <text:p>271844</text:p>
          </table:table-cell>
          <table:table-cell office:value-type="float" office:value="9820">
            <text:p>9820</text:p>
          </table:table-cell>
          <table:table-cell office:value-type="float" office:value="3579">
            <text:p>3579</text:p>
          </table:table-cell>
          <table:table-cell office:value-type="float" office:value="3540">
            <text:p>354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inf</text:p>
          </table:table-cell>
          <table:table-cell office:value-type="float" office:value="6368">
            <text:p>6368</text:p>
          </table:table-cell>
          <table:table-cell office:value-type="float" office:value="3447">
            <text:p>3447</text:p>
          </table:table-cell>
          <table:table-cell office:value-type="float" office:value="5">
            <text:p>5</text:p>
          </table:table-cell>
          <table:table-cell office:value-type="float" office:value="1.847404">
            <text:p>1.85</text:p>
          </table:table-cell>
          <table:table-cell office:value-type="float" office:value="1963">
            <text:p>1963</text:p>
          </table:table-cell>
          <table:table-cell office:value-type="float" office:value="96000">
            <text:p>96000</text:p>
          </table:table-cell>
          <table:table-cell office:value-type="float" office:value="0.933048">
            <text:p>0.93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80]/3600" office:value-type="float" office:value="2.72777777777778">
            <text:p>2.7</text:p>
          </table:table-cell>
          <table:table-cell table:style-name="ce27" table:formula="oooc:=([.N180]+[.O180])/3600" office:value-type="float" office:value="2.72638888888889">
            <text:p>2.7</text:p>
          </table:table-cell>
          <table:table-cell table:formula="oooc:=([.L180]-[.K180])/3600" office:value-type="float" office:value="0.00138888888888889">
            <text:p>0</text:p>
          </table:table-cell>
          <table:table-cell table:style-name="ce34" table:formula="oooc:=[.Y180]/[.W180]" office:value-type="percentage" office:value="0.000509164969450102">
            <text:p>0.1%</text:p>
          </table:table-cell>
          <table:table-cell table:style-name="ce34" table:formula="oooc:=[.Y180]/([.L180]/3600)" office:value-type="percentage" office:value="1">
            <text:p>100.0%</text:p>
          </table:table-cell>
          <table:table-cell table:formula="oooc:=3600*[.Y180]/[.E180]" office:value-type="float" office:value="0.00141242937853107">
            <text:p>0</text:p>
          </table:table-cell>
          <table:table-cell table:style-name="ce34" table:formula="oooc:=[.H180]/([.H180]+[.F180])" office:value-type="percentage" office:value="0">
            <text:p>0.0%</text:p>
          </table:table-cell>
          <table:table-cell table:style-name="ce34" table:formula="oooc:=[.I180]/([.I180]+[.G180])" office:value-type="percentage" office:value="0">
            <text:p>#DIV/0!</text:p>
          </table:table-cell>
          <table:table-cell table:formula="oooc:=[.H180]/([.X180])" office:value-type="float" office:value="0">
            <text:p>0</text:p>
          </table:table-cell>
          <table:table-cell table:formula="oooc:=[.I180]/([.X180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fa83a184-1bd1-4032-ae07-adde34ef10ef</text:p>
          </table:table-cell>
          <table:table-cell office:value-type="float" office:value="1561709">
            <text:p>1561709</text:p>
          </table:table-cell>
          <table:table-cell office:value-type="float" office:value="16137">
            <text:p>16137</text:p>
          </table:table-cell>
          <table:table-cell office:value-type="float" office:value="15174">
            <text:p>15174</text:p>
          </table:table-cell>
          <table:table-cell office:value-type="float" office:value="10758">
            <text:p>1075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596">
            <text:p>3596</text:p>
          </table:table-cell>
          <table:table-cell office:value-type="float" office:value="3608">
            <text:p>3608</text:p>
          </table:table-cell>
          <table:table-cell office:value-type="float" office:value="0.003337">
            <text:p>0</text:p>
          </table:table-cell>
          <table:table-cell office:value-type="float" office:value="3091">
            <text:p>3091</text:p>
          </table:table-cell>
          <table:table-cell office:value-type="float" office:value="9438">
            <text:p>9438</text:p>
          </table:table-cell>
          <table:table-cell office:value-type="float" office:value="3608">
            <text:p>3608</text:p>
          </table:table-cell>
          <table:table-cell office:value-type="float" office:value="0.327506">
            <text:p>0.33</text:p>
          </table:table-cell>
          <table:table-cell office:value-type="float" office:value="3.472561">
            <text:p>3.47</text:p>
          </table:table-cell>
          <table:table-cell office:value-type="float" office:value="96000">
            <text:p>96000</text:p>
          </table:table-cell>
          <table:table-cell office:value-type="float" office:value="2.297463">
            <text:p>2.3</text:p>
          </table:table-cell>
          <table:table-cell office:value-type="float" office:value="900">
            <text:p>900</text:p>
          </table:table-cell>
          <table:table-cell/>
          <table:table-cell table:style-name="ce27" table:formula="oooc:=[.C181]/3600" office:value-type="float" office:value="4.4825">
            <text:p>4.5</text:p>
          </table:table-cell>
          <table:table-cell table:style-name="ce27" table:formula="oooc:=([.N181]+[.O181])/3600" office:value-type="float" office:value="3.48027777777778">
            <text:p>3.5</text:p>
          </table:table-cell>
          <table:table-cell table:formula="oooc:=([.L181]-[.K181])/3600" office:value-type="float" office:value="0.00333333333333333">
            <text:p>0</text:p>
          </table:table-cell>
          <table:table-cell table:style-name="ce34" table:formula="oooc:=[.Y181]/[.W181]" office:value-type="percentage" office:value="0.000743632645473136">
            <text:p>0.1%</text:p>
          </table:table-cell>
          <table:table-cell table:style-name="ce34" table:formula="oooc:=[.Y181]/([.L181]/3600)" office:value-type="percentage" office:value="0.00332594235033259">
            <text:p>0.3%</text:p>
          </table:table-cell>
          <table:table-cell table:formula="oooc:=3600*[.Y181]/[.E181]" office:value-type="float" office:value="0.0011154489682097">
            <text:p>0</text:p>
          </table:table-cell>
          <table:table-cell table:style-name="ce34" table:formula="oooc:=[.H181]/([.H181]+[.F181])" office:value-type="percentage" office:value="0">
            <text:p>0.0%</text:p>
          </table:table-cell>
          <table:table-cell table:style-name="ce34" table:formula="oooc:=[.I181]/([.I181]+[.G181])" office:value-type="percentage" office:value="0">
            <text:p>0.0%</text:p>
          </table:table-cell>
          <table:table-cell table:formula="oooc:=[.H181]/([.X181])" office:value-type="float" office:value="0">
            <text:p>0</text:p>
          </table:table-cell>
          <table:table-cell table:formula="oooc:=[.I181]/([.X181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46a8a482-2ed9-413f-9c9d-8b2b65155742</text:p>
          </table:table-cell>
          <table:table-cell office:value-type="float" office:value="41865">
            <text:p>41865</text:p>
          </table:table-cell>
          <table:table-cell office:value-type="float" office:value="4582">
            <text:p>4582</text:p>
          </table:table-cell>
          <table:table-cell office:value-type="float" office:value="2796">
            <text:p>2796</text:p>
          </table:table-cell>
          <table:table-cell office:value-type="float" office:value="2754">
            <text:p>27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string">
            <text:p>inf</text:p>
          </table:table-cell>
          <table:table-cell office:value-type="float" office:value="1822">
            <text:p>1822</text:p>
          </table:table-cell>
          <table:table-cell office:value-type="float" office:value="2731">
            <text:p>2731</text:p>
          </table:table-cell>
          <table:table-cell office:value-type="float" office:value="29">
            <text:p>29</text:p>
          </table:table-cell>
          <table:table-cell office:value-type="float" office:value="0.667155">
            <text:p>0.67</text:p>
          </table:table-cell>
          <table:table-cell office:value-type="float" office:value="157">
            <text:p>157</text:p>
          </table:table-cell>
          <table:table-cell office:value-type="float" office:value="96000">
            <text:p>96000</text:p>
          </table:table-cell>
          <table:table-cell office:value-type="float" office:value="0.796085">
            <text:p>0.8</text:p>
          </table:table-cell>
          <table:table-cell office:value-type="float" office:value="1200">
            <text:p>1200</text:p>
          </table:table-cell>
          <table:table-cell/>
          <table:table-cell table:style-name="ce27" table:formula="oooc:=[.C182]/3600" office:value-type="float" office:value="1.27277777777778">
            <text:p>1.3</text:p>
          </table:table-cell>
          <table:table-cell table:style-name="ce27" table:formula="oooc:=([.N182]+[.O182])/3600" office:value-type="float" office:value="1.26472222222222">
            <text:p>1.3</text:p>
          </table:table-cell>
          <table:table-cell table:formula="oooc:=([.L182]-[.K182])/3600" office:value-type="float" office:value="0.00805555555555556">
            <text:p>0.01</text:p>
          </table:table-cell>
          <table:table-cell table:style-name="ce34" table:formula="oooc:=[.Y182]/[.W182]" office:value-type="percentage" office:value="0.00632911392405063">
            <text:p>0.6%</text:p>
          </table:table-cell>
          <table:table-cell table:style-name="ce34" table:formula="oooc:=[.Y182]/([.L182]/3600)" office:value-type="percentage" office:value="1">
            <text:p>100.0%</text:p>
          </table:table-cell>
          <table:table-cell table:formula="oooc:=3600*[.Y182]/[.E182]" office:value-type="float" office:value="0.0105301379811184">
            <text:p>0.01</text:p>
          </table:table-cell>
          <table:table-cell table:style-name="ce34" table:formula="oooc:=[.H182]/([.H182]+[.F182])" office:value-type="percentage" office:value="0.5">
            <text:p>50.0%</text:p>
          </table:table-cell>
          <table:table-cell table:style-name="ce34" table:formula="oooc:=[.I182]/([.I182]+[.G182])" office:value-type="percentage" office:value="0">
            <text:p>#DIV/0!</text:p>
          </table:table-cell>
          <table:table-cell table:formula="oooc:=[.H182]/([.X182])" office:value-type="float" office:value="0.790687458818361">
            <text:p>0.79</text:p>
          </table:table-cell>
          <table:table-cell table:formula="oooc:=[.I182]/([.X182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ec2d1151-2194-4a69-8055-e8133f47e0ac</text:p>
          </table:table-cell>
          <table:table-cell office:value-type="float" office:value="15573">
            <text:p>15573</text:p>
          </table:table-cell>
          <table:table-cell office:value-type="float" office:value="7704">
            <text:p>7704</text:p>
          </table:table-cell>
          <table:table-cell office:value-type="float" office:value="3450">
            <text:p>3450</text:p>
          </table:table-cell>
          <table:table-cell office:value-type="float" office:value="3407">
            <text:p>34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inf</text:p>
          </table:table-cell>
          <table:table-cell office:value-type="float" office:value="4160">
            <text:p>4160</text:p>
          </table:table-cell>
          <table:table-cell office:value-type="float" office:value="3526">
            <text:p>3526</text:p>
          </table:table-cell>
          <table:table-cell office:value-type="float" office:value="18">
            <text:p>18</text:p>
          </table:table-cell>
          <table:table-cell office:value-type="float" office:value="1.179807">
            <text:p>1.18</text:p>
          </table:table-cell>
          <table:table-cell office:value-type="float" office:value="427">
            <text:p>427</text:p>
          </table:table-cell>
          <table:table-cell office:value-type="float" office:value="96000">
            <text:p>96000</text:p>
          </table:table-cell>
          <table:table-cell office:value-type="float" office:value="1.459997">
            <text:p>1.46</text:p>
          </table:table-cell>
          <table:table-cell office:value-type="float" office:value="600">
            <text:p>600</text:p>
          </table:table-cell>
          <table:table-cell/>
          <table:table-cell table:style-name="ce27" table:formula="oooc:=[.C183]/3600" office:value-type="float" office:value="2.14">
            <text:p>2.1</text:p>
          </table:table-cell>
          <table:table-cell table:style-name="ce27" table:formula="oooc:=([.N183]+[.O183])/3600" office:value-type="float" office:value="2.135">
            <text:p>2.1</text:p>
          </table:table-cell>
          <table:table-cell table:formula="oooc:=([.L183]-[.K183])/3600" office:value-type="float" office:value="0.005">
            <text:p>0.01</text:p>
          </table:table-cell>
          <table:table-cell table:style-name="ce34" table:formula="oooc:=[.Y183]/[.W183]" office:value-type="percentage" office:value="0.00233644859813084">
            <text:p>0.2%</text:p>
          </table:table-cell>
          <table:table-cell table:style-name="ce34" table:formula="oooc:=[.Y183]/([.L183]/3600)" office:value-type="percentage" office:value="1">
            <text:p>100.0%</text:p>
          </table:table-cell>
          <table:table-cell table:formula="oooc:=3600*[.Y183]/[.E183]" office:value-type="float" office:value="0.00528324038743763">
            <text:p>0.01</text:p>
          </table:table-cell>
          <table:table-cell table:style-name="ce34" table:formula="oooc:=[.H183]/([.H183]+[.F183])" office:value-type="percentage" office:value="0.666666666666667">
            <text:p>66.7%</text:p>
          </table:table-cell>
          <table:table-cell table:style-name="ce34" table:formula="oooc:=[.I183]/([.I183]+[.G183])" office:value-type="percentage" office:value="0">
            <text:p>#DIV/0!</text:p>
          </table:table-cell>
          <table:table-cell table:formula="oooc:=[.H183]/([.X183])" office:value-type="float" office:value="0.936768149882904">
            <text:p>0.94</text:p>
          </table:table-cell>
          <table:table-cell table:formula="oooc:=[.I183]/([.X183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98de616f-4431-4d29-954e-6d147936ade4</text:p>
          </table:table-cell>
          <table:table-cell office:value-type="float" office:value="317002">
            <text:p>317002</text:p>
          </table:table-cell>
          <table:table-cell office:value-type="float" office:value="4436">
            <text:p>4436</text:p>
          </table:table-cell>
          <table:table-cell office:value-type="float" office:value="1050">
            <text:p>1050</text:p>
          </table:table-cell>
          <table:table-cell office:value-type="float" office:value="994">
            <text:p>9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string">
            <text:p>inf</text:p>
          </table:table-cell>
          <table:table-cell office:value-type="float" office:value="2710">
            <text:p>2710</text:p>
          </table:table-cell>
          <table:table-cell office:value-type="float" office:value="1686">
            <text:p>1686</text:p>
          </table:table-cell>
          <table:table-cell office:value-type="float" office:value="40">
            <text:p>40</text:p>
          </table:table-cell>
          <table:table-cell office:value-type="float" office:value="1.607355">
            <text:p>1.61</text:p>
          </table:table-cell>
          <table:table-cell office:value-type="float" office:value="109.9">
            <text:p>109.9</text:p>
          </table:table-cell>
          <table:table-cell office:value-type="float" office:value="96000">
            <text:p>96000</text:p>
          </table:table-cell>
          <table:table-cell office:value-type="float" office:value="3.378561">
            <text:p>3.38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84]/3600" office:value-type="float" office:value="1.23222222222222">
            <text:p>1.2</text:p>
          </table:table-cell>
          <table:table-cell table:style-name="ce27" table:formula="oooc:=([.N184]+[.O184])/3600" office:value-type="float" office:value="1.22111111111111">
            <text:p>1.2</text:p>
          </table:table-cell>
          <table:table-cell table:formula="oooc:=([.L184]-[.K184])/3600" office:value-type="float" office:value="0.0111111111111111">
            <text:p>0.01</text:p>
          </table:table-cell>
          <table:table-cell table:style-name="ce34" table:formula="oooc:=[.Y184]/[.W184]" office:value-type="percentage" office:value="0.00901713255184851">
            <text:p>0.9%</text:p>
          </table:table-cell>
          <table:table-cell table:style-name="ce34" table:formula="oooc:=[.Y184]/([.L184]/3600)" office:value-type="percentage" office:value="1">
            <text:p>100.0%</text:p>
          </table:table-cell>
          <table:table-cell table:formula="oooc:=3600*[.Y184]/[.E184]" office:value-type="float" office:value="0.0402414486921529">
            <text:p>0.04</text:p>
          </table:table-cell>
          <table:table-cell table:style-name="ce34" table:formula="oooc:=[.H184]/([.H184]+[.F184])" office:value-type="percentage" office:value="0.75">
            <text:p>75.0%</text:p>
          </table:table-cell>
          <table:table-cell table:style-name="ce34" table:formula="oooc:=[.I184]/([.I184]+[.G184])" office:value-type="percentage" office:value="0">
            <text:p>#DIV/0!</text:p>
          </table:table-cell>
          <table:table-cell table:formula="oooc:=[.H184]/([.X184])" office:value-type="float" office:value="2.45677888989991">
            <text:p>2.46</text:p>
          </table:table-cell>
          <table:table-cell table:formula="oooc:=[.I184]/([.X184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fdb662a4-e16c-477b-b005-92765d60a639</text:p>
          </table:table-cell>
          <table:table-cell office:value-type="float" office:value="344130">
            <text:p>344130</text:p>
          </table:table-cell>
          <table:table-cell office:value-type="float" office:value="28445">
            <text:p>28445</text:p>
          </table:table-cell>
          <table:table-cell office:value-type="float" office:value="23259">
            <text:p>23259</text:p>
          </table:table-cell>
          <table:table-cell office:value-type="float" office:value="23186">
            <text:p>2318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string">
            <text:p>inf</text:p>
          </table:table-cell>
          <table:table-cell office:value-type="float" office:value="4820">
            <text:p>4820</text:p>
          </table:table-cell>
          <table:table-cell office:value-type="float" office:value="23604">
            <text:p>23604</text:p>
          </table:table-cell>
          <table:table-cell office:value-type="float" office:value="21">
            <text:p>21</text:p>
          </table:table-cell>
          <table:table-cell office:value-type="float" office:value="0.204203">
            <text:p>0.2</text:p>
          </table:table-cell>
          <table:table-cell office:value-type="float" office:value="1353.52381">
            <text:p>1353.52</text:p>
          </table:table-cell>
          <table:table-cell office:value-type="float" office:value="96000">
            <text:p>96000</text:p>
          </table:table-cell>
          <table:table-cell office:value-type="float" office:value="0.038859">
            <text:p>0.04</text:p>
          </table:table-cell>
          <table:table-cell office:value-type="float" office:value="1200">
            <text:p>1200</text:p>
          </table:table-cell>
          <table:table-cell/>
          <table:table-cell table:style-name="ce27" table:formula="oooc:=[.C185]/3600" office:value-type="float" office:value="7.90138888888889">
            <text:p>7.9</text:p>
          </table:table-cell>
          <table:table-cell table:style-name="ce27" table:formula="oooc:=([.N185]+[.O185])/3600" office:value-type="float" office:value="7.89555555555556">
            <text:p>7.9</text:p>
          </table:table-cell>
          <table:table-cell table:formula="oooc:=([.L185]-[.K185])/3600" office:value-type="float" office:value="0.00583333333333333">
            <text:p>0.01</text:p>
          </table:table-cell>
          <table:table-cell table:style-name="ce34" table:formula="oooc:=[.Y185]/[.W185]" office:value-type="percentage" office:value="0.000738266830725962">
            <text:p>0.1%</text:p>
          </table:table-cell>
          <table:table-cell table:style-name="ce34" table:formula="oooc:=[.Y185]/([.L185]/3600)" office:value-type="percentage" office:value="1">
            <text:p>100.0%</text:p>
          </table:table-cell>
          <table:table-cell table:formula="oooc:=3600*[.Y185]/[.E185]" office:value-type="float" office:value="0.000905718968342966">
            <text:p>0</text:p>
          </table:table-cell>
          <table:table-cell table:style-name="ce34" table:formula="oooc:=[.H185]/([.H185]+[.F185])" office:value-type="percentage" office:value="0">
            <text:p>0.0%</text:p>
          </table:table-cell>
          <table:table-cell table:style-name="ce34" table:formula="oooc:=[.I185]/([.I185]+[.G185])" office:value-type="percentage" office:value="0">
            <text:p>#DIV/0!</text:p>
          </table:table-cell>
          <table:table-cell table:formula="oooc:=[.H185]/([.X185])" office:value-type="float" office:value="0">
            <text:p>0</text:p>
          </table:table-cell>
          <table:table-cell table:formula="oooc:=[.I185]/([.X185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164d8727-01ca-4a91-8ff5-f5de8faa183c</text:p>
          </table:table-cell>
          <table:table-cell office:value-type="float" office:value="28123">
            <text:p>28123</text:p>
          </table:table-cell>
          <table:table-cell office:value-type="float" office:value="28024">
            <text:p>28024</text:p>
          </table:table-cell>
          <table:table-cell office:value-type="float" office:value="136">
            <text:p>136</text:p>
          </table:table-cell>
          <table:table-cell office:value-type="float" office:value="125">
            <text:p>12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7805">
            <text:p>27805</text:p>
          </table:table-cell>
          <table:table-cell office:value-type="float" office:value="27559">
            <text:p>27559</text:p>
          </table:table-cell>
          <table:table-cell office:value-type="float" office:value="27805">
            <text:p>27805</text:p>
          </table:table-cell>
          <table:table-cell office:value-type="float" office:value="1.008926">
            <text:p>1.01</text:p>
          </table:table-cell>
          <table:table-cell office:value-type="float" office:value="97">
            <text:p>97</text:p>
          </table:table-cell>
          <table:table-cell office:value-type="float" office:value="122">
            <text:p>122</text:p>
          </table:table-cell>
          <table:table-cell office:value-type="float" office:value="27805">
            <text:p>27805</text:p>
          </table:table-cell>
          <table:table-cell office:value-type="float" office:value="0.795082">
            <text:p>0.8</text:p>
          </table:table-cell>
          <table:table-cell office:value-type="float" office:value="0.007876">
            <text:p>0.01</text:p>
          </table:table-cell>
          <table:table-cell office:value-type="float" office:value="96000">
            <text:p>96000</text:p>
          </table:table-cell>
          <table:table-cell office:value-type="float" office:value="1.018942">
            <text:p>1.02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86]/3600" office:value-type="float" office:value="7.78444444444444">
            <text:p>7.8</text:p>
          </table:table-cell>
          <table:table-cell table:style-name="ce27" table:formula="oooc:=([.N186]+[.O186])/3600" office:value-type="float" office:value="0.0608333333333333">
            <text:p>0.1</text:p>
          </table:table-cell>
          <table:table-cell table:formula="oooc:=([.L186]-[.K186])/3600" office:value-type="float" office:value="0.0683333333333333">
            <text:p>0.07</text:p>
          </table:table-cell>
          <table:table-cell table:style-name="ce34" table:formula="oooc:=[.Y186]/[.W186]" office:value-type="percentage" office:value="0.00877819012275193">
            <text:p>0.9%</text:p>
          </table:table-cell>
          <table:table-cell table:style-name="ce34" table:formula="oooc:=[.Y186]/([.L186]/3600)" office:value-type="percentage" office:value="0.00884732961697536">
            <text:p>0.9%</text:p>
          </table:table-cell>
          <table:table-cell table:formula="oooc:=3600*[.Y186]/[.E186]" office:value-type="float" office:value="1.968">
            <text:p>1.97</text:p>
          </table:table-cell>
          <table:table-cell table:style-name="ce34" table:formula="oooc:=[.H186]/([.H186]+[.F186])" office:value-type="percentage" office:value="0">
            <text:p>0.0%</text:p>
          </table:table-cell>
          <table:table-cell table:style-name="ce34" table:formula="oooc:=[.I186]/([.I186]+[.G186])" office:value-type="percentage" office:value="0">
            <text:p>0.0%</text:p>
          </table:table-cell>
          <table:table-cell table:formula="oooc:=[.H186]/([.X186])" office:value-type="float" office:value="0">
            <text:p>0</text:p>
          </table:table-cell>
          <table:table-cell table:formula="oooc:=[.I186]/([.X186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4564ff40-f30c-408e-9d12-09fa4ed9548a</text:p>
          </table:table-cell>
          <table:table-cell office:value-type="float" office:value="300378">
            <text:p>300378</text:p>
          </table:table-cell>
          <table:table-cell office:value-type="float" office:value="3958">
            <text:p>3958</text:p>
          </table:table-cell>
          <table:table-cell office:value-type="float" office:value="925">
            <text:p>925</text:p>
          </table:table-cell>
          <table:table-cell office:value-type="float" office:value="712">
            <text:p>71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843">
            <text:p>2843</text:p>
          </table:table-cell>
          <table:table-cell table:number-columns-repeated="2" office:value-type="float" office:value="2929">
            <text:p>2929</text:p>
          </table:table-cell>
          <table:table-cell office:value-type="float" office:value="0.970638">
            <text:p>0.97</text:p>
          </table:table-cell>
          <table:table-cell office:value-type="float" office:value="229">
            <text:p>229</text:p>
          </table:table-cell>
          <table:table-cell office:value-type="float" office:value="800">
            <text:p>800</text:p>
          </table:table-cell>
          <table:table-cell office:value-type="float" office:value="2929">
            <text:p>2929</text:p>
          </table:table-cell>
          <table:table-cell office:value-type="float" office:value="0.28625">
            <text:p>0.29</text:p>
          </table:table-cell>
          <table:table-cell office:value-type="float" office:value="0.351314">
            <text:p>0.35</text:p>
          </table:table-cell>
          <table:table-cell office:value-type="float" office:value="96000">
            <text:p>96000</text:p>
          </table:table-cell>
          <table:table-cell office:value-type="float" office:value="0.853202">
            <text:p>0.85</text:p>
          </table:table-cell>
          <table:table-cell office:value-type="float" office:value="600">
            <text:p>600</text:p>
          </table:table-cell>
          <table:table-cell/>
          <table:table-cell table:style-name="ce27" table:formula="oooc:=[.C187]/3600" office:value-type="float" office:value="1.09944444444444">
            <text:p>1.1</text:p>
          </table:table-cell>
          <table:table-cell table:style-name="ce27" table:formula="oooc:=([.N187]+[.O187])/3600" office:value-type="float" office:value="0.285833333333333">
            <text:p>0.3</text:p>
          </table:table-cell>
          <table:table-cell table:formula="oooc:=([.L187]-[.K187])/3600" office:value-type="float" office:value="0">
            <text:p>0</text:p>
          </table:table-cell>
          <table:table-cell table:style-name="ce34" table:formula="oooc:=[.Y187]/[.W187]" office:value-type="percentage" office:value="0">
            <text:p>0.0%</text:p>
          </table:table-cell>
          <table:table-cell table:style-name="ce34" table:formula="oooc:=[.Y187]/([.L187]/3600)" office:value-type="percentage" office:value="0">
            <text:p>0.0%</text:p>
          </table:table-cell>
          <table:table-cell table:formula="oooc:=3600*[.Y187]/[.E187]" office:value-type="float" office:value="0">
            <text:p>0</text:p>
          </table:table-cell>
          <table:table-cell table:style-name="ce34" table:formula="oooc:=[.H187]/([.H187]+[.F187])" office:value-type="percentage" office:value="0.8">
            <text:p>80.0%</text:p>
          </table:table-cell>
          <table:table-cell table:style-name="ce34" table:formula="oooc:=[.I187]/([.I187]+[.G187])" office:value-type="percentage" office:value="0.7">
            <text:p>70.0%</text:p>
          </table:table-cell>
          <table:table-cell table:formula="oooc:=[.H187]/([.X187])" office:value-type="float" office:value="13.9941690962099">
            <text:p>13.99</text:p>
          </table:table-cell>
          <table:table-cell table:formula="oooc:=[.I187]/([.X187])" office:value-type="float" office:value="24.4897959183673">
            <text:p>24.49</text:p>
          </table:table-cell>
          <table:table-cell table:number-columns-repeated="224"/>
        </table:table-row>
        <table:table-row table:style-name="ro2">
          <table:table-cell office:value-type="string">
            <text:p>957b5260-c329-4d66-bbd3-eab7083b75b5</text:p>
          </table:table-cell>
          <table:table-cell office:value-type="float" office:value="75355">
            <text:p>75355</text:p>
          </table:table-cell>
          <table:table-cell office:value-type="float" office:value="8415">
            <text:p>8415</text:p>
          </table:table-cell>
          <table:table-cell office:value-type="float" office:value="7490">
            <text:p>7490</text:p>
          </table:table-cell>
          <table:table-cell office:value-type="float" office:value="3499">
            <text:p>349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031">
            <text:p>1031</text:p>
          </table:table-cell>
          <table:table-cell office:value-type="float" office:value="3201">
            <text:p>3201</text:p>
          </table:table-cell>
          <table:table-cell office:value-type="float" office:value="4090">
            <text:p>4090</text:p>
          </table:table-cell>
          <table:table-cell office:value-type="float" office:value="0.322087">
            <text:p>0.32</text:p>
          </table:table-cell>
          <table:table-cell office:value-type="float" office:value="698">
            <text:p>698</text:p>
          </table:table-cell>
          <table:table-cell office:value-type="float" office:value="3627">
            <text:p>3627</text:p>
          </table:table-cell>
          <table:table-cell office:value-type="float" office:value="4090">
            <text:p>4090</text:p>
          </table:table-cell>
          <table:table-cell office:value-type="float" office:value="0.192446">
            <text:p>0.19</text:p>
          </table:table-cell>
          <table:table-cell office:value-type="float" office:value="1.057457">
            <text:p>1.06</text:p>
          </table:table-cell>
          <table:table-cell office:value-type="float" office:value="96000">
            <text:p>96000</text:p>
          </table:table-cell>
          <table:table-cell office:value-type="float" office:value="0.980724">
            <text:p>0.98</text:p>
          </table:table-cell>
          <table:table-cell office:value-type="float" office:value="900">
            <text:p>900</text:p>
          </table:table-cell>
          <table:table-cell/>
          <table:table-cell table:style-name="ce27" table:formula="oooc:=[.C188]/3600" office:value-type="float" office:value="2.3375">
            <text:p>2.3</text:p>
          </table:table-cell>
          <table:table-cell table:style-name="ce27" table:formula="oooc:=([.N188]+[.O188])/3600" office:value-type="float" office:value="1.20138888888889">
            <text:p>1.2</text:p>
          </table:table-cell>
          <table:table-cell table:formula="oooc:=([.L188]-[.K188])/3600" office:value-type="float" office:value="0.246944444444444">
            <text:p>0.25</text:p>
          </table:table-cell>
          <table:table-cell table:style-name="ce34" table:formula="oooc:=[.Y188]/[.W188]" office:value-type="percentage" office:value="0.10564468211527">
            <text:p>10.6%</text:p>
          </table:table-cell>
          <table:table-cell table:style-name="ce34" table:formula="oooc:=[.Y188]/([.L188]/3600)" office:value-type="percentage" office:value="0.217359413202934">
            <text:p>21.7%</text:p>
          </table:table-cell>
          <table:table-cell table:formula="oooc:=3600*[.Y188]/[.E188]" office:value-type="float" office:value="0.254072592169191">
            <text:p>0.25</text:p>
          </table:table-cell>
          <table:table-cell table:style-name="ce34" table:formula="oooc:=[.H188]/([.H188]+[.F188])" office:value-type="percentage" office:value="0">
            <text:p>0.0%</text:p>
          </table:table-cell>
          <table:table-cell table:style-name="ce34" table:formula="oooc:=[.I188]/([.I188]+[.G188])" office:value-type="percentage" office:value="0">
            <text:p>0.0%</text:p>
          </table:table-cell>
          <table:table-cell table:formula="oooc:=[.H188]/([.X188])" office:value-type="float" office:value="0">
            <text:p>0</text:p>
          </table:table-cell>
          <table:table-cell table:formula="oooc:=[.I188]/([.X188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6cce25a1-790e-4d94-b60c-18ea53851d6c</text:p>
          </table:table-cell>
          <table:table-cell office:value-type="float" office:value="68779">
            <text:p>68779</text:p>
          </table:table-cell>
          <table:table-cell office:value-type="float" office:value="22913">
            <text:p>22913</text:p>
          </table:table-cell>
          <table:table-cell office:value-type="float" office:value="20660">
            <text:p>20660</text:p>
          </table:table-cell>
          <table:table-cell office:value-type="float" office:value="5815">
            <text:p>581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1458">
            <text:p>11458</text:p>
          </table:table-cell>
          <table:table-cell office:value-type="float" office:value="11472">
            <text:p>11472</text:p>
          </table:table-cell>
          <table:table-cell office:value-type="float" office:value="0.001222">
            <text:p>0</text:p>
          </table:table-cell>
          <table:table-cell office:value-type="float" office:value="5645">
            <text:p>5645</text:p>
          </table:table-cell>
          <table:table-cell office:value-type="float" office:value="5796">
            <text:p>5796</text:p>
          </table:table-cell>
          <table:table-cell office:value-type="float" office:value="11472">
            <text:p>11472</text:p>
          </table:table-cell>
          <table:table-cell office:value-type="float" office:value="0.973948">
            <text:p>0.97</text:p>
          </table:table-cell>
          <table:table-cell office:value-type="float" office:value="0.997298">
            <text:p>1</text:p>
          </table:table-cell>
          <table:table-cell office:value-type="float" office:value="96000">
            <text:p>96000</text:p>
          </table:table-cell>
          <table:table-cell office:value-type="float" office:value="0.077048">
            <text:p>0.08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89]/3600" office:value-type="float" office:value="6.36472222222222">
            <text:p>6.4</text:p>
          </table:table-cell>
          <table:table-cell table:style-name="ce27" table:formula="oooc:=([.N189]+[.O189])/3600" office:value-type="float" office:value="3.17805555555556">
            <text:p>3.2</text:p>
          </table:table-cell>
          <table:table-cell table:formula="oooc:=([.L189]-[.K189])/3600" office:value-type="float" office:value="0.00388888888888889">
            <text:p>0</text:p>
          </table:table-cell>
          <table:table-cell table:style-name="ce34" table:formula="oooc:=[.Y189]/[.W189]" office:value-type="percentage" office:value="0.000611006852005412">
            <text:p>0.1%</text:p>
          </table:table-cell>
          <table:table-cell table:style-name="ce34" table:formula="oooc:=[.Y189]/([.L189]/3600)" office:value-type="percentage" office:value="0.00122036262203626">
            <text:p>0.1%</text:p>
          </table:table-cell>
          <table:table-cell table:formula="oooc:=3600*[.Y189]/[.E189]" office:value-type="float" office:value="0.00240756663800516">
            <text:p>0</text:p>
          </table:table-cell>
          <table:table-cell table:style-name="ce34" table:formula="oooc:=[.H189]/([.H189]+[.F189])" office:value-type="percentage" office:value="0.75">
            <text:p>75.0%</text:p>
          </table:table-cell>
          <table:table-cell table:style-name="ce34" table:formula="oooc:=[.I189]/([.I189]+[.G189])" office:value-type="percentage" office:value="0">
            <text:p>0.0%</text:p>
          </table:table-cell>
          <table:table-cell table:formula="oooc:=[.H189]/([.X189])" office:value-type="float" office:value="0.943973428896076">
            <text:p>0.94</text:p>
          </table:table-cell>
          <table:table-cell table:formula="oooc:=[.I189]/([.X189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867bfb7f-72ab-4e95-840f-4838c5b12152</text:p>
          </table:table-cell>
          <table:table-cell office:value-type="float" office:value="79476">
            <text:p>79476</text:p>
          </table:table-cell>
          <table:table-cell office:value-type="float" office:value="7336">
            <text:p>7336</text:p>
          </table:table-cell>
          <table:table-cell office:value-type="float" office:value="2324">
            <text:p>2324</text:p>
          </table:table-cell>
          <table:table-cell office:value-type="float" office:value="1488">
            <text:p>148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343">
            <text:p>1343</text:p>
          </table:table-cell>
          <table:table-cell office:value-type="float" office:value="1234">
            <text:p>1234</text:p>
          </table:table-cell>
          <table:table-cell office:value-type="float" office:value="2064">
            <text:p>2064</text:p>
          </table:table-cell>
          <table:table-cell office:value-type="float" office:value="1.088331">
            <text:p>1.09</text:p>
          </table:table-cell>
          <table:table-cell office:value-type="float" office:value="3782">
            <text:p>3782</text:p>
          </table:table-cell>
          <table:table-cell office:value-type="float" office:value="1490">
            <text:p>1490</text:p>
          </table:table-cell>
          <table:table-cell office:value-type="float" office:value="2064">
            <text:p>2064</text:p>
          </table:table-cell>
          <table:table-cell office:value-type="float" office:value="2.538255">
            <text:p>2.54</text:p>
          </table:table-cell>
          <table:table-cell office:value-type="float" office:value="2.554264">
            <text:p>2.55</text:p>
          </table:table-cell>
          <table:table-cell office:value-type="float" office:value="96000">
            <text:p>96000</text:p>
          </table:table-cell>
          <table:table-cell office:value-type="float" office:value="1.018942">
            <text:p>1.02</text:p>
          </table:table-cell>
          <table:table-cell office:value-type="float" office:value="900">
            <text:p>900</text:p>
          </table:table-cell>
          <table:table-cell/>
          <table:table-cell table:style-name="ce27" table:formula="oooc:=[.C190]/3600" office:value-type="float" office:value="2.03777777777778">
            <text:p>2.0</text:p>
          </table:table-cell>
          <table:table-cell table:style-name="ce27" table:formula="oooc:=([.N190]+[.O190])/3600" office:value-type="float" office:value="1.46444444444444">
            <text:p>1.5</text:p>
          </table:table-cell>
          <table:table-cell table:formula="oooc:=([.L190]-[.K190])/3600" office:value-type="float" office:value="0.230555555555556">
            <text:p>0.23</text:p>
          </table:table-cell>
          <table:table-cell table:style-name="ce34" table:formula="oooc:=[.Y190]/[.W190]" office:value-type="percentage" office:value="0.113140676117775">
            <text:p>11.3%</text:p>
          </table:table-cell>
          <table:table-cell table:style-name="ce34" table:formula="oooc:=[.Y190]/([.L190]/3600)" office:value-type="percentage" office:value="0.402131782945736">
            <text:p>40.2%</text:p>
          </table:table-cell>
          <table:table-cell table:formula="oooc:=3600*[.Y190]/[.E190]" office:value-type="float" office:value="0.557795698924731">
            <text:p>0.56</text:p>
          </table:table-cell>
          <table:table-cell table:style-name="ce34" table:formula="oooc:=[.H190]/([.H190]+[.F190])" office:value-type="percentage" office:value="0">
            <text:p>0.0%</text:p>
          </table:table-cell>
          <table:table-cell table:style-name="ce34" table:formula="oooc:=[.I190]/([.I190]+[.G190])" office:value-type="percentage" office:value="0">
            <text:p>0.0%</text:p>
          </table:table-cell>
          <table:table-cell table:formula="oooc:=[.H190]/([.X190])" office:value-type="float" office:value="0">
            <text:p>0</text:p>
          </table:table-cell>
          <table:table-cell table:formula="oooc:=[.I190]/([.X190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c75c0a32-317e-4adf-94ba-3ba25b352d31</text:p>
          </table:table-cell>
          <table:table-cell office:value-type="float" office:value="53627">
            <text:p>53627</text:p>
          </table:table-cell>
          <table:table-cell office:value-type="float" office:value="4247">
            <text:p>4247</text:p>
          </table:table-cell>
          <table:table-cell office:value-type="float" office:value="2159">
            <text:p>2159</text:p>
          </table:table-cell>
          <table:table-cell office:value-type="float" office:value="2125">
            <text:p>212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77">
            <text:p>177</text:p>
          </table:table-cell>
          <table:table-cell office:value-type="float" office:value="86">
            <text:p>86</text:p>
          </table:table-cell>
          <table:table-cell office:value-type="float" office:value="177">
            <text:p>177</text:p>
          </table:table-cell>
          <table:table-cell office:value-type="float" office:value="2.05814">
            <text:p>2.06</text:p>
          </table:table-cell>
          <table:table-cell office:value-type="float" office:value="2078">
            <text:p>2078</text:p>
          </table:table-cell>
          <table:table-cell office:value-type="float" office:value="1992">
            <text:p>1992</text:p>
          </table:table-cell>
          <table:table-cell office:value-type="float" office:value="177">
            <text:p>177</text:p>
          </table:table-cell>
          <table:table-cell office:value-type="float" office:value="1.043173">
            <text:p>1.04</text:p>
          </table:table-cell>
          <table:table-cell office:value-type="float" office:value="22.99435">
            <text:p>22.99</text:p>
          </table:table-cell>
          <table:table-cell office:value-type="float" office:value="96000">
            <text:p>96000</text:p>
          </table:table-cell>
          <table:table-cell office:value-type="float" office:value="1.7803">
            <text:p>1.78</text:p>
          </table:table-cell>
          <table:table-cell office:value-type="float" office:value="900">
            <text:p>900</text:p>
          </table:table-cell>
          <table:table-cell/>
          <table:table-cell table:style-name="ce27" table:formula="oooc:=[.C191]/3600" office:value-type="float" office:value="1.17972222222222">
            <text:p>1.2</text:p>
          </table:table-cell>
          <table:table-cell table:style-name="ce27" table:formula="oooc:=([.N191]+[.O191])/3600" office:value-type="float" office:value="1.13055555555556">
            <text:p>1.1</text:p>
          </table:table-cell>
          <table:table-cell table:formula="oooc:=([.L191]-[.K191])/3600" office:value-type="float" office:value="0.0252777777777778">
            <text:p>0.03</text:p>
          </table:table-cell>
          <table:table-cell table:style-name="ce34" table:formula="oooc:=[.Y191]/[.W191]" office:value-type="percentage" office:value="0.0214268895691076">
            <text:p>2.1%</text:p>
          </table:table-cell>
          <table:table-cell table:style-name="ce34" table:formula="oooc:=[.Y191]/([.L191]/3600)" office:value-type="percentage" office:value="0.514124293785311">
            <text:p>51.4%</text:p>
          </table:table-cell>
          <table:table-cell table:formula="oooc:=3600*[.Y191]/[.E191]" office:value-type="float" office:value="0.0428235294117647">
            <text:p>0.04</text:p>
          </table:table-cell>
          <table:table-cell table:style-name="ce34" table:formula="oooc:=[.H191]/([.H191]+[.F191])" office:value-type="percentage" office:value="0">
            <text:p>0.0%</text:p>
          </table:table-cell>
          <table:table-cell table:style-name="ce34" table:formula="oooc:=[.I191]/([.I191]+[.G191])" office:value-type="percentage" office:value="0">
            <text:p>0.0%</text:p>
          </table:table-cell>
          <table:table-cell table:formula="oooc:=[.H191]/([.X191])" office:value-type="float" office:value="0">
            <text:p>0</text:p>
          </table:table-cell>
          <table:table-cell table:formula="oooc:=[.I191]/([.X191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fae94386-c221-4827-8773-6cf0f9b1c8f0</text:p>
          </table:table-cell>
          <table:table-cell office:value-type="float" office:value="353478">
            <text:p>353478</text:p>
          </table:table-cell>
          <table:table-cell office:value-type="float" office:value="10974">
            <text:p>10974</text:p>
          </table:table-cell>
          <table:table-cell office:value-type="float" office:value="9857">
            <text:p>9857</text:p>
          </table:table-cell>
          <table:table-cell office:value-type="float" office:value="5552">
            <text:p>555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086">
            <text:p>3086</text:p>
          </table:table-cell>
          <table:table-cell office:value-type="float" office:value="3094">
            <text:p>3094</text:p>
          </table:table-cell>
          <table:table-cell office:value-type="float" office:value="0.002592">
            <text:p>0</text:p>
          </table:table-cell>
          <table:table-cell office:value-type="float" office:value="2476">
            <text:p>2476</text:p>
          </table:table-cell>
          <table:table-cell office:value-type="float" office:value="5404">
            <text:p>5404</text:p>
          </table:table-cell>
          <table:table-cell office:value-type="float" office:value="3094">
            <text:p>3094</text:p>
          </table:table-cell>
          <table:table-cell office:value-type="float" office:value="0.458179">
            <text:p>0.46</text:p>
          </table:table-cell>
          <table:table-cell office:value-type="float" office:value="2.546865">
            <text:p>2.55</text:p>
          </table:table-cell>
          <table:table-cell office:value-type="float" office:value="96000">
            <text:p>96000</text:p>
          </table:table-cell>
          <table:table-cell office:value-type="float" office:value="3.095155">
            <text:p>3.1</text:p>
          </table:table-cell>
          <table:table-cell office:value-type="float" office:value="1200">
            <text:p>1200</text:p>
          </table:table-cell>
          <table:table-cell/>
          <table:table-cell table:style-name="ce27" table:formula="oooc:=[.C192]/3600" office:value-type="float" office:value="3.04833333333333">
            <text:p>3.0</text:p>
          </table:table-cell>
          <table:table-cell table:style-name="ce27" table:formula="oooc:=([.N192]+[.O192])/3600" office:value-type="float" office:value="2.18888888888889">
            <text:p>2.2</text:p>
          </table:table-cell>
          <table:table-cell table:formula="oooc:=([.L192]-[.K192])/3600" office:value-type="float" office:value="0.00222222222222222">
            <text:p>0</text:p>
          </table:table-cell>
          <table:table-cell table:style-name="ce34" table:formula="oooc:=[.Y192]/[.W192]" office:value-type="percentage" office:value="0.000728995808274102">
            <text:p>0.1%</text:p>
          </table:table-cell>
          <table:table-cell table:style-name="ce34" table:formula="oooc:=[.Y192]/([.L192]/3600)" office:value-type="percentage" office:value="0.00258564964447317">
            <text:p>0.3%</text:p>
          </table:table-cell>
          <table:table-cell table:formula="oooc:=3600*[.Y192]/[.E192]" office:value-type="float" office:value="0.00144092219020173">
            <text:p>0</text:p>
          </table:table-cell>
          <table:table-cell table:style-name="ce34" table:formula="oooc:=[.H192]/([.H192]+[.F192])" office:value-type="percentage" office:value="0">
            <text:p>0.0%</text:p>
          </table:table-cell>
          <table:table-cell table:style-name="ce34" table:formula="oooc:=[.I192]/([.I192]+[.G192])" office:value-type="percentage" office:value="0">
            <text:p>0.0%</text:p>
          </table:table-cell>
          <table:table-cell table:formula="oooc:=[.H192]/([.X192])" office:value-type="float" office:value="0">
            <text:p>0</text:p>
          </table:table-cell>
          <table:table-cell table:formula="oooc:=[.I192]/([.X192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7d397ea0-e4ed-4f4d-9346-961a93a1cf23</text:p>
          </table:table-cell>
          <table:table-cell office:value-type="float" office:value="377292">
            <text:p>377292</text:p>
          </table:table-cell>
          <table:table-cell office:value-type="float" office:value="6543">
            <text:p>6543</text:p>
          </table:table-cell>
          <table:table-cell office:value-type="float" office:value="2889">
            <text:p>2889</text:p>
          </table:table-cell>
          <table:table-cell office:value-type="float" office:value="2801">
            <text:p>280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23">
            <text:p>523</text:p>
          </table:table-cell>
          <table:table-cell office:value-type="float" office:value="360">
            <text:p>360</text:p>
          </table:table-cell>
          <table:table-cell office:value-type="float" office:value="523">
            <text:p>523</text:p>
          </table:table-cell>
          <table:table-cell office:value-type="float" office:value="1.452778">
            <text:p>1.45</text:p>
          </table:table-cell>
          <table:table-cell office:value-type="float" office:value="1860">
            <text:p>1860</text:p>
          </table:table-cell>
          <table:table-cell office:value-type="float" office:value="4160">
            <text:p>4160</text:p>
          </table:table-cell>
          <table:table-cell office:value-type="float" office:value="523">
            <text:p>523</text:p>
          </table:table-cell>
          <table:table-cell office:value-type="float" office:value="0.447115">
            <text:p>0.45</text:p>
          </table:table-cell>
          <table:table-cell office:value-type="float" office:value="11.510516">
            <text:p>11.51</text:p>
          </table:table-cell>
          <table:table-cell office:value-type="float" office:value="96000">
            <text:p>96000</text:p>
          </table:table-cell>
          <table:table-cell office:value-type="float" office:value="17.023193">
            <text:p>17.02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93]/3600" office:value-type="float" office:value="1.8175">
            <text:p>1.8</text:p>
          </table:table-cell>
          <table:table-cell table:style-name="ce27" table:formula="oooc:=([.N193]+[.O193])/3600" office:value-type="float" office:value="1.67222222222222">
            <text:p>1.7</text:p>
          </table:table-cell>
          <table:table-cell table:formula="oooc:=([.L193]-[.K193])/3600" office:value-type="float" office:value="0.0452777777777778">
            <text:p>0.05</text:p>
          </table:table-cell>
          <table:table-cell table:style-name="ce34" table:formula="oooc:=[.Y193]/[.W193]" office:value-type="percentage" office:value="0.0249121198227113">
            <text:p>2.5%</text:p>
          </table:table-cell>
          <table:table-cell table:style-name="ce34" table:formula="oooc:=[.Y193]/([.L193]/3600)" office:value-type="percentage" office:value="0.311663479923518">
            <text:p>31.2%</text:p>
          </table:table-cell>
          <table:table-cell table:formula="oooc:=3600*[.Y193]/[.E193]" office:value-type="float" office:value="0.0581935023205998">
            <text:p>0.06</text:p>
          </table:table-cell>
          <table:table-cell table:style-name="ce34" table:formula="oooc:=[.H193]/([.H193]+[.F193])" office:value-type="percentage" office:value="0">
            <text:p>0.0%</text:p>
          </table:table-cell>
          <table:table-cell table:style-name="ce34" table:formula="oooc:=[.I193]/([.I193]+[.G193])" office:value-type="percentage" office:value="0">
            <text:p>0.0%</text:p>
          </table:table-cell>
          <table:table-cell table:formula="oooc:=[.H193]/([.X193])" office:value-type="float" office:value="0">
            <text:p>0</text:p>
          </table:table-cell>
          <table:table-cell table:formula="oooc:=[.I193]/([.X193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fadc0fd0-32fc-4544-9639-7f20c82edcfa</text:p>
          </table:table-cell>
          <table:table-cell office:value-type="float" office:value="195555">
            <text:p>195555</text:p>
          </table:table-cell>
          <table:table-cell office:value-type="float" office:value="6939">
            <text:p>6939</text:p>
          </table:table-cell>
          <table:table-cell office:value-type="float" office:value="23047">
            <text:p>23047</text:p>
          </table:table-cell>
          <table:table-cell office:value-type="float" office:value="18556">
            <text:p>1855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3268">
            <text:p>3268</text:p>
          </table:table-cell>
          <table:table-cell office:value-type="float" office:value="3298">
            <text:p>3298</text:p>
          </table:table-cell>
          <table:table-cell office:value-type="float" office:value="0.00918">
            <text:p>0.01</text:p>
          </table:table-cell>
          <table:table-cell office:value-type="float" office:value="3973">
            <text:p>3973</text:p>
          </table:table-cell>
          <table:table-cell office:value-type="float" office:value="19866">
            <text:p>19866</text:p>
          </table:table-cell>
          <table:table-cell office:value-type="float" office:value="3298">
            <text:p>3298</text:p>
          </table:table-cell>
          <table:table-cell office:value-type="float" office:value="0.19999">
            <text:p>0.2</text:p>
          </table:table-cell>
          <table:table-cell office:value-type="float" office:value="7.22832">
            <text:p>7.23</text:p>
          </table:table-cell>
          <table:table-cell office:value-type="float" office:value="96000">
            <text:p>96000</text:p>
          </table:table-cell>
          <table:table-cell office:value-type="float" office:value="0.601403">
            <text:p>0.6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94]/3600" office:value-type="float" office:value="1.9275">
            <text:p>1.9</text:p>
          </table:table-cell>
          <table:table-cell table:style-name="ce27" table:formula="oooc:=([.N194]+[.O194])/3600" office:value-type="float" office:value="6.62194444444445">
            <text:p>6.6</text:p>
          </table:table-cell>
          <table:table-cell table:formula="oooc:=([.L194]-[.K194])/3600" office:value-type="float" office:value="0.00833333333333333">
            <text:p>0.01</text:p>
          </table:table-cell>
          <table:table-cell table:style-name="ce34" table:formula="oooc:=[.Y194]/[.W194]" office:value-type="percentage" office:value="0.00432338953739732">
            <text:p>0.4%</text:p>
          </table:table-cell>
          <table:table-cell table:style-name="ce34" table:formula="oooc:=[.Y194]/([.L194]/3600)" office:value-type="percentage" office:value="0.00909642207398423">
            <text:p>0.9%</text:p>
          </table:table-cell>
          <table:table-cell table:formula="oooc:=3600*[.Y194]/[.E194]" office:value-type="float" office:value="0.00161672774304807">
            <text:p>0</text:p>
          </table:table-cell>
          <table:table-cell table:style-name="ce34" table:formula="oooc:=[.H194]/([.H194]+[.F194])" office:value-type="percentage" office:value="0">
            <text:p>0.0%</text:p>
          </table:table-cell>
          <table:table-cell table:style-name="ce34" table:formula="oooc:=[.I194]/([.I194]+[.G194])" office:value-type="percentage" office:value="0.2">
            <text:p>20.0%</text:p>
          </table:table-cell>
          <table:table-cell table:formula="oooc:=[.H194]/([.X194])" office:value-type="float" office:value="0">
            <text:p>0</text:p>
          </table:table-cell>
          <table:table-cell table:formula="oooc:=[.I194]/([.X194])" office:value-type="float" office:value="0.151013045849239">
            <text:p>0.15</text:p>
          </table:table-cell>
          <table:table-cell table:number-columns-repeated="224"/>
        </table:table-row>
        <table:table-row table:style-name="ro2">
          <table:table-cell office:value-type="string">
            <text:p>57aa43bc-874b-43a3-be0d-80c5e5296034</text:p>
          </table:table-cell>
          <table:table-cell office:value-type="float" office:value="1132237">
            <text:p>1132237</text:p>
          </table:table-cell>
          <table:table-cell office:value-type="float" office:value="4461">
            <text:p>4461</text:p>
          </table:table-cell>
          <table:table-cell office:value-type="float" office:value="3467">
            <text:p>3467</text:p>
          </table:table-cell>
          <table:table-cell office:value-type="float" office:value="3420">
            <text:p>34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inf</text:p>
          </table:table-cell>
          <table:table-cell office:value-type="float" office:value="1028">
            <text:p>1028</text:p>
          </table:table-cell>
          <table:table-cell office:value-type="float" office:value="3421">
            <text:p>3421</text:p>
          </table:table-cell>
          <table:table-cell office:value-type="float" office:value="12">
            <text:p>12</text:p>
          </table:table-cell>
          <table:table-cell office:value-type="float" office:value="0.300497">
            <text:p>0.3</text:p>
          </table:table-cell>
          <table:table-cell office:value-type="float" office:value="370.75">
            <text:p>370.75</text:p>
          </table:table-cell>
          <table:table-cell office:value-type="float" office:value="96000">
            <text:p>96000</text:p>
          </table:table-cell>
          <table:table-cell office:value-type="float" office:value="0.313597">
            <text:p>0.31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95]/3600" office:value-type="float" office:value="1.23916666666667">
            <text:p>1.2</text:p>
          </table:table-cell>
          <table:table-cell table:style-name="ce27" table:formula="oooc:=([.N195]+[.O195])/3600" office:value-type="float" office:value="1.23583333333333">
            <text:p>1.2</text:p>
          </table:table-cell>
          <table:table-cell table:formula="oooc:=([.L195]-[.K195])/3600" office:value-type="float" office:value="0.00333333333333333">
            <text:p>0</text:p>
          </table:table-cell>
          <table:table-cell table:style-name="ce34" table:formula="oooc:=[.Y195]/[.W195]" office:value-type="percentage" office:value="0.00268997982515131">
            <text:p>0.3%</text:p>
          </table:table-cell>
          <table:table-cell table:style-name="ce34" table:formula="oooc:=[.Y195]/([.L195]/3600)" office:value-type="percentage" office:value="1">
            <text:p>100.0%</text:p>
          </table:table-cell>
          <table:table-cell table:formula="oooc:=3600*[.Y195]/[.E195]" office:value-type="float" office:value="0.00350877192982456">
            <text:p>0</text:p>
          </table:table-cell>
          <table:table-cell table:style-name="ce34" table:formula="oooc:=[.H195]/([.H195]+[.F195])" office:value-type="percentage" office:value="0.5">
            <text:p>50.0%</text:p>
          </table:table-cell>
          <table:table-cell table:style-name="ce34" table:formula="oooc:=[.I195]/([.I195]+[.G195])" office:value-type="percentage" office:value="0">
            <text:p>#DIV/0!</text:p>
          </table:table-cell>
          <table:table-cell table:formula="oooc:=[.H195]/([.X195])" office:value-type="float" office:value="0.809170600134862">
            <text:p>0.81</text:p>
          </table:table-cell>
          <table:table-cell table:formula="oooc:=[.I195]/([.X195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9a0163ba-d37f-401b-818f-3e15d420af21</text:p>
          </table:table-cell>
          <table:table-cell office:value-type="float" office:value="13221">
            <text:p>13221</text:p>
          </table:table-cell>
          <table:table-cell office:value-type="float" office:value="7979">
            <text:p>7979</text:p>
          </table:table-cell>
          <table:table-cell office:value-type="float" office:value="5697">
            <text:p>5697</text:p>
          </table:table-cell>
          <table:table-cell office:value-type="float" office:value="4210">
            <text:p>42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973">
            <text:p>973</text:p>
          </table:table-cell>
          <table:table-cell office:value-type="float" office:value="1117">
            <text:p>1117</text:p>
          </table:table-cell>
          <table:table-cell office:value-type="float" office:value="0.147996">
            <text:p>0.15</text:p>
          </table:table-cell>
          <table:table-cell office:value-type="float" office:value="3123">
            <text:p>3123</text:p>
          </table:table-cell>
          <table:table-cell office:value-type="float" office:value="3739">
            <text:p>3739</text:p>
          </table:table-cell>
          <table:table-cell office:value-type="float" office:value="1117">
            <text:p>1117</text:p>
          </table:table-cell>
          <table:table-cell office:value-type="float" office:value="0.83525">
            <text:p>0.84</text:p>
          </table:table-cell>
          <table:table-cell office:value-type="float" office:value="6.143241">
            <text:p>6.14</text:p>
          </table:table-cell>
          <table:table-cell office:value-type="float" office:value="96000">
            <text:p>96000</text:p>
          </table:table-cell>
          <table:table-cell office:value-type="float" office:value="0.002987">
            <text:p>0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96]/3600" office:value-type="float" office:value="2.21638888888889">
            <text:p>2.2</text:p>
          </table:table-cell>
          <table:table-cell table:style-name="ce27" table:formula="oooc:=([.N196]+[.O196])/3600" office:value-type="float" office:value="1.90611111111111">
            <text:p>1.9</text:p>
          </table:table-cell>
          <table:table-cell table:formula="oooc:=([.L196]-[.K196])/3600" office:value-type="float" office:value="0.04">
            <text:p>0.04</text:p>
          </table:table-cell>
          <table:table-cell table:style-name="ce34" table:formula="oooc:=[.Y196]/[.W196]" office:value-type="percentage" office:value="0.0180473743576889">
            <text:p>1.8%</text:p>
          </table:table-cell>
          <table:table-cell table:style-name="ce34" table:formula="oooc:=[.Y196]/([.L196]/3600)" office:value-type="percentage" office:value="0.128916741271262">
            <text:p>12.9%</text:p>
          </table:table-cell>
          <table:table-cell table:formula="oooc:=3600*[.Y196]/[.E196]" office:value-type="float" office:value="0.0342042755344418">
            <text:p>0.03</text:p>
          </table:table-cell>
          <table:table-cell table:style-name="ce34" table:formula="oooc:=[.H196]/([.H196]+[.F196])" office:value-type="percentage" office:value="0">
            <text:p>0.0%</text:p>
          </table:table-cell>
          <table:table-cell table:style-name="ce34" table:formula="oooc:=[.I196]/([.I196]+[.G196])" office:value-type="percentage" office:value="0">
            <text:p>0.0%</text:p>
          </table:table-cell>
          <table:table-cell table:formula="oooc:=[.H196]/([.X196])" office:value-type="float" office:value="0">
            <text:p>0</text:p>
          </table:table-cell>
          <table:table-cell table:formula="oooc:=[.I196]/([.X196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529e7d93-004b-432b-a062-327eda200a8f</text:p>
          </table:table-cell>
          <table:table-cell office:value-type="float" office:value="168911">
            <text:p>168911</text:p>
          </table:table-cell>
          <table:table-cell office:value-type="float" office:value="4988">
            <text:p>4988</text:p>
          </table:table-cell>
          <table:table-cell office:value-type="float" office:value="2405">
            <text:p>2405</text:p>
          </table:table-cell>
          <table:table-cell office:value-type="float" office:value="2376">
            <text:p>237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inf</text:p>
          </table:table-cell>
          <table:table-cell office:value-type="float" office:value="2835">
            <text:p>2835</text:p>
          </table:table-cell>
          <table:table-cell office:value-type="float" office:value="2144">
            <text:p>2144</text:p>
          </table:table-cell>
          <table:table-cell office:value-type="float" office:value="9">
            <text:p>9</text:p>
          </table:table-cell>
          <table:table-cell office:value-type="float" office:value="1.322295">
            <text:p>1.32</text:p>
          </table:table-cell>
          <table:table-cell office:value-type="float" office:value="553.222222">
            <text:p>553.22</text:p>
          </table:table-cell>
          <table:table-cell office:value-type="float" office:value="96000">
            <text:p>96000</text:p>
          </table:table-cell>
          <table:table-cell office:value-type="float" office:value="0.587712">
            <text:p>0.59</text:p>
          </table:table-cell>
          <table:table-cell office:value-type="float" office:value="600">
            <text:p>600</text:p>
          </table:table-cell>
          <table:table-cell/>
          <table:table-cell table:style-name="ce27" table:formula="oooc:=[.C197]/3600" office:value-type="float" office:value="1.38555555555556">
            <text:p>1.4</text:p>
          </table:table-cell>
          <table:table-cell table:style-name="ce27" table:formula="oooc:=([.N197]+[.O197])/3600" office:value-type="float" office:value="1.38305555555556">
            <text:p>1.4</text:p>
          </table:table-cell>
          <table:table-cell table:formula="oooc:=([.L197]-[.K197])/3600" office:value-type="float" office:value="0.0025">
            <text:p>0</text:p>
          </table:table-cell>
          <table:table-cell table:style-name="ce34" table:formula="oooc:=[.Y197]/[.W197]" office:value-type="percentage" office:value="0.00180433039294306">
            <text:p>0.2%</text:p>
          </table:table-cell>
          <table:table-cell table:style-name="ce34" table:formula="oooc:=[.Y197]/([.L197]/3600)" office:value-type="percentage" office:value="1">
            <text:p>100.0%</text:p>
          </table:table-cell>
          <table:table-cell table:formula="oooc:=3600*[.Y197]/[.E197]" office:value-type="float" office:value="0.00378787878787879">
            <text:p>0</text:p>
          </table:table-cell>
          <table:table-cell table:style-name="ce34" table:formula="oooc:=[.H197]/([.H197]+[.F197])" office:value-type="percentage" office:value="0">
            <text:p>0.0%</text:p>
          </table:table-cell>
          <table:table-cell table:style-name="ce34" table:formula="oooc:=[.I197]/([.I197]+[.G197])" office:value-type="percentage" office:value="0">
            <text:p>#DIV/0!</text:p>
          </table:table-cell>
          <table:table-cell table:formula="oooc:=[.H197]/([.X197])" office:value-type="float" office:value="0">
            <text:p>0</text:p>
          </table:table-cell>
          <table:table-cell table:formula="oooc:=[.I197]/([.X197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77d26bc7-6480-4461-968b-7d1563798387</text:p>
          </table:table-cell>
          <table:table-cell office:value-type="float" office:value="322927">
            <text:p>322927</text:p>
          </table:table-cell>
          <table:table-cell office:value-type="float" office:value="13932">
            <text:p>13932</text:p>
          </table:table-cell>
          <table:table-cell office:value-type="float" office:value="1887">
            <text:p>1887</text:p>
          </table:table-cell>
          <table:table-cell office:value-type="float" office:value="1835">
            <text:p>183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9355">
            <text:p>9355</text:p>
          </table:table-cell>
          <table:table-cell office:value-type="float" office:value="9111">
            <text:p>9111</text:p>
          </table:table-cell>
          <table:table-cell office:value-type="float" office:value="9355">
            <text:p>9355</text:p>
          </table:table-cell>
          <table:table-cell office:value-type="float" office:value="1.026781">
            <text:p>1.03</text:p>
          </table:table-cell>
          <table:table-cell office:value-type="float" office:value="2626">
            <text:p>2626</text:p>
          </table:table-cell>
          <table:table-cell office:value-type="float" office:value="1951">
            <text:p>1951</text:p>
          </table:table-cell>
          <table:table-cell office:value-type="float" office:value="9355">
            <text:p>9355</text:p>
          </table:table-cell>
          <table:table-cell office:value-type="float" office:value="1.345976">
            <text:p>1.35</text:p>
          </table:table-cell>
          <table:table-cell office:value-type="float" office:value="0.489257">
            <text:p>0.49</text:p>
          </table:table-cell>
          <table:table-cell office:value-type="float" office:value="96000">
            <text:p>96000</text:p>
          </table:table-cell>
          <table:table-cell office:value-type="float" office:value="0.908055">
            <text:p>0.91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98]/3600" office:value-type="float" office:value="3.87">
            <text:p>3.9</text:p>
          </table:table-cell>
          <table:table-cell table:style-name="ce27" table:formula="oooc:=([.N198]+[.O198])/3600" office:value-type="float" office:value="1.27138888888889">
            <text:p>1.3</text:p>
          </table:table-cell>
          <table:table-cell table:formula="oooc:=([.L198]-[.K198])/3600" office:value-type="float" office:value="0.0677777777777778">
            <text:p>0.07</text:p>
          </table:table-cell>
          <table:table-cell table:style-name="ce34" table:formula="oooc:=[.Y198]/[.W198]" office:value-type="percentage" office:value="0.0175136376686764">
            <text:p>1.8%</text:p>
          </table:table-cell>
          <table:table-cell table:style-name="ce34" table:formula="oooc:=[.Y198]/([.L198]/3600)" office:value-type="percentage" office:value="0.0260823089257082">
            <text:p>2.6%</text:p>
          </table:table-cell>
          <table:table-cell table:formula="oooc:=3600*[.Y198]/[.E198]" office:value-type="float" office:value="0.132970027247956">
            <text:p>0.13</text:p>
          </table:table-cell>
          <table:table-cell table:style-name="ce34" table:formula="oooc:=[.H198]/([.H198]+[.F198])" office:value-type="percentage" office:value="0">
            <text:p>0.0%</text:p>
          </table:table-cell>
          <table:table-cell table:style-name="ce34" table:formula="oooc:=[.I198]/([.I198]+[.G198])" office:value-type="percentage" office:value="0">
            <text:p>0.0%</text:p>
          </table:table-cell>
          <table:table-cell table:formula="oooc:=[.H198]/([.X198])" office:value-type="float" office:value="0">
            <text:p>0</text:p>
          </table:table-cell>
          <table:table-cell table:formula="oooc:=[.I198]/([.X198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3488d9b4-25f2-42f4-bf48-ec55760af0a3</text:p>
          </table:table-cell>
          <table:table-cell office:value-type="float" office:value="77062">
            <text:p>77062</text:p>
          </table:table-cell>
          <table:table-cell office:value-type="float" office:value="17602">
            <text:p>17602</text:p>
          </table:table-cell>
          <table:table-cell office:value-type="float" office:value="6239">
            <text:p>6239</text:p>
          </table:table-cell>
          <table:table-cell office:value-type="float" office:value="1894">
            <text:p>189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460">
            <text:p>10460</text:p>
          </table:table-cell>
          <table:table-cell office:value-type="float" office:value="13482">
            <text:p>13482</text:p>
          </table:table-cell>
          <table:table-cell office:value-type="float" office:value="13692">
            <text:p>13692</text:p>
          </table:table-cell>
          <table:table-cell office:value-type="float" office:value="0.775849">
            <text:p>0.78</text:p>
          </table:table-cell>
          <table:table-cell office:value-type="float" office:value="2270">
            <text:p>2270</text:p>
          </table:table-cell>
          <table:table-cell office:value-type="float" office:value="1640">
            <text:p>1640</text:p>
          </table:table-cell>
          <table:table-cell office:value-type="float" office:value="13692">
            <text:p>13692</text:p>
          </table:table-cell>
          <table:table-cell office:value-type="float" office:value="1.384146">
            <text:p>1.38</text:p>
          </table:table-cell>
          <table:table-cell office:value-type="float" office:value="0.285568">
            <text:p>0.29</text:p>
          </table:table-cell>
          <table:table-cell office:value-type="float" office:value="96000">
            <text:p>96000</text:p>
          </table:table-cell>
          <table:table-cell office:value-type="float" office:value="0.920365">
            <text:p>0.92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99]/3600" office:value-type="float" office:value="4.88944444444444">
            <text:p>4.9</text:p>
          </table:table-cell>
          <table:table-cell table:style-name="ce27" table:formula="oooc:=([.N199]+[.O199])/3600" office:value-type="float" office:value="1.08611111111111">
            <text:p>1.1</text:p>
          </table:table-cell>
          <table:table-cell table:formula="oooc:=([.L199]-[.K199])/3600" office:value-type="float" office:value="0.0583333333333333">
            <text:p>0.06</text:p>
          </table:table-cell>
          <table:table-cell table:style-name="ce34" table:formula="oooc:=[.Y199]/[.W199]" office:value-type="percentage" office:value="0.0119304624474492">
            <text:p>1.2%</text:p>
          </table:table-cell>
          <table:table-cell table:style-name="ce34" table:formula="oooc:=[.Y199]/([.L199]/3600)" office:value-type="percentage" office:value="0.0153374233128834">
            <text:p>1.5%</text:p>
          </table:table-cell>
          <table:table-cell table:formula="oooc:=3600*[.Y199]/[.E199]" office:value-type="float" office:value="0.110876451953537">
            <text:p>0.11</text:p>
          </table:table-cell>
          <table:table-cell table:style-name="ce34" table:formula="oooc:=[.H199]/([.H199]+[.F199])" office:value-type="percentage" office:value="0.5">
            <text:p>50.0%</text:p>
          </table:table-cell>
          <table:table-cell table:style-name="ce34" table:formula="oooc:=[.I199]/([.I199]+[.G199])" office:value-type="percentage" office:value="0">
            <text:p>0.0%</text:p>
          </table:table-cell>
          <table:table-cell table:formula="oooc:=[.H199]/([.X199])" office:value-type="float" office:value="0.920716112531969">
            <text:p>0.92</text:p>
          </table:table-cell>
          <table:table-cell table:formula="oooc:=[.I199]/([.X199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03c15572-6bfb-460a-869d-85becf5bbe3b</text:p>
          </table:table-cell>
          <table:table-cell office:value-type="float" office:value="7238">
            <text:p>7238</text:p>
          </table:table-cell>
          <table:table-cell office:value-type="float" office:value="7204">
            <text:p>7204</text:p>
          </table:table-cell>
          <table:table-cell office:value-type="float" office:value="8505">
            <text:p>8505</text:p>
          </table:table-cell>
          <table:table-cell office:value-type="float" office:value="1821">
            <text:p>182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02">
            <text:p>202</text:p>
          </table:table-cell>
          <table:table-cell office:value-type="float" office:value="4891">
            <text:p>4891</text:p>
          </table:table-cell>
          <table:table-cell office:value-type="float" office:value="5093">
            <text:p>5093</text:p>
          </table:table-cell>
          <table:table-cell office:value-type="float" office:value="0.0413">
            <text:p>0.04</text:p>
          </table:table-cell>
          <table:table-cell office:value-type="float" office:value="361">
            <text:p>361</text:p>
          </table:table-cell>
          <table:table-cell office:value-type="float" office:value="1750">
            <text:p>1750</text:p>
          </table:table-cell>
          <table:table-cell office:value-type="float" office:value="5093">
            <text:p>5093</text:p>
          </table:table-cell>
          <table:table-cell office:value-type="float" office:value="0.206286">
            <text:p>0.21</text:p>
          </table:table-cell>
          <table:table-cell office:value-type="float" office:value="0.41449">
            <text:p>0.41</text:p>
          </table:table-cell>
          <table:table-cell office:value-type="float" office:value="96000">
            <text:p>96000</text:p>
          </table:table-cell>
          <table:table-cell office:value-type="float" office:value="0.953265">
            <text:p>0.95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00]/3600" office:value-type="float" office:value="2.00111111111111">
            <text:p>2.0</text:p>
          </table:table-cell>
          <table:table-cell table:style-name="ce27" table:formula="oooc:=([.N200]+[.O200])/3600" office:value-type="float" office:value="0.586388888888889">
            <text:p>0.6</text:p>
          </table:table-cell>
          <table:table-cell table:formula="oooc:=([.L200]-[.K200])/3600" office:value-type="float" office:value="0.0561111111111111">
            <text:p>0.06</text:p>
          </table:table-cell>
          <table:table-cell table:style-name="ce34" table:formula="oooc:=[.Y200]/[.W200]" office:value-type="percentage" office:value="0.0280399777901166">
            <text:p>2.8%</text:p>
          </table:table-cell>
          <table:table-cell table:style-name="ce34" table:formula="oooc:=[.Y200]/([.L200]/3600)" office:value-type="percentage" office:value="0.0396622815629295">
            <text:p>4.0%</text:p>
          </table:table-cell>
          <table:table-cell table:formula="oooc:=3600*[.Y200]/[.E200]" office:value-type="float" office:value="0.110928061504668">
            <text:p>0.11</text:p>
          </table:table-cell>
          <table:table-cell table:style-name="ce34" table:formula="oooc:=[.H200]/([.H200]+[.F200])" office:value-type="percentage" office:value="0">
            <text:p>0.0%</text:p>
          </table:table-cell>
          <table:table-cell table:style-name="ce34" table:formula="oooc:=[.I200]/([.I200]+[.G200])" office:value-type="percentage" office:value="0">
            <text:p>0.0%</text:p>
          </table:table-cell>
          <table:table-cell table:formula="oooc:=[.H200]/([.X200])" office:value-type="float" office:value="0">
            <text:p>0</text:p>
          </table:table-cell>
          <table:table-cell table:formula="oooc:=[.I200]/([.X200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0309884d-efb9-42e5-bd84-8ab24b1849ed</text:p>
          </table:table-cell>
          <table:table-cell office:value-type="float" office:value="441170">
            <text:p>441170</text:p>
          </table:table-cell>
          <table:table-cell office:value-type="float" office:value="10066">
            <text:p>10066</text:p>
          </table:table-cell>
          <table:table-cell office:value-type="float" office:value="5864">
            <text:p>5864</text:p>
          </table:table-cell>
          <table:table-cell office:value-type="float" office:value="5719">
            <text:p>57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45">
            <text:p>45</text:p>
          </table:table-cell>
          <table:table-cell office:value-type="float" office:value="215">
            <text:p>215</text:p>
          </table:table-cell>
          <table:table-cell office:value-type="float" office:value="3.777778">
            <text:p>3.78</text:p>
          </table:table-cell>
          <table:table-cell office:value-type="float" office:value="4248">
            <text:p>4248</text:p>
          </table:table-cell>
          <table:table-cell office:value-type="float" office:value="5603">
            <text:p>5603</text:p>
          </table:table-cell>
          <table:table-cell office:value-type="float" office:value="215">
            <text:p>215</text:p>
          </table:table-cell>
          <table:table-cell office:value-type="float" office:value="0.758165">
            <text:p>0.76</text:p>
          </table:table-cell>
          <table:table-cell office:value-type="float" office:value="45.818605">
            <text:p>45.82</text:p>
          </table:table-cell>
          <table:table-cell office:value-type="float" office:value="96000">
            <text:p>96000</text:p>
          </table:table-cell>
          <table:table-cell office:value-type="float" office:value="3.385794">
            <text:p>3.39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01]/3600" office:value-type="float" office:value="2.79611111111111">
            <text:p>2.8</text:p>
          </table:table-cell>
          <table:table-cell table:style-name="ce27" table:formula="oooc:=([.N201]+[.O201])/3600" office:value-type="float" office:value="2.73638888888889">
            <text:p>2.7</text:p>
          </table:table-cell>
          <table:table-cell table:formula="oooc:=([.L201]-[.K201])/3600" office:value-type="float" office:value="0.0472222222222222">
            <text:p>0.05</text:p>
          </table:table-cell>
          <table:table-cell table:style-name="ce34" table:formula="oooc:=[.Y201]/[.W201]" office:value-type="percentage" office:value="0.0168885356646135">
            <text:p>1.7%</text:p>
          </table:table-cell>
          <table:table-cell table:style-name="ce34" table:formula="oooc:=[.Y201]/([.L201]/3600)" office:value-type="percentage" office:value="0.790697674418605">
            <text:p>79.1%</text:p>
          </table:table-cell>
          <table:table-cell table:formula="oooc:=3600*[.Y201]/[.E201]" office:value-type="float" office:value="0.0297254764819024">
            <text:p>0.03</text:p>
          </table:table-cell>
          <table:table-cell table:style-name="ce34" table:formula="oooc:=[.H201]/([.H201]+[.F201])" office:value-type="percentage" office:value="0.75">
            <text:p>75.0%</text:p>
          </table:table-cell>
          <table:table-cell table:style-name="ce34" table:formula="oooc:=[.I201]/([.I201]+[.G201])" office:value-type="percentage" office:value="0">
            <text:p>0.0%</text:p>
          </table:table-cell>
          <table:table-cell table:formula="oooc:=[.H201]/([.X201])" office:value-type="float" office:value="1.09633539742158">
            <text:p>1.1</text:p>
          </table:table-cell>
          <table:table-cell table:formula="oooc:=[.I201]/([.X201])" office:value-type="float" office:value="0">
            <text:p>0</text:p>
          </table:table-cell>
          <table:table-cell table:number-columns-repeated="224"/>
        </table:table-row>
        <table:table-row table:style-name="ro3">
          <table:table-cell office:value-type="string">
            <text:p>69608036-6ffd-4e67-afcb-6ab33b0b1264</text:p>
          </table:table-cell>
          <table:table-cell office:value-type="float" office:value="17304">
            <text:p>17304</text:p>
          </table:table-cell>
          <table:table-cell office:value-type="float" office:value="8474">
            <text:p>8474</text:p>
          </table:table-cell>
          <table:table-cell office:value-type="float" office:value="2437">
            <text:p>2437</text:p>
          </table:table-cell>
          <table:table-cell office:value-type="float" office:value="2398">
            <text:p>2398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327">
            <text:p>2327</text:p>
          </table:table-cell>
          <table:table-cell office:value-type="float" office:value="2035">
            <text:p>2035</text:p>
          </table:table-cell>
          <table:table-cell office:value-type="float" office:value="2327">
            <text:p>2327</text:p>
          </table:table-cell>
          <table:table-cell office:value-type="float" office:value="1.143489">
            <text:p>1.14</text:p>
          </table:table-cell>
          <table:table-cell office:value-type="float" office:value="2099">
            <text:p>2099</text:p>
          </table:table-cell>
          <table:table-cell office:value-type="float" office:value="4048">
            <text:p>4048</text:p>
          </table:table-cell>
          <table:table-cell office:value-type="float" office:value="2327">
            <text:p>2327</text:p>
          </table:table-cell>
          <table:table-cell office:value-type="float" office:value="0.518528">
            <text:p>0.52</text:p>
          </table:table-cell>
          <table:table-cell office:value-type="float" office:value="2.641599">
            <text:p>2.64</text:p>
          </table:table-cell>
          <table:table-cell office:value-type="float" office:value="96000">
            <text:p>96000</text:p>
          </table:table-cell>
          <table:table-cell office:value-type="float" office:value="1.229782">
            <text:p>1.23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02]/3600" office:value-type="float" office:value="2.35388888888889">
            <text:p>2.4</text:p>
          </table:table-cell>
          <table:table-cell table:style-name="ce27" table:formula="oooc:=([.N202]+[.O202])/3600" office:value-type="float" office:value="1.7075">
            <text:p>1.7</text:p>
          </table:table-cell>
          <table:table-cell table:formula="oooc:=([.L202]-[.K202])/3600" office:value-type="float" office:value="0.0811111111111111">
            <text:p>0.08</text:p>
          </table:table-cell>
          <table:table-cell table:style-name="ce34" table:formula="oooc:=[.Y202]/[.W202]" office:value-type="percentage" office:value="0.0344583431673354">
            <text:p>3.4%</text:p>
          </table:table-cell>
          <table:table-cell table:style-name="ce34" table:formula="oooc:=[.Y202]/([.L202]/3600)" office:value-type="percentage" office:value="0.125483455092394">
            <text:p>12.5%</text:p>
          </table:table-cell>
          <table:table-cell table:formula="oooc:=3600*[.Y202]/[.E202]" office:value-type="float" office:value="0.121768140116764">
            <text:p>0.12</text:p>
          </table:table-cell>
          <table:table-cell table:style-name="ce34" table:formula="oooc:=[.H202]/([.H202]+[.F202])" office:value-type="percentage" office:value="0.666666666666667">
            <text:p>66.7%</text:p>
          </table:table-cell>
          <table:table-cell table:style-name="ce34" table:formula="oooc:=[.I202]/([.I202]+[.G202])" office:value-type="percentage" office:value="0">
            <text:p>0.0%</text:p>
          </table:table-cell>
          <table:table-cell table:formula="oooc:=[.H202]/([.X202])" office:value-type="float" office:value="1.17130307467057">
            <text:p>1.17</text:p>
          </table:table-cell>
          <table:table-cell table:formula="oooc:=[.I202]/([.X202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d6ec8b85-f926-43ac-985a-1d0cb41591fd</text:p>
          </table:table-cell>
          <table:table-cell office:value-type="float" office:value="98978">
            <text:p>98978</text:p>
          </table:table-cell>
          <table:table-cell office:value-type="float" office:value="4720">
            <text:p>4720</text:p>
          </table:table-cell>
          <table:table-cell office:value-type="float" office:value="2337">
            <text:p>2337</text:p>
          </table:table-cell>
          <table:table-cell office:value-type="float" office:value="2284">
            <text:p>228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49">
            <text:p>249</text:p>
          </table:table-cell>
          <table:table-cell office:value-type="float" office:value="74">
            <text:p>74</text:p>
          </table:table-cell>
          <table:table-cell office:value-type="float" office:value="249">
            <text:p>249</text:p>
          </table:table-cell>
          <table:table-cell office:value-type="float" office:value="3.364865">
            <text:p>3.36</text:p>
          </table:table-cell>
          <table:table-cell office:value-type="float" office:value="2371">
            <text:p>2371</text:p>
          </table:table-cell>
          <table:table-cell office:value-type="float" office:value="2100">
            <text:p>2100</text:p>
          </table:table-cell>
          <table:table-cell office:value-type="float" office:value="249">
            <text:p>249</text:p>
          </table:table-cell>
          <table:table-cell office:value-type="float" office:value="1.129048">
            <text:p>1.13</text:p>
          </table:table-cell>
          <table:table-cell office:value-type="float" office:value="17.955823">
            <text:p>17.96</text:p>
          </table:table-cell>
          <table:table-cell office:value-type="float" office:value="96000">
            <text:p>96000</text:p>
          </table:table-cell>
          <table:table-cell office:value-type="float" office:value="1.035804">
            <text:p>1.04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03]/3600" office:value-type="float" office:value="1.31111111111111">
            <text:p>1.3</text:p>
          </table:table-cell>
          <table:table-cell table:style-name="ce27" table:formula="oooc:=([.N203]+[.O203])/3600" office:value-type="float" office:value="1.24194444444444">
            <text:p>1.2</text:p>
          </table:table-cell>
          <table:table-cell table:formula="oooc:=([.L203]-[.K203])/3600" office:value-type="float" office:value="0.0486111111111111">
            <text:p>0.05</text:p>
          </table:table-cell>
          <table:table-cell table:style-name="ce34" table:formula="oooc:=[.Y203]/[.W203]" office:value-type="percentage" office:value="0.0370762711864407">
            <text:p>3.7%</text:p>
          </table:table-cell>
          <table:table-cell table:style-name="ce34" table:formula="oooc:=[.Y203]/([.L203]/3600)" office:value-type="percentage" office:value="0.70281124497992">
            <text:p>70.3%</text:p>
          </table:table-cell>
          <table:table-cell table:formula="oooc:=3600*[.Y203]/[.E203]" office:value-type="float" office:value="0.0766199649737303">
            <text:p>0.08</text:p>
          </table:table-cell>
          <table:table-cell table:style-name="ce34" table:formula="oooc:=[.H203]/([.H203]+[.F203])" office:value-type="percentage" office:value="0">
            <text:p>0.0%</text:p>
          </table:table-cell>
          <table:table-cell table:style-name="ce34" table:formula="oooc:=[.I203]/([.I203]+[.G203])" office:value-type="percentage" office:value="0">
            <text:p>0.0%</text:p>
          </table:table-cell>
          <table:table-cell table:formula="oooc:=[.H203]/([.X203])" office:value-type="float" office:value="0">
            <text:p>0</text:p>
          </table:table-cell>
          <table:table-cell table:formula="oooc:=[.I203]/([.X203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2fbea758-450f-40e3-b0b5-fe6cddab686f</text:p>
          </table:table-cell>
          <table:table-cell office:value-type="float" office:value="748783">
            <text:p>748783</text:p>
          </table:table-cell>
          <table:table-cell office:value-type="float" office:value="21706">
            <text:p>21706</text:p>
          </table:table-cell>
          <table:table-cell office:value-type="float" office:value="374">
            <text:p>374</text:p>
          </table:table-cell>
          <table:table-cell office:value-type="float" office:value="187">
            <text:p>18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0935">
            <text:p>20935</text:p>
          </table:table-cell>
          <table:table-cell office:value-type="float" office:value="20404">
            <text:p>20404</text:p>
          </table:table-cell>
          <table:table-cell office:value-type="float" office:value="20982">
            <text:p>20982</text:p>
          </table:table-cell>
          <table:table-cell office:value-type="float" office:value="1.026024">
            <text:p>1.03</text:p>
          </table:table-cell>
          <table:table-cell office:value-type="float" office:value="261">
            <text:p>261</text:p>
          </table:table-cell>
          <table:table-cell office:value-type="float" office:value="463">
            <text:p>463</text:p>
          </table:table-cell>
          <table:table-cell office:value-type="float" office:value="20982">
            <text:p>20982</text:p>
          </table:table-cell>
          <table:table-cell office:value-type="float" office:value="0.563715">
            <text:p>0.56</text:p>
          </table:table-cell>
          <table:table-cell office:value-type="float" office:value="0.034506">
            <text:p>0.03</text:p>
          </table:table-cell>
          <table:table-cell office:value-type="float" office:value="96000">
            <text:p>96000</text:p>
          </table:table-cell>
          <table:table-cell office:value-type="float" office:value="1.138311">
            <text:p>1.14</text:p>
          </table:table-cell>
          <table:table-cell office:value-type="float" office:value="0">
            <text:p>0</text:p>
          </table:table-cell>
          <table:table-cell/>
          <table:table-cell table:style-name="ce27" table:formula="oooc:=[.C204]/3600" office:value-type="float" office:value="6.02944444444444">
            <text:p>6.0</text:p>
          </table:table-cell>
          <table:table-cell table:style-name="ce27" table:formula="oooc:=([.N204]+[.O204])/3600" office:value-type="float" office:value="0.201111111111111">
            <text:p>0.2</text:p>
          </table:table-cell>
          <table:table-cell table:formula="oooc:=([.L204]-[.K204])/3600" office:value-type="float" office:value="0.160555555555556">
            <text:p>0.16</text:p>
          </table:table-cell>
          <table:table-cell table:style-name="ce34" table:formula="oooc:=[.Y204]/[.W204]" office:value-type="percentage" office:value="0.0266285819589054">
            <text:p>2.7%</text:p>
          </table:table-cell>
          <table:table-cell table:style-name="ce34" table:formula="oooc:=[.Y204]/([.L204]/3600)" office:value-type="percentage" office:value="0.0275474215994662">
            <text:p>2.8%</text:p>
          </table:table-cell>
          <table:table-cell table:formula="oooc:=3600*[.Y204]/[.E204]" office:value-type="float" office:value="3.09090909090909">
            <text:p>3.09</text:p>
          </table:table-cell>
          <table:table-cell table:style-name="ce34" table:formula="oooc:=[.H204]/([.H204]+[.F204])" office:value-type="percentage" office:value="0">
            <text:p>0.0%</text:p>
          </table:table-cell>
          <table:table-cell table:style-name="ce34" table:formula="oooc:=[.I204]/([.I204]+[.G204])" office:value-type="percentage" office:value="0.615384615384615">
            <text:p>61.5%</text:p>
          </table:table-cell>
          <table:table-cell table:formula="oooc:=[.H204]/([.X204])" office:value-type="float" office:value="0">
            <text:p>0</text:p>
          </table:table-cell>
          <table:table-cell table:formula="oooc:=[.I204]/([.X204])" office:value-type="float" office:value="39.7790055248619">
            <text:p>39.78</text:p>
          </table:table-cell>
          <table:table-cell table:number-columns-repeated="224"/>
        </table:table-row>
        <table:table-row table:style-name="ro2">
          <table:table-cell office:value-type="string">
            <text:p>9481f407-836a-4fb0-bf15-44c57358c46c</text:p>
          </table:table-cell>
          <table:table-cell office:value-type="float" office:value="344070">
            <text:p>344070</text:p>
          </table:table-cell>
          <table:table-cell office:value-type="float" office:value="3673">
            <text:p>3673</text:p>
          </table:table-cell>
          <table:table-cell office:value-type="float" office:value="8601">
            <text:p>8601</text:p>
          </table:table-cell>
          <table:table-cell office:value-type="float" office:value="8562">
            <text:p>85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4">
            <text:p>154</text:p>
          </table:table-cell>
          <table:table-cell office:value-type="float" office:value="0">
            <text:p>0</text:p>
          </table:table-cell>
          <table:table-cell office:value-type="float" office:value="154">
            <text:p>154</text:p>
          </table:table-cell>
          <table:table-cell office:value-type="string">
            <text:p>inf</text:p>
          </table:table-cell>
          <table:table-cell office:value-type="float" office:value="7366">
            <text:p>7366</text:p>
          </table:table-cell>
          <table:table-cell office:value-type="float" office:value="8250">
            <text:p>8250</text:p>
          </table:table-cell>
          <table:table-cell office:value-type="float" office:value="154">
            <text:p>154</text:p>
          </table:table-cell>
          <table:table-cell office:value-type="float" office:value="0.892848">
            <text:p>0.89</text:p>
          </table:table-cell>
          <table:table-cell office:value-type="float" office:value="101.402597">
            <text:p>101.4</text:p>
          </table:table-cell>
          <table:table-cell office:value-type="float" office:value="96000">
            <text:p>96000</text:p>
          </table:table-cell>
          <table:table-cell office:value-type="float" office:value="2.266261">
            <text:p>2.27</text:p>
          </table:table-cell>
          <table:table-cell office:value-type="float" office:value="900">
            <text:p>900</text:p>
          </table:table-cell>
          <table:table-cell/>
          <table:table-cell table:style-name="ce27" table:formula="oooc:=[.C205]/3600" office:value-type="float" office:value="1.02027777777778">
            <text:p>1.0</text:p>
          </table:table-cell>
          <table:table-cell table:style-name="ce27" table:formula="oooc:=([.N205]+[.O205])/3600" office:value-type="float" office:value="4.33777777777778">
            <text:p>4.3</text:p>
          </table:table-cell>
          <table:table-cell table:formula="oooc:=([.L205]-[.K205])/3600" office:value-type="float" office:value="0.0427777777777778">
            <text:p>0.04</text:p>
          </table:table-cell>
          <table:table-cell table:style-name="ce34" table:formula="oooc:=[.Y205]/[.W205]" office:value-type="percentage" office:value="0.0419275796351756">
            <text:p>4.2%</text:p>
          </table:table-cell>
          <table:table-cell table:style-name="ce34" table:formula="oooc:=[.Y205]/([.L205]/3600)" office:value-type="percentage" office:value="1">
            <text:p>100.0%</text:p>
          </table:table-cell>
          <table:table-cell table:formula="oooc:=3600*[.Y205]/[.E205]" office:value-type="float" office:value="0.0179864517636066">
            <text:p>0.02</text:p>
          </table:table-cell>
          <table:table-cell table:style-name="ce34" table:formula="oooc:=[.H205]/([.H205]+[.F205])" office:value-type="percentage" office:value="0.666666666666667">
            <text:p>66.7%</text:p>
          </table:table-cell>
          <table:table-cell table:style-name="ce34" table:formula="oooc:=[.I205]/([.I205]+[.G205])" office:value-type="percentage" office:value="0">
            <text:p>#DIV/0!</text:p>
          </table:table-cell>
          <table:table-cell table:formula="oooc:=[.H205]/([.X205])" office:value-type="float" office:value="0.461065573770492">
            <text:p>0.46</text:p>
          </table:table-cell>
          <table:table-cell table:formula="oooc:=[.I205]/([.X205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13152227-e9ff-4378-acb1-a0ba3dc64b9e</text:p>
          </table:table-cell>
          <table:table-cell office:value-type="float" office:value="609494">
            <text:p>609494</text:p>
          </table:table-cell>
          <table:table-cell office:value-type="float" office:value="92460">
            <text:p>92460</text:p>
          </table:table-cell>
          <table:table-cell office:value-type="float" office:value="105013">
            <text:p>105013</text:p>
          </table:table-cell>
          <table:table-cell office:value-type="float" office:value="10695">
            <text:p>10695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08">
            <text:p>208</text:p>
          </table:table-cell>
          <table:table-cell table:number-columns-repeated="2" office:value-type="float" office:value="67009">
            <text:p>67009</text:p>
          </table:table-cell>
          <table:table-cell office:value-type="float" office:value="0.003104">
            <text:p>0</text:p>
          </table:table-cell>
          <table:table-cell office:value-type="float" office:value="15587">
            <text:p>15587</text:p>
          </table:table-cell>
          <table:table-cell office:value-type="float" office:value="9864">
            <text:p>9864</text:p>
          </table:table-cell>
          <table:table-cell office:value-type="float" office:value="67009">
            <text:p>67009</text:p>
          </table:table-cell>
          <table:table-cell office:value-type="float" office:value="1.580191">
            <text:p>1.58</text:p>
          </table:table-cell>
          <table:table-cell office:value-type="float" office:value="0.379815">
            <text:p>0.38</text:p>
          </table:table-cell>
          <table:table-cell office:value-type="float" office:value="96000">
            <text:p>96000</text:p>
          </table:table-cell>
          <table:table-cell office:value-type="float" office:value="1.055293">
            <text:p>1.06</text:p>
          </table:table-cell>
          <table:table-cell office:value-type="float" office:value="60">
            <text:p>60</text:p>
          </table:table-cell>
          <table:table-cell/>
          <table:table-cell table:style-name="ce27" table:formula="oooc:=[.C206]/3600" office:value-type="float" office:value="25.6833333333333">
            <text:p>25.7</text:p>
          </table:table-cell>
          <table:table-cell table:style-name="ce27" table:formula="oooc:=([.N206]+[.O206])/3600" office:value-type="float" office:value="7.06972222222222">
            <text:p>7.1</text:p>
          </table:table-cell>
          <table:table-cell table:formula="oooc:=([.L206]-[.K206])/3600" office:value-type="float" office:value="0">
            <text:p>0</text:p>
          </table:table-cell>
          <table:table-cell table:style-name="ce34" table:formula="oooc:=[.Y206]/[.W206]" office:value-type="percentage" office:value="0">
            <text:p>0.0%</text:p>
          </table:table-cell>
          <table:table-cell table:style-name="ce34" table:formula="oooc:=[.Y206]/([.L206]/3600)" office:value-type="percentage" office:value="0">
            <text:p>0.0%</text:p>
          </table:table-cell>
          <table:table-cell table:formula="oooc:=3600*[.Y206]/[.E206]" office:value-type="float" office:value="0">
            <text:p>0</text:p>
          </table:table-cell>
          <table:table-cell table:style-name="ce34" table:formula="oooc:=[.H206]/([.H206]+[.F206])" office:value-type="percentage" office:value="0">
            <text:p>0.0%</text:p>
          </table:table-cell>
          <table:table-cell table:style-name="ce34" table:formula="oooc:=[.I206]/([.I206]+[.G206])" office:value-type="percentage" office:value="0.170212765957447">
            <text:p>17.0%</text:p>
          </table:table-cell>
          <table:table-cell table:formula="oooc:=[.H206]/([.X206])" office:value-type="float" office:value="0">
            <text:p>0</text:p>
          </table:table-cell>
          <table:table-cell table:formula="oooc:=[.I206]/([.X206])" office:value-type="float" office:value="1.13158618521866">
            <text:p>1.13</text:p>
          </table:table-cell>
          <table:table-cell table:number-columns-repeated="224"/>
        </table:table-row>
        <table:table-row table:style-name="ro2">
          <table:table-cell office:value-type="string">
            <text:p>900416b9-c55e-4b49-878f-ef78f7078894</text:p>
          </table:table-cell>
          <table:table-cell office:value-type="float" office:value="82244">
            <text:p>82244</text:p>
          </table:table-cell>
          <table:table-cell office:value-type="float" office:value="14644">
            <text:p>14644</text:p>
          </table:table-cell>
          <table:table-cell office:value-type="float" office:value="10250">
            <text:p>10250</text:p>
          </table:table-cell>
          <table:table-cell office:value-type="float" office:value="3586">
            <text:p>358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26">
            <text:p>426</text:p>
          </table:table-cell>
          <table:table-cell office:value-type="float" office:value="5108">
            <text:p>5108</text:p>
          </table:table-cell>
          <table:table-cell office:value-type="float" office:value="5213">
            <text:p>5213</text:p>
          </table:table-cell>
          <table:table-cell office:value-type="float" office:value="0.083399">
            <text:p>0.08</text:p>
          </table:table-cell>
          <table:table-cell office:value-type="float" office:value="5766">
            <text:p>5766</text:p>
          </table:table-cell>
          <table:table-cell office:value-type="float" office:value="3665">
            <text:p>3665</text:p>
          </table:table-cell>
          <table:table-cell office:value-type="float" office:value="5213">
            <text:p>5213</text:p>
          </table:table-cell>
          <table:table-cell office:value-type="float" office:value="1.573261">
            <text:p>1.57</text:p>
          </table:table-cell>
          <table:table-cell office:value-type="float" office:value="1.809131">
            <text:p>1.81</text:p>
          </table:table-cell>
          <table:table-cell office:value-type="float" office:value="96000">
            <text:p>96000</text:p>
          </table:table-cell>
          <table:table-cell office:value-type="float" office:value="0.262588">
            <text:p>0.26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07]/3600" office:value-type="float" office:value="4.06777777777778">
            <text:p>4.1</text:p>
          </table:table-cell>
          <table:table-cell table:style-name="ce27" table:formula="oooc:=([.N207]+[.O207])/3600" office:value-type="float" office:value="2.61972222222222">
            <text:p>2.6</text:p>
          </table:table-cell>
          <table:table-cell table:formula="oooc:=([.L207]-[.K207])/3600" office:value-type="float" office:value="0.0291666666666667">
            <text:p>0.03</text:p>
          </table:table-cell>
          <table:table-cell table:style-name="ce34" table:formula="oooc:=[.Y207]/[.W207]" office:value-type="percentage" office:value="0.00717017208413002">
            <text:p>0.7%</text:p>
          </table:table-cell>
          <table:table-cell table:style-name="ce34" table:formula="oooc:=[.Y207]/([.L207]/3600)" office:value-type="percentage" office:value="0.020141952810282">
            <text:p>2.0%</text:p>
          </table:table-cell>
          <table:table-cell table:formula="oooc:=3600*[.Y207]/[.E207]" office:value-type="float" office:value="0.0292805354155047">
            <text:p>0.03</text:p>
          </table:table-cell>
          <table:table-cell table:style-name="ce34" table:formula="oooc:=[.H207]/([.H207]+[.F207])" office:value-type="percentage" office:value="0.5">
            <text:p>50.0%</text:p>
          </table:table-cell>
          <table:table-cell table:style-name="ce34" table:formula="oooc:=[.I207]/([.I207]+[.G207])" office:value-type="percentage" office:value="0">
            <text:p>0.0%</text:p>
          </table:table-cell>
          <table:table-cell table:formula="oooc:=[.H207]/([.X207])" office:value-type="float" office:value="0.381719860036051">
            <text:p>0.38</text:p>
          </table:table-cell>
          <table:table-cell table:formula="oooc:=[.I207]/([.X207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b785f197-ce80-4a70-b24f-ea775cdda0bb</text:p>
          </table:table-cell>
          <table:table-cell office:value-type="float" office:value="22916">
            <text:p>22916</text:p>
          </table:table-cell>
          <table:table-cell office:value-type="float" office:value="22800">
            <text:p>22800</text:p>
          </table:table-cell>
          <table:table-cell office:value-type="float" office:value="1065">
            <text:p>1065</text:p>
          </table:table-cell>
          <table:table-cell office:value-type="float" office:value="849">
            <text:p>849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1762">
            <text:p>21762</text:p>
          </table:table-cell>
          <table:table-cell table:number-columns-repeated="2" office:value-type="float" office:value="21878">
            <text:p>21878</text:p>
          </table:table-cell>
          <table:table-cell office:value-type="float" office:value="0.994698">
            <text:p>0.99</text:p>
          </table:table-cell>
          <table:table-cell office:value-type="float" office:value="247">
            <text:p>247</text:p>
          </table:table-cell>
          <table:table-cell office:value-type="float" office:value="675">
            <text:p>675</text:p>
          </table:table-cell>
          <table:table-cell office:value-type="float" office:value="21878">
            <text:p>21878</text:p>
          </table:table-cell>
          <table:table-cell office:value-type="float" office:value="0.365926">
            <text:p>0.37</text:p>
          </table:table-cell>
          <table:table-cell office:value-type="float" office:value="0.042143">
            <text:p>0.04</text:p>
          </table:table-cell>
          <table:table-cell office:value-type="float" office:value="96000">
            <text:p>96000</text:p>
          </table:table-cell>
          <table:table-cell office:value-type="float" office:value="1.569235">
            <text:p>1.57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08]/3600" office:value-type="float" office:value="6.33333333333333">
            <text:p>6.3</text:p>
          </table:table-cell>
          <table:table-cell table:style-name="ce27" table:formula="oooc:=([.N208]+[.O208])/3600" office:value-type="float" office:value="0.256111111111111">
            <text:p>0.3</text:p>
          </table:table-cell>
          <table:table-cell table:formula="oooc:=([.L208]-[.K208])/3600" office:value-type="float" office:value="0">
            <text:p>0</text:p>
          </table:table-cell>
          <table:table-cell table:style-name="ce34" table:formula="oooc:=[.Y208]/[.W208]" office:value-type="percentage" office:value="0">
            <text:p>0.0%</text:p>
          </table:table-cell>
          <table:table-cell table:style-name="ce34" table:formula="oooc:=[.Y208]/([.L208]/3600)" office:value-type="percentage" office:value="0">
            <text:p>0.0%</text:p>
          </table:table-cell>
          <table:table-cell table:formula="oooc:=3600*[.Y208]/[.E208]" office:value-type="float" office:value="0">
            <text:p>0</text:p>
          </table:table-cell>
          <table:table-cell table:style-name="ce34" table:formula="oooc:=[.H208]/([.H208]+[.F208])" office:value-type="percentage" office:value="0">
            <text:p>0.0%</text:p>
          </table:table-cell>
          <table:table-cell table:style-name="ce34" table:formula="oooc:=[.I208]/([.I208]+[.G208])" office:value-type="percentage" office:value="0">
            <text:p>0.0%</text:p>
          </table:table-cell>
          <table:table-cell table:formula="oooc:=[.H208]/([.X208])" office:value-type="float" office:value="0">
            <text:p>0</text:p>
          </table:table-cell>
          <table:table-cell table:formula="oooc:=[.I208]/([.X208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ecc3fdfa-32ad-427a-8f63-f9b7e04501f0</text:p>
          </table:table-cell>
          <table:table-cell office:value-type="float" office:value="967338">
            <text:p>967338</text:p>
          </table:table-cell>
          <table:table-cell office:value-type="float" office:value="59137">
            <text:p>59137</text:p>
          </table:table-cell>
          <table:table-cell office:value-type="float" office:value="383">
            <text:p>383</text:p>
          </table:table-cell>
          <table:table-cell office:value-type="float" office:value="265">
            <text:p>2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inf</text:p>
          </table:table-cell>
          <table:table-cell office:value-type="float" office:value="58512">
            <text:p>58512</text:p>
          </table:table-cell>
          <table:table-cell office:value-type="float" office:value="997">
            <text:p>997</text:p>
          </table:table-cell>
          <table:table-cell office:value-type="float" office:value="17">
            <text:p>17</text:p>
          </table:table-cell>
          <table:table-cell office:value-type="float" office:value="58.688064">
            <text:p>58.69</text:p>
          </table:table-cell>
          <table:table-cell office:value-type="float" office:value="3500.529412">
            <text:p>3500.53</text:p>
          </table:table-cell>
          <table:table-cell office:value-type="float" office:value="96000">
            <text:p>96000</text:p>
          </table:table-cell>
          <table:table-cell office:value-type="float" office:value="1.20951">
            <text:p>1.21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09]/3600" office:value-type="float" office:value="16.4269444444444">
            <text:p>16.4</text:p>
          </table:table-cell>
          <table:table-cell table:style-name="ce27" table:formula="oooc:=([.N209]+[.O209])/3600" office:value-type="float" office:value="16.5302777777778">
            <text:p>16.5</text:p>
          </table:table-cell>
          <table:table-cell table:formula="oooc:=([.L209]-[.K209])/3600" office:value-type="float" office:value="0.00472222222222222">
            <text:p>0</text:p>
          </table:table-cell>
          <table:table-cell table:style-name="ce34" table:formula="oooc:=[.Y209]/[.W209]" office:value-type="percentage" office:value="0.000287468082587889">
            <text:p>0.0%</text:p>
          </table:table-cell>
          <table:table-cell table:style-name="ce34" table:formula="oooc:=[.Y209]/([.L209]/3600)" office:value-type="percentage" office:value="1">
            <text:p>100.0%</text:p>
          </table:table-cell>
          <table:table-cell table:formula="oooc:=3600*[.Y209]/[.E209]" office:value-type="float" office:value="0.0641509433962264">
            <text:p>0.06</text:p>
          </table:table-cell>
          <table:table-cell table:style-name="ce34" table:formula="oooc:=[.H209]/([.H209]+[.F209])" office:value-type="percentage" office:value="0.666666666666667">
            <text:p>66.7%</text:p>
          </table:table-cell>
          <table:table-cell table:style-name="ce34" table:formula="oooc:=[.I209]/([.I209]+[.G209])" office:value-type="percentage" office:value="0">
            <text:p>#DIV/0!</text:p>
          </table:table-cell>
          <table:table-cell table:formula="oooc:=[.H209]/([.X209])" office:value-type="float" office:value="0.120990102337462">
            <text:p>0.12</text:p>
          </table:table-cell>
          <table:table-cell table:formula="oooc:=[.I209]/([.X209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6b6eb6bd-320e-47c4-a9e4-8dc0cb9023c9</text:p>
          </table:table-cell>
          <table:table-cell office:value-type="float" office:value="68343">
            <text:p>68343</text:p>
          </table:table-cell>
          <table:table-cell office:value-type="float" office:value="10829">
            <text:p>10829</text:p>
          </table:table-cell>
          <table:table-cell office:value-type="float" office:value="5366">
            <text:p>5366</text:p>
          </table:table-cell>
          <table:table-cell office:value-type="float" office:value="4827">
            <text:p>48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666">
            <text:p>1666</text:p>
          </table:table-cell>
          <table:table-cell office:value-type="float" office:value="1879">
            <text:p>1879</text:p>
          </table:table-cell>
          <table:table-cell office:value-type="float" office:value="2020">
            <text:p>2020</text:p>
          </table:table-cell>
          <table:table-cell office:value-type="float" office:value="0.886642">
            <text:p>0.89</text:p>
          </table:table-cell>
          <table:table-cell office:value-type="float" office:value="4276">
            <text:p>4276</text:p>
          </table:table-cell>
          <table:table-cell office:value-type="float" office:value="4533">
            <text:p>4533</text:p>
          </table:table-cell>
          <table:table-cell office:value-type="float" office:value="2020">
            <text:p>2020</text:p>
          </table:table-cell>
          <table:table-cell office:value-type="float" office:value="0.943305">
            <text:p>0.94</text:p>
          </table:table-cell>
          <table:table-cell office:value-type="float" office:value="4.360891">
            <text:p>4.36</text:p>
          </table:table-cell>
          <table:table-cell office:value-type="float" office:value="96000">
            <text:p>96000</text:p>
          </table:table-cell>
          <table:table-cell office:value-type="float" office:value="1.106474">
            <text:p>1.11</text:p>
          </table:table-cell>
          <table:table-cell office:value-type="float" office:value="600">
            <text:p>600</text:p>
          </table:table-cell>
          <table:table-cell/>
          <table:table-cell table:style-name="ce27" table:formula="oooc:=[.C210]/3600" office:value-type="float" office:value="3.00805555555556">
            <text:p>3.0</text:p>
          </table:table-cell>
          <table:table-cell table:style-name="ce27" table:formula="oooc:=([.N210]+[.O210])/3600" office:value-type="float" office:value="2.44694444444444">
            <text:p>2.4</text:p>
          </table:table-cell>
          <table:table-cell table:formula="oooc:=([.L210]-[.K210])/3600" office:value-type="float" office:value="0.0391666666666667">
            <text:p>0.04</text:p>
          </table:table-cell>
          <table:table-cell table:style-name="ce34" table:formula="oooc:=[.Y210]/[.W210]" office:value-type="percentage" office:value="0.0130205928525256">
            <text:p>1.3%</text:p>
          </table:table-cell>
          <table:table-cell table:style-name="ce34" table:formula="oooc:=[.Y210]/([.L210]/3600)" office:value-type="percentage" office:value="0.0698019801980198">
            <text:p>7.0%</text:p>
          </table:table-cell>
          <table:table-cell table:formula="oooc:=3600*[.Y210]/[.E210]" office:value-type="float" office:value="0.0292106898694842">
            <text:p>0.03</text:p>
          </table:table-cell>
          <table:table-cell table:style-name="ce34" table:formula="oooc:=[.H210]/([.H210]+[.F210])" office:value-type="percentage" office:value="0">
            <text:p>0.0%</text:p>
          </table:table-cell>
          <table:table-cell table:style-name="ce34" table:formula="oooc:=[.I210]/([.I210]+[.G210])" office:value-type="percentage" office:value="0">
            <text:p>0.0%</text:p>
          </table:table-cell>
          <table:table-cell table:formula="oooc:=[.H210]/([.X210])" office:value-type="float" office:value="0">
            <text:p>0</text:p>
          </table:table-cell>
          <table:table-cell table:formula="oooc:=[.I210]/([.X210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127cfacb-83af-481c-b309-dc7b01c8aa84</text:p>
          </table:table-cell>
          <table:table-cell office:value-type="float" office:value="2069986">
            <text:p>2069986</text:p>
          </table:table-cell>
          <table:table-cell office:value-type="float" office:value="4472">
            <text:p>4472</text:p>
          </table:table-cell>
          <table:table-cell office:value-type="float" office:value="391">
            <text:p>391</text:p>
          </table:table-cell>
          <table:table-cell office:value-type="float" office:value="348">
            <text:p>34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24">
            <text:p>4124</text:p>
          </table:table-cell>
          <table:table-cell office:value-type="float" office:value="4103">
            <text:p>4103</text:p>
          </table:table-cell>
          <table:table-cell office:value-type="float" office:value="4124">
            <text:p>4124</text:p>
          </table:table-cell>
          <table:table-cell office:value-type="float" office:value="1.005118">
            <text:p>1.01</text:p>
          </table:table-cell>
          <table:table-cell office:value-type="float" office:value="55">
            <text:p>55</text:p>
          </table:table-cell>
          <table:table-cell office:value-type="float" office:value="293">
            <text:p>293</text:p>
          </table:table-cell>
          <table:table-cell office:value-type="float" office:value="4124">
            <text:p>4124</text:p>
          </table:table-cell>
          <table:table-cell office:value-type="float" office:value="0.187713">
            <text:p>0.19</text:p>
          </table:table-cell>
          <table:table-cell office:value-type="float" office:value="0.084384">
            <text:p>0.08</text:p>
          </table:table-cell>
          <table:table-cell office:value-type="float" office:value="96000">
            <text:p>96000</text:p>
          </table:table-cell>
          <table:table-cell office:value-type="float" office:value="0.389722">
            <text:p>0.39</text:p>
          </table:table-cell>
          <table:table-cell office:value-type="float" office:value="120">
            <text:p>120</text:p>
          </table:table-cell>
          <table:table-cell/>
          <table:table-cell table:style-name="ce27" table:formula="oooc:=[.C211]/3600" office:value-type="float" office:value="1.24222222222222">
            <text:p>1.2</text:p>
          </table:table-cell>
          <table:table-cell table:style-name="ce27" table:formula="oooc:=([.N211]+[.O211])/3600" office:value-type="float" office:value="0.0966666666666667">
            <text:p>0.1</text:p>
          </table:table-cell>
          <table:table-cell table:formula="oooc:=([.L211]-[.K211])/3600" office:value-type="float" office:value="0.00583333333333333">
            <text:p>0.01</text:p>
          </table:table-cell>
          <table:table-cell table:style-name="ce34" table:formula="oooc:=[.Y211]/[.W211]" office:value-type="percentage" office:value="0.004695885509839">
            <text:p>0.5%</text:p>
          </table:table-cell>
          <table:table-cell table:style-name="ce34" table:formula="oooc:=[.Y211]/([.L211]/3600)" office:value-type="percentage" office:value="0.0050921435499515">
            <text:p>0.5%</text:p>
          </table:table-cell>
          <table:table-cell table:formula="oooc:=3600*[.Y211]/[.E211]" office:value-type="float" office:value="0.0603448275862069">
            <text:p>0.06</text:p>
          </table:table-cell>
          <table:table-cell table:style-name="ce34" table:formula="oooc:=[.H211]/([.H211]+[.F211])" office:value-type="percentage" office:value="0">
            <text:p>0.0%</text:p>
          </table:table-cell>
          <table:table-cell table:style-name="ce34" table:formula="oooc:=[.I211]/([.I211]+[.G211])" office:value-type="percentage" office:value="0.5">
            <text:p>50.0%</text:p>
          </table:table-cell>
          <table:table-cell table:formula="oooc:=[.H211]/([.X211])" office:value-type="float" office:value="0">
            <text:p>0</text:p>
          </table:table-cell>
          <table:table-cell table:formula="oooc:=[.I211]/([.X211])" office:value-type="float" office:value="10.3448275862069">
            <text:p>10.34</text:p>
          </table:table-cell>
          <table:table-cell table:number-columns-repeated="224"/>
        </table:table-row>
        <table:table-row table:style-name="ro2">
          <table:table-cell office:value-type="string">
            <text:p>13fcde84-3ee2-41ba-984d-6c589ba184d3</text:p>
          </table:table-cell>
          <table:table-cell office:value-type="float" office:value="269165">
            <text:p>269165</text:p>
          </table:table-cell>
          <table:table-cell office:value-type="float" office:value="22558">
            <text:p>22558</text:p>
          </table:table-cell>
          <table:table-cell office:value-type="float" office:value="15546">
            <text:p>15546</text:p>
          </table:table-cell>
          <table:table-cell office:value-type="float" office:value="4041">
            <text:p>404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584">
            <text:p>4584</text:p>
          </table:table-cell>
          <table:table-cell table:number-columns-repeated="2" office:value-type="float" office:value="12858">
            <text:p>12858</text:p>
          </table:table-cell>
          <table:table-cell office:value-type="float" office:value="0.35651">
            <text:p>0.36</text:p>
          </table:table-cell>
          <table:table-cell office:value-type="float" office:value="5808">
            <text:p>5808</text:p>
          </table:table-cell>
          <table:table-cell office:value-type="float" office:value="3892">
            <text:p>3892</text:p>
          </table:table-cell>
          <table:table-cell office:value-type="float" office:value="12858">
            <text:p>12858</text:p>
          </table:table-cell>
          <table:table-cell office:value-type="float" office:value="1.492292">
            <text:p>1.49</text:p>
          </table:table-cell>
          <table:table-cell office:value-type="float" office:value="0.754394">
            <text:p>0.75</text:p>
          </table:table-cell>
          <table:table-cell office:value-type="float" office:value="96000">
            <text:p>96000</text:p>
          </table:table-cell>
          <table:table-cell office:value-type="float" office:value="1.03522">
            <text:p>1.04</text:p>
          </table:table-cell>
          <table:table-cell office:value-type="float" office:value="60">
            <text:p>60</text:p>
          </table:table-cell>
          <table:table-cell/>
          <table:table-cell table:style-name="ce27" table:formula="oooc:=[.C212]/3600" office:value-type="float" office:value="6.26611111111111">
            <text:p>6.3</text:p>
          </table:table-cell>
          <table:table-cell table:style-name="ce27" table:formula="oooc:=([.N212]+[.O212])/3600" office:value-type="float" office:value="2.69444444444444">
            <text:p>2.7</text:p>
          </table:table-cell>
          <table:table-cell table:formula="oooc:=([.L212]-[.K212])/3600" office:value-type="float" office:value="0">
            <text:p>0</text:p>
          </table:table-cell>
          <table:table-cell table:style-name="ce34" table:formula="oooc:=[.Y212]/[.W212]" office:value-type="percentage" office:value="0">
            <text:p>0.0%</text:p>
          </table:table-cell>
          <table:table-cell table:style-name="ce34" table:formula="oooc:=[.Y212]/([.L212]/3600)" office:value-type="percentage" office:value="0">
            <text:p>0.0%</text:p>
          </table:table-cell>
          <table:table-cell table:formula="oooc:=3600*[.Y212]/[.E212]" office:value-type="float" office:value="0">
            <text:p>0</text:p>
          </table:table-cell>
          <table:table-cell table:style-name="ce34" table:formula="oooc:=[.H212]/([.H212]+[.F212])" office:value-type="percentage" office:value="0.666666666666667">
            <text:p>66.7%</text:p>
          </table:table-cell>
          <table:table-cell table:style-name="ce34" table:formula="oooc:=[.I212]/([.I212]+[.G212])" office:value-type="percentage" office:value="0.0769230769230769">
            <text:p>7.7%</text:p>
          </table:table-cell>
          <table:table-cell table:formula="oooc:=[.H212]/([.X212])" office:value-type="float" office:value="0.742268041237113">
            <text:p>0.74</text:p>
          </table:table-cell>
          <table:table-cell table:formula="oooc:=[.I212]/([.X212])" office:value-type="float" office:value="0.371134020618557">
            <text:p>0.37</text:p>
          </table:table-cell>
          <table:table-cell table:number-columns-repeated="224"/>
        </table:table-row>
        <table:table-row table:style-name="ro2">
          <table:table-cell office:value-type="string">
            <text:p>d02906fa-fa26-42e8-b2c3-a637286da5aa</text:p>
          </table:table-cell>
          <table:table-cell office:value-type="float" office:value="42027">
            <text:p>42027</text:p>
          </table:table-cell>
          <table:table-cell office:value-type="float" office:value="18924">
            <text:p>18924</text:p>
          </table:table-cell>
          <table:table-cell office:value-type="float" office:value="151">
            <text:p>151</text:p>
          </table:table-cell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string">
            <text:p>inf</text:p>
          </table:table-cell>
          <table:table-cell office:value-type="float" office:value="117">
            <text:p>117</text:p>
          </table:table-cell>
          <table:table-cell office:value-type="float" office:value="18779">
            <text:p>18779</text:p>
          </table:table-cell>
          <table:table-cell office:value-type="float" office:value="28">
            <text:p>28</text:p>
          </table:table-cell>
          <table:table-cell office:value-type="float" office:value="0.00623">
            <text:p>0.01</text:p>
          </table:table-cell>
          <table:table-cell office:value-type="float" office:value="674.857143">
            <text:p>674.86</text:p>
          </table:table-cell>
          <table:table-cell office:value-type="float" office:value="96000">
            <text:p>96000</text:p>
          </table:table-cell>
          <table:table-cell office:value-type="float" office:value="2.184493">
            <text:p>2.18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13]/3600" office:value-type="float" office:value="5.25666666666667">
            <text:p>5.3</text:p>
          </table:table-cell>
          <table:table-cell table:style-name="ce27" table:formula="oooc:=([.N213]+[.O213])/3600" office:value-type="float" office:value="5.24888888888889">
            <text:p>5.2</text:p>
          </table:table-cell>
          <table:table-cell table:formula="oooc:=([.L213]-[.K213])/3600" office:value-type="float" office:value="0.00777777777777778">
            <text:p>0.01</text:p>
          </table:table-cell>
          <table:table-cell table:style-name="ce34" table:formula="oooc:=[.Y213]/[.W213]" office:value-type="percentage" office:value="0.00147960262101036">
            <text:p>0.1%</text:p>
          </table:table-cell>
          <table:table-cell table:style-name="ce34" table:formula="oooc:=[.Y213]/([.L213]/3600)" office:value-type="percentage" office:value="1">
            <text:p>100.0%</text:p>
          </table:table-cell>
          <table:table-cell table:formula="oooc:=3600*[.Y213]/[.E213]" office:value-type="float" office:value="0.264150943396226">
            <text:p>0.26</text:p>
          </table:table-cell>
          <table:table-cell table:style-name="ce34" table:formula="oooc:=[.H213]/([.H213]+[.F213])" office:value-type="percentage" office:value="0.666666666666667">
            <text:p>66.7%</text:p>
          </table:table-cell>
          <table:table-cell table:style-name="ce34" table:formula="oooc:=[.I213]/([.I213]+[.G213])" office:value-type="percentage" office:value="0">
            <text:p>#DIV/0!</text:p>
          </table:table-cell>
          <table:table-cell table:formula="oooc:=[.H213]/([.X213])" office:value-type="float" office:value="0.381033022861981">
            <text:p>0.38</text:p>
          </table:table-cell>
          <table:table-cell table:formula="oooc:=[.I213]/([.X213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717e127f-f8a3-4fdb-9a2f-97c0156962cc</text:p>
          </table:table-cell>
          <table:table-cell office:value-type="float" office:value="675602">
            <text:p>675602</text:p>
          </table:table-cell>
          <table:table-cell office:value-type="float" office:value="12894">
            <text:p>12894</text:p>
          </table:table-cell>
          <table:table-cell office:value-type="float" office:value="2054">
            <text:p>2054</text:p>
          </table:table-cell>
          <table:table-cell office:value-type="float" office:value="1636">
            <text:p>163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84">
            <text:p>284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14427">
            <text:p>14427</text:p>
          </table:table-cell>
          <table:table-cell office:value-type="float" office:value="284">
            <text:p>284</text:p>
          </table:table-cell>
          <table:table-cell office:value-type="float" office:value="0.005961">
            <text:p>0.01</text:p>
          </table:table-cell>
          <table:table-cell office:value-type="float" office:value="51.102113">
            <text:p>51.1</text:p>
          </table:table-cell>
          <table:table-cell office:value-type="float" office:value="96000">
            <text:p>96000</text:p>
          </table:table-cell>
          <table:table-cell office:value-type="float" office:value="3.495767">
            <text:p>3.5</text:p>
          </table:table-cell>
          <table:table-cell office:value-type="float" office:value="600">
            <text:p>600</text:p>
          </table:table-cell>
          <table:table-cell/>
          <table:table-cell table:style-name="ce27" table:formula="oooc:=[.C214]/3600" office:value-type="float" office:value="3.58166666666667">
            <text:p>3.6</text:p>
          </table:table-cell>
          <table:table-cell table:style-name="ce27" table:formula="oooc:=([.N214]+[.O214])/3600" office:value-type="float" office:value="4.03138888888889">
            <text:p>4.0</text:p>
          </table:table-cell>
          <table:table-cell table:formula="oooc:=([.L214]-[.K214])/3600" office:value-type="float" office:value="0">
            <text:p>0</text:p>
          </table:table-cell>
          <table:table-cell table:style-name="ce34" table:formula="oooc:=[.Y214]/[.W214]" office:value-type="percentage" office:value="0">
            <text:p>0.0%</text:p>
          </table:table-cell>
          <table:table-cell table:style-name="ce34" table:formula="oooc:=[.Y214]/([.L214]/3600)" office:value-type="percentage" office:value="0">
            <text:p>0.0%</text:p>
          </table:table-cell>
          <table:table-cell table:formula="oooc:=3600*[.Y214]/[.E214]" office:value-type="float" office:value="0">
            <text:p>0</text:p>
          </table:table-cell>
          <table:table-cell table:style-name="ce34" table:formula="oooc:=[.H214]/([.H214]+[.F214])" office:value-type="percentage" office:value="0">
            <text:p>0.0%</text:p>
          </table:table-cell>
          <table:table-cell table:style-name="ce34" table:formula="oooc:=[.I214]/([.I214]+[.G214])" office:value-type="percentage" office:value="0">
            <text:p>0.0%</text:p>
          </table:table-cell>
          <table:table-cell table:formula="oooc:=[.H214]/([.X214])" office:value-type="float" office:value="0">
            <text:p>0</text:p>
          </table:table-cell>
          <table:table-cell table:formula="oooc:=[.I214]/([.X214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5c09d2cc-5a18-4363-be47-10db08445354</text:p>
          </table:table-cell>
          <table:table-cell office:value-type="float" office:value="631456">
            <text:p>631456</text:p>
          </table:table-cell>
          <table:table-cell office:value-type="float" office:value="170837">
            <text:p>170837</text:p>
          </table:table-cell>
          <table:table-cell office:value-type="float" office:value="221552">
            <text:p>221552</text:p>
          </table:table-cell>
          <table:table-cell office:value-type="float" office:value="1511">
            <text:p>151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0954">
            <text:p>10954</text:p>
          </table:table-cell>
          <table:table-cell office:value-type="float" office:value="168299">
            <text:p>168299</text:p>
          </table:table-cell>
          <table:table-cell office:value-type="float" office:value="168551">
            <text:p>168551</text:p>
          </table:table-cell>
          <table:table-cell office:value-type="float" office:value="0.065087">
            <text:p>0.07</text:p>
          </table:table-cell>
          <table:table-cell office:value-type="float" office:value="801">
            <text:p>801</text:p>
          </table:table-cell>
          <table:table-cell office:value-type="float" office:value="1485">
            <text:p>1485</text:p>
          </table:table-cell>
          <table:table-cell office:value-type="float" office:value="168551">
            <text:p>168551</text:p>
          </table:table-cell>
          <table:table-cell office:value-type="float" office:value="0.539394">
            <text:p>0.54</text:p>
          </table:table-cell>
          <table:table-cell office:value-type="float" office:value="0.013563">
            <text:p>0.01</text:p>
          </table:table-cell>
          <table:table-cell office:value-type="float" office:value="96000">
            <text:p>96000</text:p>
          </table:table-cell>
          <table:table-cell office:value-type="float" office:value="1.044809">
            <text:p>1.04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15]/3600" office:value-type="float" office:value="47.4547222222222">
            <text:p>47.5</text:p>
          </table:table-cell>
          <table:table-cell table:style-name="ce27" table:formula="oooc:=([.N215]+[.O215])/3600" office:value-type="float" office:value="0.635">
            <text:p>0.6</text:p>
          </table:table-cell>
          <table:table-cell table:formula="oooc:=([.L215]-[.K215])/3600" office:value-type="float" office:value="0.07">
            <text:p>0.07</text:p>
          </table:table-cell>
          <table:table-cell table:style-name="ce34" table:formula="oooc:=[.Y215]/[.W215]" office:value-type="percentage" office:value="0.00147509029074498">
            <text:p>0.1%</text:p>
          </table:table-cell>
          <table:table-cell table:style-name="ce34" table:formula="oooc:=[.Y215]/([.L215]/3600)" office:value-type="percentage" office:value="0.00149509643965328">
            <text:p>0.1%</text:p>
          </table:table-cell>
          <table:table-cell table:formula="oooc:=3600*[.Y215]/[.E215]" office:value-type="float" office:value="0.166776968894772">
            <text:p>0.17</text:p>
          </table:table-cell>
          <table:table-cell table:style-name="ce34" table:formula="oooc:=[.H215]/([.H215]+[.F215])" office:value-type="percentage" office:value="0">
            <text:p>0.0%</text:p>
          </table:table-cell>
          <table:table-cell table:style-name="ce34" table:formula="oooc:=[.I215]/([.I215]+[.G215])" office:value-type="percentage" office:value="0">
            <text:p>0.0%</text:p>
          </table:table-cell>
          <table:table-cell table:formula="oooc:=[.H215]/([.X215])" office:value-type="float" office:value="0">
            <text:p>0</text:p>
          </table:table-cell>
          <table:table-cell table:formula="oooc:=[.I215]/([.X215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60bbde06-1814-4cca-82b0-80a09448053b</text:p>
          </table:table-cell>
          <table:table-cell office:value-type="float" office:value="7001">
            <text:p>7001</text:p>
          </table:table-cell>
          <table:table-cell office:value-type="float" office:value="6952">
            <text:p>6952</text:p>
          </table:table-cell>
          <table:table-cell office:value-type="float" office:value="2606">
            <text:p>260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23">
            <text:p>5023</text:p>
          </table:table-cell>
          <table:table-cell table:number-columns-repeated="2" office:value-type="float" office:value="6916">
            <text:p>6916</text:p>
          </table:table-cell>
          <table:table-cell office:value-type="float" office:value="0.726287">
            <text:p>0.73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6916">
            <text:p>6916</text:p>
          </table:table-cell>
          <table:table-cell office:value-type="float" office:value="2.6">
            <text:p>2.6</text:p>
          </table:table-cell>
          <table:table-cell office:value-type="float" office:value="0.005205">
            <text:p>0.01</text:p>
          </table:table-cell>
          <table:table-cell office:value-type="float" office:value="96000">
            <text:p>96000</text:p>
          </table:table-cell>
          <table:table-cell office:value-type="float" office:value="0.567677">
            <text:p>0.57</text:p>
          </table:table-cell>
          <table:table-cell office:value-type="float" office:value="0">
            <text:p>0</text:p>
          </table:table-cell>
          <table:table-cell/>
          <table:table-cell table:style-name="ce27" table:formula="oooc:=[.C216]/3600" office:value-type="float" office:value="1.93111111111111">
            <text:p>1.9</text:p>
          </table:table-cell>
          <table:table-cell table:style-name="ce27" table:formula="oooc:=([.N216]+[.O216])/3600" office:value-type="float" office:value="0.01">
            <text:p>0.0</text:p>
          </table:table-cell>
          <table:table-cell table:formula="oooc:=([.L216]-[.K216])/3600" office:value-type="float" office:value="0">
            <text:p>0</text:p>
          </table:table-cell>
          <table:table-cell table:style-name="ce34" table:formula="oooc:=[.Y216]/[.W216]" office:value-type="percentage" office:value="0">
            <text:p>0.0%</text:p>
          </table:table-cell>
          <table:table-cell table:style-name="ce34" table:formula="oooc:=[.Y216]/([.L216]/3600)" office:value-type="percentage" office:value="0">
            <text:p>0.0%</text:p>
          </table:table-cell>
          <table:table-cell table:formula="oooc:=3600*[.Y216]/[.E216]" office:value-type="float" office:value="0">
            <text:p>0</text:p>
          </table:table-cell>
          <table:table-cell table:style-name="ce34" table:formula="oooc:=[.H216]/([.H216]+[.F216])" office:value-type="percentage" office:value="0">
            <text:p>0.0%</text:p>
          </table:table-cell>
          <table:table-cell table:style-name="ce34" table:formula="oooc:=[.I216]/([.I216]+[.G216])" office:value-type="percentage" office:value="0.5">
            <text:p>50.0%</text:p>
          </table:table-cell>
          <table:table-cell table:formula="oooc:=[.H216]/([.X216])" office:value-type="float" office:value="0">
            <text:p>0</text:p>
          </table:table-cell>
          <table:table-cell table:formula="oooc:=[.I216]/([.X216])" office:value-type="float" office:value="100">
            <text:p>100</text:p>
          </table:table-cell>
          <table:table-cell table:number-columns-repeated="224"/>
        </table:table-row>
        <table:table-row table:style-name="ro2">
          <table:table-cell office:value-type="string">
            <text:p>a575ccb8-c2d4-47b8-9726-81bf631831d0</text:p>
          </table:table-cell>
          <table:table-cell office:value-type="float" office:value="48226">
            <text:p>48226</text:p>
          </table:table-cell>
          <table:table-cell office:value-type="float" office:value="19361">
            <text:p>19361</text:p>
          </table:table-cell>
          <table:table-cell office:value-type="float" office:value="17540">
            <text:p>17540</text:p>
          </table:table-cell>
          <table:table-cell office:value-type="float" office:value="6275">
            <text:p>627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30">
            <text:p>4530</text:p>
          </table:table-cell>
          <table:table-cell office:value-type="float" office:value="11468">
            <text:p>11468</text:p>
          </table:table-cell>
          <table:table-cell office:value-type="float" office:value="12654">
            <text:p>12654</text:p>
          </table:table-cell>
          <table:table-cell office:value-type="float" office:value="0.395012">
            <text:p>0.4</text:p>
          </table:table-cell>
          <table:table-cell office:value-type="float" office:value="750">
            <text:p>750</text:p>
          </table:table-cell>
          <table:table-cell office:value-type="float" office:value="5957">
            <text:p>5957</text:p>
          </table:table-cell>
          <table:table-cell office:value-type="float" office:value="12654">
            <text:p>12654</text:p>
          </table:table-cell>
          <table:table-cell office:value-type="float" office:value="0.125902">
            <text:p>0.13</text:p>
          </table:table-cell>
          <table:table-cell office:value-type="float" office:value="0.53003">
            <text:p>0.53</text:p>
          </table:table-cell>
          <table:table-cell office:value-type="float" office:value="96000">
            <text:p>96000</text:p>
          </table:table-cell>
          <table:table-cell office:value-type="float" office:value="1.078903">
            <text:p>1.08</text:p>
          </table:table-cell>
          <table:table-cell office:value-type="float" office:value="1200">
            <text:p>1200</text:p>
          </table:table-cell>
          <table:table-cell/>
          <table:table-cell table:style-name="ce27" table:formula="oooc:=[.C217]/3600" office:value-type="float" office:value="5.37805555555556">
            <text:p>5.4</text:p>
          </table:table-cell>
          <table:table-cell table:style-name="ce27" table:formula="oooc:=([.N217]+[.O217])/3600" office:value-type="float" office:value="1.86305555555556">
            <text:p>1.9</text:p>
          </table:table-cell>
          <table:table-cell table:formula="oooc:=([.L217]-[.K217])/3600" office:value-type="float" office:value="0.329444444444444">
            <text:p>0.33</text:p>
          </table:table-cell>
          <table:table-cell table:style-name="ce34" table:formula="oooc:=[.Y217]/[.W217]" office:value-type="percentage" office:value="0.0612571664686741">
            <text:p>6.1%</text:p>
          </table:table-cell>
          <table:table-cell table:style-name="ce34" table:formula="oooc:=[.Y217]/([.L217]/3600)" office:value-type="percentage" office:value="0.09372530425162">
            <text:p>9.4%</text:p>
          </table:table-cell>
          <table:table-cell table:formula="oooc:=3600*[.Y217]/[.E217]" office:value-type="float" office:value="0.189003984063745">
            <text:p>0.19</text:p>
          </table:table-cell>
          <table:table-cell table:style-name="ce34" table:formula="oooc:=[.H217]/([.H217]+[.F217])" office:value-type="percentage" office:value="0.5">
            <text:p>50.0%</text:p>
          </table:table-cell>
          <table:table-cell table:style-name="ce34" table:formula="oooc:=[.I217]/([.I217]+[.G217])" office:value-type="percentage" office:value="0">
            <text:p>0.0%</text:p>
          </table:table-cell>
          <table:table-cell table:formula="oooc:=[.H217]/([.X217])" office:value-type="float" office:value="0.536752646488743">
            <text:p>0.54</text:p>
          </table:table-cell>
          <table:table-cell table:formula="oooc:=[.I217]/([.X217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9f18e1a2-f97e-4216-bdf0-bed23355ee32</text:p>
          </table:table-cell>
          <table:table-cell office:value-type="float" office:value="287973">
            <text:p>287973</text:p>
          </table:table-cell>
          <table:table-cell office:value-type="float" office:value="5933">
            <text:p>5933</text:p>
          </table:table-cell>
          <table:table-cell office:value-type="float" office:value="3134">
            <text:p>3134</text:p>
          </table:table-cell>
          <table:table-cell office:value-type="float" office:value="1406">
            <text:p>140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535">
            <text:p>2535</text:p>
          </table:table-cell>
          <table:table-cell table:number-columns-repeated="2" office:value-type="float" office:value="3709">
            <text:p>3709</text:p>
          </table:table-cell>
          <table:table-cell office:value-type="float" office:value="0.683473">
            <text:p>0.68</text:p>
          </table:table-cell>
          <table:table-cell office:value-type="float" office:value="838">
            <text:p>838</text:p>
          </table:table-cell>
          <table:table-cell office:value-type="float" office:value="1426">
            <text:p>1426</text:p>
          </table:table-cell>
          <table:table-cell office:value-type="float" office:value="3709">
            <text:p>3709</text:p>
          </table:table-cell>
          <table:table-cell office:value-type="float" office:value="0.587658">
            <text:p>0.59</text:p>
          </table:table-cell>
          <table:table-cell office:value-type="float" office:value="0.610407">
            <text:p>0.61</text:p>
          </table:table-cell>
          <table:table-cell office:value-type="float" office:value="96000">
            <text:p>96000</text:p>
          </table:table-cell>
          <table:table-cell office:value-type="float" office:value="1.651866">
            <text:p>1.65</text:p>
          </table:table-cell>
          <table:table-cell office:value-type="float" office:value="60">
            <text:p>60</text:p>
          </table:table-cell>
          <table:table-cell/>
          <table:table-cell table:style-name="ce27" table:formula="oooc:=[.C218]/3600" office:value-type="float" office:value="1.64805555555556">
            <text:p>1.6</text:p>
          </table:table-cell>
          <table:table-cell table:style-name="ce27" table:formula="oooc:=([.N218]+[.O218])/3600" office:value-type="float" office:value="0.628888888888889">
            <text:p>0.6</text:p>
          </table:table-cell>
          <table:table-cell table:formula="oooc:=([.L218]-[.K218])/3600" office:value-type="float" office:value="0">
            <text:p>0</text:p>
          </table:table-cell>
          <table:table-cell table:style-name="ce34" table:formula="oooc:=[.Y218]/[.W218]" office:value-type="percentage" office:value="0">
            <text:p>0.0%</text:p>
          </table:table-cell>
          <table:table-cell table:style-name="ce34" table:formula="oooc:=[.Y218]/([.L218]/3600)" office:value-type="percentage" office:value="0">
            <text:p>0.0%</text:p>
          </table:table-cell>
          <table:table-cell table:formula="oooc:=3600*[.Y218]/[.E218]" office:value-type="float" office:value="0">
            <text:p>0</text:p>
          </table:table-cell>
          <table:table-cell table:style-name="ce34" table:formula="oooc:=[.H218]/([.H218]+[.F218])" office:value-type="percentage" office:value="0.666666666666667">
            <text:p>66.7%</text:p>
          </table:table-cell>
          <table:table-cell table:style-name="ce34" table:formula="oooc:=[.I218]/([.I218]+[.G218])" office:value-type="percentage" office:value="0.555555555555556">
            <text:p>55.6%</text:p>
          </table:table-cell>
          <table:table-cell table:formula="oooc:=[.H218]/([.X218])" office:value-type="float" office:value="3.18021201413428">
            <text:p>3.18</text:p>
          </table:table-cell>
          <table:table-cell table:formula="oooc:=[.I218]/([.X218])" office:value-type="float" office:value="7.95053003533569">
            <text:p>7.95</text:p>
          </table:table-cell>
          <table:table-cell table:number-columns-repeated="224"/>
        </table:table-row>
        <table:table-row table:style-name="ro2">
          <table:table-cell office:value-type="string">
            <text:p>6e092132-450c-4b4c-ac1f-8aca1fa29f88</text:p>
          </table:table-cell>
          <table:table-cell office:value-type="float" office:value="326073">
            <text:p>326073</text:p>
          </table:table-cell>
          <table:table-cell office:value-type="float" office:value="24622">
            <text:p>24622</text:p>
          </table:table-cell>
          <table:table-cell office:value-type="float" office:value="24824">
            <text:p>24824</text:p>
          </table:table-cell>
          <table:table-cell office:value-type="float" office:value="15798">
            <text:p>1579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28">
            <text:p>728</text:p>
          </table:table-cell>
          <table:table-cell office:value-type="float" office:value="7175">
            <text:p>7175</text:p>
          </table:table-cell>
          <table:table-cell office:value-type="float" office:value="7311">
            <text:p>7311</text:p>
          </table:table-cell>
          <table:table-cell office:value-type="float" office:value="0.101463">
            <text:p>0.1</text:p>
          </table:table-cell>
          <table:table-cell office:value-type="float" office:value="3766">
            <text:p>3766</text:p>
          </table:table-cell>
          <table:table-cell office:value-type="float" office:value="15557">
            <text:p>15557</text:p>
          </table:table-cell>
          <table:table-cell office:value-type="float" office:value="7311">
            <text:p>7311</text:p>
          </table:table-cell>
          <table:table-cell office:value-type="float" office:value="0.242078">
            <text:p>0.24</text:p>
          </table:table-cell>
          <table:table-cell office:value-type="float" office:value="2.643004">
            <text:p>2.64</text:p>
          </table:table-cell>
          <table:table-cell office:value-type="float" office:value="96000">
            <text:p>96000</text:p>
          </table:table-cell>
          <table:table-cell office:value-type="float" office:value="0.633785">
            <text:p>0.63</text:p>
          </table:table-cell>
          <table:table-cell office:value-type="float" office:value="900">
            <text:p>900</text:p>
          </table:table-cell>
          <table:table-cell/>
          <table:table-cell table:style-name="ce27" table:formula="oooc:=[.C219]/3600" office:value-type="float" office:value="6.83944444444444">
            <text:p>6.8</text:p>
          </table:table-cell>
          <table:table-cell table:style-name="ce27" table:formula="oooc:=([.N219]+[.O219])/3600" office:value-type="float" office:value="5.3675">
            <text:p>5.4</text:p>
          </table:table-cell>
          <table:table-cell table:formula="oooc:=([.L219]-[.K219])/3600" office:value-type="float" office:value="0.0377777777777778">
            <text:p>0.04</text:p>
          </table:table-cell>
          <table:table-cell table:style-name="ce34" table:formula="oooc:=[.Y219]/[.W219]" office:value-type="percentage" office:value="0.00552351555519454">
            <text:p>0.6%</text:p>
          </table:table-cell>
          <table:table-cell table:style-name="ce34" table:formula="oooc:=[.Y219]/([.L219]/3600)" office:value-type="percentage" office:value="0.0186021064149911">
            <text:p>1.9%</text:p>
          </table:table-cell>
          <table:table-cell table:formula="oooc:=3600*[.Y219]/[.E219]" office:value-type="float" office:value="0.00860868464362578">
            <text:p>0.01</text:p>
          </table:table-cell>
          <table:table-cell table:style-name="ce34" table:formula="oooc:=[.H219]/([.H219]+[.F219])" office:value-type="percentage" office:value="0.666666666666667">
            <text:p>66.7%</text:p>
          </table:table-cell>
          <table:table-cell table:style-name="ce34" table:formula="oooc:=[.I219]/([.I219]+[.G219])" office:value-type="percentage" office:value="0">
            <text:p>0.0%</text:p>
          </table:table-cell>
          <table:table-cell table:formula="oooc:=[.H219]/([.X219])" office:value-type="float" office:value="0.372612948299953">
            <text:p>0.37</text:p>
          </table:table-cell>
          <table:table-cell table:formula="oooc:=[.I219]/([.X219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d096508e-0734-49d5-9017-15eef63005c3</text:p>
          </table:table-cell>
          <table:table-cell office:value-type="float" office:value="32069">
            <text:p>32069</text:p>
          </table:table-cell>
          <table:table-cell office:value-type="float" office:value="4631">
            <text:p>4631</text:p>
          </table:table-cell>
          <table:table-cell office:value-type="float" office:value="5676">
            <text:p>5676</text:p>
          </table:table-cell>
          <table:table-cell office:value-type="float" office:value="2331">
            <text:p>233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80">
            <text:p>180</text:p>
          </table:table-cell>
          <table:table-cell table:number-columns-repeated="2" office:value-type="float" office:value="2444">
            <text:p>2444</text:p>
          </table:table-cell>
          <table:table-cell office:value-type="float" office:value="0.07365">
            <text:p>0.07</text:p>
          </table:table-cell>
          <table:table-cell office:value-type="float" office:value="198">
            <text:p>198</text:p>
          </table:table-cell>
          <table:table-cell office:value-type="float" office:value="2147">
            <text:p>2147</text:p>
          </table:table-cell>
          <table:table-cell office:value-type="float" office:value="2444">
            <text:p>2444</text:p>
          </table:table-cell>
          <table:table-cell office:value-type="float" office:value="0.092222">
            <text:p>0.09</text:p>
          </table:table-cell>
          <table:table-cell office:value-type="float" office:value="0.959493">
            <text:p>0.96</text:p>
          </table:table-cell>
          <table:table-cell office:value-type="float" office:value="96000">
            <text:p>96000</text:p>
          </table:table-cell>
          <table:table-cell office:value-type="float" office:value="1.441743">
            <text:p>1.44</text:p>
          </table:table-cell>
          <table:table-cell office:value-type="float" office:value="1800">
            <text:p>1800</text:p>
          </table:table-cell>
          <table:table-cell/>
          <table:table-cell table:style-name="ce27" table:formula="oooc:=[.C220]/3600" office:value-type="float" office:value="1.28638888888889">
            <text:p>1.3</text:p>
          </table:table-cell>
          <table:table-cell table:style-name="ce27" table:formula="oooc:=([.N220]+[.O220])/3600" office:value-type="float" office:value="0.651388888888889">
            <text:p>0.7</text:p>
          </table:table-cell>
          <table:table-cell table:formula="oooc:=([.L220]-[.K220])/3600" office:value-type="float" office:value="0">
            <text:p>0</text:p>
          </table:table-cell>
          <table:table-cell table:style-name="ce34" table:formula="oooc:=[.Y220]/[.W220]" office:value-type="percentage" office:value="0">
            <text:p>0.0%</text:p>
          </table:table-cell>
          <table:table-cell table:style-name="ce34" table:formula="oooc:=[.Y220]/([.L220]/3600)" office:value-type="percentage" office:value="0">
            <text:p>0.0%</text:p>
          </table:table-cell>
          <table:table-cell table:formula="oooc:=3600*[.Y220]/[.E220]" office:value-type="float" office:value="0">
            <text:p>0</text:p>
          </table:table-cell>
          <table:table-cell table:style-name="ce34" table:formula="oooc:=[.H220]/([.H220]+[.F220])" office:value-type="percentage" office:value="0">
            <text:p>0.0%</text:p>
          </table:table-cell>
          <table:table-cell table:style-name="ce34" table:formula="oooc:=[.I220]/([.I220]+[.G220])" office:value-type="percentage" office:value="0">
            <text:p>0.0%</text:p>
          </table:table-cell>
          <table:table-cell table:formula="oooc:=[.H220]/([.X220])" office:value-type="float" office:value="0">
            <text:p>0</text:p>
          </table:table-cell>
          <table:table-cell table:formula="oooc:=[.I220]/([.X220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088a25c5-e6a1-4b35-9f6a-39068e6e6c3e</text:p>
          </table:table-cell>
          <table:table-cell office:value-type="float" office:value="260634">
            <text:p>260634</text:p>
          </table:table-cell>
          <table:table-cell office:value-type="float" office:value="7415">
            <text:p>7415</text:p>
          </table:table-cell>
          <table:table-cell office:value-type="float" office:value="2052">
            <text:p>2052</text:p>
          </table:table-cell>
          <table:table-cell office:value-type="float" office:value="647">
            <text:p>647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634">
            <text:p>5634</text:p>
          </table:table-cell>
          <table:table-cell table:number-columns-repeated="2" office:value-type="float" office:value="6626">
            <text:p>6626</text:p>
          </table:table-cell>
          <table:table-cell office:value-type="float" office:value="0.850287">
            <text:p>0.85</text:p>
          </table:table-cell>
          <table:table-cell office:value-type="float" office:value="132">
            <text:p>132</text:p>
          </table:table-cell>
          <table:table-cell office:value-type="float" office:value="657">
            <text:p>657</text:p>
          </table:table-cell>
          <table:table-cell office:value-type="float" office:value="6626">
            <text:p>6626</text:p>
          </table:table-cell>
          <table:table-cell office:value-type="float" office:value="0.200913">
            <text:p>0.2</text:p>
          </table:table-cell>
          <table:table-cell office:value-type="float" office:value="0.119076">
            <text:p>0.12</text:p>
          </table:table-cell>
          <table:table-cell office:value-type="float" office:value="96000">
            <text:p>96000</text:p>
          </table:table-cell>
          <table:table-cell office:value-type="float" office:value="0.745495">
            <text:p>0.75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21]/3600" office:value-type="float" office:value="2.05972222222222">
            <text:p>2.1</text:p>
          </table:table-cell>
          <table:table-cell table:style-name="ce27" table:formula="oooc:=([.N221]+[.O221])/3600" office:value-type="float" office:value="0.219166666666667">
            <text:p>0.2</text:p>
          </table:table-cell>
          <table:table-cell table:formula="oooc:=([.L221]-[.K221])/3600" office:value-type="float" office:value="0">
            <text:p>0</text:p>
          </table:table-cell>
          <table:table-cell table:style-name="ce34" table:formula="oooc:=[.Y221]/[.W221]" office:value-type="percentage" office:value="0">
            <text:p>0.0%</text:p>
          </table:table-cell>
          <table:table-cell table:style-name="ce34" table:formula="oooc:=[.Y221]/([.L221]/3600)" office:value-type="percentage" office:value="0">
            <text:p>0.0%</text:p>
          </table:table-cell>
          <table:table-cell table:formula="oooc:=3600*[.Y221]/[.E221]" office:value-type="float" office:value="0">
            <text:p>0</text:p>
          </table:table-cell>
          <table:table-cell table:style-name="ce34" table:formula="oooc:=[.H221]/([.H221]+[.F221])" office:value-type="percentage" office:value="0">
            <text:p>0.0%</text:p>
          </table:table-cell>
          <table:table-cell table:style-name="ce34" table:formula="oooc:=[.I221]/([.I221]+[.G221])" office:value-type="percentage" office:value="0">
            <text:p>0.0%</text:p>
          </table:table-cell>
          <table:table-cell table:formula="oooc:=[.H221]/([.X221])" office:value-type="float" office:value="0">
            <text:p>0</text:p>
          </table:table-cell>
          <table:table-cell table:formula="oooc:=[.I221]/([.X221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b1ef975b-21d3-4722-ba50-9c572242afb3</text:p>
          </table:table-cell>
          <table:table-cell office:value-type="float" office:value="186556">
            <text:p>186556</text:p>
          </table:table-cell>
          <table:table-cell office:value-type="float" office:value="20258">
            <text:p>20258</text:p>
          </table:table-cell>
          <table:table-cell office:value-type="float" office:value="818">
            <text:p>818</text:p>
          </table:table-cell>
          <table:table-cell office:value-type="float" office:value="791">
            <text:p>79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2134">
            <text:p>12134</text:p>
          </table:table-cell>
          <table:table-cell office:value-type="float" office:value="11949">
            <text:p>11949</text:p>
          </table:table-cell>
          <table:table-cell office:value-type="float" office:value="12134">
            <text:p>12134</text:p>
          </table:table-cell>
          <table:table-cell office:value-type="float" office:value="1.015482">
            <text:p>1.02</text:p>
          </table:table-cell>
          <table:table-cell office:value-type="float" office:value="2839">
            <text:p>2839</text:p>
          </table:table-cell>
          <table:table-cell office:value-type="float" office:value="5285">
            <text:p>5285</text:p>
          </table:table-cell>
          <table:table-cell office:value-type="float" office:value="12134">
            <text:p>12134</text:p>
          </table:table-cell>
          <table:table-cell office:value-type="float" office:value="0.537181">
            <text:p>0.54</text:p>
          </table:table-cell>
          <table:table-cell office:value-type="float" office:value="0.669524">
            <text:p>0.67</text:p>
          </table:table-cell>
          <table:table-cell office:value-type="float" office:value="96000">
            <text:p>96000</text:p>
          </table:table-cell>
          <table:table-cell office:value-type="float" office:value="3.087461">
            <text:p>3.09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22]/3600" office:value-type="float" office:value="5.62722222222222">
            <text:p>5.6</text:p>
          </table:table-cell>
          <table:table-cell table:style-name="ce27" table:formula="oooc:=([.N222]+[.O222])/3600" office:value-type="float" office:value="2.25666666666667">
            <text:p>2.3</text:p>
          </table:table-cell>
          <table:table-cell table:formula="oooc:=([.L222]-[.K222])/3600" office:value-type="float" office:value="0.0513888888888889">
            <text:p>0.05</text:p>
          </table:table-cell>
          <table:table-cell table:style-name="ce34" table:formula="oooc:=[.Y222]/[.W222]" office:value-type="percentage" office:value="0.00913219468851812">
            <text:p>0.9%</text:p>
          </table:table-cell>
          <table:table-cell table:style-name="ce34" table:formula="oooc:=[.Y222]/([.L222]/3600)" office:value-type="percentage" office:value="0.0152464150321411">
            <text:p>1.5%</text:p>
          </table:table-cell>
          <table:table-cell table:formula="oooc:=3600*[.Y222]/[.E222]" office:value-type="float" office:value="0.233881163084703">
            <text:p>0.23</text:p>
          </table:table-cell>
          <table:table-cell table:style-name="ce34" table:formula="oooc:=[.H222]/([.H222]+[.F222])" office:value-type="percentage" office:value="0">
            <text:p>0.0%</text:p>
          </table:table-cell>
          <table:table-cell table:style-name="ce34" table:formula="oooc:=[.I222]/([.I222]+[.G222])" office:value-type="percentage" office:value="0">
            <text:p>0.0%</text:p>
          </table:table-cell>
          <table:table-cell table:formula="oooc:=[.H222]/([.X222])" office:value-type="float" office:value="0">
            <text:p>0</text:p>
          </table:table-cell>
          <table:table-cell table:formula="oooc:=[.I222]/([.X222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2836965e-d23d-41fe-ac29-887575717f56</text:p>
          </table:table-cell>
          <table:table-cell office:value-type="float" office:value="65441">
            <text:p>65441</text:p>
          </table:table-cell>
          <table:table-cell office:value-type="float" office:value="5406">
            <text:p>5406</text:p>
          </table:table-cell>
          <table:table-cell office:value-type="float" office:value="1720">
            <text:p>1720</text:p>
          </table:table-cell>
          <table:table-cell office:value-type="float" office:value="1686">
            <text:p>16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inf</text:p>
          </table:table-cell>
          <table:table-cell office:value-type="float" office:value="3734">
            <text:p>3734</text:p>
          </table:table-cell>
          <table:table-cell office:value-type="float" office:value="1661">
            <text:p>1661</text:p>
          </table:table-cell>
          <table:table-cell office:value-type="float" office:value="11">
            <text:p>11</text:p>
          </table:table-cell>
          <table:table-cell office:value-type="float" office:value="2.248043">
            <text:p>2.25</text:p>
          </table:table-cell>
          <table:table-cell office:value-type="float" office:value="490.454545">
            <text:p>490.45</text:p>
          </table:table-cell>
          <table:table-cell office:value-type="float" office:value="96000">
            <text:p>96000</text:p>
          </table:table-cell>
          <table:table-cell office:value-type="float" office:value="1.397491">
            <text:p>1.4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23]/3600" office:value-type="float" office:value="1.50166666666667">
            <text:p>1.5</text:p>
          </table:table-cell>
          <table:table-cell table:style-name="ce27" table:formula="oooc:=([.N223]+[.O223])/3600" office:value-type="float" office:value="1.49861111111111">
            <text:p>1.5</text:p>
          </table:table-cell>
          <table:table-cell table:formula="oooc:=([.L223]-[.K223])/3600" office:value-type="float" office:value="0.00305555555555556">
            <text:p>0</text:p>
          </table:table-cell>
          <table:table-cell table:style-name="ce34" table:formula="oooc:=[.Y223]/[.W223]" office:value-type="percentage" office:value="0.00203477617462079">
            <text:p>0.2%</text:p>
          </table:table-cell>
          <table:table-cell table:style-name="ce34" table:formula="oooc:=[.Y223]/([.L223]/3600)" office:value-type="percentage" office:value="1">
            <text:p>100.0%</text:p>
          </table:table-cell>
          <table:table-cell table:formula="oooc:=3600*[.Y223]/[.E223]" office:value-type="float" office:value="0.00652431791221827">
            <text:p>0.01</text:p>
          </table:table-cell>
          <table:table-cell table:style-name="ce34" table:formula="oooc:=[.H223]/([.H223]+[.F223])" office:value-type="percentage" office:value="0.5">
            <text:p>50.0%</text:p>
          </table:table-cell>
          <table:table-cell table:style-name="ce34" table:formula="oooc:=[.I223]/([.I223]+[.G223])" office:value-type="percentage" office:value="0">
            <text:p>#DIV/0!</text:p>
          </table:table-cell>
          <table:table-cell table:formula="oooc:=[.H223]/([.X223])" office:value-type="float" office:value="0.667284522706209">
            <text:p>0.67</text:p>
          </table:table-cell>
          <table:table-cell table:formula="oooc:=[.I223]/([.X223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9553a89b-4865-40ee-91c9-088160fc4e94</text:p>
          </table:table-cell>
          <table:table-cell office:value-type="float" office:value="132405">
            <text:p>132405</text:p>
          </table:table-cell>
          <table:table-cell office:value-type="float" office:value="3987">
            <text:p>3987</text:p>
          </table:table-cell>
          <table:table-cell office:value-type="float" office:value="2836">
            <text:p>2836</text:p>
          </table:table-cell>
          <table:table-cell office:value-type="float" office:value="2621">
            <text:p>262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07">
            <text:p>107</text:p>
          </table:table-cell>
          <table:table-cell office:value-type="float" office:value="121">
            <text:p>121</text:p>
          </table:table-cell>
          <table:table-cell office:value-type="float" office:value="0.130841">
            <text:p>0.13</text:p>
          </table:table-cell>
          <table:table-cell office:value-type="float" office:value="2001">
            <text:p>2001</text:p>
          </table:table-cell>
          <table:table-cell office:value-type="float" office:value="1865">
            <text:p>1865</text:p>
          </table:table-cell>
          <table:table-cell office:value-type="float" office:value="121">
            <text:p>121</text:p>
          </table:table-cell>
          <table:table-cell office:value-type="float" office:value="1.072922">
            <text:p>1.07</text:p>
          </table:table-cell>
          <table:table-cell office:value-type="float" office:value="31.950413">
            <text:p>31.95</text:p>
          </table:table-cell>
          <table:table-cell office:value-type="float" office:value="96000">
            <text:p>96000</text:p>
          </table:table-cell>
          <table:table-cell office:value-type="float" office:value="0.244112">
            <text:p>0.24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24]/3600" office:value-type="float" office:value="1.1075">
            <text:p>1.1</text:p>
          </table:table-cell>
          <table:table-cell table:style-name="ce27" table:formula="oooc:=([.N224]+[.O224])/3600" office:value-type="float" office:value="1.07388888888889">
            <text:p>1.1</text:p>
          </table:table-cell>
          <table:table-cell table:formula="oooc:=([.L224]-[.K224])/3600" office:value-type="float" office:value="0.00388888888888889">
            <text:p>0</text:p>
          </table:table-cell>
          <table:table-cell table:style-name="ce34" table:formula="oooc:=[.Y224]/[.W224]" office:value-type="percentage" office:value="0.00351141208929019">
            <text:p>0.4%</text:p>
          </table:table-cell>
          <table:table-cell table:style-name="ce34" table:formula="oooc:=[.Y224]/([.L224]/3600)" office:value-type="percentage" office:value="0.115702479338843">
            <text:p>11.6%</text:p>
          </table:table-cell>
          <table:table-cell table:formula="oooc:=3600*[.Y224]/[.E224]" office:value-type="float" office:value="0.00534147272033575">
            <text:p>0.01</text:p>
          </table:table-cell>
          <table:table-cell table:style-name="ce34" table:formula="oooc:=[.H224]/([.H224]+[.F224])" office:value-type="percentage" office:value="0">
            <text:p>0.0%</text:p>
          </table:table-cell>
          <table:table-cell table:style-name="ce34" table:formula="oooc:=[.I224]/([.I224]+[.G224])" office:value-type="percentage" office:value="0">
            <text:p>0.0%</text:p>
          </table:table-cell>
          <table:table-cell table:formula="oooc:=[.H224]/([.X224])" office:value-type="float" office:value="0">
            <text:p>0</text:p>
          </table:table-cell>
          <table:table-cell table:formula="oooc:=[.I224]/([.X224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8ad2d9c4-acf1-4d98-a8a6-7f204f3ffa1c</text:p>
          </table:table-cell>
          <table:table-cell office:value-type="float" office:value="7692">
            <text:p>7692</text:p>
          </table:table-cell>
          <table:table-cell office:value-type="float" office:value="7642">
            <text:p>7642</text:p>
          </table:table-cell>
          <table:table-cell office:value-type="float" office:value="5055">
            <text:p>5055</text:p>
          </table:table-cell>
          <table:table-cell office:value-type="float" office:value="4566">
            <text:p>456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334">
            <text:p>334</text:p>
          </table:table-cell>
          <table:table-cell office:value-type="float" office:value="393">
            <text:p>393</text:p>
          </table:table-cell>
          <table:table-cell office:value-type="float" office:value="0.176647">
            <text:p>0.18</text:p>
          </table:table-cell>
          <table:table-cell office:value-type="float" office:value="2470">
            <text:p>2470</text:p>
          </table:table-cell>
          <table:table-cell office:value-type="float" office:value="4779">
            <text:p>4779</text:p>
          </table:table-cell>
          <table:table-cell office:value-type="float" office:value="393">
            <text:p>393</text:p>
          </table:table-cell>
          <table:table-cell office:value-type="float" office:value="0.516845">
            <text:p>0.52</text:p>
          </table:table-cell>
          <table:table-cell office:value-type="float" office:value="18.445293">
            <text:p>18.45</text:p>
          </table:table-cell>
          <table:table-cell office:value-type="float" office:value="96000">
            <text:p>96000</text:p>
          </table:table-cell>
          <table:table-cell office:value-type="float" office:value="1.216057">
            <text:p>1.22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25]/3600" office:value-type="float" office:value="2.12277777777778">
            <text:p>2.1</text:p>
          </table:table-cell>
          <table:table-cell table:style-name="ce27" table:formula="oooc:=([.N225]+[.O225])/3600" office:value-type="float" office:value="2.01361111111111">
            <text:p>2.0</text:p>
          </table:table-cell>
          <table:table-cell table:formula="oooc:=([.L225]-[.K225])/3600" office:value-type="float" office:value="0.0163888888888889">
            <text:p>0.02</text:p>
          </table:table-cell>
          <table:table-cell table:style-name="ce34" table:formula="oooc:=[.Y225]/[.W225]" office:value-type="percentage" office:value="0.00772049201779639">
            <text:p>0.8%</text:p>
          </table:table-cell>
          <table:table-cell table:style-name="ce34" table:formula="oooc:=[.Y225]/([.L225]/3600)" office:value-type="percentage" office:value="0.150127226463104">
            <text:p>15.0%</text:p>
          </table:table-cell>
          <table:table-cell table:formula="oooc:=3600*[.Y225]/[.E225]" office:value-type="float" office:value="0.0129215943933421">
            <text:p>0.01</text:p>
          </table:table-cell>
          <table:table-cell table:style-name="ce34" table:formula="oooc:=[.H225]/([.H225]+[.F225])" office:value-type="percentage" office:value="0.666666666666667">
            <text:p>66.7%</text:p>
          </table:table-cell>
          <table:table-cell table:style-name="ce34" table:formula="oooc:=[.I225]/([.I225]+[.G225])" office:value-type="percentage" office:value="0">
            <text:p>0.0%</text:p>
          </table:table-cell>
          <table:table-cell table:formula="oooc:=[.H225]/([.X225])" office:value-type="float" office:value="0.993240446958201">
            <text:p>0.99</text:p>
          </table:table-cell>
          <table:table-cell table:formula="oooc:=[.I225]/([.X225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e71a9de2-3a05-4853-9bef-f48e38d1a3ce</text:p>
          </table:table-cell>
          <table:table-cell office:value-type="float" office:value="10410">
            <text:p>10410</text:p>
          </table:table-cell>
          <table:table-cell office:value-type="float" office:value="10257">
            <text:p>10257</text:p>
          </table:table-cell>
          <table:table-cell office:value-type="float" office:value="5268">
            <text:p>5268</text:p>
          </table:table-cell>
          <table:table-cell office:value-type="float" office:value="2902">
            <text:p>290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618">
            <text:p>4618</text:p>
          </table:table-cell>
          <table:table-cell table:number-columns-repeated="2" office:value-type="float" office:value="6909">
            <text:p>6909</text:p>
          </table:table-cell>
          <table:table-cell office:value-type="float" office:value="0.668404">
            <text:p>0.67</text:p>
          </table:table-cell>
          <table:table-cell office:value-type="float" office:value="560">
            <text:p>560</text:p>
          </table:table-cell>
          <table:table-cell office:value-type="float" office:value="2788">
            <text:p>2788</text:p>
          </table:table-cell>
          <table:table-cell office:value-type="float" office:value="6909">
            <text:p>6909</text:p>
          </table:table-cell>
          <table:table-cell office:value-type="float" office:value="0.200861">
            <text:p>0.2</text:p>
          </table:table-cell>
          <table:table-cell office:value-type="float" office:value="0.484585">
            <text:p>0.48</text:p>
          </table:table-cell>
          <table:table-cell office:value-type="float" office:value="96000">
            <text:p>96000</text:p>
          </table:table-cell>
          <table:table-cell office:value-type="float" office:value="1.011322">
            <text:p>1.01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26]/3600" office:value-type="float" office:value="2.84916666666667">
            <text:p>2.8</text:p>
          </table:table-cell>
          <table:table-cell table:style-name="ce27" table:formula="oooc:=([.N226]+[.O226])/3600" office:value-type="float" office:value="0.93">
            <text:p>0.9</text:p>
          </table:table-cell>
          <table:table-cell table:formula="oooc:=([.L226]-[.K226])/3600" office:value-type="float" office:value="0">
            <text:p>0</text:p>
          </table:table-cell>
          <table:table-cell table:style-name="ce34" table:formula="oooc:=[.Y226]/[.W226]" office:value-type="percentage" office:value="0">
            <text:p>0.0%</text:p>
          </table:table-cell>
          <table:table-cell table:style-name="ce34" table:formula="oooc:=[.Y226]/([.L226]/3600)" office:value-type="percentage" office:value="0">
            <text:p>0.0%</text:p>
          </table:table-cell>
          <table:table-cell table:formula="oooc:=3600*[.Y226]/[.E226]" office:value-type="float" office:value="0">
            <text:p>0</text:p>
          </table:table-cell>
          <table:table-cell table:style-name="ce34" table:formula="oooc:=[.H226]/([.H226]+[.F226])" office:value-type="percentage" office:value="0">
            <text:p>0.0%</text:p>
          </table:table-cell>
          <table:table-cell table:style-name="ce34" table:formula="oooc:=[.I226]/([.I226]+[.G226])" office:value-type="percentage" office:value="0">
            <text:p>0.0%</text:p>
          </table:table-cell>
          <table:table-cell table:formula="oooc:=[.H226]/([.X226])" office:value-type="float" office:value="0">
            <text:p>0</text:p>
          </table:table-cell>
          <table:table-cell table:formula="oooc:=[.I226]/([.X226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4eab683f-f5cb-428c-96c2-565d65f32a4c</text:p>
          </table:table-cell>
          <table:table-cell office:value-type="float" office:value="79821">
            <text:p>79821</text:p>
          </table:table-cell>
          <table:table-cell office:value-type="float" office:value="4644">
            <text:p>4644</text:p>
          </table:table-cell>
          <table:table-cell office:value-type="float" office:value="1850">
            <text:p>1850</text:p>
          </table:table-cell>
          <table:table-cell office:value-type="float" office:value="1136">
            <text:p>11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068">
            <text:p>2068</text:p>
          </table:table-cell>
          <table:table-cell office:value-type="float" office:value="2402">
            <text:p>2402</text:p>
          </table:table-cell>
          <table:table-cell office:value-type="float" office:value="2557">
            <text:p>2557</text:p>
          </table:table-cell>
          <table:table-cell office:value-type="float" office:value="0.860949">
            <text:p>0.86</text:p>
          </table:table-cell>
          <table:table-cell office:value-type="float" office:value="910">
            <text:p>910</text:p>
          </table:table-cell>
          <table:table-cell office:value-type="float" office:value="1264">
            <text:p>1264</text:p>
          </table:table-cell>
          <table:table-cell office:value-type="float" office:value="2557">
            <text:p>2557</text:p>
          </table:table-cell>
          <table:table-cell office:value-type="float" office:value="0.719937">
            <text:p>0.72</text:p>
          </table:table-cell>
          <table:table-cell office:value-type="float" office:value="0.850215">
            <text:p>0.85</text:p>
          </table:table-cell>
          <table:table-cell office:value-type="float" office:value="96000">
            <text:p>96000</text:p>
          </table:table-cell>
          <table:table-cell office:value-type="float" office:value="1.235811">
            <text:p>1.24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27]/3600" office:value-type="float" office:value="1.29">
            <text:p>1.3</text:p>
          </table:table-cell>
          <table:table-cell table:style-name="ce27" table:formula="oooc:=([.N227]+[.O227])/3600" office:value-type="float" office:value="0.603888888888889">
            <text:p>0.6</text:p>
          </table:table-cell>
          <table:table-cell table:formula="oooc:=([.L227]-[.K227])/3600" office:value-type="float" office:value="0.0430555555555556">
            <text:p>0.04</text:p>
          </table:table-cell>
          <table:table-cell table:style-name="ce34" table:formula="oooc:=[.Y227]/[.W227]" office:value-type="percentage" office:value="0.0333763996554694">
            <text:p>3.3%</text:p>
          </table:table-cell>
          <table:table-cell table:style-name="ce34" table:formula="oooc:=[.Y227]/([.L227]/3600)" office:value-type="percentage" office:value="0.060617911615174">
            <text:p>6.1%</text:p>
          </table:table-cell>
          <table:table-cell table:formula="oooc:=3600*[.Y227]/[.E227]" office:value-type="float" office:value="0.136443661971831">
            <text:p>0.14</text:p>
          </table:table-cell>
          <table:table-cell table:style-name="ce34" table:formula="oooc:=[.H227]/([.H227]+[.F227])" office:value-type="percentage" office:value="0">
            <text:p>0.0%</text:p>
          </table:table-cell>
          <table:table-cell table:style-name="ce34" table:formula="oooc:=[.I227]/([.I227]+[.G227])" office:value-type="percentage" office:value="0">
            <text:p>0.0%</text:p>
          </table:table-cell>
          <table:table-cell table:formula="oooc:=[.H227]/([.X227])" office:value-type="float" office:value="0">
            <text:p>0</text:p>
          </table:table-cell>
          <table:table-cell table:formula="oooc:=[.I227]/([.X227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c141cfcb-7392-468e-9211-9424c32407b1</text:p>
          </table:table-cell>
          <table:table-cell office:value-type="float" office:value="761304">
            <text:p>761304</text:p>
          </table:table-cell>
          <table:table-cell office:value-type="float" office:value="16070">
            <text:p>16070</text:p>
          </table:table-cell>
          <table:table-cell office:value-type="float" office:value="9615">
            <text:p>9615</text:p>
          </table:table-cell>
          <table:table-cell office:value-type="float" office:value="8087">
            <text:p>808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601">
            <text:p>8601</text:p>
          </table:table-cell>
          <table:table-cell office:value-type="float" office:value="9505">
            <text:p>9505</text:p>
          </table:table-cell>
          <table:table-cell office:value-type="float" office:value="9619">
            <text:p>9619</text:p>
          </table:table-cell>
          <table:table-cell office:value-type="float" office:value="0.904892">
            <text:p>0.9</text:p>
          </table:table-cell>
          <table:table-cell office:value-type="float" office:value="12265">
            <text:p>12265</text:p>
          </table:table-cell>
          <table:table-cell office:value-type="float" office:value="8914">
            <text:p>8914</text:p>
          </table:table-cell>
          <table:table-cell office:value-type="float" office:value="9619">
            <text:p>9619</text:p>
          </table:table-cell>
          <table:table-cell office:value-type="float" office:value="1.375926">
            <text:p>1.38</text:p>
          </table:table-cell>
          <table:table-cell office:value-type="float" office:value="2.201788">
            <text:p>2.2</text:p>
          </table:table-cell>
          <table:table-cell office:value-type="float" office:value="96000">
            <text:p>96000</text:p>
          </table:table-cell>
          <table:table-cell office:value-type="float" office:value="3.980282">
            <text:p>3.98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28]/3600" office:value-type="float" office:value="4.46388888888889">
            <text:p>4.5</text:p>
          </table:table-cell>
          <table:table-cell table:style-name="ce27" table:formula="oooc:=([.N228]+[.O228])/3600" office:value-type="float" office:value="5.88305555555556">
            <text:p>5.9</text:p>
          </table:table-cell>
          <table:table-cell table:formula="oooc:=([.L228]-[.K228])/3600" office:value-type="float" office:value="0.0316666666666667">
            <text:p>0.03</text:p>
          </table:table-cell>
          <table:table-cell table:style-name="ce34" table:formula="oooc:=[.Y228]/[.W228]" office:value-type="percentage" office:value="0.00709396390790293">
            <text:p>0.7%</text:p>
          </table:table-cell>
          <table:table-cell table:style-name="ce34" table:formula="oooc:=[.Y228]/([.L228]/3600)" office:value-type="percentage" office:value="0.0118515438195239">
            <text:p>1.2%</text:p>
          </table:table-cell>
          <table:table-cell table:formula="oooc:=3600*[.Y228]/[.E228]" office:value-type="float" office:value="0.0140966984048473">
            <text:p>0.01</text:p>
          </table:table-cell>
          <table:table-cell table:style-name="ce34" table:formula="oooc:=[.H228]/([.H228]+[.F228])" office:value-type="percentage" office:value="0.5">
            <text:p>50.0%</text:p>
          </table:table-cell>
          <table:table-cell table:style-name="ce34" table:formula="oooc:=[.I228]/([.I228]+[.G228])" office:value-type="percentage" office:value="0">
            <text:p>0.0%</text:p>
          </table:table-cell>
          <table:table-cell table:formula="oooc:=[.H228]/([.X228])" office:value-type="float" office:value="0.169979696869541">
            <text:p>0.17</text:p>
          </table:table-cell>
          <table:table-cell table:formula="oooc:=[.I228]/([.X228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d6cc986f-50cc-4514-9178-71b4fc8fb8fa</text:p>
          </table:table-cell>
          <table:table-cell office:value-type="float" office:value="633664">
            <text:p>633664</text:p>
          </table:table-cell>
          <table:table-cell office:value-type="float" office:value="5465">
            <text:p>5465</text:p>
          </table:table-cell>
          <table:table-cell office:value-type="float" office:value="238">
            <text:p>238</text:p>
          </table:table-cell>
          <table:table-cell office:value-type="float" office:value="214">
            <text:p>214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74">
            <text:p>5174</text:p>
          </table:table-cell>
          <table:table-cell office:value-type="float" office:value="5145">
            <text:p>5145</text:p>
          </table:table-cell>
          <table:table-cell office:value-type="float" office:value="5174">
            <text:p>5174</text:p>
          </table:table-cell>
          <table:table-cell office:value-type="float" office:value="1.005637">
            <text:p>1.01</text:p>
          </table:table-cell>
          <table:table-cell office:value-type="float" office:value="13">
            <text:p>13</text:p>
          </table:table-cell>
          <table:table-cell office:value-type="float" office:value="278">
            <text:p>278</text:p>
          </table:table-cell>
          <table:table-cell office:value-type="float" office:value="5174">
            <text:p>5174</text:p>
          </table:table-cell>
          <table:table-cell office:value-type="float" office:value="0.046763">
            <text:p>0.05</text:p>
          </table:table-cell>
          <table:table-cell office:value-type="float" office:value="0.056243">
            <text:p>0.06</text:p>
          </table:table-cell>
          <table:table-cell office:value-type="float" office:value="96000">
            <text:p>96000</text:p>
          </table:table-cell>
          <table:table-cell office:value-type="float" office:value="0.66635">
            <text:p>0.67</text:p>
          </table:table-cell>
          <table:table-cell office:value-type="float" office:value="180">
            <text:p>180</text:p>
          </table:table-cell>
          <table:table-cell/>
          <table:table-cell table:style-name="ce27" table:formula="oooc:=[.C229]/3600" office:value-type="float" office:value="1.51805555555556">
            <text:p>1.5</text:p>
          </table:table-cell>
          <table:table-cell table:style-name="ce27" table:formula="oooc:=([.N229]+[.O229])/3600" office:value-type="float" office:value="0.0808333333333333">
            <text:p>0.1</text:p>
          </table:table-cell>
          <table:table-cell table:formula="oooc:=([.L229]-[.K229])/3600" office:value-type="float" office:value="0.00805555555555556">
            <text:p>0.01</text:p>
          </table:table-cell>
          <table:table-cell table:style-name="ce34" table:formula="oooc:=[.Y229]/[.W229]" office:value-type="percentage" office:value="0.00530649588289113">
            <text:p>0.5%</text:p>
          </table:table-cell>
          <table:table-cell table:style-name="ce34" table:formula="oooc:=[.Y229]/([.L229]/3600)" office:value-type="percentage" office:value="0.00560494781600309">
            <text:p>0.6%</text:p>
          </table:table-cell>
          <table:table-cell table:formula="oooc:=3600*[.Y229]/[.E229]" office:value-type="float" office:value="0.135514018691589">
            <text:p>0.14</text:p>
          </table:table-cell>
          <table:table-cell table:style-name="ce34" table:formula="oooc:=[.H229]/([.H229]+[.F229])" office:value-type="percentage" office:value="0.5">
            <text:p>50.0%</text:p>
          </table:table-cell>
          <table:table-cell table:style-name="ce34" table:formula="oooc:=[.I229]/([.I229]+[.G229])" office:value-type="percentage" office:value="0">
            <text:p>0.0%</text:p>
          </table:table-cell>
          <table:table-cell table:formula="oooc:=[.H229]/([.X229])" office:value-type="float" office:value="12.3711340206186">
            <text:p>12.37</text:p>
          </table:table-cell>
          <table:table-cell table:formula="oooc:=[.I229]/([.X229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c7523240-3674-47a3-ac9e-aebe9fbd604d</text:p>
          </table:table-cell>
          <table:table-cell office:value-type="float" office:value="336003">
            <text:p>336003</text:p>
          </table:table-cell>
          <table:table-cell office:value-type="float" office:value="11108">
            <text:p>11108</text:p>
          </table:table-cell>
          <table:table-cell office:value-type="float" office:value="364">
            <text:p>364</text:p>
          </table:table-cell>
          <table:table-cell office:value-type="float" office:value="329">
            <text:p>32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689">
            <text:p>8689</text:p>
          </table:table-cell>
          <table:table-cell office:value-type="float" office:value="8481">
            <text:p>8481</text:p>
          </table:table-cell>
          <table:table-cell office:value-type="float" office:value="8689">
            <text:p>8689</text:p>
          </table:table-cell>
          <table:table-cell office:value-type="float" office:value="1.024525">
            <text:p>1.02</text:p>
          </table:table-cell>
          <table:table-cell office:value-type="float" office:value="196">
            <text:p>196</text:p>
          </table:table-cell>
          <table:table-cell office:value-type="float" office:value="2223">
            <text:p>2223</text:p>
          </table:table-cell>
          <table:table-cell office:value-type="float" office:value="8689">
            <text:p>8689</text:p>
          </table:table-cell>
          <table:table-cell office:value-type="float" office:value="0.088169">
            <text:p>0.09</text:p>
          </table:table-cell>
          <table:table-cell office:value-type="float" office:value="0.278398">
            <text:p>0.28</text:p>
          </table:table-cell>
          <table:table-cell office:value-type="float" office:value="96000">
            <text:p>96000</text:p>
          </table:table-cell>
          <table:table-cell office:value-type="float" office:value="2.477674">
            <text:p>2.48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30]/3600" office:value-type="float" office:value="3.08555555555556">
            <text:p>3.1</text:p>
          </table:table-cell>
          <table:table-cell table:style-name="ce27" table:formula="oooc:=([.N230]+[.O230])/3600" office:value-type="float" office:value="0.671944444444444">
            <text:p>0.7</text:p>
          </table:table-cell>
          <table:table-cell table:formula="oooc:=([.L230]-[.K230])/3600" office:value-type="float" office:value="0.0577777777777778">
            <text:p>0.06</text:p>
          </table:table-cell>
          <table:table-cell table:style-name="ce34" table:formula="oooc:=[.Y230]/[.W230]" office:value-type="percentage" office:value="0.0187252430680591">
            <text:p>1.9%</text:p>
          </table:table-cell>
          <table:table-cell table:style-name="ce34" table:formula="oooc:=[.Y230]/([.L230]/3600)" office:value-type="percentage" office:value="0.0239383128092991">
            <text:p>2.4%</text:p>
          </table:table-cell>
          <table:table-cell table:formula="oooc:=3600*[.Y230]/[.E230]" office:value-type="float" office:value="0.632218844984802">
            <text:p>0.63</text:p>
          </table:table-cell>
          <table:table-cell table:style-name="ce34" table:formula="oooc:=[.H230]/([.H230]+[.F230])" office:value-type="percentage" office:value="0.5">
            <text:p>50.0%</text:p>
          </table:table-cell>
          <table:table-cell table:style-name="ce34" table:formula="oooc:=[.I230]/([.I230]+[.G230])" office:value-type="percentage" office:value="0">
            <text:p>0.0%</text:p>
          </table:table-cell>
          <table:table-cell table:formula="oooc:=[.H230]/([.X230])" office:value-type="float" office:value="1.48821827201323">
            <text:p>1.49</text:p>
          </table:table-cell>
          <table:table-cell table:formula="oooc:=[.I230]/([.X230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874c2785-e43b-470b-8a7f-e796c8401888</text:p>
          </table:table-cell>
          <table:table-cell office:value-type="float" office:value="604785">
            <text:p>604785</text:p>
          </table:table-cell>
          <table:table-cell office:value-type="float" office:value="278531">
            <text:p>278531</text:p>
          </table:table-cell>
          <table:table-cell office:value-type="float" office:value="157221">
            <text:p>157221</text:p>
          </table:table-cell>
          <table:table-cell office:value-type="float" office:value="26991">
            <text:p>26991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07">
            <text:p>207</text:p>
          </table:table-cell>
          <table:table-cell office:value-type="float" office:value="237916">
            <text:p>237916</text:p>
          </table:table-cell>
          <table:table-cell office:value-type="float" office:value="237997">
            <text:p>237997</text:p>
          </table:table-cell>
          <table:table-cell office:value-type="float" office:value="0.00087">
            <text:p>0</text:p>
          </table:table-cell>
          <table:table-cell office:value-type="float" office:value="14323">
            <text:p>14323</text:p>
          </table:table-cell>
          <table:table-cell office:value-type="float" office:value="26211">
            <text:p>26211</text:p>
          </table:table-cell>
          <table:table-cell office:value-type="float" office:value="237997">
            <text:p>237997</text:p>
          </table:table-cell>
          <table:table-cell office:value-type="float" office:value="0.54645">
            <text:p>0.55</text:p>
          </table:table-cell>
          <table:table-cell office:value-type="float" office:value="0.170313">
            <text:p>0.17</text:p>
          </table:table-cell>
          <table:table-cell office:value-type="float" office:value="96000">
            <text:p>96000</text:p>
          </table:table-cell>
          <table:table-cell office:value-type="float" office:value="1.0302">
            <text:p>1.03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31]/3600" office:value-type="float" office:value="77.3697222222222">
            <text:p>77.4</text:p>
          </table:table-cell>
          <table:table-cell table:style-name="ce27" table:formula="oooc:=([.N231]+[.O231])/3600" office:value-type="float" office:value="11.2594444444444">
            <text:p>11.3</text:p>
          </table:table-cell>
          <table:table-cell table:formula="oooc:=([.L231]-[.K231])/3600" office:value-type="float" office:value="0.0225">
            <text:p>0.02</text:p>
          </table:table-cell>
          <table:table-cell table:style-name="ce34" table:formula="oooc:=[.Y231]/[.W231]" office:value-type="percentage" office:value="0.000290811435710926">
            <text:p>0.0%</text:p>
          </table:table-cell>
          <table:table-cell table:style-name="ce34" table:formula="oooc:=[.Y231]/([.L231]/3600)" office:value-type="percentage" office:value="0.000340340424459132">
            <text:p>0.0%</text:p>
          </table:table-cell>
          <table:table-cell table:formula="oooc:=3600*[.Y231]/[.E231]" office:value-type="float" office:value="0.00300100033344448">
            <text:p>0</text:p>
          </table:table-cell>
          <table:table-cell table:style-name="ce34" table:formula="oooc:=[.H231]/([.H231]+[.F231])" office:value-type="percentage" office:value="0.8">
            <text:p>80.0%</text:p>
          </table:table-cell>
          <table:table-cell table:style-name="ce34" table:formula="oooc:=[.I231]/([.I231]+[.G231])" office:value-type="percentage" office:value="0.0256410256410256">
            <text:p>2.6%</text:p>
          </table:table-cell>
          <table:table-cell table:formula="oooc:=[.H231]/([.X231])" office:value-type="float" office:value="0.355257314846795">
            <text:p>0.36</text:p>
          </table:table-cell>
          <table:table-cell table:formula="oooc:=[.I231]/([.X231])" office:value-type="float" office:value="0.0888143287116988">
            <text:p>0.09</text:p>
          </table:table-cell>
          <table:table-cell table:number-columns-repeated="224"/>
        </table:table-row>
        <table:table-row table:style-name="ro2">
          <table:table-cell office:value-type="string">
            <text:p>51168bb0-b432-40c7-a703-77a049e14c52</text:p>
          </table:table-cell>
          <table:table-cell office:value-type="float" office:value="742547">
            <text:p>742547</text:p>
          </table:table-cell>
          <table:table-cell office:value-type="float" office:value="4496">
            <text:p>4496</text:p>
          </table:table-cell>
          <table:table-cell office:value-type="float" office:value="2291">
            <text:p>2291</text:p>
          </table:table-cell>
          <table:table-cell office:value-type="float" office:value="2151">
            <text:p>215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85">
            <text:p>85</text:p>
          </table:table-cell>
          <table:table-cell office:value-type="float" office:value="114">
            <text:p>114</text:p>
          </table:table-cell>
          <table:table-cell office:value-type="float" office:value="0.341176">
            <text:p>0.34</text:p>
          </table:table-cell>
          <table:table-cell office:value-type="float" office:value="1325">
            <text:p>1325</text:p>
          </table:table-cell>
          <table:table-cell office:value-type="float" office:value="3057">
            <text:p>3057</text:p>
          </table:table-cell>
          <table:table-cell office:value-type="float" office:value="114">
            <text:p>114</text:p>
          </table:table-cell>
          <table:table-cell office:value-type="float" office:value="0.433431">
            <text:p>0.43</text:p>
          </table:table-cell>
          <table:table-cell office:value-type="float" office:value="38.438596">
            <text:p>38.44</text:p>
          </table:table-cell>
          <table:table-cell office:value-type="float" office:value="96000">
            <text:p>96000</text:p>
          </table:table-cell>
          <table:table-cell office:value-type="float" office:value="0.627581">
            <text:p>0.63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32]/3600" office:value-type="float" office:value="1.24888888888889">
            <text:p>1.2</text:p>
          </table:table-cell>
          <table:table-cell table:style-name="ce27" table:formula="oooc:=([.N232]+[.O232])/3600" office:value-type="float" office:value="1.21722222222222">
            <text:p>1.2</text:p>
          </table:table-cell>
          <table:table-cell table:formula="oooc:=([.L232]-[.K232])/3600" office:value-type="float" office:value="0.00805555555555556">
            <text:p>0.01</text:p>
          </table:table-cell>
          <table:table-cell table:style-name="ce34" table:formula="oooc:=[.Y232]/[.W232]" office:value-type="percentage" office:value="0.00645017793594306">
            <text:p>0.6%</text:p>
          </table:table-cell>
          <table:table-cell table:style-name="ce34" table:formula="oooc:=[.Y232]/([.L232]/3600)" office:value-type="percentage" office:value="0.254385964912281">
            <text:p>25.4%</text:p>
          </table:table-cell>
          <table:table-cell table:formula="oooc:=3600*[.Y232]/[.E232]" office:value-type="float" office:value="0.0134821013482101">
            <text:p>0.01</text:p>
          </table:table-cell>
          <table:table-cell table:style-name="ce34" table:formula="oooc:=[.H232]/([.H232]+[.F232])" office:value-type="percentage" office:value="0">
            <text:p>0.0%</text:p>
          </table:table-cell>
          <table:table-cell table:style-name="ce34" table:formula="oooc:=[.I232]/([.I232]+[.G232])" office:value-type="percentage" office:value="0">
            <text:p>0.0%</text:p>
          </table:table-cell>
          <table:table-cell table:formula="oooc:=[.H232]/([.X232])" office:value-type="float" office:value="0">
            <text:p>0</text:p>
          </table:table-cell>
          <table:table-cell table:formula="oooc:=[.I232]/([.X232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8f640573-6180-4be3-85ec-3f0341310d9f</text:p>
          </table:table-cell>
          <table:table-cell office:value-type="float" office:value="234709">
            <text:p>234709</text:p>
          </table:table-cell>
          <table:table-cell office:value-type="float" office:value="19064">
            <text:p>19064</text:p>
          </table:table-cell>
          <table:table-cell office:value-type="float" office:value="8047">
            <text:p>8047</text:p>
          </table:table-cell>
          <table:table-cell office:value-type="float" office:value="7976">
            <text:p>79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15">
            <text:p>215</text:p>
          </table:table-cell>
          <table:table-cell office:value-type="float" office:value="0">
            <text:p>0</text:p>
          </table:table-cell>
          <table:table-cell office:value-type="float" office:value="215">
            <text:p>215</text:p>
          </table:table-cell>
          <table:table-cell office:value-type="string">
            <text:p>inf</text:p>
          </table:table-cell>
          <table:table-cell office:value-type="float" office:value="10057">
            <text:p>10057</text:p>
          </table:table-cell>
          <table:table-cell office:value-type="float" office:value="8856">
            <text:p>8856</text:p>
          </table:table-cell>
          <table:table-cell office:value-type="float" office:value="215">
            <text:p>215</text:p>
          </table:table-cell>
          <table:table-cell office:value-type="float" office:value="1.135614">
            <text:p>1.14</text:p>
          </table:table-cell>
          <table:table-cell office:value-type="float" office:value="87.967442">
            <text:p>87.97</text:p>
          </table:table-cell>
          <table:table-cell office:value-type="float" office:value="96000">
            <text:p>96000</text:p>
          </table:table-cell>
          <table:table-cell office:value-type="float" office:value="1.628894">
            <text:p>1.63</text:p>
          </table:table-cell>
          <table:table-cell office:value-type="float" office:value="1200">
            <text:p>1200</text:p>
          </table:table-cell>
          <table:table-cell/>
          <table:table-cell table:style-name="ce27" table:formula="oooc:=[.C233]/3600" office:value-type="float" office:value="5.29555555555556">
            <text:p>5.3</text:p>
          </table:table-cell>
          <table:table-cell table:style-name="ce27" table:formula="oooc:=([.N233]+[.O233])/3600" office:value-type="float" office:value="5.25361111111111">
            <text:p>5.3</text:p>
          </table:table-cell>
          <table:table-cell table:formula="oooc:=([.L233]-[.K233])/3600" office:value-type="float" office:value="0.0597222222222222">
            <text:p>0.06</text:p>
          </table:table-cell>
          <table:table-cell table:style-name="ce34" table:formula="oooc:=[.Y233]/[.W233]" office:value-type="percentage" office:value="0.0112778010910617">
            <text:p>1.1%</text:p>
          </table:table-cell>
          <table:table-cell table:style-name="ce34" table:formula="oooc:=[.Y233]/([.L233]/3600)" office:value-type="percentage" office:value="1">
            <text:p>100.0%</text:p>
          </table:table-cell>
          <table:table-cell table:formula="oooc:=3600*[.Y233]/[.E233]" office:value-type="float" office:value="0.0269558676028084">
            <text:p>0.03</text:p>
          </table:table-cell>
          <table:table-cell table:style-name="ce34" table:formula="oooc:=[.H233]/([.H233]+[.F233])" office:value-type="percentage" office:value="0.666666666666667">
            <text:p>66.7%</text:p>
          </table:table-cell>
          <table:table-cell table:style-name="ce34" table:formula="oooc:=[.I233]/([.I233]+[.G233])" office:value-type="percentage" office:value="0">
            <text:p>#DIV/0!</text:p>
          </table:table-cell>
          <table:table-cell table:formula="oooc:=[.H233]/([.X233])" office:value-type="float" office:value="0.380690530323058">
            <text:p>0.38</text:p>
          </table:table-cell>
          <table:table-cell table:formula="oooc:=[.I233]/([.X233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583d8d49-e7ab-497b-bf85-7a1313594d0a</text:p>
          </table:table-cell>
          <table:table-cell office:value-type="float" office:value="32203">
            <text:p>32203</text:p>
          </table:table-cell>
          <table:table-cell office:value-type="float" office:value="32076">
            <text:p>32076</text:p>
          </table:table-cell>
          <table:table-cell office:value-type="float" office:value="10149">
            <text:p>10149</text:p>
          </table:table-cell>
          <table:table-cell office:value-type="float" office:value="5260">
            <text:p>526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4680">
            <text:p>14680</text:p>
          </table:table-cell>
          <table:table-cell office:value-type="float" office:value="0">
            <text:p>0</text:p>
          </table:table-cell>
          <table:table-cell office:value-type="float" office:value="12494">
            <text:p>12494</text:p>
          </table:table-cell>
          <table:table-cell office:value-type="float" office:value="4902">
            <text:p>4902</text:p>
          </table:table-cell>
          <table:table-cell office:value-type="float" office:value="14680">
            <text:p>14680</text:p>
          </table:table-cell>
          <table:table-cell office:value-type="float" office:value="2.548756">
            <text:p>2.55</text:p>
          </table:table-cell>
          <table:table-cell office:value-type="float" office:value="1.185014">
            <text:p>1.19</text:p>
          </table:table-cell>
          <table:table-cell office:value-type="float" office:value="96000">
            <text:p>96000</text:p>
          </table:table-cell>
          <table:table-cell office:value-type="float" office:value="1.145393">
            <text:p>1.15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34]/3600" office:value-type="float" office:value="8.91">
            <text:p>8.9</text:p>
          </table:table-cell>
          <table:table-cell table:style-name="ce27" table:formula="oooc:=([.N234]+[.O234])/3600" office:value-type="float" office:value="4.83222222222222">
            <text:p>4.8</text:p>
          </table:table-cell>
          <table:table-cell table:formula="oooc:=([.L234]-[.K234])/3600" office:value-type="float" office:value="0">
            <text:p>0</text:p>
          </table:table-cell>
          <table:table-cell table:style-name="ce34" table:formula="oooc:=[.Y234]/[.W234]" office:value-type="percentage" office:value="0">
            <text:p>0.0%</text:p>
          </table:table-cell>
          <table:table-cell table:style-name="ce34" table:formula="oooc:=[.Y234]/([.L234]/3600)" office:value-type="percentage" office:value="0">
            <text:p>0.0%</text:p>
          </table:table-cell>
          <table:table-cell table:formula="oooc:=3600*[.Y234]/[.E234]" office:value-type="float" office:value="0">
            <text:p>0</text:p>
          </table:table-cell>
          <table:table-cell table:style-name="ce34" table:formula="oooc:=[.H234]/([.H234]+[.F234])" office:value-type="percentage" office:value="1">
            <text:p>100.0%</text:p>
          </table:table-cell>
          <table:table-cell table:style-name="ce34" table:formula="oooc:=[.I234]/([.I234]+[.G234])" office:value-type="percentage" office:value="0">
            <text:p>0.0%</text:p>
          </table:table-cell>
          <table:table-cell table:formula="oooc:=[.H234]/([.X234])" office:value-type="float" office:value="0.206944125086227">
            <text:p>0.21</text:p>
          </table:table-cell>
          <table:table-cell table:formula="oooc:=[.I234]/([.X234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2eb768ec-320e-49c8-8607-fe916aed457c</text:p>
          </table:table-cell>
          <table:table-cell office:value-type="float" office:value="401885">
            <text:p>401885</text:p>
          </table:table-cell>
          <table:table-cell office:value-type="float" office:value="21945">
            <text:p>21945</text:p>
          </table:table-cell>
          <table:table-cell office:value-type="float" office:value="31954">
            <text:p>31954</text:p>
          </table:table-cell>
          <table:table-cell office:value-type="float" office:value="652">
            <text:p>6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1155">
            <text:p>21155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614">
            <text:p>614</text:p>
          </table:table-cell>
          <table:table-cell office:value-type="float" office:value="21155">
            <text:p>21155</text:p>
          </table:table-cell>
          <table:table-cell office:value-type="float" office:value="0.286645">
            <text:p>0.29</text:p>
          </table:table-cell>
          <table:table-cell office:value-type="float" office:value="0.037343">
            <text:p>0.04</text:p>
          </table:table-cell>
          <table:table-cell office:value-type="float" office:value="96000">
            <text:p>96000</text:p>
          </table:table-cell>
          <table:table-cell office:value-type="float" office:value="1.082374">
            <text:p>1.08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35]/3600" office:value-type="float" office:value="6.09583333333333">
            <text:p>6.1</text:p>
          </table:table-cell>
          <table:table-cell table:style-name="ce27" table:formula="oooc:=([.N235]+[.O235])/3600" office:value-type="float" office:value="0.219444444444444">
            <text:p>0.2</text:p>
          </table:table-cell>
          <table:table-cell table:formula="oooc:=([.L235]-[.K235])/3600" office:value-type="float" office:value="0">
            <text:p>0</text:p>
          </table:table-cell>
          <table:table-cell table:style-name="ce34" table:formula="oooc:=[.Y235]/[.W235]" office:value-type="percentage" office:value="0">
            <text:p>0.0%</text:p>
          </table:table-cell>
          <table:table-cell table:style-name="ce34" table:formula="oooc:=[.Y235]/([.L235]/3600)" office:value-type="percentage" office:value="0">
            <text:p>0.0%</text:p>
          </table:table-cell>
          <table:table-cell table:formula="oooc:=3600*[.Y235]/[.E235]" office:value-type="float" office:value="0">
            <text:p>0</text:p>
          </table:table-cell>
          <table:table-cell table:style-name="ce34" table:formula="oooc:=[.H235]/([.H235]+[.F235])" office:value-type="percentage" office:value="0">
            <text:p>#DIV/0!</text:p>
          </table:table-cell>
          <table:table-cell table:style-name="ce34" table:formula="oooc:=[.I235]/([.I235]+[.G235])" office:value-type="percentage" office:value="0">
            <text:p>0.0%</text:p>
          </table:table-cell>
          <table:table-cell table:formula="oooc:=[.H235]/([.X235])" office:value-type="float" office:value="0">
            <text:p>0</text:p>
          </table:table-cell>
          <table:table-cell table:formula="oooc:=[.I235]/([.X235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eb858de3-62cf-4cf6-9137-f3cbcc32d53e</text:p>
          </table:table-cell>
          <table:table-cell office:value-type="float" office:value="484181">
            <text:p>484181</text:p>
          </table:table-cell>
          <table:table-cell office:value-type="float" office:value="25035">
            <text:p>25035</text:p>
          </table:table-cell>
          <table:table-cell office:value-type="float" office:value="2866">
            <text:p>2866</text:p>
          </table:table-cell>
          <table:table-cell office:value-type="float" office:value="2818">
            <text:p>28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98">
            <text:p>598</text:p>
          </table:table-cell>
          <table:table-cell office:value-type="float" office:value="24444">
            <text:p>24444</text:p>
          </table:table-cell>
          <table:table-cell office:value-type="float" office:value="0">
            <text:p>0</text:p>
          </table:table-cell>
          <table:table-cell office:value-type="float" office:value="0.024464">
            <text:p>0.02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1.10029">
            <text:p>1.1</text:p>
          </table:table-cell>
          <table:table-cell office:value-type="float" office:value="120">
            <text:p>120</text:p>
          </table:table-cell>
          <table:table-cell/>
          <table:table-cell table:style-name="ce27" table:formula="oooc:=[.C236]/3600" office:value-type="float" office:value="6.95416666666667">
            <text:p>7.0</text:p>
          </table:table-cell>
          <table:table-cell table:style-name="ce27" table:formula="oooc:=([.N236]+[.O236])/3600" office:value-type="float" office:value="6.95611111111111">
            <text:p>7.0</text:p>
          </table:table-cell>
          <table:table-cell table:formula="oooc:=([.L236]-[.K236])/3600" office:value-type="float" office:value="-0.00111111111111111">
            <text:p>0</text:p>
          </table:table-cell>
          <table:table-cell table:style-name="ce34" table:formula="oooc:=[.Y236]/[.W236]" office:value-type="percentage" office:value="-0.000159776313161574">
            <text:p>0.0%</text:p>
          </table:table-cell>
          <table:table-cell table:style-name="ce34" table:formula="oooc:=[.Y236]/([.L236]/3600)" office:value-type="percentage" office:value="0">
            <text:p>#DIV/0!</text:p>
          </table:table-cell>
          <table:table-cell table:formula="oooc:=3600*[.Y236]/[.E236]" office:value-type="float" office:value="-0.0014194464158978">
            <text:p>0</text:p>
          </table:table-cell>
          <table:table-cell table:style-name="ce34" table:formula="oooc:=[.H236]/([.H236]+[.F236])" office:value-type="percentage" office:value="0">
            <text:p>#DIV/0!</text:p>
          </table:table-cell>
          <table:table-cell table:style-name="ce34" table:formula="oooc:=[.I236]/([.I236]+[.G236])" office:value-type="percentage" office:value="0.9">
            <text:p>90.0%</text:p>
          </table:table-cell>
          <table:table-cell table:formula="oooc:=[.H236]/([.X236])" office:value-type="float" office:value="0">
            <text:p>0</text:p>
          </table:table-cell>
          <table:table-cell table:formula="oooc:=[.I236]/([.X236])" office:value-type="float" office:value="1.29382637169555">
            <text:p>1.29</text:p>
          </table:table-cell>
          <table:table-cell table:number-columns-repeated="224"/>
        </table:table-row>
        <table:table-row table:style-name="ro2">
          <table:table-cell office:value-type="string">
            <text:p>2f26c818-89da-4163-b861-9111880f95f9</text:p>
          </table:table-cell>
          <table:table-cell office:value-type="float" office:value="1014573">
            <text:p>1014573</text:p>
          </table:table-cell>
          <table:table-cell office:value-type="float" office:value="3756">
            <text:p>3756</text:p>
          </table:table-cell>
          <table:table-cell office:value-type="float" office:value="2834">
            <text:p>2834</text:p>
          </table:table-cell>
          <table:table-cell office:value-type="float" office:value="2760">
            <text:p>27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178">
            <text:p>1178</text:p>
          </table:table-cell>
          <table:table-cell office:value-type="float" office:value="2548">
            <text:p>2548</text:p>
          </table:table-cell>
          <table:table-cell office:value-type="float" office:value="30">
            <text:p>30</text:p>
          </table:table-cell>
          <table:table-cell office:value-type="float" office:value="0.462323">
            <text:p>0.46</text:p>
          </table:table-cell>
          <table:table-cell office:value-type="float" office:value="124.2">
            <text:p>124.2</text:p>
          </table:table-cell>
          <table:table-cell office:value-type="float" office:value="96000">
            <text:p>96000</text:p>
          </table:table-cell>
          <table:table-cell office:value-type="float" office:value="1">
            <text:p>1</text:p>
          </table:table-cell>
          <table:table-cell office:value-type="float" office:value="1200">
            <text:p>1200</text:p>
          </table:table-cell>
          <table:table-cell/>
          <table:table-cell table:style-name="ce27" table:formula="oooc:=[.C237]/3600" office:value-type="float" office:value="1.04333333333333">
            <text:p>1.0</text:p>
          </table:table-cell>
          <table:table-cell table:style-name="ce27" table:formula="oooc:=([.N237]+[.O237])/3600" office:value-type="float" office:value="1.035">
            <text:p>1.0</text:p>
          </table:table-cell>
          <table:table-cell table:formula="oooc:=([.L237]-[.K237])/3600" office:value-type="float" office:value="0">
            <text:p>0</text:p>
          </table:table-cell>
          <table:table-cell table:style-name="ce34" table:formula="oooc:=[.Y237]/[.W237]" office:value-type="percentage" office:value="0">
            <text:p>0.0%</text:p>
          </table:table-cell>
          <table:table-cell table:style-name="ce34" table:formula="oooc:=[.Y237]/([.L237]/3600)" office:value-type="percentage" office:value="0">
            <text:p>0.0%</text:p>
          </table:table-cell>
          <table:table-cell table:formula="oooc:=3600*[.Y237]/[.E237]" office:value-type="float" office:value="0">
            <text:p>0</text:p>
          </table:table-cell>
          <table:table-cell table:style-name="ce34" table:formula="oooc:=[.H237]/([.H237]+[.F237])" office:value-type="percentage" office:value="0">
            <text:p>#DIV/0!</text:p>
          </table:table-cell>
          <table:table-cell table:style-name="ce34" table:formula="oooc:=[.I237]/([.I237]+[.G237])" office:value-type="percentage" office:value="0">
            <text:p>0.0%</text:p>
          </table:table-cell>
          <table:table-cell table:formula="oooc:=[.H237]/([.X237])" office:value-type="float" office:value="0">
            <text:p>0</text:p>
          </table:table-cell>
          <table:table-cell table:formula="oooc:=[.I237]/([.X237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14565665-2ba8-4335-a855-fbdc06dc7d78</text:p>
          </table:table-cell>
          <table:table-cell office:value-type="float" office:value="3632">
            <text:p>3632</text:p>
          </table:table-cell>
          <table:table-cell office:value-type="float" office:value="3600">
            <text:p>3600</text:p>
          </table:table-cell>
          <table:table-cell office:value-type="float" office:value="3440">
            <text:p>3440</text:p>
          </table:table-cell>
          <table:table-cell office:value-type="float" office:value="1854">
            <text:p>18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889">
            <text:p>889</text:p>
          </table:table-cell>
          <table:table-cell office:value-type="float" office:value="0">
            <text:p>0</text:p>
          </table:table-cell>
          <table:table-cell office:value-type="float" office:value="1461">
            <text:p>1461</text:p>
          </table:table-cell>
          <table:table-cell office:value-type="float" office:value="1250">
            <text:p>1250</text:p>
          </table:table-cell>
          <table:table-cell office:value-type="float" office:value="889">
            <text:p>889</text:p>
          </table:table-cell>
          <table:table-cell office:value-type="float" office:value="1.1688">
            <text:p>1.17</text:p>
          </table:table-cell>
          <table:table-cell office:value-type="float" office:value="3.049494">
            <text:p>3.05</text:p>
          </table:table-cell>
          <table:table-cell office:value-type="float" office:value="96000">
            <text:p>96000</text:p>
          </table:table-cell>
          <table:table-cell office:value-type="float" office:value="0.453524">
            <text:p>0.45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38]/3600" office:value-type="float" office:value="1">
            <text:p>1.0</text:p>
          </table:table-cell>
          <table:table-cell table:style-name="ce27" table:formula="oooc:=([.N238]+[.O238])/3600" office:value-type="float" office:value="0.753055555555556">
            <text:p>0.8</text:p>
          </table:table-cell>
          <table:table-cell table:formula="oooc:=([.L238]-[.K238])/3600" office:value-type="float" office:value="0">
            <text:p>0</text:p>
          </table:table-cell>
          <table:table-cell table:style-name="ce34" table:formula="oooc:=[.Y238]/[.W238]" office:value-type="percentage" office:value="0">
            <text:p>0.0%</text:p>
          </table:table-cell>
          <table:table-cell table:style-name="ce34" table:formula="oooc:=[.Y238]/([.L238]/3600)" office:value-type="percentage" office:value="0">
            <text:p>0.0%</text:p>
          </table:table-cell>
          <table:table-cell table:formula="oooc:=3600*[.Y238]/[.E238]" office:value-type="float" office:value="0">
            <text:p>0</text:p>
          </table:table-cell>
          <table:table-cell table:style-name="ce34" table:formula="oooc:=[.H238]/([.H238]+[.F238])" office:value-type="percentage" office:value="0">
            <text:p>#DIV/0!</text:p>
          </table:table-cell>
          <table:table-cell table:style-name="ce34" table:formula="oooc:=[.I238]/([.I238]+[.G238])" office:value-type="percentage" office:value="0">
            <text:p>0.0%</text:p>
          </table:table-cell>
          <table:table-cell table:formula="oooc:=[.H238]/([.X238])" office:value-type="float" office:value="0">
            <text:p>0</text:p>
          </table:table-cell>
          <table:table-cell table:formula="oooc:=[.I238]/([.X238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4135cd04-6d76-4f1e-85ea-2d52ff50e8ee</text:p>
          </table:table-cell>
          <table:table-cell office:value-type="float" office:value="323307">
            <text:p>323307</text:p>
          </table:table-cell>
          <table:table-cell office:value-type="float" office:value="7890">
            <text:p>7890</text:p>
          </table:table-cell>
          <table:table-cell office:value-type="float" office:value="5329">
            <text:p>5329</text:p>
          </table:table-cell>
          <table:table-cell office:value-type="float" office:value="2682">
            <text:p>268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833">
            <text:p>1833</text:p>
          </table:table-cell>
          <table:table-cell office:value-type="float" office:value="0">
            <text:p>0</text:p>
          </table:table-cell>
          <table:table-cell office:value-type="float" office:value="3486">
            <text:p>3486</text:p>
          </table:table-cell>
          <table:table-cell office:value-type="float" office:value="2571">
            <text:p>2571</text:p>
          </table:table-cell>
          <table:table-cell office:value-type="float" office:value="1833">
            <text:p>1833</text:p>
          </table:table-cell>
          <table:table-cell office:value-type="float" office:value="1.355893">
            <text:p>1.36</text:p>
          </table:table-cell>
          <table:table-cell office:value-type="float" office:value="3.304419">
            <text:p>3.3</text:p>
          </table:table-cell>
          <table:table-cell office:value-type="float" office:value="96000">
            <text:p>96000</text:p>
          </table:table-cell>
          <table:table-cell office:value-type="float" office:value="0.998692">
            <text:p>1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39]/3600" office:value-type="float" office:value="2.19166666666667">
            <text:p>2.2</text:p>
          </table:table-cell>
          <table:table-cell table:style-name="ce27" table:formula="oooc:=([.N239]+[.O239])/3600" office:value-type="float" office:value="1.6825">
            <text:p>1.7</text:p>
          </table:table-cell>
          <table:table-cell table:formula="oooc:=([.L239]-[.K239])/3600" office:value-type="float" office:value="0">
            <text:p>0</text:p>
          </table:table-cell>
          <table:table-cell table:style-name="ce34" table:formula="oooc:=[.Y239]/[.W239]" office:value-type="percentage" office:value="0">
            <text:p>0.0%</text:p>
          </table:table-cell>
          <table:table-cell table:style-name="ce34" table:formula="oooc:=[.Y239]/([.L239]/3600)" office:value-type="percentage" office:value="0">
            <text:p>0.0%</text:p>
          </table:table-cell>
          <table:table-cell table:formula="oooc:=3600*[.Y239]/[.E239]" office:value-type="float" office:value="0">
            <text:p>0</text:p>
          </table:table-cell>
          <table:table-cell table:style-name="ce34" table:formula="oooc:=[.H239]/([.H239]+[.F239])" office:value-type="percentage" office:value="0">
            <text:p>#DIV/0!</text:p>
          </table:table-cell>
          <table:table-cell table:style-name="ce34" table:formula="oooc:=[.I239]/([.I239]+[.G239])" office:value-type="percentage" office:value="0">
            <text:p>0.0%</text:p>
          </table:table-cell>
          <table:table-cell table:formula="oooc:=[.H239]/([.X239])" office:value-type="float" office:value="0">
            <text:p>0</text:p>
          </table:table-cell>
          <table:table-cell table:formula="oooc:=[.I239]/([.X239])" office:value-type="float" office:value="0">
            <text:p>0</text:p>
          </table:table-cell>
          <table:table-cell table:number-columns-repeated="224"/>
        </table:table-row>
        <table:table-row table:style-name="ro3">
          <table:table-cell office:value-type="string">
            <text:p>fee5a781-5560-464b-acdf-e9aac88c8087</text:p>
          </table:table-cell>
          <table:table-cell office:value-type="float" office:value="605708">
            <text:p>605708</text:p>
          </table:table-cell>
          <table:table-cell office:value-type="float" office:value="78451">
            <text:p>78451</text:p>
          </table:table-cell>
          <table:table-cell office:value-type="float" office:value="1209">
            <text:p>1209</text:p>
          </table:table-cell>
          <table:table-cell office:value-type="float" office:value="1154">
            <text:p>11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7009">
            <text:p>77009</text:p>
          </table:table-cell>
          <table:table-cell office:value-type="float" office:value="1432">
            <text:p>1432</text:p>
          </table:table-cell>
          <table:table-cell office:value-type="float" office:value="10">
            <text:p>10</text:p>
          </table:table-cell>
          <table:table-cell office:value-type="float" office:value="53.777235">
            <text:p>53.78</text:p>
          </table:table-cell>
          <table:table-cell office:value-type="float" office:value="7844.1">
            <text:p>7844.1</text:p>
          </table:table-cell>
          <table:table-cell office:value-type="float" office:value="96000">
            <text:p>96000</text:p>
          </table:table-cell>
          <table:table-cell office:value-type="float" office:value="1.218949">
            <text:p>1.22</text:p>
          </table:table-cell>
          <table:table-cell office:value-type="float" office:value="60">
            <text:p>60</text:p>
          </table:table-cell>
          <table:table-cell/>
          <table:table-cell table:style-name="ce27" table:formula="oooc:=[.C240]/3600" office:value-type="float" office:value="21.7919444444444">
            <text:p>21.8</text:p>
          </table:table-cell>
          <table:table-cell table:style-name="ce27" table:formula="oooc:=([.N240]+[.O240])/3600" office:value-type="float" office:value="21.7891666666667">
            <text:p>21.8</text:p>
          </table:table-cell>
          <table:table-cell table:formula="oooc:=([.L240]-[.K240])/3600" office:value-type="float" office:value="-0.00111111111111111">
            <text:p>0</text:p>
          </table:table-cell>
          <table:table-cell table:style-name="ce34" table:formula="oooc:=[.Y240]/[.W240]" office:value-type="percentage" office:value="-0.0000509872404430791">
            <text:p>0.0%</text:p>
          </table:table-cell>
          <table:table-cell table:style-name="ce34" table:formula="oooc:=[.Y240]/([.L240]/3600)" office:value-type="percentage" office:value="-0.4">
            <text:p>-40.0%</text:p>
          </table:table-cell>
          <table:table-cell table:formula="oooc:=3600*[.Y240]/[.E240]" office:value-type="float" office:value="-0.00346620450606586">
            <text:p>0</text:p>
          </table:table-cell>
          <table:table-cell table:style-name="ce34" table:formula="oooc:=[.H240]/([.H240]+[.F240])" office:value-type="percentage" office:value="0">
            <text:p>#DIV/0!</text:p>
          </table:table-cell>
          <table:table-cell table:style-name="ce34" table:formula="oooc:=[.I240]/([.I240]+[.G240])" office:value-type="percentage" office:value="0.6">
            <text:p>60.0%</text:p>
          </table:table-cell>
          <table:table-cell table:formula="oooc:=[.H240]/([.X240])" office:value-type="float" office:value="0">
            <text:p>0</text:p>
          </table:table-cell>
          <table:table-cell table:formula="oooc:=[.I240]/([.X240])" office:value-type="float" office:value="0.137683099399549">
            <text:p>0.14</text:p>
          </table:table-cell>
          <table:table-cell table:number-columns-repeated="224"/>
        </table:table-row>
        <table:table-row table:style-name="ro2">
          <table:table-cell office:value-type="string">
            <text:p>74ef2976-2586-419f-b486-422688721ff5</text:p>
          </table:table-cell>
          <table:table-cell office:value-type="float" office:value="160087">
            <text:p>160087</text:p>
          </table:table-cell>
          <table:table-cell office:value-type="float" office:value="9854">
            <text:p>9854</text:p>
          </table:table-cell>
          <table:table-cell office:value-type="float" office:value="1460">
            <text:p>1460</text:p>
          </table:table-cell>
          <table:table-cell office:value-type="float" office:value="1430">
            <text:p>1430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5953">
            <text:p>5953</text:p>
          </table:table-cell>
          <table:table-cell office:value-type="float" office:value="3901">
            <text:p>3901</text:p>
          </table:table-cell>
          <table:table-cell office:value-type="float" office:value="0">
            <text:p>0</text:p>
          </table:table-cell>
          <table:table-cell office:value-type="float" office:value="1.526019">
            <text:p>1.53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1.055961">
            <text:p>1.06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41]/3600" office:value-type="float" office:value="2.73722222222222">
            <text:p>2.7</text:p>
          </table:table-cell>
          <table:table-cell table:style-name="ce27" table:formula="oooc:=([.N241]+[.O241])/3600" office:value-type="float" office:value="2.73722222222222">
            <text:p>2.7</text:p>
          </table:table-cell>
          <table:table-cell table:formula="oooc:=([.L241]-[.K241])/3600" office:value-type="float" office:value="0">
            <text:p>0</text:p>
          </table:table-cell>
          <table:table-cell table:style-name="ce34" table:formula="oooc:=[.Y241]/[.W241]" office:value-type="percentage" office:value="0">
            <text:p>0.0%</text:p>
          </table:table-cell>
          <table:table-cell table:style-name="ce34" table:formula="oooc:=[.Y241]/([.L241]/3600)" office:value-type="percentage" office:value="0">
            <text:p>#DIV/0!</text:p>
          </table:table-cell>
          <table:table-cell table:formula="oooc:=3600*[.Y241]/[.E241]" office:value-type="float" office:value="0">
            <text:p>0</text:p>
          </table:table-cell>
          <table:table-cell table:style-name="ce34" table:formula="oooc:=[.H241]/([.H241]+[.F241])" office:value-type="percentage" office:value="0">
            <text:p>#DIV/0!</text:p>
          </table:table-cell>
          <table:table-cell table:style-name="ce34" table:formula="oooc:=[.I241]/([.I241]+[.G241])" office:value-type="percentage" office:value="0">
            <text:p>#DIV/0!</text:p>
          </table:table-cell>
          <table:table-cell table:formula="oooc:=[.H241]/([.X241])" office:value-type="float" office:value="0">
            <text:p>0</text:p>
          </table:table-cell>
          <table:table-cell table:formula="oooc:=[.I241]/([.X241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576f4e2c-b9b3-43de-bb8f-1f066973d2b4</text:p>
          </table:table-cell>
          <table:table-cell office:value-type="float" office:value="7172">
            <text:p>7172</text:p>
          </table:table-cell>
          <table:table-cell office:value-type="float" office:value="7113">
            <text:p>7113</text:p>
          </table:table-cell>
          <table:table-cell office:value-type="float" office:value="541">
            <text:p>541</text:p>
          </table:table-cell>
          <table:table-cell office:value-type="float" office:value="521">
            <text:p>52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6118">
            <text:p>6118</text:p>
          </table:table-cell>
          <table:table-cell office:value-type="float" office:value="995">
            <text:p>995</text:p>
          </table:table-cell>
          <table:table-cell office:value-type="float" office:value="0">
            <text:p>0</text:p>
          </table:table-cell>
          <table:table-cell office:value-type="float" office:value="6.148744">
            <text:p>6.15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1.017386">
            <text:p>1.02</text:p>
          </table:table-cell>
          <table:table-cell office:value-type="float" office:value="1200">
            <text:p>1200</text:p>
          </table:table-cell>
          <table:table-cell/>
          <table:table-cell table:style-name="ce27" table:formula="oooc:=[.C242]/3600" office:value-type="float" office:value="1.97583333333333">
            <text:p>2.0</text:p>
          </table:table-cell>
          <table:table-cell table:style-name="ce27" table:formula="oooc:=([.N242]+[.O242])/3600" office:value-type="float" office:value="1.97583333333333">
            <text:p>2.0</text:p>
          </table:table-cell>
          <table:table-cell table:formula="oooc:=([.L242]-[.K242])/3600" office:value-type="float" office:value="0">
            <text:p>0</text:p>
          </table:table-cell>
          <table:table-cell table:style-name="ce34" table:formula="oooc:=[.Y242]/[.W242]" office:value-type="percentage" office:value="0">
            <text:p>0.0%</text:p>
          </table:table-cell>
          <table:table-cell table:style-name="ce34" table:formula="oooc:=[.Y242]/([.L242]/3600)" office:value-type="percentage" office:value="0">
            <text:p>#DIV/0!</text:p>
          </table:table-cell>
          <table:table-cell table:formula="oooc:=3600*[.Y242]/[.E242]" office:value-type="float" office:value="0">
            <text:p>0</text:p>
          </table:table-cell>
          <table:table-cell table:style-name="ce34" table:formula="oooc:=[.H242]/([.H242]+[.F242])" office:value-type="percentage" office:value="0">
            <text:p>#DIV/0!</text:p>
          </table:table-cell>
          <table:table-cell table:style-name="ce34" table:formula="oooc:=[.I242]/([.I242]+[.G242])" office:value-type="percentage" office:value="0">
            <text:p>#DIV/0!</text:p>
          </table:table-cell>
          <table:table-cell table:formula="oooc:=[.H242]/([.X242])" office:value-type="float" office:value="0">
            <text:p>0</text:p>
          </table:table-cell>
          <table:table-cell table:formula="oooc:=[.I242]/([.X242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275bf774-1d6e-4870-b215-e96fdf2b5a11</text:p>
          </table:table-cell>
          <table:table-cell office:value-type="float" office:value="420928">
            <text:p>420928</text:p>
          </table:table-cell>
          <table:table-cell office:value-type="float" office:value="85745">
            <text:p>85745</text:p>
          </table:table-cell>
          <table:table-cell office:value-type="float" office:value="94920">
            <text:p>94920</text:p>
          </table:table-cell>
          <table:table-cell office:value-type="float" office:value="12516">
            <text:p>12516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table:number-columns-repeated="3" office:value-type="float" office:value="0">
            <text:p>0</text:p>
          </table:table-cell>
          <table:table-cell office:value-type="float" office:value="62642">
            <text:p>62642</text:p>
          </table:table-cell>
          <table:table-cell office:value-type="float" office:value="62601">
            <text:p>62601</text:p>
          </table:table-cell>
          <table:table-cell office:value-type="float" office:value="0">
            <text:p>0</text:p>
          </table:table-cell>
          <table:table-cell office:value-type="float" office:value="3445">
            <text:p>3445</text:p>
          </table:table-cell>
          <table:table-cell office:value-type="float" office:value="19767">
            <text:p>19767</text:p>
          </table:table-cell>
          <table:table-cell office:value-type="float" office:value="62601">
            <text:p>62601</text:p>
          </table:table-cell>
          <table:table-cell office:value-type="float" office:value="0.17428">
            <text:p>0.17</text:p>
          </table:table-cell>
          <table:table-cell office:value-type="float" office:value="0.370793">
            <text:p>0.37</text:p>
          </table:table-cell>
          <table:table-cell office:value-type="float" office:value="96000">
            <text:p>96000</text:p>
          </table:table-cell>
          <table:table-cell office:value-type="float" office:value="0.062015">
            <text:p>0.06</text:p>
          </table:table-cell>
          <table:table-cell office:value-type="float" office:value="900">
            <text:p>900</text:p>
          </table:table-cell>
          <table:table-cell/>
          <table:table-cell table:style-name="ce27" table:formula="oooc:=[.C243]/3600" office:value-type="float" office:value="23.8180555555556">
            <text:p>23.8</text:p>
          </table:table-cell>
          <table:table-cell table:style-name="ce27" table:formula="oooc:=([.N243]+[.O243])/3600" office:value-type="float" office:value="6.44777777777778">
            <text:p>6.4</text:p>
          </table:table-cell>
          <table:table-cell table:formula="oooc:=([.L243]-[.K243])/3600" office:value-type="float" office:value="-0.0113888888888889">
            <text:p>-0.01</text:p>
          </table:table-cell>
          <table:table-cell table:style-name="ce34" table:formula="oooc:=[.Y243]/[.W243]" office:value-type="percentage" office:value="-0.000478161991952884">
            <text:p>0.0%</text:p>
          </table:table-cell>
          <table:table-cell table:style-name="ce34" table:formula="oooc:=[.Y243]/([.L243]/3600)" office:value-type="percentage" office:value="-0.000654941614351208">
            <text:p>-0.1%</text:p>
          </table:table-cell>
          <table:table-cell table:formula="oooc:=3600*[.Y243]/[.E243]" office:value-type="float" office:value="-0.00327580696708213">
            <text:p>0</text:p>
          </table:table-cell>
          <table:table-cell table:style-name="ce34" table:formula="oooc:=[.H243]/([.H243]+[.F243])" office:value-type="percentage" office:value="0">
            <text:p>#DIV/0!</text:p>
          </table:table-cell>
          <table:table-cell table:style-name="ce34" table:formula="oooc:=[.I243]/([.I243]+[.G243])" office:value-type="percentage" office:value="0">
            <text:p>0.0%</text:p>
          </table:table-cell>
          <table:table-cell table:formula="oooc:=[.H243]/([.X243])" office:value-type="float" office:value="0">
            <text:p>0</text:p>
          </table:table-cell>
          <table:table-cell table:formula="oooc:=[.I243]/([.X243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2ef0dd30-cff1-4066-a483-07a845cf360e</text:p>
          </table:table-cell>
          <table:table-cell office:value-type="float" office:value="85419">
            <text:p>85419</text:p>
          </table:table-cell>
          <table:table-cell office:value-type="float" office:value="3728">
            <text:p>3728</text:p>
          </table:table-cell>
          <table:table-cell office:value-type="float" office:value="4246">
            <text:p>4246</text:p>
          </table:table-cell>
          <table:table-cell office:value-type="float" office:value="1817">
            <text:p>18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745">
            <text:p>1745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office:value-type="float" office:value="1730">
            <text:p>1730</text:p>
          </table:table-cell>
          <table:table-cell office:value-type="float" office:value="1745">
            <text:p>1745</text:p>
          </table:table-cell>
          <table:table-cell office:value-type="float" office:value="0.146243">
            <text:p>0.15</text:p>
          </table:table-cell>
          <table:table-cell office:value-type="float" office:value="1.13639">
            <text:p>1.14</text:p>
          </table:table-cell>
          <table:table-cell office:value-type="float" office:value="96000">
            <text:p>96000</text:p>
          </table:table-cell>
          <table:table-cell office:value-type="float" office:value="0.293818">
            <text:p>0.29</text:p>
          </table:table-cell>
          <table:table-cell office:value-type="float" office:value="900">
            <text:p>900</text:p>
          </table:table-cell>
          <table:table-cell/>
          <table:table-cell table:style-name="ce27" table:formula="oooc:=[.C244]/3600" office:value-type="float" office:value="1.03555555555556">
            <text:p>1.0</text:p>
          </table:table-cell>
          <table:table-cell table:style-name="ce27" table:formula="oooc:=([.N244]+[.O244])/3600" office:value-type="float" office:value="0.550833333333333">
            <text:p>0.6</text:p>
          </table:table-cell>
          <table:table-cell table:formula="oooc:=([.L244]-[.K244])/3600" office:value-type="float" office:value="0">
            <text:p>0</text:p>
          </table:table-cell>
          <table:table-cell table:style-name="ce34" table:formula="oooc:=[.Y244]/[.W244]" office:value-type="percentage" office:value="0">
            <text:p>0.0%</text:p>
          </table:table-cell>
          <table:table-cell table:style-name="ce34" table:formula="oooc:=[.Y244]/([.L244]/3600)" office:value-type="percentage" office:value="0">
            <text:p>0.0%</text:p>
          </table:table-cell>
          <table:table-cell table:formula="oooc:=3600*[.Y244]/[.E244]" office:value-type="float" office:value="0">
            <text:p>0</text:p>
          </table:table-cell>
          <table:table-cell table:style-name="ce34" table:formula="oooc:=[.H244]/([.H244]+[.F244])" office:value-type="percentage" office:value="0">
            <text:p>#DIV/0!</text:p>
          </table:table-cell>
          <table:table-cell table:style-name="ce34" table:formula="oooc:=[.I244]/([.I244]+[.G244])" office:value-type="percentage" office:value="0">
            <text:p>0.0%</text:p>
          </table:table-cell>
          <table:table-cell table:formula="oooc:=[.H244]/([.X244])" office:value-type="float" office:value="0">
            <text:p>0</text:p>
          </table:table-cell>
          <table:table-cell table:formula="oooc:=[.I244]/([.X244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3a808f36-cb85-4616-998e-9311e8f01d7e</text:p>
          </table:table-cell>
          <table:table-cell office:value-type="float" office:value="87026">
            <text:p>87026</text:p>
          </table:table-cell>
          <table:table-cell office:value-type="float" office:value="3733">
            <text:p>3733</text:p>
          </table:table-cell>
          <table:table-cell office:value-type="float" office:value="2430">
            <text:p>2430</text:p>
          </table:table-cell>
          <table:table-cell office:value-type="float" office:value="2401">
            <text:p>240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1301">
            <text:p>1301</text:p>
          </table:table-cell>
          <table:table-cell office:value-type="float" office:value="2432">
            <text:p>2432</text:p>
          </table:table-cell>
          <table:table-cell office:value-type="float" office:value="0">
            <text:p>0</text:p>
          </table:table-cell>
          <table:table-cell office:value-type="float" office:value="0.534951">
            <text:p>0.53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1.417861">
            <text:p>1.42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45]/3600" office:value-type="float" office:value="1.03694444444444">
            <text:p>1.0</text:p>
          </table:table-cell>
          <table:table-cell table:style-name="ce27" table:formula="oooc:=([.N245]+[.O245])/3600" office:value-type="float" office:value="1.03694444444444">
            <text:p>1.0</text:p>
          </table:table-cell>
          <table:table-cell table:formula="oooc:=([.L245]-[.K245])/3600" office:value-type="float" office:value="0">
            <text:p>0</text:p>
          </table:table-cell>
          <table:table-cell table:style-name="ce34" table:formula="oooc:=[.Y245]/[.W245]" office:value-type="percentage" office:value="0">
            <text:p>0.0%</text:p>
          </table:table-cell>
          <table:table-cell table:style-name="ce34" table:formula="oooc:=[.Y245]/([.L245]/3600)" office:value-type="percentage" office:value="0">
            <text:p>#DIV/0!</text:p>
          </table:table-cell>
          <table:table-cell table:formula="oooc:=3600*[.Y245]/[.E245]" office:value-type="float" office:value="0">
            <text:p>0</text:p>
          </table:table-cell>
          <table:table-cell table:style-name="ce34" table:formula="oooc:=[.H245]/([.H245]+[.F245])" office:value-type="percentage" office:value="0">
            <text:p>#DIV/0!</text:p>
          </table:table-cell>
          <table:table-cell table:style-name="ce34" table:formula="oooc:=[.I245]/([.I245]+[.G245])" office:value-type="percentage" office:value="0">
            <text:p>#DIV/0!</text:p>
          </table:table-cell>
          <table:table-cell table:formula="oooc:=[.H245]/([.X245])" office:value-type="float" office:value="0">
            <text:p>0</text:p>
          </table:table-cell>
          <table:table-cell table:formula="oooc:=[.I245]/([.X245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34d65915-cd3f-454e-9323-76a7a557717a</text:p>
          </table:table-cell>
          <table:table-cell office:value-type="float" office:value="3748">
            <text:p>3748</text:p>
          </table:table-cell>
          <table:table-cell office:value-type="float" office:value="3688">
            <text:p>3688</text:p>
          </table:table-cell>
          <table:table-cell office:value-type="float" office:value="3850">
            <text:p>3850</text:p>
          </table:table-cell>
          <table:table-cell office:value-type="float" office:value="2851">
            <text:p>28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836">
            <text:p>836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2655">
            <text:p>2655</text:p>
          </table:table-cell>
          <table:table-cell office:value-type="float" office:value="836">
            <text:p>836</text:p>
          </table:table-cell>
          <table:table-cell office:value-type="float" office:value="0.0742">
            <text:p>0.07</text:p>
          </table:table-cell>
          <table:table-cell office:value-type="float" office:value="3.411483">
            <text:p>3.41</text:p>
          </table:table-cell>
          <table:table-cell office:value-type="float" office:value="96000">
            <text:p>96000</text:p>
          </table:table-cell>
          <table:table-cell office:value-type="float" office:value="0.889346">
            <text:p>0.89</text:p>
          </table:table-cell>
          <table:table-cell office:value-type="float" office:value="600">
            <text:p>600</text:p>
          </table:table-cell>
          <table:table-cell/>
          <table:table-cell table:style-name="ce27" table:formula="oooc:=[.C246]/3600" office:value-type="float" office:value="1.02444444444444">
            <text:p>1.0</text:p>
          </table:table-cell>
          <table:table-cell table:style-name="ce27" table:formula="oooc:=([.N246]+[.O246])/3600" office:value-type="float" office:value="0.792222222222222">
            <text:p>0.8</text:p>
          </table:table-cell>
          <table:table-cell table:formula="oooc:=([.L246]-[.K246])/3600" office:value-type="float" office:value="0">
            <text:p>0</text:p>
          </table:table-cell>
          <table:table-cell table:style-name="ce34" table:formula="oooc:=[.Y246]/[.W246]" office:value-type="percentage" office:value="0">
            <text:p>0.0%</text:p>
          </table:table-cell>
          <table:table-cell table:style-name="ce34" table:formula="oooc:=[.Y246]/([.L246]/3600)" office:value-type="percentage" office:value="0">
            <text:p>0.0%</text:p>
          </table:table-cell>
          <table:table-cell table:formula="oooc:=3600*[.Y246]/[.E246]" office:value-type="float" office:value="0">
            <text:p>0</text:p>
          </table:table-cell>
          <table:table-cell table:style-name="ce34" table:formula="oooc:=[.H246]/([.H246]+[.F246])" office:value-type="percentage" office:value="0">
            <text:p>#DIV/0!</text:p>
          </table:table-cell>
          <table:table-cell table:style-name="ce34" table:formula="oooc:=[.I246]/([.I246]+[.G246])" office:value-type="percentage" office:value="0">
            <text:p>0.0%</text:p>
          </table:table-cell>
          <table:table-cell table:formula="oooc:=[.H246]/([.X246])" office:value-type="float" office:value="0">
            <text:p>0</text:p>
          </table:table-cell>
          <table:table-cell table:formula="oooc:=[.I246]/([.X246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7f3e3025-8884-4d2c-9ab3-79f5a580f1bc</text:p>
          </table:table-cell>
          <table:table-cell office:value-type="float" office:value="605136">
            <text:p>605136</text:p>
          </table:table-cell>
          <table:table-cell office:value-type="float" office:value="591101">
            <text:p>591101</text:p>
          </table:table-cell>
          <table:table-cell office:value-type="float" office:value="491065">
            <text:p>491065</text:p>
          </table:table-cell>
          <table:table-cell office:value-type="float" office:value="85744">
            <text:p>85744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2" office:value-type="float" office:value="474488">
            <text:p>474488</text:p>
          </table:table-cell>
          <table:table-cell office:value-type="float" office:value="0">
            <text:p>0</text:p>
          </table:table-cell>
          <table:table-cell office:value-type="float" office:value="40858">
            <text:p>40858</text:p>
          </table:table-cell>
          <table:table-cell office:value-type="float" office:value="75755">
            <text:p>75755</text:p>
          </table:table-cell>
          <table:table-cell office:value-type="float" office:value="474488">
            <text:p>474488</text:p>
          </table:table-cell>
          <table:table-cell office:value-type="float" office:value="0.539344">
            <text:p>0.54</text:p>
          </table:table-cell>
          <table:table-cell office:value-type="float" office:value="0.245766">
            <text:p>0.25</text:p>
          </table:table-cell>
          <table:table-cell office:value-type="float" office:value="96000">
            <text:p>96000</text:p>
          </table:table-cell>
          <table:table-cell office:value-type="float" office:value="0.843966">
            <text:p>0.84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47]/3600" office:value-type="float" office:value="164.194722222222">
            <text:p>164.2</text:p>
          </table:table-cell>
          <table:table-cell table:style-name="ce27" table:formula="oooc:=([.N247]+[.O247])/3600" office:value-type="float" office:value="32.3925">
            <text:p>32.4</text:p>
          </table:table-cell>
          <table:table-cell table:formula="oooc:=([.L247]-[.K247])/3600" office:value-type="float" office:value="0">
            <text:p>0</text:p>
          </table:table-cell>
          <table:table-cell table:style-name="ce34" table:formula="oooc:=[.Y247]/[.W247]" office:value-type="percentage" office:value="0">
            <text:p>0.0%</text:p>
          </table:table-cell>
          <table:table-cell table:style-name="ce34" table:formula="oooc:=[.Y247]/([.L247]/3600)" office:value-type="percentage" office:value="0">
            <text:p>0.0%</text:p>
          </table:table-cell>
          <table:table-cell table:formula="oooc:=3600*[.Y247]/[.E247]" office:value-type="float" office:value="0">
            <text:p>0</text:p>
          </table:table-cell>
          <table:table-cell table:style-name="ce34" table:formula="oooc:=[.H247]/([.H247]+[.F247])" office:value-type="percentage" office:value="0">
            <text:p>#DIV/0!</text:p>
          </table:table-cell>
          <table:table-cell table:style-name="ce34" table:formula="oooc:=[.I247]/([.I247]+[.G247])" office:value-type="percentage" office:value="0.169230769230769">
            <text:p>16.9%</text:p>
          </table:table-cell>
          <table:table-cell table:formula="oooc:=[.H247]/([.X247])" office:value-type="float" office:value="0">
            <text:p>0</text:p>
          </table:table-cell>
          <table:table-cell table:formula="oooc:=[.I247]/([.X247])" office:value-type="float" office:value="0.339584780427568">
            <text:p>0.34</text:p>
          </table:table-cell>
          <table:table-cell table:number-columns-repeated="224"/>
        </table:table-row>
        <table:table-row table:style-name="ro2">
          <table:table-cell office:value-type="string">
            <text:p>ed9c8dd3-e878-4eb8-ba90-2a40f678172e</text:p>
          </table:table-cell>
          <table:table-cell office:value-type="float" office:value="328501">
            <text:p>328501</text:p>
          </table:table-cell>
          <table:table-cell office:value-type="float" office:value="3780">
            <text:p>3780</text:p>
          </table:table-cell>
          <table:table-cell office:value-type="float" office:value="2107">
            <text:p>2107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539">
            <text:p>1539</text:p>
          </table:table-cell>
          <table:table-cell office:value-type="float" office:value="2186">
            <text:p>2186</text:p>
          </table:table-cell>
          <table:table-cell office:value-type="float" office:value="55">
            <text:p>55</text:p>
          </table:table-cell>
          <table:table-cell office:value-type="float" office:value="0.704026">
            <text:p>0.7</text:p>
          </table:table-cell>
          <table:table-cell office:value-type="float" office:value="67.727273">
            <text:p>67.73</text:p>
          </table:table-cell>
          <table:table-cell office:value-type="float" office:value="96000">
            <text:p>96000</text:p>
          </table:table-cell>
          <table:table-cell office:value-type="float" office:value="0.551632">
            <text:p>0.55</text:p>
          </table:table-cell>
          <table:table-cell office:value-type="float" office:value="120">
            <text:p>120</text:p>
          </table:table-cell>
          <table:table-cell/>
          <table:table-cell table:style-name="ce27" table:formula="oooc:=[.C248]/3600" office:value-type="float" office:value="1.05">
            <text:p>1.1</text:p>
          </table:table-cell>
          <table:table-cell table:style-name="ce27" table:formula="oooc:=([.N248]+[.O248])/3600" office:value-type="float" office:value="1.03472222222222">
            <text:p>1.0</text:p>
          </table:table-cell>
          <table:table-cell table:formula="oooc:=([.L248]-[.K248])/3600" office:value-type="float" office:value="0">
            <text:p>0</text:p>
          </table:table-cell>
          <table:table-cell table:style-name="ce34" table:formula="oooc:=[.Y248]/[.W248]" office:value-type="percentage" office:value="0">
            <text:p>0.0%</text:p>
          </table:table-cell>
          <table:table-cell table:style-name="ce34" table:formula="oooc:=[.Y248]/([.L248]/3600)" office:value-type="percentage" office:value="0">
            <text:p>0.0%</text:p>
          </table:table-cell>
          <table:table-cell table:formula="oooc:=3600*[.Y248]/[.E248]" office:value-type="float" office:value="0">
            <text:p>0</text:p>
          </table:table-cell>
          <table:table-cell table:style-name="ce34" table:formula="oooc:=[.H248]/([.H248]+[.F248])" office:value-type="percentage" office:value="0">
            <text:p>#DIV/0!</text:p>
          </table:table-cell>
          <table:table-cell table:style-name="ce34" table:formula="oooc:=[.I248]/([.I248]+[.G248])" office:value-type="percentage" office:value="0">
            <text:p>0.0%</text:p>
          </table:table-cell>
          <table:table-cell table:formula="oooc:=[.H248]/([.X248])" office:value-type="float" office:value="0">
            <text:p>0</text:p>
          </table:table-cell>
          <table:table-cell table:formula="oooc:=[.I248]/([.X248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78dbefbc-bf2d-4e9f-a630-01cf4e6c7af7</text:p>
          </table:table-cell>
          <table:table-cell office:value-type="float" office:value="83069">
            <text:p>83069</text:p>
          </table:table-cell>
          <table:table-cell office:value-type="float" office:value="10898">
            <text:p>10898</text:p>
          </table:table-cell>
          <table:table-cell office:value-type="float" office:value="8988">
            <text:p>8988</text:p>
          </table:table-cell>
          <table:table-cell office:value-type="float" office:value="4920">
            <text:p>492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862">
            <text:p>2862</text:p>
          </table:table-cell>
          <table:table-cell office:value-type="float" office:value="0">
            <text:p>0</text:p>
          </table:table-cell>
          <table:table-cell office:value-type="float" office:value="3312">
            <text:p>3312</text:p>
          </table:table-cell>
          <table:table-cell office:value-type="float" office:value="4724">
            <text:p>4724</text:p>
          </table:table-cell>
          <table:table-cell office:value-type="float" office:value="2862">
            <text:p>2862</text:p>
          </table:table-cell>
          <table:table-cell office:value-type="float" office:value="0.701101">
            <text:p>0.7</text:p>
          </table:table-cell>
          <table:table-cell office:value-type="float" office:value="2.807827">
            <text:p>2.81</text:p>
          </table:table-cell>
          <table:table-cell office:value-type="float" office:value="96000">
            <text:p>96000</text:p>
          </table:table-cell>
          <table:table-cell office:value-type="float" office:value="4.976971">
            <text:p>4.98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49]/3600" office:value-type="float" office:value="3.02722222222222">
            <text:p>3.0</text:p>
          </table:table-cell>
          <table:table-cell table:style-name="ce27" table:formula="oooc:=([.N249]+[.O249])/3600" office:value-type="float" office:value="2.23222222222222">
            <text:p>2.2</text:p>
          </table:table-cell>
          <table:table-cell table:formula="oooc:=([.L249]-[.K249])/3600" office:value-type="float" office:value="0">
            <text:p>0</text:p>
          </table:table-cell>
          <table:table-cell table:style-name="ce34" table:formula="oooc:=[.Y249]/[.W249]" office:value-type="percentage" office:value="0">
            <text:p>0.0%</text:p>
          </table:table-cell>
          <table:table-cell table:style-name="ce34" table:formula="oooc:=[.Y249]/([.L249]/3600)" office:value-type="percentage" office:value="0">
            <text:p>0.0%</text:p>
          </table:table-cell>
          <table:table-cell table:formula="oooc:=3600*[.Y249]/[.E249]" office:value-type="float" office:value="0">
            <text:p>0</text:p>
          </table:table-cell>
          <table:table-cell table:style-name="ce34" table:formula="oooc:=[.H249]/([.H249]+[.F249])" office:value-type="percentage" office:value="1">
            <text:p>100.0%</text:p>
          </table:table-cell>
          <table:table-cell table:style-name="ce34" table:formula="oooc:=[.I249]/([.I249]+[.G249])" office:value-type="percentage" office:value="0">
            <text:p>0.0%</text:p>
          </table:table-cell>
          <table:table-cell table:formula="oooc:=[.H249]/([.X249])" office:value-type="float" office:value="0.895968143354903">
            <text:p>0.9</text:p>
          </table:table-cell>
          <table:table-cell table:formula="oooc:=[.I249]/([.X249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91b212a0-b6b9-4da4-ad4e-fe35ede633e2</text:p>
          </table:table-cell>
          <table:table-cell office:value-type="float" office:value="621874">
            <text:p>621874</text:p>
          </table:table-cell>
          <table:table-cell office:value-type="float" office:value="5197">
            <text:p>5197</text:p>
          </table:table-cell>
          <table:table-cell office:value-type="float" office:value="1603">
            <text:p>1603</text:p>
          </table:table-cell>
          <table:table-cell office:value-type="float" office:value="1472">
            <text:p>147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3235">
            <text:p>3235</text:p>
          </table:table-cell>
          <table:table-cell office:value-type="float" office:value="1902">
            <text:p>1902</text:p>
          </table:table-cell>
          <table:table-cell office:value-type="float" office:value="60">
            <text:p>60</text:p>
          </table:table-cell>
          <table:table-cell office:value-type="float" office:value="1.700841">
            <text:p>1.7</text:p>
          </table:table-cell>
          <table:table-cell office:value-type="float" office:value="85.616667">
            <text:p>85.62</text:p>
          </table:table-cell>
          <table:table-cell office:value-type="float" office:value="96000">
            <text:p>96000</text:p>
          </table:table-cell>
          <table:table-cell office:value-type="float" office:value="1.372449">
            <text:p>1.37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50]/3600" office:value-type="float" office:value="1.44361111111111">
            <text:p>1.4</text:p>
          </table:table-cell>
          <table:table-cell table:style-name="ce27" table:formula="oooc:=([.N250]+[.O250])/3600" office:value-type="float" office:value="1.42694444444444">
            <text:p>1.4</text:p>
          </table:table-cell>
          <table:table-cell table:formula="oooc:=([.L250]-[.K250])/3600" office:value-type="float" office:value="0">
            <text:p>0</text:p>
          </table:table-cell>
          <table:table-cell table:style-name="ce34" table:formula="oooc:=[.Y250]/[.W250]" office:value-type="percentage" office:value="0">
            <text:p>0.0%</text:p>
          </table:table-cell>
          <table:table-cell table:style-name="ce34" table:formula="oooc:=[.Y250]/([.L250]/3600)" office:value-type="percentage" office:value="0">
            <text:p>0.0%</text:p>
          </table:table-cell>
          <table:table-cell table:formula="oooc:=3600*[.Y250]/[.E250]" office:value-type="float" office:value="0">
            <text:p>0</text:p>
          </table:table-cell>
          <table:table-cell table:style-name="ce34" table:formula="oooc:=[.H250]/([.H250]+[.F250])" office:value-type="percentage" office:value="0">
            <text:p>#DIV/0!</text:p>
          </table:table-cell>
          <table:table-cell table:style-name="ce34" table:formula="oooc:=[.I250]/([.I250]+[.G250])" office:value-type="percentage" office:value="0">
            <text:p>0.0%</text:p>
          </table:table-cell>
          <table:table-cell table:formula="oooc:=[.H250]/([.X250])" office:value-type="float" office:value="0">
            <text:p>0</text:p>
          </table:table-cell>
          <table:table-cell table:formula="oooc:=[.I250]/([.X250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8de79573-a776-4680-859c-5b26e19ddf83</text:p>
          </table:table-cell>
          <table:table-cell office:value-type="float" office:value="1103844">
            <text:p>1103844</text:p>
          </table:table-cell>
          <table:table-cell office:value-type="float" office:value="8279">
            <text:p>8279</text:p>
          </table:table-cell>
          <table:table-cell office:value-type="float" office:value="8819">
            <text:p>8819</text:p>
          </table:table-cell>
          <table:table-cell office:value-type="float" office:value="2729">
            <text:p>272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4369">
            <text:p>4369</text:p>
          </table:table-cell>
          <table:table-cell office:value-type="float" office:value="0">
            <text:p>0</text:p>
          </table:table-cell>
          <table:table-cell office:value-type="float" office:value="1391">
            <text:p>1391</text:p>
          </table:table-cell>
          <table:table-cell office:value-type="float" office:value="2519">
            <text:p>2519</text:p>
          </table:table-cell>
          <table:table-cell office:value-type="float" office:value="4369">
            <text:p>4369</text:p>
          </table:table-cell>
          <table:table-cell office:value-type="float" office:value="0.552203">
            <text:p>0.55</text:p>
          </table:table-cell>
          <table:table-cell office:value-type="float" office:value="0.894942">
            <text:p>0.89</text:p>
          </table:table-cell>
          <table:table-cell office:value-type="float" office:value="96000">
            <text:p>96000</text:p>
          </table:table-cell>
          <table:table-cell office:value-type="float" office:value="1.018359">
            <text:p>1.02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51]/3600" office:value-type="float" office:value="2.29972222222222">
            <text:p>2.3</text:p>
          </table:table-cell>
          <table:table-cell table:style-name="ce27" table:formula="oooc:=([.N251]+[.O251])/3600" office:value-type="float" office:value="1.08611111111111">
            <text:p>1.1</text:p>
          </table:table-cell>
          <table:table-cell table:formula="oooc:=([.L251]-[.K251])/3600" office:value-type="float" office:value="0">
            <text:p>0</text:p>
          </table:table-cell>
          <table:table-cell table:style-name="ce34" table:formula="oooc:=[.Y251]/[.W251]" office:value-type="percentage" office:value="0">
            <text:p>0.0%</text:p>
          </table:table-cell>
          <table:table-cell table:style-name="ce34" table:formula="oooc:=[.Y251]/([.L251]/3600)" office:value-type="percentage" office:value="0">
            <text:p>0.0%</text:p>
          </table:table-cell>
          <table:table-cell table:formula="oooc:=3600*[.Y251]/[.E251]" office:value-type="float" office:value="0">
            <text:p>0</text:p>
          </table:table-cell>
          <table:table-cell table:style-name="ce34" table:formula="oooc:=[.H251]/([.H251]+[.F251])" office:value-type="percentage" office:value="0">
            <text:p>#DIV/0!</text:p>
          </table:table-cell>
          <table:table-cell table:style-name="ce34" table:formula="oooc:=[.I251]/([.I251]+[.G251])" office:value-type="percentage" office:value="0">
            <text:p>0.0%</text:p>
          </table:table-cell>
          <table:table-cell table:formula="oooc:=[.H251]/([.X251])" office:value-type="float" office:value="0">
            <text:p>0</text:p>
          </table:table-cell>
          <table:table-cell table:formula="oooc:=[.I251]/([.X251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89770485-98d1-4213-bc8f-fc3e1b8f3374</text:p>
          </table:table-cell>
          <table:table-cell office:value-type="float" office:value="7555">
            <text:p>7555</text:p>
          </table:table-cell>
          <table:table-cell office:value-type="float" office:value="7393">
            <text:p>7393</text:p>
          </table:table-cell>
          <table:table-cell office:value-type="float" office:value="135">
            <text:p>135</text:p>
          </table:table-cell>
          <table:table-cell office:value-type="float" office:value="116">
            <text:p>116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7302">
            <text:p>7302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80.241758">
            <text:p>80.24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0.901409">
            <text:p>0.9</text:p>
          </table:table-cell>
          <table:table-cell office:value-type="float" office:value="900">
            <text:p>900</text:p>
          </table:table-cell>
          <table:table-cell/>
          <table:table-cell table:style-name="ce27" table:formula="oooc:=[.C252]/3600" office:value-type="float" office:value="2.05361111111111">
            <text:p>2.1</text:p>
          </table:table-cell>
          <table:table-cell table:style-name="ce27" table:formula="oooc:=([.N252]+[.O252])/3600" office:value-type="float" office:value="2.05361111111111">
            <text:p>2.1</text:p>
          </table:table-cell>
          <table:table-cell table:formula="oooc:=([.L252]-[.K252])/3600" office:value-type="float" office:value="0">
            <text:p>0</text:p>
          </table:table-cell>
          <table:table-cell table:style-name="ce34" table:formula="oooc:=[.Y252]/[.W252]" office:value-type="percentage" office:value="0">
            <text:p>0.0%</text:p>
          </table:table-cell>
          <table:table-cell table:style-name="ce34" table:formula="oooc:=[.Y252]/([.L252]/3600)" office:value-type="percentage" office:value="0">
            <text:p>#DIV/0!</text:p>
          </table:table-cell>
          <table:table-cell table:formula="oooc:=3600*[.Y252]/[.E252]" office:value-type="float" office:value="0">
            <text:p>0</text:p>
          </table:table-cell>
          <table:table-cell table:style-name="ce34" table:formula="oooc:=[.H252]/([.H252]+[.F252])" office:value-type="percentage" office:value="0">
            <text:p>#DIV/0!</text:p>
          </table:table-cell>
          <table:table-cell table:style-name="ce34" table:formula="oooc:=[.I252]/([.I252]+[.G252])" office:value-type="percentage" office:value="0">
            <text:p>#DIV/0!</text:p>
          </table:table-cell>
          <table:table-cell table:formula="oooc:=[.H252]/([.X252])" office:value-type="float" office:value="0">
            <text:p>0</text:p>
          </table:table-cell>
          <table:table-cell table:formula="oooc:=[.I252]/([.X252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58744d72-fd76-439e-a2d3-ae2ddae5c603</text:p>
          </table:table-cell>
          <table:table-cell office:value-type="float" office:value="298987">
            <text:p>298987</text:p>
          </table:table-cell>
          <table:table-cell office:value-type="float" office:value="31736">
            <text:p>31736</text:p>
          </table:table-cell>
          <table:table-cell office:value-type="float" office:value="35145">
            <text:p>35145</text:p>
          </table:table-cell>
          <table:table-cell office:value-type="float" office:value="3347">
            <text:p>334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6973">
            <text:p>26973</text:p>
          </table:table-cell>
          <table:table-cell office:value-type="float" office:value="0">
            <text:p>0</text:p>
          </table:table-cell>
          <table:table-cell office:value-type="float" office:value="1752">
            <text:p>1752</text:p>
          </table:table-cell>
          <table:table-cell office:value-type="float" office:value="3011">
            <text:p>3011</text:p>
          </table:table-cell>
          <table:table-cell office:value-type="float" office:value="26973">
            <text:p>26973</text:p>
          </table:table-cell>
          <table:table-cell office:value-type="float" office:value="0.581866">
            <text:p>0.58</text:p>
          </table:table-cell>
          <table:table-cell office:value-type="float" office:value="0.176584">
            <text:p>0.18</text:p>
          </table:table-cell>
          <table:table-cell office:value-type="float" office:value="96000">
            <text:p>96000</text:p>
          </table:table-cell>
          <table:table-cell office:value-type="float" office:value="1.001574">
            <text:p>1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53]/3600" office:value-type="float" office:value="8.81555555555556">
            <text:p>8.8</text:p>
          </table:table-cell>
          <table:table-cell table:style-name="ce27" table:formula="oooc:=([.N253]+[.O253])/3600" office:value-type="float" office:value="1.32305555555556">
            <text:p>1.3</text:p>
          </table:table-cell>
          <table:table-cell table:formula="oooc:=([.L253]-[.K253])/3600" office:value-type="float" office:value="0">
            <text:p>0</text:p>
          </table:table-cell>
          <table:table-cell table:style-name="ce34" table:formula="oooc:=[.Y253]/[.W253]" office:value-type="percentage" office:value="0">
            <text:p>0.0%</text:p>
          </table:table-cell>
          <table:table-cell table:style-name="ce34" table:formula="oooc:=[.Y253]/([.L253]/3600)" office:value-type="percentage" office:value="0">
            <text:p>0.0%</text:p>
          </table:table-cell>
          <table:table-cell table:formula="oooc:=3600*[.Y253]/[.E253]" office:value-type="float" office:value="0">
            <text:p>0</text:p>
          </table:table-cell>
          <table:table-cell table:style-name="ce34" table:formula="oooc:=[.H253]/([.H253]+[.F253])" office:value-type="percentage" office:value="0">
            <text:p>#DIV/0!</text:p>
          </table:table-cell>
          <table:table-cell table:style-name="ce34" table:formula="oooc:=[.I253]/([.I253]+[.G253])" office:value-type="percentage" office:value="0">
            <text:p>0.0%</text:p>
          </table:table-cell>
          <table:table-cell table:formula="oooc:=[.H253]/([.X253])" office:value-type="float" office:value="0">
            <text:p>0</text:p>
          </table:table-cell>
          <table:table-cell table:formula="oooc:=[.I253]/([.X253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131e23f2-1752-4286-9f9d-b93b19a137e3</text:p>
          </table:table-cell>
          <table:table-cell office:value-type="float" office:value="34960">
            <text:p>34960</text:p>
          </table:table-cell>
          <table:table-cell office:value-type="float" office:value="14638">
            <text:p>14638</text:p>
          </table:table-cell>
          <table:table-cell office:value-type="float" office:value="142">
            <text:p>142</text:p>
          </table:table-cell>
          <table:table-cell office:value-type="float" office:value="126">
            <text:p>126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41">
            <text:p>41</text:p>
          </table:table-cell>
          <table:table-cell office:value-type="float" office:value="14597">
            <text:p>14597</text:p>
          </table:table-cell>
          <table:table-cell office:value-type="float" office:value="0">
            <text:p>0</text:p>
          </table:table-cell>
          <table:table-cell office:value-type="float" office:value="0.002809">
            <text:p>0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3.291066">
            <text:p>3.29</text:p>
          </table:table-cell>
          <table:table-cell office:value-type="float" office:value="600">
            <text:p>600</text:p>
          </table:table-cell>
          <table:table-cell/>
          <table:table-cell table:style-name="ce27" table:formula="oooc:=[.C254]/3600" office:value-type="float" office:value="4.06611111111111">
            <text:p>4.1</text:p>
          </table:table-cell>
          <table:table-cell table:style-name="ce27" table:formula="oooc:=([.N254]+[.O254])/3600" office:value-type="float" office:value="4.06611111111111">
            <text:p>4.1</text:p>
          </table:table-cell>
          <table:table-cell table:formula="oooc:=([.L254]-[.K254])/3600" office:value-type="float" office:value="0">
            <text:p>0</text:p>
          </table:table-cell>
          <table:table-cell table:style-name="ce34" table:formula="oooc:=[.Y254]/[.W254]" office:value-type="percentage" office:value="0">
            <text:p>0.0%</text:p>
          </table:table-cell>
          <table:table-cell table:style-name="ce34" table:formula="oooc:=[.Y254]/([.L254]/3600)" office:value-type="percentage" office:value="0">
            <text:p>#DIV/0!</text:p>
          </table:table-cell>
          <table:table-cell table:formula="oooc:=3600*[.Y254]/[.E254]" office:value-type="float" office:value="0">
            <text:p>0</text:p>
          </table:table-cell>
          <table:table-cell table:style-name="ce34" table:formula="oooc:=[.H254]/([.H254]+[.F254])" office:value-type="percentage" office:value="0">
            <text:p>#DIV/0!</text:p>
          </table:table-cell>
          <table:table-cell table:style-name="ce34" table:formula="oooc:=[.I254]/([.I254]+[.G254])" office:value-type="percentage" office:value="0">
            <text:p>#DIV/0!</text:p>
          </table:table-cell>
          <table:table-cell table:formula="oooc:=[.H254]/([.X254])" office:value-type="float" office:value="0">
            <text:p>0</text:p>
          </table:table-cell>
          <table:table-cell table:formula="oooc:=[.I254]/([.X254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9f329e77-a44b-472a-b13e-536a03494e0c</text:p>
          </table:table-cell>
          <table:table-cell office:value-type="float" office:value="100574">
            <text:p>100574</text:p>
          </table:table-cell>
          <table:table-cell office:value-type="float" office:value="19070">
            <text:p>19070</text:p>
          </table:table-cell>
          <table:table-cell office:value-type="float" office:value="3854">
            <text:p>3854</text:p>
          </table:table-cell>
          <table:table-cell office:value-type="float" office:value="3796">
            <text:p>379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15780">
            <text:p>15780</text:p>
          </table:table-cell>
          <table:table-cell office:value-type="float" office:value="3290">
            <text:p>3290</text:p>
          </table:table-cell>
          <table:table-cell office:value-type="float" office:value="0">
            <text:p>0</text:p>
          </table:table-cell>
          <table:table-cell office:value-type="float" office:value="4.796353">
            <text:p>4.8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0.862493">
            <text:p>0.86</text:p>
          </table:table-cell>
          <table:table-cell office:value-type="float" office:value="1200">
            <text:p>1200</text:p>
          </table:table-cell>
          <table:table-cell/>
          <table:table-cell table:style-name="ce27" table:formula="oooc:=[.C255]/3600" office:value-type="float" office:value="5.29722222222222">
            <text:p>5.3</text:p>
          </table:table-cell>
          <table:table-cell table:style-name="ce27" table:formula="oooc:=([.N255]+[.O255])/3600" office:value-type="float" office:value="5.29722222222222">
            <text:p>5.3</text:p>
          </table:table-cell>
          <table:table-cell table:formula="oooc:=([.L255]-[.K255])/3600" office:value-type="float" office:value="0">
            <text:p>0</text:p>
          </table:table-cell>
          <table:table-cell table:style-name="ce34" table:formula="oooc:=[.Y255]/[.W255]" office:value-type="percentage" office:value="0">
            <text:p>0.0%</text:p>
          </table:table-cell>
          <table:table-cell table:style-name="ce34" table:formula="oooc:=[.Y255]/([.L255]/3600)" office:value-type="percentage" office:value="0">
            <text:p>#DIV/0!</text:p>
          </table:table-cell>
          <table:table-cell table:formula="oooc:=3600*[.Y255]/[.E255]" office:value-type="float" office:value="0">
            <text:p>0</text:p>
          </table:table-cell>
          <table:table-cell table:style-name="ce34" table:formula="oooc:=[.H255]/([.H255]+[.F255])" office:value-type="percentage" office:value="1">
            <text:p>100.0%</text:p>
          </table:table-cell>
          <table:table-cell table:style-name="ce34" table:formula="oooc:=[.I255]/([.I255]+[.G255])" office:value-type="percentage" office:value="0">
            <text:p>#DIV/0!</text:p>
          </table:table-cell>
          <table:table-cell table:formula="oooc:=[.H255]/([.X255])" office:value-type="float" office:value="0.377556371263765">
            <text:p>0.38</text:p>
          </table:table-cell>
          <table:table-cell table:formula="oooc:=[.I255]/([.X255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9a33adb3-2269-49bb-8035-73f42556fcb8</text:p>
          </table:table-cell>
          <table:table-cell office:value-type="float" office:value="1459706">
            <text:p>1459706</text:p>
          </table:table-cell>
          <table:table-cell office:value-type="float" office:value="19735">
            <text:p>19735</text:p>
          </table:table-cell>
          <table:table-cell office:value-type="float" office:value="134">
            <text:p>134</text:p>
          </table:table-cell>
          <table:table-cell office:value-type="float" office:value="47">
            <text:p>47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38">
            <text:p>38</text:p>
          </table:table-cell>
          <table:table-cell office:value-type="float" office:value="19697">
            <text:p>19697</text:p>
          </table:table-cell>
          <table:table-cell office:value-type="float" office:value="0">
            <text:p>0</text:p>
          </table:table-cell>
          <table:table-cell office:value-type="float" office:value="0.001929">
            <text:p>0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4.33942">
            <text:p>4.34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56]/3600" office:value-type="float" office:value="5.48194444444444">
            <text:p>5.5</text:p>
          </table:table-cell>
          <table:table-cell table:style-name="ce27" table:formula="oooc:=([.N256]+[.O256])/3600" office:value-type="float" office:value="5.48194444444444">
            <text:p>5.5</text:p>
          </table:table-cell>
          <table:table-cell table:formula="oooc:=([.L256]-[.K256])/3600" office:value-type="float" office:value="0">
            <text:p>0</text:p>
          </table:table-cell>
          <table:table-cell table:style-name="ce34" table:formula="oooc:=[.Y256]/[.W256]" office:value-type="percentage" office:value="0">
            <text:p>0.0%</text:p>
          </table:table-cell>
          <table:table-cell table:style-name="ce34" table:formula="oooc:=[.Y256]/([.L256]/3600)" office:value-type="percentage" office:value="0">
            <text:p>#DIV/0!</text:p>
          </table:table-cell>
          <table:table-cell table:formula="oooc:=3600*[.Y256]/[.E256]" office:value-type="float" office:value="0">
            <text:p>0</text:p>
          </table:table-cell>
          <table:table-cell table:style-name="ce34" table:formula="oooc:=[.H256]/([.H256]+[.F256])" office:value-type="percentage" office:value="0">
            <text:p>#DIV/0!</text:p>
          </table:table-cell>
          <table:table-cell table:style-name="ce34" table:formula="oooc:=[.I256]/([.I256]+[.G256])" office:value-type="percentage" office:value="0">
            <text:p>#DIV/0!</text:p>
          </table:table-cell>
          <table:table-cell table:formula="oooc:=[.H256]/([.X256])" office:value-type="float" office:value="0">
            <text:p>0</text:p>
          </table:table-cell>
          <table:table-cell table:formula="oooc:=[.I256]/([.X256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5d209123-8dfd-4776-8aba-9a65e4a6d4e1</text:p>
          </table:table-cell>
          <table:table-cell office:value-type="float" office:value="604758">
            <text:p>604758</text:p>
          </table:table-cell>
          <table:table-cell office:value-type="float" office:value="133683">
            <text:p>133683</text:p>
          </table:table-cell>
          <table:table-cell office:value-type="float" office:value="62941">
            <text:p>62941</text:p>
          </table:table-cell>
          <table:table-cell office:value-type="float" office:value="41139">
            <text:p>41139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8414">
            <text:p>18414</text:p>
          </table:table-cell>
          <table:table-cell office:value-type="float" office:value="0">
            <text:p>0</text:p>
          </table:table-cell>
          <table:table-cell office:value-type="float" office:value="70203">
            <text:p>70203</text:p>
          </table:table-cell>
          <table:table-cell office:value-type="float" office:value="45066">
            <text:p>45066</text:p>
          </table:table-cell>
          <table:table-cell office:value-type="float" office:value="18414">
            <text:p>18414</text:p>
          </table:table-cell>
          <table:table-cell office:value-type="float" office:value="1.557782">
            <text:p>1.56</text:p>
          </table:table-cell>
          <table:table-cell office:value-type="float" office:value="6.259857">
            <text:p>6.26</text:p>
          </table:table-cell>
          <table:table-cell office:value-type="float" office:value="96000">
            <text:p>96000</text:p>
          </table:table-cell>
          <table:table-cell office:value-type="float" office:value="0.987296">
            <text:p>0.99</text:p>
          </table:table-cell>
          <table:table-cell office:value-type="float" office:value="600">
            <text:p>600</text:p>
          </table:table-cell>
          <table:table-cell/>
          <table:table-cell table:style-name="ce27" table:formula="oooc:=[.C257]/3600" office:value-type="float" office:value="37.1341666666667">
            <text:p>37.1</text:p>
          </table:table-cell>
          <table:table-cell table:style-name="ce27" table:formula="oooc:=([.N257]+[.O257])/3600" office:value-type="float" office:value="32.0191666666667">
            <text:p>32.0</text:p>
          </table:table-cell>
          <table:table-cell table:formula="oooc:=([.L257]-[.K257])/3600" office:value-type="float" office:value="0">
            <text:p>0</text:p>
          </table:table-cell>
          <table:table-cell table:style-name="ce34" table:formula="oooc:=[.Y257]/[.W257]" office:value-type="percentage" office:value="0">
            <text:p>0.0%</text:p>
          </table:table-cell>
          <table:table-cell table:style-name="ce34" table:formula="oooc:=[.Y257]/([.L257]/3600)" office:value-type="percentage" office:value="0">
            <text:p>0.0%</text:p>
          </table:table-cell>
          <table:table-cell table:formula="oooc:=3600*[.Y257]/[.E257]" office:value-type="float" office:value="0">
            <text:p>0</text:p>
          </table:table-cell>
          <table:table-cell table:style-name="ce34" table:formula="oooc:=[.H257]/([.H257]+[.F257])" office:value-type="percentage" office:value="0">
            <text:p>#DIV/0!</text:p>
          </table:table-cell>
          <table:table-cell table:style-name="ce34" table:formula="oooc:=[.I257]/([.I257]+[.G257])" office:value-type="percentage" office:value="0">
            <text:p>0.0%</text:p>
          </table:table-cell>
          <table:table-cell table:formula="oooc:=[.H257]/([.X257])" office:value-type="float" office:value="0">
            <text:p>0</text:p>
          </table:table-cell>
          <table:table-cell table:formula="oooc:=[.I257]/([.X257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7e0cf8dc-8ed2-4954-bd6f-e5882a0e57d7</text:p>
          </table:table-cell>
          <table:table-cell office:value-type="float" office:value="1435547">
            <text:p>1435547</text:p>
          </table:table-cell>
          <table:table-cell office:value-type="float" office:value="11085">
            <text:p>11085</text:p>
          </table:table-cell>
          <table:table-cell office:value-type="float" office:value="2941">
            <text:p>2941</text:p>
          </table:table-cell>
          <table:table-cell office:value-type="float" office:value="2818">
            <text:p>28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7682">
            <text:p>7682</text:p>
          </table:table-cell>
          <table:table-cell office:value-type="float" office:value="3346">
            <text:p>3346</text:p>
          </table:table-cell>
          <table:table-cell office:value-type="float" office:value="57">
            <text:p>57</text:p>
          </table:table-cell>
          <table:table-cell office:value-type="float" office:value="2.295876">
            <text:p>2.3</text:p>
          </table:table-cell>
          <table:table-cell office:value-type="float" office:value="193.473684">
            <text:p>193.47</text:p>
          </table:table-cell>
          <table:table-cell office:value-type="float" office:value="96000">
            <text:p>96000</text:p>
          </table:table-cell>
          <table:table-cell office:value-type="float" office:value="39.757063">
            <text:p>39.76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58]/3600" office:value-type="float" office:value="3.07916666666667">
            <text:p>3.1</text:p>
          </table:table-cell>
          <table:table-cell table:style-name="ce27" table:formula="oooc:=([.N258]+[.O258])/3600" office:value-type="float" office:value="3.06333333333333">
            <text:p>3.1</text:p>
          </table:table-cell>
          <table:table-cell table:formula="oooc:=([.L258]-[.K258])/3600" office:value-type="float" office:value="0">
            <text:p>0</text:p>
          </table:table-cell>
          <table:table-cell table:style-name="ce34" table:formula="oooc:=[.Y258]/[.W258]" office:value-type="percentage" office:value="0">
            <text:p>0.0%</text:p>
          </table:table-cell>
          <table:table-cell table:style-name="ce34" table:formula="oooc:=[.Y258]/([.L258]/3600)" office:value-type="percentage" office:value="0">
            <text:p>0.0%</text:p>
          </table:table-cell>
          <table:table-cell table:formula="oooc:=3600*[.Y258]/[.E258]" office:value-type="float" office:value="0">
            <text:p>0</text:p>
          </table:table-cell>
          <table:table-cell table:style-name="ce34" table:formula="oooc:=[.H258]/([.H258]+[.F258])" office:value-type="percentage" office:value="0">
            <text:p>#DIV/0!</text:p>
          </table:table-cell>
          <table:table-cell table:style-name="ce34" table:formula="oooc:=[.I258]/([.I258]+[.G258])" office:value-type="percentage" office:value="0">
            <text:p>0.0%</text:p>
          </table:table-cell>
          <table:table-cell table:formula="oooc:=[.H258]/([.X258])" office:value-type="float" office:value="0">
            <text:p>0</text:p>
          </table:table-cell>
          <table:table-cell table:formula="oooc:=[.I258]/([.X258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92159d99-f12b-4a58-9769-c26162626ec1</text:p>
          </table:table-cell>
          <table:table-cell office:value-type="float" office:value="1284809">
            <text:p>1284809</text:p>
          </table:table-cell>
          <table:table-cell office:value-type="float" office:value="34076">
            <text:p>34076</text:p>
          </table:table-cell>
          <table:table-cell office:value-type="float" office:value="14493">
            <text:p>14493</text:p>
          </table:table-cell>
          <table:table-cell office:value-type="float" office:value="11191">
            <text:p>1119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193">
            <text:p>2193</text:p>
          </table:table-cell>
          <table:table-cell office:value-type="float" office:value="0">
            <text:p>0</text:p>
          </table:table-cell>
          <table:table-cell office:value-type="float" office:value="22470">
            <text:p>22470</text:p>
          </table:table-cell>
          <table:table-cell office:value-type="float" office:value="9413">
            <text:p>9413</text:p>
          </table:table-cell>
          <table:table-cell office:value-type="float" office:value="2193">
            <text:p>2193</text:p>
          </table:table-cell>
          <table:table-cell office:value-type="float" office:value="2.387124">
            <text:p>2.39</text:p>
          </table:table-cell>
          <table:table-cell office:value-type="float" office:value="14.538532">
            <text:p>14.54</text:p>
          </table:table-cell>
          <table:table-cell office:value-type="float" office:value="96000">
            <text:p>96000</text:p>
          </table:table-cell>
          <table:table-cell office:value-type="float" office:value="0.942394">
            <text:p>0.94</text:p>
          </table:table-cell>
          <table:table-cell office:value-type="float" office:value="600">
            <text:p>600</text:p>
          </table:table-cell>
          <table:table-cell/>
          <table:table-cell table:style-name="ce27" table:formula="oooc:=[.C259]/3600" office:value-type="float" office:value="9.46555555555556">
            <text:p>9.5</text:p>
          </table:table-cell>
          <table:table-cell table:style-name="ce27" table:formula="oooc:=([.N259]+[.O259])/3600" office:value-type="float" office:value="8.85638888888889">
            <text:p>8.9</text:p>
          </table:table-cell>
          <table:table-cell table:formula="oooc:=([.L259]-[.K259])/3600" office:value-type="float" office:value="0">
            <text:p>0</text:p>
          </table:table-cell>
          <table:table-cell table:style-name="ce34" table:formula="oooc:=[.Y259]/[.W259]" office:value-type="percentage" office:value="0">
            <text:p>0.0%</text:p>
          </table:table-cell>
          <table:table-cell table:style-name="ce34" table:formula="oooc:=[.Y259]/([.L259]/3600)" office:value-type="percentage" office:value="0">
            <text:p>0.0%</text:p>
          </table:table-cell>
          <table:table-cell table:formula="oooc:=3600*[.Y259]/[.E259]" office:value-type="float" office:value="0">
            <text:p>0</text:p>
          </table:table-cell>
          <table:table-cell table:style-name="ce34" table:formula="oooc:=[.H259]/([.H259]+[.F259])" office:value-type="percentage" office:value="1">
            <text:p>100.0%</text:p>
          </table:table-cell>
          <table:table-cell table:style-name="ce34" table:formula="oooc:=[.I259]/([.I259]+[.G259])" office:value-type="percentage" office:value="0">
            <text:p>0.0%</text:p>
          </table:table-cell>
          <table:table-cell table:formula="oooc:=[.H259]/([.X259])" office:value-type="float" office:value="0.564564187811687">
            <text:p>0.56</text:p>
          </table:table-cell>
          <table:table-cell table:formula="oooc:=[.I259]/([.X259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8dbd3d65-9d4d-47b2-b0fc-5b48dfd2762e</text:p>
          </table:table-cell>
          <table:table-cell office:value-type="float" office:value="326797">
            <text:p>326797</text:p>
          </table:table-cell>
          <table:table-cell office:value-type="float" office:value="8397">
            <text:p>8397</text:p>
          </table:table-cell>
          <table:table-cell office:value-type="float" office:value="4933">
            <text:p>4933</text:p>
          </table:table-cell>
          <table:table-cell office:value-type="float" office:value="4435">
            <text:p>443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041">
            <text:p>1041</text:p>
          </table:table-cell>
          <table:table-cell office:value-type="float" office:value="0">
            <text:p>0</text:p>
          </table:table-cell>
          <table:table-cell office:value-type="float" office:value="3087">
            <text:p>3087</text:p>
          </table:table-cell>
          <table:table-cell office:value-type="float" office:value="4269">
            <text:p>4269</text:p>
          </table:table-cell>
          <table:table-cell office:value-type="float" office:value="1041">
            <text:p>1041</text:p>
          </table:table-cell>
          <table:table-cell office:value-type="float" office:value="0.72312">
            <text:p>0.72</text:p>
          </table:table-cell>
          <table:table-cell office:value-type="float" office:value="7.066282">
            <text:p>7.07</text:p>
          </table:table-cell>
          <table:table-cell office:value-type="float" office:value="96000">
            <text:p>96000</text:p>
          </table:table-cell>
          <table:table-cell office:value-type="float" office:value="0.52794">
            <text:p>0.53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60]/3600" office:value-type="float" office:value="2.3325">
            <text:p>2.3</text:p>
          </table:table-cell>
          <table:table-cell table:style-name="ce27" table:formula="oooc:=([.N260]+[.O260])/3600" office:value-type="float" office:value="2.04333333333333">
            <text:p>2.0</text:p>
          </table:table-cell>
          <table:table-cell table:formula="oooc:=([.L260]-[.K260])/3600" office:value-type="float" office:value="0">
            <text:p>0</text:p>
          </table:table-cell>
          <table:table-cell table:style-name="ce34" table:formula="oooc:=[.Y260]/[.W260]" office:value-type="percentage" office:value="0">
            <text:p>0.0%</text:p>
          </table:table-cell>
          <table:table-cell table:style-name="ce34" table:formula="oooc:=[.Y260]/([.L260]/3600)" office:value-type="percentage" office:value="0">
            <text:p>0.0%</text:p>
          </table:table-cell>
          <table:table-cell table:formula="oooc:=3600*[.Y260]/[.E260]" office:value-type="float" office:value="0">
            <text:p>0</text:p>
          </table:table-cell>
          <table:table-cell table:style-name="ce34" table:formula="oooc:=[.H260]/([.H260]+[.F260])" office:value-type="percentage" office:value="1">
            <text:p>100.0%</text:p>
          </table:table-cell>
          <table:table-cell table:style-name="ce34" table:formula="oooc:=[.I260]/([.I260]+[.G260])" office:value-type="percentage" office:value="0.75">
            <text:p>75.0%</text:p>
          </table:table-cell>
          <table:table-cell table:formula="oooc:=[.H260]/([.X260])" office:value-type="float" office:value="2.44698205546493">
            <text:p>2.45</text:p>
          </table:table-cell>
          <table:table-cell table:formula="oooc:=[.I260]/([.X260])" office:value-type="float" office:value="2.93637846655791">
            <text:p>2.94</text:p>
          </table:table-cell>
          <table:table-cell table:number-columns-repeated="224"/>
        </table:table-row>
        <table:table-row table:style-name="ro2">
          <table:table-cell office:value-type="string">
            <text:p>ae7f7b20-3a78-4b56-b1a5-8e9cdb75a651</text:p>
          </table:table-cell>
          <table:table-cell office:value-type="float" office:value="367060">
            <text:p>367060</text:p>
          </table:table-cell>
          <table:table-cell office:value-type="float" office:value="65995">
            <text:p>65995</text:p>
          </table:table-cell>
          <table:table-cell office:value-type="float" office:value="667">
            <text:p>667</text:p>
          </table:table-cell>
          <table:table-cell office:value-type="float" office:value="551">
            <text:p>55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211">
            <text:p>211</text:p>
          </table:table-cell>
          <table:table-cell office:value-type="float" office:value="65784">
            <text:p>65784</text:p>
          </table:table-cell>
          <table:table-cell office:value-type="float" office:value="0">
            <text:p>0</text:p>
          </table:table-cell>
          <table:table-cell office:value-type="float" office:value="0.003207">
            <text:p>0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0.210179">
            <text:p>0.21</text:p>
          </table:table-cell>
          <table:table-cell office:value-type="float" office:value="900">
            <text:p>900</text:p>
          </table:table-cell>
          <table:table-cell/>
          <table:table-cell table:style-name="ce27" table:formula="oooc:=[.C261]/3600" office:value-type="float" office:value="18.3319444444444">
            <text:p>18.3</text:p>
          </table:table-cell>
          <table:table-cell table:style-name="ce27" table:formula="oooc:=([.N261]+[.O261])/3600" office:value-type="float" office:value="18.3319444444444">
            <text:p>18.3</text:p>
          </table:table-cell>
          <table:table-cell table:formula="oooc:=([.L261]-[.K261])/3600" office:value-type="float" office:value="0">
            <text:p>0</text:p>
          </table:table-cell>
          <table:table-cell table:style-name="ce34" table:formula="oooc:=[.Y261]/[.W261]" office:value-type="percentage" office:value="0">
            <text:p>0.0%</text:p>
          </table:table-cell>
          <table:table-cell table:style-name="ce34" table:formula="oooc:=[.Y261]/([.L261]/3600)" office:value-type="percentage" office:value="0">
            <text:p>#DIV/0!</text:p>
          </table:table-cell>
          <table:table-cell table:formula="oooc:=3600*[.Y261]/[.E261]" office:value-type="float" office:value="0">
            <text:p>0</text:p>
          </table:table-cell>
          <table:table-cell table:style-name="ce34" table:formula="oooc:=[.H261]/([.H261]+[.F261])" office:value-type="percentage" office:value="0">
            <text:p>#DIV/0!</text:p>
          </table:table-cell>
          <table:table-cell table:style-name="ce34" table:formula="oooc:=[.I261]/([.I261]+[.G261])" office:value-type="percentage" office:value="0">
            <text:p>#DIV/0!</text:p>
          </table:table-cell>
          <table:table-cell table:formula="oooc:=[.H261]/([.X261])" office:value-type="float" office:value="0">
            <text:p>0</text:p>
          </table:table-cell>
          <table:table-cell table:formula="oooc:=[.I261]/([.X261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24bd12c0-2c4d-4e39-8236-be9456d2f1be</text:p>
          </table:table-cell>
          <table:table-cell office:value-type="float" office:value="3629">
            <text:p>3629</text:p>
          </table:table-cell>
          <table:table-cell office:value-type="float" office:value="3601">
            <text:p>3601</text:p>
          </table:table-cell>
          <table:table-cell office:value-type="float" office:value="4054">
            <text:p>4054</text:p>
          </table:table-cell>
          <table:table-cell office:value-type="float" office:value="2779">
            <text:p>277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903">
            <text:p>903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658">
            <text:p>2658</text:p>
          </table:table-cell>
          <table:table-cell office:value-type="float" office:value="903">
            <text:p>903</text:p>
          </table:table-cell>
          <table:table-cell office:value-type="float" office:value="0.015049">
            <text:p>0.02</text:p>
          </table:table-cell>
          <table:table-cell office:value-type="float" office:value="2.987818">
            <text:p>2.99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900">
            <text:p>900</text:p>
          </table:table-cell>
          <table:table-cell/>
          <table:table-cell table:style-name="ce27" table:formula="oooc:=[.C262]/3600" office:value-type="float" office:value="1.00027777777778">
            <text:p>1.0</text:p>
          </table:table-cell>
          <table:table-cell table:style-name="ce27" table:formula="oooc:=([.N262]+[.O262])/3600" office:value-type="float" office:value="0.749444444444444">
            <text:p>0.7</text:p>
          </table:table-cell>
          <table:table-cell table:formula="oooc:=([.L262]-[.K262])/3600" office:value-type="float" office:value="0">
            <text:p>0</text:p>
          </table:table-cell>
          <table:table-cell table:style-name="ce34" table:formula="oooc:=[.Y262]/[.W262]" office:value-type="percentage" office:value="0">
            <text:p>0.0%</text:p>
          </table:table-cell>
          <table:table-cell table:style-name="ce34" table:formula="oooc:=[.Y262]/([.L262]/3600)" office:value-type="percentage" office:value="0">
            <text:p>0.0%</text:p>
          </table:table-cell>
          <table:table-cell table:formula="oooc:=3600*[.Y262]/[.E262]" office:value-type="float" office:value="0">
            <text:p>0</text:p>
          </table:table-cell>
          <table:table-cell table:style-name="ce34" table:formula="oooc:=[.H262]/([.H262]+[.F262])" office:value-type="percentage" office:value="0">
            <text:p>#DIV/0!</text:p>
          </table:table-cell>
          <table:table-cell table:style-name="ce34" table:formula="oooc:=[.I262]/([.I262]+[.G262])" office:value-type="percentage" office:value="0">
            <text:p>0.0%</text:p>
          </table:table-cell>
          <table:table-cell table:formula="oooc:=[.H262]/([.X262])" office:value-type="float" office:value="0">
            <text:p>0</text:p>
          </table:table-cell>
          <table:table-cell table:formula="oooc:=[.I262]/([.X262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b6c74abd-947d-42e3-a442-b164d68224fd</text:p>
          </table:table-cell>
          <table:table-cell office:value-type="float" office:value="336286">
            <text:p>336286</text:p>
          </table:table-cell>
          <table:table-cell office:value-type="float" office:value="21025">
            <text:p>21025</text:p>
          </table:table-cell>
          <table:table-cell office:value-type="float" office:value="13281">
            <text:p>13281</text:p>
          </table:table-cell>
          <table:table-cell office:value-type="float" office:value="7331">
            <text:p>733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2120">
            <text:p>12120</text:p>
          </table:table-cell>
          <table:table-cell office:value-type="float" office:value="0">
            <text:p>0</text:p>
          </table:table-cell>
          <table:table-cell office:value-type="float" office:value="1929">
            <text:p>1929</text:p>
          </table:table-cell>
          <table:table-cell office:value-type="float" office:value="6976">
            <text:p>6976</text:p>
          </table:table-cell>
          <table:table-cell office:value-type="float" office:value="12120">
            <text:p>12120</text:p>
          </table:table-cell>
          <table:table-cell office:value-type="float" office:value="0.276519">
            <text:p>0.28</text:p>
          </table:table-cell>
          <table:table-cell office:value-type="float" office:value="0.734736">
            <text:p>0.73</text:p>
          </table:table-cell>
          <table:table-cell office:value-type="float" office:value="96000">
            <text:p>96000</text:p>
          </table:table-cell>
          <table:table-cell office:value-type="float" office:value="0.944277">
            <text:p>0.94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63]/3600" office:value-type="float" office:value="5.84027777777778">
            <text:p>5.8</text:p>
          </table:table-cell>
          <table:table-cell table:style-name="ce27" table:formula="oooc:=([.N263]+[.O263])/3600" office:value-type="float" office:value="2.47361111111111">
            <text:p>2.5</text:p>
          </table:table-cell>
          <table:table-cell table:formula="oooc:=([.L263]-[.K263])/3600" office:value-type="float" office:value="0">
            <text:p>0</text:p>
          </table:table-cell>
          <table:table-cell table:style-name="ce34" table:formula="oooc:=[.Y263]/[.W263]" office:value-type="percentage" office:value="0">
            <text:p>0.0%</text:p>
          </table:table-cell>
          <table:table-cell table:style-name="ce34" table:formula="oooc:=[.Y263]/([.L263]/3600)" office:value-type="percentage" office:value="0">
            <text:p>0.0%</text:p>
          </table:table-cell>
          <table:table-cell table:formula="oooc:=3600*[.Y263]/[.E263]" office:value-type="float" office:value="0">
            <text:p>0</text:p>
          </table:table-cell>
          <table:table-cell table:style-name="ce34" table:formula="oooc:=[.H263]/([.H263]+[.F263])" office:value-type="percentage" office:value="0">
            <text:p>#DIV/0!</text:p>
          </table:table-cell>
          <table:table-cell table:style-name="ce34" table:formula="oooc:=[.I263]/([.I263]+[.G263])" office:value-type="percentage" office:value="0.142857142857143">
            <text:p>14.3%</text:p>
          </table:table-cell>
          <table:table-cell table:formula="oooc:=[.H263]/([.X263])" office:value-type="float" office:value="0">
            <text:p>0</text:p>
          </table:table-cell>
          <table:table-cell table:formula="oooc:=[.I263]/([.X263])" office:value-type="float" office:value="0.808534531162268">
            <text:p>0.81</text:p>
          </table:table-cell>
          <table:table-cell table:number-columns-repeated="224"/>
        </table:table-row>
        <table:table-row table:style-name="ro2">
          <table:table-cell office:value-type="string">
            <text:p>ed902d2b-998e-44cf-9640-0923a82ecccd</text:p>
          </table:table-cell>
          <table:table-cell office:value-type="float" office:value="12723">
            <text:p>12723</text:p>
          </table:table-cell>
          <table:table-cell office:value-type="float" office:value="12684">
            <text:p>12684</text:p>
          </table:table-cell>
          <table:table-cell office:value-type="float" office:value="10563">
            <text:p>10563</text:p>
          </table:table-cell>
          <table:table-cell office:value-type="float" office:value="6210">
            <text:p>62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097">
            <text:p>3097</text:p>
          </table:table-cell>
          <table:table-cell office:value-type="float" office:value="0">
            <text:p>0</text:p>
          </table:table-cell>
          <table:table-cell office:value-type="float" office:value="4092">
            <text:p>4092</text:p>
          </table:table-cell>
          <table:table-cell office:value-type="float" office:value="5495">
            <text:p>5495</text:p>
          </table:table-cell>
          <table:table-cell office:value-type="float" office:value="3097">
            <text:p>3097</text:p>
          </table:table-cell>
          <table:table-cell office:value-type="float" office:value="0.744677">
            <text:p>0.74</text:p>
          </table:table-cell>
          <table:table-cell office:value-type="float" office:value="3.095576">
            <text:p>3.1</text:p>
          </table:table-cell>
          <table:table-cell office:value-type="float" office:value="96000">
            <text:p>96000</text:p>
          </table:table-cell>
          <table:table-cell office:value-type="float" office:value="1.031876">
            <text:p>1.03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64]/3600" office:value-type="float" office:value="3.52333333333333">
            <text:p>3.5</text:p>
          </table:table-cell>
          <table:table-cell table:style-name="ce27" table:formula="oooc:=([.N264]+[.O264])/3600" office:value-type="float" office:value="2.66305555555556">
            <text:p>2.7</text:p>
          </table:table-cell>
          <table:table-cell table:formula="oooc:=([.L264]-[.K264])/3600" office:value-type="float" office:value="0">
            <text:p>0</text:p>
          </table:table-cell>
          <table:table-cell table:style-name="ce34" table:formula="oooc:=[.Y264]/[.W264]" office:value-type="percentage" office:value="0">
            <text:p>0.0%</text:p>
          </table:table-cell>
          <table:table-cell table:style-name="ce34" table:formula="oooc:=[.Y264]/([.L264]/3600)" office:value-type="percentage" office:value="0">
            <text:p>0.0%</text:p>
          </table:table-cell>
          <table:table-cell table:formula="oooc:=3600*[.Y264]/[.E264]" office:value-type="float" office:value="0">
            <text:p>0</text:p>
          </table:table-cell>
          <table:table-cell table:style-name="ce34" table:formula="oooc:=[.H264]/([.H264]+[.F264])" office:value-type="percentage" office:value="0">
            <text:p>#DIV/0!</text:p>
          </table:table-cell>
          <table:table-cell table:style-name="ce34" table:formula="oooc:=[.I264]/([.I264]+[.G264])" office:value-type="percentage" office:value="0">
            <text:p>0.0%</text:p>
          </table:table-cell>
          <table:table-cell table:formula="oooc:=[.H264]/([.X264])" office:value-type="float" office:value="0">
            <text:p>0</text:p>
          </table:table-cell>
          <table:table-cell table:formula="oooc:=[.I264]/([.X264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824cd50d-3369-46eb-a217-112240a71316</text:p>
          </table:table-cell>
          <table:table-cell office:value-type="float" office:value="948578">
            <text:p>948578</text:p>
          </table:table-cell>
          <table:table-cell office:value-type="float" office:value="33842">
            <text:p>33842</text:p>
          </table:table-cell>
          <table:table-cell office:value-type="float" office:value="24400">
            <text:p>24400</text:p>
          </table:table-cell>
          <table:table-cell office:value-type="float" office:value="10898">
            <text:p>1089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9647">
            <text:p>9647</text:p>
          </table:table-cell>
          <table:table-cell office:value-type="float" office:value="0">
            <text:p>0</text:p>
          </table:table-cell>
          <table:table-cell office:value-type="float" office:value="14291">
            <text:p>14291</text:p>
          </table:table-cell>
          <table:table-cell office:value-type="float" office:value="9904">
            <text:p>9904</text:p>
          </table:table-cell>
          <table:table-cell office:value-type="float" office:value="9647">
            <text:p>9647</text:p>
          </table:table-cell>
          <table:table-cell office:value-type="float" office:value="1.442952">
            <text:p>1.44</text:p>
          </table:table-cell>
          <table:table-cell office:value-type="float" office:value="2.508034">
            <text:p>2.51</text:p>
          </table:table-cell>
          <table:table-cell office:value-type="float" office:value="96000">
            <text:p>96000</text:p>
          </table:table-cell>
          <table:table-cell office:value-type="float" office:value="143812.677792">
            <text:p>143812.68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65]/3600" office:value-type="float" office:value="9.40055555555556">
            <text:p>9.4</text:p>
          </table:table-cell>
          <table:table-cell table:style-name="ce27" table:formula="oooc:=([.N265]+[.O265])/3600" office:value-type="float" office:value="6.72083333333333">
            <text:p>6.7</text:p>
          </table:table-cell>
          <table:table-cell table:formula="oooc:=([.L265]-[.K265])/3600" office:value-type="float" office:value="0">
            <text:p>0</text:p>
          </table:table-cell>
          <table:table-cell table:style-name="ce34" table:formula="oooc:=[.Y265]/[.W265]" office:value-type="percentage" office:value="0">
            <text:p>0.0%</text:p>
          </table:table-cell>
          <table:table-cell table:style-name="ce34" table:formula="oooc:=[.Y265]/([.L265]/3600)" office:value-type="percentage" office:value="0">
            <text:p>0.0%</text:p>
          </table:table-cell>
          <table:table-cell table:formula="oooc:=3600*[.Y265]/[.E265]" office:value-type="float" office:value="0">
            <text:p>0</text:p>
          </table:table-cell>
          <table:table-cell table:style-name="ce34" table:formula="oooc:=[.H265]/([.H265]+[.F265])" office:value-type="percentage" office:value="1">
            <text:p>100.0%</text:p>
          </table:table-cell>
          <table:table-cell table:style-name="ce34" table:formula="oooc:=[.I265]/([.I265]+[.G265])" office:value-type="percentage" office:value="0">
            <text:p>0.0%</text:p>
          </table:table-cell>
          <table:table-cell table:formula="oooc:=[.H265]/([.X265])" office:value-type="float" office:value="0.595164290142591">
            <text:p>0.6</text:p>
          </table:table-cell>
          <table:table-cell table:formula="oooc:=[.I265]/([.X265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51776363-2b22-4700-ba41-abad0a62bc2d</text:p>
          </table:table-cell>
          <table:table-cell office:value-type="float" office:value="7513">
            <text:p>7513</text:p>
          </table:table-cell>
          <table:table-cell office:value-type="float" office:value="7402">
            <text:p>7402</text:p>
          </table:table-cell>
          <table:table-cell office:value-type="float" office:value="9830">
            <text:p>9830</text:p>
          </table:table-cell>
          <table:table-cell office:value-type="float" office:value="1050">
            <text:p>105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6224">
            <text:p>6224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152">
            <text:p>1152</text:p>
          </table:table-cell>
          <table:table-cell office:value-type="float" office:value="6224">
            <text:p>6224</text:p>
          </table:table-cell>
          <table:table-cell office:value-type="float" office:value="0.022569">
            <text:p>0.02</text:p>
          </table:table-cell>
          <table:table-cell office:value-type="float" office:value="0.189267">
            <text:p>0.19</text:p>
          </table:table-cell>
          <table:table-cell office:value-type="float" office:value="96000">
            <text:p>96000</text:p>
          </table:table-cell>
          <table:table-cell office:value-type="float" office:value="1.25515">
            <text:p>1.26</text:p>
          </table:table-cell>
          <table:table-cell office:value-type="float" office:value="900">
            <text:p>900</text:p>
          </table:table-cell>
          <table:table-cell/>
          <table:table-cell table:style-name="ce27" table:formula="oooc:=[.C266]/3600" office:value-type="float" office:value="2.05611111111111">
            <text:p>2.1</text:p>
          </table:table-cell>
          <table:table-cell table:style-name="ce27" table:formula="oooc:=([.N266]+[.O266])/3600" office:value-type="float" office:value="0.327222222222222">
            <text:p>0.3</text:p>
          </table:table-cell>
          <table:table-cell table:formula="oooc:=([.L266]-[.K266])/3600" office:value-type="float" office:value="0">
            <text:p>0</text:p>
          </table:table-cell>
          <table:table-cell table:style-name="ce34" table:formula="oooc:=[.Y266]/[.W266]" office:value-type="percentage" office:value="0">
            <text:p>0.0%</text:p>
          </table:table-cell>
          <table:table-cell table:style-name="ce34" table:formula="oooc:=[.Y266]/([.L266]/3600)" office:value-type="percentage" office:value="0">
            <text:p>0.0%</text:p>
          </table:table-cell>
          <table:table-cell table:formula="oooc:=3600*[.Y266]/[.E266]" office:value-type="float" office:value="0">
            <text:p>0</text:p>
          </table:table-cell>
          <table:table-cell table:style-name="ce34" table:formula="oooc:=[.H266]/([.H266]+[.F266])" office:value-type="percentage" office:value="0">
            <text:p>#DIV/0!</text:p>
          </table:table-cell>
          <table:table-cell table:style-name="ce34" table:formula="oooc:=[.I266]/([.I266]+[.G266])" office:value-type="percentage" office:value="0">
            <text:p>0.0%</text:p>
          </table:table-cell>
          <table:table-cell table:formula="oooc:=[.H266]/([.X266])" office:value-type="float" office:value="0">
            <text:p>0</text:p>
          </table:table-cell>
          <table:table-cell table:formula="oooc:=[.I266]/([.X266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ef135819-1530-4d1b-a34f-78a43768d550</text:p>
          </table:table-cell>
          <table:table-cell office:value-type="float" office:value="11810">
            <text:p>11810</text:p>
          </table:table-cell>
          <table:table-cell office:value-type="float" office:value="3743">
            <text:p>3743</text:p>
          </table:table-cell>
          <table:table-cell office:value-type="float" office:value="1230">
            <text:p>1230</text:p>
          </table:table-cell>
          <table:table-cell office:value-type="float" office:value="1214">
            <text:p>1214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2594">
            <text:p>2594</text:p>
          </table:table-cell>
          <table:table-cell office:value-type="float" office:value="1149">
            <text:p>1149</text:p>
          </table:table-cell>
          <table:table-cell office:value-type="float" office:value="0">
            <text:p>0</text:p>
          </table:table-cell>
          <table:table-cell office:value-type="float" office:value="2.257615">
            <text:p>2.26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1.021551">
            <text:p>1.02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67]/3600" office:value-type="float" office:value="1.03972222222222">
            <text:p>1.0</text:p>
          </table:table-cell>
          <table:table-cell table:style-name="ce27" table:formula="oooc:=([.N267]+[.O267])/3600" office:value-type="float" office:value="1.03972222222222">
            <text:p>1.0</text:p>
          </table:table-cell>
          <table:table-cell table:formula="oooc:=([.L267]-[.K267])/3600" office:value-type="float" office:value="0">
            <text:p>0</text:p>
          </table:table-cell>
          <table:table-cell table:style-name="ce34" table:formula="oooc:=[.Y267]/[.W267]" office:value-type="percentage" office:value="0">
            <text:p>0.0%</text:p>
          </table:table-cell>
          <table:table-cell table:style-name="ce34" table:formula="oooc:=[.Y267]/([.L267]/3600)" office:value-type="percentage" office:value="0">
            <text:p>#DIV/0!</text:p>
          </table:table-cell>
          <table:table-cell table:formula="oooc:=3600*[.Y267]/[.E267]" office:value-type="float" office:value="0">
            <text:p>0</text:p>
          </table:table-cell>
          <table:table-cell table:style-name="ce34" table:formula="oooc:=[.H267]/([.H267]+[.F267])" office:value-type="percentage" office:value="0">
            <text:p>#DIV/0!</text:p>
          </table:table-cell>
          <table:table-cell table:style-name="ce34" table:formula="oooc:=[.I267]/([.I267]+[.G267])" office:value-type="percentage" office:value="0">
            <text:p>#DIV/0!</text:p>
          </table:table-cell>
          <table:table-cell table:formula="oooc:=[.H267]/([.X267])" office:value-type="float" office:value="0">
            <text:p>0</text:p>
          </table:table-cell>
          <table:table-cell table:formula="oooc:=[.I267]/([.X267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b5e8a854-5e75-491e-8652-c47c233ed111</text:p>
          </table:table-cell>
          <table:table-cell office:value-type="float" office:value="32505">
            <text:p>32505</text:p>
          </table:table-cell>
          <table:table-cell office:value-type="float" office:value="7697">
            <text:p>7697</text:p>
          </table:table-cell>
          <table:table-cell office:value-type="float" office:value="3977">
            <text:p>3977</text:p>
          </table:table-cell>
          <table:table-cell office:value-type="float" office:value="3958">
            <text:p>3958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4422">
            <text:p>4422</text:p>
          </table:table-cell>
          <table:table-cell office:value-type="float" office:value="3275">
            <text:p>3275</text:p>
          </table:table-cell>
          <table:table-cell office:value-type="float" office:value="0">
            <text:p>0</text:p>
          </table:table-cell>
          <table:table-cell office:value-type="float" office:value="1.350229">
            <text:p>1.35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1.004561">
            <text:p>1</text:p>
          </table:table-cell>
          <table:table-cell office:value-type="float" office:value="600">
            <text:p>600</text:p>
          </table:table-cell>
          <table:table-cell/>
          <table:table-cell table:style-name="ce27" table:formula="oooc:=[.C268]/3600" office:value-type="float" office:value="2.13805555555556">
            <text:p>2.1</text:p>
          </table:table-cell>
          <table:table-cell table:style-name="ce27" table:formula="oooc:=([.N268]+[.O268])/3600" office:value-type="float" office:value="2.13805555555556">
            <text:p>2.1</text:p>
          </table:table-cell>
          <table:table-cell table:formula="oooc:=([.L268]-[.K268])/3600" office:value-type="float" office:value="0">
            <text:p>0</text:p>
          </table:table-cell>
          <table:table-cell table:style-name="ce34" table:formula="oooc:=[.Y268]/[.W268]" office:value-type="percentage" office:value="0">
            <text:p>0.0%</text:p>
          </table:table-cell>
          <table:table-cell table:style-name="ce34" table:formula="oooc:=[.Y268]/([.L268]/3600)" office:value-type="percentage" office:value="0">
            <text:p>#DIV/0!</text:p>
          </table:table-cell>
          <table:table-cell table:formula="oooc:=3600*[.Y268]/[.E268]" office:value-type="float" office:value="0">
            <text:p>0</text:p>
          </table:table-cell>
          <table:table-cell table:style-name="ce34" table:formula="oooc:=[.H268]/([.H268]+[.F268])" office:value-type="percentage" office:value="0">
            <text:p>#DIV/0!</text:p>
          </table:table-cell>
          <table:table-cell table:style-name="ce34" table:formula="oooc:=[.I268]/([.I268]+[.G268])" office:value-type="percentage" office:value="0">
            <text:p>#DIV/0!</text:p>
          </table:table-cell>
          <table:table-cell table:formula="oooc:=[.H268]/([.X268])" office:value-type="float" office:value="0">
            <text:p>0</text:p>
          </table:table-cell>
          <table:table-cell table:formula="oooc:=[.I268]/([.X268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055c54f9-9fcc-49fd-80f2-0197783d23b9</text:p>
          </table:table-cell>
          <table:table-cell office:value-type="float" office:value="776596">
            <text:p>776596</text:p>
          </table:table-cell>
          <table:table-cell office:value-type="float" office:value="72122">
            <text:p>72122</text:p>
          </table:table-cell>
          <table:table-cell office:value-type="float" office:value="4857">
            <text:p>4857</text:p>
          </table:table-cell>
          <table:table-cell office:value-type="float" office:value="3466">
            <text:p>3466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7299">
            <text:p>67299</text:p>
          </table:table-cell>
          <table:table-cell office:value-type="float" office:value="67295">
            <text:p>67295</text:p>
          </table:table-cell>
          <table:table-cell office:value-type="float" office:value="0">
            <text:p>0</text:p>
          </table:table-cell>
          <table:table-cell office:value-type="float" office:value="1304">
            <text:p>1304</text:p>
          </table:table-cell>
          <table:table-cell office:value-type="float" office:value="3523">
            <text:p>3523</text:p>
          </table:table-cell>
          <table:table-cell office:value-type="float" office:value="67295">
            <text:p>67295</text:p>
          </table:table-cell>
          <table:table-cell office:value-type="float" office:value="0.370139">
            <text:p>0.37</text:p>
          </table:table-cell>
          <table:table-cell office:value-type="float" office:value="0.071729">
            <text:p>0.07</text:p>
          </table:table-cell>
          <table:table-cell office:value-type="float" office:value="96000">
            <text:p>96000</text:p>
          </table:table-cell>
          <table:table-cell office:value-type="float" office:value="1.16114">
            <text:p>1.16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69]/3600" office:value-type="float" office:value="20.0338888888889">
            <text:p>20.0</text:p>
          </table:table-cell>
          <table:table-cell table:style-name="ce27" table:formula="oooc:=([.N269]+[.O269])/3600" office:value-type="float" office:value="1.34083333333333">
            <text:p>1.3</text:p>
          </table:table-cell>
          <table:table-cell table:formula="oooc:=([.L269]-[.K269])/3600" office:value-type="float" office:value="-0.00111111111111111">
            <text:p>0</text:p>
          </table:table-cell>
          <table:table-cell table:style-name="ce34" table:formula="oooc:=[.Y269]/[.W269]" office:value-type="percentage" office:value="-0.0000554615789911539">
            <text:p>0.0%</text:p>
          </table:table-cell>
          <table:table-cell table:style-name="ce34" table:formula="oooc:=[.Y269]/([.L269]/3600)" office:value-type="percentage" office:value="-0.0000594397800728137">
            <text:p>0.0%</text:p>
          </table:table-cell>
          <table:table-cell table:formula="oooc:=3600*[.Y269]/[.E269]" office:value-type="float" office:value="-0.00115406809001731">
            <text:p>0</text:p>
          </table:table-cell>
          <table:table-cell table:style-name="ce34" table:formula="oooc:=[.H269]/([.H269]+[.F269])" office:value-type="percentage" office:value="1">
            <text:p>100.0%</text:p>
          </table:table-cell>
          <table:table-cell table:style-name="ce34" table:formula="oooc:=[.I269]/([.I269]+[.G269])" office:value-type="percentage" office:value="0.125">
            <text:p>12.5%</text:p>
          </table:table-cell>
          <table:table-cell table:formula="oooc:=[.H269]/([.X269])" office:value-type="float" office:value="1.49160969546302">
            <text:p>1.49</text:p>
          </table:table-cell>
          <table:table-cell table:formula="oooc:=[.I269]/([.X269])" office:value-type="float" office:value="1.49160969546302">
            <text:p>1.49</text:p>
          </table:table-cell>
          <table:table-cell table:number-columns-repeated="224"/>
        </table:table-row>
        <table:table-row table:style-name="ro2">
          <table:table-cell office:value-type="string">
            <text:p>4c3e7482-e7ff-4dde-8474-a5e54a33a3aa</text:p>
          </table:table-cell>
          <table:table-cell office:value-type="float" office:value="5301">
            <text:p>5301</text:p>
          </table:table-cell>
          <table:table-cell office:value-type="float" office:value="5259">
            <text:p>5259</text:p>
          </table:table-cell>
          <table:table-cell office:value-type="float" office:value="3725">
            <text:p>3725</text:p>
          </table:table-cell>
          <table:table-cell office:value-type="float" office:value="3708">
            <text:p>3708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1309">
            <text:p>1309</text:p>
          </table:table-cell>
          <table:table-cell office:value-type="float" office:value="3950">
            <text:p>3950</text:p>
          </table:table-cell>
          <table:table-cell office:value-type="float" office:value="0">
            <text:p>0</text:p>
          </table:table-cell>
          <table:table-cell office:value-type="float" office:value="0.331392">
            <text:p>0.33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1.077007">
            <text:p>1.08</text:p>
          </table:table-cell>
          <table:table-cell office:value-type="float" office:value="600">
            <text:p>600</text:p>
          </table:table-cell>
          <table:table-cell/>
          <table:table-cell table:style-name="ce27" table:formula="oooc:=[.C270]/3600" office:value-type="float" office:value="1.46083333333333">
            <text:p>1.5</text:p>
          </table:table-cell>
          <table:table-cell table:style-name="ce27" table:formula="oooc:=([.N270]+[.O270])/3600" office:value-type="float" office:value="1.46083333333333">
            <text:p>1.5</text:p>
          </table:table-cell>
          <table:table-cell table:formula="oooc:=([.L270]-[.K270])/3600" office:value-type="float" office:value="0">
            <text:p>0</text:p>
          </table:table-cell>
          <table:table-cell table:style-name="ce34" table:formula="oooc:=[.Y270]/[.W270]" office:value-type="percentage" office:value="0">
            <text:p>0.0%</text:p>
          </table:table-cell>
          <table:table-cell table:style-name="ce34" table:formula="oooc:=[.Y270]/([.L270]/3600)" office:value-type="percentage" office:value="0">
            <text:p>#DIV/0!</text:p>
          </table:table-cell>
          <table:table-cell table:formula="oooc:=3600*[.Y270]/[.E270]" office:value-type="float" office:value="0">
            <text:p>0</text:p>
          </table:table-cell>
          <table:table-cell table:style-name="ce34" table:formula="oooc:=[.H270]/([.H270]+[.F270])" office:value-type="percentage" office:value="0">
            <text:p>#DIV/0!</text:p>
          </table:table-cell>
          <table:table-cell table:style-name="ce34" table:formula="oooc:=[.I270]/([.I270]+[.G270])" office:value-type="percentage" office:value="0">
            <text:p>#DIV/0!</text:p>
          </table:table-cell>
          <table:table-cell table:formula="oooc:=[.H270]/([.X270])" office:value-type="float" office:value="0">
            <text:p>0</text:p>
          </table:table-cell>
          <table:table-cell table:formula="oooc:=[.I270]/([.X270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67d21e28-5e8a-41c3-a73a-ecf5a218cfd8</text:p>
          </table:table-cell>
          <table:table-cell office:value-type="float" office:value="171070">
            <text:p>171070</text:p>
          </table:table-cell>
          <table:table-cell office:value-type="float" office:value="6486">
            <text:p>6486</text:p>
          </table:table-cell>
          <table:table-cell office:value-type="float" office:value="2106">
            <text:p>2106</text:p>
          </table:table-cell>
          <table:table-cell office:value-type="float" office:value="1803">
            <text:p>180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4655">
            <text:p>4655</text:p>
          </table:table-cell>
          <table:table-cell office:value-type="float" office:value="1762">
            <text:p>1762</text:p>
          </table:table-cell>
          <table:table-cell office:value-type="float" office:value="69">
            <text:p>69</text:p>
          </table:table-cell>
          <table:table-cell office:value-type="float" office:value="2.641884">
            <text:p>2.64</text:p>
          </table:table-cell>
          <table:table-cell office:value-type="float" office:value="93">
            <text:p>93</text:p>
          </table:table-cell>
          <table:table-cell office:value-type="float" office:value="96000">
            <text:p>96000</text:p>
          </table:table-cell>
          <table:table-cell office:value-type="float" office:value="0.981513">
            <text:p>0.98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71]/3600" office:value-type="float" office:value="1.80166666666667">
            <text:p>1.8</text:p>
          </table:table-cell>
          <table:table-cell table:style-name="ce27" table:formula="oooc:=([.N271]+[.O271])/3600" office:value-type="float" office:value="1.7825">
            <text:p>1.8</text:p>
          </table:table-cell>
          <table:table-cell table:formula="oooc:=([.L271]-[.K271])/3600" office:value-type="float" office:value="0">
            <text:p>0</text:p>
          </table:table-cell>
          <table:table-cell table:style-name="ce34" table:formula="oooc:=[.Y271]/[.W271]" office:value-type="percentage" office:value="0">
            <text:p>0.0%</text:p>
          </table:table-cell>
          <table:table-cell table:style-name="ce34" table:formula="oooc:=[.Y271]/([.L271]/3600)" office:value-type="percentage" office:value="0">
            <text:p>0.0%</text:p>
          </table:table-cell>
          <table:table-cell table:formula="oooc:=3600*[.Y271]/[.E271]" office:value-type="float" office:value="0">
            <text:p>0</text:p>
          </table:table-cell>
          <table:table-cell table:style-name="ce34" table:formula="oooc:=[.H271]/([.H271]+[.F271])" office:value-type="percentage" office:value="0">
            <text:p>#DIV/0!</text:p>
          </table:table-cell>
          <table:table-cell table:style-name="ce34" table:formula="oooc:=[.I271]/([.I271]+[.G271])" office:value-type="percentage" office:value="0">
            <text:p>0.0%</text:p>
          </table:table-cell>
          <table:table-cell table:formula="oooc:=[.H271]/([.X271])" office:value-type="float" office:value="0">
            <text:p>0</text:p>
          </table:table-cell>
          <table:table-cell table:formula="oooc:=[.I271]/([.X271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88a4d7b6-935c-4029-b6e8-91137473d301</text:p>
          </table:table-cell>
          <table:table-cell office:value-type="float" office:value="6714">
            <text:p>6714</text:p>
          </table:table-cell>
          <table:table-cell office:value-type="float" office:value="6680">
            <text:p>6680</text:p>
          </table:table-cell>
          <table:table-cell office:value-type="float" office:value="9412">
            <text:p>9412</text:p>
          </table:table-cell>
          <table:table-cell office:value-type="float" office:value="9399">
            <text:p>9399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6">
            <text:p>6</text:p>
          </table:table-cell>
          <table:table-cell office:value-type="float" office:value="6674">
            <text:p>6674</text:p>
          </table:table-cell>
          <table:table-cell office:value-type="float" office:value="0">
            <text:p>0</text:p>
          </table:table-cell>
          <table:table-cell office:value-type="float" office:value="0.000899">
            <text:p>0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72]/3600" office:value-type="float" office:value="1.85555555555556">
            <text:p>1.9</text:p>
          </table:table-cell>
          <table:table-cell table:style-name="ce27" table:formula="oooc:=([.N272]+[.O272])/3600" office:value-type="float" office:value="1.85555555555556">
            <text:p>1.9</text:p>
          </table:table-cell>
          <table:table-cell table:formula="oooc:=([.L272]-[.K272])/3600" office:value-type="float" office:value="0">
            <text:p>0</text:p>
          </table:table-cell>
          <table:table-cell table:style-name="ce34" table:formula="oooc:=[.Y272]/[.W272]" office:value-type="percentage" office:value="0">
            <text:p>0.0%</text:p>
          </table:table-cell>
          <table:table-cell table:style-name="ce34" table:formula="oooc:=[.Y272]/([.L272]/3600)" office:value-type="percentage" office:value="0">
            <text:p>#DIV/0!</text:p>
          </table:table-cell>
          <table:table-cell table:formula="oooc:=3600*[.Y272]/[.E272]" office:value-type="float" office:value="0">
            <text:p>0</text:p>
          </table:table-cell>
          <table:table-cell table:style-name="ce34" table:formula="oooc:=[.H272]/([.H272]+[.F272])" office:value-type="percentage" office:value="0">
            <text:p>#DIV/0!</text:p>
          </table:table-cell>
          <table:table-cell table:style-name="ce34" table:formula="oooc:=[.I272]/([.I272]+[.G272])" office:value-type="percentage" office:value="0">
            <text:p>#DIV/0!</text:p>
          </table:table-cell>
          <table:table-cell table:formula="oooc:=[.H272]/([.X272])" office:value-type="float" office:value="0">
            <text:p>0</text:p>
          </table:table-cell>
          <table:table-cell table:formula="oooc:=[.I272]/([.X272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8081f90c-e9ac-4225-a9e3-30feeaa39e8e</text:p>
          </table:table-cell>
          <table:table-cell office:value-type="float" office:value="615915">
            <text:p>615915</text:p>
          </table:table-cell>
          <table:table-cell office:value-type="float" office:value="23312">
            <text:p>23312</text:p>
          </table:table-cell>
          <table:table-cell office:value-type="float" office:value="615">
            <text:p>615</text:p>
          </table:table-cell>
          <table:table-cell office:value-type="float" office:value="574">
            <text:p>574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343">
            <text:p>343</text:p>
          </table:table-cell>
          <table:table-cell office:value-type="float" office:value="22969">
            <text:p>22969</text:p>
          </table:table-cell>
          <table:table-cell office:value-type="float" office:value="0">
            <text:p>0</text:p>
          </table:table-cell>
          <table:table-cell office:value-type="float" office:value="0.014933">
            <text:p>0.01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0.938807">
            <text:p>0.94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73]/3600" office:value-type="float" office:value="6.47555555555556">
            <text:p>6.5</text:p>
          </table:table-cell>
          <table:table-cell table:style-name="ce27" table:formula="oooc:=([.N273]+[.O273])/3600" office:value-type="float" office:value="6.47555555555556">
            <text:p>6.5</text:p>
          </table:table-cell>
          <table:table-cell table:formula="oooc:=([.L273]-[.K273])/3600" office:value-type="float" office:value="0">
            <text:p>0</text:p>
          </table:table-cell>
          <table:table-cell table:style-name="ce34" table:formula="oooc:=[.Y273]/[.W273]" office:value-type="percentage" office:value="0">
            <text:p>0.0%</text:p>
          </table:table-cell>
          <table:table-cell table:style-name="ce34" table:formula="oooc:=[.Y273]/([.L273]/3600)" office:value-type="percentage" office:value="0">
            <text:p>#DIV/0!</text:p>
          </table:table-cell>
          <table:table-cell table:formula="oooc:=3600*[.Y273]/[.E273]" office:value-type="float" office:value="0">
            <text:p>0</text:p>
          </table:table-cell>
          <table:table-cell table:style-name="ce34" table:formula="oooc:=[.H273]/([.H273]+[.F273])" office:value-type="percentage" office:value="0">
            <text:p>#DIV/0!</text:p>
          </table:table-cell>
          <table:table-cell table:style-name="ce34" table:formula="oooc:=[.I273]/([.I273]+[.G273])" office:value-type="percentage" office:value="0">
            <text:p>#DIV/0!</text:p>
          </table:table-cell>
          <table:table-cell table:formula="oooc:=[.H273]/([.X273])" office:value-type="float" office:value="0">
            <text:p>0</text:p>
          </table:table-cell>
          <table:table-cell table:formula="oooc:=[.I273]/([.X273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1bca7ad8-c552-4843-a0fe-6aebc22b072a</text:p>
          </table:table-cell>
          <table:table-cell office:value-type="float" office:value="5213">
            <text:p>5213</text:p>
          </table:table-cell>
          <table:table-cell office:value-type="float" office:value="5159">
            <text:p>5159</text:p>
          </table:table-cell>
          <table:table-cell office:value-type="float" office:value="6812">
            <text:p>6812</text:p>
          </table:table-cell>
          <table:table-cell office:value-type="float" office:value="516">
            <text:p>51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4505">
            <text:p>4505</text:p>
          </table:table-cell>
          <table:table-cell office:value-type="float" office:value="0">
            <text:p>0</text:p>
          </table:table-cell>
          <table:table-cell office:value-type="float" office:value="114">
            <text:p>114</text:p>
          </table:table-cell>
          <table:table-cell office:value-type="float" office:value="540">
            <text:p>540</text:p>
          </table:table-cell>
          <table:table-cell office:value-type="float" office:value="4505">
            <text:p>4505</text:p>
          </table:table-cell>
          <table:table-cell office:value-type="float" office:value="0.211111">
            <text:p>0.21</text:p>
          </table:table-cell>
          <table:table-cell office:value-type="float" office:value="0.145172">
            <text:p>0.15</text:p>
          </table:table-cell>
          <table:table-cell office:value-type="float" office:value="96000">
            <text:p>96000</text:p>
          </table:table-cell>
          <table:table-cell office:value-type="float" office:value="0.985654">
            <text:p>0.99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74]/3600" office:value-type="float" office:value="1.43305555555556">
            <text:p>1.4</text:p>
          </table:table-cell>
          <table:table-cell table:style-name="ce27" table:formula="oooc:=([.N274]+[.O274])/3600" office:value-type="float" office:value="0.181666666666667">
            <text:p>0.2</text:p>
          </table:table-cell>
          <table:table-cell table:formula="oooc:=([.L274]-[.K274])/3600" office:value-type="float" office:value="0">
            <text:p>0</text:p>
          </table:table-cell>
          <table:table-cell table:style-name="ce34" table:formula="oooc:=[.Y274]/[.W274]" office:value-type="percentage" office:value="0">
            <text:p>0.0%</text:p>
          </table:table-cell>
          <table:table-cell table:style-name="ce34" table:formula="oooc:=[.Y274]/([.L274]/3600)" office:value-type="percentage" office:value="0">
            <text:p>0.0%</text:p>
          </table:table-cell>
          <table:table-cell table:formula="oooc:=3600*[.Y274]/[.E274]" office:value-type="float" office:value="0">
            <text:p>0</text:p>
          </table:table-cell>
          <table:table-cell table:style-name="ce34" table:formula="oooc:=[.H274]/([.H274]+[.F274])" office:value-type="percentage" office:value="0">
            <text:p>#DIV/0!</text:p>
          </table:table-cell>
          <table:table-cell table:style-name="ce34" table:formula="oooc:=[.I274]/([.I274]+[.G274])" office:value-type="percentage" office:value="0">
            <text:p>0.0%</text:p>
          </table:table-cell>
          <table:table-cell table:formula="oooc:=[.H274]/([.X274])" office:value-type="float" office:value="0">
            <text:p>0</text:p>
          </table:table-cell>
          <table:table-cell table:formula="oooc:=[.I274]/([.X274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1df1e2cc-8d60-46dd-9f97-29d8c1863787</text:p>
          </table:table-cell>
          <table:table-cell office:value-type="float" office:value="1099053">
            <text:p>1099053</text:p>
          </table:table-cell>
          <table:table-cell office:value-type="float" office:value="5197">
            <text:p>5197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4863">
            <text:p>4863</text:p>
          </table:table-cell>
          <table:table-cell office:value-type="float" office:value="334">
            <text:p>334</text:p>
          </table:table-cell>
          <table:table-cell office:value-type="float" office:value="0">
            <text:p>0</text:p>
          </table:table-cell>
          <table:table-cell office:value-type="float" office:value="14.55988">
            <text:p>14.56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75]/3600" office:value-type="float" office:value="1.44361111111111">
            <text:p>1.4</text:p>
          </table:table-cell>
          <table:table-cell table:style-name="ce27" table:formula="oooc:=([.N275]+[.O275])/3600" office:value-type="float" office:value="1.44361111111111">
            <text:p>1.4</text:p>
          </table:table-cell>
          <table:table-cell table:formula="oooc:=([.L275]-[.K275])/3600" office:value-type="float" office:value="0">
            <text:p>0</text:p>
          </table:table-cell>
          <table:table-cell table:style-name="ce34" table:formula="oooc:=[.Y275]/[.W275]" office:value-type="percentage" office:value="0">
            <text:p>0.0%</text:p>
          </table:table-cell>
          <table:table-cell table:style-name="ce34" table:formula="oooc:=[.Y275]/([.L275]/3600)" office:value-type="percentage" office:value="0">
            <text:p>#DIV/0!</text:p>
          </table:table-cell>
          <table:table-cell table:formula="oooc:=3600*[.Y275]/[.E275]" office:value-type="float" office:value="0">
            <text:p>0</text:p>
          </table:table-cell>
          <table:table-cell table:style-name="ce34" table:formula="oooc:=[.H275]/([.H275]+[.F275])" office:value-type="percentage" office:value="0">
            <text:p>#DIV/0!</text:p>
          </table:table-cell>
          <table:table-cell table:style-name="ce34" table:formula="oooc:=[.I275]/([.I275]+[.G275])" office:value-type="percentage" office:value="0">
            <text:p>#DIV/0!</text:p>
          </table:table-cell>
          <table:table-cell table:formula="oooc:=[.H275]/([.X275])" office:value-type="float" office:value="0">
            <text:p>0</text:p>
          </table:table-cell>
          <table:table-cell table:formula="oooc:=[.I275]/([.X275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9563788f-d842-4779-8503-9409d400fed0</text:p>
          </table:table-cell>
          <table:table-cell office:value-type="float" office:value="619682">
            <text:p>619682</text:p>
          </table:table-cell>
          <table:table-cell office:value-type="float" office:value="64635">
            <text:p>64635</text:p>
          </table:table-cell>
          <table:table-cell office:value-type="float" office:value="11107">
            <text:p>11107</text:p>
          </table:table-cell>
          <table:table-cell office:value-type="float" office:value="682">
            <text:p>68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62491">
            <text:p>62491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2067">
            <text:p>2067</text:p>
          </table:table-cell>
          <table:table-cell office:value-type="float" office:value="62491">
            <text:p>62491</text:p>
          </table:table-cell>
          <table:table-cell office:value-type="float" office:value="0.037252">
            <text:p>0.04</text:p>
          </table:table-cell>
          <table:table-cell office:value-type="float" office:value="0.034309">
            <text:p>0.03</text:p>
          </table:table-cell>
          <table:table-cell office:value-type="float" office:value="96000">
            <text:p>96000</text:p>
          </table:table-cell>
          <table:table-cell office:value-type="float" office:value="1.062461">
            <text:p>1.06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76]/3600" office:value-type="float" office:value="17.9541666666667">
            <text:p>18.0</text:p>
          </table:table-cell>
          <table:table-cell table:style-name="ce27" table:formula="oooc:=([.N276]+[.O276])/3600" office:value-type="float" office:value="0.595555555555556">
            <text:p>0.6</text:p>
          </table:table-cell>
          <table:table-cell table:formula="oooc:=([.L276]-[.K276])/3600" office:value-type="float" office:value="0">
            <text:p>0</text:p>
          </table:table-cell>
          <table:table-cell table:style-name="ce34" table:formula="oooc:=[.Y276]/[.W276]" office:value-type="percentage" office:value="0">
            <text:p>0.0%</text:p>
          </table:table-cell>
          <table:table-cell table:style-name="ce34" table:formula="oooc:=[.Y276]/([.L276]/3600)" office:value-type="percentage" office:value="0">
            <text:p>0.0%</text:p>
          </table:table-cell>
          <table:table-cell table:formula="oooc:=3600*[.Y276]/[.E276]" office:value-type="float" office:value="0">
            <text:p>0</text:p>
          </table:table-cell>
          <table:table-cell table:style-name="ce34" table:formula="oooc:=[.H276]/([.H276]+[.F276])" office:value-type="percentage" office:value="0">
            <text:p>#DIV/0!</text:p>
          </table:table-cell>
          <table:table-cell table:style-name="ce34" table:formula="oooc:=[.I276]/([.I276]+[.G276])" office:value-type="percentage" office:value="0">
            <text:p>0.0%</text:p>
          </table:table-cell>
          <table:table-cell table:formula="oooc:=[.H276]/([.X276])" office:value-type="float" office:value="0">
            <text:p>0</text:p>
          </table:table-cell>
          <table:table-cell table:formula="oooc:=[.I276]/([.X276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3b9b968d-7192-4d52-b781-bd7cbd694cba</text:p>
          </table:table-cell>
          <table:table-cell office:value-type="float" office:value="13923">
            <text:p>13923</text:p>
          </table:table-cell>
          <table:table-cell office:value-type="float" office:value="6635">
            <text:p>6635</text:p>
          </table:table-cell>
          <table:table-cell office:value-type="float" office:value="3291">
            <text:p>3291</text:p>
          </table:table-cell>
          <table:table-cell office:value-type="float" office:value="2570">
            <text:p>257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609">
            <text:p>609</text:p>
          </table:table-cell>
          <table:table-cell office:value-type="float" office:value="0">
            <text:p>0</text:p>
          </table:table-cell>
          <table:table-cell office:value-type="float" office:value="725">
            <text:p>725</text:p>
          </table:table-cell>
          <table:table-cell office:value-type="float" office:value="5301">
            <text:p>5301</text:p>
          </table:table-cell>
          <table:table-cell office:value-type="float" office:value="609">
            <text:p>609</text:p>
          </table:table-cell>
          <table:table-cell office:value-type="float" office:value="0.136767">
            <text:p>0.14</text:p>
          </table:table-cell>
          <table:table-cell office:value-type="float" office:value="9.89491">
            <text:p>9.89</text:p>
          </table:table-cell>
          <table:table-cell office:value-type="float" office:value="96000">
            <text:p>96000</text:p>
          </table:table-cell>
          <table:table-cell office:value-type="float" office:value="0.965383">
            <text:p>0.97</text:p>
          </table:table-cell>
          <table:table-cell office:value-type="float" office:value="0">
            <text:p>0</text:p>
          </table:table-cell>
          <table:table-cell/>
          <table:table-cell table:style-name="ce27" table:formula="oooc:=[.C277]/3600" office:value-type="float" office:value="1.84305555555556">
            <text:p>1.8</text:p>
          </table:table-cell>
          <table:table-cell table:style-name="ce27" table:formula="oooc:=([.N277]+[.O277])/3600" office:value-type="float" office:value="1.67388888888889">
            <text:p>1.7</text:p>
          </table:table-cell>
          <table:table-cell table:formula="oooc:=([.L277]-[.K277])/3600" office:value-type="float" office:value="0">
            <text:p>0</text:p>
          </table:table-cell>
          <table:table-cell table:style-name="ce34" table:formula="oooc:=[.Y277]/[.W277]" office:value-type="percentage" office:value="0">
            <text:p>0.0%</text:p>
          </table:table-cell>
          <table:table-cell table:style-name="ce34" table:formula="oooc:=[.Y277]/([.L277]/3600)" office:value-type="percentage" office:value="0">
            <text:p>0.0%</text:p>
          </table:table-cell>
          <table:table-cell table:formula="oooc:=3600*[.Y277]/[.E277]" office:value-type="float" office:value="0">
            <text:p>0</text:p>
          </table:table-cell>
          <table:table-cell table:style-name="ce34" table:formula="oooc:=[.H277]/([.H277]+[.F277])" office:value-type="percentage" office:value="0">
            <text:p>#DIV/0!</text:p>
          </table:table-cell>
          <table:table-cell table:style-name="ce34" table:formula="oooc:=[.I277]/([.I277]+[.G277])" office:value-type="percentage" office:value="0.5">
            <text:p>50.0%</text:p>
          </table:table-cell>
          <table:table-cell table:formula="oooc:=[.H277]/([.X277])" office:value-type="float" office:value="0">
            <text:p>0</text:p>
          </table:table-cell>
          <table:table-cell table:formula="oooc:=[.I277]/([.X277])" office:value-type="float" office:value="1.79223365416528">
            <text:p>1.79</text:p>
          </table:table-cell>
          <table:table-cell table:number-columns-repeated="224"/>
        </table:table-row>
        <table:table-row table:style-name="ro2">
          <table:table-cell office:value-type="string">
            <text:p>33ad70cc-83b1-402d-b36f-21eea113028b</text:p>
          </table:table-cell>
          <table:table-cell office:value-type="float" office:value="764619">
            <text:p>764619</text:p>
          </table:table-cell>
          <table:table-cell office:value-type="float" office:value="155498">
            <text:p>155498</text:p>
          </table:table-cell>
          <table:table-cell office:value-type="float" office:value="8897">
            <text:p>8897</text:p>
          </table:table-cell>
          <table:table-cell office:value-type="float" office:value="8052">
            <text:p>805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462">
            <text:p>462</text:p>
          </table:table-cell>
          <table:table-cell office:value-type="float" office:value="0">
            <text:p>0</text:p>
          </table:table-cell>
          <table:table-cell office:value-type="float" office:value="12590">
            <text:p>12590</text:p>
          </table:table-cell>
          <table:table-cell office:value-type="float" office:value="142446">
            <text:p>142446</text:p>
          </table:table-cell>
          <table:table-cell office:value-type="float" office:value="462">
            <text:p>462</text:p>
          </table:table-cell>
          <table:table-cell office:value-type="float" office:value="0.088384">
            <text:p>0.09</text:p>
          </table:table-cell>
          <table:table-cell office:value-type="float" office:value="335.575758">
            <text:p>335.58</text:p>
          </table:table-cell>
          <table:table-cell office:value-type="float" office:value="96000">
            <text:p>96000</text:p>
          </table:table-cell>
          <table:table-cell office:value-type="float" office:value="5.59556">
            <text:p>5.6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78]/3600" office:value-type="float" office:value="43.1938888888889">
            <text:p>43.2</text:p>
          </table:table-cell>
          <table:table-cell table:style-name="ce27" table:formula="oooc:=([.N278]+[.O278])/3600" office:value-type="float" office:value="43.0655555555556">
            <text:p>43.1</text:p>
          </table:table-cell>
          <table:table-cell table:formula="oooc:=([.L278]-[.K278])/3600" office:value-type="float" office:value="0">
            <text:p>0</text:p>
          </table:table-cell>
          <table:table-cell table:style-name="ce34" table:formula="oooc:=[.Y278]/[.W278]" office:value-type="percentage" office:value="0">
            <text:p>0.0%</text:p>
          </table:table-cell>
          <table:table-cell table:style-name="ce34" table:formula="oooc:=[.Y278]/([.L278]/3600)" office:value-type="percentage" office:value="0">
            <text:p>0.0%</text:p>
          </table:table-cell>
          <table:table-cell table:formula="oooc:=3600*[.Y278]/[.E278]" office:value-type="float" office:value="0">
            <text:p>0</text:p>
          </table:table-cell>
          <table:table-cell table:style-name="ce34" table:formula="oooc:=[.H278]/([.H278]+[.F278])" office:value-type="percentage" office:value="0">
            <text:p>#DIV/0!</text:p>
          </table:table-cell>
          <table:table-cell table:style-name="ce34" table:formula="oooc:=[.I278]/([.I278]+[.G278])" office:value-type="percentage" office:value="0.166666666666667">
            <text:p>16.7%</text:p>
          </table:table-cell>
          <table:table-cell table:formula="oooc:=[.H278]/([.X278])" office:value-type="float" office:value="0">
            <text:p>0</text:p>
          </table:table-cell>
          <table:table-cell table:formula="oooc:=[.I278]/([.X278])" office:value-type="float" office:value="0.0232204133233572">
            <text:p>0.02</text:p>
          </table:table-cell>
          <table:table-cell table:number-columns-repeated="224"/>
        </table:table-row>
        <table:table-row table:style-name="ro2">
          <table:table-cell office:value-type="string">
            <text:p>b2391e64-7f4c-42a0-a54c-40257d1f23f8</text:p>
          </table:table-cell>
          <table:table-cell office:value-type="float" office:value="49270">
            <text:p>49270</text:p>
          </table:table-cell>
          <table:table-cell office:value-type="float" office:value="49141">
            <text:p>49141</text:p>
          </table:table-cell>
          <table:table-cell office:value-type="float" office:value="50591">
            <text:p>50591</text:p>
          </table:table-cell>
          <table:table-cell office:value-type="float" office:value="819">
            <text:p>81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48245">
            <text:p>48245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798">
            <text:p>798</text:p>
          </table:table-cell>
          <table:table-cell office:value-type="float" office:value="48245">
            <text:p>48245</text:p>
          </table:table-cell>
          <table:table-cell office:value-type="float" office:value="0.122807">
            <text:p>0.12</text:p>
          </table:table-cell>
          <table:table-cell office:value-type="float" office:value="0.018572">
            <text:p>0.02</text:p>
          </table:table-cell>
          <table:table-cell office:value-type="float" office:value="96000">
            <text:p>96000</text:p>
          </table:table-cell>
          <table:table-cell office:value-type="float" office:value="0.940668">
            <text:p>0.94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79]/3600" office:value-type="float" office:value="13.6502777777778">
            <text:p>13.7</text:p>
          </table:table-cell>
          <table:table-cell table:style-name="ce27" table:formula="oooc:=([.N279]+[.O279])/3600" office:value-type="float" office:value="0.248888888888889">
            <text:p>0.2</text:p>
          </table:table-cell>
          <table:table-cell table:formula="oooc:=([.L279]-[.K279])/3600" office:value-type="float" office:value="0">
            <text:p>0</text:p>
          </table:table-cell>
          <table:table-cell table:style-name="ce34" table:formula="oooc:=[.Y279]/[.W279]" office:value-type="percentage" office:value="0">
            <text:p>0.0%</text:p>
          </table:table-cell>
          <table:table-cell table:style-name="ce34" table:formula="oooc:=[.Y279]/([.L279]/3600)" office:value-type="percentage" office:value="0">
            <text:p>0.0%</text:p>
          </table:table-cell>
          <table:table-cell table:formula="oooc:=3600*[.Y279]/[.E279]" office:value-type="float" office:value="0">
            <text:p>0</text:p>
          </table:table-cell>
          <table:table-cell table:style-name="ce34" table:formula="oooc:=[.H279]/([.H279]+[.F279])" office:value-type="percentage" office:value="0">
            <text:p>#DIV/0!</text:p>
          </table:table-cell>
          <table:table-cell table:style-name="ce34" table:formula="oooc:=[.I279]/([.I279]+[.G279])" office:value-type="percentage" office:value="0">
            <text:p>0.0%</text:p>
          </table:table-cell>
          <table:table-cell table:formula="oooc:=[.H279]/([.X279])" office:value-type="float" office:value="0">
            <text:p>0</text:p>
          </table:table-cell>
          <table:table-cell table:formula="oooc:=[.I279]/([.X279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ab748af3-f85c-4a0b-b95e-44c74906b4bc</text:p>
          </table:table-cell>
          <table:table-cell office:value-type="float" office:value="411093">
            <text:p>411093</text:p>
          </table:table-cell>
          <table:table-cell office:value-type="float" office:value="12006">
            <text:p>12006</text:p>
          </table:table-cell>
          <table:table-cell office:value-type="float" office:value="288">
            <text:p>288</text:p>
          </table:table-cell>
          <table:table-cell office:value-type="float" office:value="254">
            <text:p>254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191">
            <text:p>191</text:p>
          </table:table-cell>
          <table:table-cell office:value-type="float" office:value="11815">
            <text:p>11815</text:p>
          </table:table-cell>
          <table:table-cell office:value-type="float" office:value="0">
            <text:p>0</text:p>
          </table:table-cell>
          <table:table-cell office:value-type="float" office:value="0.016166">
            <text:p>0.02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1.128122">
            <text:p>1.13</text:p>
          </table:table-cell>
          <table:table-cell office:value-type="float" office:value="1200">
            <text:p>1200</text:p>
          </table:table-cell>
          <table:table-cell/>
          <table:table-cell table:style-name="ce27" table:formula="oooc:=[.C280]/3600" office:value-type="float" office:value="3.335">
            <text:p>3.3</text:p>
          </table:table-cell>
          <table:table-cell table:style-name="ce27" table:formula="oooc:=([.N280]+[.O280])/3600" office:value-type="float" office:value="3.335">
            <text:p>3.3</text:p>
          </table:table-cell>
          <table:table-cell table:formula="oooc:=([.L280]-[.K280])/3600" office:value-type="float" office:value="0">
            <text:p>0</text:p>
          </table:table-cell>
          <table:table-cell table:style-name="ce34" table:formula="oooc:=[.Y280]/[.W280]" office:value-type="percentage" office:value="0">
            <text:p>0.0%</text:p>
          </table:table-cell>
          <table:table-cell table:style-name="ce34" table:formula="oooc:=[.Y280]/([.L280]/3600)" office:value-type="percentage" office:value="0">
            <text:p>#DIV/0!</text:p>
          </table:table-cell>
          <table:table-cell table:formula="oooc:=3600*[.Y280]/[.E280]" office:value-type="float" office:value="0">
            <text:p>0</text:p>
          </table:table-cell>
          <table:table-cell table:style-name="ce34" table:formula="oooc:=[.H280]/([.H280]+[.F280])" office:value-type="percentage" office:value="0">
            <text:p>#DIV/0!</text:p>
          </table:table-cell>
          <table:table-cell table:style-name="ce34" table:formula="oooc:=[.I280]/([.I280]+[.G280])" office:value-type="percentage" office:value="0">
            <text:p>#DIV/0!</text:p>
          </table:table-cell>
          <table:table-cell table:formula="oooc:=[.H280]/([.X280])" office:value-type="float" office:value="0">
            <text:p>0</text:p>
          </table:table-cell>
          <table:table-cell table:formula="oooc:=[.I280]/([.X280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a035b5a5-b37e-4082-b7ff-665f283e2a48</text:p>
          </table:table-cell>
          <table:table-cell office:value-type="float" office:value="19627">
            <text:p>19627</text:p>
          </table:table-cell>
          <table:table-cell office:value-type="float" office:value="3680">
            <text:p>3680</text:p>
          </table:table-cell>
          <table:table-cell office:value-type="float" office:value="3553">
            <text:p>3553</text:p>
          </table:table-cell>
          <table:table-cell office:value-type="float" office:value="2737">
            <text:p>27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556">
            <text:p>556</text:p>
          </table:table-cell>
          <table:table-cell office:value-type="float" office:value="0">
            <text:p>0</text:p>
          </table:table-cell>
          <table:table-cell office:value-type="float" office:value="598">
            <text:p>598</text:p>
          </table:table-cell>
          <table:table-cell office:value-type="float" office:value="2526">
            <text:p>2526</text:p>
          </table:table-cell>
          <table:table-cell office:value-type="float" office:value="556">
            <text:p>556</text:p>
          </table:table-cell>
          <table:table-cell office:value-type="float" office:value="0.236738">
            <text:p>0.24</text:p>
          </table:table-cell>
          <table:table-cell office:value-type="float" office:value="5.618705">
            <text:p>5.62</text:p>
          </table:table-cell>
          <table:table-cell office:value-type="float" office:value="96000">
            <text:p>96000</text:p>
          </table:table-cell>
          <table:table-cell office:value-type="float" office:value="0.911804">
            <text:p>0.91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81]/3600" office:value-type="float" office:value="1.02222222222222">
            <text:p>1.0</text:p>
          </table:table-cell>
          <table:table-cell table:style-name="ce27" table:formula="oooc:=([.N281]+[.O281])/3600" office:value-type="float" office:value="0.867777777777778">
            <text:p>0.9</text:p>
          </table:table-cell>
          <table:table-cell table:formula="oooc:=([.L281]-[.K281])/3600" office:value-type="float" office:value="0">
            <text:p>0</text:p>
          </table:table-cell>
          <table:table-cell table:style-name="ce34" table:formula="oooc:=[.Y281]/[.W281]" office:value-type="percentage" office:value="0">
            <text:p>0.0%</text:p>
          </table:table-cell>
          <table:table-cell table:style-name="ce34" table:formula="oooc:=[.Y281]/([.L281]/3600)" office:value-type="percentage" office:value="0">
            <text:p>0.0%</text:p>
          </table:table-cell>
          <table:table-cell table:formula="oooc:=3600*[.Y281]/[.E281]" office:value-type="float" office:value="0">
            <text:p>0</text:p>
          </table:table-cell>
          <table:table-cell table:style-name="ce34" table:formula="oooc:=[.H281]/([.H281]+[.F281])" office:value-type="percentage" office:value="1">
            <text:p>100.0%</text:p>
          </table:table-cell>
          <table:table-cell table:style-name="ce34" table:formula="oooc:=[.I281]/([.I281]+[.G281])" office:value-type="percentage" office:value="0.666666666666667">
            <text:p>66.7%</text:p>
          </table:table-cell>
          <table:table-cell table:formula="oooc:=[.H281]/([.X281])" office:value-type="float" office:value="1.15236875800256">
            <text:p>1.15</text:p>
          </table:table-cell>
          <table:table-cell table:formula="oooc:=[.I281]/([.X281])" office:value-type="float" office:value="4.60947503201024">
            <text:p>4.61</text:p>
          </table:table-cell>
          <table:table-cell table:number-columns-repeated="224"/>
        </table:table-row>
        <table:table-row table:style-name="ro2">
          <table:table-cell office:value-type="string">
            <text:p>9ac62509-8cb4-49a5-934c-3efde8b7fcb5</text:p>
          </table:table-cell>
          <table:table-cell office:value-type="float" office:value="850438">
            <text:p>850438</text:p>
          </table:table-cell>
          <table:table-cell office:value-type="float" office:value="6482">
            <text:p>6482</text:p>
          </table:table-cell>
          <table:table-cell office:value-type="float" office:value="3698">
            <text:p>3698</text:p>
          </table:table-cell>
          <table:table-cell office:value-type="float" office:value="3615">
            <text:p>361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2629">
            <text:p>2629</text:p>
          </table:table-cell>
          <table:table-cell office:value-type="float" office:value="3853">
            <text:p>3853</text:p>
          </table:table-cell>
          <table:table-cell office:value-type="float" office:value="0">
            <text:p>0</text:p>
          </table:table-cell>
          <table:table-cell office:value-type="float" office:value="0.682325">
            <text:p>0.68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0.403387">
            <text:p>0.4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82]/3600" office:value-type="float" office:value="1.80055555555556">
            <text:p>1.8</text:p>
          </table:table-cell>
          <table:table-cell table:style-name="ce27" table:formula="oooc:=([.N282]+[.O282])/3600" office:value-type="float" office:value="1.80055555555556">
            <text:p>1.8</text:p>
          </table:table-cell>
          <table:table-cell table:formula="oooc:=([.L282]-[.K282])/3600" office:value-type="float" office:value="0">
            <text:p>0</text:p>
          </table:table-cell>
          <table:table-cell table:style-name="ce34" table:formula="oooc:=[.Y282]/[.W282]" office:value-type="percentage" office:value="0">
            <text:p>0.0%</text:p>
          </table:table-cell>
          <table:table-cell table:style-name="ce34" table:formula="oooc:=[.Y282]/([.L282]/3600)" office:value-type="percentage" office:value="0">
            <text:p>#DIV/0!</text:p>
          </table:table-cell>
          <table:table-cell table:formula="oooc:=3600*[.Y282]/[.E282]" office:value-type="float" office:value="0">
            <text:p>0</text:p>
          </table:table-cell>
          <table:table-cell table:style-name="ce34" table:formula="oooc:=[.H282]/([.H282]+[.F282])" office:value-type="percentage" office:value="1">
            <text:p>100.0%</text:p>
          </table:table-cell>
          <table:table-cell table:style-name="ce34" table:formula="oooc:=[.I282]/([.I282]+[.G282])" office:value-type="percentage" office:value="1">
            <text:p>100.0%</text:p>
          </table:table-cell>
          <table:table-cell table:formula="oooc:=[.H282]/([.X282])" office:value-type="float" office:value="1.11076828139463">
            <text:p>1.11</text:p>
          </table:table-cell>
          <table:table-cell table:formula="oooc:=[.I282]/([.X282])" office:value-type="float" office:value="1.11076828139463">
            <text:p>1.11</text:p>
          </table:table-cell>
          <table:table-cell table:number-columns-repeated="224"/>
        </table:table-row>
        <table:table-row table:style-name="ro2">
          <table:table-cell office:value-type="string">
            <text:p>c595fe73-251b-4006-b0c2-908fd2970d92</text:p>
          </table:table-cell>
          <table:table-cell office:value-type="float" office:value="3690">
            <text:p>3690</text:p>
          </table:table-cell>
          <table:table-cell office:value-type="float" office:value="3629">
            <text:p>3629</text:p>
          </table:table-cell>
          <table:table-cell office:value-type="float" office:value="2895">
            <text:p>2895</text:p>
          </table:table-cell>
          <table:table-cell office:value-type="float" office:value="2416">
            <text:p>241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273">
            <text:p>273</text:p>
          </table:table-cell>
          <table:table-cell office:value-type="float" office:value="0">
            <text:p>0</text:p>
          </table:table-cell>
          <table:table-cell office:value-type="float" office:value="829">
            <text:p>829</text:p>
          </table:table-cell>
          <table:table-cell office:value-type="float" office:value="2527">
            <text:p>2527</text:p>
          </table:table-cell>
          <table:table-cell office:value-type="float" office:value="273">
            <text:p>273</text:p>
          </table:table-cell>
          <table:table-cell office:value-type="float" office:value="0.328057">
            <text:p>0.33</text:p>
          </table:table-cell>
          <table:table-cell office:value-type="float" office:value="12.29304">
            <text:p>12.29</text:p>
          </table:table-cell>
          <table:table-cell office:value-type="float" office:value="96000">
            <text:p>96000</text:p>
          </table:table-cell>
          <table:table-cell office:value-type="float" office:value="0.01749">
            <text:p>0.02</text:p>
          </table:table-cell>
          <table:table-cell office:value-type="float" office:value="180">
            <text:p>180</text:p>
          </table:table-cell>
          <table:table-cell/>
          <table:table-cell table:style-name="ce27" table:formula="oooc:=[.C283]/3600" office:value-type="float" office:value="1.00805555555556">
            <text:p>1.0</text:p>
          </table:table-cell>
          <table:table-cell table:style-name="ce27" table:formula="oooc:=([.N283]+[.O283])/3600" office:value-type="float" office:value="0.932222222222222">
            <text:p>0.9</text:p>
          </table:table-cell>
          <table:table-cell table:formula="oooc:=([.L283]-[.K283])/3600" office:value-type="float" office:value="0">
            <text:p>0</text:p>
          </table:table-cell>
          <table:table-cell table:style-name="ce34" table:formula="oooc:=[.Y283]/[.W283]" office:value-type="percentage" office:value="0">
            <text:p>0.0%</text:p>
          </table:table-cell>
          <table:table-cell table:style-name="ce34" table:formula="oooc:=[.Y283]/([.L283]/3600)" office:value-type="percentage" office:value="0">
            <text:p>0.0%</text:p>
          </table:table-cell>
          <table:table-cell table:formula="oooc:=3600*[.Y283]/[.E283]" office:value-type="float" office:value="0">
            <text:p>0</text:p>
          </table:table-cell>
          <table:table-cell table:style-name="ce34" table:formula="oooc:=[.H283]/([.H283]+[.F283])" office:value-type="percentage" office:value="0">
            <text:p>#DIV/0!</text:p>
          </table:table-cell>
          <table:table-cell table:style-name="ce34" table:formula="oooc:=[.I283]/([.I283]+[.G283])" office:value-type="percentage" office:value="0.4">
            <text:p>40.0%</text:p>
          </table:table-cell>
          <table:table-cell table:formula="oooc:=[.H283]/([.X283])" office:value-type="float" office:value="0">
            <text:p>0</text:p>
          </table:table-cell>
          <table:table-cell table:formula="oooc:=[.I283]/([.X283])" office:value-type="float" office:value="6.43623361144219">
            <text:p>6.44</text:p>
          </table:table-cell>
          <table:table-cell table:number-columns-repeated="224"/>
        </table:table-row>
        <table:table-row table:style-name="ro2">
          <table:table-cell office:value-type="string">
            <text:p>a9741973-fac5-40fc-9546-e93e6ab06aca</text:p>
          </table:table-cell>
          <table:table-cell office:value-type="float" office:value="106097">
            <text:p>106097</text:p>
          </table:table-cell>
          <table:table-cell office:value-type="float" office:value="32791">
            <text:p>32791</text:p>
          </table:table-cell>
          <table:table-cell office:value-type="float" office:value="26019">
            <text:p>26019</text:p>
          </table:table-cell>
          <table:table-cell office:value-type="float" office:value="14102">
            <text:p>14102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8446">
            <text:p>8446</text:p>
          </table:table-cell>
          <table:table-cell office:value-type="float" office:value="0">
            <text:p>0</text:p>
          </table:table-cell>
          <table:table-cell office:value-type="float" office:value="10577">
            <text:p>10577</text:p>
          </table:table-cell>
          <table:table-cell office:value-type="float" office:value="13768">
            <text:p>13768</text:p>
          </table:table-cell>
          <table:table-cell office:value-type="float" office:value="8446">
            <text:p>8446</text:p>
          </table:table-cell>
          <table:table-cell office:value-type="float" office:value="0.768231">
            <text:p>0.77</text:p>
          </table:table-cell>
          <table:table-cell office:value-type="float" office:value="2.88243">
            <text:p>2.88</text:p>
          </table:table-cell>
          <table:table-cell office:value-type="float" office:value="96000">
            <text:p>96000</text:p>
          </table:table-cell>
          <table:table-cell office:value-type="float" office:value="0.808401">
            <text:p>0.81</text:p>
          </table:table-cell>
          <table:table-cell office:value-type="float" office:value="120">
            <text:p>120</text:p>
          </table:table-cell>
          <table:table-cell/>
          <table:table-cell table:style-name="ce27" table:formula="oooc:=[.C284]/3600" office:value-type="float" office:value="9.10861111111111">
            <text:p>9.1</text:p>
          </table:table-cell>
          <table:table-cell table:style-name="ce27" table:formula="oooc:=([.N284]+[.O284])/3600" office:value-type="float" office:value="6.7625">
            <text:p>6.8</text:p>
          </table:table-cell>
          <table:table-cell table:formula="oooc:=([.L284]-[.K284])/3600" office:value-type="float" office:value="0">
            <text:p>0</text:p>
          </table:table-cell>
          <table:table-cell table:style-name="ce34" table:formula="oooc:=[.Y284]/[.W284]" office:value-type="percentage" office:value="0">
            <text:p>0.0%</text:p>
          </table:table-cell>
          <table:table-cell table:style-name="ce34" table:formula="oooc:=[.Y284]/([.L284]/3600)" office:value-type="percentage" office:value="0">
            <text:p>0.0%</text:p>
          </table:table-cell>
          <table:table-cell table:formula="oooc:=3600*[.Y284]/[.E284]" office:value-type="float" office:value="0">
            <text:p>0</text:p>
          </table:table-cell>
          <table:table-cell table:style-name="ce34" table:formula="oooc:=[.H284]/([.H284]+[.F284])" office:value-type="percentage" office:value="0">
            <text:p>#DIV/0!</text:p>
          </table:table-cell>
          <table:table-cell table:style-name="ce34" table:formula="oooc:=[.I284]/([.I284]+[.G284])" office:value-type="percentage" office:value="0.15">
            <text:p>15.0%</text:p>
          </table:table-cell>
          <table:table-cell table:formula="oooc:=[.H284]/([.X284])" office:value-type="float" office:value="0">
            <text:p>0</text:p>
          </table:table-cell>
          <table:table-cell table:formula="oooc:=[.I284]/([.X284])" office:value-type="float" office:value="0.44362292051756">
            <text:p>0.44</text:p>
          </table:table-cell>
          <table:table-cell table:number-columns-repeated="224"/>
        </table:table-row>
        <table:table-row table:style-name="ro2">
          <table:table-cell office:value-type="string">
            <text:p>7935a073-56fd-4914-96f6-d51bfb956141</text:p>
          </table:table-cell>
          <table:table-cell office:value-type="float" office:value="54057">
            <text:p>54057</text:p>
          </table:table-cell>
          <table:table-cell office:value-type="float" office:value="7093">
            <text:p>7093</text:p>
          </table:table-cell>
          <table:table-cell office:value-type="float" office:value="2728">
            <text:p>2728</text:p>
          </table:table-cell>
          <table:table-cell office:value-type="float" office:value="2425">
            <text:p>2425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218">
            <text:p>218</text:p>
          </table:table-cell>
          <table:table-cell office:value-type="float" office:value="230">
            <text:p>230</text:p>
          </table:table-cell>
          <table:table-cell office:value-type="float" office:value="0.055046">
            <text:p>0.06</text:p>
          </table:table-cell>
          <table:table-cell office:value-type="float" office:value="4592">
            <text:p>4592</text:p>
          </table:table-cell>
          <table:table-cell office:value-type="float" office:value="2271">
            <text:p>2271</text:p>
          </table:table-cell>
          <table:table-cell office:value-type="float" office:value="230">
            <text:p>230</text:p>
          </table:table-cell>
          <table:table-cell office:value-type="float" office:value="2.022017">
            <text:p>2.02</text:p>
          </table:table-cell>
          <table:table-cell office:value-type="float" office:value="29.83913">
            <text:p>29.84</text:p>
          </table:table-cell>
          <table:table-cell office:value-type="float" office:value="96000">
            <text:p>96000</text:p>
          </table:table-cell>
          <table:table-cell office:value-type="float" office:value="12.175806">
            <text:p>12.18</text:p>
          </table:table-cell>
          <table:table-cell office:value-type="float" office:value="60">
            <text:p>60</text:p>
          </table:table-cell>
          <table:table-cell/>
          <table:table-cell table:style-name="ce27" table:formula="oooc:=[.C285]/3600" office:value-type="float" office:value="1.97027777777778">
            <text:p>2.0</text:p>
          </table:table-cell>
          <table:table-cell table:style-name="ce27" table:formula="oooc:=([.N285]+[.O285])/3600" office:value-type="float" office:value="1.90638888888889">
            <text:p>1.9</text:p>
          </table:table-cell>
          <table:table-cell table:formula="oooc:=([.L285]-[.K285])/3600" office:value-type="float" office:value="0.00333333333333333">
            <text:p>0</text:p>
          </table:table-cell>
          <table:table-cell table:style-name="ce34" table:formula="oooc:=[.Y285]/[.W285]" office:value-type="percentage" office:value="0.00169180882560271">
            <text:p>0.2%</text:p>
          </table:table-cell>
          <table:table-cell table:style-name="ce34" table:formula="oooc:=[.Y285]/([.L285]/3600)" office:value-type="percentage" office:value="0.0521739130434783">
            <text:p>5.2%</text:p>
          </table:table-cell>
          <table:table-cell table:formula="oooc:=3600*[.Y285]/[.E285]" office:value-type="float" office:value="0.00494845360824742">
            <text:p>0</text:p>
          </table:table-cell>
          <table:table-cell table:style-name="ce34" table:formula="oooc:=[.H285]/([.H285]+[.F285])" office:value-type="percentage" office:value="1">
            <text:p>100.0%</text:p>
          </table:table-cell>
          <table:table-cell table:style-name="ce34" table:formula="oooc:=[.I285]/([.I285]+[.G285])" office:value-type="percentage" office:value="0.428571428571429">
            <text:p>42.9%</text:p>
          </table:table-cell>
          <table:table-cell table:formula="oooc:=[.H285]/([.X285])" office:value-type="float" office:value="2.09820778085385">
            <text:p>2.1</text:p>
          </table:table-cell>
          <table:table-cell table:formula="oooc:=[.I285]/([.X285])" office:value-type="float" office:value="1.57365583564039">
            <text:p>1.57</text:p>
          </table:table-cell>
          <table:table-cell table:number-columns-repeated="224"/>
        </table:table-row>
        <table:table-row table:style-name="ro2">
          <table:table-cell office:value-type="string">
            <text:p>8a793885-0c25-44ec-9149-a2a2443bea8a</text:p>
          </table:table-cell>
          <table:table-cell office:value-type="float" office:value="66594">
            <text:p>66594</text:p>
          </table:table-cell>
          <table:table-cell office:value-type="float" office:value="5470">
            <text:p>5470</text:p>
          </table:table-cell>
          <table:table-cell office:value-type="float" office:value="6083">
            <text:p>6083</text:p>
          </table:table-cell>
          <table:table-cell office:value-type="float" office:value="1175">
            <text:p>117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3459">
            <text:p>3459</text:p>
          </table:table-cell>
          <table:table-cell office:value-type="float" office:value="0">
            <text:p>0</text:p>
          </table:table-cell>
          <table:table-cell office:value-type="float" office:value="914">
            <text:p>914</text:p>
          </table:table-cell>
          <table:table-cell office:value-type="float" office:value="1097">
            <text:p>1097</text:p>
          </table:table-cell>
          <table:table-cell office:value-type="float" office:value="3459">
            <text:p>3459</text:p>
          </table:table-cell>
          <table:table-cell office:value-type="float" office:value="0.833181">
            <text:p>0.83</text:p>
          </table:table-cell>
          <table:table-cell office:value-type="float" office:value="0.581382">
            <text:p>0.58</text:p>
          </table:table-cell>
          <table:table-cell office:value-type="float" office:value="96000">
            <text:p>96000</text:p>
          </table:table-cell>
          <table:table-cell office:value-type="float" office:value="1.036594">
            <text:p>1.04</text:p>
          </table:table-cell>
          <table:table-cell office:value-type="float" office:value="60">
            <text:p>60</text:p>
          </table:table-cell>
          <table:table-cell/>
          <table:table-cell table:style-name="ce27" table:formula="oooc:=[.C286]/3600" office:value-type="float" office:value="1.51944444444444">
            <text:p>1.5</text:p>
          </table:table-cell>
          <table:table-cell table:style-name="ce27" table:formula="oooc:=([.N286]+[.O286])/3600" office:value-type="float" office:value="0.558611111111111">
            <text:p>0.6</text:p>
          </table:table-cell>
          <table:table-cell table:formula="oooc:=([.L286]-[.K286])/3600" office:value-type="float" office:value="0">
            <text:p>0</text:p>
          </table:table-cell>
          <table:table-cell table:style-name="ce34" table:formula="oooc:=[.Y286]/[.W286]" office:value-type="percentage" office:value="0">
            <text:p>0.0%</text:p>
          </table:table-cell>
          <table:table-cell table:style-name="ce34" table:formula="oooc:=[.Y286]/([.L286]/3600)" office:value-type="percentage" office:value="0">
            <text:p>0.0%</text:p>
          </table:table-cell>
          <table:table-cell table:formula="oooc:=3600*[.Y286]/[.E286]" office:value-type="float" office:value="0">
            <text:p>0</text:p>
          </table:table-cell>
          <table:table-cell table:style-name="ce34" table:formula="oooc:=[.H286]/([.H286]+[.F286])" office:value-type="percentage" office:value="0">
            <text:p>#DIV/0!</text:p>
          </table:table-cell>
          <table:table-cell table:style-name="ce34" table:formula="oooc:=[.I286]/([.I286]+[.G286])" office:value-type="percentage" office:value="0.222222222222222">
            <text:p>22.2%</text:p>
          </table:table-cell>
          <table:table-cell table:formula="oooc:=[.H286]/([.X286])" office:value-type="float" office:value="0">
            <text:p>0</text:p>
          </table:table-cell>
          <table:table-cell table:formula="oooc:=[.I286]/([.X286])" office:value-type="float" office:value="3.58030830432621">
            <text:p>3.58</text:p>
          </table:table-cell>
          <table:table-cell table:number-columns-repeated="224"/>
        </table:table-row>
        <table:table-row table:style-name="ro2">
          <table:table-cell office:value-type="string">
            <text:p>c2332a28-7d79-4d48-9a36-86d26eb5649b</text:p>
          </table:table-cell>
          <table:table-cell office:value-type="float" office:value="3855">
            <text:p>3855</text:p>
          </table:table-cell>
          <table:table-cell office:value-type="float" office:value="3819">
            <text:p>3819</text:p>
          </table:table-cell>
          <table:table-cell office:value-type="float" office:value="503">
            <text:p>503</text:p>
          </table:table-cell>
          <table:table-cell office:value-type="float" office:value="488">
            <text:p>488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243">
            <text:p>243</text:p>
          </table:table-cell>
          <table:table-cell office:value-type="float" office:value="3576">
            <text:p>3576</text:p>
          </table:table-cell>
          <table:table-cell office:value-type="float" office:value="0">
            <text:p>0</text:p>
          </table:table-cell>
          <table:table-cell office:value-type="float" office:value="0.067953">
            <text:p>0.07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0.914047">
            <text:p>0.91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87]/3600" office:value-type="float" office:value="1.06083333333333">
            <text:p>1.1</text:p>
          </table:table-cell>
          <table:table-cell table:style-name="ce27" table:formula="oooc:=([.N287]+[.O287])/3600" office:value-type="float" office:value="1.06083333333333">
            <text:p>1.1</text:p>
          </table:table-cell>
          <table:table-cell table:formula="oooc:=([.L287]-[.K287])/3600" office:value-type="float" office:value="0">
            <text:p>0</text:p>
          </table:table-cell>
          <table:table-cell table:style-name="ce34" table:formula="oooc:=[.Y287]/[.W287]" office:value-type="percentage" office:value="0">
            <text:p>0.0%</text:p>
          </table:table-cell>
          <table:table-cell table:style-name="ce34" table:formula="oooc:=[.Y287]/([.L287]/3600)" office:value-type="percentage" office:value="0">
            <text:p>#DIV/0!</text:p>
          </table:table-cell>
          <table:table-cell table:formula="oooc:=3600*[.Y287]/[.E287]" office:value-type="float" office:value="0">
            <text:p>0</text:p>
          </table:table-cell>
          <table:table-cell table:style-name="ce34" table:formula="oooc:=[.H287]/([.H287]+[.F287])" office:value-type="percentage" office:value="0">
            <text:p>#DIV/0!</text:p>
          </table:table-cell>
          <table:table-cell table:style-name="ce34" table:formula="oooc:=[.I287]/([.I287]+[.G287])" office:value-type="percentage" office:value="0">
            <text:p>#DIV/0!</text:p>
          </table:table-cell>
          <table:table-cell table:formula="oooc:=[.H287]/([.X287])" office:value-type="float" office:value="0">
            <text:p>0</text:p>
          </table:table-cell>
          <table:table-cell table:formula="oooc:=[.I287]/([.X287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103f9f32-25fb-4b2c-8cdb-180b83a467f1</text:p>
          </table:table-cell>
          <table:table-cell office:value-type="float" office:value="32938">
            <text:p>32938</text:p>
          </table:table-cell>
          <table:table-cell office:value-type="float" office:value="32708">
            <text:p>32708</text:p>
          </table:table-cell>
          <table:table-cell office:value-type="float" office:value="232">
            <text:p>232</text:p>
          </table:table-cell>
          <table:table-cell office:value-type="float" office:value="160">
            <text:p>160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32684">
            <text:p>32684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838.051282">
            <text:p>838.05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1.041085">
            <text:p>1.04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88]/3600" office:value-type="float" office:value="9.08555555555556">
            <text:p>9.1</text:p>
          </table:table-cell>
          <table:table-cell table:style-name="ce27" table:formula="oooc:=([.N288]+[.O288])/3600" office:value-type="float" office:value="9.08972222222222">
            <text:p>9.1</text:p>
          </table:table-cell>
          <table:table-cell table:formula="oooc:=([.L288]-[.K288])/3600" office:value-type="float" office:value="0">
            <text:p>0</text:p>
          </table:table-cell>
          <table:table-cell table:style-name="ce34" table:formula="oooc:=[.Y288]/[.W288]" office:value-type="percentage" office:value="0">
            <text:p>0.0%</text:p>
          </table:table-cell>
          <table:table-cell table:style-name="ce34" table:formula="oooc:=[.Y288]/([.L288]/3600)" office:value-type="percentage" office:value="0">
            <text:p>#DIV/0!</text:p>
          </table:table-cell>
          <table:table-cell table:formula="oooc:=3600*[.Y288]/[.E288]" office:value-type="float" office:value="0">
            <text:p>0</text:p>
          </table:table-cell>
          <table:table-cell table:style-name="ce34" table:formula="oooc:=[.H288]/([.H288]+[.F288])" office:value-type="percentage" office:value="0">
            <text:p>#DIV/0!</text:p>
          </table:table-cell>
          <table:table-cell table:style-name="ce34" table:formula="oooc:=[.I288]/([.I288]+[.G288])" office:value-type="percentage" office:value="0">
            <text:p>#DIV/0!</text:p>
          </table:table-cell>
          <table:table-cell table:formula="oooc:=[.H288]/([.X288])" office:value-type="float" office:value="0">
            <text:p>0</text:p>
          </table:table-cell>
          <table:table-cell table:formula="oooc:=[.I288]/([.X288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62f93af8-4724-413b-9238-71143f077dc7</text:p>
          </table:table-cell>
          <table:table-cell office:value-type="float" office:value="872177">
            <text:p>872177</text:p>
          </table:table-cell>
          <table:table-cell office:value-type="float" office:value="77367">
            <text:p>77367</text:p>
          </table:table-cell>
          <table:table-cell office:value-type="float" office:value="400">
            <text:p>400</text:p>
          </table:table-cell>
          <table:table-cell office:value-type="float" office:value="217">
            <text:p>217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127">
            <text:p>127</text:p>
          </table:table-cell>
          <table:table-cell office:value-type="float" office:value="77240">
            <text:p>77240</text:p>
          </table:table-cell>
          <table:table-cell office:value-type="float" office:value="0">
            <text:p>0</text:p>
          </table:table-cell>
          <table:table-cell office:value-type="float" office:value="0.001644">
            <text:p>0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2.914538">
            <text:p>2.91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89]/3600" office:value-type="float" office:value="21.4908333333333">
            <text:p>21.5</text:p>
          </table:table-cell>
          <table:table-cell table:style-name="ce27" table:formula="oooc:=([.N289]+[.O289])/3600" office:value-type="float" office:value="21.4908333333333">
            <text:p>21.5</text:p>
          </table:table-cell>
          <table:table-cell table:formula="oooc:=([.L289]-[.K289])/3600" office:value-type="float" office:value="0">
            <text:p>0</text:p>
          </table:table-cell>
          <table:table-cell table:style-name="ce34" table:formula="oooc:=[.Y289]/[.W289]" office:value-type="percentage" office:value="0">
            <text:p>0.0%</text:p>
          </table:table-cell>
          <table:table-cell table:style-name="ce34" table:formula="oooc:=[.Y289]/([.L289]/3600)" office:value-type="percentage" office:value="0">
            <text:p>#DIV/0!</text:p>
          </table:table-cell>
          <table:table-cell table:formula="oooc:=3600*[.Y289]/[.E289]" office:value-type="float" office:value="0">
            <text:p>0</text:p>
          </table:table-cell>
          <table:table-cell table:style-name="ce34" table:formula="oooc:=[.H289]/([.H289]+[.F289])" office:value-type="percentage" office:value="0">
            <text:p>#DIV/0!</text:p>
          </table:table-cell>
          <table:table-cell table:style-name="ce34" table:formula="oooc:=[.I289]/([.I289]+[.G289])" office:value-type="percentage" office:value="0">
            <text:p>#DIV/0!</text:p>
          </table:table-cell>
          <table:table-cell table:formula="oooc:=[.H289]/([.X289])" office:value-type="float" office:value="0">
            <text:p>0</text:p>
          </table:table-cell>
          <table:table-cell table:formula="oooc:=[.I289]/([.X289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e2bdb336-5a5f-4360-9edb-1834d9df63f8</text:p>
          </table:table-cell>
          <table:table-cell office:value-type="float" office:value="614057">
            <text:p>614057</text:p>
          </table:table-cell>
          <table:table-cell office:value-type="float" office:value="26232">
            <text:p>26232</text:p>
          </table:table-cell>
          <table:table-cell office:value-type="float" office:value="4665">
            <text:p>4665</text:p>
          </table:table-cell>
          <table:table-cell office:value-type="float" office:value="4580">
            <text:p>458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22105">
            <text:p>22105</text:p>
          </table:table-cell>
          <table:table-cell office:value-type="float" office:value="4127">
            <text:p>4127</text:p>
          </table:table-cell>
          <table:table-cell office:value-type="float" office:value="0">
            <text:p>0</text:p>
          </table:table-cell>
          <table:table-cell office:value-type="float" office:value="5.356191">
            <text:p>5.36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0.981875">
            <text:p>0.98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90]/3600" office:value-type="float" office:value="7.28666666666667">
            <text:p>7.3</text:p>
          </table:table-cell>
          <table:table-cell table:style-name="ce27" table:formula="oooc:=([.N290]+[.O290])/3600" office:value-type="float" office:value="7.28666666666667">
            <text:p>7.3</text:p>
          </table:table-cell>
          <table:table-cell table:formula="oooc:=([.L290]-[.K290])/3600" office:value-type="float" office:value="0">
            <text:p>0</text:p>
          </table:table-cell>
          <table:table-cell table:style-name="ce34" table:formula="oooc:=[.Y290]/[.W290]" office:value-type="percentage" office:value="0">
            <text:p>0.0%</text:p>
          </table:table-cell>
          <table:table-cell table:style-name="ce34" table:formula="oooc:=[.Y290]/([.L290]/3600)" office:value-type="percentage" office:value="0">
            <text:p>#DIV/0!</text:p>
          </table:table-cell>
          <table:table-cell table:formula="oooc:=3600*[.Y290]/[.E290]" office:value-type="float" office:value="0">
            <text:p>0</text:p>
          </table:table-cell>
          <table:table-cell table:style-name="ce34" table:formula="oooc:=[.H290]/([.H290]+[.F290])" office:value-type="percentage" office:value="1">
            <text:p>100.0%</text:p>
          </table:table-cell>
          <table:table-cell table:style-name="ce34" table:formula="oooc:=[.I290]/([.I290]+[.G290])" office:value-type="percentage" office:value="1">
            <text:p>100.0%</text:p>
          </table:table-cell>
          <table:table-cell table:formula="oooc:=[.H290]/([.X290])" office:value-type="float" office:value="0.137236962488564">
            <text:p>0.14</text:p>
          </table:table-cell>
          <table:table-cell table:formula="oooc:=[.I290]/([.X290])" office:value-type="float" office:value="1.23513266239707">
            <text:p>1.24</text:p>
          </table:table-cell>
          <table:table-cell table:number-columns-repeated="224"/>
        </table:table-row>
        <table:table-row table:style-name="ro2">
          <table:table-cell office:value-type="string">
            <text:p>linux1256167344</text:p>
          </table:table-cell>
          <table:table-cell office:value-type="float" office:value="21673">
            <text:p>21673</text:p>
          </table:table-cell>
          <table:table-cell office:value-type="float" office:value="21631">
            <text:p>21631</text:p>
          </table:table-cell>
          <table:table-cell office:value-type="float" office:value="40283">
            <text:p>40283</text:p>
          </table:table-cell>
          <table:table-cell office:value-type="float" office:value="1656">
            <text:p>165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9008">
            <text:p>19008</text:p>
          </table:table-cell>
          <table:table-cell office:value-type="float" office:value="0">
            <text:p>0</text:p>
          </table:table-cell>
          <table:table-cell office:value-type="float" office:value="1265">
            <text:p>1265</text:p>
          </table:table-cell>
          <table:table-cell office:value-type="float" office:value="1358">
            <text:p>1358</text:p>
          </table:table-cell>
          <table:table-cell office:value-type="float" office:value="19008">
            <text:p>19008</text:p>
          </table:table-cell>
          <table:table-cell office:value-type="float" office:value="0.931517">
            <text:p>0.93</text:p>
          </table:table-cell>
          <table:table-cell office:value-type="float" office:value="0.137995">
            <text:p>0.14</text:p>
          </table:table-cell>
          <table:table-cell office:value-type="float" office:value="96000">
            <text:p>96000</text:p>
          </table:table-cell>
          <table:table-cell office:value-type="float" office:value="1.120762">
            <text:p>1.12</text:p>
          </table:table-cell>
          <table:table-cell office:value-type="float" office:value="600">
            <text:p>600</text:p>
          </table:table-cell>
          <table:table-cell/>
          <table:table-cell table:style-name="ce27" table:formula="oooc:=[.C291]/3600" office:value-type="float" office:value="6.00861111111111">
            <text:p>6.0</text:p>
          </table:table-cell>
          <table:table-cell table:style-name="ce27" table:formula="oooc:=([.N291]+[.O291])/3600" office:value-type="float" office:value="0.728611111111111">
            <text:p>0.7</text:p>
          </table:table-cell>
          <table:table-cell table:formula="oooc:=([.L291]-[.K291])/3600" office:value-type="float" office:value="0">
            <text:p>0</text:p>
          </table:table-cell>
          <table:table-cell table:style-name="ce34" table:formula="oooc:=[.Y291]/[.W291]" office:value-type="percentage" office:value="0">
            <text:p>0.0%</text:p>
          </table:table-cell>
          <table:table-cell table:style-name="ce34" table:formula="oooc:=[.Y291]/([.L291]/3600)" office:value-type="percentage" office:value="0">
            <text:p>0.0%</text:p>
          </table:table-cell>
          <table:table-cell table:formula="oooc:=3600*[.Y291]/[.E291]" office:value-type="float" office:value="0">
            <text:p>0</text:p>
          </table:table-cell>
          <table:table-cell table:style-name="ce34" table:formula="oooc:=[.H291]/([.H291]+[.F291])" office:value-type="percentage" office:value="0">
            <text:p>#DIV/0!</text:p>
          </table:table-cell>
          <table:table-cell table:style-name="ce34" table:formula="oooc:=[.I291]/([.I291]+[.G291])" office:value-type="percentage" office:value="0">
            <text:p>0.0%</text:p>
          </table:table-cell>
          <table:table-cell table:formula="oooc:=[.H291]/([.X291])" office:value-type="float" office:value="0">
            <text:p>0</text:p>
          </table:table-cell>
          <table:table-cell table:formula="oooc:=[.I291]/([.X291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linux1255733038</text:p>
          </table:table-cell>
          <table:table-cell office:value-type="float" office:value="22787">
            <text:p>22787</text:p>
          </table:table-cell>
          <table:table-cell office:value-type="float" office:value="21791">
            <text:p>21791</text:p>
          </table:table-cell>
          <table:table-cell office:value-type="float" office:value="504">
            <text:p>504</text:p>
          </table:table-cell>
          <table:table-cell office:value-type="float" office:value="405">
            <text:p>405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859">
            <text:p>859</text:p>
          </table:table-cell>
          <table:table-cell office:value-type="float" office:value="21099">
            <text:p>21099</text:p>
          </table:table-cell>
          <table:table-cell office:value-type="float" office:value="0">
            <text:p>0</text:p>
          </table:table-cell>
          <table:table-cell office:value-type="float" office:value="0.040713">
            <text:p>0.04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0.094083">
            <text:p>0.09</text:p>
          </table:table-cell>
          <table:table-cell office:value-type="float" office:value="600">
            <text:p>600</text:p>
          </table:table-cell>
          <table:table-cell/>
          <table:table-cell table:style-name="ce27" table:formula="oooc:=[.C292]/3600" office:value-type="float" office:value="6.05305555555556">
            <text:p>6.1</text:p>
          </table:table-cell>
          <table:table-cell table:style-name="ce27" table:formula="oooc:=([.N292]+[.O292])/3600" office:value-type="float" office:value="6.09944444444444">
            <text:p>6.1</text:p>
          </table:table-cell>
          <table:table-cell table:formula="oooc:=([.L292]-[.K292])/3600" office:value-type="float" office:value="0">
            <text:p>0</text:p>
          </table:table-cell>
          <table:table-cell table:style-name="ce34" table:formula="oooc:=[.Y292]/[.W292]" office:value-type="percentage" office:value="0">
            <text:p>0.0%</text:p>
          </table:table-cell>
          <table:table-cell table:style-name="ce34" table:formula="oooc:=[.Y292]/([.L292]/3600)" office:value-type="percentage" office:value="0">
            <text:p>#DIV/0!</text:p>
          </table:table-cell>
          <table:table-cell table:formula="oooc:=3600*[.Y292]/[.E292]" office:value-type="float" office:value="0">
            <text:p>0</text:p>
          </table:table-cell>
          <table:table-cell table:style-name="ce34" table:formula="oooc:=[.H292]/([.H292]+[.F292])" office:value-type="percentage" office:value="1">
            <text:p>100.0%</text:p>
          </table:table-cell>
          <table:table-cell table:style-name="ce34" table:formula="oooc:=[.I292]/([.I292]+[.G292])" office:value-type="percentage" office:value="0">
            <text:p>#DIV/0!</text:p>
          </table:table-cell>
          <table:table-cell table:formula="oooc:=[.H292]/([.X292])" office:value-type="float" office:value="2.1313416522452">
            <text:p>2.13</text:p>
          </table:table-cell>
          <table:table-cell table:formula="oooc:=[.I292]/([.X292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linux1255651134</text:p>
          </table:table-cell>
          <table:table-cell office:value-type="float" office:value="54269">
            <text:p>54269</text:p>
          </table:table-cell>
          <table:table-cell office:value-type="float" office:value="54215">
            <text:p>54215</text:p>
          </table:table-cell>
          <table:table-cell office:value-type="float" office:value="88489">
            <text:p>88489</text:p>
          </table:table-cell>
          <table:table-cell office:value-type="float" office:value="88434">
            <text:p>88434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73">
            <text:p>73</text:p>
          </table:table-cell>
          <table:table-cell office:value-type="float" office:value="54142">
            <text:p>54142</text:p>
          </table:table-cell>
          <table:table-cell office:value-type="float" office:value="0">
            <text:p>0</text:p>
          </table:table-cell>
          <table:table-cell office:value-type="float" office:value="0.001348">
            <text:p>0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1.04369">
            <text:p>1.04</text:p>
          </table:table-cell>
          <table:table-cell office:value-type="float" office:value="600">
            <text:p>600</text:p>
          </table:table-cell>
          <table:table-cell/>
          <table:table-cell table:style-name="ce27" table:formula="oooc:=[.C293]/3600" office:value-type="float" office:value="15.0597222222222">
            <text:p>15.1</text:p>
          </table:table-cell>
          <table:table-cell table:style-name="ce27" table:formula="oooc:=([.N293]+[.O293])/3600" office:value-type="float" office:value="15.0597222222222">
            <text:p>15.1</text:p>
          </table:table-cell>
          <table:table-cell table:formula="oooc:=([.L293]-[.K293])/3600" office:value-type="float" office:value="0">
            <text:p>0</text:p>
          </table:table-cell>
          <table:table-cell table:style-name="ce34" table:formula="oooc:=[.Y293]/[.W293]" office:value-type="percentage" office:value="0">
            <text:p>0.0%</text:p>
          </table:table-cell>
          <table:table-cell table:style-name="ce34" table:formula="oooc:=[.Y293]/([.L293]/3600)" office:value-type="percentage" office:value="0">
            <text:p>#DIV/0!</text:p>
          </table:table-cell>
          <table:table-cell table:formula="oooc:=3600*[.Y293]/[.E293]" office:value-type="float" office:value="0">
            <text:p>0</text:p>
          </table:table-cell>
          <table:table-cell table:style-name="ce34" table:formula="oooc:=[.H293]/([.H293]+[.F293])" office:value-type="percentage" office:value="0">
            <text:p>#DIV/0!</text:p>
          </table:table-cell>
          <table:table-cell table:style-name="ce34" table:formula="oooc:=[.I293]/([.I293]+[.G293])" office:value-type="percentage" office:value="0">
            <text:p>#DIV/0!</text:p>
          </table:table-cell>
          <table:table-cell table:formula="oooc:=[.H293]/([.X293])" office:value-type="float" office:value="0">
            <text:p>0</text:p>
          </table:table-cell>
          <table:table-cell table:formula="oooc:=[.I293]/([.X293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6d343dae-92ab-4290-97dc-a20466c42193</text:p>
          </table:table-cell>
          <table:table-cell office:value-type="float" office:value="4395">
            <text:p>4395</text:p>
          </table:table-cell>
          <table:table-cell office:value-type="float" office:value="4342">
            <text:p>4342</text:p>
          </table:table-cell>
          <table:table-cell office:value-type="float" office:value="1232">
            <text:p>1232</text:p>
          </table:table-cell>
          <table:table-cell office:value-type="float" office:value="1187">
            <text:p>1187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3105">
            <text:p>3105</text:p>
          </table:table-cell>
          <table:table-cell office:value-type="float" office:value="1220">
            <text:p>1220</text:p>
          </table:table-cell>
          <table:table-cell office:value-type="float" office:value="17">
            <text:p>17</text:p>
          </table:table-cell>
          <table:table-cell office:value-type="float" office:value="2.545082">
            <text:p>2.55</text:p>
          </table:table-cell>
          <table:table-cell office:value-type="float" office:value="254.411765">
            <text:p>254.41</text:p>
          </table:table-cell>
          <table:table-cell office:value-type="float" office:value="96000">
            <text:p>96000</text:p>
          </table:table-cell>
          <table:table-cell office:value-type="float" office:value="0.537562">
            <text:p>0.54</text:p>
          </table:table-cell>
          <table:table-cell office:value-type="float" office:value="180">
            <text:p>180</text:p>
          </table:table-cell>
          <table:table-cell/>
          <table:table-cell table:style-name="ce27" table:formula="oooc:=[.C294]/3600" office:value-type="float" office:value="1.20611111111111">
            <text:p>1.2</text:p>
          </table:table-cell>
          <table:table-cell table:style-name="ce27" table:formula="oooc:=([.N294]+[.O294])/3600" office:value-type="float" office:value="1.20138888888889">
            <text:p>1.2</text:p>
          </table:table-cell>
          <table:table-cell table:formula="oooc:=([.L294]-[.K294])/3600" office:value-type="float" office:value="0">
            <text:p>0</text:p>
          </table:table-cell>
          <table:table-cell table:style-name="ce34" table:formula="oooc:=[.Y294]/[.W294]" office:value-type="percentage" office:value="0">
            <text:p>0.0%</text:p>
          </table:table-cell>
          <table:table-cell table:style-name="ce34" table:formula="oooc:=[.Y294]/([.L294]/3600)" office:value-type="percentage" office:value="0">
            <text:p>0.0%</text:p>
          </table:table-cell>
          <table:table-cell table:formula="oooc:=3600*[.Y294]/[.E294]" office:value-type="float" office:value="0">
            <text:p>0</text:p>
          </table:table-cell>
          <table:table-cell table:style-name="ce34" table:formula="oooc:=[.H294]/([.H294]+[.F294])" office:value-type="percentage" office:value="1">
            <text:p>100.0%</text:p>
          </table:table-cell>
          <table:table-cell table:style-name="ce34" table:formula="oooc:=[.I294]/([.I294]+[.G294])" office:value-type="percentage" office:value="0.5">
            <text:p>50.0%</text:p>
          </table:table-cell>
          <table:table-cell table:formula="oooc:=[.H294]/([.X294])" office:value-type="float" office:value="0.832369942196532">
            <text:p>0.83</text:p>
          </table:table-cell>
          <table:table-cell table:formula="oooc:=[.I294]/([.X294])" office:value-type="float" office:value="0.832369942196532">
            <text:p>0.83</text:p>
          </table:table-cell>
          <table:table-cell table:number-columns-repeated="224"/>
        </table:table-row>
        <table:table-row table:style-name="ro2">
          <table:table-cell office:value-type="string">
            <text:p>06fb133d-87e5-4780-b6a3-bc1ad321b312</text:p>
          </table:table-cell>
          <table:table-cell office:value-type="float" office:value="13291">
            <text:p>13291</text:p>
          </table:table-cell>
          <table:table-cell office:value-type="float" office:value="8676">
            <text:p>8676</text:p>
          </table:table-cell>
          <table:table-cell office:value-type="float" office:value="9230">
            <text:p>9230</text:p>
          </table:table-cell>
          <table:table-cell office:value-type="float" office:value="3542">
            <text:p>354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4247">
            <text:p>4247</text:p>
          </table:table-cell>
          <table:table-cell office:value-type="float" office:value="0">
            <text:p>0</text:p>
          </table:table-cell>
          <table:table-cell office:value-type="float" office:value="841">
            <text:p>841</text:p>
          </table:table-cell>
          <table:table-cell office:value-type="float" office:value="3588">
            <text:p>3588</text:p>
          </table:table-cell>
          <table:table-cell office:value-type="float" office:value="4247">
            <text:p>4247</text:p>
          </table:table-cell>
          <table:table-cell office:value-type="float" office:value="0.234392">
            <text:p>0.23</text:p>
          </table:table-cell>
          <table:table-cell office:value-type="float" office:value="1.042854">
            <text:p>1.04</text:p>
          </table:table-cell>
          <table:table-cell office:value-type="float" office:value="96000">
            <text:p>96000</text:p>
          </table:table-cell>
          <table:table-cell office:value-type="float" office:value="0.00385">
            <text:p>0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95]/3600" office:value-type="float" office:value="2.41">
            <text:p>2.4</text:p>
          </table:table-cell>
          <table:table-cell table:style-name="ce27" table:formula="oooc:=([.N295]+[.O295])/3600" office:value-type="float" office:value="1.23027777777778">
            <text:p>1.2</text:p>
          </table:table-cell>
          <table:table-cell table:formula="oooc:=([.L295]-[.K295])/3600" office:value-type="float" office:value="0">
            <text:p>0</text:p>
          </table:table-cell>
          <table:table-cell table:style-name="ce34" table:formula="oooc:=[.Y295]/[.W295]" office:value-type="percentage" office:value="0">
            <text:p>0.0%</text:p>
          </table:table-cell>
          <table:table-cell table:style-name="ce34" table:formula="oooc:=[.Y295]/([.L295]/3600)" office:value-type="percentage" office:value="0">
            <text:p>0.0%</text:p>
          </table:table-cell>
          <table:table-cell table:formula="oooc:=3600*[.Y295]/[.E295]" office:value-type="float" office:value="0">
            <text:p>0</text:p>
          </table:table-cell>
          <table:table-cell table:style-name="ce34" table:formula="oooc:=[.H295]/([.H295]+[.F295])" office:value-type="percentage" office:value="0">
            <text:p>#DIV/0!</text:p>
          </table:table-cell>
          <table:table-cell table:style-name="ce34" table:formula="oooc:=[.I295]/([.I295]+[.G295])" office:value-type="percentage" office:value="0">
            <text:p>0.0%</text:p>
          </table:table-cell>
          <table:table-cell table:formula="oooc:=[.H295]/([.X295])" office:value-type="float" office:value="0">
            <text:p>0</text:p>
          </table:table-cell>
          <table:table-cell table:formula="oooc:=[.I295]/([.X295])" office:value-type="float" office:value="0">
            <text:p>0</text:p>
          </table:table-cell>
          <table:table-cell table:number-columns-repeated="224"/>
        </table:table-row>
        <table:table-row table:style-name="ro3">
          <table:table-cell office:value-type="string">
            <text:p>214be111-9e3b-47d6-abdc-4017ae09bb57</text:p>
          </table:table-cell>
          <table:table-cell office:value-type="float" office:value="29157">
            <text:p>29157</text:p>
          </table:table-cell>
          <table:table-cell office:value-type="float" office:value="8563">
            <text:p>8563</text:p>
          </table:table-cell>
          <table:table-cell office:value-type="float" office:value="6181">
            <text:p>6181</text:p>
          </table:table-cell>
          <table:table-cell office:value-type="float" office:value="2140">
            <text:p>214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881">
            <text:p>2881</text:p>
          </table:table-cell>
          <table:table-cell office:value-type="float" office:value="0">
            <text:p>0</text:p>
          </table:table-cell>
          <table:table-cell office:value-type="float" office:value="2094">
            <text:p>2094</text:p>
          </table:table-cell>
          <table:table-cell office:value-type="float" office:value="3588">
            <text:p>3588</text:p>
          </table:table-cell>
          <table:table-cell office:value-type="float" office:value="2881">
            <text:p>2881</text:p>
          </table:table-cell>
          <table:table-cell office:value-type="float" office:value="0.583612">
            <text:p>0.58</text:p>
          </table:table-cell>
          <table:table-cell office:value-type="float" office:value="1.972232">
            <text:p>1.97</text:p>
          </table:table-cell>
          <table:table-cell office:value-type="float" office:value="96000">
            <text:p>96000</text:p>
          </table:table-cell>
          <table:table-cell office:value-type="float" office:value="7271.595883">
            <text:p>7271.6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96]/3600" office:value-type="float" office:value="2.37861111111111">
            <text:p>2.4</text:p>
          </table:table-cell>
          <table:table-cell table:style-name="ce27" table:formula="oooc:=([.N296]+[.O296])/3600" office:value-type="float" office:value="1.57833333333333">
            <text:p>1.6</text:p>
          </table:table-cell>
          <table:table-cell table:formula="oooc:=([.L296]-[.K296])/3600" office:value-type="float" office:value="0">
            <text:p>0</text:p>
          </table:table-cell>
          <table:table-cell table:style-name="ce34" table:formula="oooc:=[.Y296]/[.W296]" office:value-type="percentage" office:value="0">
            <text:p>0.0%</text:p>
          </table:table-cell>
          <table:table-cell table:style-name="ce34" table:formula="oooc:=[.Y296]/([.L296]/3600)" office:value-type="percentage" office:value="0">
            <text:p>0.0%</text:p>
          </table:table-cell>
          <table:table-cell table:formula="oooc:=3600*[.Y296]/[.E296]" office:value-type="float" office:value="0">
            <text:p>0</text:p>
          </table:table-cell>
          <table:table-cell table:style-name="ce34" table:formula="oooc:=[.H296]/([.H296]+[.F296])" office:value-type="percentage" office:value="1">
            <text:p>100.0%</text:p>
          </table:table-cell>
          <table:table-cell table:style-name="ce34" table:formula="oooc:=[.I296]/([.I296]+[.G296])" office:value-type="percentage" office:value="0">
            <text:p>0.0%</text:p>
          </table:table-cell>
          <table:table-cell table:formula="oooc:=[.H296]/([.X296])" office:value-type="float" office:value="0.633579725448786">
            <text:p>0.63</text:p>
          </table:table-cell>
          <table:table-cell table:formula="oooc:=[.I296]/([.X296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d928fe53-a2dd-4633-b86e-71be324a172a</text:p>
          </table:table-cell>
          <table:table-cell office:value-type="float" office:value="3744">
            <text:p>3744</text:p>
          </table:table-cell>
          <table:table-cell office:value-type="float" office:value="3711">
            <text:p>3711</text:p>
          </table:table-cell>
          <table:table-cell office:value-type="float" office:value="1704">
            <text:p>1704</text:p>
          </table:table-cell>
          <table:table-cell office:value-type="float" office:value="1684">
            <text:p>1684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2019">
            <text:p>2019</text:p>
          </table:table-cell>
          <table:table-cell office:value-type="float" office:value="1692">
            <text:p>1692</text:p>
          </table:table-cell>
          <table:table-cell office:value-type="float" office:value="0">
            <text:p>0</text:p>
          </table:table-cell>
          <table:table-cell office:value-type="float" office:value="1.193262">
            <text:p>1.19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1.973207">
            <text:p>1.97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97]/3600" office:value-type="float" office:value="1.03083333333333">
            <text:p>1.0</text:p>
          </table:table-cell>
          <table:table-cell table:style-name="ce27" table:formula="oooc:=([.N297]+[.O297])/3600" office:value-type="float" office:value="1.03083333333333">
            <text:p>1.0</text:p>
          </table:table-cell>
          <table:table-cell table:formula="oooc:=([.L297]-[.K297])/3600" office:value-type="float" office:value="0">
            <text:p>0</text:p>
          </table:table-cell>
          <table:table-cell table:style-name="ce34" table:formula="oooc:=[.Y297]/[.W297]" office:value-type="percentage" office:value="0">
            <text:p>0.0%</text:p>
          </table:table-cell>
          <table:table-cell table:style-name="ce34" table:formula="oooc:=[.Y297]/([.L297]/3600)" office:value-type="percentage" office:value="0">
            <text:p>#DIV/0!</text:p>
          </table:table-cell>
          <table:table-cell table:formula="oooc:=3600*[.Y297]/[.E297]" office:value-type="float" office:value="0">
            <text:p>0</text:p>
          </table:table-cell>
          <table:table-cell table:style-name="ce34" table:formula="oooc:=[.H297]/([.H297]+[.F297])" office:value-type="percentage" office:value="0">
            <text:p>#DIV/0!</text:p>
          </table:table-cell>
          <table:table-cell table:style-name="ce34" table:formula="oooc:=[.I297]/([.I297]+[.G297])" office:value-type="percentage" office:value="0">
            <text:p>#DIV/0!</text:p>
          </table:table-cell>
          <table:table-cell table:formula="oooc:=[.H297]/([.X297])" office:value-type="float" office:value="0">
            <text:p>0</text:p>
          </table:table-cell>
          <table:table-cell table:formula="oooc:=[.I297]/([.X297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ae0e4ad9-b2de-49fd-a8bc-78307cc5fed5</text:p>
          </table:table-cell>
          <table:table-cell office:value-type="float" office:value="26373">
            <text:p>26373</text:p>
          </table:table-cell>
          <table:table-cell office:value-type="float" office:value="26324">
            <text:p>26324</text:p>
          </table:table-cell>
          <table:table-cell office:value-type="float" office:value="15157">
            <text:p>15157</text:p>
          </table:table-cell>
          <table:table-cell office:value-type="float" office:value="358">
            <text:p>35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5844">
            <text:p>25844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412">
            <text:p>412</text:p>
          </table:table-cell>
          <table:table-cell office:value-type="float" office:value="25844">
            <text:p>25844</text:p>
          </table:table-cell>
          <table:table-cell office:value-type="float" office:value="0.165049">
            <text:p>0.17</text:p>
          </table:table-cell>
          <table:table-cell office:value-type="float" office:value="0.018573">
            <text:p>0.02</text:p>
          </table:table-cell>
          <table:table-cell office:value-type="float" office:value="96000">
            <text:p>96000</text:p>
          </table:table-cell>
          <table:table-cell office:value-type="float" office:value="36.281187">
            <text:p>36.28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98]/3600" office:value-type="float" office:value="7.31222222222222">
            <text:p>7.3</text:p>
          </table:table-cell>
          <table:table-cell table:style-name="ce27" table:formula="oooc:=([.N298]+[.O298])/3600" office:value-type="float" office:value="0.133333333333333">
            <text:p>0.1</text:p>
          </table:table-cell>
          <table:table-cell table:formula="oooc:=([.L298]-[.K298])/3600" office:value-type="float" office:value="0">
            <text:p>0</text:p>
          </table:table-cell>
          <table:table-cell table:style-name="ce34" table:formula="oooc:=[.Y298]/[.W298]" office:value-type="percentage" office:value="0">
            <text:p>0.0%</text:p>
          </table:table-cell>
          <table:table-cell table:style-name="ce34" table:formula="oooc:=[.Y298]/([.L298]/3600)" office:value-type="percentage" office:value="0">
            <text:p>0.0%</text:p>
          </table:table-cell>
          <table:table-cell table:formula="oooc:=3600*[.Y298]/[.E298]" office:value-type="float" office:value="0">
            <text:p>0</text:p>
          </table:table-cell>
          <table:table-cell table:style-name="ce34" table:formula="oooc:=[.H298]/([.H298]+[.F298])" office:value-type="percentage" office:value="0">
            <text:p>#DIV/0!</text:p>
          </table:table-cell>
          <table:table-cell table:style-name="ce34" table:formula="oooc:=[.I298]/([.I298]+[.G298])" office:value-type="percentage" office:value="0">
            <text:p>0.0%</text:p>
          </table:table-cell>
          <table:table-cell table:formula="oooc:=[.H298]/([.X298])" office:value-type="float" office:value="0">
            <text:p>0</text:p>
          </table:table-cell>
          <table:table-cell table:formula="oooc:=[.I298]/([.X298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9bcefeed-f07a-4c86-929e-532e84114717</text:p>
          </table:table-cell>
          <table:table-cell office:value-type="float" office:value="676426">
            <text:p>676426</text:p>
          </table:table-cell>
          <table:table-cell office:value-type="float" office:value="14087">
            <text:p>14087</text:p>
          </table:table-cell>
          <table:table-cell office:value-type="float" office:value="19967">
            <text:p>19967</text:p>
          </table:table-cell>
          <table:table-cell office:value-type="float" office:value="697">
            <text:p>69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2806">
            <text:p>12806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1025">
            <text:p>1025</text:p>
          </table:table-cell>
          <table:table-cell office:value-type="float" office:value="12806">
            <text:p>12806</text:p>
          </table:table-cell>
          <table:table-cell office:value-type="float" office:value="0.249756">
            <text:p>0.25</text:p>
          </table:table-cell>
          <table:table-cell office:value-type="float" office:value="0.100031">
            <text:p>0.1</text:p>
          </table:table-cell>
          <table:table-cell office:value-type="float" office:value="96000">
            <text:p>96000</text:p>
          </table:table-cell>
          <table:table-cell office:value-type="float" office:value="2.258179">
            <text:p>2.26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99]/3600" office:value-type="float" office:value="3.91305555555556">
            <text:p>3.9</text:p>
          </table:table-cell>
          <table:table-cell table:style-name="ce27" table:formula="oooc:=([.N299]+[.O299])/3600" office:value-type="float" office:value="0.355833333333333">
            <text:p>0.4</text:p>
          </table:table-cell>
          <table:table-cell table:formula="oooc:=([.L299]-[.K299])/3600" office:value-type="float" office:value="0">
            <text:p>0</text:p>
          </table:table-cell>
          <table:table-cell table:style-name="ce34" table:formula="oooc:=[.Y299]/[.W299]" office:value-type="percentage" office:value="0">
            <text:p>0.0%</text:p>
          </table:table-cell>
          <table:table-cell table:style-name="ce34" table:formula="oooc:=[.Y299]/([.L299]/3600)" office:value-type="percentage" office:value="0">
            <text:p>0.0%</text:p>
          </table:table-cell>
          <table:table-cell table:formula="oooc:=3600*[.Y299]/[.E299]" office:value-type="float" office:value="0">
            <text:p>0</text:p>
          </table:table-cell>
          <table:table-cell table:style-name="ce34" table:formula="oooc:=[.H299]/([.H299]+[.F299])" office:value-type="percentage" office:value="0">
            <text:p>#DIV/0!</text:p>
          </table:table-cell>
          <table:table-cell table:style-name="ce34" table:formula="oooc:=[.I299]/([.I299]+[.G299])" office:value-type="percentage" office:value="0">
            <text:p>0.0%</text:p>
          </table:table-cell>
          <table:table-cell table:formula="oooc:=[.H299]/([.X299])" office:value-type="float" office:value="0">
            <text:p>0</text:p>
          </table:table-cell>
          <table:table-cell table:formula="oooc:=[.I299]/([.X299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3a0c924a-ffe1-4380-aa8d-d92575d927f3</text:p>
          </table:table-cell>
          <table:table-cell office:value-type="float" office:value="613813">
            <text:p>613813</text:p>
          </table:table-cell>
          <table:table-cell office:value-type="float" office:value="6995">
            <text:p>6995</text:p>
          </table:table-cell>
          <table:table-cell office:value-type="float" office:value="3253">
            <text:p>3253</text:p>
          </table:table-cell>
          <table:table-cell office:value-type="float" office:value="3146">
            <text:p>314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3262">
            <text:p>3262</text:p>
          </table:table-cell>
          <table:table-cell office:value-type="float" office:value="5418">
            <text:p>5418</text:p>
          </table:table-cell>
          <table:table-cell office:value-type="float" office:value="0">
            <text:p>0</text:p>
          </table:table-cell>
          <table:table-cell office:value-type="float" office:value="0.602067">
            <text:p>0.6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0.081187">
            <text:p>0.08</text:p>
          </table:table-cell>
          <table:table-cell office:value-type="float" office:value="180">
            <text:p>180</text:p>
          </table:table-cell>
          <table:table-cell/>
          <table:table-cell table:style-name="ce27" table:formula="oooc:=[.C300]/3600" office:value-type="float" office:value="1.94305555555556">
            <text:p>1.9</text:p>
          </table:table-cell>
          <table:table-cell table:style-name="ce27" table:formula="oooc:=([.N300]+[.O300])/3600" office:value-type="float" office:value="2.41111111111111">
            <text:p>2.4</text:p>
          </table:table-cell>
          <table:table-cell table:formula="oooc:=([.L300]-[.K300])/3600" office:value-type="float" office:value="0">
            <text:p>0</text:p>
          </table:table-cell>
          <table:table-cell table:style-name="ce34" table:formula="oooc:=[.Y300]/[.W300]" office:value-type="percentage" office:value="0">
            <text:p>0.0%</text:p>
          </table:table-cell>
          <table:table-cell table:style-name="ce34" table:formula="oooc:=[.Y300]/([.L300]/3600)" office:value-type="percentage" office:value="0">
            <text:p>#DIV/0!</text:p>
          </table:table-cell>
          <table:table-cell table:formula="oooc:=3600*[.Y300]/[.E300]" office:value-type="float" office:value="0">
            <text:p>0</text:p>
          </table:table-cell>
          <table:table-cell table:style-name="ce34" table:formula="oooc:=[.H300]/([.H300]+[.F300])" office:value-type="percentage" office:value="1">
            <text:p>100.0%</text:p>
          </table:table-cell>
          <table:table-cell table:style-name="ce34" table:formula="oooc:=[.I300]/([.I300]+[.G300])" office:value-type="percentage" office:value="0">
            <text:p>#DIV/0!</text:p>
          </table:table-cell>
          <table:table-cell table:formula="oooc:=[.H300]/([.X300])" office:value-type="float" office:value="0.829493087557604">
            <text:p>0.83</text:p>
          </table:table-cell>
          <table:table-cell table:formula="oooc:=[.I300]/([.X300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da4a3351-701d-4655-9d09-16f5e6a7b7e0</text:p>
          </table:table-cell>
          <table:table-cell office:value-type="float" office:value="605130">
            <text:p>605130</text:p>
          </table:table-cell>
          <table:table-cell office:value-type="float" office:value="54118">
            <text:p>54118</text:p>
          </table:table-cell>
          <table:table-cell office:value-type="float" office:value="66824">
            <text:p>66824</text:p>
          </table:table-cell>
          <table:table-cell office:value-type="float" office:value="16816">
            <text:p>16816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5158">
            <text:p>35158</text:p>
          </table:table-cell>
          <table:table-cell office:value-type="float" office:value="0">
            <text:p>0</text:p>
          </table:table-cell>
          <table:table-cell office:value-type="float" office:value="2959">
            <text:p>2959</text:p>
          </table:table-cell>
          <table:table-cell office:value-type="float" office:value="17869">
            <text:p>17869</text:p>
          </table:table-cell>
          <table:table-cell office:value-type="float" office:value="35158">
            <text:p>35158</text:p>
          </table:table-cell>
          <table:table-cell office:value-type="float" office:value="0.165594">
            <text:p>0.17</text:p>
          </table:table-cell>
          <table:table-cell office:value-type="float" office:value="0.592411">
            <text:p>0.59</text:p>
          </table:table-cell>
          <table:table-cell office:value-type="float" office:value="96000">
            <text:p>96000</text:p>
          </table:table-cell>
          <table:table-cell office:value-type="float" office:value="0.999518">
            <text:p>1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01]/3600" office:value-type="float" office:value="15.0327777777778">
            <text:p>15.0</text:p>
          </table:table-cell>
          <table:table-cell table:style-name="ce27" table:formula="oooc:=([.N301]+[.O301])/3600" office:value-type="float" office:value="5.78555555555556">
            <text:p>5.8</text:p>
          </table:table-cell>
          <table:table-cell table:formula="oooc:=([.L301]-[.K301])/3600" office:value-type="float" office:value="0">
            <text:p>0</text:p>
          </table:table-cell>
          <table:table-cell table:style-name="ce34" table:formula="oooc:=[.Y301]/[.W301]" office:value-type="percentage" office:value="0">
            <text:p>0.0%</text:p>
          </table:table-cell>
          <table:table-cell table:style-name="ce34" table:formula="oooc:=[.Y301]/([.L301]/3600)" office:value-type="percentage" office:value="0">
            <text:p>0.0%</text:p>
          </table:table-cell>
          <table:table-cell table:formula="oooc:=3600*[.Y301]/[.E301]" office:value-type="float" office:value="0">
            <text:p>0</text:p>
          </table:table-cell>
          <table:table-cell table:style-name="ce34" table:formula="oooc:=[.H301]/([.H301]+[.F301])" office:value-type="percentage" office:value="0">
            <text:p>#DIV/0!</text:p>
          </table:table-cell>
          <table:table-cell table:style-name="ce34" table:formula="oooc:=[.I301]/([.I301]+[.G301])" office:value-type="percentage" office:value="0">
            <text:p>0.0%</text:p>
          </table:table-cell>
          <table:table-cell table:formula="oooc:=[.H301]/([.X301])" office:value-type="float" office:value="0">
            <text:p>0</text:p>
          </table:table-cell>
          <table:table-cell table:formula="oooc:=[.I301]/([.X301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9a732f32-578a-40b9-9d39-73e373e1c379</text:p>
          </table:table-cell>
          <table:table-cell office:value-type="float" office:value="553139">
            <text:p>553139</text:p>
          </table:table-cell>
          <table:table-cell office:value-type="float" office:value="4846">
            <text:p>4846</text:p>
          </table:table-cell>
          <table:table-cell office:value-type="float" office:value="619">
            <text:p>619</text:p>
          </table:table-cell>
          <table:table-cell office:value-type="float" office:value="502">
            <text:p>502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611">
            <text:p>611</text:p>
          </table:table-cell>
          <table:table-cell office:value-type="float" office:value="4235">
            <text:p>4235</text:p>
          </table:table-cell>
          <table:table-cell office:value-type="float" office:value="0">
            <text:p>0</text:p>
          </table:table-cell>
          <table:table-cell office:value-type="float" office:value="0.144274">
            <text:p>0.14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1.000091">
            <text:p>1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02]/3600" office:value-type="float" office:value="1.34611111111111">
            <text:p>1.3</text:p>
          </table:table-cell>
          <table:table-cell table:style-name="ce27" table:formula="oooc:=([.N302]+[.O302])/3600" office:value-type="float" office:value="1.34611111111111">
            <text:p>1.3</text:p>
          </table:table-cell>
          <table:table-cell table:formula="oooc:=([.L302]-[.K302])/3600" office:value-type="float" office:value="0">
            <text:p>0</text:p>
          </table:table-cell>
          <table:table-cell table:style-name="ce34" table:formula="oooc:=[.Y302]/[.W302]" office:value-type="percentage" office:value="0">
            <text:p>0.0%</text:p>
          </table:table-cell>
          <table:table-cell table:style-name="ce34" table:formula="oooc:=[.Y302]/([.L302]/3600)" office:value-type="percentage" office:value="0">
            <text:p>#DIV/0!</text:p>
          </table:table-cell>
          <table:table-cell table:formula="oooc:=3600*[.Y302]/[.E302]" office:value-type="float" office:value="0">
            <text:p>0</text:p>
          </table:table-cell>
          <table:table-cell table:style-name="ce34" table:formula="oooc:=[.H302]/([.H302]+[.F302])" office:value-type="percentage" office:value="0">
            <text:p>#DIV/0!</text:p>
          </table:table-cell>
          <table:table-cell table:style-name="ce34" table:formula="oooc:=[.I302]/([.I302]+[.G302])" office:value-type="percentage" office:value="0">
            <text:p>#DIV/0!</text:p>
          </table:table-cell>
          <table:table-cell table:formula="oooc:=[.H302]/([.X302])" office:value-type="float" office:value="0">
            <text:p>0</text:p>
          </table:table-cell>
          <table:table-cell table:formula="oooc:=[.I302]/([.X302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52fde19f-868a-4616-b2de-2c536a628611</text:p>
          </table:table-cell>
          <table:table-cell office:value-type="float" office:value="79681">
            <text:p>79681</text:p>
          </table:table-cell>
          <table:table-cell office:value-type="float" office:value="12659">
            <text:p>12659</text:p>
          </table:table-cell>
          <table:table-cell office:value-type="float" office:value="8470">
            <text:p>8470</text:p>
          </table:table-cell>
          <table:table-cell office:value-type="float" office:value="8409">
            <text:p>840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3671">
            <text:p>3671</text:p>
          </table:table-cell>
          <table:table-cell office:value-type="float" office:value="8988">
            <text:p>8988</text:p>
          </table:table-cell>
          <table:table-cell office:value-type="float" office:value="0">
            <text:p>0</text:p>
          </table:table-cell>
          <table:table-cell office:value-type="float" office:value="0.408433">
            <text:p>0.41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1.021512">
            <text:p>1.02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03]/3600" office:value-type="float" office:value="3.51638888888889">
            <text:p>3.5</text:p>
          </table:table-cell>
          <table:table-cell table:style-name="ce27" table:formula="oooc:=([.N303]+[.O303])/3600" office:value-type="float" office:value="3.51638888888889">
            <text:p>3.5</text:p>
          </table:table-cell>
          <table:table-cell table:formula="oooc:=([.L303]-[.K303])/3600" office:value-type="float" office:value="0">
            <text:p>0</text:p>
          </table:table-cell>
          <table:table-cell table:style-name="ce34" table:formula="oooc:=[.Y303]/[.W303]" office:value-type="percentage" office:value="0">
            <text:p>0.0%</text:p>
          </table:table-cell>
          <table:table-cell table:style-name="ce34" table:formula="oooc:=[.Y303]/([.L303]/3600)" office:value-type="percentage" office:value="0">
            <text:p>#DIV/0!</text:p>
          </table:table-cell>
          <table:table-cell table:formula="oooc:=3600*[.Y303]/[.E303]" office:value-type="float" office:value="0">
            <text:p>0</text:p>
          </table:table-cell>
          <table:table-cell table:style-name="ce34" table:formula="oooc:=[.H303]/([.H303]+[.F303])" office:value-type="percentage" office:value="1">
            <text:p>100.0%</text:p>
          </table:table-cell>
          <table:table-cell table:style-name="ce34" table:formula="oooc:=[.I303]/([.I303]+[.G303])" office:value-type="percentage" office:value="0">
            <text:p>#DIV/0!</text:p>
          </table:table-cell>
          <table:table-cell table:formula="oooc:=[.H303]/([.X303])" office:value-type="float" office:value="0.568765305316376">
            <text:p>0.57</text:p>
          </table:table-cell>
          <table:table-cell table:formula="oooc:=[.I303]/([.X303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7a866b8b-d43e-48ca-896e-2bb80b940867</text:p>
          </table:table-cell>
          <table:table-cell office:value-type="float" office:value="3645">
            <text:p>3645</text:p>
          </table:table-cell>
          <table:table-cell office:value-type="float" office:value="3600">
            <text:p>3600</text:p>
          </table:table-cell>
          <table:table-cell office:value-type="float" office:value="3084">
            <text:p>3084</text:p>
          </table:table-cell>
          <table:table-cell office:value-type="float" office:value="1943">
            <text:p>194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811">
            <text:p>811</text:p>
          </table:table-cell>
          <table:table-cell office:value-type="float" office:value="0">
            <text:p>0</text:p>
          </table:table-cell>
          <table:table-cell office:value-type="float" office:value="791">
            <text:p>791</text:p>
          </table:table-cell>
          <table:table-cell office:value-type="float" office:value="1998">
            <text:p>1998</text:p>
          </table:table-cell>
          <table:table-cell office:value-type="float" office:value="811">
            <text:p>811</text:p>
          </table:table-cell>
          <table:table-cell office:value-type="float" office:value="0.395896">
            <text:p>0.4</text:p>
          </table:table-cell>
          <table:table-cell office:value-type="float" office:value="3.438964">
            <text:p>3.44</text:p>
          </table:table-cell>
          <table:table-cell office:value-type="float" office:value="96000">
            <text:p>96000</text:p>
          </table:table-cell>
          <table:table-cell office:value-type="float" office:value="1.06403">
            <text:p>1.06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04]/3600" office:value-type="float" office:value="1">
            <text:p>1.0</text:p>
          </table:table-cell>
          <table:table-cell table:style-name="ce27" table:formula="oooc:=([.N304]+[.O304])/3600" office:value-type="float" office:value="0.774722222222222">
            <text:p>0.8</text:p>
          </table:table-cell>
          <table:table-cell table:formula="oooc:=([.L304]-[.K304])/3600" office:value-type="float" office:value="0">
            <text:p>0</text:p>
          </table:table-cell>
          <table:table-cell table:style-name="ce34" table:formula="oooc:=[.Y304]/[.W304]" office:value-type="percentage" office:value="0">
            <text:p>0.0%</text:p>
          </table:table-cell>
          <table:table-cell table:style-name="ce34" table:formula="oooc:=[.Y304]/([.L304]/3600)" office:value-type="percentage" office:value="0">
            <text:p>0.0%</text:p>
          </table:table-cell>
          <table:table-cell table:formula="oooc:=3600*[.Y304]/[.E304]" office:value-type="float" office:value="0">
            <text:p>0</text:p>
          </table:table-cell>
          <table:table-cell table:style-name="ce34" table:formula="oooc:=[.H304]/([.H304]+[.F304])" office:value-type="percentage" office:value="0">
            <text:p>#DIV/0!</text:p>
          </table:table-cell>
          <table:table-cell table:style-name="ce34" table:formula="oooc:=[.I304]/([.I304]+[.G304])" office:value-type="percentage" office:value="0">
            <text:p>0.0%</text:p>
          </table:table-cell>
          <table:table-cell table:formula="oooc:=[.H304]/([.X304])" office:value-type="float" office:value="0">
            <text:p>0</text:p>
          </table:table-cell>
          <table:table-cell table:formula="oooc:=[.I304]/([.X304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0f28d7c5-1bdf-4cfa-a868-ec9a393b744e</text:p>
          </table:table-cell>
          <table:table-cell office:value-type="float" office:value="90686">
            <text:p>90686</text:p>
          </table:table-cell>
          <table:table-cell office:value-type="float" office:value="14161">
            <text:p>14161</text:p>
          </table:table-cell>
          <table:table-cell office:value-type="float" office:value="12296">
            <text:p>12296</text:p>
          </table:table-cell>
          <table:table-cell office:value-type="float" office:value="4393">
            <text:p>439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345">
            <text:p>5345</text:p>
          </table:table-cell>
          <table:table-cell office:value-type="float" office:value="0">
            <text:p>0</text:p>
          </table:table-cell>
          <table:table-cell office:value-type="float" office:value="4787">
            <text:p>4787</text:p>
          </table:table-cell>
          <table:table-cell office:value-type="float" office:value="4029">
            <text:p>4029</text:p>
          </table:table-cell>
          <table:table-cell office:value-type="float" office:value="5345">
            <text:p>5345</text:p>
          </table:table-cell>
          <table:table-cell office:value-type="float" office:value="1.188136">
            <text:p>1.19</text:p>
          </table:table-cell>
          <table:table-cell office:value-type="float" office:value="1.649392">
            <text:p>1.65</text:p>
          </table:table-cell>
          <table:table-cell office:value-type="float" office:value="96000">
            <text:p>96000</text:p>
          </table:table-cell>
          <table:table-cell office:value-type="float" office:value="2.168864">
            <text:p>2.17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05]/3600" office:value-type="float" office:value="3.93361111111111">
            <text:p>3.9</text:p>
          </table:table-cell>
          <table:table-cell table:style-name="ce27" table:formula="oooc:=([.N305]+[.O305])/3600" office:value-type="float" office:value="2.44888888888889">
            <text:p>2.4</text:p>
          </table:table-cell>
          <table:table-cell table:formula="oooc:=([.L305]-[.K305])/3600" office:value-type="float" office:value="0">
            <text:p>0</text:p>
          </table:table-cell>
          <table:table-cell table:style-name="ce34" table:formula="oooc:=[.Y305]/[.W305]" office:value-type="percentage" office:value="0">
            <text:p>0.0%</text:p>
          </table:table-cell>
          <table:table-cell table:style-name="ce34" table:formula="oooc:=[.Y305]/([.L305]/3600)" office:value-type="percentage" office:value="0">
            <text:p>0.0%</text:p>
          </table:table-cell>
          <table:table-cell table:formula="oooc:=3600*[.Y305]/[.E305]" office:value-type="float" office:value="0">
            <text:p>0</text:p>
          </table:table-cell>
          <table:table-cell table:style-name="ce34" table:formula="oooc:=[.H305]/([.H305]+[.F305])" office:value-type="percentage" office:value="1">
            <text:p>100.0%</text:p>
          </table:table-cell>
          <table:table-cell table:style-name="ce34" table:formula="oooc:=[.I305]/([.I305]+[.G305])" office:value-type="percentage" office:value="0">
            <text:p>0.0%</text:p>
          </table:table-cell>
          <table:table-cell table:formula="oooc:=[.H305]/([.X305])" office:value-type="float" office:value="0.408348457350272">
            <text:p>0.41</text:p>
          </table:table-cell>
          <table:table-cell table:formula="oooc:=[.I305]/([.X305])" office:value-type="float" office:value="0">
            <text:p>0</text:p>
          </table:table-cell>
          <table:table-cell table:number-columns-repeated="224"/>
        </table:table-row>
        <table:table-row table:style-name="ro3">
          <table:table-cell office:value-type="string">
            <text:p>fd17035f-4c85-45f9-bebc-d1c36f5ca8c4</text:p>
          </table:table-cell>
          <table:table-cell office:value-type="float" office:value="10801">
            <text:p>10801</text:p>
          </table:table-cell>
          <table:table-cell office:value-type="float" office:value="10709">
            <text:p>10709</text:p>
          </table:table-cell>
          <table:table-cell office:value-type="float" office:value="3531">
            <text:p>3531</text:p>
          </table:table-cell>
          <table:table-cell office:value-type="float" office:value="3522">
            <text:p>3522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6944">
            <text:p>6944</text:p>
          </table:table-cell>
          <table:table-cell office:value-type="float" office:value="3765">
            <text:p>3765</text:p>
          </table:table-cell>
          <table:table-cell office:value-type="float" office:value="0">
            <text:p>0</text:p>
          </table:table-cell>
          <table:table-cell office:value-type="float" office:value="1.844356">
            <text:p>1.84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1.188077">
            <text:p>1.19</text:p>
          </table:table-cell>
          <table:table-cell office:value-type="float" office:value="180">
            <text:p>180</text:p>
          </table:table-cell>
          <table:table-cell/>
          <table:table-cell table:style-name="ce27" table:formula="oooc:=[.C306]/3600" office:value-type="float" office:value="2.97472222222222">
            <text:p>3.0</text:p>
          </table:table-cell>
          <table:table-cell table:style-name="ce27" table:formula="oooc:=([.N306]+[.O306])/3600" office:value-type="float" office:value="2.97472222222222">
            <text:p>3.0</text:p>
          </table:table-cell>
          <table:table-cell table:formula="oooc:=([.L306]-[.K306])/3600" office:value-type="float" office:value="0">
            <text:p>0</text:p>
          </table:table-cell>
          <table:table-cell table:style-name="ce34" table:formula="oooc:=[.Y306]/[.W306]" office:value-type="percentage" office:value="0">
            <text:p>0.0%</text:p>
          </table:table-cell>
          <table:table-cell table:style-name="ce34" table:formula="oooc:=[.Y306]/([.L306]/3600)" office:value-type="percentage" office:value="0">
            <text:p>#DIV/0!</text:p>
          </table:table-cell>
          <table:table-cell table:formula="oooc:=3600*[.Y306]/[.E306]" office:value-type="float" office:value="0">
            <text:p>0</text:p>
          </table:table-cell>
          <table:table-cell table:style-name="ce34" table:formula="oooc:=[.H306]/([.H306]+[.F306])" office:value-type="percentage" office:value="0">
            <text:p>#DIV/0!</text:p>
          </table:table-cell>
          <table:table-cell table:style-name="ce34" table:formula="oooc:=[.I306]/([.I306]+[.G306])" office:value-type="percentage" office:value="0">
            <text:p>#DIV/0!</text:p>
          </table:table-cell>
          <table:table-cell table:formula="oooc:=[.H306]/([.X306])" office:value-type="float" office:value="0">
            <text:p>0</text:p>
          </table:table-cell>
          <table:table-cell table:formula="oooc:=[.I306]/([.X306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dd001323-c552-4e91-ac1a-5feb3703de1c</text:p>
          </table:table-cell>
          <table:table-cell office:value-type="float" office:value="84001">
            <text:p>84001</text:p>
          </table:table-cell>
          <table:table-cell office:value-type="float" office:value="4741">
            <text:p>4741</text:p>
          </table:table-cell>
          <table:table-cell office:value-type="float" office:value="6076">
            <text:p>6076</text:p>
          </table:table-cell>
          <table:table-cell office:value-type="float" office:value="5130">
            <text:p>513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20">
            <text:p>520</text:p>
          </table:table-cell>
          <table:table-cell office:value-type="float" office:value="0">
            <text:p>0</text:p>
          </table:table-cell>
          <table:table-cell office:value-type="float" office:value="3348">
            <text:p>3348</text:p>
          </table:table-cell>
          <table:table-cell office:value-type="float" office:value="1081">
            <text:p>1081</text:p>
          </table:table-cell>
          <table:table-cell office:value-type="float" office:value="520">
            <text:p>520</text:p>
          </table:table-cell>
          <table:table-cell office:value-type="float" office:value="3.097132">
            <text:p>3.1</text:p>
          </table:table-cell>
          <table:table-cell office:value-type="float" office:value="8.517308">
            <text:p>8.52</text:p>
          </table:table-cell>
          <table:table-cell office:value-type="float" office:value="96000">
            <text:p>96000</text:p>
          </table:table-cell>
          <table:table-cell office:value-type="float" office:value="0.322102">
            <text:p>0.32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07]/3600" office:value-type="float" office:value="1.31694444444444">
            <text:p>1.3</text:p>
          </table:table-cell>
          <table:table-cell table:style-name="ce27" table:formula="oooc:=([.N307]+[.O307])/3600" office:value-type="float" office:value="1.23027777777778">
            <text:p>1.2</text:p>
          </table:table-cell>
          <table:table-cell table:formula="oooc:=([.L307]-[.K307])/3600" office:value-type="float" office:value="0">
            <text:p>0</text:p>
          </table:table-cell>
          <table:table-cell table:style-name="ce34" table:formula="oooc:=[.Y307]/[.W307]" office:value-type="percentage" office:value="0">
            <text:p>0.0%</text:p>
          </table:table-cell>
          <table:table-cell table:style-name="ce34" table:formula="oooc:=[.Y307]/([.L307]/3600)" office:value-type="percentage" office:value="0">
            <text:p>0.0%</text:p>
          </table:table-cell>
          <table:table-cell table:formula="oooc:=3600*[.Y307]/[.E307]" office:value-type="float" office:value="0">
            <text:p>0</text:p>
          </table:table-cell>
          <table:table-cell table:style-name="ce34" table:formula="oooc:=[.H307]/([.H307]+[.F307])" office:value-type="percentage" office:value="1">
            <text:p>100.0%</text:p>
          </table:table-cell>
          <table:table-cell table:style-name="ce34" table:formula="oooc:=[.I307]/([.I307]+[.G307])" office:value-type="percentage" office:value="0">
            <text:p>0.0%</text:p>
          </table:table-cell>
          <table:table-cell table:formula="oooc:=[.H307]/([.X307])" office:value-type="float" office:value="0.812824565364642">
            <text:p>0.81</text:p>
          </table:table-cell>
          <table:table-cell table:formula="oooc:=[.I307]/([.X307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53bd3249-70ea-4bdc-962a-0850721f3f7f</text:p>
          </table:table-cell>
          <table:table-cell office:value-type="float" office:value="129830">
            <text:p>129830</text:p>
          </table:table-cell>
          <table:table-cell office:value-type="float" office:value="3716">
            <text:p>3716</text:p>
          </table:table-cell>
          <table:table-cell office:value-type="float" office:value="3896">
            <text:p>3896</text:p>
          </table:table-cell>
          <table:table-cell office:value-type="float" office:value="2475">
            <text:p>247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09">
            <text:p>309</text:p>
          </table:table-cell>
          <table:table-cell office:value-type="float" office:value="0">
            <text:p>0</text:p>
          </table:table-cell>
          <table:table-cell office:value-type="float" office:value="1107">
            <text:p>1107</text:p>
          </table:table-cell>
          <table:table-cell office:value-type="float" office:value="2666">
            <text:p>2666</text:p>
          </table:table-cell>
          <table:table-cell office:value-type="float" office:value="309">
            <text:p>309</text:p>
          </table:table-cell>
          <table:table-cell office:value-type="float" office:value="0.415229">
            <text:p>0.42</text:p>
          </table:table-cell>
          <table:table-cell office:value-type="float" office:value="12.210356">
            <text:p>12.21</text:p>
          </table:table-cell>
          <table:table-cell office:value-type="float" office:value="96000">
            <text:p>96000</text:p>
          </table:table-cell>
          <table:table-cell office:value-type="float" office:value="131378.813452">
            <text:p>131378.81</text:p>
          </table:table-cell>
          <table:table-cell office:value-type="float" office:value="900">
            <text:p>900</text:p>
          </table:table-cell>
          <table:table-cell/>
          <table:table-cell table:style-name="ce27" table:formula="oooc:=[.C308]/3600" office:value-type="float" office:value="1.03222222222222">
            <text:p>1.0</text:p>
          </table:table-cell>
          <table:table-cell table:style-name="ce27" table:formula="oooc:=([.N308]+[.O308])/3600" office:value-type="float" office:value="1.04805555555556">
            <text:p>1.0</text:p>
          </table:table-cell>
          <table:table-cell table:formula="oooc:=([.L308]-[.K308])/3600" office:value-type="float" office:value="0">
            <text:p>0</text:p>
          </table:table-cell>
          <table:table-cell table:style-name="ce34" table:formula="oooc:=[.Y308]/[.W308]" office:value-type="percentage" office:value="0">
            <text:p>0.0%</text:p>
          </table:table-cell>
          <table:table-cell table:style-name="ce34" table:formula="oooc:=[.Y308]/([.L308]/3600)" office:value-type="percentage" office:value="0">
            <text:p>0.0%</text:p>
          </table:table-cell>
          <table:table-cell table:formula="oooc:=3600*[.Y308]/[.E308]" office:value-type="float" office:value="0">
            <text:p>0</text:p>
          </table:table-cell>
          <table:table-cell table:style-name="ce34" table:formula="oooc:=[.H308]/([.H308]+[.F308])" office:value-type="percentage" office:value="0">
            <text:p>#DIV/0!</text:p>
          </table:table-cell>
          <table:table-cell table:style-name="ce34" table:formula="oooc:=[.I308]/([.I308]+[.G308])" office:value-type="percentage" office:value="0">
            <text:p>0.0%</text:p>
          </table:table-cell>
          <table:table-cell table:formula="oooc:=[.H308]/([.X308])" office:value-type="float" office:value="0">
            <text:p>0</text:p>
          </table:table-cell>
          <table:table-cell table:formula="oooc:=[.I308]/([.X308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cbafc13d-fbf6-4426-af6c-28dbb32f779a</text:p>
          </table:table-cell>
          <table:table-cell office:value-type="float" office:value="606178">
            <text:p>606178</text:p>
          </table:table-cell>
          <table:table-cell office:value-type="float" office:value="36538">
            <text:p>36538</text:p>
          </table:table-cell>
          <table:table-cell office:value-type="float" office:value="2352">
            <text:p>2352</text:p>
          </table:table-cell>
          <table:table-cell office:value-type="float" office:value="2228">
            <text:p>2228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659">
            <text:p>659</text:p>
          </table:table-cell>
          <table:table-cell office:value-type="float" office:value="35879">
            <text:p>35879</text:p>
          </table:table-cell>
          <table:table-cell office:value-type="float" office:value="0">
            <text:p>0</text:p>
          </table:table-cell>
          <table:table-cell office:value-type="float" office:value="0.018367">
            <text:p>0.02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0.634721">
            <text:p>0.63</text:p>
          </table:table-cell>
          <table:table-cell office:value-type="float" office:value="1200">
            <text:p>1200</text:p>
          </table:table-cell>
          <table:table-cell/>
          <table:table-cell table:style-name="ce27" table:formula="oooc:=[.C309]/3600" office:value-type="float" office:value="10.1494444444444">
            <text:p>10.1</text:p>
          </table:table-cell>
          <table:table-cell table:style-name="ce27" table:formula="oooc:=([.N309]+[.O309])/3600" office:value-type="float" office:value="10.1494444444444">
            <text:p>10.1</text:p>
          </table:table-cell>
          <table:table-cell table:formula="oooc:=([.L309]-[.K309])/3600" office:value-type="float" office:value="0">
            <text:p>0</text:p>
          </table:table-cell>
          <table:table-cell table:style-name="ce34" table:formula="oooc:=[.Y309]/[.W309]" office:value-type="percentage" office:value="0">
            <text:p>0.0%</text:p>
          </table:table-cell>
          <table:table-cell table:style-name="ce34" table:formula="oooc:=[.Y309]/([.L309]/3600)" office:value-type="percentage" office:value="0">
            <text:p>#DIV/0!</text:p>
          </table:table-cell>
          <table:table-cell table:formula="oooc:=3600*[.Y309]/[.E309]" office:value-type="float" office:value="0">
            <text:p>0</text:p>
          </table:table-cell>
          <table:table-cell table:style-name="ce34" table:formula="oooc:=[.H309]/([.H309]+[.F309])" office:value-type="percentage" office:value="0">
            <text:p>#DIV/0!</text:p>
          </table:table-cell>
          <table:table-cell table:style-name="ce34" table:formula="oooc:=[.I309]/([.I309]+[.G309])" office:value-type="percentage" office:value="0">
            <text:p>#DIV/0!</text:p>
          </table:table-cell>
          <table:table-cell table:formula="oooc:=[.H309]/([.X309])" office:value-type="float" office:value="0">
            <text:p>0</text:p>
          </table:table-cell>
          <table:table-cell table:formula="oooc:=[.I309]/([.X309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fad4c91a-b18b-41f7-8695-c771cedb348f</text:p>
          </table:table-cell>
          <table:table-cell office:value-type="float" office:value="348514">
            <text:p>348514</text:p>
          </table:table-cell>
          <table:table-cell office:value-type="float" office:value="11077">
            <text:p>11077</text:p>
          </table:table-cell>
          <table:table-cell office:value-type="float" office:value="5195">
            <text:p>5195</text:p>
          </table:table-cell>
          <table:table-cell office:value-type="float" office:value="3679">
            <text:p>367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056">
            <text:p>1056</text:p>
          </table:table-cell>
          <table:table-cell office:value-type="float" office:value="0">
            <text:p>0</text:p>
          </table:table-cell>
          <table:table-cell office:value-type="float" office:value="6328">
            <text:p>6328</text:p>
          </table:table-cell>
          <table:table-cell office:value-type="float" office:value="3693">
            <text:p>3693</text:p>
          </table:table-cell>
          <table:table-cell office:value-type="float" office:value="1056">
            <text:p>1056</text:p>
          </table:table-cell>
          <table:table-cell office:value-type="float" office:value="1.713512">
            <text:p>1.71</text:p>
          </table:table-cell>
          <table:table-cell office:value-type="float" office:value="9.489583">
            <text:p>9.49</text:p>
          </table:table-cell>
          <table:table-cell office:value-type="float" office:value="96000">
            <text:p>96000</text:p>
          </table:table-cell>
          <table:table-cell office:value-type="float" office:value="0.505258">
            <text:p>0.51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10]/3600" office:value-type="float" office:value="3.07694444444444">
            <text:p>3.1</text:p>
          </table:table-cell>
          <table:table-cell table:style-name="ce27" table:formula="oooc:=([.N310]+[.O310])/3600" office:value-type="float" office:value="2.78361111111111">
            <text:p>2.8</text:p>
          </table:table-cell>
          <table:table-cell table:formula="oooc:=([.L310]-[.K310])/3600" office:value-type="float" office:value="0">
            <text:p>0</text:p>
          </table:table-cell>
          <table:table-cell table:style-name="ce34" table:formula="oooc:=[.Y310]/[.W310]" office:value-type="percentage" office:value="0">
            <text:p>0.0%</text:p>
          </table:table-cell>
          <table:table-cell table:style-name="ce34" table:formula="oooc:=[.Y310]/([.L310]/3600)" office:value-type="percentage" office:value="0">
            <text:p>0.0%</text:p>
          </table:table-cell>
          <table:table-cell table:formula="oooc:=3600*[.Y310]/[.E310]" office:value-type="float" office:value="0">
            <text:p>0</text:p>
          </table:table-cell>
          <table:table-cell table:style-name="ce34" table:formula="oooc:=[.H310]/([.H310]+[.F310])" office:value-type="percentage" office:value="0">
            <text:p>#DIV/0!</text:p>
          </table:table-cell>
          <table:table-cell table:style-name="ce34" table:formula="oooc:=[.I310]/([.I310]+[.G310])" office:value-type="percentage" office:value="0">
            <text:p>0.0%</text:p>
          </table:table-cell>
          <table:table-cell table:formula="oooc:=[.H310]/([.X310])" office:value-type="float" office:value="0">
            <text:p>0</text:p>
          </table:table-cell>
          <table:table-cell table:formula="oooc:=[.I310]/([.X310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c82a6666-2c93-447f-8b8a-abb1e6634a9d</text:p>
          </table:table-cell>
          <table:table-cell office:value-type="float" office:value="10863">
            <text:p>10863</text:p>
          </table:table-cell>
          <table:table-cell office:value-type="float" office:value="10814">
            <text:p>10814</text:p>
          </table:table-cell>
          <table:table-cell office:value-type="float" office:value="9336">
            <text:p>9336</text:p>
          </table:table-cell>
          <table:table-cell office:value-type="float" office:value="2154">
            <text:p>215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5078">
            <text:p>5078</text:p>
          </table:table-cell>
          <table:table-cell office:value-type="float" office:value="0">
            <text:p>0</text:p>
          </table:table-cell>
          <table:table-cell office:value-type="float" office:value="3853">
            <text:p>3853</text:p>
          </table:table-cell>
          <table:table-cell office:value-type="float" office:value="1883">
            <text:p>1883</text:p>
          </table:table-cell>
          <table:table-cell office:value-type="float" office:value="5078">
            <text:p>5078</text:p>
          </table:table-cell>
          <table:table-cell office:value-type="float" office:value="2.046203">
            <text:p>2.05</text:p>
          </table:table-cell>
          <table:table-cell office:value-type="float" office:value="1.129579">
            <text:p>1.13</text:p>
          </table:table-cell>
          <table:table-cell office:value-type="float" office:value="96000">
            <text:p>96000</text:p>
          </table:table-cell>
          <table:table-cell office:value-type="float" office:value="2.005315">
            <text:p>2.01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11]/3600" office:value-type="float" office:value="3.00388888888889">
            <text:p>3.0</text:p>
          </table:table-cell>
          <table:table-cell table:style-name="ce27" table:formula="oooc:=([.N311]+[.O311])/3600" office:value-type="float" office:value="1.59333333333333">
            <text:p>1.6</text:p>
          </table:table-cell>
          <table:table-cell table:formula="oooc:=([.L311]-[.K311])/3600" office:value-type="float" office:value="0">
            <text:p>0</text:p>
          </table:table-cell>
          <table:table-cell table:style-name="ce34" table:formula="oooc:=[.Y311]/[.W311]" office:value-type="percentage" office:value="0">
            <text:p>0.0%</text:p>
          </table:table-cell>
          <table:table-cell table:style-name="ce34" table:formula="oooc:=[.Y311]/([.L311]/3600)" office:value-type="percentage" office:value="0">
            <text:p>0.0%</text:p>
          </table:table-cell>
          <table:table-cell table:formula="oooc:=3600*[.Y311]/[.E311]" office:value-type="float" office:value="0">
            <text:p>0</text:p>
          </table:table-cell>
          <table:table-cell table:style-name="ce34" table:formula="oooc:=[.H311]/([.H311]+[.F311])" office:value-type="percentage" office:value="0">
            <text:p>#DIV/0!</text:p>
          </table:table-cell>
          <table:table-cell table:style-name="ce34" table:formula="oooc:=[.I311]/([.I311]+[.G311])" office:value-type="percentage" office:value="0">
            <text:p>0.0%</text:p>
          </table:table-cell>
          <table:table-cell table:formula="oooc:=[.H311]/([.X311])" office:value-type="float" office:value="0">
            <text:p>0</text:p>
          </table:table-cell>
          <table:table-cell table:formula="oooc:=[.I311]/([.X311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e570a3e4-b4ff-475a-94e3-76f8e72b2423</text:p>
          </table:table-cell>
          <table:table-cell office:value-type="float" office:value="142225">
            <text:p>142225</text:p>
          </table:table-cell>
          <table:table-cell office:value-type="float" office:value="3686">
            <text:p>3686</text:p>
          </table:table-cell>
          <table:table-cell office:value-type="float" office:value="7276">
            <text:p>7276</text:p>
          </table:table-cell>
          <table:table-cell office:value-type="float" office:value="3910">
            <text:p>391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420">
            <text:p>2420</text:p>
          </table:table-cell>
          <table:table-cell office:value-type="float" office:value="0">
            <text:p>0</text:p>
          </table:table-cell>
          <table:table-cell office:value-type="float" office:value="8612">
            <text:p>8612</text:p>
          </table:table-cell>
          <table:table-cell office:value-type="float" office:value="3577">
            <text:p>3577</text:p>
          </table:table-cell>
          <table:table-cell office:value-type="float" office:value="2420">
            <text:p>2420</text:p>
          </table:table-cell>
          <table:table-cell office:value-type="float" office:value="2.407604">
            <text:p>2.41</text:p>
          </table:table-cell>
          <table:table-cell office:value-type="float" office:value="5.036777">
            <text:p>5.04</text:p>
          </table:table-cell>
          <table:table-cell office:value-type="float" office:value="96000">
            <text:p>96000</text:p>
          </table:table-cell>
          <table:table-cell office:value-type="float" office:value="8.434614">
            <text:p>8.43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12]/3600" office:value-type="float" office:value="1.02388888888889">
            <text:p>1.0</text:p>
          </table:table-cell>
          <table:table-cell table:style-name="ce27" table:formula="oooc:=([.N312]+[.O312])/3600" office:value-type="float" office:value="3.38583333333333">
            <text:p>3.4</text:p>
          </table:table-cell>
          <table:table-cell table:formula="oooc:=([.L312]-[.K312])/3600" office:value-type="float" office:value="0">
            <text:p>0</text:p>
          </table:table-cell>
          <table:table-cell table:style-name="ce34" table:formula="oooc:=[.Y312]/[.W312]" office:value-type="percentage" office:value="0">
            <text:p>0.0%</text:p>
          </table:table-cell>
          <table:table-cell table:style-name="ce34" table:formula="oooc:=[.Y312]/([.L312]/3600)" office:value-type="percentage" office:value="0">
            <text:p>0.0%</text:p>
          </table:table-cell>
          <table:table-cell table:formula="oooc:=3600*[.Y312]/[.E312]" office:value-type="float" office:value="0">
            <text:p>0</text:p>
          </table:table-cell>
          <table:table-cell table:style-name="ce34" table:formula="oooc:=[.H312]/([.H312]+[.F312])" office:value-type="percentage" office:value="0">
            <text:p>#DIV/0!</text:p>
          </table:table-cell>
          <table:table-cell table:style-name="ce34" table:formula="oooc:=[.I312]/([.I312]+[.G312])" office:value-type="percentage" office:value="0">
            <text:p>0.0%</text:p>
          </table:table-cell>
          <table:table-cell table:formula="oooc:=[.H312]/([.X312])" office:value-type="float" office:value="0">
            <text:p>0</text:p>
          </table:table-cell>
          <table:table-cell table:formula="oooc:=[.I312]/([.X312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eb458a81-52ae-43cc-8714-1eccadbaf55c</text:p>
          </table:table-cell>
          <table:table-cell office:value-type="float" office:value="275061">
            <text:p>275061</text:p>
          </table:table-cell>
          <table:table-cell office:value-type="float" office:value="21690">
            <text:p>21690</text:p>
          </table:table-cell>
          <table:table-cell office:value-type="float" office:value="12243">
            <text:p>12243</text:p>
          </table:table-cell>
          <table:table-cell office:value-type="float" office:value="8207">
            <text:p>820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058">
            <text:p>3058</text:p>
          </table:table-cell>
          <table:table-cell office:value-type="float" office:value="0">
            <text:p>0</text:p>
          </table:table-cell>
          <table:table-cell office:value-type="float" office:value="11132">
            <text:p>11132</text:p>
          </table:table-cell>
          <table:table-cell office:value-type="float" office:value="7500">
            <text:p>7500</text:p>
          </table:table-cell>
          <table:table-cell office:value-type="float" office:value="3058">
            <text:p>3058</text:p>
          </table:table-cell>
          <table:table-cell office:value-type="float" office:value="1.484267">
            <text:p>1.48</text:p>
          </table:table-cell>
          <table:table-cell office:value-type="float" office:value="6.092871">
            <text:p>6.09</text:p>
          </table:table-cell>
          <table:table-cell office:value-type="float" office:value="96000">
            <text:p>96000</text:p>
          </table:table-cell>
          <table:table-cell office:value-type="float" office:value="0.701038">
            <text:p>0.7</text:p>
          </table:table-cell>
          <table:table-cell office:value-type="float" office:value="180">
            <text:p>180</text:p>
          </table:table-cell>
          <table:table-cell/>
          <table:table-cell table:style-name="ce27" table:formula="oooc:=[.C313]/3600" office:value-type="float" office:value="6.025">
            <text:p>6.0</text:p>
          </table:table-cell>
          <table:table-cell table:style-name="ce27" table:formula="oooc:=([.N313]+[.O313])/3600" office:value-type="float" office:value="5.17555555555556">
            <text:p>5.2</text:p>
          </table:table-cell>
          <table:table-cell table:formula="oooc:=([.L313]-[.K313])/3600" office:value-type="float" office:value="0">
            <text:p>0</text:p>
          </table:table-cell>
          <table:table-cell table:style-name="ce34" table:formula="oooc:=[.Y313]/[.W313]" office:value-type="percentage" office:value="0">
            <text:p>0.0%</text:p>
          </table:table-cell>
          <table:table-cell table:style-name="ce34" table:formula="oooc:=[.Y313]/([.L313]/3600)" office:value-type="percentage" office:value="0">
            <text:p>0.0%</text:p>
          </table:table-cell>
          <table:table-cell table:formula="oooc:=3600*[.Y313]/[.E313]" office:value-type="float" office:value="0">
            <text:p>0</text:p>
          </table:table-cell>
          <table:table-cell table:style-name="ce34" table:formula="oooc:=[.H313]/([.H313]+[.F313])" office:value-type="percentage" office:value="1">
            <text:p>100.0%</text:p>
          </table:table-cell>
          <table:table-cell table:style-name="ce34" table:formula="oooc:=[.I313]/([.I313]+[.G313])" office:value-type="percentage" office:value="0">
            <text:p>0.0%</text:p>
          </table:table-cell>
          <table:table-cell table:formula="oooc:=[.H313]/([.X313])" office:value-type="float" office:value="0.193215972520395">
            <text:p>0.19</text:p>
          </table:table-cell>
          <table:table-cell table:formula="oooc:=[.I313]/([.X313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5e14924e-a262-4830-bb43-2c5fdfceb1f0</text:p>
          </table:table-cell>
          <table:table-cell office:value-type="float" office:value="690865">
            <text:p>690865</text:p>
          </table:table-cell>
          <table:table-cell office:value-type="float" office:value="5879">
            <text:p>5879</text:p>
          </table:table-cell>
          <table:table-cell office:value-type="float" office:value="2838">
            <text:p>2838</text:p>
          </table:table-cell>
          <table:table-cell office:value-type="float" office:value="2077">
            <text:p>207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464">
            <text:p>464</text:p>
          </table:table-cell>
          <table:table-cell office:value-type="float" office:value="0">
            <text:p>0</text:p>
          </table:table-cell>
          <table:table-cell office:value-type="float" office:value="2439">
            <text:p>2439</text:p>
          </table:table-cell>
          <table:table-cell office:value-type="float" office:value="2976">
            <text:p>2976</text:p>
          </table:table-cell>
          <table:table-cell office:value-type="float" office:value="464">
            <text:p>464</text:p>
          </table:table-cell>
          <table:table-cell office:value-type="float" office:value="0.819556">
            <text:p>0.82</text:p>
          </table:table-cell>
          <table:table-cell office:value-type="float" office:value="11.670259">
            <text:p>11.67</text:p>
          </table:table-cell>
          <table:table-cell office:value-type="float" office:value="96000">
            <text:p>96000</text:p>
          </table:table-cell>
          <table:table-cell office:value-type="float" office:value="463.142641">
            <text:p>463.14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14]/3600" office:value-type="float" office:value="1.63305555555556">
            <text:p>1.6</text:p>
          </table:table-cell>
          <table:table-cell table:style-name="ce27" table:formula="oooc:=([.N314]+[.O314])/3600" office:value-type="float" office:value="1.50416666666667">
            <text:p>1.5</text:p>
          </table:table-cell>
          <table:table-cell table:formula="oooc:=([.L314]-[.K314])/3600" office:value-type="float" office:value="0">
            <text:p>0</text:p>
          </table:table-cell>
          <table:table-cell table:style-name="ce34" table:formula="oooc:=[.Y314]/[.W314]" office:value-type="percentage" office:value="0">
            <text:p>0.0%</text:p>
          </table:table-cell>
          <table:table-cell table:style-name="ce34" table:formula="oooc:=[.Y314]/([.L314]/3600)" office:value-type="percentage" office:value="0">
            <text:p>0.0%</text:p>
          </table:table-cell>
          <table:table-cell table:formula="oooc:=3600*[.Y314]/[.E314]" office:value-type="float" office:value="0">
            <text:p>0</text:p>
          </table:table-cell>
          <table:table-cell table:style-name="ce34" table:formula="oooc:=[.H314]/([.H314]+[.F314])" office:value-type="percentage" office:value="0">
            <text:p>#DIV/0!</text:p>
          </table:table-cell>
          <table:table-cell table:style-name="ce34" table:formula="oooc:=[.I314]/([.I314]+[.G314])" office:value-type="percentage" office:value="0.333333333333333">
            <text:p>33.3%</text:p>
          </table:table-cell>
          <table:table-cell table:formula="oooc:=[.H314]/([.X314])" office:value-type="float" office:value="0">
            <text:p>0</text:p>
          </table:table-cell>
          <table:table-cell table:formula="oooc:=[.I314]/([.X314])" office:value-type="float" office:value="0.664819944598338">
            <text:p>0.66</text:p>
          </table:table-cell>
          <table:table-cell table:number-columns-repeated="224"/>
        </table:table-row>
        <table:table-row table:style-name="ro2">
          <table:table-cell office:value-type="string">
            <text:p>d65ddd3b-89bf-49e3-90a6-4999bb5027ca</text:p>
          </table:table-cell>
          <table:table-cell office:value-type="float" office:value="3647">
            <text:p>3647</text:p>
          </table:table-cell>
          <table:table-cell office:value-type="float" office:value="3600">
            <text:p>3600</text:p>
          </table:table-cell>
          <table:table-cell office:value-type="float" office:value="3666">
            <text:p>3666</text:p>
          </table:table-cell>
          <table:table-cell office:value-type="float" office:value="3657">
            <text:p>3657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244">
            <text:p>244</text:p>
          </table:table-cell>
          <table:table-cell office:value-type="float" office:value="3356">
            <text:p>3356</text:p>
          </table:table-cell>
          <table:table-cell office:value-type="float" office:value="0">
            <text:p>0</text:p>
          </table:table-cell>
          <table:table-cell office:value-type="float" office:value="0.072706">
            <text:p>0.07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7.944907">
            <text:p>7.94</text:p>
          </table:table-cell>
          <table:table-cell office:value-type="float" office:value="3600">
            <text:p>3600</text:p>
          </table:table-cell>
          <table:table-cell/>
          <table:table-cell table:style-name="ce27" table:formula="oooc:=[.C315]/3600" office:value-type="float" office:value="1">
            <text:p>1.0</text:p>
          </table:table-cell>
          <table:table-cell table:style-name="ce27" table:formula="oooc:=([.N315]+[.O315])/3600" office:value-type="float" office:value="1">
            <text:p>1.0</text:p>
          </table:table-cell>
          <table:table-cell table:formula="oooc:=([.L315]-[.K315])/3600" office:value-type="float" office:value="0">
            <text:p>0</text:p>
          </table:table-cell>
          <table:table-cell table:style-name="ce34" table:formula="oooc:=[.Y315]/[.W315]" office:value-type="percentage" office:value="0">
            <text:p>0.0%</text:p>
          </table:table-cell>
          <table:table-cell table:style-name="ce34" table:formula="oooc:=[.Y315]/([.L315]/3600)" office:value-type="percentage" office:value="0">
            <text:p>#DIV/0!</text:p>
          </table:table-cell>
          <table:table-cell table:formula="oooc:=3600*[.Y315]/[.E315]" office:value-type="float" office:value="0">
            <text:p>0</text:p>
          </table:table-cell>
          <table:table-cell table:style-name="ce34" table:formula="oooc:=[.H315]/([.H315]+[.F315])" office:value-type="percentage" office:value="0">
            <text:p>#DIV/0!</text:p>
          </table:table-cell>
          <table:table-cell table:style-name="ce34" table:formula="oooc:=[.I315]/([.I315]+[.G315])" office:value-type="percentage" office:value="0">
            <text:p>#DIV/0!</text:p>
          </table:table-cell>
          <table:table-cell table:formula="oooc:=[.H315]/([.X315])" office:value-type="float" office:value="0">
            <text:p>0</text:p>
          </table:table-cell>
          <table:table-cell table:formula="oooc:=[.I315]/([.X315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93b3bb4b-75fc-4bc3-b8d7-b0130d4f92c9</text:p>
          </table:table-cell>
          <table:table-cell office:value-type="float" office:value="122436">
            <text:p>122436</text:p>
          </table:table-cell>
          <table:table-cell office:value-type="float" office:value="45494">
            <text:p>45494</text:p>
          </table:table-cell>
          <table:table-cell office:value-type="float" office:value="113">
            <text:p>113</text:p>
          </table:table-cell>
          <table:table-cell office:value-type="float" office:value="96">
            <text:p>96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75">
            <text:p>75</text:p>
          </table:table-cell>
          <table:table-cell office:value-type="float" office:value="45419">
            <text:p>45419</text:p>
          </table:table-cell>
          <table:table-cell office:value-type="float" office:value="0">
            <text:p>0</text:p>
          </table:table-cell>
          <table:table-cell office:value-type="float" office:value="0.001651">
            <text:p>0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0.924098">
            <text:p>0.92</text:p>
          </table:table-cell>
          <table:table-cell office:value-type="float" office:value="900">
            <text:p>900</text:p>
          </table:table-cell>
          <table:table-cell/>
          <table:table-cell table:style-name="ce27" table:formula="oooc:=[.C316]/3600" office:value-type="float" office:value="12.6372222222222">
            <text:p>12.6</text:p>
          </table:table-cell>
          <table:table-cell table:style-name="ce27" table:formula="oooc:=([.N316]+[.O316])/3600" office:value-type="float" office:value="12.6372222222222">
            <text:p>12.6</text:p>
          </table:table-cell>
          <table:table-cell table:formula="oooc:=([.L316]-[.K316])/3600" office:value-type="float" office:value="0">
            <text:p>0</text:p>
          </table:table-cell>
          <table:table-cell table:style-name="ce34" table:formula="oooc:=[.Y316]/[.W316]" office:value-type="percentage" office:value="0">
            <text:p>0.0%</text:p>
          </table:table-cell>
          <table:table-cell table:style-name="ce34" table:formula="oooc:=[.Y316]/([.L316]/3600)" office:value-type="percentage" office:value="0">
            <text:p>#DIV/0!</text:p>
          </table:table-cell>
          <table:table-cell table:formula="oooc:=3600*[.Y316]/[.E316]" office:value-type="float" office:value="0">
            <text:p>0</text:p>
          </table:table-cell>
          <table:table-cell table:style-name="ce34" table:formula="oooc:=[.H316]/([.H316]+[.F316])" office:value-type="percentage" office:value="0">
            <text:p>#DIV/0!</text:p>
          </table:table-cell>
          <table:table-cell table:style-name="ce34" table:formula="oooc:=[.I316]/([.I316]+[.G316])" office:value-type="percentage" office:value="0">
            <text:p>#DIV/0!</text:p>
          </table:table-cell>
          <table:table-cell table:formula="oooc:=[.H316]/([.X316])" office:value-type="float" office:value="0">
            <text:p>0</text:p>
          </table:table-cell>
          <table:table-cell table:formula="oooc:=[.I316]/([.X316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95f55ca5-ef6b-495d-bcb7-0768a779a2b7</text:p>
          </table:table-cell>
          <table:table-cell office:value-type="float" office:value="46825">
            <text:p>46825</text:p>
          </table:table-cell>
          <table:table-cell office:value-type="float" office:value="19849">
            <text:p>19849</text:p>
          </table:table-cell>
          <table:table-cell office:value-type="float" office:value="19057">
            <text:p>19057</text:p>
          </table:table-cell>
          <table:table-cell office:value-type="float" office:value="6098">
            <text:p>609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9460">
            <text:p>9460</text:p>
          </table:table-cell>
          <table:table-cell office:value-type="float" office:value="0">
            <text:p>0</text:p>
          </table:table-cell>
          <table:table-cell office:value-type="float" office:value="4182">
            <text:p>4182</text:p>
          </table:table-cell>
          <table:table-cell office:value-type="float" office:value="6207">
            <text:p>6207</text:p>
          </table:table-cell>
          <table:table-cell office:value-type="float" office:value="9460">
            <text:p>9460</text:p>
          </table:table-cell>
          <table:table-cell office:value-type="float" office:value="0.673755">
            <text:p>0.67</text:p>
          </table:table-cell>
          <table:table-cell office:value-type="float" office:value="1.098203">
            <text:p>1.1</text:p>
          </table:table-cell>
          <table:table-cell office:value-type="float" office:value="96000">
            <text:p>96000</text:p>
          </table:table-cell>
          <table:table-cell office:value-type="float" office:value="0.906348">
            <text:p>0.91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17]/3600" office:value-type="float" office:value="5.51361111111111">
            <text:p>5.5</text:p>
          </table:table-cell>
          <table:table-cell table:style-name="ce27" table:formula="oooc:=([.N317]+[.O317])/3600" office:value-type="float" office:value="2.88583333333333">
            <text:p>2.9</text:p>
          </table:table-cell>
          <table:table-cell table:formula="oooc:=([.L317]-[.K317])/3600" office:value-type="float" office:value="0">
            <text:p>0</text:p>
          </table:table-cell>
          <table:table-cell table:style-name="ce34" table:formula="oooc:=[.Y317]/[.W317]" office:value-type="percentage" office:value="0">
            <text:p>0.0%</text:p>
          </table:table-cell>
          <table:table-cell table:style-name="ce34" table:formula="oooc:=[.Y317]/([.L317]/3600)" office:value-type="percentage" office:value="0">
            <text:p>0.0%</text:p>
          </table:table-cell>
          <table:table-cell table:formula="oooc:=3600*[.Y317]/[.E317]" office:value-type="float" office:value="0">
            <text:p>0</text:p>
          </table:table-cell>
          <table:table-cell table:style-name="ce34" table:formula="oooc:=[.H317]/([.H317]+[.F317])" office:value-type="percentage" office:value="0">
            <text:p>#DIV/0!</text:p>
          </table:table-cell>
          <table:table-cell table:style-name="ce34" table:formula="oooc:=[.I317]/([.I317]+[.G317])" office:value-type="percentage" office:value="0">
            <text:p>0.0%</text:p>
          </table:table-cell>
          <table:table-cell table:formula="oooc:=[.H317]/([.X317])" office:value-type="float" office:value="0">
            <text:p>0</text:p>
          </table:table-cell>
          <table:table-cell table:formula="oooc:=[.I317]/([.X317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66f253aa-1c4c-4405-93fb-d5f3ef0bc398</text:p>
          </table:table-cell>
          <table:table-cell office:value-type="float" office:value="365971">
            <text:p>365971</text:p>
          </table:table-cell>
          <table:table-cell office:value-type="float" office:value="37327">
            <text:p>37327</text:p>
          </table:table-cell>
          <table:table-cell office:value-type="float" office:value="18737">
            <text:p>18737</text:p>
          </table:table-cell>
          <table:table-cell office:value-type="float" office:value="8592">
            <text:p>859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9226">
            <text:p>9226</text:p>
          </table:table-cell>
          <table:table-cell office:value-type="float" office:value="0">
            <text:p>0</text:p>
          </table:table-cell>
          <table:table-cell office:value-type="float" office:value="9659">
            <text:p>9659</text:p>
          </table:table-cell>
          <table:table-cell office:value-type="float" office:value="18442">
            <text:p>18442</text:p>
          </table:table-cell>
          <table:table-cell office:value-type="float" office:value="9226">
            <text:p>9226</text:p>
          </table:table-cell>
          <table:table-cell office:value-type="float" office:value="0.52375">
            <text:p>0.52</text:p>
          </table:table-cell>
          <table:table-cell office:value-type="float" office:value="3.045849">
            <text:p>3.05</text:p>
          </table:table-cell>
          <table:table-cell office:value-type="float" office:value="96000">
            <text:p>96000</text:p>
          </table:table-cell>
          <table:table-cell office:value-type="float" office:value="1777.237514">
            <text:p>1777.24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18]/3600" office:value-type="float" office:value="10.3686111111111">
            <text:p>10.4</text:p>
          </table:table-cell>
          <table:table-cell table:style-name="ce27" table:formula="oooc:=([.N318]+[.O318])/3600" office:value-type="float" office:value="7.80583333333333">
            <text:p>7.8</text:p>
          </table:table-cell>
          <table:table-cell table:formula="oooc:=([.L318]-[.K318])/3600" office:value-type="float" office:value="0">
            <text:p>0</text:p>
          </table:table-cell>
          <table:table-cell table:style-name="ce34" table:formula="oooc:=[.Y318]/[.W318]" office:value-type="percentage" office:value="0">
            <text:p>0.0%</text:p>
          </table:table-cell>
          <table:table-cell table:style-name="ce34" table:formula="oooc:=[.Y318]/([.L318]/3600)" office:value-type="percentage" office:value="0">
            <text:p>0.0%</text:p>
          </table:table-cell>
          <table:table-cell table:formula="oooc:=3600*[.Y318]/[.E318]" office:value-type="float" office:value="0">
            <text:p>0</text:p>
          </table:table-cell>
          <table:table-cell table:style-name="ce34" table:formula="oooc:=[.H318]/([.H318]+[.F318])" office:value-type="percentage" office:value="0">
            <text:p>#DIV/0!</text:p>
          </table:table-cell>
          <table:table-cell table:style-name="ce34" table:formula="oooc:=[.I318]/([.I318]+[.G318])" office:value-type="percentage" office:value="0">
            <text:p>0.0%</text:p>
          </table:table-cell>
          <table:table-cell table:formula="oooc:=[.H318]/([.X318])" office:value-type="float" office:value="0">
            <text:p>0</text:p>
          </table:table-cell>
          <table:table-cell table:formula="oooc:=[.I318]/([.X318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0ca07ae1-8b3f-487d-84b4-ae27afbf47ef</text:p>
          </table:table-cell>
          <table:table-cell office:value-type="float" office:value="7609">
            <text:p>7609</text:p>
          </table:table-cell>
          <table:table-cell office:value-type="float" office:value="7336">
            <text:p>7336</text:p>
          </table:table-cell>
          <table:table-cell office:value-type="float" office:value="7698">
            <text:p>7698</text:p>
          </table:table-cell>
          <table:table-cell office:value-type="float" office:value="5682">
            <text:p>568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380">
            <text:p>1380</text:p>
          </table:table-cell>
          <table:table-cell office:value-type="float" office:value="0">
            <text:p>0</text:p>
          </table:table-cell>
          <table:table-cell office:value-type="float" office:value="942">
            <text:p>942</text:p>
          </table:table-cell>
          <table:table-cell office:value-type="float" office:value="5014">
            <text:p>5014</text:p>
          </table:table-cell>
          <table:table-cell office:value-type="float" office:value="1380">
            <text:p>1380</text:p>
          </table:table-cell>
          <table:table-cell office:value-type="float" office:value="0.187874">
            <text:p>0.19</text:p>
          </table:table-cell>
          <table:table-cell office:value-type="float" office:value="4.315942">
            <text:p>4.32</text:p>
          </table:table-cell>
          <table:table-cell office:value-type="float" office:value="96000">
            <text:p>96000</text:p>
          </table:table-cell>
          <table:table-cell office:value-type="float" office:value="1.423104">
            <text:p>1.42</text:p>
          </table:table-cell>
          <table:table-cell office:value-type="float" office:value="1800">
            <text:p>1800</text:p>
          </table:table-cell>
          <table:table-cell/>
          <table:table-cell table:style-name="ce27" table:formula="oooc:=[.C319]/3600" office:value-type="float" office:value="2.03777777777778">
            <text:p>2.0</text:p>
          </table:table-cell>
          <table:table-cell table:style-name="ce27" table:formula="oooc:=([.N319]+[.O319])/3600" office:value-type="float" office:value="1.65444444444444">
            <text:p>1.7</text:p>
          </table:table-cell>
          <table:table-cell table:formula="oooc:=([.L319]-[.K319])/3600" office:value-type="float" office:value="0">
            <text:p>0</text:p>
          </table:table-cell>
          <table:table-cell table:style-name="ce34" table:formula="oooc:=[.Y319]/[.W319]" office:value-type="percentage" office:value="0">
            <text:p>0.0%</text:p>
          </table:table-cell>
          <table:table-cell table:style-name="ce34" table:formula="oooc:=[.Y319]/([.L319]/3600)" office:value-type="percentage" office:value="0">
            <text:p>0.0%</text:p>
          </table:table-cell>
          <table:table-cell table:formula="oooc:=3600*[.Y319]/[.E319]" office:value-type="float" office:value="0">
            <text:p>0</text:p>
          </table:table-cell>
          <table:table-cell table:style-name="ce34" table:formula="oooc:=[.H319]/([.H319]+[.F319])" office:value-type="percentage" office:value="1">
            <text:p>100.0%</text:p>
          </table:table-cell>
          <table:table-cell table:style-name="ce34" table:formula="oooc:=[.I319]/([.I319]+[.G319])" office:value-type="percentage" office:value="0">
            <text:p>0.0%</text:p>
          </table:table-cell>
          <table:table-cell table:formula="oooc:=[.H319]/([.X319])" office:value-type="float" office:value="1.20886501007388">
            <text:p>1.21</text:p>
          </table:table-cell>
          <table:table-cell table:formula="oooc:=[.I319]/([.X319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0571cc46-0945-4230-9337-33db6f844a4f</text:p>
          </table:table-cell>
          <table:table-cell office:value-type="float" office:value="22150">
            <text:p>22150</text:p>
          </table:table-cell>
          <table:table-cell office:value-type="float" office:value="4958">
            <text:p>4958</text:p>
          </table:table-cell>
          <table:table-cell office:value-type="float" office:value="1465">
            <text:p>1465</text:p>
          </table:table-cell>
          <table:table-cell office:value-type="float" office:value="1418">
            <text:p>141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60">
            <text:p>60</text:p>
          </table:table-cell>
          <table:table-cell office:value-type="float" office:value="5007">
            <text:p>5007</text:p>
          </table:table-cell>
          <table:table-cell office:value-type="float" office:value="0">
            <text:p>0</text:p>
          </table:table-cell>
          <table:table-cell office:value-type="float" office:value="0.011983">
            <text:p>0.01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2.176488">
            <text:p>2.18</text:p>
          </table:table-cell>
          <table:table-cell office:value-type="float" office:value="1200">
            <text:p>1200</text:p>
          </table:table-cell>
          <table:table-cell/>
          <table:table-cell table:style-name="ce27" table:formula="oooc:=[.C320]/3600" office:value-type="float" office:value="1.37722222222222">
            <text:p>1.4</text:p>
          </table:table-cell>
          <table:table-cell table:style-name="ce27" table:formula="oooc:=([.N320]+[.O320])/3600" office:value-type="float" office:value="1.4075">
            <text:p>1.4</text:p>
          </table:table-cell>
          <table:table-cell table:formula="oooc:=([.L320]-[.K320])/3600" office:value-type="float" office:value="0">
            <text:p>0</text:p>
          </table:table-cell>
          <table:table-cell table:style-name="ce34" table:formula="oooc:=[.Y320]/[.W320]" office:value-type="percentage" office:value="0">
            <text:p>0.0%</text:p>
          </table:table-cell>
          <table:table-cell table:style-name="ce34" table:formula="oooc:=[.Y320]/([.L320]/3600)" office:value-type="percentage" office:value="0">
            <text:p>#DIV/0!</text:p>
          </table:table-cell>
          <table:table-cell table:formula="oooc:=3600*[.Y320]/[.E320]" office:value-type="float" office:value="0">
            <text:p>0</text:p>
          </table:table-cell>
          <table:table-cell table:style-name="ce34" table:formula="oooc:=[.H320]/([.H320]+[.F320])" office:value-type="percentage" office:value="1">
            <text:p>100.0%</text:p>
          </table:table-cell>
          <table:table-cell table:style-name="ce34" table:formula="oooc:=[.I320]/([.I320]+[.G320])" office:value-type="percentage" office:value="0">
            <text:p>#DIV/0!</text:p>
          </table:table-cell>
          <table:table-cell table:formula="oooc:=[.H320]/([.X320])" office:value-type="float" office:value="0.710479573712256">
            <text:p>0.71</text:p>
          </table:table-cell>
          <table:table-cell table:formula="oooc:=[.I320]/([.X320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d9e63f1f-c92e-4dd8-966f-3179f70478a1</text:p>
          </table:table-cell>
          <table:table-cell office:value-type="float" office:value="1766001">
            <text:p>1766001</text:p>
          </table:table-cell>
          <table:table-cell office:value-type="float" office:value="25248">
            <text:p>25248</text:p>
          </table:table-cell>
          <table:table-cell office:value-type="float" office:value="6840">
            <text:p>6840</text:p>
          </table:table-cell>
          <table:table-cell office:value-type="float" office:value="3396">
            <text:p>339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370">
            <text:p>2370</text:p>
          </table:table-cell>
          <table:table-cell office:value-type="float" office:value="0">
            <text:p>0</text:p>
          </table:table-cell>
          <table:table-cell office:value-type="float" office:value="2154">
            <text:p>2154</text:p>
          </table:table-cell>
          <table:table-cell office:value-type="float" office:value="20724">
            <text:p>20724</text:p>
          </table:table-cell>
          <table:table-cell office:value-type="float" office:value="2370">
            <text:p>2370</text:p>
          </table:table-cell>
          <table:table-cell office:value-type="float" office:value="0.103937">
            <text:p>0.1</text:p>
          </table:table-cell>
          <table:table-cell office:value-type="float" office:value="9.653165">
            <text:p>9.65</text:p>
          </table:table-cell>
          <table:table-cell office:value-type="float" office:value="96000">
            <text:p>96000</text:p>
          </table:table-cell>
          <table:table-cell office:value-type="float" office:value="1.044468">
            <text:p>1.04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21]/3600" office:value-type="float" office:value="7.01333333333333">
            <text:p>7.0</text:p>
          </table:table-cell>
          <table:table-cell table:style-name="ce27" table:formula="oooc:=([.N321]+[.O321])/3600" office:value-type="float" office:value="6.355">
            <text:p>6.4</text:p>
          </table:table-cell>
          <table:table-cell table:formula="oooc:=([.L321]-[.K321])/3600" office:value-type="float" office:value="0">
            <text:p>0</text:p>
          </table:table-cell>
          <table:table-cell table:style-name="ce34" table:formula="oooc:=[.Y321]/[.W321]" office:value-type="percentage" office:value="0">
            <text:p>0.0%</text:p>
          </table:table-cell>
          <table:table-cell table:style-name="ce34" table:formula="oooc:=[.Y321]/([.L321]/3600)" office:value-type="percentage" office:value="0">
            <text:p>0.0%</text:p>
          </table:table-cell>
          <table:table-cell table:formula="oooc:=3600*[.Y321]/[.E321]" office:value-type="float" office:value="0">
            <text:p>0</text:p>
          </table:table-cell>
          <table:table-cell table:style-name="ce34" table:formula="oooc:=[.H321]/([.H321]+[.F321])" office:value-type="percentage" office:value="0">
            <text:p>#DIV/0!</text:p>
          </table:table-cell>
          <table:table-cell table:style-name="ce34" table:formula="oooc:=[.I321]/([.I321]+[.G321])" office:value-type="percentage" office:value="0">
            <text:p>0.0%</text:p>
          </table:table-cell>
          <table:table-cell table:formula="oooc:=[.H321]/([.X321])" office:value-type="float" office:value="0">
            <text:p>0</text:p>
          </table:table-cell>
          <table:table-cell table:formula="oooc:=[.I321]/([.X321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f241200e-d41e-43e6-8474-350efaf04cb2</text:p>
          </table:table-cell>
          <table:table-cell office:value-type="float" office:value="823148">
            <text:p>823148</text:p>
          </table:table-cell>
          <table:table-cell office:value-type="float" office:value="5505">
            <text:p>5505</text:p>
          </table:table-cell>
          <table:table-cell office:value-type="float" office:value="2708">
            <text:p>2708</text:p>
          </table:table-cell>
          <table:table-cell office:value-type="float" office:value="2262">
            <text:p>226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94">
            <text:p>294</text:p>
          </table:table-cell>
          <table:table-cell office:value-type="float" office:value="0">
            <text:p>0</text:p>
          </table:table-cell>
          <table:table-cell office:value-type="float" office:value="2518">
            <text:p>2518</text:p>
          </table:table-cell>
          <table:table-cell office:value-type="float" office:value="2693">
            <text:p>2693</text:p>
          </table:table-cell>
          <table:table-cell office:value-type="float" office:value="294">
            <text:p>294</text:p>
          </table:table-cell>
          <table:table-cell office:value-type="float" office:value="0.935017">
            <text:p>0.94</text:p>
          </table:table-cell>
          <table:table-cell office:value-type="float" office:value="17.72449">
            <text:p>17.72</text:p>
          </table:table-cell>
          <table:table-cell office:value-type="float" office:value="96000">
            <text:p>96000</text:p>
          </table:table-cell>
          <table:table-cell office:value-type="float" office:value="0.964302">
            <text:p>0.96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22]/3600" office:value-type="float" office:value="1.52916666666667">
            <text:p>1.5</text:p>
          </table:table-cell>
          <table:table-cell table:style-name="ce27" table:formula="oooc:=([.N322]+[.O322])/3600" office:value-type="float" office:value="1.4475">
            <text:p>1.4</text:p>
          </table:table-cell>
          <table:table-cell table:formula="oooc:=([.L322]-[.K322])/3600" office:value-type="float" office:value="0">
            <text:p>0</text:p>
          </table:table-cell>
          <table:table-cell table:style-name="ce34" table:formula="oooc:=[.Y322]/[.W322]" office:value-type="percentage" office:value="0">
            <text:p>0.0%</text:p>
          </table:table-cell>
          <table:table-cell table:style-name="ce34" table:formula="oooc:=[.Y322]/([.L322]/3600)" office:value-type="percentage" office:value="0">
            <text:p>0.0%</text:p>
          </table:table-cell>
          <table:table-cell table:formula="oooc:=3600*[.Y322]/[.E322]" office:value-type="float" office:value="0">
            <text:p>0</text:p>
          </table:table-cell>
          <table:table-cell table:style-name="ce34" table:formula="oooc:=[.H322]/([.H322]+[.F322])" office:value-type="percentage" office:value="0">
            <text:p>#DIV/0!</text:p>
          </table:table-cell>
          <table:table-cell table:style-name="ce34" table:formula="oooc:=[.I322]/([.I322]+[.G322])" office:value-type="percentage" office:value="0">
            <text:p>0.0%</text:p>
          </table:table-cell>
          <table:table-cell table:formula="oooc:=[.H322]/([.X322])" office:value-type="float" office:value="0">
            <text:p>0</text:p>
          </table:table-cell>
          <table:table-cell table:formula="oooc:=[.I322]/([.X322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5145e52c-f198-4043-94c8-b904d144af17</text:p>
          </table:table-cell>
          <table:table-cell office:value-type="float" office:value="636162">
            <text:p>636162</text:p>
          </table:table-cell>
          <table:table-cell office:value-type="float" office:value="19090">
            <text:p>19090</text:p>
          </table:table-cell>
          <table:table-cell office:value-type="float" office:value="16442">
            <text:p>16442</text:p>
          </table:table-cell>
          <table:table-cell office:value-type="float" office:value="4672">
            <text:p>467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9845">
            <text:p>9845</text:p>
          </table:table-cell>
          <table:table-cell office:value-type="float" office:value="0">
            <text:p>0</text:p>
          </table:table-cell>
          <table:table-cell office:value-type="float" office:value="4780">
            <text:p>4780</text:p>
          </table:table-cell>
          <table:table-cell office:value-type="float" office:value="4465">
            <text:p>4465</text:p>
          </table:table-cell>
          <table:table-cell office:value-type="float" office:value="9845">
            <text:p>9845</text:p>
          </table:table-cell>
          <table:table-cell office:value-type="float" office:value="1.070549">
            <text:p>1.07</text:p>
          </table:table-cell>
          <table:table-cell office:value-type="float" office:value="0.939055">
            <text:p>0.94</text:p>
          </table:table-cell>
          <table:table-cell office:value-type="float" office:value="96000">
            <text:p>96000</text:p>
          </table:table-cell>
          <table:table-cell office:value-type="float" office:value="128.631628">
            <text:p>128.63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23]/3600" office:value-type="float" office:value="5.30277777777778">
            <text:p>5.3</text:p>
          </table:table-cell>
          <table:table-cell table:style-name="ce27" table:formula="oooc:=([.N323]+[.O323])/3600" office:value-type="float" office:value="2.56805555555556">
            <text:p>2.6</text:p>
          </table:table-cell>
          <table:table-cell table:formula="oooc:=([.L323]-[.K323])/3600" office:value-type="float" office:value="0">
            <text:p>0</text:p>
          </table:table-cell>
          <table:table-cell table:style-name="ce34" table:formula="oooc:=[.Y323]/[.W323]" office:value-type="percentage" office:value="0">
            <text:p>0.0%</text:p>
          </table:table-cell>
          <table:table-cell table:style-name="ce34" table:formula="oooc:=[.Y323]/([.L323]/3600)" office:value-type="percentage" office:value="0">
            <text:p>0.0%</text:p>
          </table:table-cell>
          <table:table-cell table:formula="oooc:=3600*[.Y323]/[.E323]" office:value-type="float" office:value="0">
            <text:p>0</text:p>
          </table:table-cell>
          <table:table-cell table:style-name="ce34" table:formula="oooc:=[.H323]/([.H323]+[.F323])" office:value-type="percentage" office:value="0">
            <text:p>#DIV/0!</text:p>
          </table:table-cell>
          <table:table-cell table:style-name="ce34" table:formula="oooc:=[.I323]/([.I323]+[.G323])" office:value-type="percentage" office:value="0">
            <text:p>0.0%</text:p>
          </table:table-cell>
          <table:table-cell table:formula="oooc:=[.H323]/([.X323])" office:value-type="float" office:value="0">
            <text:p>0</text:p>
          </table:table-cell>
          <table:table-cell table:formula="oooc:=[.I323]/([.X323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aa3a53e9-3a52-4cc1-b0c3-b158e0532a2f</text:p>
          </table:table-cell>
          <table:table-cell office:value-type="float" office:value="83510">
            <text:p>83510</text:p>
          </table:table-cell>
          <table:table-cell office:value-type="float" office:value="3602">
            <text:p>3602</text:p>
          </table:table-cell>
          <table:table-cell office:value-type="float" office:value="710">
            <text:p>710</text:p>
          </table:table-cell>
          <table:table-cell office:value-type="float" office:value="694">
            <text:p>694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2943">
            <text:p>2943</text:p>
          </table:table-cell>
          <table:table-cell office:value-type="float" office:value="659">
            <text:p>659</text:p>
          </table:table-cell>
          <table:table-cell office:value-type="float" office:value="0">
            <text:p>0</text:p>
          </table:table-cell>
          <table:table-cell office:value-type="float" office:value="4.465857">
            <text:p>4.47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1.189082">
            <text:p>1.19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24]/3600" office:value-type="float" office:value="1.00055555555556">
            <text:p>1.0</text:p>
          </table:table-cell>
          <table:table-cell table:style-name="ce27" table:formula="oooc:=([.N324]+[.O324])/3600" office:value-type="float" office:value="1.00055555555556">
            <text:p>1.0</text:p>
          </table:table-cell>
          <table:table-cell table:formula="oooc:=([.L324]-[.K324])/3600" office:value-type="float" office:value="0">
            <text:p>0</text:p>
          </table:table-cell>
          <table:table-cell table:style-name="ce34" table:formula="oooc:=[.Y324]/[.W324]" office:value-type="percentage" office:value="0">
            <text:p>0.0%</text:p>
          </table:table-cell>
          <table:table-cell table:style-name="ce34" table:formula="oooc:=[.Y324]/([.L324]/3600)" office:value-type="percentage" office:value="0">
            <text:p>#DIV/0!</text:p>
          </table:table-cell>
          <table:table-cell table:formula="oooc:=3600*[.Y324]/[.E324]" office:value-type="float" office:value="0">
            <text:p>0</text:p>
          </table:table-cell>
          <table:table-cell table:style-name="ce34" table:formula="oooc:=[.H324]/([.H324]+[.F324])" office:value-type="percentage" office:value="0">
            <text:p>#DIV/0!</text:p>
          </table:table-cell>
          <table:table-cell table:style-name="ce34" table:formula="oooc:=[.I324]/([.I324]+[.G324])" office:value-type="percentage" office:value="0">
            <text:p>#DIV/0!</text:p>
          </table:table-cell>
          <table:table-cell table:formula="oooc:=[.H324]/([.X324])" office:value-type="float" office:value="0">
            <text:p>0</text:p>
          </table:table-cell>
          <table:table-cell table:formula="oooc:=[.I324]/([.X324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79ca4ae4-07ad-4da2-bd4b-d6b7c899f352</text:p>
          </table:table-cell>
          <table:table-cell office:value-type="float" office:value="610094">
            <text:p>610094</text:p>
          </table:table-cell>
          <table:table-cell office:value-type="float" office:value="8093">
            <text:p>8093</text:p>
          </table:table-cell>
          <table:table-cell office:value-type="float" office:value="487">
            <text:p>487</text:p>
          </table:table-cell>
          <table:table-cell office:value-type="float" office:value="98">
            <text:p>98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30">
            <text:p>30</text:p>
          </table:table-cell>
          <table:table-cell office:value-type="float" office:value="8063">
            <text:p>8063</text:p>
          </table:table-cell>
          <table:table-cell office:value-type="float" office:value="0">
            <text:p>0</text:p>
          </table:table-cell>
          <table:table-cell office:value-type="float" office:value="0.003721">
            <text:p>0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1.405025">
            <text:p>1.41</text:p>
          </table:table-cell>
          <table:table-cell office:value-type="float" office:value="180">
            <text:p>180</text:p>
          </table:table-cell>
          <table:table-cell/>
          <table:table-cell table:style-name="ce27" table:formula="oooc:=[.C325]/3600" office:value-type="float" office:value="2.24805555555556">
            <text:p>2.2</text:p>
          </table:table-cell>
          <table:table-cell table:style-name="ce27" table:formula="oooc:=([.N325]+[.O325])/3600" office:value-type="float" office:value="2.24805555555556">
            <text:p>2.2</text:p>
          </table:table-cell>
          <table:table-cell table:formula="oooc:=([.L325]-[.K325])/3600" office:value-type="float" office:value="0">
            <text:p>0</text:p>
          </table:table-cell>
          <table:table-cell table:style-name="ce34" table:formula="oooc:=[.Y325]/[.W325]" office:value-type="percentage" office:value="0">
            <text:p>0.0%</text:p>
          </table:table-cell>
          <table:table-cell table:style-name="ce34" table:formula="oooc:=[.Y325]/([.L325]/3600)" office:value-type="percentage" office:value="0">
            <text:p>#DIV/0!</text:p>
          </table:table-cell>
          <table:table-cell table:formula="oooc:=3600*[.Y325]/[.E325]" office:value-type="float" office:value="0">
            <text:p>0</text:p>
          </table:table-cell>
          <table:table-cell table:style-name="ce34" table:formula="oooc:=[.H325]/([.H325]+[.F325])" office:value-type="percentage" office:value="0">
            <text:p>#DIV/0!</text:p>
          </table:table-cell>
          <table:table-cell table:style-name="ce34" table:formula="oooc:=[.I325]/([.I325]+[.G325])" office:value-type="percentage" office:value="0">
            <text:p>#DIV/0!</text:p>
          </table:table-cell>
          <table:table-cell table:formula="oooc:=[.H325]/([.X325])" office:value-type="float" office:value="0">
            <text:p>0</text:p>
          </table:table-cell>
          <table:table-cell table:formula="oooc:=[.I325]/([.X325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7de171e5-2ce3-4e5d-ae36-2252e2005afe</text:p>
          </table:table-cell>
          <table:table-cell office:value-type="float" office:value="3636">
            <text:p>3636</text:p>
          </table:table-cell>
          <table:table-cell office:value-type="float" office:value="3605">
            <text:p>3605</text:p>
          </table:table-cell>
          <table:table-cell office:value-type="float" office:value="3983">
            <text:p>3983</text:p>
          </table:table-cell>
          <table:table-cell office:value-type="float" office:value="1500">
            <text:p>1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758">
            <text:p>1758</text:p>
          </table:table-cell>
          <table:table-cell office:value-type="float" office:value="0">
            <text:p>0</text:p>
          </table:table-cell>
          <table:table-cell office:value-type="float" office:value="277">
            <text:p>277</text:p>
          </table:table-cell>
          <table:table-cell office:value-type="float" office:value="1570">
            <text:p>1570</text:p>
          </table:table-cell>
          <table:table-cell office:value-type="float" office:value="1758">
            <text:p>1758</text:p>
          </table:table-cell>
          <table:table-cell office:value-type="float" office:value="0.176433">
            <text:p>0.18</text:p>
          </table:table-cell>
          <table:table-cell office:value-type="float" office:value="1.050626">
            <text:p>1.05</text:p>
          </table:table-cell>
          <table:table-cell office:value-type="float" office:value="96000">
            <text:p>96000</text:p>
          </table:table-cell>
          <table:table-cell office:value-type="float" office:value="0.547325">
            <text:p>0.55</text:p>
          </table:table-cell>
          <table:table-cell office:value-type="float" office:value="900">
            <text:p>900</text:p>
          </table:table-cell>
          <table:table-cell/>
          <table:table-cell table:style-name="ce27" table:formula="oooc:=[.C326]/3600" office:value-type="float" office:value="1.00138888888889">
            <text:p>1.0</text:p>
          </table:table-cell>
          <table:table-cell table:style-name="ce27" table:formula="oooc:=([.N326]+[.O326])/3600" office:value-type="float" office:value="0.513055555555556">
            <text:p>0.5</text:p>
          </table:table-cell>
          <table:table-cell table:formula="oooc:=([.L326]-[.K326])/3600" office:value-type="float" office:value="0">
            <text:p>0</text:p>
          </table:table-cell>
          <table:table-cell table:style-name="ce34" table:formula="oooc:=[.Y326]/[.W326]" office:value-type="percentage" office:value="0">
            <text:p>0.0%</text:p>
          </table:table-cell>
          <table:table-cell table:style-name="ce34" table:formula="oooc:=[.Y326]/([.L326]/3600)" office:value-type="percentage" office:value="0">
            <text:p>0.0%</text:p>
          </table:table-cell>
          <table:table-cell table:formula="oooc:=3600*[.Y326]/[.E326]" office:value-type="float" office:value="0">
            <text:p>0</text:p>
          </table:table-cell>
          <table:table-cell table:style-name="ce34" table:formula="oooc:=[.H326]/([.H326]+[.F326])" office:value-type="percentage" office:value="0">
            <text:p>#DIV/0!</text:p>
          </table:table-cell>
          <table:table-cell table:style-name="ce34" table:formula="oooc:=[.I326]/([.I326]+[.G326])" office:value-type="percentage" office:value="0">
            <text:p>0.0%</text:p>
          </table:table-cell>
          <table:table-cell table:formula="oooc:=[.H326]/([.X326])" office:value-type="float" office:value="0">
            <text:p>0</text:p>
          </table:table-cell>
          <table:table-cell table:formula="oooc:=[.I326]/([.X326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7cf83bb8-3a19-4ac8-96c3-7ef38f8fa680</text:p>
          </table:table-cell>
          <table:table-cell office:value-type="float" office:value="215883">
            <text:p>215883</text:p>
          </table:table-cell>
          <table:table-cell office:value-type="float" office:value="5011">
            <text:p>5011</text:p>
          </table:table-cell>
          <table:table-cell office:value-type="float" office:value="618">
            <text:p>618</text:p>
          </table:table-cell>
          <table:table-cell office:value-type="float" office:value="570">
            <text:p>57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65">
            <text:p>265</text:p>
          </table:table-cell>
          <table:table-cell office:value-type="float" office:value="4739">
            <text:p>4739</text:p>
          </table:table-cell>
          <table:table-cell office:value-type="float" office:value="7">
            <text:p>7</text:p>
          </table:table-cell>
          <table:table-cell office:value-type="float" office:value="0.055919">
            <text:p>0.06</text:p>
          </table:table-cell>
          <table:table-cell office:value-type="float" office:value="714.857143">
            <text:p>714.86</text:p>
          </table:table-cell>
          <table:table-cell office:value-type="float" office:value="96000">
            <text:p>96000</text:p>
          </table:table-cell>
          <table:table-cell office:value-type="float" office:value="1.003069">
            <text:p>1</text:p>
          </table:table-cell>
          <table:table-cell office:value-type="float" office:value="60">
            <text:p>60</text:p>
          </table:table-cell>
          <table:table-cell/>
          <table:table-cell table:style-name="ce27" table:formula="oooc:=[.C327]/3600" office:value-type="float" office:value="1.39194444444444">
            <text:p>1.4</text:p>
          </table:table-cell>
          <table:table-cell table:style-name="ce27" table:formula="oooc:=([.N327]+[.O327])/3600" office:value-type="float" office:value="1.39">
            <text:p>1.4</text:p>
          </table:table-cell>
          <table:table-cell table:formula="oooc:=([.L327]-[.K327])/3600" office:value-type="float" office:value="0">
            <text:p>0</text:p>
          </table:table-cell>
          <table:table-cell table:style-name="ce34" table:formula="oooc:=[.Y327]/[.W327]" office:value-type="percentage" office:value="0">
            <text:p>0.0%</text:p>
          </table:table-cell>
          <table:table-cell table:style-name="ce34" table:formula="oooc:=[.Y327]/([.L327]/3600)" office:value-type="percentage" office:value="0">
            <text:p>0.0%</text:p>
          </table:table-cell>
          <table:table-cell table:formula="oooc:=3600*[.Y327]/[.E327]" office:value-type="float" office:value="0">
            <text:p>0</text:p>
          </table:table-cell>
          <table:table-cell table:style-name="ce34" table:formula="oooc:=[.H327]/([.H327]+[.F327])" office:value-type="percentage" office:value="0">
            <text:p>#DIV/0!</text:p>
          </table:table-cell>
          <table:table-cell table:style-name="ce34" table:formula="oooc:=[.I327]/([.I327]+[.G327])" office:value-type="percentage" office:value="0.5">
            <text:p>50.0%</text:p>
          </table:table-cell>
          <table:table-cell table:formula="oooc:=[.H327]/([.X327])" office:value-type="float" office:value="0">
            <text:p>0</text:p>
          </table:table-cell>
          <table:table-cell table:formula="oooc:=[.I327]/([.X327])" office:value-type="float" office:value="0.719424460431655">
            <text:p>0.72</text:p>
          </table:table-cell>
          <table:table-cell table:number-columns-repeated="224"/>
        </table:table-row>
        <table:table-row table:style-name="ro2">
          <table:table-cell office:value-type="string">
            <text:p>c54c17ad-2c52-439d-9b08-2a199e8fdf8b</text:p>
          </table:table-cell>
          <table:table-cell office:value-type="float" office:value="1297270">
            <text:p>1297270</text:p>
          </table:table-cell>
          <table:table-cell office:value-type="float" office:value="39247">
            <text:p>39247</text:p>
          </table:table-cell>
          <table:table-cell office:value-type="float" office:value="18529">
            <text:p>18529</text:p>
          </table:table-cell>
          <table:table-cell office:value-type="float" office:value="17726">
            <text:p>177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float" office:value="31093">
            <text:p>31093</text:p>
          </table:table-cell>
          <table:table-cell office:value-type="float" office:value="12157">
            <text:p>12157</text:p>
          </table:table-cell>
          <table:table-cell office:value-type="float" office:value="142">
            <text:p>142</text:p>
          </table:table-cell>
          <table:table-cell office:value-type="float" office:value="2.557621">
            <text:p>2.56</text:p>
          </table:table-cell>
          <table:table-cell office:value-type="float" office:value="304.577465">
            <text:p>304.58</text:p>
          </table:table-cell>
          <table:table-cell office:value-type="float" office:value="96000">
            <text:p>96000</text:p>
          </table:table-cell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28]/3600" office:value-type="float" office:value="10.9019444444444">
            <text:p>10.9</text:p>
          </table:table-cell>
          <table:table-cell table:style-name="ce27" table:formula="oooc:=([.N328]+[.O328])/3600" office:value-type="float" office:value="12.0138888888889">
            <text:p>12.0</text:p>
          </table:table-cell>
          <table:table-cell table:formula="oooc:=([.L328]-[.K328])/3600" office:value-type="float" office:value="0">
            <text:p>0</text:p>
          </table:table-cell>
          <table:table-cell table:style-name="ce34" table:formula="oooc:=[.Y328]/[.W328]" office:value-type="percentage" office:value="0">
            <text:p>0.0%</text:p>
          </table:table-cell>
          <table:table-cell table:style-name="ce34" table:formula="oooc:=[.Y328]/([.L328]/3600)" office:value-type="percentage" office:value="0">
            <text:p>0.0%</text:p>
          </table:table-cell>
          <table:table-cell table:formula="oooc:=3600*[.Y328]/[.E328]" office:value-type="float" office:value="0">
            <text:p>0</text:p>
          </table:table-cell>
          <table:table-cell table:style-name="ce34" table:formula="oooc:=[.H328]/([.H328]+[.F328])" office:value-type="percentage" office:value="0">
            <text:p>#DIV/0!</text:p>
          </table:table-cell>
          <table:table-cell table:style-name="ce34" table:formula="oooc:=[.I328]/([.I328]+[.G328])" office:value-type="percentage" office:value="0">
            <text:p>0.0%</text:p>
          </table:table-cell>
          <table:table-cell table:formula="oooc:=[.H328]/([.X328])" office:value-type="float" office:value="0">
            <text:p>0</text:p>
          </table:table-cell>
          <table:table-cell table:formula="oooc:=[.I328]/([.X328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18e25e6a-0ef1-458e-af8f-56b611072d77</text:p>
          </table:table-cell>
          <table:table-cell office:value-type="float" office:value="4937">
            <text:p>4937</text:p>
          </table:table-cell>
          <table:table-cell office:value-type="float" office:value="4862">
            <text:p>4862</text:p>
          </table:table-cell>
          <table:table-cell office:value-type="float" office:value="2371">
            <text:p>2371</text:p>
          </table:table-cell>
          <table:table-cell office:value-type="float" office:value="2348">
            <text:p>23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582">
            <text:p>2582</text:p>
          </table:table-cell>
          <table:table-cell office:value-type="float" office:value="2275">
            <text:p>2275</text:p>
          </table:table-cell>
          <table:table-cell office:value-type="float" office:value="5">
            <text:p>5</text:p>
          </table:table-cell>
          <table:table-cell office:value-type="float" office:value="1.134945">
            <text:p>1.13</text:p>
          </table:table-cell>
          <table:table-cell office:value-type="float" office:value="971.4">
            <text:p>971.4</text:p>
          </table:table-cell>
          <table:table-cell office:value-type="float" office:value="96000">
            <text:p>96000</text:p>
          </table:table-cell>
          <table:table-cell office:value-type="float" office:value="0.477274">
            <text:p>0.48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29]/3600" office:value-type="float" office:value="1.35055555555556">
            <text:p>1.4</text:p>
          </table:table-cell>
          <table:table-cell table:style-name="ce27" table:formula="oooc:=([.N329]+[.O329])/3600" office:value-type="float" office:value="1.34916666666667">
            <text:p>1.3</text:p>
          </table:table-cell>
          <table:table-cell table:formula="oooc:=([.L329]-[.K329])/3600" office:value-type="float" office:value="0">
            <text:p>0</text:p>
          </table:table-cell>
          <table:table-cell table:style-name="ce34" table:formula="oooc:=[.Y329]/[.W329]" office:value-type="percentage" office:value="0">
            <text:p>0.0%</text:p>
          </table:table-cell>
          <table:table-cell table:style-name="ce34" table:formula="oooc:=[.Y329]/([.L329]/3600)" office:value-type="percentage" office:value="0">
            <text:p>0.0%</text:p>
          </table:table-cell>
          <table:table-cell table:formula="oooc:=3600*[.Y329]/[.E329]" office:value-type="float" office:value="0">
            <text:p>0</text:p>
          </table:table-cell>
          <table:table-cell table:style-name="ce34" table:formula="oooc:=[.H329]/([.H329]+[.F329])" office:value-type="percentage" office:value="0">
            <text:p>#DIV/0!</text:p>
          </table:table-cell>
          <table:table-cell table:style-name="ce34" table:formula="oooc:=[.I329]/([.I329]+[.G329])" office:value-type="percentage" office:value="0">
            <text:p>0.0%</text:p>
          </table:table-cell>
          <table:table-cell table:formula="oooc:=[.H329]/([.X329])" office:value-type="float" office:value="0">
            <text:p>0</text:p>
          </table:table-cell>
          <table:table-cell table:formula="oooc:=[.I329]/([.X329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4e0abf6c-3d31-447a-a87c-aaf872872c63</text:p>
          </table:table-cell>
          <table:table-cell office:value-type="float" office:value="405587">
            <text:p>405587</text:p>
          </table:table-cell>
          <table:table-cell office:value-type="float" office:value="4581">
            <text:p>4581</text:p>
          </table:table-cell>
          <table:table-cell office:value-type="float" office:value="5357">
            <text:p>5357</text:p>
          </table:table-cell>
          <table:table-cell office:value-type="float" office:value="1730">
            <text:p>17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361">
            <text:p>2361</text:p>
          </table:table-cell>
          <table:table-cell office:value-type="float" office:value="0">
            <text:p>0</text:p>
          </table:table-cell>
          <table:table-cell office:value-type="float" office:value="1030">
            <text:p>1030</text:p>
          </table:table-cell>
          <table:table-cell office:value-type="float" office:value="1190">
            <text:p>1190</text:p>
          </table:table-cell>
          <table:table-cell office:value-type="float" office:value="2361">
            <text:p>2361</text:p>
          </table:table-cell>
          <table:table-cell office:value-type="float" office:value="0.865546">
            <text:p>0.87</text:p>
          </table:table-cell>
          <table:table-cell office:value-type="float" office:value="0.94028">
            <text:p>0.94</text:p>
          </table:table-cell>
          <table:table-cell office:value-type="float" office:value="96000">
            <text:p>96000</text:p>
          </table:table-cell>
          <table:table-cell office:value-type="float" office:value="1.035532">
            <text:p>1.04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30]/3600" office:value-type="float" office:value="1.2725">
            <text:p>1.3</text:p>
          </table:table-cell>
          <table:table-cell table:style-name="ce27" table:formula="oooc:=([.N330]+[.O330])/3600" office:value-type="float" office:value="0.616666666666667">
            <text:p>0.6</text:p>
          </table:table-cell>
          <table:table-cell table:formula="oooc:=([.L330]-[.K330])/3600" office:value-type="float" office:value="0">
            <text:p>0</text:p>
          </table:table-cell>
          <table:table-cell table:style-name="ce34" table:formula="oooc:=[.Y330]/[.W330]" office:value-type="percentage" office:value="0">
            <text:p>0.0%</text:p>
          </table:table-cell>
          <table:table-cell table:style-name="ce34" table:formula="oooc:=[.Y330]/([.L330]/3600)" office:value-type="percentage" office:value="0">
            <text:p>0.0%</text:p>
          </table:table-cell>
          <table:table-cell table:formula="oooc:=3600*[.Y330]/[.E330]" office:value-type="float" office:value="0">
            <text:p>0</text:p>
          </table:table-cell>
          <table:table-cell table:style-name="ce34" table:formula="oooc:=[.H330]/([.H330]+[.F330])" office:value-type="percentage" office:value="0">
            <text:p>#DIV/0!</text:p>
          </table:table-cell>
          <table:table-cell table:style-name="ce34" table:formula="oooc:=[.I330]/([.I330]+[.G330])" office:value-type="percentage" office:value="0">
            <text:p>0.0%</text:p>
          </table:table-cell>
          <table:table-cell table:formula="oooc:=[.H330]/([.X330])" office:value-type="float" office:value="0">
            <text:p>0</text:p>
          </table:table-cell>
          <table:table-cell table:formula="oooc:=[.I330]/([.X330])" office:value-type="float" office:value="0">
            <text:p>0</text:p>
          </table:table-cell>
          <table:table-cell table:number-columns-repeated="224"/>
        </table:table-row>
        <table:table-row table:style-name="ro3">
          <table:table-cell office:value-type="string">
            <text:p>60d9d531-b9b7-4638-aecc-aa10232fa49c</text:p>
          </table:table-cell>
          <table:table-cell office:value-type="float" office:value="2424946">
            <text:p>2424946</text:p>
          </table:table-cell>
          <table:table-cell office:value-type="float" office:value="4504">
            <text:p>4504</text:p>
          </table:table-cell>
          <table:table-cell office:value-type="float" office:value="5296">
            <text:p>5296</text:p>
          </table:table-cell>
          <table:table-cell office:value-type="float" office:value="933">
            <text:p>93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074">
            <text:p>3074</text:p>
          </table:table-cell>
          <table:table-cell office:value-type="float" office:value="0">
            <text:p>0</text:p>
          </table:table-cell>
          <table:table-cell office:value-type="float" office:value="379">
            <text:p>379</text:p>
          </table:table-cell>
          <table:table-cell office:value-type="float" office:value="1051">
            <text:p>1051</text:p>
          </table:table-cell>
          <table:table-cell office:value-type="float" office:value="3074">
            <text:p>3074</text:p>
          </table:table-cell>
          <table:table-cell office:value-type="float" office:value="0.360609">
            <text:p>0.36</text:p>
          </table:table-cell>
          <table:table-cell office:value-type="float" office:value="0.465192">
            <text:p>0.47</text:p>
          </table:table-cell>
          <table:table-cell office:value-type="float" office:value="96000">
            <text:p>96000</text:p>
          </table:table-cell>
          <table:table-cell office:value-type="float" office:value="2.982069">
            <text:p>2.98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31]/3600" office:value-type="float" office:value="1.25111111111111">
            <text:p>1.3</text:p>
          </table:table-cell>
          <table:table-cell table:style-name="ce27" table:formula="oooc:=([.N331]+[.O331])/3600" office:value-type="float" office:value="0.397222222222222">
            <text:p>0.4</text:p>
          </table:table-cell>
          <table:table-cell table:formula="oooc:=([.L331]-[.K331])/3600" office:value-type="float" office:value="0">
            <text:p>0</text:p>
          </table:table-cell>
          <table:table-cell table:style-name="ce34" table:formula="oooc:=[.Y331]/[.W331]" office:value-type="percentage" office:value="0">
            <text:p>0.0%</text:p>
          </table:table-cell>
          <table:table-cell table:style-name="ce34" table:formula="oooc:=[.Y331]/([.L331]/3600)" office:value-type="percentage" office:value="0">
            <text:p>0.0%</text:p>
          </table:table-cell>
          <table:table-cell table:formula="oooc:=3600*[.Y331]/[.E331]" office:value-type="float" office:value="0">
            <text:p>0</text:p>
          </table:table-cell>
          <table:table-cell table:style-name="ce34" table:formula="oooc:=[.H331]/([.H331]+[.F331])" office:value-type="percentage" office:value="0">
            <text:p>#DIV/0!</text:p>
          </table:table-cell>
          <table:table-cell table:style-name="ce34" table:formula="oooc:=[.I331]/([.I331]+[.G331])" office:value-type="percentage" office:value="0">
            <text:p>0.0%</text:p>
          </table:table-cell>
          <table:table-cell table:formula="oooc:=[.H331]/([.X331])" office:value-type="float" office:value="0">
            <text:p>0</text:p>
          </table:table-cell>
          <table:table-cell table:formula="oooc:=[.I331]/([.X331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fd610692-e5a4-4baf-a6ef-85a2b9231c98</text:p>
          </table:table-cell>
          <table:table-cell office:value-type="float" office:value="101972">
            <text:p>101972</text:p>
          </table:table-cell>
          <table:table-cell office:value-type="float" office:value="19553">
            <text:p>19553</text:p>
          </table:table-cell>
          <table:table-cell office:value-type="float" office:value="12147">
            <text:p>12147</text:p>
          </table:table-cell>
          <table:table-cell office:value-type="float" office:value="8571">
            <text:p>857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982">
            <text:p>4982</text:p>
          </table:table-cell>
          <table:table-cell office:value-type="float" office:value="0">
            <text:p>0</text:p>
          </table:table-cell>
          <table:table-cell office:value-type="float" office:value="4645">
            <text:p>4645</text:p>
          </table:table-cell>
          <table:table-cell office:value-type="float" office:value="9926">
            <text:p>9926</text:p>
          </table:table-cell>
          <table:table-cell office:value-type="float" office:value="4982">
            <text:p>4982</text:p>
          </table:table-cell>
          <table:table-cell office:value-type="float" office:value="0.467963">
            <text:p>0.47</text:p>
          </table:table-cell>
          <table:table-cell office:value-type="float" office:value="2.924729">
            <text:p>2.92</text:p>
          </table:table-cell>
          <table:table-cell office:value-type="float" office:value="96000">
            <text:p>96000</text:p>
          </table:table-cell>
          <table:table-cell office:value-type="float" office:value="550812.465109">
            <text:p>550812.47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32]/3600" office:value-type="float" office:value="5.43138888888889">
            <text:p>5.4</text:p>
          </table:table-cell>
          <table:table-cell table:style-name="ce27" table:formula="oooc:=([.N332]+[.O332])/3600" office:value-type="float" office:value="4.0475">
            <text:p>4.0</text:p>
          </table:table-cell>
          <table:table-cell table:formula="oooc:=([.L332]-[.K332])/3600" office:value-type="float" office:value="0">
            <text:p>0</text:p>
          </table:table-cell>
          <table:table-cell table:style-name="ce34" table:formula="oooc:=[.Y332]/[.W332]" office:value-type="percentage" office:value="0">
            <text:p>0.0%</text:p>
          </table:table-cell>
          <table:table-cell table:style-name="ce34" table:formula="oooc:=[.Y332]/([.L332]/3600)" office:value-type="percentage" office:value="0">
            <text:p>0.0%</text:p>
          </table:table-cell>
          <table:table-cell table:formula="oooc:=3600*[.Y332]/[.E332]" office:value-type="float" office:value="0">
            <text:p>0</text:p>
          </table:table-cell>
          <table:table-cell table:style-name="ce34" table:formula="oooc:=[.H332]/([.H332]+[.F332])" office:value-type="percentage" office:value="1">
            <text:p>100.0%</text:p>
          </table:table-cell>
          <table:table-cell table:style-name="ce34" table:formula="oooc:=[.I332]/([.I332]+[.G332])" office:value-type="percentage" office:value="0">
            <text:p>0.0%</text:p>
          </table:table-cell>
          <table:table-cell table:formula="oooc:=[.H332]/([.X332])" office:value-type="float" office:value="0.247066090179123">
            <text:p>0.25</text:p>
          </table:table-cell>
          <table:table-cell table:formula="oooc:=[.I332]/([.X332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bbf5a2b0-d94c-4dc0-9cb2-77ea73addc2b</text:p>
          </table:table-cell>
          <table:table-cell office:value-type="float" office:value="1798094">
            <text:p>1798094</text:p>
          </table:table-cell>
          <table:table-cell office:value-type="float" office:value="71140">
            <text:p>71140</text:p>
          </table:table-cell>
          <table:table-cell office:value-type="float" office:value="376">
            <text:p>376</text:p>
          </table:table-cell>
          <table:table-cell office:value-type="float" office:value="139">
            <text:p>139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33">
            <text:p>33</text:p>
          </table:table-cell>
          <table:table-cell office:value-type="float" office:value="71268">
            <text:p>71268</text:p>
          </table:table-cell>
          <table:table-cell office:value-type="float" office:value="0">
            <text:p>0</text:p>
          </table:table-cell>
          <table:table-cell office:value-type="float" office:value="0.000463">
            <text:p>0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0.062723">
            <text:p>0.06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33]/3600" office:value-type="float" office:value="19.7611111111111">
            <text:p>19.8</text:p>
          </table:table-cell>
          <table:table-cell table:style-name="ce27" table:formula="oooc:=([.N333]+[.O333])/3600" office:value-type="float" office:value="19.8058333333333">
            <text:p>19.8</text:p>
          </table:table-cell>
          <table:table-cell table:formula="oooc:=([.L333]-[.K333])/3600" office:value-type="float" office:value="0">
            <text:p>0</text:p>
          </table:table-cell>
          <table:table-cell table:style-name="ce34" table:formula="oooc:=[.Y333]/[.W333]" office:value-type="percentage" office:value="0">
            <text:p>0.0%</text:p>
          </table:table-cell>
          <table:table-cell table:style-name="ce34" table:formula="oooc:=[.Y333]/([.L333]/3600)" office:value-type="percentage" office:value="0">
            <text:p>#DIV/0!</text:p>
          </table:table-cell>
          <table:table-cell table:formula="oooc:=3600*[.Y333]/[.E333]" office:value-type="float" office:value="0">
            <text:p>0</text:p>
          </table:table-cell>
          <table:table-cell table:style-name="ce34" table:formula="oooc:=[.H333]/([.H333]+[.F333])" office:value-type="percentage" office:value="0">
            <text:p>#DIV/0!</text:p>
          </table:table-cell>
          <table:table-cell table:style-name="ce34" table:formula="oooc:=[.I333]/([.I333]+[.G333])" office:value-type="percentage" office:value="0">
            <text:p>#DIV/0!</text:p>
          </table:table-cell>
          <table:table-cell table:formula="oooc:=[.H333]/([.X333])" office:value-type="float" office:value="0">
            <text:p>0</text:p>
          </table:table-cell>
          <table:table-cell table:formula="oooc:=[.I333]/([.X333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8d523f69-0b8e-4aa5-bcd8-46a2700aca37</text:p>
          </table:table-cell>
          <table:table-cell office:value-type="float" office:value="187190">
            <text:p>187190</text:p>
          </table:table-cell>
          <table:table-cell office:value-type="float" office:value="10028">
            <text:p>10028</text:p>
          </table:table-cell>
          <table:table-cell office:value-type="float" office:value="12055">
            <text:p>12055</text:p>
          </table:table-cell>
          <table:table-cell office:value-type="float" office:value="5574">
            <text:p>557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5258">
            <text:p>5258</text:p>
          </table:table-cell>
          <table:table-cell office:value-type="float" office:value="0">
            <text:p>0</text:p>
          </table:table-cell>
          <table:table-cell office:value-type="float" office:value="1986">
            <text:p>1986</text:p>
          </table:table-cell>
          <table:table-cell office:value-type="float" office:value="6184">
            <text:p>6184</text:p>
          </table:table-cell>
          <table:table-cell office:value-type="float" office:value="5258">
            <text:p>5258</text:p>
          </table:table-cell>
          <table:table-cell office:value-type="float" office:value="0.321151">
            <text:p>0.32</text:p>
          </table:table-cell>
          <table:table-cell office:value-type="float" office:value="1.553823">
            <text:p>1.55</text:p>
          </table:table-cell>
          <table:table-cell office:value-type="float" office:value="96000">
            <text:p>96000</text:p>
          </table:table-cell>
          <table:table-cell office:value-type="float" office:value="55608.187175">
            <text:p>55608.19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34]/3600" office:value-type="float" office:value="2.78555555555556">
            <text:p>2.8</text:p>
          </table:table-cell>
          <table:table-cell table:style-name="ce27" table:formula="oooc:=([.N334]+[.O334])/3600" office:value-type="float" office:value="2.26944444444444">
            <text:p>2.3</text:p>
          </table:table-cell>
          <table:table-cell table:formula="oooc:=([.L334]-[.K334])/3600" office:value-type="float" office:value="0">
            <text:p>0</text:p>
          </table:table-cell>
          <table:table-cell table:style-name="ce34" table:formula="oooc:=[.Y334]/[.W334]" office:value-type="percentage" office:value="0">
            <text:p>0.0%</text:p>
          </table:table-cell>
          <table:table-cell table:style-name="ce34" table:formula="oooc:=[.Y334]/([.L334]/3600)" office:value-type="percentage" office:value="0">
            <text:p>0.0%</text:p>
          </table:table-cell>
          <table:table-cell table:formula="oooc:=3600*[.Y334]/[.E334]" office:value-type="float" office:value="0">
            <text:p>0</text:p>
          </table:table-cell>
          <table:table-cell table:style-name="ce34" table:formula="oooc:=[.H334]/([.H334]+[.F334])" office:value-type="percentage" office:value="0">
            <text:p>#DIV/0!</text:p>
          </table:table-cell>
          <table:table-cell table:style-name="ce34" table:formula="oooc:=[.I334]/([.I334]+[.G334])" office:value-type="percentage" office:value="0.4">
            <text:p>40.0%</text:p>
          </table:table-cell>
          <table:table-cell table:formula="oooc:=[.H334]/([.X334])" office:value-type="float" office:value="0">
            <text:p>0</text:p>
          </table:table-cell>
          <table:table-cell table:formula="oooc:=[.I334]/([.X334])" office:value-type="float" office:value="1.7625458996328">
            <text:p>1.76</text:p>
          </table:table-cell>
          <table:table-cell table:number-columns-repeated="224"/>
        </table:table-row>
        <table:table-row table:style-name="ro2">
          <table:table-cell office:value-type="string">
            <text:p>8d5fd73f-12ce-4058-b172-14f2c7869af8</text:p>
          </table:table-cell>
          <table:table-cell office:value-type="float" office:value="549574">
            <text:p>549574</text:p>
          </table:table-cell>
          <table:table-cell office:value-type="float" office:value="102081">
            <text:p>102081</text:p>
          </table:table-cell>
          <table:table-cell office:value-type="float" office:value="12881">
            <text:p>12881</text:p>
          </table:table-cell>
          <table:table-cell office:value-type="float" office:value="5223">
            <text:p>522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5764">
            <text:p>5764</text:p>
          </table:table-cell>
          <table:table-cell office:value-type="float" office:value="0">
            <text:p>0</text:p>
          </table:table-cell>
          <table:table-cell office:value-type="float" office:value="7851">
            <text:p>7851</text:p>
          </table:table-cell>
          <table:table-cell office:value-type="float" office:value="88466">
            <text:p>88466</text:p>
          </table:table-cell>
          <table:table-cell office:value-type="float" office:value="5764">
            <text:p>5764</text:p>
          </table:table-cell>
          <table:table-cell office:value-type="float" office:value="0.088746">
            <text:p>0.09</text:p>
          </table:table-cell>
          <table:table-cell office:value-type="float" office:value="16.710097">
            <text:p>16.71</text:p>
          </table:table-cell>
          <table:table-cell office:value-type="float" office:value="96000">
            <text:p>96000</text:p>
          </table:table-cell>
          <table:table-cell office:value-type="float" office:value="0.100435">
            <text:p>0.1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35]/3600" office:value-type="float" office:value="28.3558333333333">
            <text:p>28.4</text:p>
          </table:table-cell>
          <table:table-cell table:style-name="ce27" table:formula="oooc:=([.N335]+[.O335])/3600" office:value-type="float" office:value="26.7547222222222">
            <text:p>26.8</text:p>
          </table:table-cell>
          <table:table-cell table:formula="oooc:=([.L335]-[.K335])/3600" office:value-type="float" office:value="0">
            <text:p>0</text:p>
          </table:table-cell>
          <table:table-cell table:style-name="ce34" table:formula="oooc:=[.Y335]/[.W335]" office:value-type="percentage" office:value="0">
            <text:p>0.0%</text:p>
          </table:table-cell>
          <table:table-cell table:style-name="ce34" table:formula="oooc:=[.Y335]/([.L335]/3600)" office:value-type="percentage" office:value="0">
            <text:p>0.0%</text:p>
          </table:table-cell>
          <table:table-cell table:formula="oooc:=3600*[.Y335]/[.E335]" office:value-type="float" office:value="0">
            <text:p>0</text:p>
          </table:table-cell>
          <table:table-cell table:style-name="ce34" table:formula="oooc:=[.H335]/([.H335]+[.F335])" office:value-type="percentage" office:value="0">
            <text:p>#DIV/0!</text:p>
          </table:table-cell>
          <table:table-cell table:style-name="ce34" table:formula="oooc:=[.I335]/([.I335]+[.G335])" office:value-type="percentage" office:value="0">
            <text:p>0.0%</text:p>
          </table:table-cell>
          <table:table-cell table:formula="oooc:=[.H335]/([.X335])" office:value-type="float" office:value="0">
            <text:p>0</text:p>
          </table:table-cell>
          <table:table-cell table:formula="oooc:=[.I335]/([.X335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fbe9bdf4-4a2f-4760-8fae-eae3beca244a</text:p>
          </table:table-cell>
          <table:table-cell office:value-type="float" office:value="169378">
            <text:p>169378</text:p>
          </table:table-cell>
          <table:table-cell office:value-type="float" office:value="16714">
            <text:p>16714</text:p>
          </table:table-cell>
          <table:table-cell office:value-type="float" office:value="8157">
            <text:p>8157</text:p>
          </table:table-cell>
          <table:table-cell office:value-type="float" office:value="8066">
            <text:p>806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8414">
            <text:p>8414</text:p>
          </table:table-cell>
          <table:table-cell office:value-type="float" office:value="8286">
            <text:p>8286</text:p>
          </table:table-cell>
          <table:table-cell office:value-type="float" office:value="14">
            <text:p>14</text:p>
          </table:table-cell>
          <table:table-cell office:value-type="float" office:value="1.015448">
            <text:p>1.02</text:p>
          </table:table-cell>
          <table:table-cell office:value-type="float" office:value="1192.857143">
            <text:p>1192.86</text:p>
          </table:table-cell>
          <table:table-cell office:value-type="float" office:value="96000">
            <text:p>96000</text:p>
          </table:table-cell>
          <table:table-cell office:value-type="float" office:value="1.138726">
            <text:p>1.14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36]/3600" office:value-type="float" office:value="4.64277777777778">
            <text:p>4.6</text:p>
          </table:table-cell>
          <table:table-cell table:style-name="ce27" table:formula="oooc:=([.N336]+[.O336])/3600" office:value-type="float" office:value="4.63888888888889">
            <text:p>4.6</text:p>
          </table:table-cell>
          <table:table-cell table:formula="oooc:=([.L336]-[.K336])/3600" office:value-type="float" office:value="0">
            <text:p>0</text:p>
          </table:table-cell>
          <table:table-cell table:style-name="ce34" table:formula="oooc:=[.Y336]/[.W336]" office:value-type="percentage" office:value="0">
            <text:p>0.0%</text:p>
          </table:table-cell>
          <table:table-cell table:style-name="ce34" table:formula="oooc:=[.Y336]/([.L336]/3600)" office:value-type="percentage" office:value="0">
            <text:p>0.0%</text:p>
          </table:table-cell>
          <table:table-cell table:formula="oooc:=3600*[.Y336]/[.E336]" office:value-type="float" office:value="0">
            <text:p>0</text:p>
          </table:table-cell>
          <table:table-cell table:style-name="ce34" table:formula="oooc:=[.H336]/([.H336]+[.F336])" office:value-type="percentage" office:value="0">
            <text:p>#DIV/0!</text:p>
          </table:table-cell>
          <table:table-cell table:style-name="ce34" table:formula="oooc:=[.I336]/([.I336]+[.G336])" office:value-type="percentage" office:value="0.75">
            <text:p>75.0%</text:p>
          </table:table-cell>
          <table:table-cell table:formula="oooc:=[.H336]/([.X336])" office:value-type="float" office:value="0">
            <text:p>0</text:p>
          </table:table-cell>
          <table:table-cell table:formula="oooc:=[.I336]/([.X336])" office:value-type="float" office:value="0.646706586826347">
            <text:p>0.65</text:p>
          </table:table-cell>
          <table:table-cell table:number-columns-repeated="224"/>
        </table:table-row>
        <table:table-row table:style-name="ro2">
          <table:table-cell office:value-type="string">
            <text:p>414b8ee9-8910-4d84-957c-84127d7bf194</text:p>
          </table:table-cell>
          <table:table-cell office:value-type="float" office:value="11682">
            <text:p>11682</text:p>
          </table:table-cell>
          <table:table-cell office:value-type="float" office:value="5380">
            <text:p>5380</text:p>
          </table:table-cell>
          <table:table-cell office:value-type="float" office:value="2084">
            <text:p>2084</text:p>
          </table:table-cell>
          <table:table-cell office:value-type="float" office:value="2066">
            <text:p>206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3462">
            <text:p>3462</text:p>
          </table:table-cell>
          <table:table-cell office:value-type="float" office:value="1918">
            <text:p>1918</text:p>
          </table:table-cell>
          <table:table-cell office:value-type="float" office:value="0">
            <text:p>0</text:p>
          </table:table-cell>
          <table:table-cell office:value-type="float" office:value="1.805005">
            <text:p>1.81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0.078585">
            <text:p>0.08</text:p>
          </table:table-cell>
          <table:table-cell office:value-type="float" office:value="600">
            <text:p>600</text:p>
          </table:table-cell>
          <table:table-cell/>
          <table:table-cell table:style-name="ce27" table:formula="oooc:=[.C337]/3600" office:value-type="float" office:value="1.49444444444444">
            <text:p>1.5</text:p>
          </table:table-cell>
          <table:table-cell table:style-name="ce27" table:formula="oooc:=([.N337]+[.O337])/3600" office:value-type="float" office:value="1.49444444444444">
            <text:p>1.5</text:p>
          </table:table-cell>
          <table:table-cell table:formula="oooc:=([.L337]-[.K337])/3600" office:value-type="float" office:value="0">
            <text:p>0</text:p>
          </table:table-cell>
          <table:table-cell table:style-name="ce34" table:formula="oooc:=[.Y337]/[.W337]" office:value-type="percentage" office:value="0">
            <text:p>0.0%</text:p>
          </table:table-cell>
          <table:table-cell table:style-name="ce34" table:formula="oooc:=[.Y337]/([.L337]/3600)" office:value-type="percentage" office:value="0">
            <text:p>#DIV/0!</text:p>
          </table:table-cell>
          <table:table-cell table:formula="oooc:=3600*[.Y337]/[.E337]" office:value-type="float" office:value="0">
            <text:p>0</text:p>
          </table:table-cell>
          <table:table-cell table:style-name="ce34" table:formula="oooc:=[.H337]/([.H337]+[.F337])" office:value-type="percentage" office:value="1">
            <text:p>100.0%</text:p>
          </table:table-cell>
          <table:table-cell table:style-name="ce34" table:formula="oooc:=[.I337]/([.I337]+[.G337])" office:value-type="percentage" office:value="0">
            <text:p>#DIV/0!</text:p>
          </table:table-cell>
          <table:table-cell table:formula="oooc:=[.H337]/([.X337])" office:value-type="float" office:value="0.669144981412639">
            <text:p>0.67</text:p>
          </table:table-cell>
          <table:table-cell table:formula="oooc:=[.I337]/([.X337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ff53a446-872a-4092-87d8-09e3d33e6223</text:p>
          </table:table-cell>
          <table:table-cell office:value-type="float" office:value="224643">
            <text:p>224643</text:p>
          </table:table-cell>
          <table:table-cell office:value-type="float" office:value="5621">
            <text:p>5621</text:p>
          </table:table-cell>
          <table:table-cell office:value-type="float" office:value="5492">
            <text:p>5492</text:p>
          </table:table-cell>
          <table:table-cell office:value-type="float" office:value="3272">
            <text:p>327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592">
            <text:p>1592</text:p>
          </table:table-cell>
          <table:table-cell office:value-type="float" office:value="0">
            <text:p>0</text:p>
          </table:table-cell>
          <table:table-cell office:value-type="float" office:value="597">
            <text:p>597</text:p>
          </table:table-cell>
          <table:table-cell office:value-type="float" office:value="3432">
            <text:p>3432</text:p>
          </table:table-cell>
          <table:table-cell office:value-type="float" office:value="1592">
            <text:p>1592</text:p>
          </table:table-cell>
          <table:table-cell office:value-type="float" office:value="0.173951">
            <text:p>0.17</text:p>
          </table:table-cell>
          <table:table-cell office:value-type="float" office:value="2.530779">
            <text:p>2.53</text:p>
          </table:table-cell>
          <table:table-cell office:value-type="float" office:value="96000">
            <text:p>96000</text:p>
          </table:table-cell>
          <table:table-cell office:value-type="float" office:value="0.210421">
            <text:p>0.21</text:p>
          </table:table-cell>
          <table:table-cell office:value-type="float" office:value="1200">
            <text:p>1200</text:p>
          </table:table-cell>
          <table:table-cell/>
          <table:table-cell table:style-name="ce27" table:formula="oooc:=[.C338]/3600" office:value-type="float" office:value="1.56138888888889">
            <text:p>1.6</text:p>
          </table:table-cell>
          <table:table-cell table:style-name="ce27" table:formula="oooc:=([.N338]+[.O338])/3600" office:value-type="float" office:value="1.11916666666667">
            <text:p>1.1</text:p>
          </table:table-cell>
          <table:table-cell table:formula="oooc:=([.L338]-[.K338])/3600" office:value-type="float" office:value="0">
            <text:p>0</text:p>
          </table:table-cell>
          <table:table-cell table:style-name="ce34" table:formula="oooc:=[.Y338]/[.W338]" office:value-type="percentage" office:value="0">
            <text:p>0.0%</text:p>
          </table:table-cell>
          <table:table-cell table:style-name="ce34" table:formula="oooc:=[.Y338]/([.L338]/3600)" office:value-type="percentage" office:value="0">
            <text:p>0.0%</text:p>
          </table:table-cell>
          <table:table-cell table:formula="oooc:=3600*[.Y338]/[.E338]" office:value-type="float" office:value="0">
            <text:p>0</text:p>
          </table:table-cell>
          <table:table-cell table:style-name="ce34" table:formula="oooc:=[.H338]/([.H338]+[.F338])" office:value-type="percentage" office:value="0">
            <text:p>#DIV/0!</text:p>
          </table:table-cell>
          <table:table-cell table:style-name="ce34" table:formula="oooc:=[.I338]/([.I338]+[.G338])" office:value-type="percentage" office:value="0">
            <text:p>0.0%</text:p>
          </table:table-cell>
          <table:table-cell table:formula="oooc:=[.H338]/([.X338])" office:value-type="float" office:value="0">
            <text:p>0</text:p>
          </table:table-cell>
          <table:table-cell table:formula="oooc:=[.I338]/([.X338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62055e58-c576-46a1-a17c-2308f54a8ff0</text:p>
          </table:table-cell>
          <table:table-cell office:value-type="float" office:value="600719">
            <text:p>600719</text:p>
          </table:table-cell>
          <table:table-cell office:value-type="float" office:value="4578">
            <text:p>4578</text:p>
          </table:table-cell>
          <table:table-cell office:value-type="float" office:value="3404">
            <text:p>3404</text:p>
          </table:table-cell>
          <table:table-cell office:value-type="float" office:value="1818">
            <text:p>18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106">
            <text:p>1106</text:p>
          </table:table-cell>
          <table:table-cell office:value-type="float" office:value="0">
            <text:p>0</text:p>
          </table:table-cell>
          <table:table-cell office:value-type="float" office:value="1357">
            <text:p>1357</text:p>
          </table:table-cell>
          <table:table-cell office:value-type="float" office:value="2115">
            <text:p>2115</text:p>
          </table:table-cell>
          <table:table-cell office:value-type="float" office:value="1106">
            <text:p>1106</text:p>
          </table:table-cell>
          <table:table-cell office:value-type="float" office:value="0.641608">
            <text:p>0.64</text:p>
          </table:table-cell>
          <table:table-cell office:value-type="float" office:value="3.139241">
            <text:p>3.14</text:p>
          </table:table-cell>
          <table:table-cell office:value-type="float" office:value="96000">
            <text:p>96000</text:p>
          </table:table-cell>
          <table:table-cell office:value-type="float" office:value="1.386572">
            <text:p>1.39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39]/3600" office:value-type="float" office:value="1.27166666666667">
            <text:p>1.3</text:p>
          </table:table-cell>
          <table:table-cell table:style-name="ce27" table:formula="oooc:=([.N339]+[.O339])/3600" office:value-type="float" office:value="0.964444444444444">
            <text:p>1.0</text:p>
          </table:table-cell>
          <table:table-cell table:formula="oooc:=([.L339]-[.K339])/3600" office:value-type="float" office:value="0">
            <text:p>0</text:p>
          </table:table-cell>
          <table:table-cell table:style-name="ce34" table:formula="oooc:=[.Y339]/[.W339]" office:value-type="percentage" office:value="0">
            <text:p>0.0%</text:p>
          </table:table-cell>
          <table:table-cell table:style-name="ce34" table:formula="oooc:=[.Y339]/([.L339]/3600)" office:value-type="percentage" office:value="0">
            <text:p>0.0%</text:p>
          </table:table-cell>
          <table:table-cell table:formula="oooc:=3600*[.Y339]/[.E339]" office:value-type="float" office:value="0">
            <text:p>0</text:p>
          </table:table-cell>
          <table:table-cell table:style-name="ce34" table:formula="oooc:=[.H339]/([.H339]+[.F339])" office:value-type="percentage" office:value="0">
            <text:p>#DIV/0!</text:p>
          </table:table-cell>
          <table:table-cell table:style-name="ce34" table:formula="oooc:=[.I339]/([.I339]+[.G339])" office:value-type="percentage" office:value="0">
            <text:p>0.0%</text:p>
          </table:table-cell>
          <table:table-cell table:formula="oooc:=[.H339]/([.X339])" office:value-type="float" office:value="0">
            <text:p>0</text:p>
          </table:table-cell>
          <table:table-cell table:formula="oooc:=[.I339]/([.X339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0a2eb705-13ca-4bb2-9b62-5e9c0f920138</text:p>
          </table:table-cell>
          <table:table-cell office:value-type="float" office:value="632405">
            <text:p>632405</text:p>
          </table:table-cell>
          <table:table-cell office:value-type="float" office:value="72795">
            <text:p>72795</text:p>
          </table:table-cell>
          <table:table-cell office:value-type="float" office:value="1520">
            <text:p>1520</text:p>
          </table:table-cell>
          <table:table-cell office:value-type="float" office:value="1237">
            <text:p>12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float" office:value="70784">
            <text:p>70784</text:p>
          </table:table-cell>
          <table:table-cell office:value-type="float" office:value="1901">
            <text:p>1901</text:p>
          </table:table-cell>
          <table:table-cell office:value-type="float" office:value="110">
            <text:p>110</text:p>
          </table:table-cell>
          <table:table-cell office:value-type="float" office:value="37.235139">
            <text:p>37.24</text:p>
          </table:table-cell>
          <table:table-cell office:value-type="float" office:value="660.772727">
            <text:p>660.77</text:p>
          </table:table-cell>
          <table:table-cell office:value-type="float" office:value="96000">
            <text:p>96000</text:p>
          </table:table-cell>
          <table:table-cell office:value-type="float" office:value="1.882918">
            <text:p>1.88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40]/3600" office:value-type="float" office:value="20.2208333333333">
            <text:p>20.2</text:p>
          </table:table-cell>
          <table:table-cell table:style-name="ce27" table:formula="oooc:=([.N340]+[.O340])/3600" office:value-type="float" office:value="20.1902777777778">
            <text:p>20.2</text:p>
          </table:table-cell>
          <table:table-cell table:formula="oooc:=([.L340]-[.K340])/3600" office:value-type="float" office:value="0">
            <text:p>0</text:p>
          </table:table-cell>
          <table:table-cell table:style-name="ce34" table:formula="oooc:=[.Y340]/[.W340]" office:value-type="percentage" office:value="0">
            <text:p>0.0%</text:p>
          </table:table-cell>
          <table:table-cell table:style-name="ce34" table:formula="oooc:=[.Y340]/([.L340]/3600)" office:value-type="percentage" office:value="0">
            <text:p>0.0%</text:p>
          </table:table-cell>
          <table:table-cell table:formula="oooc:=3600*[.Y340]/[.E340]" office:value-type="float" office:value="0">
            <text:p>0</text:p>
          </table:table-cell>
          <table:table-cell table:style-name="ce34" table:formula="oooc:=[.H340]/([.H340]+[.F340])" office:value-type="percentage" office:value="0">
            <text:p>#DIV/0!</text:p>
          </table:table-cell>
          <table:table-cell table:style-name="ce34" table:formula="oooc:=[.I340]/([.I340]+[.G340])" office:value-type="percentage" office:value="0">
            <text:p>0.0%</text:p>
          </table:table-cell>
          <table:table-cell table:formula="oooc:=[.H340]/([.X340])" office:value-type="float" office:value="0">
            <text:p>0</text:p>
          </table:table-cell>
          <table:table-cell table:formula="oooc:=[.I340]/([.X340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e4bc3390-b05c-41e1-be55-a2d6cfc66959</text:p>
          </table:table-cell>
          <table:table-cell office:value-type="float" office:value="9587">
            <text:p>9587</text:p>
          </table:table-cell>
          <table:table-cell office:value-type="float" office:value="9539">
            <text:p>9539</text:p>
          </table:table-cell>
          <table:table-cell office:value-type="float" office:value="10330">
            <text:p>10330</text:p>
          </table:table-cell>
          <table:table-cell office:value-type="float" office:value="8413">
            <text:p>841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741">
            <text:p>1741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7702">
            <text:p>7702</text:p>
          </table:table-cell>
          <table:table-cell office:value-type="float" office:value="1741">
            <text:p>1741</text:p>
          </table:table-cell>
          <table:table-cell office:value-type="float" office:value="0.012464">
            <text:p>0.01</text:p>
          </table:table-cell>
          <table:table-cell office:value-type="float" office:value="4.479035">
            <text:p>4.48</text:p>
          </table:table-cell>
          <table:table-cell office:value-type="float" office:value="96000">
            <text:p>96000</text:p>
          </table:table-cell>
          <table:table-cell office:value-type="float" office:value="75420.440342">
            <text:p>75420.44</text:p>
          </table:table-cell>
          <table:table-cell office:value-type="float" office:value="900">
            <text:p>900</text:p>
          </table:table-cell>
          <table:table-cell/>
          <table:table-cell table:style-name="ce27" table:formula="oooc:=[.C341]/3600" office:value-type="float" office:value="2.64972222222222">
            <text:p>2.6</text:p>
          </table:table-cell>
          <table:table-cell table:style-name="ce27" table:formula="oooc:=([.N341]+[.O341])/3600" office:value-type="float" office:value="2.16611111111111">
            <text:p>2.2</text:p>
          </table:table-cell>
          <table:table-cell table:formula="oooc:=([.L341]-[.K341])/3600" office:value-type="float" office:value="0">
            <text:p>0</text:p>
          </table:table-cell>
          <table:table-cell table:style-name="ce34" table:formula="oooc:=[.Y341]/[.W341]" office:value-type="percentage" office:value="0">
            <text:p>0.0%</text:p>
          </table:table-cell>
          <table:table-cell table:style-name="ce34" table:formula="oooc:=[.Y341]/([.L341]/3600)" office:value-type="percentage" office:value="0">
            <text:p>0.0%</text:p>
          </table:table-cell>
          <table:table-cell table:formula="oooc:=3600*[.Y341]/[.E341]" office:value-type="float" office:value="0">
            <text:p>0</text:p>
          </table:table-cell>
          <table:table-cell table:style-name="ce34" table:formula="oooc:=[.H341]/([.H341]+[.F341])" office:value-type="percentage" office:value="0">
            <text:p>#DIV/0!</text:p>
          </table:table-cell>
          <table:table-cell table:style-name="ce34" table:formula="oooc:=[.I341]/([.I341]+[.G341])" office:value-type="percentage" office:value="0">
            <text:p>0.0%</text:p>
          </table:table-cell>
          <table:table-cell table:formula="oooc:=[.H341]/([.X341])" office:value-type="float" office:value="0">
            <text:p>0</text:p>
          </table:table-cell>
          <table:table-cell table:formula="oooc:=[.I341]/([.X341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e8451fab-31be-4780-8fce-7953b77f0c0c</text:p>
          </table:table-cell>
          <table:table-cell office:value-type="float" office:value="6392">
            <text:p>6392</text:p>
          </table:table-cell>
          <table:table-cell office:value-type="float" office:value="6319">
            <text:p>6319</text:p>
          </table:table-cell>
          <table:table-cell office:value-type="float" office:value="1923">
            <text:p>1923</text:p>
          </table:table-cell>
          <table:table-cell office:value-type="float" office:value="1772">
            <text:p>177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627">
            <text:p>627</text:p>
          </table:table-cell>
          <table:table-cell office:value-type="float" office:value="5596">
            <text:p>5596</text:p>
          </table:table-cell>
          <table:table-cell office:value-type="float" office:value="96">
            <text:p>96</text:p>
          </table:table-cell>
          <table:table-cell office:value-type="float" office:value="0.112044">
            <text:p>0.11</text:p>
          </table:table-cell>
          <table:table-cell office:value-type="float" office:value="64.822917">
            <text:p>64.82</text:p>
          </table:table-cell>
          <table:table-cell office:value-type="float" office:value="96000">
            <text:p>96000</text:p>
          </table:table-cell>
          <table:table-cell office:value-type="float" office:value="0.82455">
            <text:p>0.82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42]/3600" office:value-type="float" office:value="1.75527777777778">
            <text:p>1.8</text:p>
          </table:table-cell>
          <table:table-cell table:style-name="ce27" table:formula="oooc:=([.N342]+[.O342])/3600" office:value-type="float" office:value="1.72861111111111">
            <text:p>1.7</text:p>
          </table:table-cell>
          <table:table-cell table:formula="oooc:=([.L342]-[.K342])/3600" office:value-type="float" office:value="0">
            <text:p>0</text:p>
          </table:table-cell>
          <table:table-cell table:style-name="ce34" table:formula="oooc:=[.Y342]/[.W342]" office:value-type="percentage" office:value="0">
            <text:p>0.0%</text:p>
          </table:table-cell>
          <table:table-cell table:style-name="ce34" table:formula="oooc:=[.Y342]/([.L342]/3600)" office:value-type="percentage" office:value="0">
            <text:p>0.0%</text:p>
          </table:table-cell>
          <table:table-cell table:formula="oooc:=3600*[.Y342]/[.E342]" office:value-type="float" office:value="0">
            <text:p>0</text:p>
          </table:table-cell>
          <table:table-cell table:style-name="ce34" table:formula="oooc:=[.H342]/([.H342]+[.F342])" office:value-type="percentage" office:value="0">
            <text:p>#DIV/0!</text:p>
          </table:table-cell>
          <table:table-cell table:style-name="ce34" table:formula="oooc:=[.I342]/([.I342]+[.G342])" office:value-type="percentage" office:value="0">
            <text:p>0.0%</text:p>
          </table:table-cell>
          <table:table-cell table:formula="oooc:=[.H342]/([.X342])" office:value-type="float" office:value="0">
            <text:p>0</text:p>
          </table:table-cell>
          <table:table-cell table:formula="oooc:=[.I342]/([.X342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3816d21c-c7f6-4d5f-aa63-00df3f313586</text:p>
          </table:table-cell>
          <table:table-cell office:value-type="float" office:value="182129">
            <text:p>182129</text:p>
          </table:table-cell>
          <table:table-cell office:value-type="float" office:value="17539">
            <text:p>17539</text:p>
          </table:table-cell>
          <table:table-cell office:value-type="float" office:value="11660">
            <text:p>11660</text:p>
          </table:table-cell>
          <table:table-cell office:value-type="float" office:value="11233">
            <text:p>112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7121">
            <text:p>7121</text:p>
          </table:table-cell>
          <table:table-cell office:value-type="float" office:value="10497">
            <text:p>10497</text:p>
          </table:table-cell>
          <table:table-cell office:value-type="float" office:value="232">
            <text:p>232</text:p>
          </table:table-cell>
          <table:table-cell office:value-type="float" office:value="0.678384">
            <text:p>0.68</text:p>
          </table:table-cell>
          <table:table-cell office:value-type="float" office:value="75.939655">
            <text:p>75.94</text:p>
          </table:table-cell>
          <table:table-cell office:value-type="float" office:value="96000">
            <text:p>96000</text:p>
          </table:table-cell>
          <table:table-cell office:value-type="float" office:value="0.870412">
            <text:p>0.87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43]/3600" office:value-type="float" office:value="4.87194444444445">
            <text:p>4.9</text:p>
          </table:table-cell>
          <table:table-cell table:style-name="ce27" table:formula="oooc:=([.N343]+[.O343])/3600" office:value-type="float" office:value="4.89388888888889">
            <text:p>4.9</text:p>
          </table:table-cell>
          <table:table-cell table:formula="oooc:=([.L343]-[.K343])/3600" office:value-type="float" office:value="0">
            <text:p>0</text:p>
          </table:table-cell>
          <table:table-cell table:style-name="ce34" table:formula="oooc:=[.Y343]/[.W343]" office:value-type="percentage" office:value="0">
            <text:p>0.0%</text:p>
          </table:table-cell>
          <table:table-cell table:style-name="ce34" table:formula="oooc:=[.Y343]/([.L343]/3600)" office:value-type="percentage" office:value="0">
            <text:p>0.0%</text:p>
          </table:table-cell>
          <table:table-cell table:formula="oooc:=3600*[.Y343]/[.E343]" office:value-type="float" office:value="0">
            <text:p>0</text:p>
          </table:table-cell>
          <table:table-cell table:style-name="ce34" table:formula="oooc:=[.H343]/([.H343]+[.F343])" office:value-type="percentage" office:value="1">
            <text:p>100.0%</text:p>
          </table:table-cell>
          <table:table-cell table:style-name="ce34" table:formula="oooc:=[.I343]/([.I343]+[.G343])" office:value-type="percentage" office:value="0.888888888888889">
            <text:p>88.9%</text:p>
          </table:table-cell>
          <table:table-cell table:formula="oooc:=[.H343]/([.X343])" office:value-type="float" office:value="0.40867294812124">
            <text:p>0.41</text:p>
          </table:table-cell>
          <table:table-cell table:formula="oooc:=[.I343]/([.X343])" office:value-type="float" office:value="1.63469179248496">
            <text:p>1.63</text:p>
          </table:table-cell>
          <table:table-cell table:number-columns-repeated="224"/>
        </table:table-row>
        <table:table-row table:style-name="ro2">
          <table:table-cell office:value-type="string">
            <text:p>e9e94034-b145-4bfc-8f10-b6ca5bd48fd0</text:p>
          </table:table-cell>
          <table:table-cell office:value-type="float" office:value="1195189">
            <text:p>1195189</text:p>
          </table:table-cell>
          <table:table-cell office:value-type="float" office:value="8016">
            <text:p>8016</text:p>
          </table:table-cell>
          <table:table-cell office:value-type="float" office:value="5368">
            <text:p>5368</text:p>
          </table:table-cell>
          <table:table-cell office:value-type="float" office:value="5266">
            <text:p>526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561">
            <text:p>1561</text:p>
          </table:table-cell>
          <table:table-cell office:value-type="float" office:value="6449">
            <text:p>6449</text:p>
          </table:table-cell>
          <table:table-cell office:value-type="float" office:value="6">
            <text:p>6</text:p>
          </table:table-cell>
          <table:table-cell office:value-type="float" office:value="0.242053">
            <text:p>0.24</text:p>
          </table:table-cell>
          <table:table-cell office:value-type="float" office:value="1335">
            <text:p>1335</text:p>
          </table:table-cell>
          <table:table-cell office:value-type="float" office:value="96000">
            <text:p>96000</text:p>
          </table:table-cell>
          <table:table-cell office:value-type="float" office:value="0.647944">
            <text:p>0.65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44]/3600" office:value-type="float" office:value="2.22666666666667">
            <text:p>2.2</text:p>
          </table:table-cell>
          <table:table-cell table:style-name="ce27" table:formula="oooc:=([.N344]+[.O344])/3600" office:value-type="float" office:value="2.225">
            <text:p>2.2</text:p>
          </table:table-cell>
          <table:table-cell table:formula="oooc:=([.L344]-[.K344])/3600" office:value-type="float" office:value="0">
            <text:p>0</text:p>
          </table:table-cell>
          <table:table-cell table:style-name="ce34" table:formula="oooc:=[.Y344]/[.W344]" office:value-type="percentage" office:value="0">
            <text:p>0.0%</text:p>
          </table:table-cell>
          <table:table-cell table:style-name="ce34" table:formula="oooc:=[.Y344]/([.L344]/3600)" office:value-type="percentage" office:value="0">
            <text:p>0.0%</text:p>
          </table:table-cell>
          <table:table-cell table:formula="oooc:=3600*[.Y344]/[.E344]" office:value-type="float" office:value="0">
            <text:p>0</text:p>
          </table:table-cell>
          <table:table-cell table:style-name="ce34" table:formula="oooc:=[.H344]/([.H344]+[.F344])" office:value-type="percentage" office:value="0">
            <text:p>#DIV/0!</text:p>
          </table:table-cell>
          <table:table-cell table:style-name="ce34" table:formula="oooc:=[.I344]/([.I344]+[.G344])" office:value-type="percentage" office:value="0.8">
            <text:p>80.0%</text:p>
          </table:table-cell>
          <table:table-cell table:formula="oooc:=[.H344]/([.X344])" office:value-type="float" office:value="0">
            <text:p>0</text:p>
          </table:table-cell>
          <table:table-cell table:formula="oooc:=[.I344]/([.X344])" office:value-type="float" office:value="1.79775280898876">
            <text:p>1.8</text:p>
          </table:table-cell>
          <table:table-cell table:number-columns-repeated="224"/>
        </table:table-row>
        <table:table-row table:style-name="ro2">
          <table:table-cell office:value-type="string">
            <text:p>4b96cafe-691f-4b79-bae8-e1965b58d673</text:p>
          </table:table-cell>
          <table:table-cell office:value-type="float" office:value="351107">
            <text:p>351107</text:p>
          </table:table-cell>
          <table:table-cell office:value-type="float" office:value="6969">
            <text:p>6969</text:p>
          </table:table-cell>
          <table:table-cell office:value-type="float" office:value="3830">
            <text:p>3830</text:p>
          </table:table-cell>
          <table:table-cell office:value-type="float" office:value="3785">
            <text:p>3785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3188">
            <text:p>3188</text:p>
          </table:table-cell>
          <table:table-cell office:value-type="float" office:value="3781">
            <text:p>3781</text:p>
          </table:table-cell>
          <table:table-cell office:value-type="float" office:value="0">
            <text:p>0</text:p>
          </table:table-cell>
          <table:table-cell office:value-type="float" office:value="0.843163">
            <text:p>0.84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0.659422">
            <text:p>0.66</text:p>
          </table:table-cell>
          <table:table-cell office:value-type="float" office:value="7200">
            <text:p>7200</text:p>
          </table:table-cell>
          <table:table-cell/>
          <table:table-cell table:style-name="ce27" table:formula="oooc:=[.C345]/3600" office:value-type="float" office:value="1.93583333333333">
            <text:p>1.9</text:p>
          </table:table-cell>
          <table:table-cell table:style-name="ce27" table:formula="oooc:=([.N345]+[.O345])/3600" office:value-type="float" office:value="1.93583333333333">
            <text:p>1.9</text:p>
          </table:table-cell>
          <table:table-cell table:formula="oooc:=([.L345]-[.K345])/3600" office:value-type="float" office:value="0">
            <text:p>0</text:p>
          </table:table-cell>
          <table:table-cell table:style-name="ce34" table:formula="oooc:=[.Y345]/[.W345]" office:value-type="percentage" office:value="0">
            <text:p>0.0%</text:p>
          </table:table-cell>
          <table:table-cell table:style-name="ce34" table:formula="oooc:=[.Y345]/([.L345]/3600)" office:value-type="percentage" office:value="0">
            <text:p>#DIV/0!</text:p>
          </table:table-cell>
          <table:table-cell table:formula="oooc:=3600*[.Y345]/[.E345]" office:value-type="float" office:value="0">
            <text:p>0</text:p>
          </table:table-cell>
          <table:table-cell table:style-name="ce34" table:formula="oooc:=[.H345]/([.H345]+[.F345])" office:value-type="percentage" office:value="0">
            <text:p>#DIV/0!</text:p>
          </table:table-cell>
          <table:table-cell table:style-name="ce34" table:formula="oooc:=[.I345]/([.I345]+[.G345])" office:value-type="percentage" office:value="0">
            <text:p>#DIV/0!</text:p>
          </table:table-cell>
          <table:table-cell table:formula="oooc:=[.H345]/([.X345])" office:value-type="float" office:value="0">
            <text:p>0</text:p>
          </table:table-cell>
          <table:table-cell table:formula="oooc:=[.I345]/([.X345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206a7a19-680c-483f-a31e-489fb059673b</text:p>
          </table:table-cell>
          <table:table-cell office:value-type="float" office:value="217470">
            <text:p>217470</text:p>
          </table:table-cell>
          <table:table-cell office:value-type="float" office:value="51246">
            <text:p>51246</text:p>
          </table:table-cell>
          <table:table-cell office:value-type="float" office:value="40962">
            <text:p>40962</text:p>
          </table:table-cell>
          <table:table-cell office:value-type="float" office:value="16589">
            <text:p>1658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7710">
            <text:p>17710</text:p>
          </table:table-cell>
          <table:table-cell office:value-type="float" office:value="0">
            <text:p>0</text:p>
          </table:table-cell>
          <table:table-cell office:value-type="float" office:value="17952">
            <text:p>17952</text:p>
          </table:table-cell>
          <table:table-cell office:value-type="float" office:value="15584">
            <text:p>15584</text:p>
          </table:table-cell>
          <table:table-cell office:value-type="float" office:value="17710">
            <text:p>17710</text:p>
          </table:table-cell>
          <table:table-cell office:value-type="float" office:value="1.151951">
            <text:p>1.15</text:p>
          </table:table-cell>
          <table:table-cell office:value-type="float" office:value="1.893619">
            <text:p>1.89</text:p>
          </table:table-cell>
          <table:table-cell office:value-type="float" office:value="96000">
            <text:p>96000</text:p>
          </table:table-cell>
          <table:table-cell office:value-type="float" office:value="1.219409">
            <text:p>1.22</text:p>
          </table:table-cell>
          <table:table-cell office:value-type="float" office:value="1200">
            <text:p>1200</text:p>
          </table:table-cell>
          <table:table-cell/>
          <table:table-cell table:style-name="ce27" table:formula="oooc:=[.C346]/3600" office:value-type="float" office:value="14.235">
            <text:p>14.2</text:p>
          </table:table-cell>
          <table:table-cell table:style-name="ce27" table:formula="oooc:=([.N346]+[.O346])/3600" office:value-type="float" office:value="9.31555555555556">
            <text:p>9.3</text:p>
          </table:table-cell>
          <table:table-cell table:formula="oooc:=([.L346]-[.K346])/3600" office:value-type="float" office:value="0">
            <text:p>0</text:p>
          </table:table-cell>
          <table:table-cell table:style-name="ce34" table:formula="oooc:=[.Y346]/[.W346]" office:value-type="percentage" office:value="0">
            <text:p>0.0%</text:p>
          </table:table-cell>
          <table:table-cell table:style-name="ce34" table:formula="oooc:=[.Y346]/([.L346]/3600)" office:value-type="percentage" office:value="0">
            <text:p>0.0%</text:p>
          </table:table-cell>
          <table:table-cell table:formula="oooc:=3600*[.Y346]/[.E346]" office:value-type="float" office:value="0">
            <text:p>0</text:p>
          </table:table-cell>
          <table:table-cell table:style-name="ce34" table:formula="oooc:=[.H346]/([.H346]+[.F346])" office:value-type="percentage" office:value="0">
            <text:p>#DIV/0!</text:p>
          </table:table-cell>
          <table:table-cell table:style-name="ce34" table:formula="oooc:=[.I346]/([.I346]+[.G346])" office:value-type="percentage" office:value="0">
            <text:p>0.0%</text:p>
          </table:table-cell>
          <table:table-cell table:formula="oooc:=[.H346]/([.X346])" office:value-type="float" office:value="0">
            <text:p>0</text:p>
          </table:table-cell>
          <table:table-cell table:formula="oooc:=[.I346]/([.X346])" office:value-type="float" office:value="0">
            <text:p>0</text:p>
          </table:table-cell>
          <table:table-cell table:number-columns-repeated="224"/>
        </table:table-row>
        <table:table-row table:style-name="ro2">
          <table:table-cell office:value-type="string">
            <text:p>e71e882d-50f9-4c88-886f-fa75a75971a1</text:p>
          </table:table-cell>
          <table:table-cell office:value-type="float" office:value="220209">
            <text:p>220209</text:p>
          </table:table-cell>
          <table:table-cell office:value-type="float" office:value="30266">
            <text:p>30266</text:p>
          </table:table-cell>
          <table:table-cell office:value-type="float" office:value="1126">
            <text:p>1126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30150">
            <text:p>30150</text:p>
          </table:table-cell>
          <table:table-cell office:value-type="float" office:value="36">
            <text:p>36</text:p>
          </table:table-cell>
          <table:table-cell office:value-type="float" office:value="0.002653">
            <text:p>0</text:p>
          </table:table-cell>
          <table:table-cell office:value-type="float" office:value="839.722222">
            <text:p>839.72</text:p>
          </table:table-cell>
          <table:table-cell office:value-type="float" office:value="96000">
            <text:p>96000</text:p>
          </table:table-cell>
          <table:table-cell office:value-type="float" office:value="1.017069">
            <text:p>1.02</text:p>
          </table:table-cell>
          <table:table-cell office:value-type="float" office:value="0">
            <text:p>0</text:p>
          </table:table-cell>
          <table:table-cell/>
          <table:table-cell table:style-name="ce27" table:formula="oooc:=[.C347]/3600" office:value-type="float" office:value="8.40722222222222">
            <text:p>8.4</text:p>
          </table:table-cell>
          <table:table-cell table:style-name="ce27" table:formula="oooc:=([.N347]+[.O347])/3600" office:value-type="float" office:value="8.39722222222222">
            <text:p>8.4</text:p>
          </table:table-cell>
          <table:table-cell table:formula="oooc:=([.L347]-[.K347])/3600" office:value-type="float" office:value="0">
            <text:p>0</text:p>
          </table:table-cell>
          <table:table-cell table:style-name="ce34" table:formula="oooc:=[.Y347]/[.W347]" office:value-type="percentage" office:value="0">
            <text:p>0.0%</text:p>
          </table:table-cell>
          <table:table-cell table:style-name="ce34" table:formula="oooc:=[.Y347]/([.L347]/3600)" office:value-type="percentage" office:value="0">
            <text:p>0.0%</text:p>
          </table:table-cell>
          <table:table-cell table:formula="oooc:=3600*[.Y347]/[.E347]" office:value-type="float" office:value="0">
            <text:p>0</text:p>
          </table:table-cell>
          <table:table-cell table:style-name="ce34" table:formula="oooc:=[.H347]/([.H347]+[.F347])" office:value-type="percentage" office:value="0">
            <text:p>#DIV/0!</text:p>
          </table:table-cell>
          <table:table-cell table:style-name="ce34" table:formula="oooc:=[.I347]/([.I347]+[.G347])" office:value-type="percentage" office:value="0.666666666666667">
            <text:p>66.7%</text:p>
          </table:table-cell>
          <table:table-cell table:formula="oooc:=[.H347]/([.X347])" office:value-type="float" office:value="0">
            <text:p>0</text:p>
          </table:table-cell>
          <table:table-cell table:formula="oooc:=[.I347]/([.X347])" office:value-type="float" office:value="0.714521998015217">
            <text:p>0.71</text:p>
          </table:table-cell>
          <table:table-cell table:number-columns-repeated="224"/>
        </table:table-row>
        <table:table-row table:style-name="ro2">
          <table:table-cell office:value-type="string">
            <text:p>e8b9792c-f102-417d-a7af-793788c7eec0</text:p>
          </table:table-cell>
          <table:table-cell office:value-type="float" office:value="105945">
            <text:p>105945</text:p>
          </table:table-cell>
          <table:table-cell office:value-type="float" office:value="18925">
            <text:p>18925</text:p>
          </table:table-cell>
          <table:table-cell office:value-type="float" office:value="36295">
            <text:p>36295</text:p>
          </table:table-cell>
          <table:table-cell office:value-type="float" office:value="21443">
            <text:p>214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8055">
            <text:p>18055</text:p>
          </table:table-cell>
          <table:table-cell office:value-type="float" office:value="0">
            <text:p>0</text:p>
          </table:table-cell>
          <table:table-cell office:value-type="float" office:value="203">
            <text:p>203</text:p>
          </table:table-cell>
          <table:table-cell office:value-type="float" office:value="667">
            <text:p>667</text:p>
          </table:table-cell>
          <table:table-cell office:value-type="float" office:value="18055">
            <text:p>18055</text:p>
          </table:table-cell>
          <table:table-cell office:value-type="float" office:value="0.304348">
            <text:p>0.3</text:p>
          </table:table-cell>
          <table:table-cell office:value-type="float" office:value="0.048186">
            <text:p>0.05</text:p>
          </table:table-cell>
          <table:table-cell office:value-type="float" office:value="96000">
            <text:p>96000</text:p>
          </table:table-cell>
          <table:table-cell office:value-type="float" office:value="2.019926">
            <text:p>2.02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48]/3600" office:value-type="float" office:value="5.25694444444444">
            <text:p>5.3</text:p>
          </table:table-cell>
          <table:table-cell table:style-name="ce27" table:formula="oooc:=([.N348]+[.O348])/3600" office:value-type="float" office:value="0.241666666666667">
            <text:p>0.2</text:p>
          </table:table-cell>
          <table:table-cell table:formula="oooc:=([.L348]-[.K348])/3600" office:value-type="float" office:value="0">
            <text:p>0</text:p>
          </table:table-cell>
          <table:table-cell table:style-name="ce34" table:formula="oooc:=[.Y348]/[.W348]" office:value-type="percentage" office:value="0">
            <text:p>0.0%</text:p>
          </table:table-cell>
          <table:table-cell table:style-name="ce34" table:formula="oooc:=[.Y348]/([.L348]/3600)" office:value-type="percentage" office:value="0">
            <text:p>0.0%</text:p>
          </table:table-cell>
          <table:table-cell table:formula="oooc:=3600*[.Y348]/[.E348]" office:value-type="float" office:value="0">
            <text:p>0</text:p>
          </table:table-cell>
          <table:table-cell table:style-name="ce34" table:formula="oooc:=[.H348]/([.H348]+[.F348])" office:value-type="percentage" office:value="0">
            <text:p>#DIV/0!</text:p>
          </table:table-cell>
          <table:table-cell table:style-name="ce34" table:formula="oooc:=[.I348]/([.I348]+[.G348])" office:value-type="percentage" office:value="0">
            <text:p>0.0%</text:p>
          </table:table-cell>
          <table:table-cell table:formula="oooc:=[.H348]/([.X348])" office:value-type="float" office:value="0">
            <text:p>0</text:p>
          </table:table-cell>
          <table:table-cell table:formula="oooc:=[.I348]/([.X348])" office:value-type="float" office:value="0">
            <text:p>0</text:p>
          </table:table-cell>
          <table:table-cell table:number-columns-repeated="224"/>
        </table:table-row>
        <table:table-row table:style-name="ro2" table:number-rows-repeated="6518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3" table:style-name="ta1" table:print="false">
        <table:table-column table:style-name="co25" table:default-cell-style-name="Default"/>
        <table:table-row table:style-name="ro2">
          <table:table-cell/>
        </table:table-row>
      </table:table>
      <table:database-ranges>
        <table:database-range table:target-range-address="Sheet1.A8:Sheet1.AF348" table:contains-header="fals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xx" style:country-asian="none" style:font-name-complex="DejaVu LGC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percentage-style style:name="N119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in" fo:page-height="8.5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17">11/17/2009</text:date>, <text:time>15:47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  <meta:creation-date>2009-11-16T10:57:28</meta:creation-date>
    <dc:date>2009-11-17T15:47:58</dc:date>
    <meta:editing-cycles>31</meta:editing-cycles>
    <meta:editing-duration>PT14H58M12S</meta:editing-duration>
    <meta:user-defined meta:name="Info 1"/>
    <meta:user-defined meta:name="Info 2"/>
    <meta:user-defined meta:name="Info 3"/>
    <meta:user-defined meta:name="Info 4"/>
    <meta:document-statistic meta:table-count="2" meta:cell-count="10716"/>
  </office:meta>
</office:document-meta>
</file>